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3.45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erif" style:font-name-asian="Segoe UI" style:font-name-complex="Tahoma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2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en_Weiß_Ungueltig" table:style-name="ta1">
        <table:shapes>
          <draw:frame draw:z-index="0" draw:style-name="gr1" draw:text-style-name="P1" svg:width="15.999cm" svg:height="8.999cm" svg:x="2.913cm" svg:y="64.114cm">
            <draw:object draw:notify-on-update-of-ranges="Daten_Weiß_Ungueltig.A136:Daten_Weiß_Ungueltig.A138 Daten_Weiß_Ungueltig.B135:Daten_Weiß_Ungueltig.B135 Daten_Weiß_Ungueltig.B136:Daten_Weiß_Ungueltig.B138 Daten_Weiß_Ungueltig.C135:Daten_Weiß_Ungueltig.C135 Daten_Weiß_Ungueltig.C136:Daten_Weiß_Ungueltig.C138 Daten_Weiß_Ungueltig.D135:Daten_Weiß_Ungueltig.D135 Daten_Weiß_Ungueltig.D136:Daten_Weiß_Ungueltig.D138 Daten_Weiß_Ungueltig.E135:Daten_Weiß_Ungueltig.E135 Daten_Weiß_Ungueltig.E136:Daten_Weiß_Ungueltig.E138 Daten_Weiß_Ungueltig.F135:Daten_Weiß_Ungueltig.F135 Daten_Weiß_Ungueltig.F136:Daten_Weiß_Ungueltig.F138 Daten_Weiß_Ungueltig.G135:Daten_Weiß_Ungueltig.G135 Daten_Weiß_Ungueltig.G136:Daten_Weiß_Ungueltig.G138 Daten_Weiß_Ungueltig.H135:Daten_Weiß_Ungueltig.H135 Daten_Weiß_Ungueltig.H136:Daten_Weiß_Ungueltig.H138 Daten_Weiß_Ungueltig.I135:Daten_Weiß_Ungueltig.I135 Daten_Weiß_Ungueltig.I136:Daten_Weiß_Ungueltig.I138 Daten_Weiß_Ungueltig.J135:Daten_Weiß_Ungueltig.J135 Daten_Weiß_Ungueltig.J136:Daten_Weiß_Ungueltig.J138 Daten_Weiß_Ungueltig.K135:Daten_Weiß_Ungueltig.K135 Daten_Weiß_Ungueltig.K136:Daten_Weiß_Ungueltig.K138 Daten_Weiß_Ungueltig.L135:Daten_Weiß_Ungueltig.L135 Daten_Weiß_Ungueltig.L136:Daten_Weiß_Ungueltig.L138 Daten_Weiß_Ungueltig.M135:Daten_Weiß_Ungueltig.M135 Daten_Weiß_Ungueltig.M136:Daten_Weiß_Ungueltig.M138 Daten_Weiß_Ungueltig.N135:Daten_Weiß_Ungueltig.N135 Daten_Weiß_Ungueltig.N136:Daten_Weiß_Ungueltig.N138 Daten_Weiß_Ungueltig.O135:Daten_Weiß_Ungueltig.O135 Daten_Weiß_Ungueltig.O136:Daten_Weiß_Ungueltig.O1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42cm" svg:height="9.023cm" svg:x="21.732cm" svg:y="64.06cm">
            <draw:object draw:notify-on-update-of-ranges="Daten_Weiß_Ungueltig.B135:Daten_Weiß_Ungueltig.O135 Daten_Weiß_Ungueltig.A136:Daten_Weiß_Ungueltig.A136 Daten_Weiß_Ungueltig.B136:Daten_Weiß_Ungueltig.O1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number-columns-repeated="22"/>
        </table:table-row>
        <table:table-row table:style-name="ro2">
          <table:table-cell table:style-name="ce2" table:number-columns-repeated="5"/>
          <table:table-cell table:style-name="ce5"/>
          <table:table-cell table:style-name="ce2" table:number-columns-repeated="7"/>
          <table:table-cell table:number-columns-repeated="22"/>
        </table:table-row>
        <table:table-row table:style-name="ro1">
          <table:table-cell table:style-name="ce2" office:value-type="string" calcext:value-type="string">
            <text:p>Kurzbezeichnung </text:p>
          </table:table-cell>
          <table:table-cell office:value-type="string" calcext:value-type="string">
            <text:p>ÖVP </text:p>
          </table:table-cell>
          <table:table-cell office:value-type="string" calcext:value-type="string">
            <text:p>SPÖ </text:p>
          </table:table-cell>
          <table:table-cell office:value-type="string" calcext:value-type="string">
            <text:p>FPÖ </text:p>
          </table:table-cell>
          <table:table-cell office:value-type="string" calcext:value-type="string">
            <text:p>GRÜNE </text:p>
          </table:table-cell>
          <table:table-cell office:value-type="string" calcext:value-type="string">
            <text:p>NEOS </text:p>
          </table:table-cell>
          <table:table-cell office:value-type="string" calcext:value-type="string">
            <text:p>BIER </text:p>
          </table:table-cell>
          <table:table-cell office:value-type="string" calcext:value-type="string">
            <text:p>MFG </text:p>
          </table:table-cell>
          <table:table-cell office:value-type="string" calcext:value-type="string">
            <text:p>BGE </text:p>
          </table:table-cell>
          <table:table-cell office:value-type="string" calcext:value-type="string">
            <text:p>LMP </text:p>
          </table:table-cell>
          <table:table-cell office:value-type="string" calcext:value-type="string">
            <text:p>GAZA </text:p>
          </table:table-cell>
          <table:table-cell office:value-type="string" calcext:value-type="string">
            <text:p>KPÖ </text:p>
          </table:table-cell>
          <table:table-cell office:value-type="string" calcext:value-type="string">
            <text:p>KEINE </text:p>
          </table:table-cell>
          <table:table-cell office:value-type="string" calcext:value-type="string">
            <text:p>Ungültig</text:p>
          </table:table-cell>
          <table:table-cell office:value-type="string" calcext:value-type="string">
            <text:p>Weiß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timmen </text:p>
          </table:table-cell>
          <table:table-cell office:value-type="float" office:value="1282734" calcext:value-type="float">
            <text:p>1282734</text:p>
          </table:table-cell>
          <table:table-cell office:value-type="float" office:value="1032234" calcext:value-type="float">
            <text:p>1032234</text:p>
          </table:table-cell>
          <table:table-cell office:value-type="float" office:value="1408514" calcext:value-type="float">
            <text:p>1408514</text:p>
          </table:table-cell>
          <table:table-cell office:value-type="float" office:value="402107" calcext:value-type="float">
            <text:p>402107</text:p>
          </table:table-cell>
          <table:table-cell office:value-type="float" office:value="446378" calcext:value-type="float">
            <text:p>446378</text:p>
          </table:table-cell>
          <table:table-cell office:value-type="float" office:value="98395" calcext:value-type="float">
            <text:p>98395</text:p>
          </table:table-cell>
          <table:table-cell office:value-type="float" office:value="19785" calcext:value-type="float">
            <text:p>19785</text:p>
          </table:table-cell>
          <table:table-cell office:value-type="float" office:value="156" calcext:value-type="float">
            <text:p>156</text:p>
          </table:table-cell>
          <table:table-cell office:value-type="float" office:value="28488" calcext:value-type="float">
            <text:p>28488</text:p>
          </table:table-cell>
          <table:table-cell office:value-type="float" office:value="19376" calcext:value-type="float">
            <text:p>19376</text:p>
          </table:table-cell>
          <table:table-cell office:value-type="float" office:value="116891" calcext:value-type="float">
            <text:p>116891</text:p>
          </table:table-cell>
          <table:table-cell office:value-type="float" office:value="27830" calcext:value-type="float">
            <text:p>27830</text:p>
          </table:table-cell>
          <table:table-cell office:value-type="float" office:value="46857" calcext:value-type="float">
            <text:p>46857</text:p>
          </table:table-cell>
          <table:table-cell office:value-type="float" office:value="1416314" calcext:value-type="float">
            <text:p>1416314</text:p>
          </table:table-cell>
          <table:table-cell table:number-columns-repeated="20"/>
        </table:table-row>
        <table:table-row table:style-name="ro2">
          <table:table-cell table:number-columns-repeated="35"/>
        </table:table-row>
        <table:table-row table:style-name="ro2">
          <table:table-cell office:value-type="string" calcext:value-type="string">
            <text:p>Berechtigte</text:p>
          </table:table-cell>
          <table:table-cell office:value-type="float" office:value="6346059" calcext:value-type="float">
            <text:p>634605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Mandate</text:p>
          </table:table-cell>
          <table:table-cell office:value-type="float" office:value="183" calcext:value-type="float">
            <text:p>183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Summe</text:p>
          </table:table-cell>
          <table:table-cell table:formula="of:=SUM([.B4:.O4])" office:value-type="float" office:value="6346059" calcext:value-type="float">
            <text:p>6346059</text:p>
          </table:table-cell>
          <table:table-cell table:number-columns-repeated="33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style-name="ce3" office:value-type="string" calcext:value-type="string">
            <text:p>Zuteilungen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Har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 table:formula="of:=[$Daten_Weiß_Ungueltig.$N$3]" office:value-type="string" office:string-value="Ungültig" calcext:value-type="string">
            <text:p>Ungültig</text:p>
          </table:table-cell>
          <table:table-cell table:formula="of:=[$Daten_Weiß_Ungueltig.$O$3]" office:value-type="string" office:string-value="Weiß" calcext:value-type="string">
            <text:p>Weiß</text:p>
          </table:table-cell>
          <table:table-cell/>
          <table:table-cell office:value-type="string" calcext:value-type="string">
            <text:p>Quotient</text:p>
          </table:table-cell>
          <table:table-cell table:formula="of:=ROUNDUP([.B8]/[.B7])" office:value-type="float" office:value="34678" calcext:value-type="float">
            <text:p>34678</text:p>
          </table:table-cell>
          <table:table-cell table:number-columns-repeated="17"/>
        </table:table-row>
        <table:table-row table:style-name="ro2">
          <table:table-cell/>
          <table:table-cell table:formula="of:=[$Daten_Weiß_Ungueltig.$B$4]" office:value-type="float" office:value="1282734" calcext:value-type="float">
            <text:p>1282734</text:p>
          </table:table-cell>
          <table:table-cell table:formula="of:=[$Daten_Weiß_Ungueltig.$C$4]" office:value-type="float" office:value="1032234" calcext:value-type="float">
            <text:p>1032234</text:p>
          </table:table-cell>
          <table:table-cell table:formula="of:=[$Daten_Weiß_Ungueltig.$D$4]" office:value-type="float" office:value="1408514" calcext:value-type="float">
            <text:p>1408514</text:p>
          </table:table-cell>
          <table:table-cell table:formula="of:=[$Daten_Weiß_Ungueltig.$E$4]" office:value-type="float" office:value="402107" calcext:value-type="float">
            <text:p>402107</text:p>
          </table:table-cell>
          <table:table-cell table:formula="of:=[$Daten_Weiß_Ungueltig.$F$4]" office:value-type="float" office:value="446378" calcext:value-type="float">
            <text:p>446378</text:p>
          </table:table-cell>
          <table:table-cell table:formula="of:=[$Daten_Weiß_Ungueltig.$G$4]" office:value-type="float" office:value="98395" calcext:value-type="float">
            <text:p>98395</text:p>
          </table:table-cell>
          <table:table-cell table:formula="of:=[$Daten_Weiß_Ungueltig.$H$4]" office:value-type="float" office:value="19785" calcext:value-type="float">
            <text:p>19785</text:p>
          </table:table-cell>
          <table:table-cell table:formula="of:=[$Daten_Weiß_Ungueltig.$I$4]" office:value-type="float" office:value="156" calcext:value-type="float">
            <text:p>156</text:p>
          </table:table-cell>
          <table:table-cell table:formula="of:=[$Daten_Weiß_Ungueltig.$J$4]" office:value-type="float" office:value="28488" calcext:value-type="float">
            <text:p>28488</text:p>
          </table:table-cell>
          <table:table-cell table:formula="of:=[$Daten_Weiß_Ungueltig.$K$4]" office:value-type="float" office:value="19376" calcext:value-type="float">
            <text:p>19376</text:p>
          </table:table-cell>
          <table:table-cell table:formula="of:=[$Daten_Weiß_Ungueltig.$L$4]" office:value-type="float" office:value="116891" calcext:value-type="float">
            <text:p>116891</text:p>
          </table:table-cell>
          <table:table-cell table:formula="of:=[$Daten_Weiß_Ungueltig.$M$4]" office:value-type="float" office:value="27830" calcext:value-type="float">
            <text:p>27830</text:p>
          </table:table-cell>
          <table:table-cell table:formula="of:=[$Daten_Weiß_Ungueltig.$N$4]" office:value-type="float" office:value="46857" calcext:value-type="float">
            <text:p>46857</text:p>
          </table:table-cell>
          <table:table-cell table:formula="of:=[$Daten_Weiß_Ungueltig.$O$4]" office:value-type="float" office:value="1416314" calcext:value-type="float">
            <text:p>1416314</text:p>
          </table:table-cell>
          <table:table-cell/>
          <table:table-cell office:value-type="string" calcext:value-type="string">
            <text:p>Restmandate</text:p>
          </table:table-cell>
          <table:table-cell table:formula="of:=[.B7]-SUM([.B18:.O18])"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h</text:p>
          </table:table-cell>
          <table:table-cell table:formula="of:=[.B16]/[.$R$15]" office:value-type="float" office:value="36.9898494722879" calcext:value-type="float">
            <text:p>36,9898494722879</text:p>
          </table:table-cell>
          <table:table-cell table:formula="of:=[.C16]/[.$R$15]" office:value-type="float" office:value="29.7662494953573" calcext:value-type="float">
            <text:p>29,7662494953573</text:p>
          </table:table-cell>
          <table:table-cell table:formula="of:=[.D16]/[.$R$15]" office:value-type="float" office:value="40.6169329257743" calcext:value-type="float">
            <text:p>40,6169329257743</text:p>
          </table:table-cell>
          <table:table-cell table:formula="of:=[.E16]/[.$R$15]" office:value-type="float" office:value="11.5954495645654" calcext:value-type="float">
            <text:p>11,5954495645654</text:p>
          </table:table-cell>
          <table:table-cell table:formula="of:=[.F16]/[.$R$15]" office:value-type="float" office:value="12.8720802814465" calcext:value-type="float">
            <text:p>12,8720802814465</text:p>
          </table:table-cell>
          <table:table-cell table:formula="of:=[.G16]/[.$R$15]" office:value-type="float" office:value="2.83738969952131" calcext:value-type="float">
            <text:p>2,83738969952131</text:p>
          </table:table-cell>
          <table:table-cell table:formula="of:=[.H16]/[.$R$15]" office:value-type="float" office:value="0.570534632908472" calcext:value-type="float">
            <text:p>0,570534632908472</text:p>
          </table:table-cell>
          <table:table-cell table:formula="of:=[.I16]/[.$R$15]" office:value-type="float" office:value="0.0044985293269508" calcext:value-type="float">
            <text:p>0,0044985293269508</text:p>
          </table:table-cell>
          <table:table-cell table:formula="of:=[.J16]/[.$R$15]" office:value-type="float" office:value="0.821500663244709" calcext:value-type="float">
            <text:p>0,821500663244709</text:p>
          </table:table-cell>
          <table:table-cell table:formula="of:=[.K16]/[.$R$15]" office:value-type="float" office:value="0.558740411788454" calcext:value-type="float">
            <text:p>0,558740411788454</text:p>
          </table:table-cell>
          <table:table-cell table:formula="of:=[.L16]/[.$R$15]" office:value-type="float" office:value="3.37075379202953" calcext:value-type="float">
            <text:p>3,37075379202953</text:p>
          </table:table-cell>
          <table:table-cell table:formula="of:=[.M16]/[.$R$15]" office:value-type="float" office:value="0.802526097237442" calcext:value-type="float">
            <text:p>0,802526097237442</text:p>
          </table:table-cell>
          <table:table-cell table:formula="of:=[.N16]/[.$R$15]" office:value-type="float" office:value="1.35120249149317" calcext:value-type="float">
            <text:p>1,35120249149317</text:p>
          </table:table-cell>
          <table:table-cell table:formula="of:=[.O16]/[.$R$15]" office:value-type="float" office:value="40.8418593921218" calcext:value-type="float">
            <text:p>40,8418593921218</text:p>
          </table:table-cell>
          <table:table-cell/>
          <table:table-cell office:value-type="string" calcext:value-type="string">
            <text:p>Kommagrenze</text:p>
          </table:table-cell>
          <table:table-cell table:formula="of:=LARGE([.B19:.O19];[.R16])" office:value-type="float" office:value="0.595449564565431" calcext:value-type="float">
            <text:p>0,59544956456543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lzahl</text:p>
          </table:table-cell>
          <table:table-cell table:formula="of:=ROUNDDOWN([.B17])" office:value-type="float" office:value="36" calcext:value-type="float">
            <text:p>36</text:p>
          </table:table-cell>
          <table:table-cell table:formula="of:=ROUNDDOWN([.C17])" office:value-type="float" office:value="29" calcext:value-type="float">
            <text:p>29</text:p>
          </table:table-cell>
          <table:table-cell table:formula="of:=ROUNDDOWN([.D17])" office:value-type="float" office:value="40" calcext:value-type="float">
            <text:p>40</text:p>
          </table:table-cell>
          <table:table-cell table:formula="of:=ROUNDDOWN([.E17])" office:value-type="float" office:value="11" calcext:value-type="float">
            <text:p>11</text:p>
          </table:table-cell>
          <table:table-cell table:formula="of:=ROUNDDOWN([.F17])" office:value-type="float" office:value="12" calcext:value-type="float">
            <text:p>12</text:p>
          </table:table-cell>
          <table:table-cell table:formula="of:=ROUNDDOWN([.G17])" office:value-type="float" office:value="2" calcext:value-type="float">
            <text:p>2</text:p>
          </table:table-cell>
          <table:table-cell table:formula="of:=ROUNDDOWN([.H17])" office:value-type="float" office:value="0" calcext:value-type="float">
            <text:p>0</text:p>
          </table:table-cell>
          <table:table-cell table:formula="of:=ROUNDDOWN([.I17])" office:value-type="float" office:value="0" calcext:value-type="float">
            <text:p>0</text:p>
          </table:table-cell>
          <table:table-cell table:formula="of:=ROUNDDOWN([.J17])" office:value-type="float" office:value="0" calcext:value-type="float">
            <text:p>0</text:p>
          </table:table-cell>
          <table:table-cell table:formula="of:=ROUNDDOWN([.K17])" office:value-type="float" office:value="0" calcext:value-type="float">
            <text:p>0</text:p>
          </table:table-cell>
          <table:table-cell table:formula="of:=ROUNDDOWN([.L17])" office:value-type="float" office:value="3" calcext:value-type="float">
            <text:p>3</text:p>
          </table:table-cell>
          <table:table-cell table:formula="of:=ROUNDDOWN([.M17])" office:value-type="float" office:value="0" calcext:value-type="float">
            <text:p>0</text:p>
          </table:table-cell>
          <table:table-cell table:formula="of:=ROUNDDOWN([.N17])" office:value-type="float" office:value="1" calcext:value-type="float">
            <text:p>1</text:p>
          </table:table-cell>
          <table:table-cell table:formula="of:=ROUNDDOWN([.O17])" office:value-type="float" office:value="40" calcext:value-type="float">
            <text:p>40</text:p>
          </table:table-cell>
          <table:table-cell/>
          <table:table-cell office:value-type="string" calcext:value-type="string">
            <text:p>Rest Check</text:p>
          </table:table-cell>
          <table:table-cell table:formula="of:=SUM([.B20:.O20])"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achkomma</text:p>
          </table:table-cell>
          <table:table-cell table:formula="of:=[.B17]-[.B18]" office:value-type="float" office:value="0.989849472287908" calcext:value-type="float">
            <text:p>0,989849472287908</text:p>
          </table:table-cell>
          <table:table-cell table:formula="of:=[.C17]-[.C18]" office:value-type="float" office:value="0.766249495357286" calcext:value-type="float">
            <text:p>0,766249495357286</text:p>
          </table:table-cell>
          <table:table-cell table:formula="of:=[.D17]-[.D18]" office:value-type="float" office:value="0.616932925774265" calcext:value-type="float">
            <text:p>0,616932925774265</text:p>
          </table:table-cell>
          <table:table-cell table:formula="of:=[.E17]-[.E18]" office:value-type="float" office:value="0.595449564565431" calcext:value-type="float">
            <text:p>0,595449564565431</text:p>
          </table:table-cell>
          <table:table-cell table:formula="of:=[.F17]-[.F18]" office:value-type="float" office:value="0.872080281446451" calcext:value-type="float">
            <text:p>0,872080281446451</text:p>
          </table:table-cell>
          <table:table-cell table:formula="of:=[.G17]-[.G18]" office:value-type="float" office:value="0.83738969952131" calcext:value-type="float">
            <text:p>0,83738969952131</text:p>
          </table:table-cell>
          <table:table-cell table:formula="of:=[.H17]-[.H18]" office:value-type="float" office:value="0.570534632908472" calcext:value-type="float">
            <text:p>0,570534632908472</text:p>
          </table:table-cell>
          <table:table-cell table:formula="of:=[.I17]-[.I18]" office:value-type="float" office:value="0.0044985293269508" calcext:value-type="float">
            <text:p>0,0044985293269508</text:p>
          </table:table-cell>
          <table:table-cell table:formula="of:=[.J17]-[.J18]" office:value-type="float" office:value="0.821500663244709" calcext:value-type="float">
            <text:p>0,821500663244709</text:p>
          </table:table-cell>
          <table:table-cell table:formula="of:=[.K17]-[.K18]" office:value-type="float" office:value="0.558740411788454" calcext:value-type="float">
            <text:p>0,558740411788454</text:p>
          </table:table-cell>
          <table:table-cell table:formula="of:=[.L17]-[.L18]" office:value-type="float" office:value="0.370753792029529" calcext:value-type="float">
            <text:p>0,370753792029529</text:p>
          </table:table-cell>
          <table:table-cell table:formula="of:=[.M17]-[.M18]" office:value-type="float" office:value="0.802526097237442" calcext:value-type="float">
            <text:p>0,802526097237442</text:p>
          </table:table-cell>
          <table:table-cell table:formula="of:=[.N17]-[.N18]" office:value-type="float" office:value="0.351202491493166" calcext:value-type="float">
            <text:p>0,351202491493166</text:p>
          </table:table-cell>
          <table:table-cell table:formula="of:=[.O17]-[.O18]" office:value-type="float" office:value="0.841859392121805" calcext:value-type="float">
            <text:p>0,841859392121805</text:p>
          </table:table-cell>
          <table:table-cell/>
          <table:table-cell office:value-type="string" calcext:value-type="string">
            <text:p>Summe Check</text:p>
          </table:table-cell>
          <table:table-cell table:formula="of:=SUM([.B21:.O21])" office:value-type="float" office:value="183" calcext:value-type="float">
            <text:p>18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tmandat</text:p>
          </table:table-cell>
          <table:table-cell table:formula="of:=IF([.B19]&gt;=[.$R$17];1;0)" office:value-type="float" office:value="1" calcext:value-type="float">
            <text:p>1</text:p>
          </table:table-cell>
          <table:table-cell table:formula="of:=IF([.C19]&gt;=[.$R$17];1;0)" office:value-type="float" office:value="1" calcext:value-type="float">
            <text:p>1</text:p>
          </table:table-cell>
          <table:table-cell table:formula="of:=IF([.D19]&gt;=[.$R$17];1;0)" office:value-type="float" office:value="1" calcext:value-type="float">
            <text:p>1</text:p>
          </table:table-cell>
          <table:table-cell table:formula="of:=IF([.E19]&gt;=[.$R$17];1;0)" office:value-type="float" office:value="1" calcext:value-type="float">
            <text:p>1</text:p>
          </table:table-cell>
          <table:table-cell table:formula="of:=IF([.F19]&gt;=[.$R$17];1;0)" office:value-type="float" office:value="1" calcext:value-type="float">
            <text:p>1</text:p>
          </table:table-cell>
          <table:table-cell table:formula="of:=IF([.G19]&gt;=[.$R$17];1;0)" office:value-type="float" office:value="1" calcext:value-type="float">
            <text:p>1</text:p>
          </table:table-cell>
          <table:table-cell table:formula="of:=IF([.H19]&gt;=[.$R$17];1;0)" office:value-type="float" office:value="0" calcext:value-type="float">
            <text:p>0</text:p>
          </table:table-cell>
          <table:table-cell table:formula="of:=IF([.I19]&gt;=[.$R$17];1;0)" office:value-type="float" office:value="0" calcext:value-type="float">
            <text:p>0</text:p>
          </table:table-cell>
          <table:table-cell table:formula="of:=IF([.J19]&gt;=[.$R$17];1;0)" office:value-type="float" office:value="1" calcext:value-type="float">
            <text:p>1</text:p>
          </table:table-cell>
          <table:table-cell table:formula="of:=IF([.K19]&gt;=[.$R$17];1;0)" office:value-type="float" office:value="0" calcext:value-type="float">
            <text:p>0</text:p>
          </table:table-cell>
          <table:table-cell table:formula="of:=IF([.L19]&gt;=[.$R$17];1;0)" office:value-type="float" office:value="0" calcext:value-type="float">
            <text:p>0</text:p>
          </table:table-cell>
          <table:table-cell table:formula="of:=IF([.M19]&gt;=[.$R$17];1;0)" office:value-type="float" office:value="1" calcext:value-type="float">
            <text:p>1</text:p>
          </table:table-cell>
          <table:table-cell table:formula="of:=IF([.N19]&gt;=[.$R$17];1;0)" office:value-type="float" office:value="0" calcext:value-type="float">
            <text:p>0</text:p>
          </table:table-cell>
          <table:table-cell table:formula="of:=IF([.O19]&gt;=[.$R$17];1;0)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Mandate gesamt</text:p>
          </table:table-cell>
          <table:table-cell table:formula="of:=[.B18]+[.B20]" office:value-type="float" office:value="37" calcext:value-type="float">
            <text:p>37</text:p>
          </table:table-cell>
          <table:table-cell table:formula="of:=[.C18]+[.C20]" office:value-type="float" office:value="30" calcext:value-type="float">
            <text:p>30</text:p>
          </table:table-cell>
          <table:table-cell table:formula="of:=[.D18]+[.D20]" office:value-type="float" office:value="41" calcext:value-type="float">
            <text:p>41</text:p>
          </table:table-cell>
          <table:table-cell table:formula="of:=[.E18]+[.E20]" office:value-type="float" office:value="12" calcext:value-type="float">
            <text:p>12</text:p>
          </table:table-cell>
          <table:table-cell table:formula="of:=[.F18]+[.F20]" office:value-type="float" office:value="13" calcext:value-type="float">
            <text:p>13</text:p>
          </table:table-cell>
          <table:table-cell table:formula="of:=[.G18]+[.G20]" office:value-type="float" office:value="3" calcext:value-type="float">
            <text:p>3</text:p>
          </table:table-cell>
          <table:table-cell table:formula="of:=[.H18]+[.H20]" office:value-type="float" office:value="0" calcext:value-type="float">
            <text:p>0</text:p>
          </table:table-cell>
          <table:table-cell table:formula="of:=[.I18]+[.I20]" office:value-type="float" office:value="0" calcext:value-type="float">
            <text:p>0</text:p>
          </table:table-cell>
          <table:table-cell table:formula="of:=[.J18]+[.J20]" office:value-type="float" office:value="1" calcext:value-type="float">
            <text:p>1</text:p>
          </table:table-cell>
          <table:table-cell table:formula="of:=[.K18]+[.K20]" office:value-type="float" office:value="0" calcext:value-type="float">
            <text:p>0</text:p>
          </table:table-cell>
          <table:table-cell table:formula="of:=[.L18]+[.L20]" office:value-type="float" office:value="3" calcext:value-type="float">
            <text:p>3</text:p>
          </table:table-cell>
          <table:table-cell table:formula="of:=[.M18]+[.M20]" office:value-type="float" office:value="1" calcext:value-type="float">
            <text:p>1</text:p>
          </table:table-cell>
          <table:table-cell table:formula="of:=[.N18]+[.N20]" office:value-type="float" office:value="1" calcext:value-type="float">
            <text:p>1</text:p>
          </table:table-cell>
          <table:table-cell table:formula="of:=[.O18]+[.O20]" office:value-type="float" office:value="41" calcext:value-type="float">
            <text:p>41</text:p>
          </table:table-cell>
          <table:table-cell table:number-columns-repeated="20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d’Hondt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 table:formula="of:=[$Daten_Weiß_Ungueltig.$N$3]" office:value-type="string" office:string-value="Ungültig" calcext:value-type="string">
            <text:p>Ungültig</text:p>
          </table:table-cell>
          <table:table-cell table:formula="of:=[$Daten_Weiß_Ungueltig.$O$3]" office:value-type="string" office:string-value="Weiß" calcext:value-type="string">
            <text:p>Weiß</text:p>
          </table:table-cell>
          <table:table-cell/>
          <table:table-cell office:value-type="string" calcext:value-type="string">
            <text:p>Nummerierung</text:p>
          </table:table-cell>
          <table:table-cell office:value-type="string" calcext:value-type="string">
            <text:p>Höchstzahl</text:p>
          </table:table-cell>
          <table:table-cell table:formula="of:=LARGE([.B26:.O75];[.B7])" office:value-type="float" office:value="33508.9166666667" calcext:value-type="float">
            <text:p>33508,9166666667</text:p>
          </table:table-cell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 table:formula="of:=[$Daten_Weiß_Ungueltig.$N$3]" office:value-type="string" office:string-value="Ungültig" calcext:value-type="string">
            <text:p>Ungültig</text:p>
          </table:table-cell>
          <table:table-cell table:formula="of:=[$Daten_Weiß_Ungueltig.$O$3]" office:value-type="string" office:string-value="Weiß" calcext:value-type="string">
            <text:p>Weiß</text:p>
          </table:table-cell>
          <table:table-cell/>
        </table:table-row>
        <table:table-row table:style-name="ro2">
          <table:table-cell/>
          <table:table-cell table:formula="of:=[$Daten_Weiß_Ungueltig.$B$4]" office:value-type="float" office:value="1282734" calcext:value-type="float">
            <text:p>1282734</text:p>
          </table:table-cell>
          <table:table-cell table:formula="of:=[$Daten_Weiß_Ungueltig.$C$4]" office:value-type="float" office:value="1032234" calcext:value-type="float">
            <text:p>1032234</text:p>
          </table:table-cell>
          <table:table-cell table:formula="of:=[$Daten_Weiß_Ungueltig.$D$4]" office:value-type="float" office:value="1408514" calcext:value-type="float">
            <text:p>1408514</text:p>
          </table:table-cell>
          <table:table-cell table:formula="of:=[$Daten_Weiß_Ungueltig.$E$4]" office:value-type="float" office:value="402107" calcext:value-type="float">
            <text:p>402107</text:p>
          </table:table-cell>
          <table:table-cell table:formula="of:=[$Daten_Weiß_Ungueltig.$F$4]" office:value-type="float" office:value="446378" calcext:value-type="float">
            <text:p>446378</text:p>
          </table:table-cell>
          <table:table-cell table:formula="of:=[$Daten_Weiß_Ungueltig.$G$4]" office:value-type="float" office:value="98395" calcext:value-type="float">
            <text:p>98395</text:p>
          </table:table-cell>
          <table:table-cell table:formula="of:=[$Daten_Weiß_Ungueltig.$H$4]" office:value-type="float" office:value="19785" calcext:value-type="float">
            <text:p>19785</text:p>
          </table:table-cell>
          <table:table-cell table:formula="of:=[$Daten_Weiß_Ungueltig.$I$4]" office:value-type="float" office:value="156" calcext:value-type="float">
            <text:p>156</text:p>
          </table:table-cell>
          <table:table-cell table:formula="of:=[$Daten_Weiß_Ungueltig.$J$4]" office:value-type="float" office:value="28488" calcext:value-type="float">
            <text:p>28488</text:p>
          </table:table-cell>
          <table:table-cell table:formula="of:=[$Daten_Weiß_Ungueltig.$K$4]" office:value-type="float" office:value="19376" calcext:value-type="float">
            <text:p>19376</text:p>
          </table:table-cell>
          <table:table-cell table:formula="of:=[$Daten_Weiß_Ungueltig.$L$4]" office:value-type="float" office:value="116891" calcext:value-type="float">
            <text:p>116891</text:p>
          </table:table-cell>
          <table:table-cell table:formula="of:=[$Daten_Weiß_Ungueltig.$M$4]" office:value-type="float" office:value="27830" calcext:value-type="float">
            <text:p>27830</text:p>
          </table:table-cell>
          <table:table-cell table:formula="of:=[$Daten_Weiß_Ungueltig.$N$4]" office:value-type="float" office:value="46857" calcext:value-type="float">
            <text:p>46857</text:p>
          </table:table-cell>
          <table:table-cell table:formula="of:=[$Daten_Weiß_Ungueltig.$O$4]" office:value-type="float" office:value="1416314" calcext:value-type="float">
            <text:p>14163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IF([.B26]&gt;=[.$S$25];1;0)" office:value-type="float" office:value="1" calcext:value-type="float">
            <text:p>1</text:p>
          </table:table-cell>
          <table:table-cell table:formula="of:=IF([.C26]&gt;=[.$S$25];1;0)" office:value-type="float" office:value="1" calcext:value-type="float">
            <text:p>1</text:p>
          </table:table-cell>
          <table:table-cell table:formula="of:=IF([.D26]&gt;=[.$S$25];1;0)" office:value-type="float" office:value="1" calcext:value-type="float">
            <text:p>1</text:p>
          </table:table-cell>
          <table:table-cell table:formula="of:=IF([.E26]&gt;=[.$S$25];1;0)" office:value-type="float" office:value="1" calcext:value-type="float">
            <text:p>1</text:p>
          </table:table-cell>
          <table:table-cell table:formula="of:=IF([.F26]&gt;=[.$S$25];1;0)" office:value-type="float" office:value="1" calcext:value-type="float">
            <text:p>1</text:p>
          </table:table-cell>
          <table:table-cell table:formula="of:=IF([.G26]&gt;=[.$S$25];1;0)" office:value-type="float" office:value="1" calcext:value-type="float">
            <text:p>1</text:p>
          </table:table-cell>
          <table:table-cell table:formula="of:=IF([.H26]&gt;=[.$S$25];1;0)" office:value-type="float" office:value="0" calcext:value-type="float">
            <text:p>0</text:p>
          </table:table-cell>
          <table:table-cell table:formula="of:=IF([.I26]&gt;=[.$S$25];1;0)" office:value-type="float" office:value="0" calcext:value-type="float">
            <text:p>0</text:p>
          </table:table-cell>
          <table:table-cell table:formula="of:=IF([.J26]&gt;=[.$S$25];1;0)" office:value-type="float" office:value="0" calcext:value-type="float">
            <text:p>0</text:p>
          </table:table-cell>
          <table:table-cell table:formula="of:=IF([.K26]&gt;=[.$S$25];1;0)" office:value-type="float" office:value="0" calcext:value-type="float">
            <text:p>0</text:p>
          </table:table-cell>
          <table:table-cell table:formula="of:=IF([.L26]&gt;=[.$S$25];1;0)" office:value-type="float" office:value="1" calcext:value-type="float">
            <text:p>1</text:p>
          </table:table-cell>
          <table:table-cell table:formula="of:=IF([.M26]&gt;=[.$S$25];1;0)" office:value-type="float" office:value="0" calcext:value-type="float">
            <text:p>0</text:p>
          </table:table-cell>
          <table:table-cell table:formula="of:=IF([.N26]&gt;=[.$S$25];1;0)" office:value-type="float" office:value="1" calcext:value-type="float">
            <text:p>1</text:p>
          </table:table-cell>
          <table:table-cell table:formula="of:=IF([.O26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27]" office:value-type="float" office:value="641367" calcext:value-type="float">
            <text:p>641367</text:p>
          </table:table-cell>
          <table:table-cell table:formula="of:=[.C$26]/[.$Q27]" office:value-type="float" office:value="516117" calcext:value-type="float">
            <text:p>516117</text:p>
          </table:table-cell>
          <table:table-cell table:formula="of:=[.D$26]/[.$Q27]" office:value-type="float" office:value="704257" calcext:value-type="float">
            <text:p>704257</text:p>
          </table:table-cell>
          <table:table-cell table:formula="of:=[.E$26]/[.$Q27]" office:value-type="float" office:value="201053.5" calcext:value-type="float">
            <text:p>201053,5</text:p>
          </table:table-cell>
          <table:table-cell table:formula="of:=[.F$26]/[.$Q27]" office:value-type="float" office:value="223189" calcext:value-type="float">
            <text:p>223189</text:p>
          </table:table-cell>
          <table:table-cell table:formula="of:=[.G$26]/[.$Q27]" office:value-type="float" office:value="49197.5" calcext:value-type="float">
            <text:p>49197,5</text:p>
          </table:table-cell>
          <table:table-cell table:formula="of:=[.H$26]/[.$Q27]" office:value-type="float" office:value="9892.5" calcext:value-type="float">
            <text:p>9892,5</text:p>
          </table:table-cell>
          <table:table-cell table:formula="of:=[.I$26]/[.$Q27]" office:value-type="float" office:value="78" calcext:value-type="float">
            <text:p>78</text:p>
          </table:table-cell>
          <table:table-cell table:formula="of:=[.J$26]/[.$Q27]" office:value-type="float" office:value="14244" calcext:value-type="float">
            <text:p>14244</text:p>
          </table:table-cell>
          <table:table-cell table:formula="of:=[.K$26]/[.$Q27]" office:value-type="float" office:value="9688" calcext:value-type="float">
            <text:p>9688</text:p>
          </table:table-cell>
          <table:table-cell table:formula="of:=[.L$26]/[.$Q27]" office:value-type="float" office:value="58445.5" calcext:value-type="float">
            <text:p>58445,5</text:p>
          </table:table-cell>
          <table:table-cell table:formula="of:=[.M$26]/[.$Q27]" office:value-type="float" office:value="13915" calcext:value-type="float">
            <text:p>13915</text:p>
          </table:table-cell>
          <table:table-cell table:formula="of:=[.N$26]/[.$Q27]" office:value-type="float" office:value="23428.5" calcext:value-type="float">
            <text:p>23428,5</text:p>
          </table:table-cell>
          <table:table-cell table:formula="of:=[.O$26]/[.$Q27]" office:value-type="float" office:value="708157" calcext:value-type="float">
            <text:p>70815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IF([.B27]&gt;=[.$S$25];1;0)" office:value-type="float" office:value="1" calcext:value-type="float">
            <text:p>1</text:p>
          </table:table-cell>
          <table:table-cell table:formula="of:=IF([.C27]&gt;=[.$S$25];1;0)" office:value-type="float" office:value="1" calcext:value-type="float">
            <text:p>1</text:p>
          </table:table-cell>
          <table:table-cell table:formula="of:=IF([.D27]&gt;=[.$S$25];1;0)" office:value-type="float" office:value="1" calcext:value-type="float">
            <text:p>1</text:p>
          </table:table-cell>
          <table:table-cell table:formula="of:=IF([.E27]&gt;=[.$S$25];1;0)" office:value-type="float" office:value="1" calcext:value-type="float">
            <text:p>1</text:p>
          </table:table-cell>
          <table:table-cell table:formula="of:=IF([.F27]&gt;=[.$S$25];1;0)" office:value-type="float" office:value="1" calcext:value-type="float">
            <text:p>1</text:p>
          </table:table-cell>
          <table:table-cell table:formula="of:=IF([.G27]&gt;=[.$S$25];1;0)" office:value-type="float" office:value="1" calcext:value-type="float">
            <text:p>1</text:p>
          </table:table-cell>
          <table:table-cell table:formula="of:=IF([.H27]&gt;=[.$S$25];1;0)" office:value-type="float" office:value="0" calcext:value-type="float">
            <text:p>0</text:p>
          </table:table-cell>
          <table:table-cell table:formula="of:=IF([.I27]&gt;=[.$S$25];1;0)" office:value-type="float" office:value="0" calcext:value-type="float">
            <text:p>0</text:p>
          </table:table-cell>
          <table:table-cell table:formula="of:=IF([.J27]&gt;=[.$S$25];1;0)" office:value-type="float" office:value="0" calcext:value-type="float">
            <text:p>0</text:p>
          </table:table-cell>
          <table:table-cell table:formula="of:=IF([.K27]&gt;=[.$S$25];1;0)" office:value-type="float" office:value="0" calcext:value-type="float">
            <text:p>0</text:p>
          </table:table-cell>
          <table:table-cell table:formula="of:=IF([.L27]&gt;=[.$S$25];1;0)" office:value-type="float" office:value="1" calcext:value-type="float">
            <text:p>1</text:p>
          </table:table-cell>
          <table:table-cell table:formula="of:=IF([.M27]&gt;=[.$S$25];1;0)" office:value-type="float" office:value="0" calcext:value-type="float">
            <text:p>0</text:p>
          </table:table-cell>
          <table:table-cell table:formula="of:=IF([.N27]&gt;=[.$S$25];1;0)" office:value-type="float" office:value="0" calcext:value-type="float">
            <text:p>0</text:p>
          </table:table-cell>
          <table:table-cell table:formula="of:=IF([.O27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28]" office:value-type="float" office:value="427578" calcext:value-type="float">
            <text:p>427578</text:p>
          </table:table-cell>
          <table:table-cell table:formula="of:=[.C$26]/[.$Q28]" office:value-type="float" office:value="344078" calcext:value-type="float">
            <text:p>344078</text:p>
          </table:table-cell>
          <table:table-cell table:formula="of:=[.D$26]/[.$Q28]" office:value-type="float" office:value="469504.666666667" calcext:value-type="float">
            <text:p>469504,666666667</text:p>
          </table:table-cell>
          <table:table-cell table:formula="of:=[.E$26]/[.$Q28]" office:value-type="float" office:value="134035.666666667" calcext:value-type="float">
            <text:p>134035,666666667</text:p>
          </table:table-cell>
          <table:table-cell table:formula="of:=[.F$26]/[.$Q28]" office:value-type="float" office:value="148792.666666667" calcext:value-type="float">
            <text:p>148792,666666667</text:p>
          </table:table-cell>
          <table:table-cell table:formula="of:=[.G$26]/[.$Q28]" office:value-type="float" office:value="32798.3333333333" calcext:value-type="float">
            <text:p>32798,3333333333</text:p>
          </table:table-cell>
          <table:table-cell table:formula="of:=[.H$26]/[.$Q28]" office:value-type="float" office:value="6595" calcext:value-type="float">
            <text:p>6595</text:p>
          </table:table-cell>
          <table:table-cell table:formula="of:=[.I$26]/[.$Q28]" office:value-type="float" office:value="52" calcext:value-type="float">
            <text:p>52</text:p>
          </table:table-cell>
          <table:table-cell table:formula="of:=[.J$26]/[.$Q28]" office:value-type="float" office:value="9496" calcext:value-type="float">
            <text:p>9496</text:p>
          </table:table-cell>
          <table:table-cell table:formula="of:=[.K$26]/[.$Q28]" office:value-type="float" office:value="6458.66666666667" calcext:value-type="float">
            <text:p>6458,66666666667</text:p>
          </table:table-cell>
          <table:table-cell table:formula="of:=[.L$26]/[.$Q28]" office:value-type="float" office:value="38963.6666666667" calcext:value-type="float">
            <text:p>38963,6666666667</text:p>
          </table:table-cell>
          <table:table-cell table:formula="of:=[.M$26]/[.$Q28]" office:value-type="float" office:value="9276.66666666667" calcext:value-type="float">
            <text:p>9276,66666666667</text:p>
          </table:table-cell>
          <table:table-cell table:formula="of:=[.N$26]/[.$Q28]" office:value-type="float" office:value="15619" calcext:value-type="float">
            <text:p>15619</text:p>
          </table:table-cell>
          <table:table-cell table:formula="of:=[.O$26]/[.$Q28]" office:value-type="float" office:value="472104.666666667" calcext:value-type="float">
            <text:p>472104,6666666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IF([.B28]&gt;=[.$S$25];1;0)" office:value-type="float" office:value="1" calcext:value-type="float">
            <text:p>1</text:p>
          </table:table-cell>
          <table:table-cell table:formula="of:=IF([.C28]&gt;=[.$S$25];1;0)" office:value-type="float" office:value="1" calcext:value-type="float">
            <text:p>1</text:p>
          </table:table-cell>
          <table:table-cell table:formula="of:=IF([.D28]&gt;=[.$S$25];1;0)" office:value-type="float" office:value="1" calcext:value-type="float">
            <text:p>1</text:p>
          </table:table-cell>
          <table:table-cell table:formula="of:=IF([.E28]&gt;=[.$S$25];1;0)" office:value-type="float" office:value="1" calcext:value-type="float">
            <text:p>1</text:p>
          </table:table-cell>
          <table:table-cell table:formula="of:=IF([.F28]&gt;=[.$S$25];1;0)" office:value-type="float" office:value="1" calcext:value-type="float">
            <text:p>1</text:p>
          </table:table-cell>
          <table:table-cell table:formula="of:=IF([.G28]&gt;=[.$S$25];1;0)" office:value-type="float" office:value="0" calcext:value-type="float">
            <text:p>0</text:p>
          </table:table-cell>
          <table:table-cell table:formula="of:=IF([.H28]&gt;=[.$S$25];1;0)" office:value-type="float" office:value="0" calcext:value-type="float">
            <text:p>0</text:p>
          </table:table-cell>
          <table:table-cell table:formula="of:=IF([.I28]&gt;=[.$S$25];1;0)" office:value-type="float" office:value="0" calcext:value-type="float">
            <text:p>0</text:p>
          </table:table-cell>
          <table:table-cell table:formula="of:=IF([.J28]&gt;=[.$S$25];1;0)" office:value-type="float" office:value="0" calcext:value-type="float">
            <text:p>0</text:p>
          </table:table-cell>
          <table:table-cell table:formula="of:=IF([.K28]&gt;=[.$S$25];1;0)" office:value-type="float" office:value="0" calcext:value-type="float">
            <text:p>0</text:p>
          </table:table-cell>
          <table:table-cell table:formula="of:=IF([.L28]&gt;=[.$S$25];1;0)" office:value-type="float" office:value="1" calcext:value-type="float">
            <text:p>1</text:p>
          </table:table-cell>
          <table:table-cell table:formula="of:=IF([.M28]&gt;=[.$S$25];1;0)" office:value-type="float" office:value="0" calcext:value-type="float">
            <text:p>0</text:p>
          </table:table-cell>
          <table:table-cell table:formula="of:=IF([.N28]&gt;=[.$S$25];1;0)" office:value-type="float" office:value="0" calcext:value-type="float">
            <text:p>0</text:p>
          </table:table-cell>
          <table:table-cell table:formula="of:=IF([.O28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29]" office:value-type="float" office:value="320683.5" calcext:value-type="float">
            <text:p>320683,5</text:p>
          </table:table-cell>
          <table:table-cell table:formula="of:=[.C$26]/[.$Q29]" office:value-type="float" office:value="258058.5" calcext:value-type="float">
            <text:p>258058,5</text:p>
          </table:table-cell>
          <table:table-cell table:formula="of:=[.D$26]/[.$Q29]" office:value-type="float" office:value="352128.5" calcext:value-type="float">
            <text:p>352128,5</text:p>
          </table:table-cell>
          <table:table-cell table:formula="of:=[.E$26]/[.$Q29]" office:value-type="float" office:value="100526.75" calcext:value-type="float">
            <text:p>100526,75</text:p>
          </table:table-cell>
          <table:table-cell table:formula="of:=[.F$26]/[.$Q29]" office:value-type="float" office:value="111594.5" calcext:value-type="float">
            <text:p>111594,5</text:p>
          </table:table-cell>
          <table:table-cell table:formula="of:=[.G$26]/[.$Q29]" office:value-type="float" office:value="24598.75" calcext:value-type="float">
            <text:p>24598,75</text:p>
          </table:table-cell>
          <table:table-cell table:formula="of:=[.H$26]/[.$Q29]" office:value-type="float" office:value="4946.25" calcext:value-type="float">
            <text:p>4946,25</text:p>
          </table:table-cell>
          <table:table-cell table:formula="of:=[.I$26]/[.$Q29]" office:value-type="float" office:value="39" calcext:value-type="float">
            <text:p>39</text:p>
          </table:table-cell>
          <table:table-cell table:formula="of:=[.J$26]/[.$Q29]" office:value-type="float" office:value="7122" calcext:value-type="float">
            <text:p>7122</text:p>
          </table:table-cell>
          <table:table-cell table:formula="of:=[.K$26]/[.$Q29]" office:value-type="float" office:value="4844" calcext:value-type="float">
            <text:p>4844</text:p>
          </table:table-cell>
          <table:table-cell table:formula="of:=[.L$26]/[.$Q29]" office:value-type="float" office:value="29222.75" calcext:value-type="float">
            <text:p>29222,75</text:p>
          </table:table-cell>
          <table:table-cell table:formula="of:=[.M$26]/[.$Q29]" office:value-type="float" office:value="6957.5" calcext:value-type="float">
            <text:p>6957,5</text:p>
          </table:table-cell>
          <table:table-cell table:formula="of:=[.N$26]/[.$Q29]" office:value-type="float" office:value="11714.25" calcext:value-type="float">
            <text:p>11714,25</text:p>
          </table:table-cell>
          <table:table-cell table:formula="of:=[.O$26]/[.$Q29]" office:value-type="float" office:value="354078.5" calcext:value-type="float">
            <text:p>354078,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IF([.B29]&gt;=[.$S$25];1;0)" office:value-type="float" office:value="1" calcext:value-type="float">
            <text:p>1</text:p>
          </table:table-cell>
          <table:table-cell table:formula="of:=IF([.C29]&gt;=[.$S$25];1;0)" office:value-type="float" office:value="1" calcext:value-type="float">
            <text:p>1</text:p>
          </table:table-cell>
          <table:table-cell table:formula="of:=IF([.D29]&gt;=[.$S$25];1;0)" office:value-type="float" office:value="1" calcext:value-type="float">
            <text:p>1</text:p>
          </table:table-cell>
          <table:table-cell table:formula="of:=IF([.E29]&gt;=[.$S$25];1;0)" office:value-type="float" office:value="1" calcext:value-type="float">
            <text:p>1</text:p>
          </table:table-cell>
          <table:table-cell table:formula="of:=IF([.F29]&gt;=[.$S$25];1;0)" office:value-type="float" office:value="1" calcext:value-type="float">
            <text:p>1</text:p>
          </table:table-cell>
          <table:table-cell table:formula="of:=IF([.G29]&gt;=[.$S$25];1;0)" office:value-type="float" office:value="0" calcext:value-type="float">
            <text:p>0</text:p>
          </table:table-cell>
          <table:table-cell table:formula="of:=IF([.H29]&gt;=[.$S$25];1;0)" office:value-type="float" office:value="0" calcext:value-type="float">
            <text:p>0</text:p>
          </table:table-cell>
          <table:table-cell table:formula="of:=IF([.I29]&gt;=[.$S$25];1;0)" office:value-type="float" office:value="0" calcext:value-type="float">
            <text:p>0</text:p>
          </table:table-cell>
          <table:table-cell table:formula="of:=IF([.J29]&gt;=[.$S$25];1;0)" office:value-type="float" office:value="0" calcext:value-type="float">
            <text:p>0</text:p>
          </table:table-cell>
          <table:table-cell table:formula="of:=IF([.K29]&gt;=[.$S$25];1;0)" office:value-type="float" office:value="0" calcext:value-type="float">
            <text:p>0</text:p>
          </table:table-cell>
          <table:table-cell table:formula="of:=IF([.L29]&gt;=[.$S$25];1;0)" office:value-type="float" office:value="0" calcext:value-type="float">
            <text:p>0</text:p>
          </table:table-cell>
          <table:table-cell table:formula="of:=IF([.M29]&gt;=[.$S$25];1;0)" office:value-type="float" office:value="0" calcext:value-type="float">
            <text:p>0</text:p>
          </table:table-cell>
          <table:table-cell table:formula="of:=IF([.N29]&gt;=[.$S$25];1;0)" office:value-type="float" office:value="0" calcext:value-type="float">
            <text:p>0</text:p>
          </table:table-cell>
          <table:table-cell table:formula="of:=IF([.O29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0]" office:value-type="float" office:value="256546.8" calcext:value-type="float">
            <text:p>256546,8</text:p>
          </table:table-cell>
          <table:table-cell table:formula="of:=[.C$26]/[.$Q30]" office:value-type="float" office:value="206446.8" calcext:value-type="float">
            <text:p>206446,8</text:p>
          </table:table-cell>
          <table:table-cell table:formula="of:=[.D$26]/[.$Q30]" office:value-type="float" office:value="281702.8" calcext:value-type="float">
            <text:p>281702,8</text:p>
          </table:table-cell>
          <table:table-cell table:formula="of:=[.E$26]/[.$Q30]" office:value-type="float" office:value="80421.4" calcext:value-type="float">
            <text:p>80421,4</text:p>
          </table:table-cell>
          <table:table-cell table:formula="of:=[.F$26]/[.$Q30]" office:value-type="float" office:value="89275.6" calcext:value-type="float">
            <text:p>89275,6</text:p>
          </table:table-cell>
          <table:table-cell table:formula="of:=[.G$26]/[.$Q30]" office:value-type="float" office:value="19679" calcext:value-type="float">
            <text:p>19679</text:p>
          </table:table-cell>
          <table:table-cell table:formula="of:=[.H$26]/[.$Q30]" office:value-type="float" office:value="3957" calcext:value-type="float">
            <text:p>3957</text:p>
          </table:table-cell>
          <table:table-cell table:formula="of:=[.I$26]/[.$Q30]" office:value-type="float" office:value="31.2" calcext:value-type="float">
            <text:p>31,2</text:p>
          </table:table-cell>
          <table:table-cell table:formula="of:=[.J$26]/[.$Q30]" office:value-type="float" office:value="5697.6" calcext:value-type="float">
            <text:p>5697,6</text:p>
          </table:table-cell>
          <table:table-cell table:formula="of:=[.K$26]/[.$Q30]" office:value-type="float" office:value="3875.2" calcext:value-type="float">
            <text:p>3875,2</text:p>
          </table:table-cell>
          <table:table-cell table:formula="of:=[.L$26]/[.$Q30]" office:value-type="float" office:value="23378.2" calcext:value-type="float">
            <text:p>23378,2</text:p>
          </table:table-cell>
          <table:table-cell table:formula="of:=[.M$26]/[.$Q30]" office:value-type="float" office:value="5566" calcext:value-type="float">
            <text:p>5566</text:p>
          </table:table-cell>
          <table:table-cell table:formula="of:=[.N$26]/[.$Q30]" office:value-type="float" office:value="9371.4" calcext:value-type="float">
            <text:p>9371,4</text:p>
          </table:table-cell>
          <table:table-cell table:formula="of:=[.O$26]/[.$Q30]" office:value-type="float" office:value="283262.8" calcext:value-type="float">
            <text:p>283262,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IF([.B30]&gt;=[.$S$25];1;0)" office:value-type="float" office:value="1" calcext:value-type="float">
            <text:p>1</text:p>
          </table:table-cell>
          <table:table-cell table:formula="of:=IF([.C30]&gt;=[.$S$25];1;0)" office:value-type="float" office:value="1" calcext:value-type="float">
            <text:p>1</text:p>
          </table:table-cell>
          <table:table-cell table:formula="of:=IF([.D30]&gt;=[.$S$25];1;0)" office:value-type="float" office:value="1" calcext:value-type="float">
            <text:p>1</text:p>
          </table:table-cell>
          <table:table-cell table:formula="of:=IF([.E30]&gt;=[.$S$25];1;0)" office:value-type="float" office:value="1" calcext:value-type="float">
            <text:p>1</text:p>
          </table:table-cell>
          <table:table-cell table:formula="of:=IF([.F30]&gt;=[.$S$25];1;0)" office:value-type="float" office:value="1" calcext:value-type="float">
            <text:p>1</text:p>
          </table:table-cell>
          <table:table-cell table:formula="of:=IF([.G30]&gt;=[.$S$25];1;0)" office:value-type="float" office:value="0" calcext:value-type="float">
            <text:p>0</text:p>
          </table:table-cell>
          <table:table-cell table:formula="of:=IF([.H30]&gt;=[.$S$25];1;0)" office:value-type="float" office:value="0" calcext:value-type="float">
            <text:p>0</text:p>
          </table:table-cell>
          <table:table-cell table:formula="of:=IF([.I30]&gt;=[.$S$25];1;0)" office:value-type="float" office:value="0" calcext:value-type="float">
            <text:p>0</text:p>
          </table:table-cell>
          <table:table-cell table:formula="of:=IF([.J30]&gt;=[.$S$25];1;0)" office:value-type="float" office:value="0" calcext:value-type="float">
            <text:p>0</text:p>
          </table:table-cell>
          <table:table-cell table:formula="of:=IF([.K30]&gt;=[.$S$25];1;0)" office:value-type="float" office:value="0" calcext:value-type="float">
            <text:p>0</text:p>
          </table:table-cell>
          <table:table-cell table:formula="of:=IF([.L30]&gt;=[.$S$25];1;0)" office:value-type="float" office:value="0" calcext:value-type="float">
            <text:p>0</text:p>
          </table:table-cell>
          <table:table-cell table:formula="of:=IF([.M30]&gt;=[.$S$25];1;0)" office:value-type="float" office:value="0" calcext:value-type="float">
            <text:p>0</text:p>
          </table:table-cell>
          <table:table-cell table:formula="of:=IF([.N30]&gt;=[.$S$25];1;0)" office:value-type="float" office:value="0" calcext:value-type="float">
            <text:p>0</text:p>
          </table:table-cell>
          <table:table-cell table:formula="of:=IF([.O30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1]" office:value-type="float" office:value="213789" calcext:value-type="float">
            <text:p>213789</text:p>
          </table:table-cell>
          <table:table-cell table:formula="of:=[.C$26]/[.$Q31]" office:value-type="float" office:value="172039" calcext:value-type="float">
            <text:p>172039</text:p>
          </table:table-cell>
          <table:table-cell table:formula="of:=[.D$26]/[.$Q31]" office:value-type="float" office:value="234752.333333333" calcext:value-type="float">
            <text:p>234752,333333333</text:p>
          </table:table-cell>
          <table:table-cell table:formula="of:=[.E$26]/[.$Q31]" office:value-type="float" office:value="67017.8333333333" calcext:value-type="float">
            <text:p>67017,8333333333</text:p>
          </table:table-cell>
          <table:table-cell table:formula="of:=[.F$26]/[.$Q31]" office:value-type="float" office:value="74396.3333333333" calcext:value-type="float">
            <text:p>74396,3333333333</text:p>
          </table:table-cell>
          <table:table-cell table:formula="of:=[.G$26]/[.$Q31]" office:value-type="float" office:value="16399.1666666667" calcext:value-type="float">
            <text:p>16399,1666666667</text:p>
          </table:table-cell>
          <table:table-cell table:formula="of:=[.H$26]/[.$Q31]" office:value-type="float" office:value="3297.5" calcext:value-type="float">
            <text:p>3297,5</text:p>
          </table:table-cell>
          <table:table-cell table:formula="of:=[.I$26]/[.$Q31]" office:value-type="float" office:value="26" calcext:value-type="float">
            <text:p>26</text:p>
          </table:table-cell>
          <table:table-cell table:formula="of:=[.J$26]/[.$Q31]" office:value-type="float" office:value="4748" calcext:value-type="float">
            <text:p>4748</text:p>
          </table:table-cell>
          <table:table-cell table:formula="of:=[.K$26]/[.$Q31]" office:value-type="float" office:value="3229.33333333333" calcext:value-type="float">
            <text:p>3229,33333333333</text:p>
          </table:table-cell>
          <table:table-cell table:formula="of:=[.L$26]/[.$Q31]" office:value-type="float" office:value="19481.8333333333" calcext:value-type="float">
            <text:p>19481,8333333333</text:p>
          </table:table-cell>
          <table:table-cell table:formula="of:=[.M$26]/[.$Q31]" office:value-type="float" office:value="4638.33333333333" calcext:value-type="float">
            <text:p>4638,33333333333</text:p>
          </table:table-cell>
          <table:table-cell table:formula="of:=[.N$26]/[.$Q31]" office:value-type="float" office:value="7809.5" calcext:value-type="float">
            <text:p>7809,5</text:p>
          </table:table-cell>
          <table:table-cell table:formula="of:=[.O$26]/[.$Q31]" office:value-type="float" office:value="236052.333333333" calcext:value-type="float">
            <text:p>236052,3333333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IF([.B31]&gt;=[.$S$25];1;0)" office:value-type="float" office:value="1" calcext:value-type="float">
            <text:p>1</text:p>
          </table:table-cell>
          <table:table-cell table:formula="of:=IF([.C31]&gt;=[.$S$25];1;0)" office:value-type="float" office:value="1" calcext:value-type="float">
            <text:p>1</text:p>
          </table:table-cell>
          <table:table-cell table:formula="of:=IF([.D31]&gt;=[.$S$25];1;0)" office:value-type="float" office:value="1" calcext:value-type="float">
            <text:p>1</text:p>
          </table:table-cell>
          <table:table-cell table:formula="of:=IF([.E31]&gt;=[.$S$25];1;0)" office:value-type="float" office:value="1" calcext:value-type="float">
            <text:p>1</text:p>
          </table:table-cell>
          <table:table-cell table:formula="of:=IF([.F31]&gt;=[.$S$25];1;0)" office:value-type="float" office:value="1" calcext:value-type="float">
            <text:p>1</text:p>
          </table:table-cell>
          <table:table-cell table:formula="of:=IF([.G31]&gt;=[.$S$25];1;0)" office:value-type="float" office:value="0" calcext:value-type="float">
            <text:p>0</text:p>
          </table:table-cell>
          <table:table-cell table:formula="of:=IF([.H31]&gt;=[.$S$25];1;0)" office:value-type="float" office:value="0" calcext:value-type="float">
            <text:p>0</text:p>
          </table:table-cell>
          <table:table-cell table:formula="of:=IF([.I31]&gt;=[.$S$25];1;0)" office:value-type="float" office:value="0" calcext:value-type="float">
            <text:p>0</text:p>
          </table:table-cell>
          <table:table-cell table:formula="of:=IF([.J31]&gt;=[.$S$25];1;0)" office:value-type="float" office:value="0" calcext:value-type="float">
            <text:p>0</text:p>
          </table:table-cell>
          <table:table-cell table:formula="of:=IF([.K31]&gt;=[.$S$25];1;0)" office:value-type="float" office:value="0" calcext:value-type="float">
            <text:p>0</text:p>
          </table:table-cell>
          <table:table-cell table:formula="of:=IF([.L31]&gt;=[.$S$25];1;0)" office:value-type="float" office:value="0" calcext:value-type="float">
            <text:p>0</text:p>
          </table:table-cell>
          <table:table-cell table:formula="of:=IF([.M31]&gt;=[.$S$25];1;0)" office:value-type="float" office:value="0" calcext:value-type="float">
            <text:p>0</text:p>
          </table:table-cell>
          <table:table-cell table:formula="of:=IF([.N31]&gt;=[.$S$25];1;0)" office:value-type="float" office:value="0" calcext:value-type="float">
            <text:p>0</text:p>
          </table:table-cell>
          <table:table-cell table:formula="of:=IF([.O31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2]" office:value-type="float" office:value="183247.714285714" calcext:value-type="float">
            <text:p>183247,714285714</text:p>
          </table:table-cell>
          <table:table-cell table:formula="of:=[.C$26]/[.$Q32]" office:value-type="float" office:value="147462" calcext:value-type="float">
            <text:p>147462</text:p>
          </table:table-cell>
          <table:table-cell table:formula="of:=[.D$26]/[.$Q32]" office:value-type="float" office:value="201216.285714286" calcext:value-type="float">
            <text:p>201216,285714286</text:p>
          </table:table-cell>
          <table:table-cell table:formula="of:=[.E$26]/[.$Q32]" office:value-type="float" office:value="57443.8571428571" calcext:value-type="float">
            <text:p>57443,8571428571</text:p>
          </table:table-cell>
          <table:table-cell table:formula="of:=[.F$26]/[.$Q32]" office:value-type="float" office:value="63768.2857142857" calcext:value-type="float">
            <text:p>63768,2857142857</text:p>
          </table:table-cell>
          <table:table-cell table:formula="of:=[.G$26]/[.$Q32]" office:value-type="float" office:value="14056.4285714286" calcext:value-type="float">
            <text:p>14056,4285714286</text:p>
          </table:table-cell>
          <table:table-cell table:formula="of:=[.H$26]/[.$Q32]" office:value-type="float" office:value="2826.42857142857" calcext:value-type="float">
            <text:p>2826,42857142857</text:p>
          </table:table-cell>
          <table:table-cell table:formula="of:=[.I$26]/[.$Q32]" office:value-type="float" office:value="22.2857142857143" calcext:value-type="float">
            <text:p>22,2857142857143</text:p>
          </table:table-cell>
          <table:table-cell table:formula="of:=[.J$26]/[.$Q32]" office:value-type="float" office:value="4069.71428571429" calcext:value-type="float">
            <text:p>4069,71428571429</text:p>
          </table:table-cell>
          <table:table-cell table:formula="of:=[.K$26]/[.$Q32]" office:value-type="float" office:value="2768" calcext:value-type="float">
            <text:p>2768</text:p>
          </table:table-cell>
          <table:table-cell table:formula="of:=[.L$26]/[.$Q32]" office:value-type="float" office:value="16698.7142857143" calcext:value-type="float">
            <text:p>16698,7142857143</text:p>
          </table:table-cell>
          <table:table-cell table:formula="of:=[.M$26]/[.$Q32]" office:value-type="float" office:value="3975.71428571429" calcext:value-type="float">
            <text:p>3975,71428571429</text:p>
          </table:table-cell>
          <table:table-cell table:formula="of:=[.N$26]/[.$Q32]" office:value-type="float" office:value="6693.85714285714" calcext:value-type="float">
            <text:p>6693,85714285714</text:p>
          </table:table-cell>
          <table:table-cell table:formula="of:=[.O$26]/[.$Q32]" office:value-type="float" office:value="202330.571428571" calcext:value-type="float">
            <text:p>202330,57142857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IF([.B32]&gt;=[.$S$25];1;0)" office:value-type="float" office:value="1" calcext:value-type="float">
            <text:p>1</text:p>
          </table:table-cell>
          <table:table-cell table:formula="of:=IF([.C32]&gt;=[.$S$25];1;0)" office:value-type="float" office:value="1" calcext:value-type="float">
            <text:p>1</text:p>
          </table:table-cell>
          <table:table-cell table:formula="of:=IF([.D32]&gt;=[.$S$25];1;0)" office:value-type="float" office:value="1" calcext:value-type="float">
            <text:p>1</text:p>
          </table:table-cell>
          <table:table-cell table:formula="of:=IF([.E32]&gt;=[.$S$25];1;0)" office:value-type="float" office:value="1" calcext:value-type="float">
            <text:p>1</text:p>
          </table:table-cell>
          <table:table-cell table:formula="of:=IF([.F32]&gt;=[.$S$25];1;0)" office:value-type="float" office:value="1" calcext:value-type="float">
            <text:p>1</text:p>
          </table:table-cell>
          <table:table-cell table:formula="of:=IF([.G32]&gt;=[.$S$25];1;0)" office:value-type="float" office:value="0" calcext:value-type="float">
            <text:p>0</text:p>
          </table:table-cell>
          <table:table-cell table:formula="of:=IF([.H32]&gt;=[.$S$25];1;0)" office:value-type="float" office:value="0" calcext:value-type="float">
            <text:p>0</text:p>
          </table:table-cell>
          <table:table-cell table:formula="of:=IF([.I32]&gt;=[.$S$25];1;0)" office:value-type="float" office:value="0" calcext:value-type="float">
            <text:p>0</text:p>
          </table:table-cell>
          <table:table-cell table:formula="of:=IF([.J32]&gt;=[.$S$25];1;0)" office:value-type="float" office:value="0" calcext:value-type="float">
            <text:p>0</text:p>
          </table:table-cell>
          <table:table-cell table:formula="of:=IF([.K32]&gt;=[.$S$25];1;0)" office:value-type="float" office:value="0" calcext:value-type="float">
            <text:p>0</text:p>
          </table:table-cell>
          <table:table-cell table:formula="of:=IF([.L32]&gt;=[.$S$25];1;0)" office:value-type="float" office:value="0" calcext:value-type="float">
            <text:p>0</text:p>
          </table:table-cell>
          <table:table-cell table:formula="of:=IF([.M32]&gt;=[.$S$25];1;0)" office:value-type="float" office:value="0" calcext:value-type="float">
            <text:p>0</text:p>
          </table:table-cell>
          <table:table-cell table:formula="of:=IF([.N32]&gt;=[.$S$25];1;0)" office:value-type="float" office:value="0" calcext:value-type="float">
            <text:p>0</text:p>
          </table:table-cell>
          <table:table-cell table:formula="of:=IF([.O32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3]" office:value-type="float" office:value="160341.75" calcext:value-type="float">
            <text:p>160341,75</text:p>
          </table:table-cell>
          <table:table-cell table:formula="of:=[.C$26]/[.$Q33]" office:value-type="float" office:value="129029.25" calcext:value-type="float">
            <text:p>129029,25</text:p>
          </table:table-cell>
          <table:table-cell table:formula="of:=[.D$26]/[.$Q33]" office:value-type="float" office:value="176064.25" calcext:value-type="float">
            <text:p>176064,25</text:p>
          </table:table-cell>
          <table:table-cell table:formula="of:=[.E$26]/[.$Q33]" office:value-type="float" office:value="50263.375" calcext:value-type="float">
            <text:p>50263,375</text:p>
          </table:table-cell>
          <table:table-cell table:formula="of:=[.F$26]/[.$Q33]" office:value-type="float" office:value="55797.25" calcext:value-type="float">
            <text:p>55797,25</text:p>
          </table:table-cell>
          <table:table-cell table:formula="of:=[.G$26]/[.$Q33]" office:value-type="float" office:value="12299.375" calcext:value-type="float">
            <text:p>12299,375</text:p>
          </table:table-cell>
          <table:table-cell table:formula="of:=[.H$26]/[.$Q33]" office:value-type="float" office:value="2473.125" calcext:value-type="float">
            <text:p>2473,125</text:p>
          </table:table-cell>
          <table:table-cell table:formula="of:=[.I$26]/[.$Q33]" office:value-type="float" office:value="19.5" calcext:value-type="float">
            <text:p>19,5</text:p>
          </table:table-cell>
          <table:table-cell table:formula="of:=[.J$26]/[.$Q33]" office:value-type="float" office:value="3561" calcext:value-type="float">
            <text:p>3561</text:p>
          </table:table-cell>
          <table:table-cell table:formula="of:=[.K$26]/[.$Q33]" office:value-type="float" office:value="2422" calcext:value-type="float">
            <text:p>2422</text:p>
          </table:table-cell>
          <table:table-cell table:formula="of:=[.L$26]/[.$Q33]" office:value-type="float" office:value="14611.375" calcext:value-type="float">
            <text:p>14611,375</text:p>
          </table:table-cell>
          <table:table-cell table:formula="of:=[.M$26]/[.$Q33]" office:value-type="float" office:value="3478.75" calcext:value-type="float">
            <text:p>3478,75</text:p>
          </table:table-cell>
          <table:table-cell table:formula="of:=[.N$26]/[.$Q33]" office:value-type="float" office:value="5857.125" calcext:value-type="float">
            <text:p>5857,125</text:p>
          </table:table-cell>
          <table:table-cell table:formula="of:=[.O$26]/[.$Q33]" office:value-type="float" office:value="177039.25" calcext:value-type="float">
            <text:p>177039,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IF([.B33]&gt;=[.$S$25];1;0)" office:value-type="float" office:value="1" calcext:value-type="float">
            <text:p>1</text:p>
          </table:table-cell>
          <table:table-cell table:formula="of:=IF([.C33]&gt;=[.$S$25];1;0)" office:value-type="float" office:value="1" calcext:value-type="float">
            <text:p>1</text:p>
          </table:table-cell>
          <table:table-cell table:formula="of:=IF([.D33]&gt;=[.$S$25];1;0)" office:value-type="float" office:value="1" calcext:value-type="float">
            <text:p>1</text:p>
          </table:table-cell>
          <table:table-cell table:formula="of:=IF([.E33]&gt;=[.$S$25];1;0)" office:value-type="float" office:value="1" calcext:value-type="float">
            <text:p>1</text:p>
          </table:table-cell>
          <table:table-cell table:formula="of:=IF([.F33]&gt;=[.$S$25];1;0)" office:value-type="float" office:value="1" calcext:value-type="float">
            <text:p>1</text:p>
          </table:table-cell>
          <table:table-cell table:formula="of:=IF([.G33]&gt;=[.$S$25];1;0)" office:value-type="float" office:value="0" calcext:value-type="float">
            <text:p>0</text:p>
          </table:table-cell>
          <table:table-cell table:formula="of:=IF([.H33]&gt;=[.$S$25];1;0)" office:value-type="float" office:value="0" calcext:value-type="float">
            <text:p>0</text:p>
          </table:table-cell>
          <table:table-cell table:formula="of:=IF([.I33]&gt;=[.$S$25];1;0)" office:value-type="float" office:value="0" calcext:value-type="float">
            <text:p>0</text:p>
          </table:table-cell>
          <table:table-cell table:formula="of:=IF([.J33]&gt;=[.$S$25];1;0)" office:value-type="float" office:value="0" calcext:value-type="float">
            <text:p>0</text:p>
          </table:table-cell>
          <table:table-cell table:formula="of:=IF([.K33]&gt;=[.$S$25];1;0)" office:value-type="float" office:value="0" calcext:value-type="float">
            <text:p>0</text:p>
          </table:table-cell>
          <table:table-cell table:formula="of:=IF([.L33]&gt;=[.$S$25];1;0)" office:value-type="float" office:value="0" calcext:value-type="float">
            <text:p>0</text:p>
          </table:table-cell>
          <table:table-cell table:formula="of:=IF([.M33]&gt;=[.$S$25];1;0)" office:value-type="float" office:value="0" calcext:value-type="float">
            <text:p>0</text:p>
          </table:table-cell>
          <table:table-cell table:formula="of:=IF([.N33]&gt;=[.$S$25];1;0)" office:value-type="float" office:value="0" calcext:value-type="float">
            <text:p>0</text:p>
          </table:table-cell>
          <table:table-cell table:formula="of:=IF([.O33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4]" office:value-type="float" office:value="142526" calcext:value-type="float">
            <text:p>142526</text:p>
          </table:table-cell>
          <table:table-cell table:formula="of:=[.C$26]/[.$Q34]" office:value-type="float" office:value="114692.666666667" calcext:value-type="float">
            <text:p>114692,666666667</text:p>
          </table:table-cell>
          <table:table-cell table:formula="of:=[.D$26]/[.$Q34]" office:value-type="float" office:value="156501.555555556" calcext:value-type="float">
            <text:p>156501,555555556</text:p>
          </table:table-cell>
          <table:table-cell table:formula="of:=[.E$26]/[.$Q34]" office:value-type="float" office:value="44678.5555555556" calcext:value-type="float">
            <text:p>44678,5555555556</text:p>
          </table:table-cell>
          <table:table-cell table:formula="of:=[.F$26]/[.$Q34]" office:value-type="float" office:value="49597.5555555556" calcext:value-type="float">
            <text:p>49597,5555555556</text:p>
          </table:table-cell>
          <table:table-cell table:formula="of:=[.G$26]/[.$Q34]" office:value-type="float" office:value="10932.7777777778" calcext:value-type="float">
            <text:p>10932,7777777778</text:p>
          </table:table-cell>
          <table:table-cell table:formula="of:=[.H$26]/[.$Q34]" office:value-type="float" office:value="2198.33333333333" calcext:value-type="float">
            <text:p>2198,33333333333</text:p>
          </table:table-cell>
          <table:table-cell table:formula="of:=[.I$26]/[.$Q34]" office:value-type="float" office:value="17.3333333333333" calcext:value-type="float">
            <text:p>17,3333333333333</text:p>
          </table:table-cell>
          <table:table-cell table:formula="of:=[.J$26]/[.$Q34]" office:value-type="float" office:value="3165.33333333333" calcext:value-type="float">
            <text:p>3165,33333333333</text:p>
          </table:table-cell>
          <table:table-cell table:formula="of:=[.K$26]/[.$Q34]" office:value-type="float" office:value="2152.88888888889" calcext:value-type="float">
            <text:p>2152,88888888889</text:p>
          </table:table-cell>
          <table:table-cell table:formula="of:=[.L$26]/[.$Q34]" office:value-type="float" office:value="12987.8888888889" calcext:value-type="float">
            <text:p>12987,8888888889</text:p>
          </table:table-cell>
          <table:table-cell table:formula="of:=[.M$26]/[.$Q34]" office:value-type="float" office:value="3092.22222222222" calcext:value-type="float">
            <text:p>3092,22222222222</text:p>
          </table:table-cell>
          <table:table-cell table:formula="of:=[.N$26]/[.$Q34]" office:value-type="float" office:value="5206.33333333333" calcext:value-type="float">
            <text:p>5206,33333333333</text:p>
          </table:table-cell>
          <table:table-cell table:formula="of:=[.O$26]/[.$Q34]" office:value-type="float" office:value="157368.222222222" calcext:value-type="float">
            <text:p>157368,2222222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IF([.B34]&gt;=[.$S$25];1;0)" office:value-type="float" office:value="1" calcext:value-type="float">
            <text:p>1</text:p>
          </table:table-cell>
          <table:table-cell table:formula="of:=IF([.C34]&gt;=[.$S$25];1;0)" office:value-type="float" office:value="1" calcext:value-type="float">
            <text:p>1</text:p>
          </table:table-cell>
          <table:table-cell table:formula="of:=IF([.D34]&gt;=[.$S$25];1;0)" office:value-type="float" office:value="1" calcext:value-type="float">
            <text:p>1</text:p>
          </table:table-cell>
          <table:table-cell table:formula="of:=IF([.E34]&gt;=[.$S$25];1;0)" office:value-type="float" office:value="1" calcext:value-type="float">
            <text:p>1</text:p>
          </table:table-cell>
          <table:table-cell table:formula="of:=IF([.F34]&gt;=[.$S$25];1;0)" office:value-type="float" office:value="1" calcext:value-type="float">
            <text:p>1</text:p>
          </table:table-cell>
          <table:table-cell table:formula="of:=IF([.G34]&gt;=[.$S$25];1;0)" office:value-type="float" office:value="0" calcext:value-type="float">
            <text:p>0</text:p>
          </table:table-cell>
          <table:table-cell table:formula="of:=IF([.H34]&gt;=[.$S$25];1;0)" office:value-type="float" office:value="0" calcext:value-type="float">
            <text:p>0</text:p>
          </table:table-cell>
          <table:table-cell table:formula="of:=IF([.I34]&gt;=[.$S$25];1;0)" office:value-type="float" office:value="0" calcext:value-type="float">
            <text:p>0</text:p>
          </table:table-cell>
          <table:table-cell table:formula="of:=IF([.J34]&gt;=[.$S$25];1;0)" office:value-type="float" office:value="0" calcext:value-type="float">
            <text:p>0</text:p>
          </table:table-cell>
          <table:table-cell table:formula="of:=IF([.K34]&gt;=[.$S$25];1;0)" office:value-type="float" office:value="0" calcext:value-type="float">
            <text:p>0</text:p>
          </table:table-cell>
          <table:table-cell table:formula="of:=IF([.L34]&gt;=[.$S$25];1;0)" office:value-type="float" office:value="0" calcext:value-type="float">
            <text:p>0</text:p>
          </table:table-cell>
          <table:table-cell table:formula="of:=IF([.M34]&gt;=[.$S$25];1;0)" office:value-type="float" office:value="0" calcext:value-type="float">
            <text:p>0</text:p>
          </table:table-cell>
          <table:table-cell table:formula="of:=IF([.N34]&gt;=[.$S$25];1;0)" office:value-type="float" office:value="0" calcext:value-type="float">
            <text:p>0</text:p>
          </table:table-cell>
          <table:table-cell table:formula="of:=IF([.O34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5]" office:value-type="float" office:value="128273.4" calcext:value-type="float">
            <text:p>128273,4</text:p>
          </table:table-cell>
          <table:table-cell table:formula="of:=[.C$26]/[.$Q35]" office:value-type="float" office:value="103223.4" calcext:value-type="float">
            <text:p>103223,4</text:p>
          </table:table-cell>
          <table:table-cell table:formula="of:=[.D$26]/[.$Q35]" office:value-type="float" office:value="140851.4" calcext:value-type="float">
            <text:p>140851,4</text:p>
          </table:table-cell>
          <table:table-cell table:formula="of:=[.E$26]/[.$Q35]" office:value-type="float" office:value="40210.7" calcext:value-type="float">
            <text:p>40210,7</text:p>
          </table:table-cell>
          <table:table-cell table:formula="of:=[.F$26]/[.$Q35]" office:value-type="float" office:value="44637.8" calcext:value-type="float">
            <text:p>44637,8</text:p>
          </table:table-cell>
          <table:table-cell table:formula="of:=[.G$26]/[.$Q35]" office:value-type="float" office:value="9839.5" calcext:value-type="float">
            <text:p>9839,5</text:p>
          </table:table-cell>
          <table:table-cell table:formula="of:=[.H$26]/[.$Q35]" office:value-type="float" office:value="1978.5" calcext:value-type="float">
            <text:p>1978,5</text:p>
          </table:table-cell>
          <table:table-cell table:formula="of:=[.I$26]/[.$Q35]" office:value-type="float" office:value="15.6" calcext:value-type="float">
            <text:p>15,6</text:p>
          </table:table-cell>
          <table:table-cell table:formula="of:=[.J$26]/[.$Q35]" office:value-type="float" office:value="2848.8" calcext:value-type="float">
            <text:p>2848,8</text:p>
          </table:table-cell>
          <table:table-cell table:formula="of:=[.K$26]/[.$Q35]" office:value-type="float" office:value="1937.6" calcext:value-type="float">
            <text:p>1937,6</text:p>
          </table:table-cell>
          <table:table-cell table:formula="of:=[.L$26]/[.$Q35]" office:value-type="float" office:value="11689.1" calcext:value-type="float">
            <text:p>11689,1</text:p>
          </table:table-cell>
          <table:table-cell table:formula="of:=[.M$26]/[.$Q35]" office:value-type="float" office:value="2783" calcext:value-type="float">
            <text:p>2783</text:p>
          </table:table-cell>
          <table:table-cell table:formula="of:=[.N$26]/[.$Q35]" office:value-type="float" office:value="4685.7" calcext:value-type="float">
            <text:p>4685,7</text:p>
          </table:table-cell>
          <table:table-cell table:formula="of:=[.O$26]/[.$Q35]" office:value-type="float" office:value="141631.4" calcext:value-type="float">
            <text:p>141631,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IF([.B35]&gt;=[.$S$25];1;0)" office:value-type="float" office:value="1" calcext:value-type="float">
            <text:p>1</text:p>
          </table:table-cell>
          <table:table-cell table:formula="of:=IF([.C35]&gt;=[.$S$25];1;0)" office:value-type="float" office:value="1" calcext:value-type="float">
            <text:p>1</text:p>
          </table:table-cell>
          <table:table-cell table:formula="of:=IF([.D35]&gt;=[.$S$25];1;0)" office:value-type="float" office:value="1" calcext:value-type="float">
            <text:p>1</text:p>
          </table:table-cell>
          <table:table-cell table:formula="of:=IF([.E35]&gt;=[.$S$25];1;0)" office:value-type="float" office:value="1" calcext:value-type="float">
            <text:p>1</text:p>
          </table:table-cell>
          <table:table-cell table:formula="of:=IF([.F35]&gt;=[.$S$25];1;0)" office:value-type="float" office:value="1" calcext:value-type="float">
            <text:p>1</text:p>
          </table:table-cell>
          <table:table-cell table:formula="of:=IF([.G35]&gt;=[.$S$25];1;0)" office:value-type="float" office:value="0" calcext:value-type="float">
            <text:p>0</text:p>
          </table:table-cell>
          <table:table-cell table:formula="of:=IF([.H35]&gt;=[.$S$25];1;0)" office:value-type="float" office:value="0" calcext:value-type="float">
            <text:p>0</text:p>
          </table:table-cell>
          <table:table-cell table:formula="of:=IF([.I35]&gt;=[.$S$25];1;0)" office:value-type="float" office:value="0" calcext:value-type="float">
            <text:p>0</text:p>
          </table:table-cell>
          <table:table-cell table:formula="of:=IF([.J35]&gt;=[.$S$25];1;0)" office:value-type="float" office:value="0" calcext:value-type="float">
            <text:p>0</text:p>
          </table:table-cell>
          <table:table-cell table:formula="of:=IF([.K35]&gt;=[.$S$25];1;0)" office:value-type="float" office:value="0" calcext:value-type="float">
            <text:p>0</text:p>
          </table:table-cell>
          <table:table-cell table:formula="of:=IF([.L35]&gt;=[.$S$25];1;0)" office:value-type="float" office:value="0" calcext:value-type="float">
            <text:p>0</text:p>
          </table:table-cell>
          <table:table-cell table:formula="of:=IF([.M35]&gt;=[.$S$25];1;0)" office:value-type="float" office:value="0" calcext:value-type="float">
            <text:p>0</text:p>
          </table:table-cell>
          <table:table-cell table:formula="of:=IF([.N35]&gt;=[.$S$25];1;0)" office:value-type="float" office:value="0" calcext:value-type="float">
            <text:p>0</text:p>
          </table:table-cell>
          <table:table-cell table:formula="of:=IF([.O35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6]" office:value-type="float" office:value="116612.181818182" calcext:value-type="float">
            <text:p>116612,181818182</text:p>
          </table:table-cell>
          <table:table-cell table:formula="of:=[.C$26]/[.$Q36]" office:value-type="float" office:value="93839.4545454545" calcext:value-type="float">
            <text:p>93839,4545454545</text:p>
          </table:table-cell>
          <table:table-cell table:formula="of:=[.D$26]/[.$Q36]" office:value-type="float" office:value="128046.727272727" calcext:value-type="float">
            <text:p>128046,727272727</text:p>
          </table:table-cell>
          <table:table-cell table:formula="of:=[.E$26]/[.$Q36]" office:value-type="float" office:value="36555.1818181818" calcext:value-type="float">
            <text:p>36555,1818181818</text:p>
          </table:table-cell>
          <table:table-cell table:formula="of:=[.F$26]/[.$Q36]" office:value-type="float" office:value="40579.8181818182" calcext:value-type="float">
            <text:p>40579,8181818182</text:p>
          </table:table-cell>
          <table:table-cell table:formula="of:=[.G$26]/[.$Q36]" office:value-type="float" office:value="8945" calcext:value-type="float">
            <text:p>8945</text:p>
          </table:table-cell>
          <table:table-cell table:formula="of:=[.H$26]/[.$Q36]" office:value-type="float" office:value="1798.63636363636" calcext:value-type="float">
            <text:p>1798,63636363636</text:p>
          </table:table-cell>
          <table:table-cell table:formula="of:=[.I$26]/[.$Q36]" office:value-type="float" office:value="14.1818181818182" calcext:value-type="float">
            <text:p>14,1818181818182</text:p>
          </table:table-cell>
          <table:table-cell table:formula="of:=[.J$26]/[.$Q36]" office:value-type="float" office:value="2589.81818181818" calcext:value-type="float">
            <text:p>2589,81818181818</text:p>
          </table:table-cell>
          <table:table-cell table:formula="of:=[.K$26]/[.$Q36]" office:value-type="float" office:value="1761.45454545455" calcext:value-type="float">
            <text:p>1761,45454545455</text:p>
          </table:table-cell>
          <table:table-cell table:formula="of:=[.L$26]/[.$Q36]" office:value-type="float" office:value="10626.4545454545" calcext:value-type="float">
            <text:p>10626,4545454545</text:p>
          </table:table-cell>
          <table:table-cell table:formula="of:=[.M$26]/[.$Q36]" office:value-type="float" office:value="2530" calcext:value-type="float">
            <text:p>2530</text:p>
          </table:table-cell>
          <table:table-cell table:formula="of:=[.N$26]/[.$Q36]" office:value-type="float" office:value="4259.72727272727" calcext:value-type="float">
            <text:p>4259,72727272727</text:p>
          </table:table-cell>
          <table:table-cell table:formula="of:=[.O$26]/[.$Q36]" office:value-type="float" office:value="128755.818181818" calcext:value-type="float">
            <text:p>128755,81818181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IF([.B36]&gt;=[.$S$25];1;0)" office:value-type="float" office:value="1" calcext:value-type="float">
            <text:p>1</text:p>
          </table:table-cell>
          <table:table-cell table:formula="of:=IF([.C36]&gt;=[.$S$25];1;0)" office:value-type="float" office:value="1" calcext:value-type="float">
            <text:p>1</text:p>
          </table:table-cell>
          <table:table-cell table:formula="of:=IF([.D36]&gt;=[.$S$25];1;0)" office:value-type="float" office:value="1" calcext:value-type="float">
            <text:p>1</text:p>
          </table:table-cell>
          <table:table-cell table:formula="of:=IF([.E36]&gt;=[.$S$25];1;0)" office:value-type="float" office:value="1" calcext:value-type="float">
            <text:p>1</text:p>
          </table:table-cell>
          <table:table-cell table:formula="of:=IF([.F36]&gt;=[.$S$25];1;0)" office:value-type="float" office:value="1" calcext:value-type="float">
            <text:p>1</text:p>
          </table:table-cell>
          <table:table-cell table:formula="of:=IF([.G36]&gt;=[.$S$25];1;0)" office:value-type="float" office:value="0" calcext:value-type="float">
            <text:p>0</text:p>
          </table:table-cell>
          <table:table-cell table:formula="of:=IF([.H36]&gt;=[.$S$25];1;0)" office:value-type="float" office:value="0" calcext:value-type="float">
            <text:p>0</text:p>
          </table:table-cell>
          <table:table-cell table:formula="of:=IF([.I36]&gt;=[.$S$25];1;0)" office:value-type="float" office:value="0" calcext:value-type="float">
            <text:p>0</text:p>
          </table:table-cell>
          <table:table-cell table:formula="of:=IF([.J36]&gt;=[.$S$25];1;0)" office:value-type="float" office:value="0" calcext:value-type="float">
            <text:p>0</text:p>
          </table:table-cell>
          <table:table-cell table:formula="of:=IF([.K36]&gt;=[.$S$25];1;0)" office:value-type="float" office:value="0" calcext:value-type="float">
            <text:p>0</text:p>
          </table:table-cell>
          <table:table-cell table:formula="of:=IF([.L36]&gt;=[.$S$25];1;0)" office:value-type="float" office:value="0" calcext:value-type="float">
            <text:p>0</text:p>
          </table:table-cell>
          <table:table-cell table:formula="of:=IF([.M36]&gt;=[.$S$25];1;0)" office:value-type="float" office:value="0" calcext:value-type="float">
            <text:p>0</text:p>
          </table:table-cell>
          <table:table-cell table:formula="of:=IF([.N36]&gt;=[.$S$25];1;0)" office:value-type="float" office:value="0" calcext:value-type="float">
            <text:p>0</text:p>
          </table:table-cell>
          <table:table-cell table:formula="of:=IF([.O36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7]" office:value-type="float" office:value="106894.5" calcext:value-type="float">
            <text:p>106894,5</text:p>
          </table:table-cell>
          <table:table-cell table:formula="of:=[.C$26]/[.$Q37]" office:value-type="float" office:value="86019.5" calcext:value-type="float">
            <text:p>86019,5</text:p>
          </table:table-cell>
          <table:table-cell table:formula="of:=[.D$26]/[.$Q37]" office:value-type="float" office:value="117376.166666667" calcext:value-type="float">
            <text:p>117376,166666667</text:p>
          </table:table-cell>
          <table:table-cell table:formula="of:=[.E$26]/[.$Q37]" office:value-type="float" office:value="33508.9166666667" calcext:value-type="float">
            <text:p>33508,9166666667</text:p>
          </table:table-cell>
          <table:table-cell table:formula="of:=[.F$26]/[.$Q37]" office:value-type="float" office:value="37198.1666666667" calcext:value-type="float">
            <text:p>37198,1666666667</text:p>
          </table:table-cell>
          <table:table-cell table:formula="of:=[.G$26]/[.$Q37]" office:value-type="float" office:value="8199.58333333333" calcext:value-type="float">
            <text:p>8199,58333333333</text:p>
          </table:table-cell>
          <table:table-cell table:formula="of:=[.H$26]/[.$Q37]" office:value-type="float" office:value="1648.75" calcext:value-type="float">
            <text:p>1648,75</text:p>
          </table:table-cell>
          <table:table-cell table:formula="of:=[.I$26]/[.$Q37]" office:value-type="float" office:value="13" calcext:value-type="float">
            <text:p>13</text:p>
          </table:table-cell>
          <table:table-cell table:formula="of:=[.J$26]/[.$Q37]" office:value-type="float" office:value="2374" calcext:value-type="float">
            <text:p>2374</text:p>
          </table:table-cell>
          <table:table-cell table:formula="of:=[.K$26]/[.$Q37]" office:value-type="float" office:value="1614.66666666667" calcext:value-type="float">
            <text:p>1614,66666666667</text:p>
          </table:table-cell>
          <table:table-cell table:formula="of:=[.L$26]/[.$Q37]" office:value-type="float" office:value="9740.91666666667" calcext:value-type="float">
            <text:p>9740,91666666667</text:p>
          </table:table-cell>
          <table:table-cell table:formula="of:=[.M$26]/[.$Q37]" office:value-type="float" office:value="2319.16666666667" calcext:value-type="float">
            <text:p>2319,16666666667</text:p>
          </table:table-cell>
          <table:table-cell table:formula="of:=[.N$26]/[.$Q37]" office:value-type="float" office:value="3904.75" calcext:value-type="float">
            <text:p>3904,75</text:p>
          </table:table-cell>
          <table:table-cell table:formula="of:=[.O$26]/[.$Q37]" office:value-type="float" office:value="118026.166666667" calcext:value-type="float">
            <text:p>118026,16666666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B37]&gt;=[.$S$25];1;0)" office:value-type="float" office:value="1" calcext:value-type="float">
            <text:p>1</text:p>
          </table:table-cell>
          <table:table-cell table:formula="of:=IF([.C37]&gt;=[.$S$25];1;0)" office:value-type="float" office:value="1" calcext:value-type="float">
            <text:p>1</text:p>
          </table:table-cell>
          <table:table-cell table:formula="of:=IF([.D37]&gt;=[.$S$25];1;0)" office:value-type="float" office:value="1" calcext:value-type="float">
            <text:p>1</text:p>
          </table:table-cell>
          <table:table-cell table:formula="of:=IF([.E37]&gt;=[.$S$25];1;0)" office:value-type="float" office:value="1" calcext:value-type="float">
            <text:p>1</text:p>
          </table:table-cell>
          <table:table-cell table:formula="of:=IF([.F37]&gt;=[.$S$25];1;0)" office:value-type="float" office:value="1" calcext:value-type="float">
            <text:p>1</text:p>
          </table:table-cell>
          <table:table-cell table:formula="of:=IF([.G37]&gt;=[.$S$25];1;0)" office:value-type="float" office:value="0" calcext:value-type="float">
            <text:p>0</text:p>
          </table:table-cell>
          <table:table-cell table:formula="of:=IF([.H37]&gt;=[.$S$25];1;0)" office:value-type="float" office:value="0" calcext:value-type="float">
            <text:p>0</text:p>
          </table:table-cell>
          <table:table-cell table:formula="of:=IF([.I37]&gt;=[.$S$25];1;0)" office:value-type="float" office:value="0" calcext:value-type="float">
            <text:p>0</text:p>
          </table:table-cell>
          <table:table-cell table:formula="of:=IF([.J37]&gt;=[.$S$25];1;0)" office:value-type="float" office:value="0" calcext:value-type="float">
            <text:p>0</text:p>
          </table:table-cell>
          <table:table-cell table:formula="of:=IF([.K37]&gt;=[.$S$25];1;0)" office:value-type="float" office:value="0" calcext:value-type="float">
            <text:p>0</text:p>
          </table:table-cell>
          <table:table-cell table:formula="of:=IF([.L37]&gt;=[.$S$25];1;0)" office:value-type="float" office:value="0" calcext:value-type="float">
            <text:p>0</text:p>
          </table:table-cell>
          <table:table-cell table:formula="of:=IF([.M37]&gt;=[.$S$25];1;0)" office:value-type="float" office:value="0" calcext:value-type="float">
            <text:p>0</text:p>
          </table:table-cell>
          <table:table-cell table:formula="of:=IF([.N37]&gt;=[.$S$25];1;0)" office:value-type="float" office:value="0" calcext:value-type="float">
            <text:p>0</text:p>
          </table:table-cell>
          <table:table-cell table:formula="of:=IF([.O37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8]" office:value-type="float" office:value="98671.8461538462" calcext:value-type="float">
            <text:p>98671,8461538462</text:p>
          </table:table-cell>
          <table:table-cell table:formula="of:=[.C$26]/[.$Q38]" office:value-type="float" office:value="79402.6153846154" calcext:value-type="float">
            <text:p>79402,6153846154</text:p>
          </table:table-cell>
          <table:table-cell table:formula="of:=[.D$26]/[.$Q38]" office:value-type="float" office:value="108347.230769231" calcext:value-type="float">
            <text:p>108347,230769231</text:p>
          </table:table-cell>
          <table:table-cell table:formula="of:=[.E$26]/[.$Q38]" office:value-type="float" office:value="30931.3076923077" calcext:value-type="float">
            <text:p>30931,3076923077</text:p>
          </table:table-cell>
          <table:table-cell table:formula="of:=[.F$26]/[.$Q38]" office:value-type="float" office:value="34336.7692307692" calcext:value-type="float">
            <text:p>34336,7692307692</text:p>
          </table:table-cell>
          <table:table-cell table:formula="of:=[.G$26]/[.$Q38]" office:value-type="float" office:value="7568.84615384615" calcext:value-type="float">
            <text:p>7568,84615384615</text:p>
          </table:table-cell>
          <table:table-cell table:formula="of:=[.H$26]/[.$Q38]" office:value-type="float" office:value="1521.92307692308" calcext:value-type="float">
            <text:p>1521,92307692308</text:p>
          </table:table-cell>
          <table:table-cell table:formula="of:=[.I$26]/[.$Q38]" office:value-type="float" office:value="12" calcext:value-type="float">
            <text:p>12</text:p>
          </table:table-cell>
          <table:table-cell table:formula="of:=[.J$26]/[.$Q38]" office:value-type="float" office:value="2191.38461538462" calcext:value-type="float">
            <text:p>2191,38461538462</text:p>
          </table:table-cell>
          <table:table-cell table:formula="of:=[.K$26]/[.$Q38]" office:value-type="float" office:value="1490.46153846154" calcext:value-type="float">
            <text:p>1490,46153846154</text:p>
          </table:table-cell>
          <table:table-cell table:formula="of:=[.L$26]/[.$Q38]" office:value-type="float" office:value="8991.61538461539" calcext:value-type="float">
            <text:p>8991,61538461539</text:p>
          </table:table-cell>
          <table:table-cell table:formula="of:=[.M$26]/[.$Q38]" office:value-type="float" office:value="2140.76923076923" calcext:value-type="float">
            <text:p>2140,76923076923</text:p>
          </table:table-cell>
          <table:table-cell table:formula="of:=[.N$26]/[.$Q38]" office:value-type="float" office:value="3604.38461538462" calcext:value-type="float">
            <text:p>3604,38461538462</text:p>
          </table:table-cell>
          <table:table-cell table:formula="of:=[.O$26]/[.$Q38]" office:value-type="float" office:value="108947.230769231" calcext:value-type="float">
            <text:p>108947,23076923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IF([.B38]&gt;=[.$S$25];1;0)" office:value-type="float" office:value="1" calcext:value-type="float">
            <text:p>1</text:p>
          </table:table-cell>
          <table:table-cell table:formula="of:=IF([.C38]&gt;=[.$S$25];1;0)" office:value-type="float" office:value="1" calcext:value-type="float">
            <text:p>1</text:p>
          </table:table-cell>
          <table:table-cell table:formula="of:=IF([.D38]&gt;=[.$S$25];1;0)" office:value-type="float" office:value="1" calcext:value-type="float">
            <text:p>1</text:p>
          </table:table-cell>
          <table:table-cell table:formula="of:=IF([.E38]&gt;=[.$S$25];1;0)" office:value-type="float" office:value="0" calcext:value-type="float">
            <text:p>0</text:p>
          </table:table-cell>
          <table:table-cell table:formula="of:=IF([.F38]&gt;=[.$S$25];1;0)" office:value-type="float" office:value="1" calcext:value-type="float">
            <text:p>1</text:p>
          </table:table-cell>
          <table:table-cell table:formula="of:=IF([.G38]&gt;=[.$S$25];1;0)" office:value-type="float" office:value="0" calcext:value-type="float">
            <text:p>0</text:p>
          </table:table-cell>
          <table:table-cell table:formula="of:=IF([.H38]&gt;=[.$S$25];1;0)" office:value-type="float" office:value="0" calcext:value-type="float">
            <text:p>0</text:p>
          </table:table-cell>
          <table:table-cell table:formula="of:=IF([.I38]&gt;=[.$S$25];1;0)" office:value-type="float" office:value="0" calcext:value-type="float">
            <text:p>0</text:p>
          </table:table-cell>
          <table:table-cell table:formula="of:=IF([.J38]&gt;=[.$S$25];1;0)" office:value-type="float" office:value="0" calcext:value-type="float">
            <text:p>0</text:p>
          </table:table-cell>
          <table:table-cell table:formula="of:=IF([.K38]&gt;=[.$S$25];1;0)" office:value-type="float" office:value="0" calcext:value-type="float">
            <text:p>0</text:p>
          </table:table-cell>
          <table:table-cell table:formula="of:=IF([.L38]&gt;=[.$S$25];1;0)" office:value-type="float" office:value="0" calcext:value-type="float">
            <text:p>0</text:p>
          </table:table-cell>
          <table:table-cell table:formula="of:=IF([.M38]&gt;=[.$S$25];1;0)" office:value-type="float" office:value="0" calcext:value-type="float">
            <text:p>0</text:p>
          </table:table-cell>
          <table:table-cell table:formula="of:=IF([.N38]&gt;=[.$S$25];1;0)" office:value-type="float" office:value="0" calcext:value-type="float">
            <text:p>0</text:p>
          </table:table-cell>
          <table:table-cell table:formula="of:=IF([.O38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39]" office:value-type="float" office:value="91623.8571428571" calcext:value-type="float">
            <text:p>91623,8571428571</text:p>
          </table:table-cell>
          <table:table-cell table:formula="of:=[.C$26]/[.$Q39]" office:value-type="float" office:value="73731" calcext:value-type="float">
            <text:p>73731</text:p>
          </table:table-cell>
          <table:table-cell table:formula="of:=[.D$26]/[.$Q39]" office:value-type="float" office:value="100608.142857143" calcext:value-type="float">
            <text:p>100608,142857143</text:p>
          </table:table-cell>
          <table:table-cell table:formula="of:=[.E$26]/[.$Q39]" office:value-type="float" office:value="28721.9285714286" calcext:value-type="float">
            <text:p>28721,9285714286</text:p>
          </table:table-cell>
          <table:table-cell table:formula="of:=[.F$26]/[.$Q39]" office:value-type="float" office:value="31884.1428571429" calcext:value-type="float">
            <text:p>31884,1428571429</text:p>
          </table:table-cell>
          <table:table-cell table:formula="of:=[.G$26]/[.$Q39]" office:value-type="float" office:value="7028.21428571429" calcext:value-type="float">
            <text:p>7028,21428571429</text:p>
          </table:table-cell>
          <table:table-cell table:formula="of:=[.H$26]/[.$Q39]" office:value-type="float" office:value="1413.21428571429" calcext:value-type="float">
            <text:p>1413,21428571429</text:p>
          </table:table-cell>
          <table:table-cell table:formula="of:=[.I$26]/[.$Q39]" office:value-type="float" office:value="11.1428571428571" calcext:value-type="float">
            <text:p>11,1428571428571</text:p>
          </table:table-cell>
          <table:table-cell table:formula="of:=[.J$26]/[.$Q39]" office:value-type="float" office:value="2034.85714285714" calcext:value-type="float">
            <text:p>2034,85714285714</text:p>
          </table:table-cell>
          <table:table-cell table:formula="of:=[.K$26]/[.$Q39]" office:value-type="float" office:value="1384" calcext:value-type="float">
            <text:p>1384</text:p>
          </table:table-cell>
          <table:table-cell table:formula="of:=[.L$26]/[.$Q39]" office:value-type="float" office:value="8349.35714285714" calcext:value-type="float">
            <text:p>8349,35714285714</text:p>
          </table:table-cell>
          <table:table-cell table:formula="of:=[.M$26]/[.$Q39]" office:value-type="float" office:value="1987.85714285714" calcext:value-type="float">
            <text:p>1987,85714285714</text:p>
          </table:table-cell>
          <table:table-cell table:formula="of:=[.N$26]/[.$Q39]" office:value-type="float" office:value="3346.92857142857" calcext:value-type="float">
            <text:p>3346,92857142857</text:p>
          </table:table-cell>
          <table:table-cell table:formula="of:=[.O$26]/[.$Q39]" office:value-type="float" office:value="101165.285714286" calcext:value-type="float">
            <text:p>101165,28571428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IF([.B39]&gt;=[.$S$25];1;0)" office:value-type="float" office:value="1" calcext:value-type="float">
            <text:p>1</text:p>
          </table:table-cell>
          <table:table-cell table:formula="of:=IF([.C39]&gt;=[.$S$25];1;0)" office:value-type="float" office:value="1" calcext:value-type="float">
            <text:p>1</text:p>
          </table:table-cell>
          <table:table-cell table:formula="of:=IF([.D39]&gt;=[.$S$25];1;0)" office:value-type="float" office:value="1" calcext:value-type="float">
            <text:p>1</text:p>
          </table:table-cell>
          <table:table-cell table:formula="of:=IF([.E39]&gt;=[.$S$25];1;0)" office:value-type="float" office:value="0" calcext:value-type="float">
            <text:p>0</text:p>
          </table:table-cell>
          <table:table-cell table:formula="of:=IF([.F39]&gt;=[.$S$25];1;0)" office:value-type="float" office:value="0" calcext:value-type="float">
            <text:p>0</text:p>
          </table:table-cell>
          <table:table-cell table:formula="of:=IF([.G39]&gt;=[.$S$25];1;0)" office:value-type="float" office:value="0" calcext:value-type="float">
            <text:p>0</text:p>
          </table:table-cell>
          <table:table-cell table:formula="of:=IF([.H39]&gt;=[.$S$25];1;0)" office:value-type="float" office:value="0" calcext:value-type="float">
            <text:p>0</text:p>
          </table:table-cell>
          <table:table-cell table:formula="of:=IF([.I39]&gt;=[.$S$25];1;0)" office:value-type="float" office:value="0" calcext:value-type="float">
            <text:p>0</text:p>
          </table:table-cell>
          <table:table-cell table:formula="of:=IF([.J39]&gt;=[.$S$25];1;0)" office:value-type="float" office:value="0" calcext:value-type="float">
            <text:p>0</text:p>
          </table:table-cell>
          <table:table-cell table:formula="of:=IF([.K39]&gt;=[.$S$25];1;0)" office:value-type="float" office:value="0" calcext:value-type="float">
            <text:p>0</text:p>
          </table:table-cell>
          <table:table-cell table:formula="of:=IF([.L39]&gt;=[.$S$25];1;0)" office:value-type="float" office:value="0" calcext:value-type="float">
            <text:p>0</text:p>
          </table:table-cell>
          <table:table-cell table:formula="of:=IF([.M39]&gt;=[.$S$25];1;0)" office:value-type="float" office:value="0" calcext:value-type="float">
            <text:p>0</text:p>
          </table:table-cell>
          <table:table-cell table:formula="of:=IF([.N39]&gt;=[.$S$25];1;0)" office:value-type="float" office:value="0" calcext:value-type="float">
            <text:p>0</text:p>
          </table:table-cell>
          <table:table-cell table:formula="of:=IF([.O39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0]" office:value-type="float" office:value="85515.6" calcext:value-type="float">
            <text:p>85515,6</text:p>
          </table:table-cell>
          <table:table-cell table:formula="of:=[.C$26]/[.$Q40]" office:value-type="float" office:value="68815.6" calcext:value-type="float">
            <text:p>68815,6</text:p>
          </table:table-cell>
          <table:table-cell table:formula="of:=[.D$26]/[.$Q40]" office:value-type="float" office:value="93900.9333333333" calcext:value-type="float">
            <text:p>93900,9333333333</text:p>
          </table:table-cell>
          <table:table-cell table:formula="of:=[.E$26]/[.$Q40]" office:value-type="float" office:value="26807.1333333333" calcext:value-type="float">
            <text:p>26807,1333333333</text:p>
          </table:table-cell>
          <table:table-cell table:formula="of:=[.F$26]/[.$Q40]" office:value-type="float" office:value="29758.5333333333" calcext:value-type="float">
            <text:p>29758,5333333333</text:p>
          </table:table-cell>
          <table:table-cell table:formula="of:=[.G$26]/[.$Q40]" office:value-type="float" office:value="6559.66666666667" calcext:value-type="float">
            <text:p>6559,66666666667</text:p>
          </table:table-cell>
          <table:table-cell table:formula="of:=[.H$26]/[.$Q40]" office:value-type="float" office:value="1319" calcext:value-type="float">
            <text:p>1319</text:p>
          </table:table-cell>
          <table:table-cell table:formula="of:=[.I$26]/[.$Q40]" office:value-type="float" office:value="10.4" calcext:value-type="float">
            <text:p>10,4</text:p>
          </table:table-cell>
          <table:table-cell table:formula="of:=[.J$26]/[.$Q40]" office:value-type="float" office:value="1899.2" calcext:value-type="float">
            <text:p>1899,2</text:p>
          </table:table-cell>
          <table:table-cell table:formula="of:=[.K$26]/[.$Q40]" office:value-type="float" office:value="1291.73333333333" calcext:value-type="float">
            <text:p>1291,73333333333</text:p>
          </table:table-cell>
          <table:table-cell table:formula="of:=[.L$26]/[.$Q40]" office:value-type="float" office:value="7792.73333333333" calcext:value-type="float">
            <text:p>7792,73333333333</text:p>
          </table:table-cell>
          <table:table-cell table:formula="of:=[.M$26]/[.$Q40]" office:value-type="float" office:value="1855.33333333333" calcext:value-type="float">
            <text:p>1855,33333333333</text:p>
          </table:table-cell>
          <table:table-cell table:formula="of:=[.N$26]/[.$Q40]" office:value-type="float" office:value="3123.8" calcext:value-type="float">
            <text:p>3123,8</text:p>
          </table:table-cell>
          <table:table-cell table:formula="of:=[.O$26]/[.$Q40]" office:value-type="float" office:value="94420.9333333333" calcext:value-type="float">
            <text:p>94420,93333333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B40]&gt;=[.$S$25];1;0)" office:value-type="float" office:value="1" calcext:value-type="float">
            <text:p>1</text:p>
          </table:table-cell>
          <table:table-cell table:formula="of:=IF([.C40]&gt;=[.$S$25];1;0)" office:value-type="float" office:value="1" calcext:value-type="float">
            <text:p>1</text:p>
          </table:table-cell>
          <table:table-cell table:formula="of:=IF([.D40]&gt;=[.$S$25];1;0)" office:value-type="float" office:value="1" calcext:value-type="float">
            <text:p>1</text:p>
          </table:table-cell>
          <table:table-cell table:formula="of:=IF([.E40]&gt;=[.$S$25];1;0)" office:value-type="float" office:value="0" calcext:value-type="float">
            <text:p>0</text:p>
          </table:table-cell>
          <table:table-cell table:formula="of:=IF([.F40]&gt;=[.$S$25];1;0)" office:value-type="float" office:value="0" calcext:value-type="float">
            <text:p>0</text:p>
          </table:table-cell>
          <table:table-cell table:formula="of:=IF([.G40]&gt;=[.$S$25];1;0)" office:value-type="float" office:value="0" calcext:value-type="float">
            <text:p>0</text:p>
          </table:table-cell>
          <table:table-cell table:formula="of:=IF([.H40]&gt;=[.$S$25];1;0)" office:value-type="float" office:value="0" calcext:value-type="float">
            <text:p>0</text:p>
          </table:table-cell>
          <table:table-cell table:formula="of:=IF([.I40]&gt;=[.$S$25];1;0)" office:value-type="float" office:value="0" calcext:value-type="float">
            <text:p>0</text:p>
          </table:table-cell>
          <table:table-cell table:formula="of:=IF([.J40]&gt;=[.$S$25];1;0)" office:value-type="float" office:value="0" calcext:value-type="float">
            <text:p>0</text:p>
          </table:table-cell>
          <table:table-cell table:formula="of:=IF([.K40]&gt;=[.$S$25];1;0)" office:value-type="float" office:value="0" calcext:value-type="float">
            <text:p>0</text:p>
          </table:table-cell>
          <table:table-cell table:formula="of:=IF([.L40]&gt;=[.$S$25];1;0)" office:value-type="float" office:value="0" calcext:value-type="float">
            <text:p>0</text:p>
          </table:table-cell>
          <table:table-cell table:formula="of:=IF([.M40]&gt;=[.$S$25];1;0)" office:value-type="float" office:value="0" calcext:value-type="float">
            <text:p>0</text:p>
          </table:table-cell>
          <table:table-cell table:formula="of:=IF([.N40]&gt;=[.$S$25];1;0)" office:value-type="float" office:value="0" calcext:value-type="float">
            <text:p>0</text:p>
          </table:table-cell>
          <table:table-cell table:formula="of:=IF([.O40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1]" office:value-type="float" office:value="80170.875" calcext:value-type="float">
            <text:p>80170,875</text:p>
          </table:table-cell>
          <table:table-cell table:formula="of:=[.C$26]/[.$Q41]" office:value-type="float" office:value="64514.625" calcext:value-type="float">
            <text:p>64514,625</text:p>
          </table:table-cell>
          <table:table-cell table:formula="of:=[.D$26]/[.$Q41]" office:value-type="float" office:value="88032.125" calcext:value-type="float">
            <text:p>88032,125</text:p>
          </table:table-cell>
          <table:table-cell table:formula="of:=[.E$26]/[.$Q41]" office:value-type="float" office:value="25131.6875" calcext:value-type="float">
            <text:p>25131,6875</text:p>
          </table:table-cell>
          <table:table-cell table:formula="of:=[.F$26]/[.$Q41]" office:value-type="float" office:value="27898.625" calcext:value-type="float">
            <text:p>27898,625</text:p>
          </table:table-cell>
          <table:table-cell table:formula="of:=[.G$26]/[.$Q41]" office:value-type="float" office:value="6149.6875" calcext:value-type="float">
            <text:p>6149,6875</text:p>
          </table:table-cell>
          <table:table-cell table:formula="of:=[.H$26]/[.$Q41]" office:value-type="float" office:value="1236.5625" calcext:value-type="float">
            <text:p>1236,5625</text:p>
          </table:table-cell>
          <table:table-cell table:formula="of:=[.I$26]/[.$Q41]" office:value-type="float" office:value="9.75" calcext:value-type="float">
            <text:p>9,75</text:p>
          </table:table-cell>
          <table:table-cell table:formula="of:=[.J$26]/[.$Q41]" office:value-type="float" office:value="1780.5" calcext:value-type="float">
            <text:p>1780,5</text:p>
          </table:table-cell>
          <table:table-cell table:formula="of:=[.K$26]/[.$Q41]" office:value-type="float" office:value="1211" calcext:value-type="float">
            <text:p>1211</text:p>
          </table:table-cell>
          <table:table-cell table:formula="of:=[.L$26]/[.$Q41]" office:value-type="float" office:value="7305.6875" calcext:value-type="float">
            <text:p>7305,6875</text:p>
          </table:table-cell>
          <table:table-cell table:formula="of:=[.M$26]/[.$Q41]" office:value-type="float" office:value="1739.375" calcext:value-type="float">
            <text:p>1739,375</text:p>
          </table:table-cell>
          <table:table-cell table:formula="of:=[.N$26]/[.$Q41]" office:value-type="float" office:value="2928.5625" calcext:value-type="float">
            <text:p>2928,5625</text:p>
          </table:table-cell>
          <table:table-cell table:formula="of:=[.O$26]/[.$Q41]" office:value-type="float" office:value="88519.625" calcext:value-type="float">
            <text:p>88519,6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IF([.B41]&gt;=[.$S$25];1;0)" office:value-type="float" office:value="1" calcext:value-type="float">
            <text:p>1</text:p>
          </table:table-cell>
          <table:table-cell table:formula="of:=IF([.C41]&gt;=[.$S$25];1;0)" office:value-type="float" office:value="1" calcext:value-type="float">
            <text:p>1</text:p>
          </table:table-cell>
          <table:table-cell table:formula="of:=IF([.D41]&gt;=[.$S$25];1;0)" office:value-type="float" office:value="1" calcext:value-type="float">
            <text:p>1</text:p>
          </table:table-cell>
          <table:table-cell table:formula="of:=IF([.E41]&gt;=[.$S$25];1;0)" office:value-type="float" office:value="0" calcext:value-type="float">
            <text:p>0</text:p>
          </table:table-cell>
          <table:table-cell table:formula="of:=IF([.F41]&gt;=[.$S$25];1;0)" office:value-type="float" office:value="0" calcext:value-type="float">
            <text:p>0</text:p>
          </table:table-cell>
          <table:table-cell table:formula="of:=IF([.G41]&gt;=[.$S$25];1;0)" office:value-type="float" office:value="0" calcext:value-type="float">
            <text:p>0</text:p>
          </table:table-cell>
          <table:table-cell table:formula="of:=IF([.H41]&gt;=[.$S$25];1;0)" office:value-type="float" office:value="0" calcext:value-type="float">
            <text:p>0</text:p>
          </table:table-cell>
          <table:table-cell table:formula="of:=IF([.I41]&gt;=[.$S$25];1;0)" office:value-type="float" office:value="0" calcext:value-type="float">
            <text:p>0</text:p>
          </table:table-cell>
          <table:table-cell table:formula="of:=IF([.J41]&gt;=[.$S$25];1;0)" office:value-type="float" office:value="0" calcext:value-type="float">
            <text:p>0</text:p>
          </table:table-cell>
          <table:table-cell table:formula="of:=IF([.K41]&gt;=[.$S$25];1;0)" office:value-type="float" office:value="0" calcext:value-type="float">
            <text:p>0</text:p>
          </table:table-cell>
          <table:table-cell table:formula="of:=IF([.L41]&gt;=[.$S$25];1;0)" office:value-type="float" office:value="0" calcext:value-type="float">
            <text:p>0</text:p>
          </table:table-cell>
          <table:table-cell table:formula="of:=IF([.M41]&gt;=[.$S$25];1;0)" office:value-type="float" office:value="0" calcext:value-type="float">
            <text:p>0</text:p>
          </table:table-cell>
          <table:table-cell table:formula="of:=IF([.N41]&gt;=[.$S$25];1;0)" office:value-type="float" office:value="0" calcext:value-type="float">
            <text:p>0</text:p>
          </table:table-cell>
          <table:table-cell table:formula="of:=IF([.O41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2]" office:value-type="float" office:value="75454.9411764706" calcext:value-type="float">
            <text:p>75454,9411764706</text:p>
          </table:table-cell>
          <table:table-cell table:formula="of:=[.C$26]/[.$Q42]" office:value-type="float" office:value="60719.6470588235" calcext:value-type="float">
            <text:p>60719,6470588235</text:p>
          </table:table-cell>
          <table:table-cell table:formula="of:=[.D$26]/[.$Q42]" office:value-type="float" office:value="82853.7647058824" calcext:value-type="float">
            <text:p>82853,7647058824</text:p>
          </table:table-cell>
          <table:table-cell table:formula="of:=[.E$26]/[.$Q42]" office:value-type="float" office:value="23653.3529411765" calcext:value-type="float">
            <text:p>23653,3529411765</text:p>
          </table:table-cell>
          <table:table-cell table:formula="of:=[.F$26]/[.$Q42]" office:value-type="float" office:value="26257.5294117647" calcext:value-type="float">
            <text:p>26257,5294117647</text:p>
          </table:table-cell>
          <table:table-cell table:formula="of:=[.G$26]/[.$Q42]" office:value-type="float" office:value="5787.94117647059" calcext:value-type="float">
            <text:p>5787,94117647059</text:p>
          </table:table-cell>
          <table:table-cell table:formula="of:=[.H$26]/[.$Q42]" office:value-type="float" office:value="1163.82352941176" calcext:value-type="float">
            <text:p>1163,82352941176</text:p>
          </table:table-cell>
          <table:table-cell table:formula="of:=[.I$26]/[.$Q42]" office:value-type="float" office:value="9.17647058823529" calcext:value-type="float">
            <text:p>9,17647058823529</text:p>
          </table:table-cell>
          <table:table-cell table:formula="of:=[.J$26]/[.$Q42]" office:value-type="float" office:value="1675.76470588235" calcext:value-type="float">
            <text:p>1675,76470588235</text:p>
          </table:table-cell>
          <table:table-cell table:formula="of:=[.K$26]/[.$Q42]" office:value-type="float" office:value="1139.76470588235" calcext:value-type="float">
            <text:p>1139,76470588235</text:p>
          </table:table-cell>
          <table:table-cell table:formula="of:=[.L$26]/[.$Q42]" office:value-type="float" office:value="6875.94117647059" calcext:value-type="float">
            <text:p>6875,94117647059</text:p>
          </table:table-cell>
          <table:table-cell table:formula="of:=[.M$26]/[.$Q42]" office:value-type="float" office:value="1637.05882352941" calcext:value-type="float">
            <text:p>1637,05882352941</text:p>
          </table:table-cell>
          <table:table-cell table:formula="of:=[.N$26]/[.$Q42]" office:value-type="float" office:value="2756.29411764706" calcext:value-type="float">
            <text:p>2756,29411764706</text:p>
          </table:table-cell>
          <table:table-cell table:formula="of:=[.O$26]/[.$Q42]" office:value-type="float" office:value="83312.5882352941" calcext:value-type="float">
            <text:p>83312,588235294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IF([.B42]&gt;=[.$S$25];1;0)" office:value-type="float" office:value="1" calcext:value-type="float">
            <text:p>1</text:p>
          </table:table-cell>
          <table:table-cell table:formula="of:=IF([.C42]&gt;=[.$S$25];1;0)" office:value-type="float" office:value="1" calcext:value-type="float">
            <text:p>1</text:p>
          </table:table-cell>
          <table:table-cell table:formula="of:=IF([.D42]&gt;=[.$S$25];1;0)" office:value-type="float" office:value="1" calcext:value-type="float">
            <text:p>1</text:p>
          </table:table-cell>
          <table:table-cell table:formula="of:=IF([.E42]&gt;=[.$S$25];1;0)" office:value-type="float" office:value="0" calcext:value-type="float">
            <text:p>0</text:p>
          </table:table-cell>
          <table:table-cell table:formula="of:=IF([.F42]&gt;=[.$S$25];1;0)" office:value-type="float" office:value="0" calcext:value-type="float">
            <text:p>0</text:p>
          </table:table-cell>
          <table:table-cell table:formula="of:=IF([.G42]&gt;=[.$S$25];1;0)" office:value-type="float" office:value="0" calcext:value-type="float">
            <text:p>0</text:p>
          </table:table-cell>
          <table:table-cell table:formula="of:=IF([.H42]&gt;=[.$S$25];1;0)" office:value-type="float" office:value="0" calcext:value-type="float">
            <text:p>0</text:p>
          </table:table-cell>
          <table:table-cell table:formula="of:=IF([.I42]&gt;=[.$S$25];1;0)" office:value-type="float" office:value="0" calcext:value-type="float">
            <text:p>0</text:p>
          </table:table-cell>
          <table:table-cell table:formula="of:=IF([.J42]&gt;=[.$S$25];1;0)" office:value-type="float" office:value="0" calcext:value-type="float">
            <text:p>0</text:p>
          </table:table-cell>
          <table:table-cell table:formula="of:=IF([.K42]&gt;=[.$S$25];1;0)" office:value-type="float" office:value="0" calcext:value-type="float">
            <text:p>0</text:p>
          </table:table-cell>
          <table:table-cell table:formula="of:=IF([.L42]&gt;=[.$S$25];1;0)" office:value-type="float" office:value="0" calcext:value-type="float">
            <text:p>0</text:p>
          </table:table-cell>
          <table:table-cell table:formula="of:=IF([.M42]&gt;=[.$S$25];1;0)" office:value-type="float" office:value="0" calcext:value-type="float">
            <text:p>0</text:p>
          </table:table-cell>
          <table:table-cell table:formula="of:=IF([.N42]&gt;=[.$S$25];1;0)" office:value-type="float" office:value="0" calcext:value-type="float">
            <text:p>0</text:p>
          </table:table-cell>
          <table:table-cell table:formula="of:=IF([.O42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3]" office:value-type="float" office:value="71263" calcext:value-type="float">
            <text:p>71263</text:p>
          </table:table-cell>
          <table:table-cell table:formula="of:=[.C$26]/[.$Q43]" office:value-type="float" office:value="57346.3333333333" calcext:value-type="float">
            <text:p>57346,3333333333</text:p>
          </table:table-cell>
          <table:table-cell table:formula="of:=[.D$26]/[.$Q43]" office:value-type="float" office:value="78250.7777777778" calcext:value-type="float">
            <text:p>78250,7777777778</text:p>
          </table:table-cell>
          <table:table-cell table:formula="of:=[.E$26]/[.$Q43]" office:value-type="float" office:value="22339.2777777778" calcext:value-type="float">
            <text:p>22339,2777777778</text:p>
          </table:table-cell>
          <table:table-cell table:formula="of:=[.F$26]/[.$Q43]" office:value-type="float" office:value="24798.7777777778" calcext:value-type="float">
            <text:p>24798,7777777778</text:p>
          </table:table-cell>
          <table:table-cell table:formula="of:=[.G$26]/[.$Q43]" office:value-type="float" office:value="5466.38888888889" calcext:value-type="float">
            <text:p>5466,38888888889</text:p>
          </table:table-cell>
          <table:table-cell table:formula="of:=[.H$26]/[.$Q43]" office:value-type="float" office:value="1099.16666666667" calcext:value-type="float">
            <text:p>1099,16666666667</text:p>
          </table:table-cell>
          <table:table-cell table:formula="of:=[.I$26]/[.$Q43]" office:value-type="float" office:value="8.66666666666667" calcext:value-type="float">
            <text:p>8,66666666666667</text:p>
          </table:table-cell>
          <table:table-cell table:formula="of:=[.J$26]/[.$Q43]" office:value-type="float" office:value="1582.66666666667" calcext:value-type="float">
            <text:p>1582,66666666667</text:p>
          </table:table-cell>
          <table:table-cell table:formula="of:=[.K$26]/[.$Q43]" office:value-type="float" office:value="1076.44444444444" calcext:value-type="float">
            <text:p>1076,44444444444</text:p>
          </table:table-cell>
          <table:table-cell table:formula="of:=[.L$26]/[.$Q43]" office:value-type="float" office:value="6493.94444444444" calcext:value-type="float">
            <text:p>6493,94444444444</text:p>
          </table:table-cell>
          <table:table-cell table:formula="of:=[.M$26]/[.$Q43]" office:value-type="float" office:value="1546.11111111111" calcext:value-type="float">
            <text:p>1546,11111111111</text:p>
          </table:table-cell>
          <table:table-cell table:formula="of:=[.N$26]/[.$Q43]" office:value-type="float" office:value="2603.16666666667" calcext:value-type="float">
            <text:p>2603,16666666667</text:p>
          </table:table-cell>
          <table:table-cell table:formula="of:=[.O$26]/[.$Q43]" office:value-type="float" office:value="78684.1111111111" calcext:value-type="float">
            <text:p>78684,111111111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IF([.B43]&gt;=[.$S$25];1;0)" office:value-type="float" office:value="1" calcext:value-type="float">
            <text:p>1</text:p>
          </table:table-cell>
          <table:table-cell table:formula="of:=IF([.C43]&gt;=[.$S$25];1;0)" office:value-type="float" office:value="1" calcext:value-type="float">
            <text:p>1</text:p>
          </table:table-cell>
          <table:table-cell table:formula="of:=IF([.D43]&gt;=[.$S$25];1;0)" office:value-type="float" office:value="1" calcext:value-type="float">
            <text:p>1</text:p>
          </table:table-cell>
          <table:table-cell table:formula="of:=IF([.E43]&gt;=[.$S$25];1;0)" office:value-type="float" office:value="0" calcext:value-type="float">
            <text:p>0</text:p>
          </table:table-cell>
          <table:table-cell table:formula="of:=IF([.F43]&gt;=[.$S$25];1;0)" office:value-type="float" office:value="0" calcext:value-type="float">
            <text:p>0</text:p>
          </table:table-cell>
          <table:table-cell table:formula="of:=IF([.G43]&gt;=[.$S$25];1;0)" office:value-type="float" office:value="0" calcext:value-type="float">
            <text:p>0</text:p>
          </table:table-cell>
          <table:table-cell table:formula="of:=IF([.H43]&gt;=[.$S$25];1;0)" office:value-type="float" office:value="0" calcext:value-type="float">
            <text:p>0</text:p>
          </table:table-cell>
          <table:table-cell table:formula="of:=IF([.I43]&gt;=[.$S$25];1;0)" office:value-type="float" office:value="0" calcext:value-type="float">
            <text:p>0</text:p>
          </table:table-cell>
          <table:table-cell table:formula="of:=IF([.J43]&gt;=[.$S$25];1;0)" office:value-type="float" office:value="0" calcext:value-type="float">
            <text:p>0</text:p>
          </table:table-cell>
          <table:table-cell table:formula="of:=IF([.K43]&gt;=[.$S$25];1;0)" office:value-type="float" office:value="0" calcext:value-type="float">
            <text:p>0</text:p>
          </table:table-cell>
          <table:table-cell table:formula="of:=IF([.L43]&gt;=[.$S$25];1;0)" office:value-type="float" office:value="0" calcext:value-type="float">
            <text:p>0</text:p>
          </table:table-cell>
          <table:table-cell table:formula="of:=IF([.M43]&gt;=[.$S$25];1;0)" office:value-type="float" office:value="0" calcext:value-type="float">
            <text:p>0</text:p>
          </table:table-cell>
          <table:table-cell table:formula="of:=IF([.N43]&gt;=[.$S$25];1;0)" office:value-type="float" office:value="0" calcext:value-type="float">
            <text:p>0</text:p>
          </table:table-cell>
          <table:table-cell table:formula="of:=IF([.O43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4]" office:value-type="float" office:value="67512.3157894737" calcext:value-type="float">
            <text:p>67512,3157894737</text:p>
          </table:table-cell>
          <table:table-cell table:formula="of:=[.C$26]/[.$Q44]" office:value-type="float" office:value="54328.1052631579" calcext:value-type="float">
            <text:p>54328,1052631579</text:p>
          </table:table-cell>
          <table:table-cell table:formula="of:=[.D$26]/[.$Q44]" office:value-type="float" office:value="74132.3157894737" calcext:value-type="float">
            <text:p>74132,3157894737</text:p>
          </table:table-cell>
          <table:table-cell table:formula="of:=[.E$26]/[.$Q44]" office:value-type="float" office:value="21163.5263157895" calcext:value-type="float">
            <text:p>21163,5263157895</text:p>
          </table:table-cell>
          <table:table-cell table:formula="of:=[.F$26]/[.$Q44]" office:value-type="float" office:value="23493.5789473684" calcext:value-type="float">
            <text:p>23493,5789473684</text:p>
          </table:table-cell>
          <table:table-cell table:formula="of:=[.G$26]/[.$Q44]" office:value-type="float" office:value="5178.68421052632" calcext:value-type="float">
            <text:p>5178,68421052632</text:p>
          </table:table-cell>
          <table:table-cell table:formula="of:=[.H$26]/[.$Q44]" office:value-type="float" office:value="1041.31578947368" calcext:value-type="float">
            <text:p>1041,31578947368</text:p>
          </table:table-cell>
          <table:table-cell table:formula="of:=[.I$26]/[.$Q44]" office:value-type="float" office:value="8.21052631578947" calcext:value-type="float">
            <text:p>8,21052631578947</text:p>
          </table:table-cell>
          <table:table-cell table:formula="of:=[.J$26]/[.$Q44]" office:value-type="float" office:value="1499.36842105263" calcext:value-type="float">
            <text:p>1499,36842105263</text:p>
          </table:table-cell>
          <table:table-cell table:formula="of:=[.K$26]/[.$Q44]" office:value-type="float" office:value="1019.78947368421" calcext:value-type="float">
            <text:p>1019,78947368421</text:p>
          </table:table-cell>
          <table:table-cell table:formula="of:=[.L$26]/[.$Q44]" office:value-type="float" office:value="6152.15789473684" calcext:value-type="float">
            <text:p>6152,15789473684</text:p>
          </table:table-cell>
          <table:table-cell table:formula="of:=[.M$26]/[.$Q44]" office:value-type="float" office:value="1464.73684210526" calcext:value-type="float">
            <text:p>1464,73684210526</text:p>
          </table:table-cell>
          <table:table-cell table:formula="of:=[.N$26]/[.$Q44]" office:value-type="float" office:value="2466.15789473684" calcext:value-type="float">
            <text:p>2466,15789473684</text:p>
          </table:table-cell>
          <table:table-cell table:formula="of:=[.O$26]/[.$Q44]" office:value-type="float" office:value="74542.8421052632" calcext:value-type="float">
            <text:p>74542,842105263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IF([.B44]&gt;=[.$S$25];1;0)" office:value-type="float" office:value="1" calcext:value-type="float">
            <text:p>1</text:p>
          </table:table-cell>
          <table:table-cell table:formula="of:=IF([.C44]&gt;=[.$S$25];1;0)" office:value-type="float" office:value="1" calcext:value-type="float">
            <text:p>1</text:p>
          </table:table-cell>
          <table:table-cell table:formula="of:=IF([.D44]&gt;=[.$S$25];1;0)" office:value-type="float" office:value="1" calcext:value-type="float">
            <text:p>1</text:p>
          </table:table-cell>
          <table:table-cell table:formula="of:=IF([.E44]&gt;=[.$S$25];1;0)" office:value-type="float" office:value="0" calcext:value-type="float">
            <text:p>0</text:p>
          </table:table-cell>
          <table:table-cell table:formula="of:=IF([.F44]&gt;=[.$S$25];1;0)" office:value-type="float" office:value="0" calcext:value-type="float">
            <text:p>0</text:p>
          </table:table-cell>
          <table:table-cell table:formula="of:=IF([.G44]&gt;=[.$S$25];1;0)" office:value-type="float" office:value="0" calcext:value-type="float">
            <text:p>0</text:p>
          </table:table-cell>
          <table:table-cell table:formula="of:=IF([.H44]&gt;=[.$S$25];1;0)" office:value-type="float" office:value="0" calcext:value-type="float">
            <text:p>0</text:p>
          </table:table-cell>
          <table:table-cell table:formula="of:=IF([.I44]&gt;=[.$S$25];1;0)" office:value-type="float" office:value="0" calcext:value-type="float">
            <text:p>0</text:p>
          </table:table-cell>
          <table:table-cell table:formula="of:=IF([.J44]&gt;=[.$S$25];1;0)" office:value-type="float" office:value="0" calcext:value-type="float">
            <text:p>0</text:p>
          </table:table-cell>
          <table:table-cell table:formula="of:=IF([.K44]&gt;=[.$S$25];1;0)" office:value-type="float" office:value="0" calcext:value-type="float">
            <text:p>0</text:p>
          </table:table-cell>
          <table:table-cell table:formula="of:=IF([.L44]&gt;=[.$S$25];1;0)" office:value-type="float" office:value="0" calcext:value-type="float">
            <text:p>0</text:p>
          </table:table-cell>
          <table:table-cell table:formula="of:=IF([.M44]&gt;=[.$S$25];1;0)" office:value-type="float" office:value="0" calcext:value-type="float">
            <text:p>0</text:p>
          </table:table-cell>
          <table:table-cell table:formula="of:=IF([.N44]&gt;=[.$S$25];1;0)" office:value-type="float" office:value="0" calcext:value-type="float">
            <text:p>0</text:p>
          </table:table-cell>
          <table:table-cell table:formula="of:=IF([.O44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5]" office:value-type="float" office:value="64136.7" calcext:value-type="float">
            <text:p>64136,7</text:p>
          </table:table-cell>
          <table:table-cell table:formula="of:=[.C$26]/[.$Q45]" office:value-type="float" office:value="51611.7" calcext:value-type="float">
            <text:p>51611,7</text:p>
          </table:table-cell>
          <table:table-cell table:formula="of:=[.D$26]/[.$Q45]" office:value-type="float" office:value="70425.7" calcext:value-type="float">
            <text:p>70425,7</text:p>
          </table:table-cell>
          <table:table-cell table:formula="of:=[.E$26]/[.$Q45]" office:value-type="float" office:value="20105.35" calcext:value-type="float">
            <text:p>20105,35</text:p>
          </table:table-cell>
          <table:table-cell table:formula="of:=[.F$26]/[.$Q45]" office:value-type="float" office:value="22318.9" calcext:value-type="float">
            <text:p>22318,9</text:p>
          </table:table-cell>
          <table:table-cell table:formula="of:=[.G$26]/[.$Q45]" office:value-type="float" office:value="4919.75" calcext:value-type="float">
            <text:p>4919,75</text:p>
          </table:table-cell>
          <table:table-cell table:formula="of:=[.H$26]/[.$Q45]" office:value-type="float" office:value="989.25" calcext:value-type="float">
            <text:p>989,25</text:p>
          </table:table-cell>
          <table:table-cell table:formula="of:=[.I$26]/[.$Q45]" office:value-type="float" office:value="7.8" calcext:value-type="float">
            <text:p>7,8</text:p>
          </table:table-cell>
          <table:table-cell table:formula="of:=[.J$26]/[.$Q45]" office:value-type="float" office:value="1424.4" calcext:value-type="float">
            <text:p>1424,4</text:p>
          </table:table-cell>
          <table:table-cell table:formula="of:=[.K$26]/[.$Q45]" office:value-type="float" office:value="968.8" calcext:value-type="float">
            <text:p>968,8</text:p>
          </table:table-cell>
          <table:table-cell table:formula="of:=[.L$26]/[.$Q45]" office:value-type="float" office:value="5844.55" calcext:value-type="float">
            <text:p>5844,55</text:p>
          </table:table-cell>
          <table:table-cell table:formula="of:=[.M$26]/[.$Q45]" office:value-type="float" office:value="1391.5" calcext:value-type="float">
            <text:p>1391,5</text:p>
          </table:table-cell>
          <table:table-cell table:formula="of:=[.N$26]/[.$Q45]" office:value-type="float" office:value="2342.85" calcext:value-type="float">
            <text:p>2342,85</text:p>
          </table:table-cell>
          <table:table-cell table:formula="of:=[.O$26]/[.$Q45]" office:value-type="float" office:value="70815.7" calcext:value-type="float">
            <text:p>70815,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IF([.B45]&gt;=[.$S$25];1;0)" office:value-type="float" office:value="1" calcext:value-type="float">
            <text:p>1</text:p>
          </table:table-cell>
          <table:table-cell table:formula="of:=IF([.C45]&gt;=[.$S$25];1;0)" office:value-type="float" office:value="1" calcext:value-type="float">
            <text:p>1</text:p>
          </table:table-cell>
          <table:table-cell table:formula="of:=IF([.D45]&gt;=[.$S$25];1;0)" office:value-type="float" office:value="1" calcext:value-type="float">
            <text:p>1</text:p>
          </table:table-cell>
          <table:table-cell table:formula="of:=IF([.E45]&gt;=[.$S$25];1;0)" office:value-type="float" office:value="0" calcext:value-type="float">
            <text:p>0</text:p>
          </table:table-cell>
          <table:table-cell table:formula="of:=IF([.F45]&gt;=[.$S$25];1;0)" office:value-type="float" office:value="0" calcext:value-type="float">
            <text:p>0</text:p>
          </table:table-cell>
          <table:table-cell table:formula="of:=IF([.G45]&gt;=[.$S$25];1;0)" office:value-type="float" office:value="0" calcext:value-type="float">
            <text:p>0</text:p>
          </table:table-cell>
          <table:table-cell table:formula="of:=IF([.H45]&gt;=[.$S$25];1;0)" office:value-type="float" office:value="0" calcext:value-type="float">
            <text:p>0</text:p>
          </table:table-cell>
          <table:table-cell table:formula="of:=IF([.I45]&gt;=[.$S$25];1;0)" office:value-type="float" office:value="0" calcext:value-type="float">
            <text:p>0</text:p>
          </table:table-cell>
          <table:table-cell table:formula="of:=IF([.J45]&gt;=[.$S$25];1;0)" office:value-type="float" office:value="0" calcext:value-type="float">
            <text:p>0</text:p>
          </table:table-cell>
          <table:table-cell table:formula="of:=IF([.K45]&gt;=[.$S$25];1;0)" office:value-type="float" office:value="0" calcext:value-type="float">
            <text:p>0</text:p>
          </table:table-cell>
          <table:table-cell table:formula="of:=IF([.L45]&gt;=[.$S$25];1;0)" office:value-type="float" office:value="0" calcext:value-type="float">
            <text:p>0</text:p>
          </table:table-cell>
          <table:table-cell table:formula="of:=IF([.M45]&gt;=[.$S$25];1;0)" office:value-type="float" office:value="0" calcext:value-type="float">
            <text:p>0</text:p>
          </table:table-cell>
          <table:table-cell table:formula="of:=IF([.N45]&gt;=[.$S$25];1;0)" office:value-type="float" office:value="0" calcext:value-type="float">
            <text:p>0</text:p>
          </table:table-cell>
          <table:table-cell table:formula="of:=IF([.O45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6]" office:value-type="float" office:value="61082.5714285714" calcext:value-type="float">
            <text:p>61082,5714285714</text:p>
          </table:table-cell>
          <table:table-cell table:formula="of:=[.C$26]/[.$Q46]" office:value-type="float" office:value="49154" calcext:value-type="float">
            <text:p>49154</text:p>
          </table:table-cell>
          <table:table-cell table:formula="of:=[.D$26]/[.$Q46]" office:value-type="float" office:value="67072.0952380952" calcext:value-type="float">
            <text:p>67072,0952380952</text:p>
          </table:table-cell>
          <table:table-cell table:formula="of:=[.E$26]/[.$Q46]" office:value-type="float" office:value="19147.9523809524" calcext:value-type="float">
            <text:p>19147,9523809524</text:p>
          </table:table-cell>
          <table:table-cell table:formula="of:=[.F$26]/[.$Q46]" office:value-type="float" office:value="21256.0952380952" calcext:value-type="float">
            <text:p>21256,0952380952</text:p>
          </table:table-cell>
          <table:table-cell table:formula="of:=[.G$26]/[.$Q46]" office:value-type="float" office:value="4685.47619047619" calcext:value-type="float">
            <text:p>4685,47619047619</text:p>
          </table:table-cell>
          <table:table-cell table:formula="of:=[.H$26]/[.$Q46]" office:value-type="float" office:value="942.142857142857" calcext:value-type="float">
            <text:p>942,142857142857</text:p>
          </table:table-cell>
          <table:table-cell table:formula="of:=[.I$26]/[.$Q46]" office:value-type="float" office:value="7.42857142857143" calcext:value-type="float">
            <text:p>7,42857142857143</text:p>
          </table:table-cell>
          <table:table-cell table:formula="of:=[.J$26]/[.$Q46]" office:value-type="float" office:value="1356.57142857143" calcext:value-type="float">
            <text:p>1356,57142857143</text:p>
          </table:table-cell>
          <table:table-cell table:formula="of:=[.K$26]/[.$Q46]" office:value-type="float" office:value="922.666666666667" calcext:value-type="float">
            <text:p>922,666666666667</text:p>
          </table:table-cell>
          <table:table-cell table:formula="of:=[.L$26]/[.$Q46]" office:value-type="float" office:value="5566.2380952381" calcext:value-type="float">
            <text:p>5566,2380952381</text:p>
          </table:table-cell>
          <table:table-cell table:formula="of:=[.M$26]/[.$Q46]" office:value-type="float" office:value="1325.2380952381" calcext:value-type="float">
            <text:p>1325,2380952381</text:p>
          </table:table-cell>
          <table:table-cell table:formula="of:=[.N$26]/[.$Q46]" office:value-type="float" office:value="2231.28571428571" calcext:value-type="float">
            <text:p>2231,28571428571</text:p>
          </table:table-cell>
          <table:table-cell table:formula="of:=[.O$26]/[.$Q46]" office:value-type="float" office:value="67443.5238095238" calcext:value-type="float">
            <text:p>67443,52380952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IF([.B46]&gt;=[.$S$25];1;0)" office:value-type="float" office:value="1" calcext:value-type="float">
            <text:p>1</text:p>
          </table:table-cell>
          <table:table-cell table:formula="of:=IF([.C46]&gt;=[.$S$25];1;0)" office:value-type="float" office:value="1" calcext:value-type="float">
            <text:p>1</text:p>
          </table:table-cell>
          <table:table-cell table:formula="of:=IF([.D46]&gt;=[.$S$25];1;0)" office:value-type="float" office:value="1" calcext:value-type="float">
            <text:p>1</text:p>
          </table:table-cell>
          <table:table-cell table:formula="of:=IF([.E46]&gt;=[.$S$25];1;0)" office:value-type="float" office:value="0" calcext:value-type="float">
            <text:p>0</text:p>
          </table:table-cell>
          <table:table-cell table:formula="of:=IF([.F46]&gt;=[.$S$25];1;0)" office:value-type="float" office:value="0" calcext:value-type="float">
            <text:p>0</text:p>
          </table:table-cell>
          <table:table-cell table:formula="of:=IF([.G46]&gt;=[.$S$25];1;0)" office:value-type="float" office:value="0" calcext:value-type="float">
            <text:p>0</text:p>
          </table:table-cell>
          <table:table-cell table:formula="of:=IF([.H46]&gt;=[.$S$25];1;0)" office:value-type="float" office:value="0" calcext:value-type="float">
            <text:p>0</text:p>
          </table:table-cell>
          <table:table-cell table:formula="of:=IF([.I46]&gt;=[.$S$25];1;0)" office:value-type="float" office:value="0" calcext:value-type="float">
            <text:p>0</text:p>
          </table:table-cell>
          <table:table-cell table:formula="of:=IF([.J46]&gt;=[.$S$25];1;0)" office:value-type="float" office:value="0" calcext:value-type="float">
            <text:p>0</text:p>
          </table:table-cell>
          <table:table-cell table:formula="of:=IF([.K46]&gt;=[.$S$25];1;0)" office:value-type="float" office:value="0" calcext:value-type="float">
            <text:p>0</text:p>
          </table:table-cell>
          <table:table-cell table:formula="of:=IF([.L46]&gt;=[.$S$25];1;0)" office:value-type="float" office:value="0" calcext:value-type="float">
            <text:p>0</text:p>
          </table:table-cell>
          <table:table-cell table:formula="of:=IF([.M46]&gt;=[.$S$25];1;0)" office:value-type="float" office:value="0" calcext:value-type="float">
            <text:p>0</text:p>
          </table:table-cell>
          <table:table-cell table:formula="of:=IF([.N46]&gt;=[.$S$25];1;0)" office:value-type="float" office:value="0" calcext:value-type="float">
            <text:p>0</text:p>
          </table:table-cell>
          <table:table-cell table:formula="of:=IF([.O46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7]" office:value-type="float" office:value="58306.0909090909" calcext:value-type="float">
            <text:p>58306,0909090909</text:p>
          </table:table-cell>
          <table:table-cell table:formula="of:=[.C$26]/[.$Q47]" office:value-type="float" office:value="46919.7272727273" calcext:value-type="float">
            <text:p>46919,7272727273</text:p>
          </table:table-cell>
          <table:table-cell table:formula="of:=[.D$26]/[.$Q47]" office:value-type="float" office:value="64023.3636363636" calcext:value-type="float">
            <text:p>64023,3636363636</text:p>
          </table:table-cell>
          <table:table-cell table:formula="of:=[.E$26]/[.$Q47]" office:value-type="float" office:value="18277.5909090909" calcext:value-type="float">
            <text:p>18277,5909090909</text:p>
          </table:table-cell>
          <table:table-cell table:formula="of:=[.F$26]/[.$Q47]" office:value-type="float" office:value="20289.9090909091" calcext:value-type="float">
            <text:p>20289,9090909091</text:p>
          </table:table-cell>
          <table:table-cell table:formula="of:=[.G$26]/[.$Q47]" office:value-type="float" office:value="4472.5" calcext:value-type="float">
            <text:p>4472,5</text:p>
          </table:table-cell>
          <table:table-cell table:formula="of:=[.H$26]/[.$Q47]" office:value-type="float" office:value="899.318181818182" calcext:value-type="float">
            <text:p>899,318181818182</text:p>
          </table:table-cell>
          <table:table-cell table:formula="of:=[.I$26]/[.$Q47]" office:value-type="float" office:value="7.09090909090909" calcext:value-type="float">
            <text:p>7,09090909090909</text:p>
          </table:table-cell>
          <table:table-cell table:formula="of:=[.J$26]/[.$Q47]" office:value-type="float" office:value="1294.90909090909" calcext:value-type="float">
            <text:p>1294,90909090909</text:p>
          </table:table-cell>
          <table:table-cell table:formula="of:=[.K$26]/[.$Q47]" office:value-type="float" office:value="880.727272727273" calcext:value-type="float">
            <text:p>880,727272727273</text:p>
          </table:table-cell>
          <table:table-cell table:formula="of:=[.L$26]/[.$Q47]" office:value-type="float" office:value="5313.22727272727" calcext:value-type="float">
            <text:p>5313,22727272727</text:p>
          </table:table-cell>
          <table:table-cell table:formula="of:=[.M$26]/[.$Q47]" office:value-type="float" office:value="1265" calcext:value-type="float">
            <text:p>1265</text:p>
          </table:table-cell>
          <table:table-cell table:formula="of:=[.N$26]/[.$Q47]" office:value-type="float" office:value="2129.86363636364" calcext:value-type="float">
            <text:p>2129,86363636364</text:p>
          </table:table-cell>
          <table:table-cell table:formula="of:=[.O$26]/[.$Q47]" office:value-type="float" office:value="64377.9090909091" calcext:value-type="float">
            <text:p>64377,909090909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IF([.B47]&gt;=[.$S$25];1;0)" office:value-type="float" office:value="1" calcext:value-type="float">
            <text:p>1</text:p>
          </table:table-cell>
          <table:table-cell table:formula="of:=IF([.C47]&gt;=[.$S$25];1;0)" office:value-type="float" office:value="1" calcext:value-type="float">
            <text:p>1</text:p>
          </table:table-cell>
          <table:table-cell table:formula="of:=IF([.D47]&gt;=[.$S$25];1;0)" office:value-type="float" office:value="1" calcext:value-type="float">
            <text:p>1</text:p>
          </table:table-cell>
          <table:table-cell table:formula="of:=IF([.E47]&gt;=[.$S$25];1;0)" office:value-type="float" office:value="0" calcext:value-type="float">
            <text:p>0</text:p>
          </table:table-cell>
          <table:table-cell table:formula="of:=IF([.F47]&gt;=[.$S$25];1;0)" office:value-type="float" office:value="0" calcext:value-type="float">
            <text:p>0</text:p>
          </table:table-cell>
          <table:table-cell table:formula="of:=IF([.G47]&gt;=[.$S$25];1;0)" office:value-type="float" office:value="0" calcext:value-type="float">
            <text:p>0</text:p>
          </table:table-cell>
          <table:table-cell table:formula="of:=IF([.H47]&gt;=[.$S$25];1;0)" office:value-type="float" office:value="0" calcext:value-type="float">
            <text:p>0</text:p>
          </table:table-cell>
          <table:table-cell table:formula="of:=IF([.I47]&gt;=[.$S$25];1;0)" office:value-type="float" office:value="0" calcext:value-type="float">
            <text:p>0</text:p>
          </table:table-cell>
          <table:table-cell table:formula="of:=IF([.J47]&gt;=[.$S$25];1;0)" office:value-type="float" office:value="0" calcext:value-type="float">
            <text:p>0</text:p>
          </table:table-cell>
          <table:table-cell table:formula="of:=IF([.K47]&gt;=[.$S$25];1;0)" office:value-type="float" office:value="0" calcext:value-type="float">
            <text:p>0</text:p>
          </table:table-cell>
          <table:table-cell table:formula="of:=IF([.L47]&gt;=[.$S$25];1;0)" office:value-type="float" office:value="0" calcext:value-type="float">
            <text:p>0</text:p>
          </table:table-cell>
          <table:table-cell table:formula="of:=IF([.M47]&gt;=[.$S$25];1;0)" office:value-type="float" office:value="0" calcext:value-type="float">
            <text:p>0</text:p>
          </table:table-cell>
          <table:table-cell table:formula="of:=IF([.N47]&gt;=[.$S$25];1;0)" office:value-type="float" office:value="0" calcext:value-type="float">
            <text:p>0</text:p>
          </table:table-cell>
          <table:table-cell table:formula="of:=IF([.O47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8]" office:value-type="float" office:value="55771.0434782609" calcext:value-type="float">
            <text:p>55771,0434782609</text:p>
          </table:table-cell>
          <table:table-cell table:formula="of:=[.C$26]/[.$Q48]" office:value-type="float" office:value="44879.7391304348" calcext:value-type="float">
            <text:p>44879,7391304348</text:p>
          </table:table-cell>
          <table:table-cell table:formula="of:=[.D$26]/[.$Q48]" office:value-type="float" office:value="61239.7391304348" calcext:value-type="float">
            <text:p>61239,7391304348</text:p>
          </table:table-cell>
          <table:table-cell table:formula="of:=[.E$26]/[.$Q48]" office:value-type="float" office:value="17482.9130434783" calcext:value-type="float">
            <text:p>17482,9130434783</text:p>
          </table:table-cell>
          <table:table-cell table:formula="of:=[.F$26]/[.$Q48]" office:value-type="float" office:value="19407.7391304348" calcext:value-type="float">
            <text:p>19407,7391304348</text:p>
          </table:table-cell>
          <table:table-cell table:formula="of:=[.G$26]/[.$Q48]" office:value-type="float" office:value="4278.04347826087" calcext:value-type="float">
            <text:p>4278,04347826087</text:p>
          </table:table-cell>
          <table:table-cell table:formula="of:=[.H$26]/[.$Q48]" office:value-type="float" office:value="860.217391304348" calcext:value-type="float">
            <text:p>860,217391304348</text:p>
          </table:table-cell>
          <table:table-cell table:formula="of:=[.I$26]/[.$Q48]" office:value-type="float" office:value="6.78260869565217" calcext:value-type="float">
            <text:p>6,78260869565217</text:p>
          </table:table-cell>
          <table:table-cell table:formula="of:=[.J$26]/[.$Q48]" office:value-type="float" office:value="1238.60869565217" calcext:value-type="float">
            <text:p>1238,60869565217</text:p>
          </table:table-cell>
          <table:table-cell table:formula="of:=[.K$26]/[.$Q48]" office:value-type="float" office:value="842.434782608696" calcext:value-type="float">
            <text:p>842,434782608696</text:p>
          </table:table-cell>
          <table:table-cell table:formula="of:=[.L$26]/[.$Q48]" office:value-type="float" office:value="5082.21739130435" calcext:value-type="float">
            <text:p>5082,21739130435</text:p>
          </table:table-cell>
          <table:table-cell table:formula="of:=[.M$26]/[.$Q48]" office:value-type="float" office:value="1210" calcext:value-type="float">
            <text:p>1210</text:p>
          </table:table-cell>
          <table:table-cell table:formula="of:=[.N$26]/[.$Q48]" office:value-type="float" office:value="2037.26086956522" calcext:value-type="float">
            <text:p>2037,26086956522</text:p>
          </table:table-cell>
          <table:table-cell table:formula="of:=[.O$26]/[.$Q48]" office:value-type="float" office:value="61578.8695652174" calcext:value-type="float">
            <text:p>61578,869565217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IF([.B48]&gt;=[.$S$25];1;0)" office:value-type="float" office:value="1" calcext:value-type="float">
            <text:p>1</text:p>
          </table:table-cell>
          <table:table-cell table:formula="of:=IF([.C48]&gt;=[.$S$25];1;0)" office:value-type="float" office:value="1" calcext:value-type="float">
            <text:p>1</text:p>
          </table:table-cell>
          <table:table-cell table:formula="of:=IF([.D48]&gt;=[.$S$25];1;0)" office:value-type="float" office:value="1" calcext:value-type="float">
            <text:p>1</text:p>
          </table:table-cell>
          <table:table-cell table:formula="of:=IF([.E48]&gt;=[.$S$25];1;0)" office:value-type="float" office:value="0" calcext:value-type="float">
            <text:p>0</text:p>
          </table:table-cell>
          <table:table-cell table:formula="of:=IF([.F48]&gt;=[.$S$25];1;0)" office:value-type="float" office:value="0" calcext:value-type="float">
            <text:p>0</text:p>
          </table:table-cell>
          <table:table-cell table:formula="of:=IF([.G48]&gt;=[.$S$25];1;0)" office:value-type="float" office:value="0" calcext:value-type="float">
            <text:p>0</text:p>
          </table:table-cell>
          <table:table-cell table:formula="of:=IF([.H48]&gt;=[.$S$25];1;0)" office:value-type="float" office:value="0" calcext:value-type="float">
            <text:p>0</text:p>
          </table:table-cell>
          <table:table-cell table:formula="of:=IF([.I48]&gt;=[.$S$25];1;0)" office:value-type="float" office:value="0" calcext:value-type="float">
            <text:p>0</text:p>
          </table:table-cell>
          <table:table-cell table:formula="of:=IF([.J48]&gt;=[.$S$25];1;0)" office:value-type="float" office:value="0" calcext:value-type="float">
            <text:p>0</text:p>
          </table:table-cell>
          <table:table-cell table:formula="of:=IF([.K48]&gt;=[.$S$25];1;0)" office:value-type="float" office:value="0" calcext:value-type="float">
            <text:p>0</text:p>
          </table:table-cell>
          <table:table-cell table:formula="of:=IF([.L48]&gt;=[.$S$25];1;0)" office:value-type="float" office:value="0" calcext:value-type="float">
            <text:p>0</text:p>
          </table:table-cell>
          <table:table-cell table:formula="of:=IF([.M48]&gt;=[.$S$25];1;0)" office:value-type="float" office:value="0" calcext:value-type="float">
            <text:p>0</text:p>
          </table:table-cell>
          <table:table-cell table:formula="of:=IF([.N48]&gt;=[.$S$25];1;0)" office:value-type="float" office:value="0" calcext:value-type="float">
            <text:p>0</text:p>
          </table:table-cell>
          <table:table-cell table:formula="of:=IF([.O48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49]" office:value-type="float" office:value="53447.25" calcext:value-type="float">
            <text:p>53447,25</text:p>
          </table:table-cell>
          <table:table-cell table:formula="of:=[.C$26]/[.$Q49]" office:value-type="float" office:value="43009.75" calcext:value-type="float">
            <text:p>43009,75</text:p>
          </table:table-cell>
          <table:table-cell table:formula="of:=[.D$26]/[.$Q49]" office:value-type="float" office:value="58688.0833333333" calcext:value-type="float">
            <text:p>58688,0833333333</text:p>
          </table:table-cell>
          <table:table-cell table:formula="of:=[.E$26]/[.$Q49]" office:value-type="float" office:value="16754.4583333333" calcext:value-type="float">
            <text:p>16754,4583333333</text:p>
          </table:table-cell>
          <table:table-cell table:formula="of:=[.F$26]/[.$Q49]" office:value-type="float" office:value="18599.0833333333" calcext:value-type="float">
            <text:p>18599,0833333333</text:p>
          </table:table-cell>
          <table:table-cell table:formula="of:=[.G$26]/[.$Q49]" office:value-type="float" office:value="4099.79166666667" calcext:value-type="float">
            <text:p>4099,79166666667</text:p>
          </table:table-cell>
          <table:table-cell table:formula="of:=[.H$26]/[.$Q49]" office:value-type="float" office:value="824.375" calcext:value-type="float">
            <text:p>824,375</text:p>
          </table:table-cell>
          <table:table-cell table:formula="of:=[.I$26]/[.$Q49]" office:value-type="float" office:value="6.5" calcext:value-type="float">
            <text:p>6,5</text:p>
          </table:table-cell>
          <table:table-cell table:formula="of:=[.J$26]/[.$Q49]" office:value-type="float" office:value="1187" calcext:value-type="float">
            <text:p>1187</text:p>
          </table:table-cell>
          <table:table-cell table:formula="of:=[.K$26]/[.$Q49]" office:value-type="float" office:value="807.333333333333" calcext:value-type="float">
            <text:p>807,333333333333</text:p>
          </table:table-cell>
          <table:table-cell table:formula="of:=[.L$26]/[.$Q49]" office:value-type="float" office:value="4870.45833333333" calcext:value-type="float">
            <text:p>4870,45833333333</text:p>
          </table:table-cell>
          <table:table-cell table:formula="of:=[.M$26]/[.$Q49]" office:value-type="float" office:value="1159.58333333333" calcext:value-type="float">
            <text:p>1159,58333333333</text:p>
          </table:table-cell>
          <table:table-cell table:formula="of:=[.N$26]/[.$Q49]" office:value-type="float" office:value="1952.375" calcext:value-type="float">
            <text:p>1952,375</text:p>
          </table:table-cell>
          <table:table-cell table:formula="of:=[.O$26]/[.$Q49]" office:value-type="float" office:value="59013.0833333333" calcext:value-type="float">
            <text:p>59013,083333333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IF([.B49]&gt;=[.$S$25];1;0)" office:value-type="float" office:value="1" calcext:value-type="float">
            <text:p>1</text:p>
          </table:table-cell>
          <table:table-cell table:formula="of:=IF([.C49]&gt;=[.$S$25];1;0)" office:value-type="float" office:value="1" calcext:value-type="float">
            <text:p>1</text:p>
          </table:table-cell>
          <table:table-cell table:formula="of:=IF([.D49]&gt;=[.$S$25];1;0)" office:value-type="float" office:value="1" calcext:value-type="float">
            <text:p>1</text:p>
          </table:table-cell>
          <table:table-cell table:formula="of:=IF([.E49]&gt;=[.$S$25];1;0)" office:value-type="float" office:value="0" calcext:value-type="float">
            <text:p>0</text:p>
          </table:table-cell>
          <table:table-cell table:formula="of:=IF([.F49]&gt;=[.$S$25];1;0)" office:value-type="float" office:value="0" calcext:value-type="float">
            <text:p>0</text:p>
          </table:table-cell>
          <table:table-cell table:formula="of:=IF([.G49]&gt;=[.$S$25];1;0)" office:value-type="float" office:value="0" calcext:value-type="float">
            <text:p>0</text:p>
          </table:table-cell>
          <table:table-cell table:formula="of:=IF([.H49]&gt;=[.$S$25];1;0)" office:value-type="float" office:value="0" calcext:value-type="float">
            <text:p>0</text:p>
          </table:table-cell>
          <table:table-cell table:formula="of:=IF([.I49]&gt;=[.$S$25];1;0)" office:value-type="float" office:value="0" calcext:value-type="float">
            <text:p>0</text:p>
          </table:table-cell>
          <table:table-cell table:formula="of:=IF([.J49]&gt;=[.$S$25];1;0)" office:value-type="float" office:value="0" calcext:value-type="float">
            <text:p>0</text:p>
          </table:table-cell>
          <table:table-cell table:formula="of:=IF([.K49]&gt;=[.$S$25];1;0)" office:value-type="float" office:value="0" calcext:value-type="float">
            <text:p>0</text:p>
          </table:table-cell>
          <table:table-cell table:formula="of:=IF([.L49]&gt;=[.$S$25];1;0)" office:value-type="float" office:value="0" calcext:value-type="float">
            <text:p>0</text:p>
          </table:table-cell>
          <table:table-cell table:formula="of:=IF([.M49]&gt;=[.$S$25];1;0)" office:value-type="float" office:value="0" calcext:value-type="float">
            <text:p>0</text:p>
          </table:table-cell>
          <table:table-cell table:formula="of:=IF([.N49]&gt;=[.$S$25];1;0)" office:value-type="float" office:value="0" calcext:value-type="float">
            <text:p>0</text:p>
          </table:table-cell>
          <table:table-cell table:formula="of:=IF([.O49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0]" office:value-type="float" office:value="51309.36" calcext:value-type="float">
            <text:p>51309,36</text:p>
          </table:table-cell>
          <table:table-cell table:formula="of:=[.C$26]/[.$Q50]" office:value-type="float" office:value="41289.36" calcext:value-type="float">
            <text:p>41289,36</text:p>
          </table:table-cell>
          <table:table-cell table:formula="of:=[.D$26]/[.$Q50]" office:value-type="float" office:value="56340.56" calcext:value-type="float">
            <text:p>56340,56</text:p>
          </table:table-cell>
          <table:table-cell table:formula="of:=[.E$26]/[.$Q50]" office:value-type="float" office:value="16084.28" calcext:value-type="float">
            <text:p>16084,28</text:p>
          </table:table-cell>
          <table:table-cell table:formula="of:=[.F$26]/[.$Q50]" office:value-type="float" office:value="17855.12" calcext:value-type="float">
            <text:p>17855,12</text:p>
          </table:table-cell>
          <table:table-cell table:formula="of:=[.G$26]/[.$Q50]" office:value-type="float" office:value="3935.8" calcext:value-type="float">
            <text:p>3935,8</text:p>
          </table:table-cell>
          <table:table-cell table:formula="of:=[.H$26]/[.$Q50]" office:value-type="float" office:value="791.4" calcext:value-type="float">
            <text:p>791,4</text:p>
          </table:table-cell>
          <table:table-cell table:formula="of:=[.I$26]/[.$Q50]" office:value-type="float" office:value="6.24" calcext:value-type="float">
            <text:p>6,24</text:p>
          </table:table-cell>
          <table:table-cell table:formula="of:=[.J$26]/[.$Q50]" office:value-type="float" office:value="1139.52" calcext:value-type="float">
            <text:p>1139,52</text:p>
          </table:table-cell>
          <table:table-cell table:formula="of:=[.K$26]/[.$Q50]" office:value-type="float" office:value="775.04" calcext:value-type="float">
            <text:p>775,04</text:p>
          </table:table-cell>
          <table:table-cell table:formula="of:=[.L$26]/[.$Q50]" office:value-type="float" office:value="4675.64" calcext:value-type="float">
            <text:p>4675,64</text:p>
          </table:table-cell>
          <table:table-cell table:formula="of:=[.M$26]/[.$Q50]" office:value-type="float" office:value="1113.2" calcext:value-type="float">
            <text:p>1113,2</text:p>
          </table:table-cell>
          <table:table-cell table:formula="of:=[.N$26]/[.$Q50]" office:value-type="float" office:value="1874.28" calcext:value-type="float">
            <text:p>1874,28</text:p>
          </table:table-cell>
          <table:table-cell table:formula="of:=[.O$26]/[.$Q50]" office:value-type="float" office:value="56652.56" calcext:value-type="float">
            <text:p>56652,5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IF([.B50]&gt;=[.$S$25];1;0)" office:value-type="float" office:value="1" calcext:value-type="float">
            <text:p>1</text:p>
          </table:table-cell>
          <table:table-cell table:formula="of:=IF([.C50]&gt;=[.$S$25];1;0)" office:value-type="float" office:value="1" calcext:value-type="float">
            <text:p>1</text:p>
          </table:table-cell>
          <table:table-cell table:formula="of:=IF([.D50]&gt;=[.$S$25];1;0)" office:value-type="float" office:value="1" calcext:value-type="float">
            <text:p>1</text:p>
          </table:table-cell>
          <table:table-cell table:formula="of:=IF([.E50]&gt;=[.$S$25];1;0)" office:value-type="float" office:value="0" calcext:value-type="float">
            <text:p>0</text:p>
          </table:table-cell>
          <table:table-cell table:formula="of:=IF([.F50]&gt;=[.$S$25];1;0)" office:value-type="float" office:value="0" calcext:value-type="float">
            <text:p>0</text:p>
          </table:table-cell>
          <table:table-cell table:formula="of:=IF([.G50]&gt;=[.$S$25];1;0)" office:value-type="float" office:value="0" calcext:value-type="float">
            <text:p>0</text:p>
          </table:table-cell>
          <table:table-cell table:formula="of:=IF([.H50]&gt;=[.$S$25];1;0)" office:value-type="float" office:value="0" calcext:value-type="float">
            <text:p>0</text:p>
          </table:table-cell>
          <table:table-cell table:formula="of:=IF([.I50]&gt;=[.$S$25];1;0)" office:value-type="float" office:value="0" calcext:value-type="float">
            <text:p>0</text:p>
          </table:table-cell>
          <table:table-cell table:formula="of:=IF([.J50]&gt;=[.$S$25];1;0)" office:value-type="float" office:value="0" calcext:value-type="float">
            <text:p>0</text:p>
          </table:table-cell>
          <table:table-cell table:formula="of:=IF([.K50]&gt;=[.$S$25];1;0)" office:value-type="float" office:value="0" calcext:value-type="float">
            <text:p>0</text:p>
          </table:table-cell>
          <table:table-cell table:formula="of:=IF([.L50]&gt;=[.$S$25];1;0)" office:value-type="float" office:value="0" calcext:value-type="float">
            <text:p>0</text:p>
          </table:table-cell>
          <table:table-cell table:formula="of:=IF([.M50]&gt;=[.$S$25];1;0)" office:value-type="float" office:value="0" calcext:value-type="float">
            <text:p>0</text:p>
          </table:table-cell>
          <table:table-cell table:formula="of:=IF([.N50]&gt;=[.$S$25];1;0)" office:value-type="float" office:value="0" calcext:value-type="float">
            <text:p>0</text:p>
          </table:table-cell>
          <table:table-cell table:formula="of:=IF([.O50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1]" office:value-type="float" office:value="49335.9230769231" calcext:value-type="float">
            <text:p>49335,9230769231</text:p>
          </table:table-cell>
          <table:table-cell table:formula="of:=[.C$26]/[.$Q51]" office:value-type="float" office:value="39701.3076923077" calcext:value-type="float">
            <text:p>39701,3076923077</text:p>
          </table:table-cell>
          <table:table-cell table:formula="of:=[.D$26]/[.$Q51]" office:value-type="float" office:value="54173.6153846154" calcext:value-type="float">
            <text:p>54173,6153846154</text:p>
          </table:table-cell>
          <table:table-cell table:formula="of:=[.E$26]/[.$Q51]" office:value-type="float" office:value="15465.6538461538" calcext:value-type="float">
            <text:p>15465,6538461538</text:p>
          </table:table-cell>
          <table:table-cell table:formula="of:=[.F$26]/[.$Q51]" office:value-type="float" office:value="17168.3846153846" calcext:value-type="float">
            <text:p>17168,3846153846</text:p>
          </table:table-cell>
          <table:table-cell table:formula="of:=[.G$26]/[.$Q51]" office:value-type="float" office:value="3784.42307692308" calcext:value-type="float">
            <text:p>3784,42307692308</text:p>
          </table:table-cell>
          <table:table-cell table:formula="of:=[.H$26]/[.$Q51]" office:value-type="float" office:value="760.961538461539" calcext:value-type="float">
            <text:p>760,961538461539</text:p>
          </table:table-cell>
          <table:table-cell table:formula="of:=[.I$26]/[.$Q51]" office:value-type="float" office:value="6" calcext:value-type="float">
            <text:p>6</text:p>
          </table:table-cell>
          <table:table-cell table:formula="of:=[.J$26]/[.$Q51]" office:value-type="float" office:value="1095.69230769231" calcext:value-type="float">
            <text:p>1095,69230769231</text:p>
          </table:table-cell>
          <table:table-cell table:formula="of:=[.K$26]/[.$Q51]" office:value-type="float" office:value="745.230769230769" calcext:value-type="float">
            <text:p>745,230769230769</text:p>
          </table:table-cell>
          <table:table-cell table:formula="of:=[.L$26]/[.$Q51]" office:value-type="float" office:value="4495.80769230769" calcext:value-type="float">
            <text:p>4495,80769230769</text:p>
          </table:table-cell>
          <table:table-cell table:formula="of:=[.M$26]/[.$Q51]" office:value-type="float" office:value="1070.38461538462" calcext:value-type="float">
            <text:p>1070,38461538462</text:p>
          </table:table-cell>
          <table:table-cell table:formula="of:=[.N$26]/[.$Q51]" office:value-type="float" office:value="1802.19230769231" calcext:value-type="float">
            <text:p>1802,19230769231</text:p>
          </table:table-cell>
          <table:table-cell table:formula="of:=[.O$26]/[.$Q51]" office:value-type="float" office:value="54473.6153846154" calcext:value-type="float">
            <text:p>54473,615384615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IF([.B51]&gt;=[.$S$25];1;0)" office:value-type="float" office:value="1" calcext:value-type="float">
            <text:p>1</text:p>
          </table:table-cell>
          <table:table-cell table:formula="of:=IF([.C51]&gt;=[.$S$25];1;0)" office:value-type="float" office:value="1" calcext:value-type="float">
            <text:p>1</text:p>
          </table:table-cell>
          <table:table-cell table:formula="of:=IF([.D51]&gt;=[.$S$25];1;0)" office:value-type="float" office:value="1" calcext:value-type="float">
            <text:p>1</text:p>
          </table:table-cell>
          <table:table-cell table:formula="of:=IF([.E51]&gt;=[.$S$25];1;0)" office:value-type="float" office:value="0" calcext:value-type="float">
            <text:p>0</text:p>
          </table:table-cell>
          <table:table-cell table:formula="of:=IF([.F51]&gt;=[.$S$25];1;0)" office:value-type="float" office:value="0" calcext:value-type="float">
            <text:p>0</text:p>
          </table:table-cell>
          <table:table-cell table:formula="of:=IF([.G51]&gt;=[.$S$25];1;0)" office:value-type="float" office:value="0" calcext:value-type="float">
            <text:p>0</text:p>
          </table:table-cell>
          <table:table-cell table:formula="of:=IF([.H51]&gt;=[.$S$25];1;0)" office:value-type="float" office:value="0" calcext:value-type="float">
            <text:p>0</text:p>
          </table:table-cell>
          <table:table-cell table:formula="of:=IF([.I51]&gt;=[.$S$25];1;0)" office:value-type="float" office:value="0" calcext:value-type="float">
            <text:p>0</text:p>
          </table:table-cell>
          <table:table-cell table:formula="of:=IF([.J51]&gt;=[.$S$25];1;0)" office:value-type="float" office:value="0" calcext:value-type="float">
            <text:p>0</text:p>
          </table:table-cell>
          <table:table-cell table:formula="of:=IF([.K51]&gt;=[.$S$25];1;0)" office:value-type="float" office:value="0" calcext:value-type="float">
            <text:p>0</text:p>
          </table:table-cell>
          <table:table-cell table:formula="of:=IF([.L51]&gt;=[.$S$25];1;0)" office:value-type="float" office:value="0" calcext:value-type="float">
            <text:p>0</text:p>
          </table:table-cell>
          <table:table-cell table:formula="of:=IF([.M51]&gt;=[.$S$25];1;0)" office:value-type="float" office:value="0" calcext:value-type="float">
            <text:p>0</text:p>
          </table:table-cell>
          <table:table-cell table:formula="of:=IF([.N51]&gt;=[.$S$25];1;0)" office:value-type="float" office:value="0" calcext:value-type="float">
            <text:p>0</text:p>
          </table:table-cell>
          <table:table-cell table:formula="of:=IF([.O51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2]" office:value-type="float" office:value="47508.6666666667" calcext:value-type="float">
            <text:p>47508,6666666667</text:p>
          </table:table-cell>
          <table:table-cell table:formula="of:=[.C$26]/[.$Q52]" office:value-type="float" office:value="38230.8888888889" calcext:value-type="float">
            <text:p>38230,8888888889</text:p>
          </table:table-cell>
          <table:table-cell table:formula="of:=[.D$26]/[.$Q52]" office:value-type="float" office:value="52167.1851851852" calcext:value-type="float">
            <text:p>52167,1851851852</text:p>
          </table:table-cell>
          <table:table-cell table:formula="of:=[.E$26]/[.$Q52]" office:value-type="float" office:value="14892.8518518519" calcext:value-type="float">
            <text:p>14892,8518518519</text:p>
          </table:table-cell>
          <table:table-cell table:formula="of:=[.F$26]/[.$Q52]" office:value-type="float" office:value="16532.5185185185" calcext:value-type="float">
            <text:p>16532,5185185185</text:p>
          </table:table-cell>
          <table:table-cell table:formula="of:=[.G$26]/[.$Q52]" office:value-type="float" office:value="3644.25925925926" calcext:value-type="float">
            <text:p>3644,25925925926</text:p>
          </table:table-cell>
          <table:table-cell table:formula="of:=[.H$26]/[.$Q52]" office:value-type="float" office:value="732.777777777778" calcext:value-type="float">
            <text:p>732,777777777778</text:p>
          </table:table-cell>
          <table:table-cell table:formula="of:=[.I$26]/[.$Q52]" office:value-type="float" office:value="5.77777777777778" calcext:value-type="float">
            <text:p>5,77777777777778</text:p>
          </table:table-cell>
          <table:table-cell table:formula="of:=[.J$26]/[.$Q52]" office:value-type="float" office:value="1055.11111111111" calcext:value-type="float">
            <text:p>1055,11111111111</text:p>
          </table:table-cell>
          <table:table-cell table:formula="of:=[.K$26]/[.$Q52]" office:value-type="float" office:value="717.62962962963" calcext:value-type="float">
            <text:p>717,62962962963</text:p>
          </table:table-cell>
          <table:table-cell table:formula="of:=[.L$26]/[.$Q52]" office:value-type="float" office:value="4329.2962962963" calcext:value-type="float">
            <text:p>4329,2962962963</text:p>
          </table:table-cell>
          <table:table-cell table:formula="of:=[.M$26]/[.$Q52]" office:value-type="float" office:value="1030.74074074074" calcext:value-type="float">
            <text:p>1030,74074074074</text:p>
          </table:table-cell>
          <table:table-cell table:formula="of:=[.N$26]/[.$Q52]" office:value-type="float" office:value="1735.44444444444" calcext:value-type="float">
            <text:p>1735,44444444444</text:p>
          </table:table-cell>
          <table:table-cell table:formula="of:=[.O$26]/[.$Q52]" office:value-type="float" office:value="52456.0740740741" calcext:value-type="float">
            <text:p>52456,074074074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IF([.B52]&gt;=[.$S$25];1;0)" office:value-type="float" office:value="1" calcext:value-type="float">
            <text:p>1</text:p>
          </table:table-cell>
          <table:table-cell table:formula="of:=IF([.C52]&gt;=[.$S$25];1;0)" office:value-type="float" office:value="1" calcext:value-type="float">
            <text:p>1</text:p>
          </table:table-cell>
          <table:table-cell table:formula="of:=IF([.D52]&gt;=[.$S$25];1;0)" office:value-type="float" office:value="1" calcext:value-type="float">
            <text:p>1</text:p>
          </table:table-cell>
          <table:table-cell table:formula="of:=IF([.E52]&gt;=[.$S$25];1;0)" office:value-type="float" office:value="0" calcext:value-type="float">
            <text:p>0</text:p>
          </table:table-cell>
          <table:table-cell table:formula="of:=IF([.F52]&gt;=[.$S$25];1;0)" office:value-type="float" office:value="0" calcext:value-type="float">
            <text:p>0</text:p>
          </table:table-cell>
          <table:table-cell table:formula="of:=IF([.G52]&gt;=[.$S$25];1;0)" office:value-type="float" office:value="0" calcext:value-type="float">
            <text:p>0</text:p>
          </table:table-cell>
          <table:table-cell table:formula="of:=IF([.H52]&gt;=[.$S$25];1;0)" office:value-type="float" office:value="0" calcext:value-type="float">
            <text:p>0</text:p>
          </table:table-cell>
          <table:table-cell table:formula="of:=IF([.I52]&gt;=[.$S$25];1;0)" office:value-type="float" office:value="0" calcext:value-type="float">
            <text:p>0</text:p>
          </table:table-cell>
          <table:table-cell table:formula="of:=IF([.J52]&gt;=[.$S$25];1;0)" office:value-type="float" office:value="0" calcext:value-type="float">
            <text:p>0</text:p>
          </table:table-cell>
          <table:table-cell table:formula="of:=IF([.K52]&gt;=[.$S$25];1;0)" office:value-type="float" office:value="0" calcext:value-type="float">
            <text:p>0</text:p>
          </table:table-cell>
          <table:table-cell table:formula="of:=IF([.L52]&gt;=[.$S$25];1;0)" office:value-type="float" office:value="0" calcext:value-type="float">
            <text:p>0</text:p>
          </table:table-cell>
          <table:table-cell table:formula="of:=IF([.M52]&gt;=[.$S$25];1;0)" office:value-type="float" office:value="0" calcext:value-type="float">
            <text:p>0</text:p>
          </table:table-cell>
          <table:table-cell table:formula="of:=IF([.N52]&gt;=[.$S$25];1;0)" office:value-type="float" office:value="0" calcext:value-type="float">
            <text:p>0</text:p>
          </table:table-cell>
          <table:table-cell table:formula="of:=IF([.O52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3]" office:value-type="float" office:value="45811.9285714286" calcext:value-type="float">
            <text:p>45811,9285714286</text:p>
          </table:table-cell>
          <table:table-cell table:formula="of:=[.C$26]/[.$Q53]" office:value-type="float" office:value="36865.5" calcext:value-type="float">
            <text:p>36865,5</text:p>
          </table:table-cell>
          <table:table-cell table:formula="of:=[.D$26]/[.$Q53]" office:value-type="float" office:value="50304.0714285714" calcext:value-type="float">
            <text:p>50304,0714285714</text:p>
          </table:table-cell>
          <table:table-cell table:formula="of:=[.E$26]/[.$Q53]" office:value-type="float" office:value="14360.9642857143" calcext:value-type="float">
            <text:p>14360,9642857143</text:p>
          </table:table-cell>
          <table:table-cell table:formula="of:=[.F$26]/[.$Q53]" office:value-type="float" office:value="15942.0714285714" calcext:value-type="float">
            <text:p>15942,0714285714</text:p>
          </table:table-cell>
          <table:table-cell table:formula="of:=[.G$26]/[.$Q53]" office:value-type="float" office:value="3514.10714285714" calcext:value-type="float">
            <text:p>3514,10714285714</text:p>
          </table:table-cell>
          <table:table-cell table:formula="of:=[.H$26]/[.$Q53]" office:value-type="float" office:value="706.607142857143" calcext:value-type="float">
            <text:p>706,607142857143</text:p>
          </table:table-cell>
          <table:table-cell table:formula="of:=[.I$26]/[.$Q53]" office:value-type="float" office:value="5.57142857142857" calcext:value-type="float">
            <text:p>5,57142857142857</text:p>
          </table:table-cell>
          <table:table-cell table:formula="of:=[.J$26]/[.$Q53]" office:value-type="float" office:value="1017.42857142857" calcext:value-type="float">
            <text:p>1017,42857142857</text:p>
          </table:table-cell>
          <table:table-cell table:formula="of:=[.K$26]/[.$Q53]" office:value-type="float" office:value="692" calcext:value-type="float">
            <text:p>692</text:p>
          </table:table-cell>
          <table:table-cell table:formula="of:=[.L$26]/[.$Q53]" office:value-type="float" office:value="4174.67857142857" calcext:value-type="float">
            <text:p>4174,67857142857</text:p>
          </table:table-cell>
          <table:table-cell table:formula="of:=[.M$26]/[.$Q53]" office:value-type="float" office:value="993.928571428571" calcext:value-type="float">
            <text:p>993,928571428571</text:p>
          </table:table-cell>
          <table:table-cell table:formula="of:=[.N$26]/[.$Q53]" office:value-type="float" office:value="1673.46428571429" calcext:value-type="float">
            <text:p>1673,46428571429</text:p>
          </table:table-cell>
          <table:table-cell table:formula="of:=[.O$26]/[.$Q53]" office:value-type="float" office:value="50582.6428571429" calcext:value-type="float">
            <text:p>50582,642857142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IF([.B53]&gt;=[.$S$25];1;0)" office:value-type="float" office:value="1" calcext:value-type="float">
            <text:p>1</text:p>
          </table:table-cell>
          <table:table-cell table:formula="of:=IF([.C53]&gt;=[.$S$25];1;0)" office:value-type="float" office:value="1" calcext:value-type="float">
            <text:p>1</text:p>
          </table:table-cell>
          <table:table-cell table:formula="of:=IF([.D53]&gt;=[.$S$25];1;0)" office:value-type="float" office:value="1" calcext:value-type="float">
            <text:p>1</text:p>
          </table:table-cell>
          <table:table-cell table:formula="of:=IF([.E53]&gt;=[.$S$25];1;0)" office:value-type="float" office:value="0" calcext:value-type="float">
            <text:p>0</text:p>
          </table:table-cell>
          <table:table-cell table:formula="of:=IF([.F53]&gt;=[.$S$25];1;0)" office:value-type="float" office:value="0" calcext:value-type="float">
            <text:p>0</text:p>
          </table:table-cell>
          <table:table-cell table:formula="of:=IF([.G53]&gt;=[.$S$25];1;0)" office:value-type="float" office:value="0" calcext:value-type="float">
            <text:p>0</text:p>
          </table:table-cell>
          <table:table-cell table:formula="of:=IF([.H53]&gt;=[.$S$25];1;0)" office:value-type="float" office:value="0" calcext:value-type="float">
            <text:p>0</text:p>
          </table:table-cell>
          <table:table-cell table:formula="of:=IF([.I53]&gt;=[.$S$25];1;0)" office:value-type="float" office:value="0" calcext:value-type="float">
            <text:p>0</text:p>
          </table:table-cell>
          <table:table-cell table:formula="of:=IF([.J53]&gt;=[.$S$25];1;0)" office:value-type="float" office:value="0" calcext:value-type="float">
            <text:p>0</text:p>
          </table:table-cell>
          <table:table-cell table:formula="of:=IF([.K53]&gt;=[.$S$25];1;0)" office:value-type="float" office:value="0" calcext:value-type="float">
            <text:p>0</text:p>
          </table:table-cell>
          <table:table-cell table:formula="of:=IF([.L53]&gt;=[.$S$25];1;0)" office:value-type="float" office:value="0" calcext:value-type="float">
            <text:p>0</text:p>
          </table:table-cell>
          <table:table-cell table:formula="of:=IF([.M53]&gt;=[.$S$25];1;0)" office:value-type="float" office:value="0" calcext:value-type="float">
            <text:p>0</text:p>
          </table:table-cell>
          <table:table-cell table:formula="of:=IF([.N53]&gt;=[.$S$25];1;0)" office:value-type="float" office:value="0" calcext:value-type="float">
            <text:p>0</text:p>
          </table:table-cell>
          <table:table-cell table:formula="of:=IF([.O53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4]" office:value-type="float" office:value="44232.2068965517" calcext:value-type="float">
            <text:p>44232,2068965517</text:p>
          </table:table-cell>
          <table:table-cell table:formula="of:=[.C$26]/[.$Q54]" office:value-type="float" office:value="35594.275862069" calcext:value-type="float">
            <text:p>35594,275862069</text:p>
          </table:table-cell>
          <table:table-cell table:formula="of:=[.D$26]/[.$Q54]" office:value-type="float" office:value="48569.4482758621" calcext:value-type="float">
            <text:p>48569,4482758621</text:p>
          </table:table-cell>
          <table:table-cell table:formula="of:=[.E$26]/[.$Q54]" office:value-type="float" office:value="13865.7586206897" calcext:value-type="float">
            <text:p>13865,7586206897</text:p>
          </table:table-cell>
          <table:table-cell table:formula="of:=[.F$26]/[.$Q54]" office:value-type="float" office:value="15392.3448275862" calcext:value-type="float">
            <text:p>15392,3448275862</text:p>
          </table:table-cell>
          <table:table-cell table:formula="of:=[.G$26]/[.$Q54]" office:value-type="float" office:value="3392.93103448276" calcext:value-type="float">
            <text:p>3392,93103448276</text:p>
          </table:table-cell>
          <table:table-cell table:formula="of:=[.H$26]/[.$Q54]" office:value-type="float" office:value="682.241379310345" calcext:value-type="float">
            <text:p>682,241379310345</text:p>
          </table:table-cell>
          <table:table-cell table:formula="of:=[.I$26]/[.$Q54]" office:value-type="float" office:value="5.37931034482759" calcext:value-type="float">
            <text:p>5,37931034482759</text:p>
          </table:table-cell>
          <table:table-cell table:formula="of:=[.J$26]/[.$Q54]" office:value-type="float" office:value="982.344827586207" calcext:value-type="float">
            <text:p>982,344827586207</text:p>
          </table:table-cell>
          <table:table-cell table:formula="of:=[.K$26]/[.$Q54]" office:value-type="float" office:value="668.137931034483" calcext:value-type="float">
            <text:p>668,137931034483</text:p>
          </table:table-cell>
          <table:table-cell table:formula="of:=[.L$26]/[.$Q54]" office:value-type="float" office:value="4030.72413793103" calcext:value-type="float">
            <text:p>4030,72413793103</text:p>
          </table:table-cell>
          <table:table-cell table:formula="of:=[.M$26]/[.$Q54]" office:value-type="float" office:value="959.655172413793" calcext:value-type="float">
            <text:p>959,655172413793</text:p>
          </table:table-cell>
          <table:table-cell table:formula="of:=[.N$26]/[.$Q54]" office:value-type="float" office:value="1615.75862068966" calcext:value-type="float">
            <text:p>1615,75862068966</text:p>
          </table:table-cell>
          <table:table-cell table:formula="of:=[.O$26]/[.$Q54]" office:value-type="float" office:value="48838.4137931035" calcext:value-type="float">
            <text:p>48838,413793103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IF([.B54]&gt;=[.$S$25];1;0)" office:value-type="float" office:value="1" calcext:value-type="float">
            <text:p>1</text:p>
          </table:table-cell>
          <table:table-cell table:formula="of:=IF([.C54]&gt;=[.$S$25];1;0)" office:value-type="float" office:value="1" calcext:value-type="float">
            <text:p>1</text:p>
          </table:table-cell>
          <table:table-cell table:formula="of:=IF([.D54]&gt;=[.$S$25];1;0)" office:value-type="float" office:value="1" calcext:value-type="float">
            <text:p>1</text:p>
          </table:table-cell>
          <table:table-cell table:formula="of:=IF([.E54]&gt;=[.$S$25];1;0)" office:value-type="float" office:value="0" calcext:value-type="float">
            <text:p>0</text:p>
          </table:table-cell>
          <table:table-cell table:formula="of:=IF([.F54]&gt;=[.$S$25];1;0)" office:value-type="float" office:value="0" calcext:value-type="float">
            <text:p>0</text:p>
          </table:table-cell>
          <table:table-cell table:formula="of:=IF([.G54]&gt;=[.$S$25];1;0)" office:value-type="float" office:value="0" calcext:value-type="float">
            <text:p>0</text:p>
          </table:table-cell>
          <table:table-cell table:formula="of:=IF([.H54]&gt;=[.$S$25];1;0)" office:value-type="float" office:value="0" calcext:value-type="float">
            <text:p>0</text:p>
          </table:table-cell>
          <table:table-cell table:formula="of:=IF([.I54]&gt;=[.$S$25];1;0)" office:value-type="float" office:value="0" calcext:value-type="float">
            <text:p>0</text:p>
          </table:table-cell>
          <table:table-cell table:formula="of:=IF([.J54]&gt;=[.$S$25];1;0)" office:value-type="float" office:value="0" calcext:value-type="float">
            <text:p>0</text:p>
          </table:table-cell>
          <table:table-cell table:formula="of:=IF([.K54]&gt;=[.$S$25];1;0)" office:value-type="float" office:value="0" calcext:value-type="float">
            <text:p>0</text:p>
          </table:table-cell>
          <table:table-cell table:formula="of:=IF([.L54]&gt;=[.$S$25];1;0)" office:value-type="float" office:value="0" calcext:value-type="float">
            <text:p>0</text:p>
          </table:table-cell>
          <table:table-cell table:formula="of:=IF([.M54]&gt;=[.$S$25];1;0)" office:value-type="float" office:value="0" calcext:value-type="float">
            <text:p>0</text:p>
          </table:table-cell>
          <table:table-cell table:formula="of:=IF([.N54]&gt;=[.$S$25];1;0)" office:value-type="float" office:value="0" calcext:value-type="float">
            <text:p>0</text:p>
          </table:table-cell>
          <table:table-cell table:formula="of:=IF([.O54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5]" office:value-type="float" office:value="42757.8" calcext:value-type="float">
            <text:p>42757,8</text:p>
          </table:table-cell>
          <table:table-cell table:formula="of:=[.C$26]/[.$Q55]" office:value-type="float" office:value="34407.8" calcext:value-type="float">
            <text:p>34407,8</text:p>
          </table:table-cell>
          <table:table-cell table:formula="of:=[.D$26]/[.$Q55]" office:value-type="float" office:value="46950.4666666667" calcext:value-type="float">
            <text:p>46950,4666666667</text:p>
          </table:table-cell>
          <table:table-cell table:formula="of:=[.E$26]/[.$Q55]" office:value-type="float" office:value="13403.5666666667" calcext:value-type="float">
            <text:p>13403,5666666667</text:p>
          </table:table-cell>
          <table:table-cell table:formula="of:=[.F$26]/[.$Q55]" office:value-type="float" office:value="14879.2666666667" calcext:value-type="float">
            <text:p>14879,2666666667</text:p>
          </table:table-cell>
          <table:table-cell table:formula="of:=[.G$26]/[.$Q55]" office:value-type="float" office:value="3279.83333333333" calcext:value-type="float">
            <text:p>3279,83333333333</text:p>
          </table:table-cell>
          <table:table-cell table:formula="of:=[.H$26]/[.$Q55]" office:value-type="float" office:value="659.5" calcext:value-type="float">
            <text:p>659,5</text:p>
          </table:table-cell>
          <table:table-cell table:formula="of:=[.I$26]/[.$Q55]" office:value-type="float" office:value="5.2" calcext:value-type="float">
            <text:p>5,2</text:p>
          </table:table-cell>
          <table:table-cell table:formula="of:=[.J$26]/[.$Q55]" office:value-type="float" office:value="949.6" calcext:value-type="float">
            <text:p>949,6</text:p>
          </table:table-cell>
          <table:table-cell table:formula="of:=[.K$26]/[.$Q55]" office:value-type="float" office:value="645.866666666667" calcext:value-type="float">
            <text:p>645,866666666667</text:p>
          </table:table-cell>
          <table:table-cell table:formula="of:=[.L$26]/[.$Q55]" office:value-type="float" office:value="3896.36666666667" calcext:value-type="float">
            <text:p>3896,36666666667</text:p>
          </table:table-cell>
          <table:table-cell table:formula="of:=[.M$26]/[.$Q55]" office:value-type="float" office:value="927.666666666667" calcext:value-type="float">
            <text:p>927,666666666667</text:p>
          </table:table-cell>
          <table:table-cell table:formula="of:=[.N$26]/[.$Q55]" office:value-type="float" office:value="1561.9" calcext:value-type="float">
            <text:p>1561,9</text:p>
          </table:table-cell>
          <table:table-cell table:formula="of:=[.O$26]/[.$Q55]" office:value-type="float" office:value="47210.4666666667" calcext:value-type="float">
            <text:p>47210,466666666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formula="of:=IF([.B55]&gt;=[.$S$25];1;0)" office:value-type="float" office:value="1" calcext:value-type="float">
            <text:p>1</text:p>
          </table:table-cell>
          <table:table-cell table:formula="of:=IF([.C55]&gt;=[.$S$25];1;0)" office:value-type="float" office:value="1" calcext:value-type="float">
            <text:p>1</text:p>
          </table:table-cell>
          <table:table-cell table:formula="of:=IF([.D55]&gt;=[.$S$25];1;0)" office:value-type="float" office:value="1" calcext:value-type="float">
            <text:p>1</text:p>
          </table:table-cell>
          <table:table-cell table:formula="of:=IF([.E55]&gt;=[.$S$25];1;0)" office:value-type="float" office:value="0" calcext:value-type="float">
            <text:p>0</text:p>
          </table:table-cell>
          <table:table-cell table:formula="of:=IF([.F55]&gt;=[.$S$25];1;0)" office:value-type="float" office:value="0" calcext:value-type="float">
            <text:p>0</text:p>
          </table:table-cell>
          <table:table-cell table:formula="of:=IF([.G55]&gt;=[.$S$25];1;0)" office:value-type="float" office:value="0" calcext:value-type="float">
            <text:p>0</text:p>
          </table:table-cell>
          <table:table-cell table:formula="of:=IF([.H55]&gt;=[.$S$25];1;0)" office:value-type="float" office:value="0" calcext:value-type="float">
            <text:p>0</text:p>
          </table:table-cell>
          <table:table-cell table:formula="of:=IF([.I55]&gt;=[.$S$25];1;0)" office:value-type="float" office:value="0" calcext:value-type="float">
            <text:p>0</text:p>
          </table:table-cell>
          <table:table-cell table:formula="of:=IF([.J55]&gt;=[.$S$25];1;0)" office:value-type="float" office:value="0" calcext:value-type="float">
            <text:p>0</text:p>
          </table:table-cell>
          <table:table-cell table:formula="of:=IF([.K55]&gt;=[.$S$25];1;0)" office:value-type="float" office:value="0" calcext:value-type="float">
            <text:p>0</text:p>
          </table:table-cell>
          <table:table-cell table:formula="of:=IF([.L55]&gt;=[.$S$25];1;0)" office:value-type="float" office:value="0" calcext:value-type="float">
            <text:p>0</text:p>
          </table:table-cell>
          <table:table-cell table:formula="of:=IF([.M55]&gt;=[.$S$25];1;0)" office:value-type="float" office:value="0" calcext:value-type="float">
            <text:p>0</text:p>
          </table:table-cell>
          <table:table-cell table:formula="of:=IF([.N55]&gt;=[.$S$25];1;0)" office:value-type="float" office:value="0" calcext:value-type="float">
            <text:p>0</text:p>
          </table:table-cell>
          <table:table-cell table:formula="of:=IF([.O55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6]" office:value-type="float" office:value="41378.5161290323" calcext:value-type="float">
            <text:p>41378,5161290323</text:p>
          </table:table-cell>
          <table:table-cell table:formula="of:=[.C$26]/[.$Q56]" office:value-type="float" office:value="33297.8709677419" calcext:value-type="float">
            <text:p>33297,8709677419</text:p>
          </table:table-cell>
          <table:table-cell table:formula="of:=[.D$26]/[.$Q56]" office:value-type="float" office:value="45435.935483871" calcext:value-type="float">
            <text:p>45435,935483871</text:p>
          </table:table-cell>
          <table:table-cell table:formula="of:=[.E$26]/[.$Q56]" office:value-type="float" office:value="12971.1935483871" calcext:value-type="float">
            <text:p>12971,1935483871</text:p>
          </table:table-cell>
          <table:table-cell table:formula="of:=[.F$26]/[.$Q56]" office:value-type="float" office:value="14399.2903225806" calcext:value-type="float">
            <text:p>14399,2903225806</text:p>
          </table:table-cell>
          <table:table-cell table:formula="of:=[.G$26]/[.$Q56]" office:value-type="float" office:value="3174.03225806452" calcext:value-type="float">
            <text:p>3174,03225806452</text:p>
          </table:table-cell>
          <table:table-cell table:formula="of:=[.H$26]/[.$Q56]" office:value-type="float" office:value="638.225806451613" calcext:value-type="float">
            <text:p>638,225806451613</text:p>
          </table:table-cell>
          <table:table-cell table:formula="of:=[.I$26]/[.$Q56]" office:value-type="float" office:value="5.03225806451613" calcext:value-type="float">
            <text:p>5,03225806451613</text:p>
          </table:table-cell>
          <table:table-cell table:formula="of:=[.J$26]/[.$Q56]" office:value-type="float" office:value="918.967741935484" calcext:value-type="float">
            <text:p>918,967741935484</text:p>
          </table:table-cell>
          <table:table-cell table:formula="of:=[.K$26]/[.$Q56]" office:value-type="float" office:value="625.032258064516" calcext:value-type="float">
            <text:p>625,032258064516</text:p>
          </table:table-cell>
          <table:table-cell table:formula="of:=[.L$26]/[.$Q56]" office:value-type="float" office:value="3770.67741935484" calcext:value-type="float">
            <text:p>3770,67741935484</text:p>
          </table:table-cell>
          <table:table-cell table:formula="of:=[.M$26]/[.$Q56]" office:value-type="float" office:value="897.741935483871" calcext:value-type="float">
            <text:p>897,741935483871</text:p>
          </table:table-cell>
          <table:table-cell table:formula="of:=[.N$26]/[.$Q56]" office:value-type="float" office:value="1511.51612903226" calcext:value-type="float">
            <text:p>1511,51612903226</text:p>
          </table:table-cell>
          <table:table-cell table:formula="of:=[.O$26]/[.$Q56]" office:value-type="float" office:value="45687.5483870968" calcext:value-type="float">
            <text:p>45687,548387096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IF([.B56]&gt;=[.$S$25];1;0)" office:value-type="float" office:value="1" calcext:value-type="float">
            <text:p>1</text:p>
          </table:table-cell>
          <table:table-cell table:formula="of:=IF([.C56]&gt;=[.$S$25];1;0)" office:value-type="float" office:value="0" calcext:value-type="float">
            <text:p>0</text:p>
          </table:table-cell>
          <table:table-cell table:formula="of:=IF([.D56]&gt;=[.$S$25];1;0)" office:value-type="float" office:value="1" calcext:value-type="float">
            <text:p>1</text:p>
          </table:table-cell>
          <table:table-cell table:formula="of:=IF([.E56]&gt;=[.$S$25];1;0)" office:value-type="float" office:value="0" calcext:value-type="float">
            <text:p>0</text:p>
          </table:table-cell>
          <table:table-cell table:formula="of:=IF([.F56]&gt;=[.$S$25];1;0)" office:value-type="float" office:value="0" calcext:value-type="float">
            <text:p>0</text:p>
          </table:table-cell>
          <table:table-cell table:formula="of:=IF([.G56]&gt;=[.$S$25];1;0)" office:value-type="float" office:value="0" calcext:value-type="float">
            <text:p>0</text:p>
          </table:table-cell>
          <table:table-cell table:formula="of:=IF([.H56]&gt;=[.$S$25];1;0)" office:value-type="float" office:value="0" calcext:value-type="float">
            <text:p>0</text:p>
          </table:table-cell>
          <table:table-cell table:formula="of:=IF([.I56]&gt;=[.$S$25];1;0)" office:value-type="float" office:value="0" calcext:value-type="float">
            <text:p>0</text:p>
          </table:table-cell>
          <table:table-cell table:formula="of:=IF([.J56]&gt;=[.$S$25];1;0)" office:value-type="float" office:value="0" calcext:value-type="float">
            <text:p>0</text:p>
          </table:table-cell>
          <table:table-cell table:formula="of:=IF([.K56]&gt;=[.$S$25];1;0)" office:value-type="float" office:value="0" calcext:value-type="float">
            <text:p>0</text:p>
          </table:table-cell>
          <table:table-cell table:formula="of:=IF([.L56]&gt;=[.$S$25];1;0)" office:value-type="float" office:value="0" calcext:value-type="float">
            <text:p>0</text:p>
          </table:table-cell>
          <table:table-cell table:formula="of:=IF([.M56]&gt;=[.$S$25];1;0)" office:value-type="float" office:value="0" calcext:value-type="float">
            <text:p>0</text:p>
          </table:table-cell>
          <table:table-cell table:formula="of:=IF([.N56]&gt;=[.$S$25];1;0)" office:value-type="float" office:value="0" calcext:value-type="float">
            <text:p>0</text:p>
          </table:table-cell>
          <table:table-cell table:formula="of:=IF([.O56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7]" office:value-type="float" office:value="40085.4375" calcext:value-type="float">
            <text:p>40085,4375</text:p>
          </table:table-cell>
          <table:table-cell table:formula="of:=[.C$26]/[.$Q57]" office:value-type="float" office:value="32257.3125" calcext:value-type="float">
            <text:p>32257,3125</text:p>
          </table:table-cell>
          <table:table-cell table:formula="of:=[.D$26]/[.$Q57]" office:value-type="float" office:value="44016.0625" calcext:value-type="float">
            <text:p>44016,0625</text:p>
          </table:table-cell>
          <table:table-cell table:formula="of:=[.E$26]/[.$Q57]" office:value-type="float" office:value="12565.84375" calcext:value-type="float">
            <text:p>12565,84375</text:p>
          </table:table-cell>
          <table:table-cell table:formula="of:=[.F$26]/[.$Q57]" office:value-type="float" office:value="13949.3125" calcext:value-type="float">
            <text:p>13949,3125</text:p>
          </table:table-cell>
          <table:table-cell table:formula="of:=[.G$26]/[.$Q57]" office:value-type="float" office:value="3074.84375" calcext:value-type="float">
            <text:p>3074,84375</text:p>
          </table:table-cell>
          <table:table-cell table:formula="of:=[.H$26]/[.$Q57]" office:value-type="float" office:value="618.28125" calcext:value-type="float">
            <text:p>618,28125</text:p>
          </table:table-cell>
          <table:table-cell table:formula="of:=[.I$26]/[.$Q57]" office:value-type="float" office:value="4.875" calcext:value-type="float">
            <text:p>4,875</text:p>
          </table:table-cell>
          <table:table-cell table:formula="of:=[.J$26]/[.$Q57]" office:value-type="float" office:value="890.25" calcext:value-type="float">
            <text:p>890,25</text:p>
          </table:table-cell>
          <table:table-cell table:formula="of:=[.K$26]/[.$Q57]" office:value-type="float" office:value="605.5" calcext:value-type="float">
            <text:p>605,5</text:p>
          </table:table-cell>
          <table:table-cell table:formula="of:=[.L$26]/[.$Q57]" office:value-type="float" office:value="3652.84375" calcext:value-type="float">
            <text:p>3652,84375</text:p>
          </table:table-cell>
          <table:table-cell table:formula="of:=[.M$26]/[.$Q57]" office:value-type="float" office:value="869.6875" calcext:value-type="float">
            <text:p>869,6875</text:p>
          </table:table-cell>
          <table:table-cell table:formula="of:=[.N$26]/[.$Q57]" office:value-type="float" office:value="1464.28125" calcext:value-type="float">
            <text:p>1464,28125</text:p>
          </table:table-cell>
          <table:table-cell table:formula="of:=[.O$26]/[.$Q57]" office:value-type="float" office:value="44259.8125" calcext:value-type="float">
            <text:p>44259,812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formula="of:=IF([.B57]&gt;=[.$S$25];1;0)" office:value-type="float" office:value="1" calcext:value-type="float">
            <text:p>1</text:p>
          </table:table-cell>
          <table:table-cell table:formula="of:=IF([.C57]&gt;=[.$S$25];1;0)" office:value-type="float" office:value="0" calcext:value-type="float">
            <text:p>0</text:p>
          </table:table-cell>
          <table:table-cell table:formula="of:=IF([.D57]&gt;=[.$S$25];1;0)" office:value-type="float" office:value="1" calcext:value-type="float">
            <text:p>1</text:p>
          </table:table-cell>
          <table:table-cell table:formula="of:=IF([.E57]&gt;=[.$S$25];1;0)" office:value-type="float" office:value="0" calcext:value-type="float">
            <text:p>0</text:p>
          </table:table-cell>
          <table:table-cell table:formula="of:=IF([.F57]&gt;=[.$S$25];1;0)" office:value-type="float" office:value="0" calcext:value-type="float">
            <text:p>0</text:p>
          </table:table-cell>
          <table:table-cell table:formula="of:=IF([.G57]&gt;=[.$S$25];1;0)" office:value-type="float" office:value="0" calcext:value-type="float">
            <text:p>0</text:p>
          </table:table-cell>
          <table:table-cell table:formula="of:=IF([.H57]&gt;=[.$S$25];1;0)" office:value-type="float" office:value="0" calcext:value-type="float">
            <text:p>0</text:p>
          </table:table-cell>
          <table:table-cell table:formula="of:=IF([.I57]&gt;=[.$S$25];1;0)" office:value-type="float" office:value="0" calcext:value-type="float">
            <text:p>0</text:p>
          </table:table-cell>
          <table:table-cell table:formula="of:=IF([.J57]&gt;=[.$S$25];1;0)" office:value-type="float" office:value="0" calcext:value-type="float">
            <text:p>0</text:p>
          </table:table-cell>
          <table:table-cell table:formula="of:=IF([.K57]&gt;=[.$S$25];1;0)" office:value-type="float" office:value="0" calcext:value-type="float">
            <text:p>0</text:p>
          </table:table-cell>
          <table:table-cell table:formula="of:=IF([.L57]&gt;=[.$S$25];1;0)" office:value-type="float" office:value="0" calcext:value-type="float">
            <text:p>0</text:p>
          </table:table-cell>
          <table:table-cell table:formula="of:=IF([.M57]&gt;=[.$S$25];1;0)" office:value-type="float" office:value="0" calcext:value-type="float">
            <text:p>0</text:p>
          </table:table-cell>
          <table:table-cell table:formula="of:=IF([.N57]&gt;=[.$S$25];1;0)" office:value-type="float" office:value="0" calcext:value-type="float">
            <text:p>0</text:p>
          </table:table-cell>
          <table:table-cell table:formula="of:=IF([.O57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8]" office:value-type="float" office:value="38870.7272727273" calcext:value-type="float">
            <text:p>38870,7272727273</text:p>
          </table:table-cell>
          <table:table-cell table:formula="of:=[.C$26]/[.$Q58]" office:value-type="float" office:value="31279.8181818182" calcext:value-type="float">
            <text:p>31279,8181818182</text:p>
          </table:table-cell>
          <table:table-cell table:formula="of:=[.D$26]/[.$Q58]" office:value-type="float" office:value="42682.2424242424" calcext:value-type="float">
            <text:p>42682,2424242424</text:p>
          </table:table-cell>
          <table:table-cell table:formula="of:=[.E$26]/[.$Q58]" office:value-type="float" office:value="12185.0606060606" calcext:value-type="float">
            <text:p>12185,0606060606</text:p>
          </table:table-cell>
          <table:table-cell table:formula="of:=[.F$26]/[.$Q58]" office:value-type="float" office:value="13526.6060606061" calcext:value-type="float">
            <text:p>13526,6060606061</text:p>
          </table:table-cell>
          <table:table-cell table:formula="of:=[.G$26]/[.$Q58]" office:value-type="float" office:value="2981.66666666667" calcext:value-type="float">
            <text:p>2981,66666666667</text:p>
          </table:table-cell>
          <table:table-cell table:formula="of:=[.H$26]/[.$Q58]" office:value-type="float" office:value="599.545454545455" calcext:value-type="float">
            <text:p>599,545454545455</text:p>
          </table:table-cell>
          <table:table-cell table:formula="of:=[.I$26]/[.$Q58]" office:value-type="float" office:value="4.72727272727273" calcext:value-type="float">
            <text:p>4,72727272727273</text:p>
          </table:table-cell>
          <table:table-cell table:formula="of:=[.J$26]/[.$Q58]" office:value-type="float" office:value="863.272727272727" calcext:value-type="float">
            <text:p>863,272727272727</text:p>
          </table:table-cell>
          <table:table-cell table:formula="of:=[.K$26]/[.$Q58]" office:value-type="float" office:value="587.151515151515" calcext:value-type="float">
            <text:p>587,151515151515</text:p>
          </table:table-cell>
          <table:table-cell table:formula="of:=[.L$26]/[.$Q58]" office:value-type="float" office:value="3542.15151515152" calcext:value-type="float">
            <text:p>3542,15151515152</text:p>
          </table:table-cell>
          <table:table-cell table:formula="of:=[.M$26]/[.$Q58]" office:value-type="float" office:value="843.333333333333" calcext:value-type="float">
            <text:p>843,333333333333</text:p>
          </table:table-cell>
          <table:table-cell table:formula="of:=[.N$26]/[.$Q58]" office:value-type="float" office:value="1419.90909090909" calcext:value-type="float">
            <text:p>1419,90909090909</text:p>
          </table:table-cell>
          <table:table-cell table:formula="of:=[.O$26]/[.$Q58]" office:value-type="float" office:value="42918.6060606061" calcext:value-type="float">
            <text:p>42918,606060606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IF([.B58]&gt;=[.$S$25];1;0)" office:value-type="float" office:value="1" calcext:value-type="float">
            <text:p>1</text:p>
          </table:table-cell>
          <table:table-cell table:formula="of:=IF([.C58]&gt;=[.$S$25];1;0)" office:value-type="float" office:value="0" calcext:value-type="float">
            <text:p>0</text:p>
          </table:table-cell>
          <table:table-cell table:formula="of:=IF([.D58]&gt;=[.$S$25];1;0)" office:value-type="float" office:value="1" calcext:value-type="float">
            <text:p>1</text:p>
          </table:table-cell>
          <table:table-cell table:formula="of:=IF([.E58]&gt;=[.$S$25];1;0)" office:value-type="float" office:value="0" calcext:value-type="float">
            <text:p>0</text:p>
          </table:table-cell>
          <table:table-cell table:formula="of:=IF([.F58]&gt;=[.$S$25];1;0)" office:value-type="float" office:value="0" calcext:value-type="float">
            <text:p>0</text:p>
          </table:table-cell>
          <table:table-cell table:formula="of:=IF([.G58]&gt;=[.$S$25];1;0)" office:value-type="float" office:value="0" calcext:value-type="float">
            <text:p>0</text:p>
          </table:table-cell>
          <table:table-cell table:formula="of:=IF([.H58]&gt;=[.$S$25];1;0)" office:value-type="float" office:value="0" calcext:value-type="float">
            <text:p>0</text:p>
          </table:table-cell>
          <table:table-cell table:formula="of:=IF([.I58]&gt;=[.$S$25];1;0)" office:value-type="float" office:value="0" calcext:value-type="float">
            <text:p>0</text:p>
          </table:table-cell>
          <table:table-cell table:formula="of:=IF([.J58]&gt;=[.$S$25];1;0)" office:value-type="float" office:value="0" calcext:value-type="float">
            <text:p>0</text:p>
          </table:table-cell>
          <table:table-cell table:formula="of:=IF([.K58]&gt;=[.$S$25];1;0)" office:value-type="float" office:value="0" calcext:value-type="float">
            <text:p>0</text:p>
          </table:table-cell>
          <table:table-cell table:formula="of:=IF([.L58]&gt;=[.$S$25];1;0)" office:value-type="float" office:value="0" calcext:value-type="float">
            <text:p>0</text:p>
          </table:table-cell>
          <table:table-cell table:formula="of:=IF([.M58]&gt;=[.$S$25];1;0)" office:value-type="float" office:value="0" calcext:value-type="float">
            <text:p>0</text:p>
          </table:table-cell>
          <table:table-cell table:formula="of:=IF([.N58]&gt;=[.$S$25];1;0)" office:value-type="float" office:value="0" calcext:value-type="float">
            <text:p>0</text:p>
          </table:table-cell>
          <table:table-cell table:formula="of:=IF([.O58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59]" office:value-type="float" office:value="37727.4705882353" calcext:value-type="float">
            <text:p>37727,4705882353</text:p>
          </table:table-cell>
          <table:table-cell table:formula="of:=[.C$26]/[.$Q59]" office:value-type="float" office:value="30359.8235294118" calcext:value-type="float">
            <text:p>30359,8235294118</text:p>
          </table:table-cell>
          <table:table-cell table:formula="of:=[.D$26]/[.$Q59]" office:value-type="float" office:value="41426.8823529412" calcext:value-type="float">
            <text:p>41426,8823529412</text:p>
          </table:table-cell>
          <table:table-cell table:formula="of:=[.E$26]/[.$Q59]" office:value-type="float" office:value="11826.6764705882" calcext:value-type="float">
            <text:p>11826,6764705882</text:p>
          </table:table-cell>
          <table:table-cell table:formula="of:=[.F$26]/[.$Q59]" office:value-type="float" office:value="13128.7647058824" calcext:value-type="float">
            <text:p>13128,7647058824</text:p>
          </table:table-cell>
          <table:table-cell table:formula="of:=[.G$26]/[.$Q59]" office:value-type="float" office:value="2893.97058823529" calcext:value-type="float">
            <text:p>2893,97058823529</text:p>
          </table:table-cell>
          <table:table-cell table:formula="of:=[.H$26]/[.$Q59]" office:value-type="float" office:value="581.911764705882" calcext:value-type="float">
            <text:p>581,911764705882</text:p>
          </table:table-cell>
          <table:table-cell table:formula="of:=[.I$26]/[.$Q59]" office:value-type="float" office:value="4.58823529411765" calcext:value-type="float">
            <text:p>4,58823529411765</text:p>
          </table:table-cell>
          <table:table-cell table:formula="of:=[.J$26]/[.$Q59]" office:value-type="float" office:value="837.882352941177" calcext:value-type="float">
            <text:p>837,882352941177</text:p>
          </table:table-cell>
          <table:table-cell table:formula="of:=[.K$26]/[.$Q59]" office:value-type="float" office:value="569.882352941177" calcext:value-type="float">
            <text:p>569,882352941177</text:p>
          </table:table-cell>
          <table:table-cell table:formula="of:=[.L$26]/[.$Q59]" office:value-type="float" office:value="3437.97058823529" calcext:value-type="float">
            <text:p>3437,97058823529</text:p>
          </table:table-cell>
          <table:table-cell table:formula="of:=[.M$26]/[.$Q59]" office:value-type="float" office:value="818.529411764706" calcext:value-type="float">
            <text:p>818,529411764706</text:p>
          </table:table-cell>
          <table:table-cell table:formula="of:=[.N$26]/[.$Q59]" office:value-type="float" office:value="1378.14705882353" calcext:value-type="float">
            <text:p>1378,14705882353</text:p>
          </table:table-cell>
          <table:table-cell table:formula="of:=[.O$26]/[.$Q59]" office:value-type="float" office:value="41656.2941176471" calcext:value-type="float">
            <text:p>41656,294117647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table:formula="of:=IF([.B59]&gt;=[.$S$25];1;0)" office:value-type="float" office:value="1" calcext:value-type="float">
            <text:p>1</text:p>
          </table:table-cell>
          <table:table-cell table:formula="of:=IF([.C59]&gt;=[.$S$25];1;0)" office:value-type="float" office:value="0" calcext:value-type="float">
            <text:p>0</text:p>
          </table:table-cell>
          <table:table-cell table:formula="of:=IF([.D59]&gt;=[.$S$25];1;0)" office:value-type="float" office:value="1" calcext:value-type="float">
            <text:p>1</text:p>
          </table:table-cell>
          <table:table-cell table:formula="of:=IF([.E59]&gt;=[.$S$25];1;0)" office:value-type="float" office:value="0" calcext:value-type="float">
            <text:p>0</text:p>
          </table:table-cell>
          <table:table-cell table:formula="of:=IF([.F59]&gt;=[.$S$25];1;0)" office:value-type="float" office:value="0" calcext:value-type="float">
            <text:p>0</text:p>
          </table:table-cell>
          <table:table-cell table:formula="of:=IF([.G59]&gt;=[.$S$25];1;0)" office:value-type="float" office:value="0" calcext:value-type="float">
            <text:p>0</text:p>
          </table:table-cell>
          <table:table-cell table:formula="of:=IF([.H59]&gt;=[.$S$25];1;0)" office:value-type="float" office:value="0" calcext:value-type="float">
            <text:p>0</text:p>
          </table:table-cell>
          <table:table-cell table:formula="of:=IF([.I59]&gt;=[.$S$25];1;0)" office:value-type="float" office:value="0" calcext:value-type="float">
            <text:p>0</text:p>
          </table:table-cell>
          <table:table-cell table:formula="of:=IF([.J59]&gt;=[.$S$25];1;0)" office:value-type="float" office:value="0" calcext:value-type="float">
            <text:p>0</text:p>
          </table:table-cell>
          <table:table-cell table:formula="of:=IF([.K59]&gt;=[.$S$25];1;0)" office:value-type="float" office:value="0" calcext:value-type="float">
            <text:p>0</text:p>
          </table:table-cell>
          <table:table-cell table:formula="of:=IF([.L59]&gt;=[.$S$25];1;0)" office:value-type="float" office:value="0" calcext:value-type="float">
            <text:p>0</text:p>
          </table:table-cell>
          <table:table-cell table:formula="of:=IF([.M59]&gt;=[.$S$25];1;0)" office:value-type="float" office:value="0" calcext:value-type="float">
            <text:p>0</text:p>
          </table:table-cell>
          <table:table-cell table:formula="of:=IF([.N59]&gt;=[.$S$25];1;0)" office:value-type="float" office:value="0" calcext:value-type="float">
            <text:p>0</text:p>
          </table:table-cell>
          <table:table-cell table:formula="of:=IF([.O59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0]" office:value-type="float" office:value="36649.5428571429" calcext:value-type="float">
            <text:p>36649,5428571429</text:p>
          </table:table-cell>
          <table:table-cell table:formula="of:=[.C$26]/[.$Q60]" office:value-type="float" office:value="29492.4" calcext:value-type="float">
            <text:p>29492,4</text:p>
          </table:table-cell>
          <table:table-cell table:formula="of:=[.D$26]/[.$Q60]" office:value-type="float" office:value="40243.2571428572" calcext:value-type="float">
            <text:p>40243,2571428572</text:p>
          </table:table-cell>
          <table:table-cell table:formula="of:=[.E$26]/[.$Q60]" office:value-type="float" office:value="11488.7714285714" calcext:value-type="float">
            <text:p>11488,7714285714</text:p>
          </table:table-cell>
          <table:table-cell table:formula="of:=[.F$26]/[.$Q60]" office:value-type="float" office:value="12753.6571428571" calcext:value-type="float">
            <text:p>12753,6571428571</text:p>
          </table:table-cell>
          <table:table-cell table:formula="of:=[.G$26]/[.$Q60]" office:value-type="float" office:value="2811.28571428571" calcext:value-type="float">
            <text:p>2811,28571428571</text:p>
          </table:table-cell>
          <table:table-cell table:formula="of:=[.H$26]/[.$Q60]" office:value-type="float" office:value="565.285714285714" calcext:value-type="float">
            <text:p>565,285714285714</text:p>
          </table:table-cell>
          <table:table-cell table:formula="of:=[.I$26]/[.$Q60]" office:value-type="float" office:value="4.45714285714286" calcext:value-type="float">
            <text:p>4,45714285714286</text:p>
          </table:table-cell>
          <table:table-cell table:formula="of:=[.J$26]/[.$Q60]" office:value-type="float" office:value="813.942857142857" calcext:value-type="float">
            <text:p>813,942857142857</text:p>
          </table:table-cell>
          <table:table-cell table:formula="of:=[.K$26]/[.$Q60]" office:value-type="float" office:value="553.6" calcext:value-type="float">
            <text:p>553,6</text:p>
          </table:table-cell>
          <table:table-cell table:formula="of:=[.L$26]/[.$Q60]" office:value-type="float" office:value="3339.74285714286" calcext:value-type="float">
            <text:p>3339,74285714286</text:p>
          </table:table-cell>
          <table:table-cell table:formula="of:=[.M$26]/[.$Q60]" office:value-type="float" office:value="795.142857142857" calcext:value-type="float">
            <text:p>795,142857142857</text:p>
          </table:table-cell>
          <table:table-cell table:formula="of:=[.N$26]/[.$Q60]" office:value-type="float" office:value="1338.77142857143" calcext:value-type="float">
            <text:p>1338,77142857143</text:p>
          </table:table-cell>
          <table:table-cell table:formula="of:=[.O$26]/[.$Q60]" office:value-type="float" office:value="40466.1142857143" calcext:value-type="float">
            <text:p>40466,114285714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IF([.B60]&gt;=[.$S$25];1;0)" office:value-type="float" office:value="1" calcext:value-type="float">
            <text:p>1</text:p>
          </table:table-cell>
          <table:table-cell table:formula="of:=IF([.C60]&gt;=[.$S$25];1;0)" office:value-type="float" office:value="0" calcext:value-type="float">
            <text:p>0</text:p>
          </table:table-cell>
          <table:table-cell table:formula="of:=IF([.D60]&gt;=[.$S$25];1;0)" office:value-type="float" office:value="1" calcext:value-type="float">
            <text:p>1</text:p>
          </table:table-cell>
          <table:table-cell table:formula="of:=IF([.E60]&gt;=[.$S$25];1;0)" office:value-type="float" office:value="0" calcext:value-type="float">
            <text:p>0</text:p>
          </table:table-cell>
          <table:table-cell table:formula="of:=IF([.F60]&gt;=[.$S$25];1;0)" office:value-type="float" office:value="0" calcext:value-type="float">
            <text:p>0</text:p>
          </table:table-cell>
          <table:table-cell table:formula="of:=IF([.G60]&gt;=[.$S$25];1;0)" office:value-type="float" office:value="0" calcext:value-type="float">
            <text:p>0</text:p>
          </table:table-cell>
          <table:table-cell table:formula="of:=IF([.H60]&gt;=[.$S$25];1;0)" office:value-type="float" office:value="0" calcext:value-type="float">
            <text:p>0</text:p>
          </table:table-cell>
          <table:table-cell table:formula="of:=IF([.I60]&gt;=[.$S$25];1;0)" office:value-type="float" office:value="0" calcext:value-type="float">
            <text:p>0</text:p>
          </table:table-cell>
          <table:table-cell table:formula="of:=IF([.J60]&gt;=[.$S$25];1;0)" office:value-type="float" office:value="0" calcext:value-type="float">
            <text:p>0</text:p>
          </table:table-cell>
          <table:table-cell table:formula="of:=IF([.K60]&gt;=[.$S$25];1;0)" office:value-type="float" office:value="0" calcext:value-type="float">
            <text:p>0</text:p>
          </table:table-cell>
          <table:table-cell table:formula="of:=IF([.L60]&gt;=[.$S$25];1;0)" office:value-type="float" office:value="0" calcext:value-type="float">
            <text:p>0</text:p>
          </table:table-cell>
          <table:table-cell table:formula="of:=IF([.M60]&gt;=[.$S$25];1;0)" office:value-type="float" office:value="0" calcext:value-type="float">
            <text:p>0</text:p>
          </table:table-cell>
          <table:table-cell table:formula="of:=IF([.N60]&gt;=[.$S$25];1;0)" office:value-type="float" office:value="0" calcext:value-type="float">
            <text:p>0</text:p>
          </table:table-cell>
          <table:table-cell table:formula="of:=IF([.O60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1]" office:value-type="float" office:value="35631.5" calcext:value-type="float">
            <text:p>35631,5</text:p>
          </table:table-cell>
          <table:table-cell table:formula="of:=[.C$26]/[.$Q61]" office:value-type="float" office:value="28673.1666666667" calcext:value-type="float">
            <text:p>28673,1666666667</text:p>
          </table:table-cell>
          <table:table-cell table:formula="of:=[.D$26]/[.$Q61]" office:value-type="float" office:value="39125.3888888889" calcext:value-type="float">
            <text:p>39125,3888888889</text:p>
          </table:table-cell>
          <table:table-cell table:formula="of:=[.E$26]/[.$Q61]" office:value-type="float" office:value="11169.6388888889" calcext:value-type="float">
            <text:p>11169,6388888889</text:p>
          </table:table-cell>
          <table:table-cell table:formula="of:=[.F$26]/[.$Q61]" office:value-type="float" office:value="12399.3888888889" calcext:value-type="float">
            <text:p>12399,3888888889</text:p>
          </table:table-cell>
          <table:table-cell table:formula="of:=[.G$26]/[.$Q61]" office:value-type="float" office:value="2733.19444444444" calcext:value-type="float">
            <text:p>2733,19444444444</text:p>
          </table:table-cell>
          <table:table-cell table:formula="of:=[.H$26]/[.$Q61]" office:value-type="float" office:value="549.583333333333" calcext:value-type="float">
            <text:p>549,583333333333</text:p>
          </table:table-cell>
          <table:table-cell table:formula="of:=[.I$26]/[.$Q61]" office:value-type="float" office:value="4.33333333333333" calcext:value-type="float">
            <text:p>4,33333333333333</text:p>
          </table:table-cell>
          <table:table-cell table:formula="of:=[.J$26]/[.$Q61]" office:value-type="float" office:value="791.333333333333" calcext:value-type="float">
            <text:p>791,333333333333</text:p>
          </table:table-cell>
          <table:table-cell table:formula="of:=[.K$26]/[.$Q61]" office:value-type="float" office:value="538.222222222222" calcext:value-type="float">
            <text:p>538,222222222222</text:p>
          </table:table-cell>
          <table:table-cell table:formula="of:=[.L$26]/[.$Q61]" office:value-type="float" office:value="3246.97222222222" calcext:value-type="float">
            <text:p>3246,97222222222</text:p>
          </table:table-cell>
          <table:table-cell table:formula="of:=[.M$26]/[.$Q61]" office:value-type="float" office:value="773.055555555556" calcext:value-type="float">
            <text:p>773,055555555556</text:p>
          </table:table-cell>
          <table:table-cell table:formula="of:=[.N$26]/[.$Q61]" office:value-type="float" office:value="1301.58333333333" calcext:value-type="float">
            <text:p>1301,58333333333</text:p>
          </table:table-cell>
          <table:table-cell table:formula="of:=[.O$26]/[.$Q61]" office:value-type="float" office:value="39342.0555555556" calcext:value-type="float">
            <text:p>39342,055555555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table:formula="of:=IF([.B61]&gt;=[.$S$25];1;0)" office:value-type="float" office:value="1" calcext:value-type="float">
            <text:p>1</text:p>
          </table:table-cell>
          <table:table-cell table:formula="of:=IF([.C61]&gt;=[.$S$25];1;0)" office:value-type="float" office:value="0" calcext:value-type="float">
            <text:p>0</text:p>
          </table:table-cell>
          <table:table-cell table:formula="of:=IF([.D61]&gt;=[.$S$25];1;0)" office:value-type="float" office:value="1" calcext:value-type="float">
            <text:p>1</text:p>
          </table:table-cell>
          <table:table-cell table:formula="of:=IF([.E61]&gt;=[.$S$25];1;0)" office:value-type="float" office:value="0" calcext:value-type="float">
            <text:p>0</text:p>
          </table:table-cell>
          <table:table-cell table:formula="of:=IF([.F61]&gt;=[.$S$25];1;0)" office:value-type="float" office:value="0" calcext:value-type="float">
            <text:p>0</text:p>
          </table:table-cell>
          <table:table-cell table:formula="of:=IF([.G61]&gt;=[.$S$25];1;0)" office:value-type="float" office:value="0" calcext:value-type="float">
            <text:p>0</text:p>
          </table:table-cell>
          <table:table-cell table:formula="of:=IF([.H61]&gt;=[.$S$25];1;0)" office:value-type="float" office:value="0" calcext:value-type="float">
            <text:p>0</text:p>
          </table:table-cell>
          <table:table-cell table:formula="of:=IF([.I61]&gt;=[.$S$25];1;0)" office:value-type="float" office:value="0" calcext:value-type="float">
            <text:p>0</text:p>
          </table:table-cell>
          <table:table-cell table:formula="of:=IF([.J61]&gt;=[.$S$25];1;0)" office:value-type="float" office:value="0" calcext:value-type="float">
            <text:p>0</text:p>
          </table:table-cell>
          <table:table-cell table:formula="of:=IF([.K61]&gt;=[.$S$25];1;0)" office:value-type="float" office:value="0" calcext:value-type="float">
            <text:p>0</text:p>
          </table:table-cell>
          <table:table-cell table:formula="of:=IF([.L61]&gt;=[.$S$25];1;0)" office:value-type="float" office:value="0" calcext:value-type="float">
            <text:p>0</text:p>
          </table:table-cell>
          <table:table-cell table:formula="of:=IF([.M61]&gt;=[.$S$25];1;0)" office:value-type="float" office:value="0" calcext:value-type="float">
            <text:p>0</text:p>
          </table:table-cell>
          <table:table-cell table:formula="of:=IF([.N61]&gt;=[.$S$25];1;0)" office:value-type="float" office:value="0" calcext:value-type="float">
            <text:p>0</text:p>
          </table:table-cell>
          <table:table-cell table:formula="of:=IF([.O61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2]" office:value-type="float" office:value="34668.4864864865" calcext:value-type="float">
            <text:p>34668,4864864865</text:p>
          </table:table-cell>
          <table:table-cell table:formula="of:=[.C$26]/[.$Q62]" office:value-type="float" office:value="27898.2162162162" calcext:value-type="float">
            <text:p>27898,2162162162</text:p>
          </table:table-cell>
          <table:table-cell table:formula="of:=[.D$26]/[.$Q62]" office:value-type="float" office:value="38067.945945946" calcext:value-type="float">
            <text:p>38067,945945946</text:p>
          </table:table-cell>
          <table:table-cell table:formula="of:=[.E$26]/[.$Q62]" office:value-type="float" office:value="10867.7567567568" calcext:value-type="float">
            <text:p>10867,7567567568</text:p>
          </table:table-cell>
          <table:table-cell table:formula="of:=[.F$26]/[.$Q62]" office:value-type="float" office:value="12064.2702702703" calcext:value-type="float">
            <text:p>12064,2702702703</text:p>
          </table:table-cell>
          <table:table-cell table:formula="of:=[.G$26]/[.$Q62]" office:value-type="float" office:value="2659.32432432432" calcext:value-type="float">
            <text:p>2659,32432432432</text:p>
          </table:table-cell>
          <table:table-cell table:formula="of:=[.H$26]/[.$Q62]" office:value-type="float" office:value="534.72972972973" calcext:value-type="float">
            <text:p>534,72972972973</text:p>
          </table:table-cell>
          <table:table-cell table:formula="of:=[.I$26]/[.$Q62]" office:value-type="float" office:value="4.21621621621622" calcext:value-type="float">
            <text:p>4,21621621621622</text:p>
          </table:table-cell>
          <table:table-cell table:formula="of:=[.J$26]/[.$Q62]" office:value-type="float" office:value="769.945945945946" calcext:value-type="float">
            <text:p>769,945945945946</text:p>
          </table:table-cell>
          <table:table-cell table:formula="of:=[.K$26]/[.$Q62]" office:value-type="float" office:value="523.675675675676" calcext:value-type="float">
            <text:p>523,675675675676</text:p>
          </table:table-cell>
          <table:table-cell table:formula="of:=[.L$26]/[.$Q62]" office:value-type="float" office:value="3159.21621621622" calcext:value-type="float">
            <text:p>3159,21621621622</text:p>
          </table:table-cell>
          <table:table-cell table:formula="of:=[.M$26]/[.$Q62]" office:value-type="float" office:value="752.162162162162" calcext:value-type="float">
            <text:p>752,162162162162</text:p>
          </table:table-cell>
          <table:table-cell table:formula="of:=[.N$26]/[.$Q62]" office:value-type="float" office:value="1266.40540540541" calcext:value-type="float">
            <text:p>1266,40540540541</text:p>
          </table:table-cell>
          <table:table-cell table:formula="of:=[.O$26]/[.$Q62]" office:value-type="float" office:value="38278.7567567568" calcext:value-type="float">
            <text:p>38278,756756756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IF([.B62]&gt;=[.$S$25];1;0)" office:value-type="float" office:value="1" calcext:value-type="float">
            <text:p>1</text:p>
          </table:table-cell>
          <table:table-cell table:formula="of:=IF([.C62]&gt;=[.$S$25];1;0)" office:value-type="float" office:value="0" calcext:value-type="float">
            <text:p>0</text:p>
          </table:table-cell>
          <table:table-cell table:formula="of:=IF([.D62]&gt;=[.$S$25];1;0)" office:value-type="float" office:value="1" calcext:value-type="float">
            <text:p>1</text:p>
          </table:table-cell>
          <table:table-cell table:formula="of:=IF([.E62]&gt;=[.$S$25];1;0)" office:value-type="float" office:value="0" calcext:value-type="float">
            <text:p>0</text:p>
          </table:table-cell>
          <table:table-cell table:formula="of:=IF([.F62]&gt;=[.$S$25];1;0)" office:value-type="float" office:value="0" calcext:value-type="float">
            <text:p>0</text:p>
          </table:table-cell>
          <table:table-cell table:formula="of:=IF([.G62]&gt;=[.$S$25];1;0)" office:value-type="float" office:value="0" calcext:value-type="float">
            <text:p>0</text:p>
          </table:table-cell>
          <table:table-cell table:formula="of:=IF([.H62]&gt;=[.$S$25];1;0)" office:value-type="float" office:value="0" calcext:value-type="float">
            <text:p>0</text:p>
          </table:table-cell>
          <table:table-cell table:formula="of:=IF([.I62]&gt;=[.$S$25];1;0)" office:value-type="float" office:value="0" calcext:value-type="float">
            <text:p>0</text:p>
          </table:table-cell>
          <table:table-cell table:formula="of:=IF([.J62]&gt;=[.$S$25];1;0)" office:value-type="float" office:value="0" calcext:value-type="float">
            <text:p>0</text:p>
          </table:table-cell>
          <table:table-cell table:formula="of:=IF([.K62]&gt;=[.$S$25];1;0)" office:value-type="float" office:value="0" calcext:value-type="float">
            <text:p>0</text:p>
          </table:table-cell>
          <table:table-cell table:formula="of:=IF([.L62]&gt;=[.$S$25];1;0)" office:value-type="float" office:value="0" calcext:value-type="float">
            <text:p>0</text:p>
          </table:table-cell>
          <table:table-cell table:formula="of:=IF([.M62]&gt;=[.$S$25];1;0)" office:value-type="float" office:value="0" calcext:value-type="float">
            <text:p>0</text:p>
          </table:table-cell>
          <table:table-cell table:formula="of:=IF([.N62]&gt;=[.$S$25];1;0)" office:value-type="float" office:value="0" calcext:value-type="float">
            <text:p>0</text:p>
          </table:table-cell>
          <table:table-cell table:formula="of:=IF([.O62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3]" office:value-type="float" office:value="33756.1578947368" calcext:value-type="float">
            <text:p>33756,1578947368</text:p>
          </table:table-cell>
          <table:table-cell table:formula="of:=[.C$26]/[.$Q63]" office:value-type="float" office:value="27164.0526315789" calcext:value-type="float">
            <text:p>27164,0526315789</text:p>
          </table:table-cell>
          <table:table-cell table:formula="of:=[.D$26]/[.$Q63]" office:value-type="float" office:value="37066.1578947368" calcext:value-type="float">
            <text:p>37066,1578947368</text:p>
          </table:table-cell>
          <table:table-cell table:formula="of:=[.E$26]/[.$Q63]" office:value-type="float" office:value="10581.7631578947" calcext:value-type="float">
            <text:p>10581,7631578947</text:p>
          </table:table-cell>
          <table:table-cell table:formula="of:=[.F$26]/[.$Q63]" office:value-type="float" office:value="11746.7894736842" calcext:value-type="float">
            <text:p>11746,7894736842</text:p>
          </table:table-cell>
          <table:table-cell table:formula="of:=[.G$26]/[.$Q63]" office:value-type="float" office:value="2589.34210526316" calcext:value-type="float">
            <text:p>2589,34210526316</text:p>
          </table:table-cell>
          <table:table-cell table:formula="of:=[.H$26]/[.$Q63]" office:value-type="float" office:value="520.657894736842" calcext:value-type="float">
            <text:p>520,657894736842</text:p>
          </table:table-cell>
          <table:table-cell table:formula="of:=[.I$26]/[.$Q63]" office:value-type="float" office:value="4.10526315789474" calcext:value-type="float">
            <text:p>4,10526315789474</text:p>
          </table:table-cell>
          <table:table-cell table:formula="of:=[.J$26]/[.$Q63]" office:value-type="float" office:value="749.684210526316" calcext:value-type="float">
            <text:p>749,684210526316</text:p>
          </table:table-cell>
          <table:table-cell table:formula="of:=[.K$26]/[.$Q63]" office:value-type="float" office:value="509.894736842105" calcext:value-type="float">
            <text:p>509,894736842105</text:p>
          </table:table-cell>
          <table:table-cell table:formula="of:=[.L$26]/[.$Q63]" office:value-type="float" office:value="3076.07894736842" calcext:value-type="float">
            <text:p>3076,07894736842</text:p>
          </table:table-cell>
          <table:table-cell table:formula="of:=[.M$26]/[.$Q63]" office:value-type="float" office:value="732.368421052632" calcext:value-type="float">
            <text:p>732,368421052632</text:p>
          </table:table-cell>
          <table:table-cell table:formula="of:=[.N$26]/[.$Q63]" office:value-type="float" office:value="1233.07894736842" calcext:value-type="float">
            <text:p>1233,07894736842</text:p>
          </table:table-cell>
          <table:table-cell table:formula="of:=[.O$26]/[.$Q63]" office:value-type="float" office:value="37271.4210526316" calcext:value-type="float">
            <text:p>37271,421052631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formula="of:=IF([.B63]&gt;=[.$S$25];1;0)" office:value-type="float" office:value="1" calcext:value-type="float">
            <text:p>1</text:p>
          </table:table-cell>
          <table:table-cell table:formula="of:=IF([.C63]&gt;=[.$S$25];1;0)" office:value-type="float" office:value="0" calcext:value-type="float">
            <text:p>0</text:p>
          </table:table-cell>
          <table:table-cell table:formula="of:=IF([.D63]&gt;=[.$S$25];1;0)" office:value-type="float" office:value="1" calcext:value-type="float">
            <text:p>1</text:p>
          </table:table-cell>
          <table:table-cell table:formula="of:=IF([.E63]&gt;=[.$S$25];1;0)" office:value-type="float" office:value="0" calcext:value-type="float">
            <text:p>0</text:p>
          </table:table-cell>
          <table:table-cell table:formula="of:=IF([.F63]&gt;=[.$S$25];1;0)" office:value-type="float" office:value="0" calcext:value-type="float">
            <text:p>0</text:p>
          </table:table-cell>
          <table:table-cell table:formula="of:=IF([.G63]&gt;=[.$S$25];1;0)" office:value-type="float" office:value="0" calcext:value-type="float">
            <text:p>0</text:p>
          </table:table-cell>
          <table:table-cell table:formula="of:=IF([.H63]&gt;=[.$S$25];1;0)" office:value-type="float" office:value="0" calcext:value-type="float">
            <text:p>0</text:p>
          </table:table-cell>
          <table:table-cell table:formula="of:=IF([.I63]&gt;=[.$S$25];1;0)" office:value-type="float" office:value="0" calcext:value-type="float">
            <text:p>0</text:p>
          </table:table-cell>
          <table:table-cell table:formula="of:=IF([.J63]&gt;=[.$S$25];1;0)" office:value-type="float" office:value="0" calcext:value-type="float">
            <text:p>0</text:p>
          </table:table-cell>
          <table:table-cell table:formula="of:=IF([.K63]&gt;=[.$S$25];1;0)" office:value-type="float" office:value="0" calcext:value-type="float">
            <text:p>0</text:p>
          </table:table-cell>
          <table:table-cell table:formula="of:=IF([.L63]&gt;=[.$S$25];1;0)" office:value-type="float" office:value="0" calcext:value-type="float">
            <text:p>0</text:p>
          </table:table-cell>
          <table:table-cell table:formula="of:=IF([.M63]&gt;=[.$S$25];1;0)" office:value-type="float" office:value="0" calcext:value-type="float">
            <text:p>0</text:p>
          </table:table-cell>
          <table:table-cell table:formula="of:=IF([.N63]&gt;=[.$S$25];1;0)" office:value-type="float" office:value="0" calcext:value-type="float">
            <text:p>0</text:p>
          </table:table-cell>
          <table:table-cell table:formula="of:=IF([.O63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4]" office:value-type="float" office:value="32890.6153846154" calcext:value-type="float">
            <text:p>32890,6153846154</text:p>
          </table:table-cell>
          <table:table-cell table:formula="of:=[.C$26]/[.$Q64]" office:value-type="float" office:value="26467.5384615385" calcext:value-type="float">
            <text:p>26467,5384615385</text:p>
          </table:table-cell>
          <table:table-cell table:formula="of:=[.D$26]/[.$Q64]" office:value-type="float" office:value="36115.7435897436" calcext:value-type="float">
            <text:p>36115,7435897436</text:p>
          </table:table-cell>
          <table:table-cell table:formula="of:=[.E$26]/[.$Q64]" office:value-type="float" office:value="10310.4358974359" calcext:value-type="float">
            <text:p>10310,4358974359</text:p>
          </table:table-cell>
          <table:table-cell table:formula="of:=[.F$26]/[.$Q64]" office:value-type="float" office:value="11445.5897435897" calcext:value-type="float">
            <text:p>11445,5897435897</text:p>
          </table:table-cell>
          <table:table-cell table:formula="of:=[.G$26]/[.$Q64]" office:value-type="float" office:value="2522.94871794872" calcext:value-type="float">
            <text:p>2522,94871794872</text:p>
          </table:table-cell>
          <table:table-cell table:formula="of:=[.H$26]/[.$Q64]" office:value-type="float" office:value="507.307692307692" calcext:value-type="float">
            <text:p>507,307692307692</text:p>
          </table:table-cell>
          <table:table-cell table:formula="of:=[.I$26]/[.$Q64]" office:value-type="float" office:value="4" calcext:value-type="float">
            <text:p>4</text:p>
          </table:table-cell>
          <table:table-cell table:formula="of:=[.J$26]/[.$Q64]" office:value-type="float" office:value="730.461538461539" calcext:value-type="float">
            <text:p>730,461538461539</text:p>
          </table:table-cell>
          <table:table-cell table:formula="of:=[.K$26]/[.$Q64]" office:value-type="float" office:value="496.820512820513" calcext:value-type="float">
            <text:p>496,820512820513</text:p>
          </table:table-cell>
          <table:table-cell table:formula="of:=[.L$26]/[.$Q64]" office:value-type="float" office:value="2997.20512820513" calcext:value-type="float">
            <text:p>2997,20512820513</text:p>
          </table:table-cell>
          <table:table-cell table:formula="of:=[.M$26]/[.$Q64]" office:value-type="float" office:value="713.589743589744" calcext:value-type="float">
            <text:p>713,589743589744</text:p>
          </table:table-cell>
          <table:table-cell table:formula="of:=[.N$26]/[.$Q64]" office:value-type="float" office:value="1201.46153846154" calcext:value-type="float">
            <text:p>1201,46153846154</text:p>
          </table:table-cell>
          <table:table-cell table:formula="of:=[.O$26]/[.$Q64]" office:value-type="float" office:value="36315.7435897436" calcext:value-type="float">
            <text:p>36315,743589743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IF([.B64]&gt;=[.$S$25];1;0)" office:value-type="float" office:value="0" calcext:value-type="float">
            <text:p>0</text:p>
          </table:table-cell>
          <table:table-cell table:formula="of:=IF([.C64]&gt;=[.$S$25];1;0)" office:value-type="float" office:value="0" calcext:value-type="float">
            <text:p>0</text:p>
          </table:table-cell>
          <table:table-cell table:formula="of:=IF([.D64]&gt;=[.$S$25];1;0)" office:value-type="float" office:value="1" calcext:value-type="float">
            <text:p>1</text:p>
          </table:table-cell>
          <table:table-cell table:formula="of:=IF([.E64]&gt;=[.$S$25];1;0)" office:value-type="float" office:value="0" calcext:value-type="float">
            <text:p>0</text:p>
          </table:table-cell>
          <table:table-cell table:formula="of:=IF([.F64]&gt;=[.$S$25];1;0)" office:value-type="float" office:value="0" calcext:value-type="float">
            <text:p>0</text:p>
          </table:table-cell>
          <table:table-cell table:formula="of:=IF([.G64]&gt;=[.$S$25];1;0)" office:value-type="float" office:value="0" calcext:value-type="float">
            <text:p>0</text:p>
          </table:table-cell>
          <table:table-cell table:formula="of:=IF([.H64]&gt;=[.$S$25];1;0)" office:value-type="float" office:value="0" calcext:value-type="float">
            <text:p>0</text:p>
          </table:table-cell>
          <table:table-cell table:formula="of:=IF([.I64]&gt;=[.$S$25];1;0)" office:value-type="float" office:value="0" calcext:value-type="float">
            <text:p>0</text:p>
          </table:table-cell>
          <table:table-cell table:formula="of:=IF([.J64]&gt;=[.$S$25];1;0)" office:value-type="float" office:value="0" calcext:value-type="float">
            <text:p>0</text:p>
          </table:table-cell>
          <table:table-cell table:formula="of:=IF([.K64]&gt;=[.$S$25];1;0)" office:value-type="float" office:value="0" calcext:value-type="float">
            <text:p>0</text:p>
          </table:table-cell>
          <table:table-cell table:formula="of:=IF([.L64]&gt;=[.$S$25];1;0)" office:value-type="float" office:value="0" calcext:value-type="float">
            <text:p>0</text:p>
          </table:table-cell>
          <table:table-cell table:formula="of:=IF([.M64]&gt;=[.$S$25];1;0)" office:value-type="float" office:value="0" calcext:value-type="float">
            <text:p>0</text:p>
          </table:table-cell>
          <table:table-cell table:formula="of:=IF([.N64]&gt;=[.$S$25];1;0)" office:value-type="float" office:value="0" calcext:value-type="float">
            <text:p>0</text:p>
          </table:table-cell>
          <table:table-cell table:formula="of:=IF([.O64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5]" office:value-type="float" office:value="32068.35" calcext:value-type="float">
            <text:p>32068,35</text:p>
          </table:table-cell>
          <table:table-cell table:formula="of:=[.C$26]/[.$Q65]" office:value-type="float" office:value="25805.85" calcext:value-type="float">
            <text:p>25805,85</text:p>
          </table:table-cell>
          <table:table-cell table:formula="of:=[.D$26]/[.$Q65]" office:value-type="float" office:value="35212.85" calcext:value-type="float">
            <text:p>35212,85</text:p>
          </table:table-cell>
          <table:table-cell table:formula="of:=[.E$26]/[.$Q65]" office:value-type="float" office:value="10052.675" calcext:value-type="float">
            <text:p>10052,675</text:p>
          </table:table-cell>
          <table:table-cell table:formula="of:=[.F$26]/[.$Q65]" office:value-type="float" office:value="11159.45" calcext:value-type="float">
            <text:p>11159,45</text:p>
          </table:table-cell>
          <table:table-cell table:formula="of:=[.G$26]/[.$Q65]" office:value-type="float" office:value="2459.875" calcext:value-type="float">
            <text:p>2459,875</text:p>
          </table:table-cell>
          <table:table-cell table:formula="of:=[.H$26]/[.$Q65]" office:value-type="float" office:value="494.625" calcext:value-type="float">
            <text:p>494,625</text:p>
          </table:table-cell>
          <table:table-cell table:formula="of:=[.I$26]/[.$Q65]" office:value-type="float" office:value="3.9" calcext:value-type="float">
            <text:p>3,9</text:p>
          </table:table-cell>
          <table:table-cell table:formula="of:=[.J$26]/[.$Q65]" office:value-type="float" office:value="712.2" calcext:value-type="float">
            <text:p>712,2</text:p>
          </table:table-cell>
          <table:table-cell table:formula="of:=[.K$26]/[.$Q65]" office:value-type="float" office:value="484.4" calcext:value-type="float">
            <text:p>484,4</text:p>
          </table:table-cell>
          <table:table-cell table:formula="of:=[.L$26]/[.$Q65]" office:value-type="float" office:value="2922.275" calcext:value-type="float">
            <text:p>2922,275</text:p>
          </table:table-cell>
          <table:table-cell table:formula="of:=[.M$26]/[.$Q65]" office:value-type="float" office:value="695.75" calcext:value-type="float">
            <text:p>695,75</text:p>
          </table:table-cell>
          <table:table-cell table:formula="of:=[.N$26]/[.$Q65]" office:value-type="float" office:value="1171.425" calcext:value-type="float">
            <text:p>1171,425</text:p>
          </table:table-cell>
          <table:table-cell table:formula="of:=[.O$26]/[.$Q65]" office:value-type="float" office:value="35407.85" calcext:value-type="float">
            <text:p>35407,8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formula="of:=IF([.B65]&gt;=[.$S$25];1;0)" office:value-type="float" office:value="0" calcext:value-type="float">
            <text:p>0</text:p>
          </table:table-cell>
          <table:table-cell table:formula="of:=IF([.C65]&gt;=[.$S$25];1;0)" office:value-type="float" office:value="0" calcext:value-type="float">
            <text:p>0</text:p>
          </table:table-cell>
          <table:table-cell table:formula="of:=IF([.D65]&gt;=[.$S$25];1;0)" office:value-type="float" office:value="1" calcext:value-type="float">
            <text:p>1</text:p>
          </table:table-cell>
          <table:table-cell table:formula="of:=IF([.E65]&gt;=[.$S$25];1;0)" office:value-type="float" office:value="0" calcext:value-type="float">
            <text:p>0</text:p>
          </table:table-cell>
          <table:table-cell table:formula="of:=IF([.F65]&gt;=[.$S$25];1;0)" office:value-type="float" office:value="0" calcext:value-type="float">
            <text:p>0</text:p>
          </table:table-cell>
          <table:table-cell table:formula="of:=IF([.G65]&gt;=[.$S$25];1;0)" office:value-type="float" office:value="0" calcext:value-type="float">
            <text:p>0</text:p>
          </table:table-cell>
          <table:table-cell table:formula="of:=IF([.H65]&gt;=[.$S$25];1;0)" office:value-type="float" office:value="0" calcext:value-type="float">
            <text:p>0</text:p>
          </table:table-cell>
          <table:table-cell table:formula="of:=IF([.I65]&gt;=[.$S$25];1;0)" office:value-type="float" office:value="0" calcext:value-type="float">
            <text:p>0</text:p>
          </table:table-cell>
          <table:table-cell table:formula="of:=IF([.J65]&gt;=[.$S$25];1;0)" office:value-type="float" office:value="0" calcext:value-type="float">
            <text:p>0</text:p>
          </table:table-cell>
          <table:table-cell table:formula="of:=IF([.K65]&gt;=[.$S$25];1;0)" office:value-type="float" office:value="0" calcext:value-type="float">
            <text:p>0</text:p>
          </table:table-cell>
          <table:table-cell table:formula="of:=IF([.L65]&gt;=[.$S$25];1;0)" office:value-type="float" office:value="0" calcext:value-type="float">
            <text:p>0</text:p>
          </table:table-cell>
          <table:table-cell table:formula="of:=IF([.M65]&gt;=[.$S$25];1;0)" office:value-type="float" office:value="0" calcext:value-type="float">
            <text:p>0</text:p>
          </table:table-cell>
          <table:table-cell table:formula="of:=IF([.N65]&gt;=[.$S$25];1;0)" office:value-type="float" office:value="0" calcext:value-type="float">
            <text:p>0</text:p>
          </table:table-cell>
          <table:table-cell table:formula="of:=IF([.O65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6]" office:value-type="float" office:value="31286.1951219512" calcext:value-type="float">
            <text:p>31286,1951219512</text:p>
          </table:table-cell>
          <table:table-cell table:formula="of:=[.C$26]/[.$Q66]" office:value-type="float" office:value="25176.4390243902" calcext:value-type="float">
            <text:p>25176,4390243902</text:p>
          </table:table-cell>
          <table:table-cell table:formula="of:=[.D$26]/[.$Q66]" office:value-type="float" office:value="34354" calcext:value-type="float">
            <text:p>34354</text:p>
          </table:table-cell>
          <table:table-cell table:formula="of:=[.E$26]/[.$Q66]" office:value-type="float" office:value="9807.48780487805" calcext:value-type="float">
            <text:p>9807,48780487805</text:p>
          </table:table-cell>
          <table:table-cell table:formula="of:=[.F$26]/[.$Q66]" office:value-type="float" office:value="10887.2682926829" calcext:value-type="float">
            <text:p>10887,2682926829</text:p>
          </table:table-cell>
          <table:table-cell table:formula="of:=[.G$26]/[.$Q66]" office:value-type="float" office:value="2399.87804878049" calcext:value-type="float">
            <text:p>2399,87804878049</text:p>
          </table:table-cell>
          <table:table-cell table:formula="of:=[.H$26]/[.$Q66]" office:value-type="float" office:value="482.560975609756" calcext:value-type="float">
            <text:p>482,560975609756</text:p>
          </table:table-cell>
          <table:table-cell table:formula="of:=[.I$26]/[.$Q66]" office:value-type="float" office:value="3.80487804878049" calcext:value-type="float">
            <text:p>3,80487804878049</text:p>
          </table:table-cell>
          <table:table-cell table:formula="of:=[.J$26]/[.$Q66]" office:value-type="float" office:value="694.829268292683" calcext:value-type="float">
            <text:p>694,829268292683</text:p>
          </table:table-cell>
          <table:table-cell table:formula="of:=[.K$26]/[.$Q66]" office:value-type="float" office:value="472.585365853659" calcext:value-type="float">
            <text:p>472,585365853659</text:p>
          </table:table-cell>
          <table:table-cell table:formula="of:=[.L$26]/[.$Q66]" office:value-type="float" office:value="2851" calcext:value-type="float">
            <text:p>2851</text:p>
          </table:table-cell>
          <table:table-cell table:formula="of:=[.M$26]/[.$Q66]" office:value-type="float" office:value="678.780487804878" calcext:value-type="float">
            <text:p>678,780487804878</text:p>
          </table:table-cell>
          <table:table-cell table:formula="of:=[.N$26]/[.$Q66]" office:value-type="float" office:value="1142.85365853659" calcext:value-type="float">
            <text:p>1142,85365853659</text:p>
          </table:table-cell>
          <table:table-cell table:formula="of:=[.O$26]/[.$Q66]" office:value-type="float" office:value="34544.243902439" calcext:value-type="float">
            <text:p>34544,24390243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IF([.B66]&gt;=[.$S$25];1;0)" office:value-type="float" office:value="0" calcext:value-type="float">
            <text:p>0</text:p>
          </table:table-cell>
          <table:table-cell table:formula="of:=IF([.C66]&gt;=[.$S$25];1;0)" office:value-type="float" office:value="0" calcext:value-type="float">
            <text:p>0</text:p>
          </table:table-cell>
          <table:table-cell table:formula="of:=IF([.D66]&gt;=[.$S$25];1;0)" office:value-type="float" office:value="1" calcext:value-type="float">
            <text:p>1</text:p>
          </table:table-cell>
          <table:table-cell table:formula="of:=IF([.E66]&gt;=[.$S$25];1;0)" office:value-type="float" office:value="0" calcext:value-type="float">
            <text:p>0</text:p>
          </table:table-cell>
          <table:table-cell table:formula="of:=IF([.F66]&gt;=[.$S$25];1;0)" office:value-type="float" office:value="0" calcext:value-type="float">
            <text:p>0</text:p>
          </table:table-cell>
          <table:table-cell table:formula="of:=IF([.G66]&gt;=[.$S$25];1;0)" office:value-type="float" office:value="0" calcext:value-type="float">
            <text:p>0</text:p>
          </table:table-cell>
          <table:table-cell table:formula="of:=IF([.H66]&gt;=[.$S$25];1;0)" office:value-type="float" office:value="0" calcext:value-type="float">
            <text:p>0</text:p>
          </table:table-cell>
          <table:table-cell table:formula="of:=IF([.I66]&gt;=[.$S$25];1;0)" office:value-type="float" office:value="0" calcext:value-type="float">
            <text:p>0</text:p>
          </table:table-cell>
          <table:table-cell table:formula="of:=IF([.J66]&gt;=[.$S$25];1;0)" office:value-type="float" office:value="0" calcext:value-type="float">
            <text:p>0</text:p>
          </table:table-cell>
          <table:table-cell table:formula="of:=IF([.K66]&gt;=[.$S$25];1;0)" office:value-type="float" office:value="0" calcext:value-type="float">
            <text:p>0</text:p>
          </table:table-cell>
          <table:table-cell table:formula="of:=IF([.L66]&gt;=[.$S$25];1;0)" office:value-type="float" office:value="0" calcext:value-type="float">
            <text:p>0</text:p>
          </table:table-cell>
          <table:table-cell table:formula="of:=IF([.M66]&gt;=[.$S$25];1;0)" office:value-type="float" office:value="0" calcext:value-type="float">
            <text:p>0</text:p>
          </table:table-cell>
          <table:table-cell table:formula="of:=IF([.N66]&gt;=[.$S$25];1;0)" office:value-type="float" office:value="0" calcext:value-type="float">
            <text:p>0</text:p>
          </table:table-cell>
          <table:table-cell table:formula="of:=IF([.O66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7]" office:value-type="float" office:value="30541.2857142857" calcext:value-type="float">
            <text:p>30541,2857142857</text:p>
          </table:table-cell>
          <table:table-cell table:formula="of:=[.C$26]/[.$Q67]" office:value-type="float" office:value="24577" calcext:value-type="float">
            <text:p>24577</text:p>
          </table:table-cell>
          <table:table-cell table:formula="of:=[.D$26]/[.$Q67]" office:value-type="float" office:value="33536.0476190476" calcext:value-type="float">
            <text:p>33536,0476190476</text:p>
          </table:table-cell>
          <table:table-cell table:formula="of:=[.E$26]/[.$Q67]" office:value-type="float" office:value="9573.97619047619" calcext:value-type="float">
            <text:p>9573,97619047619</text:p>
          </table:table-cell>
          <table:table-cell table:formula="of:=[.F$26]/[.$Q67]" office:value-type="float" office:value="10628.0476190476" calcext:value-type="float">
            <text:p>10628,0476190476</text:p>
          </table:table-cell>
          <table:table-cell table:formula="of:=[.G$26]/[.$Q67]" office:value-type="float" office:value="2342.7380952381" calcext:value-type="float">
            <text:p>2342,7380952381</text:p>
          </table:table-cell>
          <table:table-cell table:formula="of:=[.H$26]/[.$Q67]" office:value-type="float" office:value="471.071428571429" calcext:value-type="float">
            <text:p>471,071428571429</text:p>
          </table:table-cell>
          <table:table-cell table:formula="of:=[.I$26]/[.$Q67]" office:value-type="float" office:value="3.71428571428571" calcext:value-type="float">
            <text:p>3,71428571428571</text:p>
          </table:table-cell>
          <table:table-cell table:formula="of:=[.J$26]/[.$Q67]" office:value-type="float" office:value="678.285714285714" calcext:value-type="float">
            <text:p>678,285714285714</text:p>
          </table:table-cell>
          <table:table-cell table:formula="of:=[.K$26]/[.$Q67]" office:value-type="float" office:value="461.333333333333" calcext:value-type="float">
            <text:p>461,333333333333</text:p>
          </table:table-cell>
          <table:table-cell table:formula="of:=[.L$26]/[.$Q67]" office:value-type="float" office:value="2783.11904761905" calcext:value-type="float">
            <text:p>2783,11904761905</text:p>
          </table:table-cell>
          <table:table-cell table:formula="of:=[.M$26]/[.$Q67]" office:value-type="float" office:value="662.619047619048" calcext:value-type="float">
            <text:p>662,619047619048</text:p>
          </table:table-cell>
          <table:table-cell table:formula="of:=[.N$26]/[.$Q67]" office:value-type="float" office:value="1115.64285714286" calcext:value-type="float">
            <text:p>1115,64285714286</text:p>
          </table:table-cell>
          <table:table-cell table:formula="of:=[.O$26]/[.$Q67]" office:value-type="float" office:value="33721.7619047619" calcext:value-type="float">
            <text:p>33721,761904761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formula="of:=IF([.B67]&gt;=[.$S$25];1;0)" office:value-type="float" office:value="0" calcext:value-type="float">
            <text:p>0</text:p>
          </table:table-cell>
          <table:table-cell table:formula="of:=IF([.C67]&gt;=[.$S$25];1;0)" office:value-type="float" office:value="0" calcext:value-type="float">
            <text:p>0</text:p>
          </table:table-cell>
          <table:table-cell table:formula="of:=IF([.D67]&gt;=[.$S$25];1;0)" office:value-type="float" office:value="1" calcext:value-type="float">
            <text:p>1</text:p>
          </table:table-cell>
          <table:table-cell table:formula="of:=IF([.E67]&gt;=[.$S$25];1;0)" office:value-type="float" office:value="0" calcext:value-type="float">
            <text:p>0</text:p>
          </table:table-cell>
          <table:table-cell table:formula="of:=IF([.F67]&gt;=[.$S$25];1;0)" office:value-type="float" office:value="0" calcext:value-type="float">
            <text:p>0</text:p>
          </table:table-cell>
          <table:table-cell table:formula="of:=IF([.G67]&gt;=[.$S$25];1;0)" office:value-type="float" office:value="0" calcext:value-type="float">
            <text:p>0</text:p>
          </table:table-cell>
          <table:table-cell table:formula="of:=IF([.H67]&gt;=[.$S$25];1;0)" office:value-type="float" office:value="0" calcext:value-type="float">
            <text:p>0</text:p>
          </table:table-cell>
          <table:table-cell table:formula="of:=IF([.I67]&gt;=[.$S$25];1;0)" office:value-type="float" office:value="0" calcext:value-type="float">
            <text:p>0</text:p>
          </table:table-cell>
          <table:table-cell table:formula="of:=IF([.J67]&gt;=[.$S$25];1;0)" office:value-type="float" office:value="0" calcext:value-type="float">
            <text:p>0</text:p>
          </table:table-cell>
          <table:table-cell table:formula="of:=IF([.K67]&gt;=[.$S$25];1;0)" office:value-type="float" office:value="0" calcext:value-type="float">
            <text:p>0</text:p>
          </table:table-cell>
          <table:table-cell table:formula="of:=IF([.L67]&gt;=[.$S$25];1;0)" office:value-type="float" office:value="0" calcext:value-type="float">
            <text:p>0</text:p>
          </table:table-cell>
          <table:table-cell table:formula="of:=IF([.M67]&gt;=[.$S$25];1;0)" office:value-type="float" office:value="0" calcext:value-type="float">
            <text:p>0</text:p>
          </table:table-cell>
          <table:table-cell table:formula="of:=IF([.N67]&gt;=[.$S$25];1;0)" office:value-type="float" office:value="0" calcext:value-type="float">
            <text:p>0</text:p>
          </table:table-cell>
          <table:table-cell table:formula="of:=IF([.O67]&gt;=[.$S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Q68]" office:value-type="float" office:value="29831.023255814" calcext:value-type="float">
            <text:p>29831,023255814</text:p>
          </table:table-cell>
          <table:table-cell table:formula="of:=[.C$26]/[.$Q68]" office:value-type="float" office:value="24005.4418604651" calcext:value-type="float">
            <text:p>24005,4418604651</text:p>
          </table:table-cell>
          <table:table-cell table:formula="of:=[.D$26]/[.$Q68]" office:value-type="float" office:value="32756.1395348837" calcext:value-type="float">
            <text:p>32756,1395348837</text:p>
          </table:table-cell>
          <table:table-cell table:formula="of:=[.E$26]/[.$Q68]" office:value-type="float" office:value="9351.32558139535" calcext:value-type="float">
            <text:p>9351,32558139535</text:p>
          </table:table-cell>
          <table:table-cell table:formula="of:=[.F$26]/[.$Q68]" office:value-type="float" office:value="10380.8837209302" calcext:value-type="float">
            <text:p>10380,8837209302</text:p>
          </table:table-cell>
          <table:table-cell table:formula="of:=[.G$26]/[.$Q68]" office:value-type="float" office:value="2288.25581395349" calcext:value-type="float">
            <text:p>2288,25581395349</text:p>
          </table:table-cell>
          <table:table-cell table:formula="of:=[.H$26]/[.$Q68]" office:value-type="float" office:value="460.116279069767" calcext:value-type="float">
            <text:p>460,116279069767</text:p>
          </table:table-cell>
          <table:table-cell table:formula="of:=[.I$26]/[.$Q68]" office:value-type="float" office:value="3.62790697674419" calcext:value-type="float">
            <text:p>3,62790697674419</text:p>
          </table:table-cell>
          <table:table-cell table:formula="of:=[.J$26]/[.$Q68]" office:value-type="float" office:value="662.511627906977" calcext:value-type="float">
            <text:p>662,511627906977</text:p>
          </table:table-cell>
          <table:table-cell table:formula="of:=[.K$26]/[.$Q68]" office:value-type="float" office:value="450.604651162791" calcext:value-type="float">
            <text:p>450,604651162791</text:p>
          </table:table-cell>
          <table:table-cell table:formula="of:=[.L$26]/[.$Q68]" office:value-type="float" office:value="2718.39534883721" calcext:value-type="float">
            <text:p>2718,39534883721</text:p>
          </table:table-cell>
          <table:table-cell table:formula="of:=[.M$26]/[.$Q68]" office:value-type="float" office:value="647.209302325581" calcext:value-type="float">
            <text:p>647,209302325581</text:p>
          </table:table-cell>
          <table:table-cell table:formula="of:=[.N$26]/[.$Q68]" office:value-type="float" office:value="1089.6976744186" calcext:value-type="float">
            <text:p>1089,6976744186</text:p>
          </table:table-cell>
          <table:table-cell table:formula="of:=[.O$26]/[.$Q68]" office:value-type="float" office:value="32937.5348837209" calcext:value-type="float">
            <text:p>32937,534883720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IF([.B68]&gt;=[.$S$25];1;0)" office:value-type="float" office:value="0" calcext:value-type="float">
            <text:p>0</text:p>
          </table:table-cell>
          <table:table-cell table:formula="of:=IF([.C68]&gt;=[.$S$25];1;0)" office:value-type="float" office:value="0" calcext:value-type="float">
            <text:p>0</text:p>
          </table:table-cell>
          <table:table-cell table:formula="of:=IF([.D68]&gt;=[.$S$25];1;0)" office:value-type="float" office:value="0" calcext:value-type="float">
            <text:p>0</text:p>
          </table:table-cell>
          <table:table-cell table:formula="of:=IF([.E68]&gt;=[.$S$25];1;0)" office:value-type="float" office:value="0" calcext:value-type="float">
            <text:p>0</text:p>
          </table:table-cell>
          <table:table-cell table:formula="of:=IF([.F68]&gt;=[.$S$25];1;0)" office:value-type="float" office:value="0" calcext:value-type="float">
            <text:p>0</text:p>
          </table:table-cell>
          <table:table-cell table:formula="of:=IF([.G68]&gt;=[.$S$25];1;0)" office:value-type="float" office:value="0" calcext:value-type="float">
            <text:p>0</text:p>
          </table:table-cell>
          <table:table-cell table:formula="of:=IF([.H68]&gt;=[.$S$25];1;0)" office:value-type="float" office:value="0" calcext:value-type="float">
            <text:p>0</text:p>
          </table:table-cell>
          <table:table-cell table:formula="of:=IF([.I68]&gt;=[.$S$25];1;0)" office:value-type="float" office:value="0" calcext:value-type="float">
            <text:p>0</text:p>
          </table:table-cell>
          <table:table-cell table:formula="of:=IF([.J68]&gt;=[.$S$25];1;0)" office:value-type="float" office:value="0" calcext:value-type="float">
            <text:p>0</text:p>
          </table:table-cell>
          <table:table-cell table:formula="of:=IF([.K68]&gt;=[.$S$25];1;0)" office:value-type="float" office:value="0" calcext:value-type="float">
            <text:p>0</text:p>
          </table:table-cell>
          <table:table-cell table:formula="of:=IF([.L68]&gt;=[.$S$25];1;0)" office:value-type="float" office:value="0" calcext:value-type="float">
            <text:p>0</text:p>
          </table:table-cell>
          <table:table-cell table:formula="of:=IF([.M68]&gt;=[.$S$25];1;0)" office:value-type="float" office:value="0" calcext:value-type="float">
            <text:p>0</text:p>
          </table:table-cell>
          <table:table-cell table:formula="of:=IF([.N68]&gt;=[.$S$25];1;0)" office:value-type="float" office:value="0" calcext:value-type="float">
            <text:p>0</text:p>
          </table:table-cell>
          <table:table-cell table:formula="of:=IF([.O68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Q69]" office:value-type="float" office:value="29153.0454545455" calcext:value-type="float">
            <text:p>29153,0454545455</text:p>
          </table:table-cell>
          <table:table-cell table:formula="of:=[.C$26]/[.$Q69]" office:value-type="float" office:value="23459.8636363636" calcext:value-type="float">
            <text:p>23459,8636363636</text:p>
          </table:table-cell>
          <table:table-cell table:formula="of:=[.D$26]/[.$Q69]" office:value-type="float" office:value="32011.6818181818" calcext:value-type="float">
            <text:p>32011,6818181818</text:p>
          </table:table-cell>
          <table:table-cell table:formula="of:=[.E$26]/[.$Q69]" office:value-type="float" office:value="9138.79545454545" calcext:value-type="float">
            <text:p>9138,79545454545</text:p>
          </table:table-cell>
          <table:table-cell table:formula="of:=[.F$26]/[.$Q69]" office:value-type="float" office:value="10144.9545454545" calcext:value-type="float">
            <text:p>10144,9545454545</text:p>
          </table:table-cell>
          <table:table-cell table:formula="of:=[.G$26]/[.$Q69]" office:value-type="float" office:value="2236.25" calcext:value-type="float">
            <text:p>2236,25</text:p>
          </table:table-cell>
          <table:table-cell table:formula="of:=[.H$26]/[.$Q69]" office:value-type="float" office:value="449.659090909091" calcext:value-type="float">
            <text:p>449,659090909091</text:p>
          </table:table-cell>
          <table:table-cell table:formula="of:=[.I$26]/[.$Q69]" office:value-type="float" office:value="3.54545454545455" calcext:value-type="float">
            <text:p>3,54545454545455</text:p>
          </table:table-cell>
          <table:table-cell table:formula="of:=[.J$26]/[.$Q69]" office:value-type="float" office:value="647.454545454546" calcext:value-type="float">
            <text:p>647,454545454546</text:p>
          </table:table-cell>
          <table:table-cell table:formula="of:=[.K$26]/[.$Q69]" office:value-type="float" office:value="440.363636363636" calcext:value-type="float">
            <text:p>440,363636363636</text:p>
          </table:table-cell>
          <table:table-cell table:formula="of:=[.L$26]/[.$Q69]" office:value-type="float" office:value="2656.61363636364" calcext:value-type="float">
            <text:p>2656,61363636364</text:p>
          </table:table-cell>
          <table:table-cell table:formula="of:=[.M$26]/[.$Q69]" office:value-type="float" office:value="632.5" calcext:value-type="float">
            <text:p>632,5</text:p>
          </table:table-cell>
          <table:table-cell table:formula="of:=[.N$26]/[.$Q69]" office:value-type="float" office:value="1064.93181818182" calcext:value-type="float">
            <text:p>1064,93181818182</text:p>
          </table:table-cell>
          <table:table-cell table:formula="of:=[.O$26]/[.$Q69]" office:value-type="float" office:value="32188.9545454545" calcext:value-type="float">
            <text:p>32188,95454545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table:formula="of:=IF([.B69]&gt;=[.$S$25];1;0)" office:value-type="float" office:value="0" calcext:value-type="float">
            <text:p>0</text:p>
          </table:table-cell>
          <table:table-cell table:formula="of:=IF([.C69]&gt;=[.$S$25];1;0)" office:value-type="float" office:value="0" calcext:value-type="float">
            <text:p>0</text:p>
          </table:table-cell>
          <table:table-cell table:formula="of:=IF([.D69]&gt;=[.$S$25];1;0)" office:value-type="float" office:value="0" calcext:value-type="float">
            <text:p>0</text:p>
          </table:table-cell>
          <table:table-cell table:formula="of:=IF([.E69]&gt;=[.$S$25];1;0)" office:value-type="float" office:value="0" calcext:value-type="float">
            <text:p>0</text:p>
          </table:table-cell>
          <table:table-cell table:formula="of:=IF([.F69]&gt;=[.$S$25];1;0)" office:value-type="float" office:value="0" calcext:value-type="float">
            <text:p>0</text:p>
          </table:table-cell>
          <table:table-cell table:formula="of:=IF([.G69]&gt;=[.$S$25];1;0)" office:value-type="float" office:value="0" calcext:value-type="float">
            <text:p>0</text:p>
          </table:table-cell>
          <table:table-cell table:formula="of:=IF([.H69]&gt;=[.$S$25];1;0)" office:value-type="float" office:value="0" calcext:value-type="float">
            <text:p>0</text:p>
          </table:table-cell>
          <table:table-cell table:formula="of:=IF([.I69]&gt;=[.$S$25];1;0)" office:value-type="float" office:value="0" calcext:value-type="float">
            <text:p>0</text:p>
          </table:table-cell>
          <table:table-cell table:formula="of:=IF([.J69]&gt;=[.$S$25];1;0)" office:value-type="float" office:value="0" calcext:value-type="float">
            <text:p>0</text:p>
          </table:table-cell>
          <table:table-cell table:formula="of:=IF([.K69]&gt;=[.$S$25];1;0)" office:value-type="float" office:value="0" calcext:value-type="float">
            <text:p>0</text:p>
          </table:table-cell>
          <table:table-cell table:formula="of:=IF([.L69]&gt;=[.$S$25];1;0)" office:value-type="float" office:value="0" calcext:value-type="float">
            <text:p>0</text:p>
          </table:table-cell>
          <table:table-cell table:formula="of:=IF([.M69]&gt;=[.$S$25];1;0)" office:value-type="float" office:value="0" calcext:value-type="float">
            <text:p>0</text:p>
          </table:table-cell>
          <table:table-cell table:formula="of:=IF([.N69]&gt;=[.$S$25];1;0)" office:value-type="float" office:value="0" calcext:value-type="float">
            <text:p>0</text:p>
          </table:table-cell>
          <table:table-cell table:formula="of:=IF([.O69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Q70]" office:value-type="float" office:value="28505.2" calcext:value-type="float">
            <text:p>28505,2</text:p>
          </table:table-cell>
          <table:table-cell table:formula="of:=[.C$26]/[.$Q70]" office:value-type="float" office:value="22938.5333333333" calcext:value-type="float">
            <text:p>22938,5333333333</text:p>
          </table:table-cell>
          <table:table-cell table:formula="of:=[.D$26]/[.$Q70]" office:value-type="float" office:value="31300.3111111111" calcext:value-type="float">
            <text:p>31300,3111111111</text:p>
          </table:table-cell>
          <table:table-cell table:formula="of:=[.E$26]/[.$Q70]" office:value-type="float" office:value="8935.71111111111" calcext:value-type="float">
            <text:p>8935,71111111111</text:p>
          </table:table-cell>
          <table:table-cell table:formula="of:=[.F$26]/[.$Q70]" office:value-type="float" office:value="9919.51111111111" calcext:value-type="float">
            <text:p>9919,51111111111</text:p>
          </table:table-cell>
          <table:table-cell table:formula="of:=[.G$26]/[.$Q70]" office:value-type="float" office:value="2186.55555555556" calcext:value-type="float">
            <text:p>2186,55555555556</text:p>
          </table:table-cell>
          <table:table-cell table:formula="of:=[.H$26]/[.$Q70]" office:value-type="float" office:value="439.666666666667" calcext:value-type="float">
            <text:p>439,666666666667</text:p>
          </table:table-cell>
          <table:table-cell table:formula="of:=[.I$26]/[.$Q70]" office:value-type="float" office:value="3.46666666666667" calcext:value-type="float">
            <text:p>3,46666666666667</text:p>
          </table:table-cell>
          <table:table-cell table:formula="of:=[.J$26]/[.$Q70]" office:value-type="float" office:value="633.066666666667" calcext:value-type="float">
            <text:p>633,066666666667</text:p>
          </table:table-cell>
          <table:table-cell table:formula="of:=[.K$26]/[.$Q70]" office:value-type="float" office:value="430.577777777778" calcext:value-type="float">
            <text:p>430,577777777778</text:p>
          </table:table-cell>
          <table:table-cell table:formula="of:=[.L$26]/[.$Q70]" office:value-type="float" office:value="2597.57777777778" calcext:value-type="float">
            <text:p>2597,57777777778</text:p>
          </table:table-cell>
          <table:table-cell table:formula="of:=[.M$26]/[.$Q70]" office:value-type="float" office:value="618.444444444445" calcext:value-type="float">
            <text:p>618,444444444445</text:p>
          </table:table-cell>
          <table:table-cell table:formula="of:=[.N$26]/[.$Q70]" office:value-type="float" office:value="1041.26666666667" calcext:value-type="float">
            <text:p>1041,26666666667</text:p>
          </table:table-cell>
          <table:table-cell table:formula="of:=[.O$26]/[.$Q70]" office:value-type="float" office:value="31473.6444444444" calcext:value-type="float">
            <text:p>31473,64444444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IF([.B70]&gt;=[.$S$25];1;0)" office:value-type="float" office:value="0" calcext:value-type="float">
            <text:p>0</text:p>
          </table:table-cell>
          <table:table-cell table:formula="of:=IF([.C70]&gt;=[.$S$25];1;0)" office:value-type="float" office:value="0" calcext:value-type="float">
            <text:p>0</text:p>
          </table:table-cell>
          <table:table-cell table:formula="of:=IF([.D70]&gt;=[.$S$25];1;0)" office:value-type="float" office:value="0" calcext:value-type="float">
            <text:p>0</text:p>
          </table:table-cell>
          <table:table-cell table:formula="of:=IF([.E70]&gt;=[.$S$25];1;0)" office:value-type="float" office:value="0" calcext:value-type="float">
            <text:p>0</text:p>
          </table:table-cell>
          <table:table-cell table:formula="of:=IF([.F70]&gt;=[.$S$25];1;0)" office:value-type="float" office:value="0" calcext:value-type="float">
            <text:p>0</text:p>
          </table:table-cell>
          <table:table-cell table:formula="of:=IF([.G70]&gt;=[.$S$25];1;0)" office:value-type="float" office:value="0" calcext:value-type="float">
            <text:p>0</text:p>
          </table:table-cell>
          <table:table-cell table:formula="of:=IF([.H70]&gt;=[.$S$25];1;0)" office:value-type="float" office:value="0" calcext:value-type="float">
            <text:p>0</text:p>
          </table:table-cell>
          <table:table-cell table:formula="of:=IF([.I70]&gt;=[.$S$25];1;0)" office:value-type="float" office:value="0" calcext:value-type="float">
            <text:p>0</text:p>
          </table:table-cell>
          <table:table-cell table:formula="of:=IF([.J70]&gt;=[.$S$25];1;0)" office:value-type="float" office:value="0" calcext:value-type="float">
            <text:p>0</text:p>
          </table:table-cell>
          <table:table-cell table:formula="of:=IF([.K70]&gt;=[.$S$25];1;0)" office:value-type="float" office:value="0" calcext:value-type="float">
            <text:p>0</text:p>
          </table:table-cell>
          <table:table-cell table:formula="of:=IF([.L70]&gt;=[.$S$25];1;0)" office:value-type="float" office:value="0" calcext:value-type="float">
            <text:p>0</text:p>
          </table:table-cell>
          <table:table-cell table:formula="of:=IF([.M70]&gt;=[.$S$25];1;0)" office:value-type="float" office:value="0" calcext:value-type="float">
            <text:p>0</text:p>
          </table:table-cell>
          <table:table-cell table:formula="of:=IF([.N70]&gt;=[.$S$25];1;0)" office:value-type="float" office:value="0" calcext:value-type="float">
            <text:p>0</text:p>
          </table:table-cell>
          <table:table-cell table:formula="of:=IF([.O70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Q71]" office:value-type="float" office:value="27885.5217391304" calcext:value-type="float">
            <text:p>27885,5217391304</text:p>
          </table:table-cell>
          <table:table-cell table:formula="of:=[.C$26]/[.$Q71]" office:value-type="float" office:value="22439.8695652174" calcext:value-type="float">
            <text:p>22439,8695652174</text:p>
          </table:table-cell>
          <table:table-cell table:formula="of:=[.D$26]/[.$Q71]" office:value-type="float" office:value="30619.8695652174" calcext:value-type="float">
            <text:p>30619,8695652174</text:p>
          </table:table-cell>
          <table:table-cell table:formula="of:=[.E$26]/[.$Q71]" office:value-type="float" office:value="8741.45652173913" calcext:value-type="float">
            <text:p>8741,45652173913</text:p>
          </table:table-cell>
          <table:table-cell table:formula="of:=[.F$26]/[.$Q71]" office:value-type="float" office:value="9703.86956521739" calcext:value-type="float">
            <text:p>9703,86956521739</text:p>
          </table:table-cell>
          <table:table-cell table:formula="of:=[.G$26]/[.$Q71]" office:value-type="float" office:value="2139.02173913044" calcext:value-type="float">
            <text:p>2139,02173913044</text:p>
          </table:table-cell>
          <table:table-cell table:formula="of:=[.H$26]/[.$Q71]" office:value-type="float" office:value="430.108695652174" calcext:value-type="float">
            <text:p>430,108695652174</text:p>
          </table:table-cell>
          <table:table-cell table:formula="of:=[.I$26]/[.$Q71]" office:value-type="float" office:value="3.39130434782609" calcext:value-type="float">
            <text:p>3,39130434782609</text:p>
          </table:table-cell>
          <table:table-cell table:formula="of:=[.J$26]/[.$Q71]" office:value-type="float" office:value="619.304347826087" calcext:value-type="float">
            <text:p>619,304347826087</text:p>
          </table:table-cell>
          <table:table-cell table:formula="of:=[.K$26]/[.$Q71]" office:value-type="float" office:value="421.217391304348" calcext:value-type="float">
            <text:p>421,217391304348</text:p>
          </table:table-cell>
          <table:table-cell table:formula="of:=[.L$26]/[.$Q71]" office:value-type="float" office:value="2541.10869565217" calcext:value-type="float">
            <text:p>2541,10869565217</text:p>
          </table:table-cell>
          <table:table-cell table:formula="of:=[.M$26]/[.$Q71]" office:value-type="float" office:value="605" calcext:value-type="float">
            <text:p>605</text:p>
          </table:table-cell>
          <table:table-cell table:formula="of:=[.N$26]/[.$Q71]" office:value-type="float" office:value="1018.63043478261" calcext:value-type="float">
            <text:p>1018,63043478261</text:p>
          </table:table-cell>
          <table:table-cell table:formula="of:=[.O$26]/[.$Q71]" office:value-type="float" office:value="30789.4347826087" calcext:value-type="float">
            <text:p>30789,434782608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table:formula="of:=IF([.B71]&gt;=[.$S$25];1;0)" office:value-type="float" office:value="0" calcext:value-type="float">
            <text:p>0</text:p>
          </table:table-cell>
          <table:table-cell table:formula="of:=IF([.C71]&gt;=[.$S$25];1;0)" office:value-type="float" office:value="0" calcext:value-type="float">
            <text:p>0</text:p>
          </table:table-cell>
          <table:table-cell table:formula="of:=IF([.D71]&gt;=[.$S$25];1;0)" office:value-type="float" office:value="0" calcext:value-type="float">
            <text:p>0</text:p>
          </table:table-cell>
          <table:table-cell table:formula="of:=IF([.E71]&gt;=[.$S$25];1;0)" office:value-type="float" office:value="0" calcext:value-type="float">
            <text:p>0</text:p>
          </table:table-cell>
          <table:table-cell table:formula="of:=IF([.F71]&gt;=[.$S$25];1;0)" office:value-type="float" office:value="0" calcext:value-type="float">
            <text:p>0</text:p>
          </table:table-cell>
          <table:table-cell table:formula="of:=IF([.G71]&gt;=[.$S$25];1;0)" office:value-type="float" office:value="0" calcext:value-type="float">
            <text:p>0</text:p>
          </table:table-cell>
          <table:table-cell table:formula="of:=IF([.H71]&gt;=[.$S$25];1;0)" office:value-type="float" office:value="0" calcext:value-type="float">
            <text:p>0</text:p>
          </table:table-cell>
          <table:table-cell table:formula="of:=IF([.I71]&gt;=[.$S$25];1;0)" office:value-type="float" office:value="0" calcext:value-type="float">
            <text:p>0</text:p>
          </table:table-cell>
          <table:table-cell table:formula="of:=IF([.J71]&gt;=[.$S$25];1;0)" office:value-type="float" office:value="0" calcext:value-type="float">
            <text:p>0</text:p>
          </table:table-cell>
          <table:table-cell table:formula="of:=IF([.K71]&gt;=[.$S$25];1;0)" office:value-type="float" office:value="0" calcext:value-type="float">
            <text:p>0</text:p>
          </table:table-cell>
          <table:table-cell table:formula="of:=IF([.L71]&gt;=[.$S$25];1;0)" office:value-type="float" office:value="0" calcext:value-type="float">
            <text:p>0</text:p>
          </table:table-cell>
          <table:table-cell table:formula="of:=IF([.M71]&gt;=[.$S$25];1;0)" office:value-type="float" office:value="0" calcext:value-type="float">
            <text:p>0</text:p>
          </table:table-cell>
          <table:table-cell table:formula="of:=IF([.N71]&gt;=[.$S$25];1;0)" office:value-type="float" office:value="0" calcext:value-type="float">
            <text:p>0</text:p>
          </table:table-cell>
          <table:table-cell table:formula="of:=IF([.O71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Q72]" office:value-type="float" office:value="27292.2127659574" calcext:value-type="float">
            <text:p>27292,2127659574</text:p>
          </table:table-cell>
          <table:table-cell table:formula="of:=[.C$26]/[.$Q72]" office:value-type="float" office:value="21962.4255319149" calcext:value-type="float">
            <text:p>21962,4255319149</text:p>
          </table:table-cell>
          <table:table-cell table:formula="of:=[.D$26]/[.$Q72]" office:value-type="float" office:value="29968.3829787234" calcext:value-type="float">
            <text:p>29968,3829787234</text:p>
          </table:table-cell>
          <table:table-cell table:formula="of:=[.E$26]/[.$Q72]" office:value-type="float" office:value="8555.46808510638" calcext:value-type="float">
            <text:p>8555,46808510638</text:p>
          </table:table-cell>
          <table:table-cell table:formula="of:=[.F$26]/[.$Q72]" office:value-type="float" office:value="9497.40425531915" calcext:value-type="float">
            <text:p>9497,40425531915</text:p>
          </table:table-cell>
          <table:table-cell table:formula="of:=[.G$26]/[.$Q72]" office:value-type="float" office:value="2093.51063829787" calcext:value-type="float">
            <text:p>2093,51063829787</text:p>
          </table:table-cell>
          <table:table-cell table:formula="of:=[.H$26]/[.$Q72]" office:value-type="float" office:value="420.957446808511" calcext:value-type="float">
            <text:p>420,957446808511</text:p>
          </table:table-cell>
          <table:table-cell table:formula="of:=[.I$26]/[.$Q72]" office:value-type="float" office:value="3.31914893617021" calcext:value-type="float">
            <text:p>3,31914893617021</text:p>
          </table:table-cell>
          <table:table-cell table:formula="of:=[.J$26]/[.$Q72]" office:value-type="float" office:value="606.127659574468" calcext:value-type="float">
            <text:p>606,127659574468</text:p>
          </table:table-cell>
          <table:table-cell table:formula="of:=[.K$26]/[.$Q72]" office:value-type="float" office:value="412.255319148936" calcext:value-type="float">
            <text:p>412,255319148936</text:p>
          </table:table-cell>
          <table:table-cell table:formula="of:=[.L$26]/[.$Q72]" office:value-type="float" office:value="2487.04255319149" calcext:value-type="float">
            <text:p>2487,04255319149</text:p>
          </table:table-cell>
          <table:table-cell table:formula="of:=[.M$26]/[.$Q72]" office:value-type="float" office:value="592.127659574468" calcext:value-type="float">
            <text:p>592,127659574468</text:p>
          </table:table-cell>
          <table:table-cell table:formula="of:=[.N$26]/[.$Q72]" office:value-type="float" office:value="996.957446808511" calcext:value-type="float">
            <text:p>996,957446808511</text:p>
          </table:table-cell>
          <table:table-cell table:formula="of:=[.O$26]/[.$Q72]" office:value-type="float" office:value="30134.3404255319" calcext:value-type="float">
            <text:p>30134,34042553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IF([.B72]&gt;=[.$S$25];1;0)" office:value-type="float" office:value="0" calcext:value-type="float">
            <text:p>0</text:p>
          </table:table-cell>
          <table:table-cell table:formula="of:=IF([.C72]&gt;=[.$S$25];1;0)" office:value-type="float" office:value="0" calcext:value-type="float">
            <text:p>0</text:p>
          </table:table-cell>
          <table:table-cell table:formula="of:=IF([.D72]&gt;=[.$S$25];1;0)" office:value-type="float" office:value="0" calcext:value-type="float">
            <text:p>0</text:p>
          </table:table-cell>
          <table:table-cell table:formula="of:=IF([.E72]&gt;=[.$S$25];1;0)" office:value-type="float" office:value="0" calcext:value-type="float">
            <text:p>0</text:p>
          </table:table-cell>
          <table:table-cell table:formula="of:=IF([.F72]&gt;=[.$S$25];1;0)" office:value-type="float" office:value="0" calcext:value-type="float">
            <text:p>0</text:p>
          </table:table-cell>
          <table:table-cell table:formula="of:=IF([.G72]&gt;=[.$S$25];1;0)" office:value-type="float" office:value="0" calcext:value-type="float">
            <text:p>0</text:p>
          </table:table-cell>
          <table:table-cell table:formula="of:=IF([.H72]&gt;=[.$S$25];1;0)" office:value-type="float" office:value="0" calcext:value-type="float">
            <text:p>0</text:p>
          </table:table-cell>
          <table:table-cell table:formula="of:=IF([.I72]&gt;=[.$S$25];1;0)" office:value-type="float" office:value="0" calcext:value-type="float">
            <text:p>0</text:p>
          </table:table-cell>
          <table:table-cell table:formula="of:=IF([.J72]&gt;=[.$S$25];1;0)" office:value-type="float" office:value="0" calcext:value-type="float">
            <text:p>0</text:p>
          </table:table-cell>
          <table:table-cell table:formula="of:=IF([.K72]&gt;=[.$S$25];1;0)" office:value-type="float" office:value="0" calcext:value-type="float">
            <text:p>0</text:p>
          </table:table-cell>
          <table:table-cell table:formula="of:=IF([.L72]&gt;=[.$S$25];1;0)" office:value-type="float" office:value="0" calcext:value-type="float">
            <text:p>0</text:p>
          </table:table-cell>
          <table:table-cell table:formula="of:=IF([.M72]&gt;=[.$S$25];1;0)" office:value-type="float" office:value="0" calcext:value-type="float">
            <text:p>0</text:p>
          </table:table-cell>
          <table:table-cell table:formula="of:=IF([.N72]&gt;=[.$S$25];1;0)" office:value-type="float" office:value="0" calcext:value-type="float">
            <text:p>0</text:p>
          </table:table-cell>
          <table:table-cell table:formula="of:=IF([.O72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Q73]" office:value-type="float" office:value="26723.625" calcext:value-type="float">
            <text:p>26723,625</text:p>
          </table:table-cell>
          <table:table-cell table:formula="of:=[.C$26]/[.$Q73]" office:value-type="float" office:value="21504.875" calcext:value-type="float">
            <text:p>21504,875</text:p>
          </table:table-cell>
          <table:table-cell table:formula="of:=[.D$26]/[.$Q73]" office:value-type="float" office:value="29344.0416666667" calcext:value-type="float">
            <text:p>29344,0416666667</text:p>
          </table:table-cell>
          <table:table-cell table:formula="of:=[.E$26]/[.$Q73]" office:value-type="float" office:value="8377.22916666667" calcext:value-type="float">
            <text:p>8377,22916666667</text:p>
          </table:table-cell>
          <table:table-cell table:formula="of:=[.F$26]/[.$Q73]" office:value-type="float" office:value="9299.54166666667" calcext:value-type="float">
            <text:p>9299,54166666667</text:p>
          </table:table-cell>
          <table:table-cell table:formula="of:=[.G$26]/[.$Q73]" office:value-type="float" office:value="2049.89583333333" calcext:value-type="float">
            <text:p>2049,89583333333</text:p>
          </table:table-cell>
          <table:table-cell table:formula="of:=[.H$26]/[.$Q73]" office:value-type="float" office:value="412.1875" calcext:value-type="float">
            <text:p>412,1875</text:p>
          </table:table-cell>
          <table:table-cell table:formula="of:=[.I$26]/[.$Q73]" office:value-type="float" office:value="3.25" calcext:value-type="float">
            <text:p>3,25</text:p>
          </table:table-cell>
          <table:table-cell table:formula="of:=[.J$26]/[.$Q73]" office:value-type="float" office:value="593.5" calcext:value-type="float">
            <text:p>593,5</text:p>
          </table:table-cell>
          <table:table-cell table:formula="of:=[.K$26]/[.$Q73]" office:value-type="float" office:value="403.666666666667" calcext:value-type="float">
            <text:p>403,666666666667</text:p>
          </table:table-cell>
          <table:table-cell table:formula="of:=[.L$26]/[.$Q73]" office:value-type="float" office:value="2435.22916666667" calcext:value-type="float">
            <text:p>2435,22916666667</text:p>
          </table:table-cell>
          <table:table-cell table:formula="of:=[.M$26]/[.$Q73]" office:value-type="float" office:value="579.791666666667" calcext:value-type="float">
            <text:p>579,791666666667</text:p>
          </table:table-cell>
          <table:table-cell table:formula="of:=[.N$26]/[.$Q73]" office:value-type="float" office:value="976.1875" calcext:value-type="float">
            <text:p>976,1875</text:p>
          </table:table-cell>
          <table:table-cell table:formula="of:=[.O$26]/[.$Q73]" office:value-type="float" office:value="29506.5416666667" calcext:value-type="float">
            <text:p>29506,541666666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IF([.B73]&gt;=[.$S$25];1;0)" office:value-type="float" office:value="0" calcext:value-type="float">
            <text:p>0</text:p>
          </table:table-cell>
          <table:table-cell table:formula="of:=IF([.C73]&gt;=[.$S$25];1;0)" office:value-type="float" office:value="0" calcext:value-type="float">
            <text:p>0</text:p>
          </table:table-cell>
          <table:table-cell table:formula="of:=IF([.D73]&gt;=[.$S$25];1;0)" office:value-type="float" office:value="0" calcext:value-type="float">
            <text:p>0</text:p>
          </table:table-cell>
          <table:table-cell table:formula="of:=IF([.E73]&gt;=[.$S$25];1;0)" office:value-type="float" office:value="0" calcext:value-type="float">
            <text:p>0</text:p>
          </table:table-cell>
          <table:table-cell table:formula="of:=IF([.F73]&gt;=[.$S$25];1;0)" office:value-type="float" office:value="0" calcext:value-type="float">
            <text:p>0</text:p>
          </table:table-cell>
          <table:table-cell table:formula="of:=IF([.G73]&gt;=[.$S$25];1;0)" office:value-type="float" office:value="0" calcext:value-type="float">
            <text:p>0</text:p>
          </table:table-cell>
          <table:table-cell table:formula="of:=IF([.H73]&gt;=[.$S$25];1;0)" office:value-type="float" office:value="0" calcext:value-type="float">
            <text:p>0</text:p>
          </table:table-cell>
          <table:table-cell table:formula="of:=IF([.I73]&gt;=[.$S$25];1;0)" office:value-type="float" office:value="0" calcext:value-type="float">
            <text:p>0</text:p>
          </table:table-cell>
          <table:table-cell table:formula="of:=IF([.J73]&gt;=[.$S$25];1;0)" office:value-type="float" office:value="0" calcext:value-type="float">
            <text:p>0</text:p>
          </table:table-cell>
          <table:table-cell table:formula="of:=IF([.K73]&gt;=[.$S$25];1;0)" office:value-type="float" office:value="0" calcext:value-type="float">
            <text:p>0</text:p>
          </table:table-cell>
          <table:table-cell table:formula="of:=IF([.L73]&gt;=[.$S$25];1;0)" office:value-type="float" office:value="0" calcext:value-type="float">
            <text:p>0</text:p>
          </table:table-cell>
          <table:table-cell table:formula="of:=IF([.M73]&gt;=[.$S$25];1;0)" office:value-type="float" office:value="0" calcext:value-type="float">
            <text:p>0</text:p>
          </table:table-cell>
          <table:table-cell table:formula="of:=IF([.N73]&gt;=[.$S$25];1;0)" office:value-type="float" office:value="0" calcext:value-type="float">
            <text:p>0</text:p>
          </table:table-cell>
          <table:table-cell table:formula="of:=IF([.O73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Q74]" office:value-type="float" office:value="26178.2448979592" calcext:value-type="float">
            <text:p>26178,2448979592</text:p>
          </table:table-cell>
          <table:table-cell table:formula="of:=[.C$26]/[.$Q74]" office:value-type="float" office:value="21066" calcext:value-type="float">
            <text:p>21066</text:p>
          </table:table-cell>
          <table:table-cell table:formula="of:=[.D$26]/[.$Q74]" office:value-type="float" office:value="28745.1836734694" calcext:value-type="float">
            <text:p>28745,1836734694</text:p>
          </table:table-cell>
          <table:table-cell table:formula="of:=[.E$26]/[.$Q74]" office:value-type="float" office:value="8206.26530612245" calcext:value-type="float">
            <text:p>8206,26530612245</text:p>
          </table:table-cell>
          <table:table-cell table:formula="of:=[.F$26]/[.$Q74]" office:value-type="float" office:value="9109.75510204082" calcext:value-type="float">
            <text:p>9109,75510204082</text:p>
          </table:table-cell>
          <table:table-cell table:formula="of:=[.G$26]/[.$Q74]" office:value-type="float" office:value="2008.0612244898" calcext:value-type="float">
            <text:p>2008,0612244898</text:p>
          </table:table-cell>
          <table:table-cell table:formula="of:=[.H$26]/[.$Q74]" office:value-type="float" office:value="403.775510204082" calcext:value-type="float">
            <text:p>403,775510204082</text:p>
          </table:table-cell>
          <table:table-cell table:formula="of:=[.I$26]/[.$Q74]" office:value-type="float" office:value="3.18367346938776" calcext:value-type="float">
            <text:p>3,18367346938776</text:p>
          </table:table-cell>
          <table:table-cell table:formula="of:=[.J$26]/[.$Q74]" office:value-type="float" office:value="581.387755102041" calcext:value-type="float">
            <text:p>581,387755102041</text:p>
          </table:table-cell>
          <table:table-cell table:formula="of:=[.K$26]/[.$Q74]" office:value-type="float" office:value="395.428571428571" calcext:value-type="float">
            <text:p>395,428571428571</text:p>
          </table:table-cell>
          <table:table-cell table:formula="of:=[.L$26]/[.$Q74]" office:value-type="float" office:value="2385.5306122449" calcext:value-type="float">
            <text:p>2385,5306122449</text:p>
          </table:table-cell>
          <table:table-cell table:formula="of:=[.M$26]/[.$Q74]" office:value-type="float" office:value="567.959183673469" calcext:value-type="float">
            <text:p>567,959183673469</text:p>
          </table:table-cell>
          <table:table-cell table:formula="of:=[.N$26]/[.$Q74]" office:value-type="float" office:value="956.265306122449" calcext:value-type="float">
            <text:p>956,265306122449</text:p>
          </table:table-cell>
          <table:table-cell table:formula="of:=[.O$26]/[.$Q74]" office:value-type="float" office:value="28904.3673469388" calcext:value-type="float">
            <text:p>28904,367346938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IF([.B74]&gt;=[.$S$25];1;0)" office:value-type="float" office:value="0" calcext:value-type="float">
            <text:p>0</text:p>
          </table:table-cell>
          <table:table-cell table:formula="of:=IF([.C74]&gt;=[.$S$25];1;0)" office:value-type="float" office:value="0" calcext:value-type="float">
            <text:p>0</text:p>
          </table:table-cell>
          <table:table-cell table:formula="of:=IF([.D74]&gt;=[.$S$25];1;0)" office:value-type="float" office:value="0" calcext:value-type="float">
            <text:p>0</text:p>
          </table:table-cell>
          <table:table-cell table:formula="of:=IF([.E74]&gt;=[.$S$25];1;0)" office:value-type="float" office:value="0" calcext:value-type="float">
            <text:p>0</text:p>
          </table:table-cell>
          <table:table-cell table:formula="of:=IF([.F74]&gt;=[.$S$25];1;0)" office:value-type="float" office:value="0" calcext:value-type="float">
            <text:p>0</text:p>
          </table:table-cell>
          <table:table-cell table:formula="of:=IF([.G74]&gt;=[.$S$25];1;0)" office:value-type="float" office:value="0" calcext:value-type="float">
            <text:p>0</text:p>
          </table:table-cell>
          <table:table-cell table:formula="of:=IF([.H74]&gt;=[.$S$25];1;0)" office:value-type="float" office:value="0" calcext:value-type="float">
            <text:p>0</text:p>
          </table:table-cell>
          <table:table-cell table:formula="of:=IF([.I74]&gt;=[.$S$25];1;0)" office:value-type="float" office:value="0" calcext:value-type="float">
            <text:p>0</text:p>
          </table:table-cell>
          <table:table-cell table:formula="of:=IF([.J74]&gt;=[.$S$25];1;0)" office:value-type="float" office:value="0" calcext:value-type="float">
            <text:p>0</text:p>
          </table:table-cell>
          <table:table-cell table:formula="of:=IF([.K74]&gt;=[.$S$25];1;0)" office:value-type="float" office:value="0" calcext:value-type="float">
            <text:p>0</text:p>
          </table:table-cell>
          <table:table-cell table:formula="of:=IF([.L74]&gt;=[.$S$25];1;0)" office:value-type="float" office:value="0" calcext:value-type="float">
            <text:p>0</text:p>
          </table:table-cell>
          <table:table-cell table:formula="of:=IF([.M74]&gt;=[.$S$25];1;0)" office:value-type="float" office:value="0" calcext:value-type="float">
            <text:p>0</text:p>
          </table:table-cell>
          <table:table-cell table:formula="of:=IF([.N74]&gt;=[.$S$25];1;0)" office:value-type="float" office:value="0" calcext:value-type="float">
            <text:p>0</text:p>
          </table:table-cell>
          <table:table-cell table:formula="of:=IF([.O74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Q75]" office:value-type="float" office:value="25654.68" calcext:value-type="float">
            <text:p>25654,68</text:p>
          </table:table-cell>
          <table:table-cell table:formula="of:=[.C$26]/[.$Q75]" office:value-type="float" office:value="20644.68" calcext:value-type="float">
            <text:p>20644,68</text:p>
          </table:table-cell>
          <table:table-cell table:formula="of:=[.D$26]/[.$Q75]" office:value-type="float" office:value="28170.28" calcext:value-type="float">
            <text:p>28170,28</text:p>
          </table:table-cell>
          <table:table-cell table:formula="of:=[.E$26]/[.$Q75]" office:value-type="float" office:value="8042.14" calcext:value-type="float">
            <text:p>8042,14</text:p>
          </table:table-cell>
          <table:table-cell table:formula="of:=[.F$26]/[.$Q75]" office:value-type="float" office:value="8927.56" calcext:value-type="float">
            <text:p>8927,56</text:p>
          </table:table-cell>
          <table:table-cell table:formula="of:=[.G$26]/[.$Q75]" office:value-type="float" office:value="1967.9" calcext:value-type="float">
            <text:p>1967,9</text:p>
          </table:table-cell>
          <table:table-cell table:formula="of:=[.H$26]/[.$Q75]" office:value-type="float" office:value="395.7" calcext:value-type="float">
            <text:p>395,7</text:p>
          </table:table-cell>
          <table:table-cell table:formula="of:=[.I$26]/[.$Q75]" office:value-type="float" office:value="3.12" calcext:value-type="float">
            <text:p>3,12</text:p>
          </table:table-cell>
          <table:table-cell table:formula="of:=[.J$26]/[.$Q75]" office:value-type="float" office:value="569.76" calcext:value-type="float">
            <text:p>569,76</text:p>
          </table:table-cell>
          <table:table-cell table:formula="of:=[.K$26]/[.$Q75]" office:value-type="float" office:value="387.52" calcext:value-type="float">
            <text:p>387,52</text:p>
          </table:table-cell>
          <table:table-cell table:formula="of:=[.L$26]/[.$Q75]" office:value-type="float" office:value="2337.82" calcext:value-type="float">
            <text:p>2337,82</text:p>
          </table:table-cell>
          <table:table-cell table:formula="of:=[.M$26]/[.$Q75]" office:value-type="float" office:value="556.6" calcext:value-type="float">
            <text:p>556,6</text:p>
          </table:table-cell>
          <table:table-cell table:formula="of:=[.N$26]/[.$Q75]" office:value-type="float" office:value="937.14" calcext:value-type="float">
            <text:p>937,14</text:p>
          </table:table-cell>
          <table:table-cell table:formula="of:=[.O$26]/[.$Q75]" office:value-type="float" office:value="28326.28" calcext:value-type="float">
            <text:p>28326,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formula="of:=IF([.B75]&gt;=[.$S$25];1;0)" office:value-type="float" office:value="0" calcext:value-type="float">
            <text:p>0</text:p>
          </table:table-cell>
          <table:table-cell table:formula="of:=IF([.C75]&gt;=[.$S$25];1;0)" office:value-type="float" office:value="0" calcext:value-type="float">
            <text:p>0</text:p>
          </table:table-cell>
          <table:table-cell table:formula="of:=IF([.D75]&gt;=[.$S$25];1;0)" office:value-type="float" office:value="0" calcext:value-type="float">
            <text:p>0</text:p>
          </table:table-cell>
          <table:table-cell table:formula="of:=IF([.E75]&gt;=[.$S$25];1;0)" office:value-type="float" office:value="0" calcext:value-type="float">
            <text:p>0</text:p>
          </table:table-cell>
          <table:table-cell table:formula="of:=IF([.F75]&gt;=[.$S$25];1;0)" office:value-type="float" office:value="0" calcext:value-type="float">
            <text:p>0</text:p>
          </table:table-cell>
          <table:table-cell table:formula="of:=IF([.G75]&gt;=[.$S$25];1;0)" office:value-type="float" office:value="0" calcext:value-type="float">
            <text:p>0</text:p>
          </table:table-cell>
          <table:table-cell table:formula="of:=IF([.H75]&gt;=[.$S$25];1;0)" office:value-type="float" office:value="0" calcext:value-type="float">
            <text:p>0</text:p>
          </table:table-cell>
          <table:table-cell table:formula="of:=IF([.I75]&gt;=[.$S$25];1;0)" office:value-type="float" office:value="0" calcext:value-type="float">
            <text:p>0</text:p>
          </table:table-cell>
          <table:table-cell table:formula="of:=IF([.J75]&gt;=[.$S$25];1;0)" office:value-type="float" office:value="0" calcext:value-type="float">
            <text:p>0</text:p>
          </table:table-cell>
          <table:table-cell table:formula="of:=IF([.K75]&gt;=[.$S$25];1;0)" office:value-type="float" office:value="0" calcext:value-type="float">
            <text:p>0</text:p>
          </table:table-cell>
          <table:table-cell table:formula="of:=IF([.L75]&gt;=[.$S$25];1;0)" office:value-type="float" office:value="0" calcext:value-type="float">
            <text:p>0</text:p>
          </table:table-cell>
          <table:table-cell table:formula="of:=IF([.M75]&gt;=[.$S$25];1;0)" office:value-type="float" office:value="0" calcext:value-type="float">
            <text:p>0</text:p>
          </table:table-cell>
          <table:table-cell table:formula="of:=IF([.N75]&gt;=[.$S$25];1;0)" office:value-type="float" office:value="0" calcext:value-type="float">
            <text:p>0</text:p>
          </table:table-cell>
          <table:table-cell table:formula="of:=IF([.O75]&gt;=[.$S$25];1;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9"/>
          <table:table-cell office:value-type="string" calcext:value-type="string">
            <text:p>Mandate</text:p>
          </table:table-cell>
          <table:table-cell table:formula="of:=SUM([.U26:.U75])" office:value-type="float" office:value="38" calcext:value-type="float">
            <text:p>38</text:p>
          </table:table-cell>
          <table:table-cell table:formula="of:=SUM([.V26:.V75])" office:value-type="float" office:value="30" calcext:value-type="float">
            <text:p>30</text:p>
          </table:table-cell>
          <table:table-cell table:formula="of:=SUM([.W26:.W75])" office:value-type="float" office:value="42" calcext:value-type="float">
            <text:p>42</text:p>
          </table:table-cell>
          <table:table-cell table:formula="of:=SUM([.X26:.X75])" office:value-type="float" office:value="12" calcext:value-type="float">
            <text:p>12</text:p>
          </table:table-cell>
          <table:table-cell table:formula="of:=SUM([.Y26:.Y75])" office:value-type="float" office:value="13" calcext:value-type="float">
            <text:p>13</text:p>
          </table:table-cell>
          <table:table-cell table:formula="of:=SUM([.Z26:.Z75])" office:value-type="float" office:value="2" calcext:value-type="float">
            <text:p>2</text:p>
          </table:table-cell>
          <table:table-cell table:formula="of:=SUM([.AA26:.AA75])" office:value-type="float" office:value="0" calcext:value-type="float">
            <text:p>0</text:p>
          </table:table-cell>
          <table:table-cell table:formula="of:=SUM([.AB26:.AB75])" office:value-type="float" office:value="0" calcext:value-type="float">
            <text:p>0</text:p>
          </table:table-cell>
          <table:table-cell table:formula="of:=SUM([.AC26:.AC75])" office:value-type="float" office:value="0" calcext:value-type="float">
            <text:p>0</text:p>
          </table:table-cell>
          <table:table-cell table:formula="of:=SUM([.AD26:.AD75])" office:value-type="float" office:value="0" calcext:value-type="float">
            <text:p>0</text:p>
          </table:table-cell>
          <table:table-cell table:formula="of:=SUM([.AE26:.AE75])" office:value-type="float" office:value="3" calcext:value-type="float">
            <text:p>3</text:p>
          </table:table-cell>
          <table:table-cell table:formula="of:=SUM([.AF26:.AF75])" office:value-type="float" office:value="0" calcext:value-type="float">
            <text:p>0</text:p>
          </table:table-cell>
          <table:table-cell table:formula="of:=SUM([.AG26:.AG75])" office:value-type="float" office:value="1" calcext:value-type="float">
            <text:p>1</text:p>
          </table:table-cell>
          <table:table-cell table:formula="of:=SUM([.AH26:.AH75])" office:value-type="float" office:value="42" calcext:value-type="float">
            <text:p>42</text:p>
          </table:table-cell>
          <table:table-cell table:formula="of:=SUM([.U76:.AH76])" office:value-type="float" office:value="183" calcext:value-type="float">
            <text:p>183</text:p>
          </table:table-cell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Saint_Lagu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 table:formula="of:=[$Daten_Weiß_Ungueltig.$N$3]" office:value-type="string" office:string-value="Ungültig" calcext:value-type="string">
            <text:p>Ungültig</text:p>
          </table:table-cell>
          <table:table-cell table:formula="of:=[$Daten_Weiß_Ungueltig.$O$3]" office:value-type="string" office:string-value="Weiß" calcext:value-type="string">
            <text:p>Weiß</text:p>
          </table:table-cell>
          <table:table-cell/>
          <table:table-cell office:value-type="string" calcext:value-type="string">
            <text:p>Nummerierung</text:p>
          </table:table-cell>
          <table:table-cell office:value-type="string" calcext:value-type="string">
            <text:p>Höchstzahl</text:p>
          </table:table-cell>
          <table:table-cell table:formula="of:=LARGE([.B81:.O130];[.B7])" office:value-type="float" office:value="17485.3580246914" calcext:value-type="float">
            <text:p>17485,3580246914</text:p>
          </table:table-cell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 table:formula="of:=[$Daten_Weiß_Ungueltig.$N$3]" office:value-type="string" office:string-value="Ungültig" calcext:value-type="string">
            <text:p>Ungültig</text:p>
          </table:table-cell>
          <table:table-cell table:formula="of:=[$Daten_Weiß_Ungueltig.$O$3]" office:value-type="string" office:string-value="Weiß" calcext:value-type="string">
            <text:p>Weiß</text:p>
          </table:table-cell>
          <table:table-cell/>
        </table:table-row>
        <table:table-row table:style-name="ro2">
          <table:table-cell/>
          <table:table-cell table:formula="of:=[$Daten_Weiß_Ungueltig.$B$4]" office:value-type="float" office:value="1282734" calcext:value-type="float">
            <text:p>1282734</text:p>
          </table:table-cell>
          <table:table-cell table:formula="of:=[$Daten_Weiß_Ungueltig.$C$4]" office:value-type="float" office:value="1032234" calcext:value-type="float">
            <text:p>1032234</text:p>
          </table:table-cell>
          <table:table-cell table:formula="of:=[$Daten_Weiß_Ungueltig.$D$4]" office:value-type="float" office:value="1408514" calcext:value-type="float">
            <text:p>1408514</text:p>
          </table:table-cell>
          <table:table-cell table:formula="of:=[$Daten_Weiß_Ungueltig.$E$4]" office:value-type="float" office:value="402107" calcext:value-type="float">
            <text:p>402107</text:p>
          </table:table-cell>
          <table:table-cell table:formula="of:=[$Daten_Weiß_Ungueltig.$F$4]" office:value-type="float" office:value="446378" calcext:value-type="float">
            <text:p>446378</text:p>
          </table:table-cell>
          <table:table-cell table:formula="of:=[$Daten_Weiß_Ungueltig.$G$4]" office:value-type="float" office:value="98395" calcext:value-type="float">
            <text:p>98395</text:p>
          </table:table-cell>
          <table:table-cell table:formula="of:=[$Daten_Weiß_Ungueltig.$H$4]" office:value-type="float" office:value="19785" calcext:value-type="float">
            <text:p>19785</text:p>
          </table:table-cell>
          <table:table-cell table:formula="of:=[$Daten_Weiß_Ungueltig.$I$4]" office:value-type="float" office:value="156" calcext:value-type="float">
            <text:p>156</text:p>
          </table:table-cell>
          <table:table-cell table:formula="of:=[$Daten_Weiß_Ungueltig.$J$4]" office:value-type="float" office:value="28488" calcext:value-type="float">
            <text:p>28488</text:p>
          </table:table-cell>
          <table:table-cell table:formula="of:=[$Daten_Weiß_Ungueltig.$K$4]" office:value-type="float" office:value="19376" calcext:value-type="float">
            <text:p>19376</text:p>
          </table:table-cell>
          <table:table-cell table:formula="of:=[$Daten_Weiß_Ungueltig.$L$4]" office:value-type="float" office:value="116891" calcext:value-type="float">
            <text:p>116891</text:p>
          </table:table-cell>
          <table:table-cell table:formula="of:=[$Daten_Weiß_Ungueltig.$M$4]" office:value-type="float" office:value="27830" calcext:value-type="float">
            <text:p>27830</text:p>
          </table:table-cell>
          <table:table-cell table:formula="of:=[$Daten_Weiß_Ungueltig.$N$4]" office:value-type="float" office:value="46857" calcext:value-type="float">
            <text:p>46857</text:p>
          </table:table-cell>
          <table:table-cell table:formula="of:=[$Daten_Weiß_Ungueltig.$O$4]" office:value-type="float" office:value="1416314" calcext:value-type="float">
            <text:p>14163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IF([.B81]&gt;=[.$S$80];1;0)" office:value-type="float" office:value="1" calcext:value-type="float">
            <text:p>1</text:p>
          </table:table-cell>
          <table:table-cell table:formula="of:=IF([.C81]&gt;=[.$S$80];1;0)" office:value-type="float" office:value="1" calcext:value-type="float">
            <text:p>1</text:p>
          </table:table-cell>
          <table:table-cell table:formula="of:=IF([.D81]&gt;=[.$S$80];1;0)" office:value-type="float" office:value="1" calcext:value-type="float">
            <text:p>1</text:p>
          </table:table-cell>
          <table:table-cell table:formula="of:=IF([.E81]&gt;=[.$S$80];1;0)" office:value-type="float" office:value="1" calcext:value-type="float">
            <text:p>1</text:p>
          </table:table-cell>
          <table:table-cell table:formula="of:=IF([.F81]&gt;=[.$S$80];1;0)" office:value-type="float" office:value="1" calcext:value-type="float">
            <text:p>1</text:p>
          </table:table-cell>
          <table:table-cell table:formula="of:=IF([.G81]&gt;=[.$S$80];1;0)" office:value-type="float" office:value="1" calcext:value-type="float">
            <text:p>1</text:p>
          </table:table-cell>
          <table:table-cell table:formula="of:=IF([.H81]&gt;=[.$S$80];1;0)" office:value-type="float" office:value="1" calcext:value-type="float">
            <text:p>1</text:p>
          </table:table-cell>
          <table:table-cell table:formula="of:=IF([.I81]&gt;=[.$S$80];1;0)" office:value-type="float" office:value="0" calcext:value-type="float">
            <text:p>0</text:p>
          </table:table-cell>
          <table:table-cell table:formula="of:=IF([.J81]&gt;=[.$S$80];1;0)" office:value-type="float" office:value="1" calcext:value-type="float">
            <text:p>1</text:p>
          </table:table-cell>
          <table:table-cell table:formula="of:=IF([.K81]&gt;=[.$S$80];1;0)" office:value-type="float" office:value="1" calcext:value-type="float">
            <text:p>1</text:p>
          </table:table-cell>
          <table:table-cell table:formula="of:=IF([.L81]&gt;=[.$S$80];1;0)" office:value-type="float" office:value="1" calcext:value-type="float">
            <text:p>1</text:p>
          </table:table-cell>
          <table:table-cell table:formula="of:=IF([.M81]&gt;=[.$S$80];1;0)" office:value-type="float" office:value="1" calcext:value-type="float">
            <text:p>1</text:p>
          </table:table-cell>
          <table:table-cell table:formula="of:=IF([.N81]&gt;=[.$S$80];1;0)" office:value-type="float" office:value="1" calcext:value-type="float">
            <text:p>1</text:p>
          </table:table-cell>
          <table:table-cell table:formula="of:=IF([.O81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2]" office:value-type="float" office:value="427578" calcext:value-type="float">
            <text:p>427578</text:p>
          </table:table-cell>
          <table:table-cell table:formula="of:=[.C$81]/[.$Q82]" office:value-type="float" office:value="344078" calcext:value-type="float">
            <text:p>344078</text:p>
          </table:table-cell>
          <table:table-cell table:formula="of:=[.D$81]/[.$Q82]" office:value-type="float" office:value="469504.666666667" calcext:value-type="float">
            <text:p>469504,666666667</text:p>
          </table:table-cell>
          <table:table-cell table:formula="of:=[.E$81]/[.$Q82]" office:value-type="float" office:value="134035.666666667" calcext:value-type="float">
            <text:p>134035,666666667</text:p>
          </table:table-cell>
          <table:table-cell table:formula="of:=[.F$81]/[.$Q82]" office:value-type="float" office:value="148792.666666667" calcext:value-type="float">
            <text:p>148792,666666667</text:p>
          </table:table-cell>
          <table:table-cell table:formula="of:=[.G$81]/[.$Q82]" office:value-type="float" office:value="32798.3333333333" calcext:value-type="float">
            <text:p>32798,3333333333</text:p>
          </table:table-cell>
          <table:table-cell table:formula="of:=[.H$81]/[.$Q82]" office:value-type="float" office:value="6595" calcext:value-type="float">
            <text:p>6595</text:p>
          </table:table-cell>
          <table:table-cell table:formula="of:=[.I$81]/[.$Q82]" office:value-type="float" office:value="52" calcext:value-type="float">
            <text:p>52</text:p>
          </table:table-cell>
          <table:table-cell table:formula="of:=[.J$81]/[.$Q82]" office:value-type="float" office:value="9496" calcext:value-type="float">
            <text:p>9496</text:p>
          </table:table-cell>
          <table:table-cell table:formula="of:=[.K$81]/[.$Q82]" office:value-type="float" office:value="6458.66666666667" calcext:value-type="float">
            <text:p>6458,66666666667</text:p>
          </table:table-cell>
          <table:table-cell table:formula="of:=[.L$81]/[.$Q82]" office:value-type="float" office:value="38963.6666666667" calcext:value-type="float">
            <text:p>38963,6666666667</text:p>
          </table:table-cell>
          <table:table-cell table:formula="of:=[.M$81]/[.$Q82]" office:value-type="float" office:value="9276.66666666667" calcext:value-type="float">
            <text:p>9276,66666666667</text:p>
          </table:table-cell>
          <table:table-cell table:formula="of:=[.N$81]/[.$Q82]" office:value-type="float" office:value="15619" calcext:value-type="float">
            <text:p>15619</text:p>
          </table:table-cell>
          <table:table-cell table:formula="of:=[.O$81]/[.$Q82]" office:value-type="float" office:value="472104.666666667" calcext:value-type="float">
            <text:p>472104,6666666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IF([.B82]&gt;=[.$S$80];1;0)" office:value-type="float" office:value="1" calcext:value-type="float">
            <text:p>1</text:p>
          </table:table-cell>
          <table:table-cell table:formula="of:=IF([.C82]&gt;=[.$S$80];1;0)" office:value-type="float" office:value="1" calcext:value-type="float">
            <text:p>1</text:p>
          </table:table-cell>
          <table:table-cell table:formula="of:=IF([.D82]&gt;=[.$S$80];1;0)" office:value-type="float" office:value="1" calcext:value-type="float">
            <text:p>1</text:p>
          </table:table-cell>
          <table:table-cell table:formula="of:=IF([.E82]&gt;=[.$S$80];1;0)" office:value-type="float" office:value="1" calcext:value-type="float">
            <text:p>1</text:p>
          </table:table-cell>
          <table:table-cell table:formula="of:=IF([.F82]&gt;=[.$S$80];1;0)" office:value-type="float" office:value="1" calcext:value-type="float">
            <text:p>1</text:p>
          </table:table-cell>
          <table:table-cell table:formula="of:=IF([.G82]&gt;=[.$S$80];1;0)" office:value-type="float" office:value="1" calcext:value-type="float">
            <text:p>1</text:p>
          </table:table-cell>
          <table:table-cell table:formula="of:=IF([.H82]&gt;=[.$S$80];1;0)" office:value-type="float" office:value="0" calcext:value-type="float">
            <text:p>0</text:p>
          </table:table-cell>
          <table:table-cell table:formula="of:=IF([.I82]&gt;=[.$S$80];1;0)" office:value-type="float" office:value="0" calcext:value-type="float">
            <text:p>0</text:p>
          </table:table-cell>
          <table:table-cell table:formula="of:=IF([.J82]&gt;=[.$S$80];1;0)" office:value-type="float" office:value="0" calcext:value-type="float">
            <text:p>0</text:p>
          </table:table-cell>
          <table:table-cell table:formula="of:=IF([.K82]&gt;=[.$S$80];1;0)" office:value-type="float" office:value="0" calcext:value-type="float">
            <text:p>0</text:p>
          </table:table-cell>
          <table:table-cell table:formula="of:=IF([.L82]&gt;=[.$S$80];1;0)" office:value-type="float" office:value="1" calcext:value-type="float">
            <text:p>1</text:p>
          </table:table-cell>
          <table:table-cell table:formula="of:=IF([.M82]&gt;=[.$S$80];1;0)" office:value-type="float" office:value="0" calcext:value-type="float">
            <text:p>0</text:p>
          </table:table-cell>
          <table:table-cell table:formula="of:=IF([.N82]&gt;=[.$S$80];1;0)" office:value-type="float" office:value="0" calcext:value-type="float">
            <text:p>0</text:p>
          </table:table-cell>
          <table:table-cell table:formula="of:=IF([.O82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3]" office:value-type="float" office:value="256546.8" calcext:value-type="float">
            <text:p>256546,8</text:p>
          </table:table-cell>
          <table:table-cell table:formula="of:=[.C$81]/[.$Q83]" office:value-type="float" office:value="206446.8" calcext:value-type="float">
            <text:p>206446,8</text:p>
          </table:table-cell>
          <table:table-cell table:formula="of:=[.D$81]/[.$Q83]" office:value-type="float" office:value="281702.8" calcext:value-type="float">
            <text:p>281702,8</text:p>
          </table:table-cell>
          <table:table-cell table:formula="of:=[.E$81]/[.$Q83]" office:value-type="float" office:value="80421.4" calcext:value-type="float">
            <text:p>80421,4</text:p>
          </table:table-cell>
          <table:table-cell table:formula="of:=[.F$81]/[.$Q83]" office:value-type="float" office:value="89275.6" calcext:value-type="float">
            <text:p>89275,6</text:p>
          </table:table-cell>
          <table:table-cell table:formula="of:=[.G$81]/[.$Q83]" office:value-type="float" office:value="19679" calcext:value-type="float">
            <text:p>19679</text:p>
          </table:table-cell>
          <table:table-cell table:formula="of:=[.H$81]/[.$Q83]" office:value-type="float" office:value="3957" calcext:value-type="float">
            <text:p>3957</text:p>
          </table:table-cell>
          <table:table-cell table:formula="of:=[.I$81]/[.$Q83]" office:value-type="float" office:value="31.2" calcext:value-type="float">
            <text:p>31,2</text:p>
          </table:table-cell>
          <table:table-cell table:formula="of:=[.J$81]/[.$Q83]" office:value-type="float" office:value="5697.6" calcext:value-type="float">
            <text:p>5697,6</text:p>
          </table:table-cell>
          <table:table-cell table:formula="of:=[.K$81]/[.$Q83]" office:value-type="float" office:value="3875.2" calcext:value-type="float">
            <text:p>3875,2</text:p>
          </table:table-cell>
          <table:table-cell table:formula="of:=[.L$81]/[.$Q83]" office:value-type="float" office:value="23378.2" calcext:value-type="float">
            <text:p>23378,2</text:p>
          </table:table-cell>
          <table:table-cell table:formula="of:=[.M$81]/[.$Q83]" office:value-type="float" office:value="5566" calcext:value-type="float">
            <text:p>5566</text:p>
          </table:table-cell>
          <table:table-cell table:formula="of:=[.N$81]/[.$Q83]" office:value-type="float" office:value="9371.4" calcext:value-type="float">
            <text:p>9371,4</text:p>
          </table:table-cell>
          <table:table-cell table:formula="of:=[.O$81]/[.$Q83]" office:value-type="float" office:value="283262.8" calcext:value-type="float">
            <text:p>283262,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IF([.B83]&gt;=[.$S$80];1;0)" office:value-type="float" office:value="1" calcext:value-type="float">
            <text:p>1</text:p>
          </table:table-cell>
          <table:table-cell table:formula="of:=IF([.C83]&gt;=[.$S$80];1;0)" office:value-type="float" office:value="1" calcext:value-type="float">
            <text:p>1</text:p>
          </table:table-cell>
          <table:table-cell table:formula="of:=IF([.D83]&gt;=[.$S$80];1;0)" office:value-type="float" office:value="1" calcext:value-type="float">
            <text:p>1</text:p>
          </table:table-cell>
          <table:table-cell table:formula="of:=IF([.E83]&gt;=[.$S$80];1;0)" office:value-type="float" office:value="1" calcext:value-type="float">
            <text:p>1</text:p>
          </table:table-cell>
          <table:table-cell table:formula="of:=IF([.F83]&gt;=[.$S$80];1;0)" office:value-type="float" office:value="1" calcext:value-type="float">
            <text:p>1</text:p>
          </table:table-cell>
          <table:table-cell table:formula="of:=IF([.G83]&gt;=[.$S$80];1;0)" office:value-type="float" office:value="1" calcext:value-type="float">
            <text:p>1</text:p>
          </table:table-cell>
          <table:table-cell table:formula="of:=IF([.H83]&gt;=[.$S$80];1;0)" office:value-type="float" office:value="0" calcext:value-type="float">
            <text:p>0</text:p>
          </table:table-cell>
          <table:table-cell table:formula="of:=IF([.I83]&gt;=[.$S$80];1;0)" office:value-type="float" office:value="0" calcext:value-type="float">
            <text:p>0</text:p>
          </table:table-cell>
          <table:table-cell table:formula="of:=IF([.J83]&gt;=[.$S$80];1;0)" office:value-type="float" office:value="0" calcext:value-type="float">
            <text:p>0</text:p>
          </table:table-cell>
          <table:table-cell table:formula="of:=IF([.K83]&gt;=[.$S$80];1;0)" office:value-type="float" office:value="0" calcext:value-type="float">
            <text:p>0</text:p>
          </table:table-cell>
          <table:table-cell table:formula="of:=IF([.L83]&gt;=[.$S$80];1;0)" office:value-type="float" office:value="1" calcext:value-type="float">
            <text:p>1</text:p>
          </table:table-cell>
          <table:table-cell table:formula="of:=IF([.M83]&gt;=[.$S$80];1;0)" office:value-type="float" office:value="0" calcext:value-type="float">
            <text:p>0</text:p>
          </table:table-cell>
          <table:table-cell table:formula="of:=IF([.N83]&gt;=[.$S$80];1;0)" office:value-type="float" office:value="0" calcext:value-type="float">
            <text:p>0</text:p>
          </table:table-cell>
          <table:table-cell table:formula="of:=IF([.O83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4]" office:value-type="float" office:value="183247.714285714" calcext:value-type="float">
            <text:p>183247,714285714</text:p>
          </table:table-cell>
          <table:table-cell table:formula="of:=[.C$81]/[.$Q84]" office:value-type="float" office:value="147462" calcext:value-type="float">
            <text:p>147462</text:p>
          </table:table-cell>
          <table:table-cell table:formula="of:=[.D$81]/[.$Q84]" office:value-type="float" office:value="201216.285714286" calcext:value-type="float">
            <text:p>201216,285714286</text:p>
          </table:table-cell>
          <table:table-cell table:formula="of:=[.E$81]/[.$Q84]" office:value-type="float" office:value="57443.8571428571" calcext:value-type="float">
            <text:p>57443,8571428571</text:p>
          </table:table-cell>
          <table:table-cell table:formula="of:=[.F$81]/[.$Q84]" office:value-type="float" office:value="63768.2857142857" calcext:value-type="float">
            <text:p>63768,2857142857</text:p>
          </table:table-cell>
          <table:table-cell table:formula="of:=[.G$81]/[.$Q84]" office:value-type="float" office:value="14056.4285714286" calcext:value-type="float">
            <text:p>14056,4285714286</text:p>
          </table:table-cell>
          <table:table-cell table:formula="of:=[.H$81]/[.$Q84]" office:value-type="float" office:value="2826.42857142857" calcext:value-type="float">
            <text:p>2826,42857142857</text:p>
          </table:table-cell>
          <table:table-cell table:formula="of:=[.I$81]/[.$Q84]" office:value-type="float" office:value="22.2857142857143" calcext:value-type="float">
            <text:p>22,2857142857143</text:p>
          </table:table-cell>
          <table:table-cell table:formula="of:=[.J$81]/[.$Q84]" office:value-type="float" office:value="4069.71428571429" calcext:value-type="float">
            <text:p>4069,71428571429</text:p>
          </table:table-cell>
          <table:table-cell table:formula="of:=[.K$81]/[.$Q84]" office:value-type="float" office:value="2768" calcext:value-type="float">
            <text:p>2768</text:p>
          </table:table-cell>
          <table:table-cell table:formula="of:=[.L$81]/[.$Q84]" office:value-type="float" office:value="16698.7142857143" calcext:value-type="float">
            <text:p>16698,7142857143</text:p>
          </table:table-cell>
          <table:table-cell table:formula="of:=[.M$81]/[.$Q84]" office:value-type="float" office:value="3975.71428571429" calcext:value-type="float">
            <text:p>3975,71428571429</text:p>
          </table:table-cell>
          <table:table-cell table:formula="of:=[.N$81]/[.$Q84]" office:value-type="float" office:value="6693.85714285714" calcext:value-type="float">
            <text:p>6693,85714285714</text:p>
          </table:table-cell>
          <table:table-cell table:formula="of:=[.O$81]/[.$Q84]" office:value-type="float" office:value="202330.571428571" calcext:value-type="float">
            <text:p>202330,57142857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IF([.B84]&gt;=[.$S$80];1;0)" office:value-type="float" office:value="1" calcext:value-type="float">
            <text:p>1</text:p>
          </table:table-cell>
          <table:table-cell table:formula="of:=IF([.C84]&gt;=[.$S$80];1;0)" office:value-type="float" office:value="1" calcext:value-type="float">
            <text:p>1</text:p>
          </table:table-cell>
          <table:table-cell table:formula="of:=IF([.D84]&gt;=[.$S$80];1;0)" office:value-type="float" office:value="1" calcext:value-type="float">
            <text:p>1</text:p>
          </table:table-cell>
          <table:table-cell table:formula="of:=IF([.E84]&gt;=[.$S$80];1;0)" office:value-type="float" office:value="1" calcext:value-type="float">
            <text:p>1</text:p>
          </table:table-cell>
          <table:table-cell table:formula="of:=IF([.F84]&gt;=[.$S$80];1;0)" office:value-type="float" office:value="1" calcext:value-type="float">
            <text:p>1</text:p>
          </table:table-cell>
          <table:table-cell table:formula="of:=IF([.G84]&gt;=[.$S$80];1;0)" office:value-type="float" office:value="0" calcext:value-type="float">
            <text:p>0</text:p>
          </table:table-cell>
          <table:table-cell table:formula="of:=IF([.H84]&gt;=[.$S$80];1;0)" office:value-type="float" office:value="0" calcext:value-type="float">
            <text:p>0</text:p>
          </table:table-cell>
          <table:table-cell table:formula="of:=IF([.I84]&gt;=[.$S$80];1;0)" office:value-type="float" office:value="0" calcext:value-type="float">
            <text:p>0</text:p>
          </table:table-cell>
          <table:table-cell table:formula="of:=IF([.J84]&gt;=[.$S$80];1;0)" office:value-type="float" office:value="0" calcext:value-type="float">
            <text:p>0</text:p>
          </table:table-cell>
          <table:table-cell table:formula="of:=IF([.K84]&gt;=[.$S$80];1;0)" office:value-type="float" office:value="0" calcext:value-type="float">
            <text:p>0</text:p>
          </table:table-cell>
          <table:table-cell table:formula="of:=IF([.L84]&gt;=[.$S$80];1;0)" office:value-type="float" office:value="0" calcext:value-type="float">
            <text:p>0</text:p>
          </table:table-cell>
          <table:table-cell table:formula="of:=IF([.M84]&gt;=[.$S$80];1;0)" office:value-type="float" office:value="0" calcext:value-type="float">
            <text:p>0</text:p>
          </table:table-cell>
          <table:table-cell table:formula="of:=IF([.N84]&gt;=[.$S$80];1;0)" office:value-type="float" office:value="0" calcext:value-type="float">
            <text:p>0</text:p>
          </table:table-cell>
          <table:table-cell table:formula="of:=IF([.O84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5]" office:value-type="float" office:value="142526" calcext:value-type="float">
            <text:p>142526</text:p>
          </table:table-cell>
          <table:table-cell table:formula="of:=[.C$81]/[.$Q85]" office:value-type="float" office:value="114692.666666667" calcext:value-type="float">
            <text:p>114692,666666667</text:p>
          </table:table-cell>
          <table:table-cell table:formula="of:=[.D$81]/[.$Q85]" office:value-type="float" office:value="156501.555555556" calcext:value-type="float">
            <text:p>156501,555555556</text:p>
          </table:table-cell>
          <table:table-cell table:formula="of:=[.E$81]/[.$Q85]" office:value-type="float" office:value="44678.5555555556" calcext:value-type="float">
            <text:p>44678,5555555556</text:p>
          </table:table-cell>
          <table:table-cell table:formula="of:=[.F$81]/[.$Q85]" office:value-type="float" office:value="49597.5555555556" calcext:value-type="float">
            <text:p>49597,5555555556</text:p>
          </table:table-cell>
          <table:table-cell table:formula="of:=[.G$81]/[.$Q85]" office:value-type="float" office:value="10932.7777777778" calcext:value-type="float">
            <text:p>10932,7777777778</text:p>
          </table:table-cell>
          <table:table-cell table:formula="of:=[.H$81]/[.$Q85]" office:value-type="float" office:value="2198.33333333333" calcext:value-type="float">
            <text:p>2198,33333333333</text:p>
          </table:table-cell>
          <table:table-cell table:formula="of:=[.I$81]/[.$Q85]" office:value-type="float" office:value="17.3333333333333" calcext:value-type="float">
            <text:p>17,3333333333333</text:p>
          </table:table-cell>
          <table:table-cell table:formula="of:=[.J$81]/[.$Q85]" office:value-type="float" office:value="3165.33333333333" calcext:value-type="float">
            <text:p>3165,33333333333</text:p>
          </table:table-cell>
          <table:table-cell table:formula="of:=[.K$81]/[.$Q85]" office:value-type="float" office:value="2152.88888888889" calcext:value-type="float">
            <text:p>2152,88888888889</text:p>
          </table:table-cell>
          <table:table-cell table:formula="of:=[.L$81]/[.$Q85]" office:value-type="float" office:value="12987.8888888889" calcext:value-type="float">
            <text:p>12987,8888888889</text:p>
          </table:table-cell>
          <table:table-cell table:formula="of:=[.M$81]/[.$Q85]" office:value-type="float" office:value="3092.22222222222" calcext:value-type="float">
            <text:p>3092,22222222222</text:p>
          </table:table-cell>
          <table:table-cell table:formula="of:=[.N$81]/[.$Q85]" office:value-type="float" office:value="5206.33333333333" calcext:value-type="float">
            <text:p>5206,33333333333</text:p>
          </table:table-cell>
          <table:table-cell table:formula="of:=[.O$81]/[.$Q85]" office:value-type="float" office:value="157368.222222222" calcext:value-type="float">
            <text:p>157368,2222222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IF([.B85]&gt;=[.$S$80];1;0)" office:value-type="float" office:value="1" calcext:value-type="float">
            <text:p>1</text:p>
          </table:table-cell>
          <table:table-cell table:formula="of:=IF([.C85]&gt;=[.$S$80];1;0)" office:value-type="float" office:value="1" calcext:value-type="float">
            <text:p>1</text:p>
          </table:table-cell>
          <table:table-cell table:formula="of:=IF([.D85]&gt;=[.$S$80];1;0)" office:value-type="float" office:value="1" calcext:value-type="float">
            <text:p>1</text:p>
          </table:table-cell>
          <table:table-cell table:formula="of:=IF([.E85]&gt;=[.$S$80];1;0)" office:value-type="float" office:value="1" calcext:value-type="float">
            <text:p>1</text:p>
          </table:table-cell>
          <table:table-cell table:formula="of:=IF([.F85]&gt;=[.$S$80];1;0)" office:value-type="float" office:value="1" calcext:value-type="float">
            <text:p>1</text:p>
          </table:table-cell>
          <table:table-cell table:formula="of:=IF([.G85]&gt;=[.$S$80];1;0)" office:value-type="float" office:value="0" calcext:value-type="float">
            <text:p>0</text:p>
          </table:table-cell>
          <table:table-cell table:formula="of:=IF([.H85]&gt;=[.$S$80];1;0)" office:value-type="float" office:value="0" calcext:value-type="float">
            <text:p>0</text:p>
          </table:table-cell>
          <table:table-cell table:formula="of:=IF([.I85]&gt;=[.$S$80];1;0)" office:value-type="float" office:value="0" calcext:value-type="float">
            <text:p>0</text:p>
          </table:table-cell>
          <table:table-cell table:formula="of:=IF([.J85]&gt;=[.$S$80];1;0)" office:value-type="float" office:value="0" calcext:value-type="float">
            <text:p>0</text:p>
          </table:table-cell>
          <table:table-cell table:formula="of:=IF([.K85]&gt;=[.$S$80];1;0)" office:value-type="float" office:value="0" calcext:value-type="float">
            <text:p>0</text:p>
          </table:table-cell>
          <table:table-cell table:formula="of:=IF([.L85]&gt;=[.$S$80];1;0)" office:value-type="float" office:value="0" calcext:value-type="float">
            <text:p>0</text:p>
          </table:table-cell>
          <table:table-cell table:formula="of:=IF([.M85]&gt;=[.$S$80];1;0)" office:value-type="float" office:value="0" calcext:value-type="float">
            <text:p>0</text:p>
          </table:table-cell>
          <table:table-cell table:formula="of:=IF([.N85]&gt;=[.$S$80];1;0)" office:value-type="float" office:value="0" calcext:value-type="float">
            <text:p>0</text:p>
          </table:table-cell>
          <table:table-cell table:formula="of:=IF([.O85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6]" office:value-type="float" office:value="116612.181818182" calcext:value-type="float">
            <text:p>116612,181818182</text:p>
          </table:table-cell>
          <table:table-cell table:formula="of:=[.C$81]/[.$Q86]" office:value-type="float" office:value="93839.4545454545" calcext:value-type="float">
            <text:p>93839,4545454545</text:p>
          </table:table-cell>
          <table:table-cell table:formula="of:=[.D$81]/[.$Q86]" office:value-type="float" office:value="128046.727272727" calcext:value-type="float">
            <text:p>128046,727272727</text:p>
          </table:table-cell>
          <table:table-cell table:formula="of:=[.E$81]/[.$Q86]" office:value-type="float" office:value="36555.1818181818" calcext:value-type="float">
            <text:p>36555,1818181818</text:p>
          </table:table-cell>
          <table:table-cell table:formula="of:=[.F$81]/[.$Q86]" office:value-type="float" office:value="40579.8181818182" calcext:value-type="float">
            <text:p>40579,8181818182</text:p>
          </table:table-cell>
          <table:table-cell table:formula="of:=[.G$81]/[.$Q86]" office:value-type="float" office:value="8945" calcext:value-type="float">
            <text:p>8945</text:p>
          </table:table-cell>
          <table:table-cell table:formula="of:=[.H$81]/[.$Q86]" office:value-type="float" office:value="1798.63636363636" calcext:value-type="float">
            <text:p>1798,63636363636</text:p>
          </table:table-cell>
          <table:table-cell table:formula="of:=[.I$81]/[.$Q86]" office:value-type="float" office:value="14.1818181818182" calcext:value-type="float">
            <text:p>14,1818181818182</text:p>
          </table:table-cell>
          <table:table-cell table:formula="of:=[.J$81]/[.$Q86]" office:value-type="float" office:value="2589.81818181818" calcext:value-type="float">
            <text:p>2589,81818181818</text:p>
          </table:table-cell>
          <table:table-cell table:formula="of:=[.K$81]/[.$Q86]" office:value-type="float" office:value="1761.45454545455" calcext:value-type="float">
            <text:p>1761,45454545455</text:p>
          </table:table-cell>
          <table:table-cell table:formula="of:=[.L$81]/[.$Q86]" office:value-type="float" office:value="10626.4545454545" calcext:value-type="float">
            <text:p>10626,4545454545</text:p>
          </table:table-cell>
          <table:table-cell table:formula="of:=[.M$81]/[.$Q86]" office:value-type="float" office:value="2530" calcext:value-type="float">
            <text:p>2530</text:p>
          </table:table-cell>
          <table:table-cell table:formula="of:=[.N$81]/[.$Q86]" office:value-type="float" office:value="4259.72727272727" calcext:value-type="float">
            <text:p>4259,72727272727</text:p>
          </table:table-cell>
          <table:table-cell table:formula="of:=[.O$81]/[.$Q86]" office:value-type="float" office:value="128755.818181818" calcext:value-type="float">
            <text:p>128755,81818181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IF([.B86]&gt;=[.$S$80];1;0)" office:value-type="float" office:value="1" calcext:value-type="float">
            <text:p>1</text:p>
          </table:table-cell>
          <table:table-cell table:formula="of:=IF([.C86]&gt;=[.$S$80];1;0)" office:value-type="float" office:value="1" calcext:value-type="float">
            <text:p>1</text:p>
          </table:table-cell>
          <table:table-cell table:formula="of:=IF([.D86]&gt;=[.$S$80];1;0)" office:value-type="float" office:value="1" calcext:value-type="float">
            <text:p>1</text:p>
          </table:table-cell>
          <table:table-cell table:formula="of:=IF([.E86]&gt;=[.$S$80];1;0)" office:value-type="float" office:value="1" calcext:value-type="float">
            <text:p>1</text:p>
          </table:table-cell>
          <table:table-cell table:formula="of:=IF([.F86]&gt;=[.$S$80];1;0)" office:value-type="float" office:value="1" calcext:value-type="float">
            <text:p>1</text:p>
          </table:table-cell>
          <table:table-cell table:formula="of:=IF([.G86]&gt;=[.$S$80];1;0)" office:value-type="float" office:value="0" calcext:value-type="float">
            <text:p>0</text:p>
          </table:table-cell>
          <table:table-cell table:formula="of:=IF([.H86]&gt;=[.$S$80];1;0)" office:value-type="float" office:value="0" calcext:value-type="float">
            <text:p>0</text:p>
          </table:table-cell>
          <table:table-cell table:formula="of:=IF([.I86]&gt;=[.$S$80];1;0)" office:value-type="float" office:value="0" calcext:value-type="float">
            <text:p>0</text:p>
          </table:table-cell>
          <table:table-cell table:formula="of:=IF([.J86]&gt;=[.$S$80];1;0)" office:value-type="float" office:value="0" calcext:value-type="float">
            <text:p>0</text:p>
          </table:table-cell>
          <table:table-cell table:formula="of:=IF([.K86]&gt;=[.$S$80];1;0)" office:value-type="float" office:value="0" calcext:value-type="float">
            <text:p>0</text:p>
          </table:table-cell>
          <table:table-cell table:formula="of:=IF([.L86]&gt;=[.$S$80];1;0)" office:value-type="float" office:value="0" calcext:value-type="float">
            <text:p>0</text:p>
          </table:table-cell>
          <table:table-cell table:formula="of:=IF([.M86]&gt;=[.$S$80];1;0)" office:value-type="float" office:value="0" calcext:value-type="float">
            <text:p>0</text:p>
          </table:table-cell>
          <table:table-cell table:formula="of:=IF([.N86]&gt;=[.$S$80];1;0)" office:value-type="float" office:value="0" calcext:value-type="float">
            <text:p>0</text:p>
          </table:table-cell>
          <table:table-cell table:formula="of:=IF([.O86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7]" office:value-type="float" office:value="98671.8461538462" calcext:value-type="float">
            <text:p>98671,8461538462</text:p>
          </table:table-cell>
          <table:table-cell table:formula="of:=[.C$81]/[.$Q87]" office:value-type="float" office:value="79402.6153846154" calcext:value-type="float">
            <text:p>79402,6153846154</text:p>
          </table:table-cell>
          <table:table-cell table:formula="of:=[.D$81]/[.$Q87]" office:value-type="float" office:value="108347.230769231" calcext:value-type="float">
            <text:p>108347,230769231</text:p>
          </table:table-cell>
          <table:table-cell table:formula="of:=[.E$81]/[.$Q87]" office:value-type="float" office:value="30931.3076923077" calcext:value-type="float">
            <text:p>30931,3076923077</text:p>
          </table:table-cell>
          <table:table-cell table:formula="of:=[.F$81]/[.$Q87]" office:value-type="float" office:value="34336.7692307692" calcext:value-type="float">
            <text:p>34336,7692307692</text:p>
          </table:table-cell>
          <table:table-cell table:formula="of:=[.G$81]/[.$Q87]" office:value-type="float" office:value="7568.84615384615" calcext:value-type="float">
            <text:p>7568,84615384615</text:p>
          </table:table-cell>
          <table:table-cell table:formula="of:=[.H$81]/[.$Q87]" office:value-type="float" office:value="1521.92307692308" calcext:value-type="float">
            <text:p>1521,92307692308</text:p>
          </table:table-cell>
          <table:table-cell table:formula="of:=[.I$81]/[.$Q87]" office:value-type="float" office:value="12" calcext:value-type="float">
            <text:p>12</text:p>
          </table:table-cell>
          <table:table-cell table:formula="of:=[.J$81]/[.$Q87]" office:value-type="float" office:value="2191.38461538462" calcext:value-type="float">
            <text:p>2191,38461538462</text:p>
          </table:table-cell>
          <table:table-cell table:formula="of:=[.K$81]/[.$Q87]" office:value-type="float" office:value="1490.46153846154" calcext:value-type="float">
            <text:p>1490,46153846154</text:p>
          </table:table-cell>
          <table:table-cell table:formula="of:=[.L$81]/[.$Q87]" office:value-type="float" office:value="8991.61538461539" calcext:value-type="float">
            <text:p>8991,61538461539</text:p>
          </table:table-cell>
          <table:table-cell table:formula="of:=[.M$81]/[.$Q87]" office:value-type="float" office:value="2140.76923076923" calcext:value-type="float">
            <text:p>2140,76923076923</text:p>
          </table:table-cell>
          <table:table-cell table:formula="of:=[.N$81]/[.$Q87]" office:value-type="float" office:value="3604.38461538462" calcext:value-type="float">
            <text:p>3604,38461538462</text:p>
          </table:table-cell>
          <table:table-cell table:formula="of:=[.O$81]/[.$Q87]" office:value-type="float" office:value="108947.230769231" calcext:value-type="float">
            <text:p>108947,23076923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IF([.B87]&gt;=[.$S$80];1;0)" office:value-type="float" office:value="1" calcext:value-type="float">
            <text:p>1</text:p>
          </table:table-cell>
          <table:table-cell table:formula="of:=IF([.C87]&gt;=[.$S$80];1;0)" office:value-type="float" office:value="1" calcext:value-type="float">
            <text:p>1</text:p>
          </table:table-cell>
          <table:table-cell table:formula="of:=IF([.D87]&gt;=[.$S$80];1;0)" office:value-type="float" office:value="1" calcext:value-type="float">
            <text:p>1</text:p>
          </table:table-cell>
          <table:table-cell table:formula="of:=IF([.E87]&gt;=[.$S$80];1;0)" office:value-type="float" office:value="1" calcext:value-type="float">
            <text:p>1</text:p>
          </table:table-cell>
          <table:table-cell table:formula="of:=IF([.F87]&gt;=[.$S$80];1;0)" office:value-type="float" office:value="1" calcext:value-type="float">
            <text:p>1</text:p>
          </table:table-cell>
          <table:table-cell table:formula="of:=IF([.G87]&gt;=[.$S$80];1;0)" office:value-type="float" office:value="0" calcext:value-type="float">
            <text:p>0</text:p>
          </table:table-cell>
          <table:table-cell table:formula="of:=IF([.H87]&gt;=[.$S$80];1;0)" office:value-type="float" office:value="0" calcext:value-type="float">
            <text:p>0</text:p>
          </table:table-cell>
          <table:table-cell table:formula="of:=IF([.I87]&gt;=[.$S$80];1;0)" office:value-type="float" office:value="0" calcext:value-type="float">
            <text:p>0</text:p>
          </table:table-cell>
          <table:table-cell table:formula="of:=IF([.J87]&gt;=[.$S$80];1;0)" office:value-type="float" office:value="0" calcext:value-type="float">
            <text:p>0</text:p>
          </table:table-cell>
          <table:table-cell table:formula="of:=IF([.K87]&gt;=[.$S$80];1;0)" office:value-type="float" office:value="0" calcext:value-type="float">
            <text:p>0</text:p>
          </table:table-cell>
          <table:table-cell table:formula="of:=IF([.L87]&gt;=[.$S$80];1;0)" office:value-type="float" office:value="0" calcext:value-type="float">
            <text:p>0</text:p>
          </table:table-cell>
          <table:table-cell table:formula="of:=IF([.M87]&gt;=[.$S$80];1;0)" office:value-type="float" office:value="0" calcext:value-type="float">
            <text:p>0</text:p>
          </table:table-cell>
          <table:table-cell table:formula="of:=IF([.N87]&gt;=[.$S$80];1;0)" office:value-type="float" office:value="0" calcext:value-type="float">
            <text:p>0</text:p>
          </table:table-cell>
          <table:table-cell table:formula="of:=IF([.O87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8]" office:value-type="float" office:value="85515.6" calcext:value-type="float">
            <text:p>85515,6</text:p>
          </table:table-cell>
          <table:table-cell table:formula="of:=[.C$81]/[.$Q88]" office:value-type="float" office:value="68815.6" calcext:value-type="float">
            <text:p>68815,6</text:p>
          </table:table-cell>
          <table:table-cell table:formula="of:=[.D$81]/[.$Q88]" office:value-type="float" office:value="93900.9333333333" calcext:value-type="float">
            <text:p>93900,9333333333</text:p>
          </table:table-cell>
          <table:table-cell table:formula="of:=[.E$81]/[.$Q88]" office:value-type="float" office:value="26807.1333333333" calcext:value-type="float">
            <text:p>26807,1333333333</text:p>
          </table:table-cell>
          <table:table-cell table:formula="of:=[.F$81]/[.$Q88]" office:value-type="float" office:value="29758.5333333333" calcext:value-type="float">
            <text:p>29758,5333333333</text:p>
          </table:table-cell>
          <table:table-cell table:formula="of:=[.G$81]/[.$Q88]" office:value-type="float" office:value="6559.66666666667" calcext:value-type="float">
            <text:p>6559,66666666667</text:p>
          </table:table-cell>
          <table:table-cell table:formula="of:=[.H$81]/[.$Q88]" office:value-type="float" office:value="1319" calcext:value-type="float">
            <text:p>1319</text:p>
          </table:table-cell>
          <table:table-cell table:formula="of:=[.I$81]/[.$Q88]" office:value-type="float" office:value="10.4" calcext:value-type="float">
            <text:p>10,4</text:p>
          </table:table-cell>
          <table:table-cell table:formula="of:=[.J$81]/[.$Q88]" office:value-type="float" office:value="1899.2" calcext:value-type="float">
            <text:p>1899,2</text:p>
          </table:table-cell>
          <table:table-cell table:formula="of:=[.K$81]/[.$Q88]" office:value-type="float" office:value="1291.73333333333" calcext:value-type="float">
            <text:p>1291,73333333333</text:p>
          </table:table-cell>
          <table:table-cell table:formula="of:=[.L$81]/[.$Q88]" office:value-type="float" office:value="7792.73333333333" calcext:value-type="float">
            <text:p>7792,73333333333</text:p>
          </table:table-cell>
          <table:table-cell table:formula="of:=[.M$81]/[.$Q88]" office:value-type="float" office:value="1855.33333333333" calcext:value-type="float">
            <text:p>1855,33333333333</text:p>
          </table:table-cell>
          <table:table-cell table:formula="of:=[.N$81]/[.$Q88]" office:value-type="float" office:value="3123.8" calcext:value-type="float">
            <text:p>3123,8</text:p>
          </table:table-cell>
          <table:table-cell table:formula="of:=[.O$81]/[.$Q88]" office:value-type="float" office:value="94420.9333333333" calcext:value-type="float">
            <text:p>94420,93333333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B88]&gt;=[.$S$80];1;0)" office:value-type="float" office:value="1" calcext:value-type="float">
            <text:p>1</text:p>
          </table:table-cell>
          <table:table-cell table:formula="of:=IF([.C88]&gt;=[.$S$80];1;0)" office:value-type="float" office:value="1" calcext:value-type="float">
            <text:p>1</text:p>
          </table:table-cell>
          <table:table-cell table:formula="of:=IF([.D88]&gt;=[.$S$80];1;0)" office:value-type="float" office:value="1" calcext:value-type="float">
            <text:p>1</text:p>
          </table:table-cell>
          <table:table-cell table:formula="of:=IF([.E88]&gt;=[.$S$80];1;0)" office:value-type="float" office:value="1" calcext:value-type="float">
            <text:p>1</text:p>
          </table:table-cell>
          <table:table-cell table:formula="of:=IF([.F88]&gt;=[.$S$80];1;0)" office:value-type="float" office:value="1" calcext:value-type="float">
            <text:p>1</text:p>
          </table:table-cell>
          <table:table-cell table:formula="of:=IF([.G88]&gt;=[.$S$80];1;0)" office:value-type="float" office:value="0" calcext:value-type="float">
            <text:p>0</text:p>
          </table:table-cell>
          <table:table-cell table:formula="of:=IF([.H88]&gt;=[.$S$80];1;0)" office:value-type="float" office:value="0" calcext:value-type="float">
            <text:p>0</text:p>
          </table:table-cell>
          <table:table-cell table:formula="of:=IF([.I88]&gt;=[.$S$80];1;0)" office:value-type="float" office:value="0" calcext:value-type="float">
            <text:p>0</text:p>
          </table:table-cell>
          <table:table-cell table:formula="of:=IF([.J88]&gt;=[.$S$80];1;0)" office:value-type="float" office:value="0" calcext:value-type="float">
            <text:p>0</text:p>
          </table:table-cell>
          <table:table-cell table:formula="of:=IF([.K88]&gt;=[.$S$80];1;0)" office:value-type="float" office:value="0" calcext:value-type="float">
            <text:p>0</text:p>
          </table:table-cell>
          <table:table-cell table:formula="of:=IF([.L88]&gt;=[.$S$80];1;0)" office:value-type="float" office:value="0" calcext:value-type="float">
            <text:p>0</text:p>
          </table:table-cell>
          <table:table-cell table:formula="of:=IF([.M88]&gt;=[.$S$80];1;0)" office:value-type="float" office:value="0" calcext:value-type="float">
            <text:p>0</text:p>
          </table:table-cell>
          <table:table-cell table:formula="of:=IF([.N88]&gt;=[.$S$80];1;0)" office:value-type="float" office:value="0" calcext:value-type="float">
            <text:p>0</text:p>
          </table:table-cell>
          <table:table-cell table:formula="of:=IF([.O88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89]" office:value-type="float" office:value="75454.9411764706" calcext:value-type="float">
            <text:p>75454,9411764706</text:p>
          </table:table-cell>
          <table:table-cell table:formula="of:=[.C$81]/[.$Q89]" office:value-type="float" office:value="60719.6470588235" calcext:value-type="float">
            <text:p>60719,6470588235</text:p>
          </table:table-cell>
          <table:table-cell table:formula="of:=[.D$81]/[.$Q89]" office:value-type="float" office:value="82853.7647058824" calcext:value-type="float">
            <text:p>82853,7647058824</text:p>
          </table:table-cell>
          <table:table-cell table:formula="of:=[.E$81]/[.$Q89]" office:value-type="float" office:value="23653.3529411765" calcext:value-type="float">
            <text:p>23653,3529411765</text:p>
          </table:table-cell>
          <table:table-cell table:formula="of:=[.F$81]/[.$Q89]" office:value-type="float" office:value="26257.5294117647" calcext:value-type="float">
            <text:p>26257,5294117647</text:p>
          </table:table-cell>
          <table:table-cell table:formula="of:=[.G$81]/[.$Q89]" office:value-type="float" office:value="5787.94117647059" calcext:value-type="float">
            <text:p>5787,94117647059</text:p>
          </table:table-cell>
          <table:table-cell table:formula="of:=[.H$81]/[.$Q89]" office:value-type="float" office:value="1163.82352941176" calcext:value-type="float">
            <text:p>1163,82352941176</text:p>
          </table:table-cell>
          <table:table-cell table:formula="of:=[.I$81]/[.$Q89]" office:value-type="float" office:value="9.17647058823529" calcext:value-type="float">
            <text:p>9,17647058823529</text:p>
          </table:table-cell>
          <table:table-cell table:formula="of:=[.J$81]/[.$Q89]" office:value-type="float" office:value="1675.76470588235" calcext:value-type="float">
            <text:p>1675,76470588235</text:p>
          </table:table-cell>
          <table:table-cell table:formula="of:=[.K$81]/[.$Q89]" office:value-type="float" office:value="1139.76470588235" calcext:value-type="float">
            <text:p>1139,76470588235</text:p>
          </table:table-cell>
          <table:table-cell table:formula="of:=[.L$81]/[.$Q89]" office:value-type="float" office:value="6875.94117647059" calcext:value-type="float">
            <text:p>6875,94117647059</text:p>
          </table:table-cell>
          <table:table-cell table:formula="of:=[.M$81]/[.$Q89]" office:value-type="float" office:value="1637.05882352941" calcext:value-type="float">
            <text:p>1637,05882352941</text:p>
          </table:table-cell>
          <table:table-cell table:formula="of:=[.N$81]/[.$Q89]" office:value-type="float" office:value="2756.29411764706" calcext:value-type="float">
            <text:p>2756,29411764706</text:p>
          </table:table-cell>
          <table:table-cell table:formula="of:=[.O$81]/[.$Q89]" office:value-type="float" office:value="83312.5882352941" calcext:value-type="float">
            <text:p>83312,588235294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IF([.B89]&gt;=[.$S$80];1;0)" office:value-type="float" office:value="1" calcext:value-type="float">
            <text:p>1</text:p>
          </table:table-cell>
          <table:table-cell table:formula="of:=IF([.C89]&gt;=[.$S$80];1;0)" office:value-type="float" office:value="1" calcext:value-type="float">
            <text:p>1</text:p>
          </table:table-cell>
          <table:table-cell table:formula="of:=IF([.D89]&gt;=[.$S$80];1;0)" office:value-type="float" office:value="1" calcext:value-type="float">
            <text:p>1</text:p>
          </table:table-cell>
          <table:table-cell table:formula="of:=IF([.E89]&gt;=[.$S$80];1;0)" office:value-type="float" office:value="1" calcext:value-type="float">
            <text:p>1</text:p>
          </table:table-cell>
          <table:table-cell table:formula="of:=IF([.F89]&gt;=[.$S$80];1;0)" office:value-type="float" office:value="1" calcext:value-type="float">
            <text:p>1</text:p>
          </table:table-cell>
          <table:table-cell table:formula="of:=IF([.G89]&gt;=[.$S$80];1;0)" office:value-type="float" office:value="0" calcext:value-type="float">
            <text:p>0</text:p>
          </table:table-cell>
          <table:table-cell table:formula="of:=IF([.H89]&gt;=[.$S$80];1;0)" office:value-type="float" office:value="0" calcext:value-type="float">
            <text:p>0</text:p>
          </table:table-cell>
          <table:table-cell table:formula="of:=IF([.I89]&gt;=[.$S$80];1;0)" office:value-type="float" office:value="0" calcext:value-type="float">
            <text:p>0</text:p>
          </table:table-cell>
          <table:table-cell table:formula="of:=IF([.J89]&gt;=[.$S$80];1;0)" office:value-type="float" office:value="0" calcext:value-type="float">
            <text:p>0</text:p>
          </table:table-cell>
          <table:table-cell table:formula="of:=IF([.K89]&gt;=[.$S$80];1;0)" office:value-type="float" office:value="0" calcext:value-type="float">
            <text:p>0</text:p>
          </table:table-cell>
          <table:table-cell table:formula="of:=IF([.L89]&gt;=[.$S$80];1;0)" office:value-type="float" office:value="0" calcext:value-type="float">
            <text:p>0</text:p>
          </table:table-cell>
          <table:table-cell table:formula="of:=IF([.M89]&gt;=[.$S$80];1;0)" office:value-type="float" office:value="0" calcext:value-type="float">
            <text:p>0</text:p>
          </table:table-cell>
          <table:table-cell table:formula="of:=IF([.N89]&gt;=[.$S$80];1;0)" office:value-type="float" office:value="0" calcext:value-type="float">
            <text:p>0</text:p>
          </table:table-cell>
          <table:table-cell table:formula="of:=IF([.O89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0]" office:value-type="float" office:value="67512.3157894737" calcext:value-type="float">
            <text:p>67512,3157894737</text:p>
          </table:table-cell>
          <table:table-cell table:formula="of:=[.C$81]/[.$Q90]" office:value-type="float" office:value="54328.1052631579" calcext:value-type="float">
            <text:p>54328,1052631579</text:p>
          </table:table-cell>
          <table:table-cell table:formula="of:=[.D$81]/[.$Q90]" office:value-type="float" office:value="74132.3157894737" calcext:value-type="float">
            <text:p>74132,3157894737</text:p>
          </table:table-cell>
          <table:table-cell table:formula="of:=[.E$81]/[.$Q90]" office:value-type="float" office:value="21163.5263157895" calcext:value-type="float">
            <text:p>21163,5263157895</text:p>
          </table:table-cell>
          <table:table-cell table:formula="of:=[.F$81]/[.$Q90]" office:value-type="float" office:value="23493.5789473684" calcext:value-type="float">
            <text:p>23493,5789473684</text:p>
          </table:table-cell>
          <table:table-cell table:formula="of:=[.G$81]/[.$Q90]" office:value-type="float" office:value="5178.68421052632" calcext:value-type="float">
            <text:p>5178,68421052632</text:p>
          </table:table-cell>
          <table:table-cell table:formula="of:=[.H$81]/[.$Q90]" office:value-type="float" office:value="1041.31578947368" calcext:value-type="float">
            <text:p>1041,31578947368</text:p>
          </table:table-cell>
          <table:table-cell table:formula="of:=[.I$81]/[.$Q90]" office:value-type="float" office:value="8.21052631578947" calcext:value-type="float">
            <text:p>8,21052631578947</text:p>
          </table:table-cell>
          <table:table-cell table:formula="of:=[.J$81]/[.$Q90]" office:value-type="float" office:value="1499.36842105263" calcext:value-type="float">
            <text:p>1499,36842105263</text:p>
          </table:table-cell>
          <table:table-cell table:formula="of:=[.K$81]/[.$Q90]" office:value-type="float" office:value="1019.78947368421" calcext:value-type="float">
            <text:p>1019,78947368421</text:p>
          </table:table-cell>
          <table:table-cell table:formula="of:=[.L$81]/[.$Q90]" office:value-type="float" office:value="6152.15789473684" calcext:value-type="float">
            <text:p>6152,15789473684</text:p>
          </table:table-cell>
          <table:table-cell table:formula="of:=[.M$81]/[.$Q90]" office:value-type="float" office:value="1464.73684210526" calcext:value-type="float">
            <text:p>1464,73684210526</text:p>
          </table:table-cell>
          <table:table-cell table:formula="of:=[.N$81]/[.$Q90]" office:value-type="float" office:value="2466.15789473684" calcext:value-type="float">
            <text:p>2466,15789473684</text:p>
          </table:table-cell>
          <table:table-cell table:formula="of:=[.O$81]/[.$Q90]" office:value-type="float" office:value="74542.8421052632" calcext:value-type="float">
            <text:p>74542,842105263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IF([.B90]&gt;=[.$S$80];1;0)" office:value-type="float" office:value="1" calcext:value-type="float">
            <text:p>1</text:p>
          </table:table-cell>
          <table:table-cell table:formula="of:=IF([.C90]&gt;=[.$S$80];1;0)" office:value-type="float" office:value="1" calcext:value-type="float">
            <text:p>1</text:p>
          </table:table-cell>
          <table:table-cell table:formula="of:=IF([.D90]&gt;=[.$S$80];1;0)" office:value-type="float" office:value="1" calcext:value-type="float">
            <text:p>1</text:p>
          </table:table-cell>
          <table:table-cell table:formula="of:=IF([.E90]&gt;=[.$S$80];1;0)" office:value-type="float" office:value="1" calcext:value-type="float">
            <text:p>1</text:p>
          </table:table-cell>
          <table:table-cell table:formula="of:=IF([.F90]&gt;=[.$S$80];1;0)" office:value-type="float" office:value="1" calcext:value-type="float">
            <text:p>1</text:p>
          </table:table-cell>
          <table:table-cell table:formula="of:=IF([.G90]&gt;=[.$S$80];1;0)" office:value-type="float" office:value="0" calcext:value-type="float">
            <text:p>0</text:p>
          </table:table-cell>
          <table:table-cell table:formula="of:=IF([.H90]&gt;=[.$S$80];1;0)" office:value-type="float" office:value="0" calcext:value-type="float">
            <text:p>0</text:p>
          </table:table-cell>
          <table:table-cell table:formula="of:=IF([.I90]&gt;=[.$S$80];1;0)" office:value-type="float" office:value="0" calcext:value-type="float">
            <text:p>0</text:p>
          </table:table-cell>
          <table:table-cell table:formula="of:=IF([.J90]&gt;=[.$S$80];1;0)" office:value-type="float" office:value="0" calcext:value-type="float">
            <text:p>0</text:p>
          </table:table-cell>
          <table:table-cell table:formula="of:=IF([.K90]&gt;=[.$S$80];1;0)" office:value-type="float" office:value="0" calcext:value-type="float">
            <text:p>0</text:p>
          </table:table-cell>
          <table:table-cell table:formula="of:=IF([.L90]&gt;=[.$S$80];1;0)" office:value-type="float" office:value="0" calcext:value-type="float">
            <text:p>0</text:p>
          </table:table-cell>
          <table:table-cell table:formula="of:=IF([.M90]&gt;=[.$S$80];1;0)" office:value-type="float" office:value="0" calcext:value-type="float">
            <text:p>0</text:p>
          </table:table-cell>
          <table:table-cell table:formula="of:=IF([.N90]&gt;=[.$S$80];1;0)" office:value-type="float" office:value="0" calcext:value-type="float">
            <text:p>0</text:p>
          </table:table-cell>
          <table:table-cell table:formula="of:=IF([.O90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1]" office:value-type="float" office:value="61082.5714285714" calcext:value-type="float">
            <text:p>61082,5714285714</text:p>
          </table:table-cell>
          <table:table-cell table:formula="of:=[.C$81]/[.$Q91]" office:value-type="float" office:value="49154" calcext:value-type="float">
            <text:p>49154</text:p>
          </table:table-cell>
          <table:table-cell table:formula="of:=[.D$81]/[.$Q91]" office:value-type="float" office:value="67072.0952380952" calcext:value-type="float">
            <text:p>67072,0952380952</text:p>
          </table:table-cell>
          <table:table-cell table:formula="of:=[.E$81]/[.$Q91]" office:value-type="float" office:value="19147.9523809524" calcext:value-type="float">
            <text:p>19147,9523809524</text:p>
          </table:table-cell>
          <table:table-cell table:formula="of:=[.F$81]/[.$Q91]" office:value-type="float" office:value="21256.0952380952" calcext:value-type="float">
            <text:p>21256,0952380952</text:p>
          </table:table-cell>
          <table:table-cell table:formula="of:=[.G$81]/[.$Q91]" office:value-type="float" office:value="4685.47619047619" calcext:value-type="float">
            <text:p>4685,47619047619</text:p>
          </table:table-cell>
          <table:table-cell table:formula="of:=[.H$81]/[.$Q91]" office:value-type="float" office:value="942.142857142857" calcext:value-type="float">
            <text:p>942,142857142857</text:p>
          </table:table-cell>
          <table:table-cell table:formula="of:=[.I$81]/[.$Q91]" office:value-type="float" office:value="7.42857142857143" calcext:value-type="float">
            <text:p>7,42857142857143</text:p>
          </table:table-cell>
          <table:table-cell table:formula="of:=[.J$81]/[.$Q91]" office:value-type="float" office:value="1356.57142857143" calcext:value-type="float">
            <text:p>1356,57142857143</text:p>
          </table:table-cell>
          <table:table-cell table:formula="of:=[.K$81]/[.$Q91]" office:value-type="float" office:value="922.666666666667" calcext:value-type="float">
            <text:p>922,666666666667</text:p>
          </table:table-cell>
          <table:table-cell table:formula="of:=[.L$81]/[.$Q91]" office:value-type="float" office:value="5566.2380952381" calcext:value-type="float">
            <text:p>5566,2380952381</text:p>
          </table:table-cell>
          <table:table-cell table:formula="of:=[.M$81]/[.$Q91]" office:value-type="float" office:value="1325.2380952381" calcext:value-type="float">
            <text:p>1325,2380952381</text:p>
          </table:table-cell>
          <table:table-cell table:formula="of:=[.N$81]/[.$Q91]" office:value-type="float" office:value="2231.28571428571" calcext:value-type="float">
            <text:p>2231,28571428571</text:p>
          </table:table-cell>
          <table:table-cell table:formula="of:=[.O$81]/[.$Q91]" office:value-type="float" office:value="67443.5238095238" calcext:value-type="float">
            <text:p>67443,52380952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IF([.B91]&gt;=[.$S$80];1;0)" office:value-type="float" office:value="1" calcext:value-type="float">
            <text:p>1</text:p>
          </table:table-cell>
          <table:table-cell table:formula="of:=IF([.C91]&gt;=[.$S$80];1;0)" office:value-type="float" office:value="1" calcext:value-type="float">
            <text:p>1</text:p>
          </table:table-cell>
          <table:table-cell table:formula="of:=IF([.D91]&gt;=[.$S$80];1;0)" office:value-type="float" office:value="1" calcext:value-type="float">
            <text:p>1</text:p>
          </table:table-cell>
          <table:table-cell table:formula="of:=IF([.E91]&gt;=[.$S$80];1;0)" office:value-type="float" office:value="1" calcext:value-type="float">
            <text:p>1</text:p>
          </table:table-cell>
          <table:table-cell table:formula="of:=IF([.F91]&gt;=[.$S$80];1;0)" office:value-type="float" office:value="1" calcext:value-type="float">
            <text:p>1</text:p>
          </table:table-cell>
          <table:table-cell table:formula="of:=IF([.G91]&gt;=[.$S$80];1;0)" office:value-type="float" office:value="0" calcext:value-type="float">
            <text:p>0</text:p>
          </table:table-cell>
          <table:table-cell table:formula="of:=IF([.H91]&gt;=[.$S$80];1;0)" office:value-type="float" office:value="0" calcext:value-type="float">
            <text:p>0</text:p>
          </table:table-cell>
          <table:table-cell table:formula="of:=IF([.I91]&gt;=[.$S$80];1;0)" office:value-type="float" office:value="0" calcext:value-type="float">
            <text:p>0</text:p>
          </table:table-cell>
          <table:table-cell table:formula="of:=IF([.J91]&gt;=[.$S$80];1;0)" office:value-type="float" office:value="0" calcext:value-type="float">
            <text:p>0</text:p>
          </table:table-cell>
          <table:table-cell table:formula="of:=IF([.K91]&gt;=[.$S$80];1;0)" office:value-type="float" office:value="0" calcext:value-type="float">
            <text:p>0</text:p>
          </table:table-cell>
          <table:table-cell table:formula="of:=IF([.L91]&gt;=[.$S$80];1;0)" office:value-type="float" office:value="0" calcext:value-type="float">
            <text:p>0</text:p>
          </table:table-cell>
          <table:table-cell table:formula="of:=IF([.M91]&gt;=[.$S$80];1;0)" office:value-type="float" office:value="0" calcext:value-type="float">
            <text:p>0</text:p>
          </table:table-cell>
          <table:table-cell table:formula="of:=IF([.N91]&gt;=[.$S$80];1;0)" office:value-type="float" office:value="0" calcext:value-type="float">
            <text:p>0</text:p>
          </table:table-cell>
          <table:table-cell table:formula="of:=IF([.O91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2]" office:value-type="float" office:value="55771.0434782609" calcext:value-type="float">
            <text:p>55771,0434782609</text:p>
          </table:table-cell>
          <table:table-cell table:formula="of:=[.C$81]/[.$Q92]" office:value-type="float" office:value="44879.7391304348" calcext:value-type="float">
            <text:p>44879,7391304348</text:p>
          </table:table-cell>
          <table:table-cell table:formula="of:=[.D$81]/[.$Q92]" office:value-type="float" office:value="61239.7391304348" calcext:value-type="float">
            <text:p>61239,7391304348</text:p>
          </table:table-cell>
          <table:table-cell table:formula="of:=[.E$81]/[.$Q92]" office:value-type="float" office:value="17482.9130434783" calcext:value-type="float">
            <text:p>17482,9130434783</text:p>
          </table:table-cell>
          <table:table-cell table:formula="of:=[.F$81]/[.$Q92]" office:value-type="float" office:value="19407.7391304348" calcext:value-type="float">
            <text:p>19407,7391304348</text:p>
          </table:table-cell>
          <table:table-cell table:formula="of:=[.G$81]/[.$Q92]" office:value-type="float" office:value="4278.04347826087" calcext:value-type="float">
            <text:p>4278,04347826087</text:p>
          </table:table-cell>
          <table:table-cell table:formula="of:=[.H$81]/[.$Q92]" office:value-type="float" office:value="860.217391304348" calcext:value-type="float">
            <text:p>860,217391304348</text:p>
          </table:table-cell>
          <table:table-cell table:formula="of:=[.I$81]/[.$Q92]" office:value-type="float" office:value="6.78260869565217" calcext:value-type="float">
            <text:p>6,78260869565217</text:p>
          </table:table-cell>
          <table:table-cell table:formula="of:=[.J$81]/[.$Q92]" office:value-type="float" office:value="1238.60869565217" calcext:value-type="float">
            <text:p>1238,60869565217</text:p>
          </table:table-cell>
          <table:table-cell table:formula="of:=[.K$81]/[.$Q92]" office:value-type="float" office:value="842.434782608696" calcext:value-type="float">
            <text:p>842,434782608696</text:p>
          </table:table-cell>
          <table:table-cell table:formula="of:=[.L$81]/[.$Q92]" office:value-type="float" office:value="5082.21739130435" calcext:value-type="float">
            <text:p>5082,21739130435</text:p>
          </table:table-cell>
          <table:table-cell table:formula="of:=[.M$81]/[.$Q92]" office:value-type="float" office:value="1210" calcext:value-type="float">
            <text:p>1210</text:p>
          </table:table-cell>
          <table:table-cell table:formula="of:=[.N$81]/[.$Q92]" office:value-type="float" office:value="2037.26086956522" calcext:value-type="float">
            <text:p>2037,26086956522</text:p>
          </table:table-cell>
          <table:table-cell table:formula="of:=[.O$81]/[.$Q92]" office:value-type="float" office:value="61578.8695652174" calcext:value-type="float">
            <text:p>61578,869565217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IF([.B92]&gt;=[.$S$80];1;0)" office:value-type="float" office:value="1" calcext:value-type="float">
            <text:p>1</text:p>
          </table:table-cell>
          <table:table-cell table:formula="of:=IF([.C92]&gt;=[.$S$80];1;0)" office:value-type="float" office:value="1" calcext:value-type="float">
            <text:p>1</text:p>
          </table:table-cell>
          <table:table-cell table:formula="of:=IF([.D92]&gt;=[.$S$80];1;0)" office:value-type="float" office:value="1" calcext:value-type="float">
            <text:p>1</text:p>
          </table:table-cell>
          <table:table-cell table:formula="of:=IF([.E92]&gt;=[.$S$80];1;0)" office:value-type="float" office:value="0" calcext:value-type="float">
            <text:p>0</text:p>
          </table:table-cell>
          <table:table-cell table:formula="of:=IF([.F92]&gt;=[.$S$80];1;0)" office:value-type="float" office:value="1" calcext:value-type="float">
            <text:p>1</text:p>
          </table:table-cell>
          <table:table-cell table:formula="of:=IF([.G92]&gt;=[.$S$80];1;0)" office:value-type="float" office:value="0" calcext:value-type="float">
            <text:p>0</text:p>
          </table:table-cell>
          <table:table-cell table:formula="of:=IF([.H92]&gt;=[.$S$80];1;0)" office:value-type="float" office:value="0" calcext:value-type="float">
            <text:p>0</text:p>
          </table:table-cell>
          <table:table-cell table:formula="of:=IF([.I92]&gt;=[.$S$80];1;0)" office:value-type="float" office:value="0" calcext:value-type="float">
            <text:p>0</text:p>
          </table:table-cell>
          <table:table-cell table:formula="of:=IF([.J92]&gt;=[.$S$80];1;0)" office:value-type="float" office:value="0" calcext:value-type="float">
            <text:p>0</text:p>
          </table:table-cell>
          <table:table-cell table:formula="of:=IF([.K92]&gt;=[.$S$80];1;0)" office:value-type="float" office:value="0" calcext:value-type="float">
            <text:p>0</text:p>
          </table:table-cell>
          <table:table-cell table:formula="of:=IF([.L92]&gt;=[.$S$80];1;0)" office:value-type="float" office:value="0" calcext:value-type="float">
            <text:p>0</text:p>
          </table:table-cell>
          <table:table-cell table:formula="of:=IF([.M92]&gt;=[.$S$80];1;0)" office:value-type="float" office:value="0" calcext:value-type="float">
            <text:p>0</text:p>
          </table:table-cell>
          <table:table-cell table:formula="of:=IF([.N92]&gt;=[.$S$80];1;0)" office:value-type="float" office:value="0" calcext:value-type="float">
            <text:p>0</text:p>
          </table:table-cell>
          <table:table-cell table:formula="of:=IF([.O92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3]" office:value-type="float" office:value="51309.36" calcext:value-type="float">
            <text:p>51309,36</text:p>
          </table:table-cell>
          <table:table-cell table:formula="of:=[.C$81]/[.$Q93]" office:value-type="float" office:value="41289.36" calcext:value-type="float">
            <text:p>41289,36</text:p>
          </table:table-cell>
          <table:table-cell table:formula="of:=[.D$81]/[.$Q93]" office:value-type="float" office:value="56340.56" calcext:value-type="float">
            <text:p>56340,56</text:p>
          </table:table-cell>
          <table:table-cell table:formula="of:=[.E$81]/[.$Q93]" office:value-type="float" office:value="16084.28" calcext:value-type="float">
            <text:p>16084,28</text:p>
          </table:table-cell>
          <table:table-cell table:formula="of:=[.F$81]/[.$Q93]" office:value-type="float" office:value="17855.12" calcext:value-type="float">
            <text:p>17855,12</text:p>
          </table:table-cell>
          <table:table-cell table:formula="of:=[.G$81]/[.$Q93]" office:value-type="float" office:value="3935.8" calcext:value-type="float">
            <text:p>3935,8</text:p>
          </table:table-cell>
          <table:table-cell table:formula="of:=[.H$81]/[.$Q93]" office:value-type="float" office:value="791.4" calcext:value-type="float">
            <text:p>791,4</text:p>
          </table:table-cell>
          <table:table-cell table:formula="of:=[.I$81]/[.$Q93]" office:value-type="float" office:value="6.24" calcext:value-type="float">
            <text:p>6,24</text:p>
          </table:table-cell>
          <table:table-cell table:formula="of:=[.J$81]/[.$Q93]" office:value-type="float" office:value="1139.52" calcext:value-type="float">
            <text:p>1139,52</text:p>
          </table:table-cell>
          <table:table-cell table:formula="of:=[.K$81]/[.$Q93]" office:value-type="float" office:value="775.04" calcext:value-type="float">
            <text:p>775,04</text:p>
          </table:table-cell>
          <table:table-cell table:formula="of:=[.L$81]/[.$Q93]" office:value-type="float" office:value="4675.64" calcext:value-type="float">
            <text:p>4675,64</text:p>
          </table:table-cell>
          <table:table-cell table:formula="of:=[.M$81]/[.$Q93]" office:value-type="float" office:value="1113.2" calcext:value-type="float">
            <text:p>1113,2</text:p>
          </table:table-cell>
          <table:table-cell table:formula="of:=[.N$81]/[.$Q93]" office:value-type="float" office:value="1874.28" calcext:value-type="float">
            <text:p>1874,28</text:p>
          </table:table-cell>
          <table:table-cell table:formula="of:=[.O$81]/[.$Q93]" office:value-type="float" office:value="56652.56" calcext:value-type="float">
            <text:p>56652,5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IF([.B93]&gt;=[.$S$80];1;0)" office:value-type="float" office:value="1" calcext:value-type="float">
            <text:p>1</text:p>
          </table:table-cell>
          <table:table-cell table:formula="of:=IF([.C93]&gt;=[.$S$80];1;0)" office:value-type="float" office:value="1" calcext:value-type="float">
            <text:p>1</text:p>
          </table:table-cell>
          <table:table-cell table:formula="of:=IF([.D93]&gt;=[.$S$80];1;0)" office:value-type="float" office:value="1" calcext:value-type="float">
            <text:p>1</text:p>
          </table:table-cell>
          <table:table-cell table:formula="of:=IF([.E93]&gt;=[.$S$80];1;0)" office:value-type="float" office:value="0" calcext:value-type="float">
            <text:p>0</text:p>
          </table:table-cell>
          <table:table-cell table:formula="of:=IF([.F93]&gt;=[.$S$80];1;0)" office:value-type="float" office:value="1" calcext:value-type="float">
            <text:p>1</text:p>
          </table:table-cell>
          <table:table-cell table:formula="of:=IF([.G93]&gt;=[.$S$80];1;0)" office:value-type="float" office:value="0" calcext:value-type="float">
            <text:p>0</text:p>
          </table:table-cell>
          <table:table-cell table:formula="of:=IF([.H93]&gt;=[.$S$80];1;0)" office:value-type="float" office:value="0" calcext:value-type="float">
            <text:p>0</text:p>
          </table:table-cell>
          <table:table-cell table:formula="of:=IF([.I93]&gt;=[.$S$80];1;0)" office:value-type="float" office:value="0" calcext:value-type="float">
            <text:p>0</text:p>
          </table:table-cell>
          <table:table-cell table:formula="of:=IF([.J93]&gt;=[.$S$80];1;0)" office:value-type="float" office:value="0" calcext:value-type="float">
            <text:p>0</text:p>
          </table:table-cell>
          <table:table-cell table:formula="of:=IF([.K93]&gt;=[.$S$80];1;0)" office:value-type="float" office:value="0" calcext:value-type="float">
            <text:p>0</text:p>
          </table:table-cell>
          <table:table-cell table:formula="of:=IF([.L93]&gt;=[.$S$80];1;0)" office:value-type="float" office:value="0" calcext:value-type="float">
            <text:p>0</text:p>
          </table:table-cell>
          <table:table-cell table:formula="of:=IF([.M93]&gt;=[.$S$80];1;0)" office:value-type="float" office:value="0" calcext:value-type="float">
            <text:p>0</text:p>
          </table:table-cell>
          <table:table-cell table:formula="of:=IF([.N93]&gt;=[.$S$80];1;0)" office:value-type="float" office:value="0" calcext:value-type="float">
            <text:p>0</text:p>
          </table:table-cell>
          <table:table-cell table:formula="of:=IF([.O93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4]" office:value-type="float" office:value="47508.6666666667" calcext:value-type="float">
            <text:p>47508,6666666667</text:p>
          </table:table-cell>
          <table:table-cell table:formula="of:=[.C$81]/[.$Q94]" office:value-type="float" office:value="38230.8888888889" calcext:value-type="float">
            <text:p>38230,8888888889</text:p>
          </table:table-cell>
          <table:table-cell table:formula="of:=[.D$81]/[.$Q94]" office:value-type="float" office:value="52167.1851851852" calcext:value-type="float">
            <text:p>52167,1851851852</text:p>
          </table:table-cell>
          <table:table-cell table:formula="of:=[.E$81]/[.$Q94]" office:value-type="float" office:value="14892.8518518519" calcext:value-type="float">
            <text:p>14892,8518518519</text:p>
          </table:table-cell>
          <table:table-cell table:formula="of:=[.F$81]/[.$Q94]" office:value-type="float" office:value="16532.5185185185" calcext:value-type="float">
            <text:p>16532,5185185185</text:p>
          </table:table-cell>
          <table:table-cell table:formula="of:=[.G$81]/[.$Q94]" office:value-type="float" office:value="3644.25925925926" calcext:value-type="float">
            <text:p>3644,25925925926</text:p>
          </table:table-cell>
          <table:table-cell table:formula="of:=[.H$81]/[.$Q94]" office:value-type="float" office:value="732.777777777778" calcext:value-type="float">
            <text:p>732,777777777778</text:p>
          </table:table-cell>
          <table:table-cell table:formula="of:=[.I$81]/[.$Q94]" office:value-type="float" office:value="5.77777777777778" calcext:value-type="float">
            <text:p>5,77777777777778</text:p>
          </table:table-cell>
          <table:table-cell table:formula="of:=[.J$81]/[.$Q94]" office:value-type="float" office:value="1055.11111111111" calcext:value-type="float">
            <text:p>1055,11111111111</text:p>
          </table:table-cell>
          <table:table-cell table:formula="of:=[.K$81]/[.$Q94]" office:value-type="float" office:value="717.62962962963" calcext:value-type="float">
            <text:p>717,62962962963</text:p>
          </table:table-cell>
          <table:table-cell table:formula="of:=[.L$81]/[.$Q94]" office:value-type="float" office:value="4329.2962962963" calcext:value-type="float">
            <text:p>4329,2962962963</text:p>
          </table:table-cell>
          <table:table-cell table:formula="of:=[.M$81]/[.$Q94]" office:value-type="float" office:value="1030.74074074074" calcext:value-type="float">
            <text:p>1030,74074074074</text:p>
          </table:table-cell>
          <table:table-cell table:formula="of:=[.N$81]/[.$Q94]" office:value-type="float" office:value="1735.44444444444" calcext:value-type="float">
            <text:p>1735,44444444444</text:p>
          </table:table-cell>
          <table:table-cell table:formula="of:=[.O$81]/[.$Q94]" office:value-type="float" office:value="52456.0740740741" calcext:value-type="float">
            <text:p>52456,074074074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IF([.B94]&gt;=[.$S$80];1;0)" office:value-type="float" office:value="1" calcext:value-type="float">
            <text:p>1</text:p>
          </table:table-cell>
          <table:table-cell table:formula="of:=IF([.C94]&gt;=[.$S$80];1;0)" office:value-type="float" office:value="1" calcext:value-type="float">
            <text:p>1</text:p>
          </table:table-cell>
          <table:table-cell table:formula="of:=IF([.D94]&gt;=[.$S$80];1;0)" office:value-type="float" office:value="1" calcext:value-type="float">
            <text:p>1</text:p>
          </table:table-cell>
          <table:table-cell table:formula="of:=IF([.E94]&gt;=[.$S$80];1;0)" office:value-type="float" office:value="0" calcext:value-type="float">
            <text:p>0</text:p>
          </table:table-cell>
          <table:table-cell table:formula="of:=IF([.F94]&gt;=[.$S$80];1;0)" office:value-type="float" office:value="0" calcext:value-type="float">
            <text:p>0</text:p>
          </table:table-cell>
          <table:table-cell table:formula="of:=IF([.G94]&gt;=[.$S$80];1;0)" office:value-type="float" office:value="0" calcext:value-type="float">
            <text:p>0</text:p>
          </table:table-cell>
          <table:table-cell table:formula="of:=IF([.H94]&gt;=[.$S$80];1;0)" office:value-type="float" office:value="0" calcext:value-type="float">
            <text:p>0</text:p>
          </table:table-cell>
          <table:table-cell table:formula="of:=IF([.I94]&gt;=[.$S$80];1;0)" office:value-type="float" office:value="0" calcext:value-type="float">
            <text:p>0</text:p>
          </table:table-cell>
          <table:table-cell table:formula="of:=IF([.J94]&gt;=[.$S$80];1;0)" office:value-type="float" office:value="0" calcext:value-type="float">
            <text:p>0</text:p>
          </table:table-cell>
          <table:table-cell table:formula="of:=IF([.K94]&gt;=[.$S$80];1;0)" office:value-type="float" office:value="0" calcext:value-type="float">
            <text:p>0</text:p>
          </table:table-cell>
          <table:table-cell table:formula="of:=IF([.L94]&gt;=[.$S$80];1;0)" office:value-type="float" office:value="0" calcext:value-type="float">
            <text:p>0</text:p>
          </table:table-cell>
          <table:table-cell table:formula="of:=IF([.M94]&gt;=[.$S$80];1;0)" office:value-type="float" office:value="0" calcext:value-type="float">
            <text:p>0</text:p>
          </table:table-cell>
          <table:table-cell table:formula="of:=IF([.N94]&gt;=[.$S$80];1;0)" office:value-type="float" office:value="0" calcext:value-type="float">
            <text:p>0</text:p>
          </table:table-cell>
          <table:table-cell table:formula="of:=IF([.O94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5]" office:value-type="float" office:value="44232.2068965517" calcext:value-type="float">
            <text:p>44232,2068965517</text:p>
          </table:table-cell>
          <table:table-cell table:formula="of:=[.C$81]/[.$Q95]" office:value-type="float" office:value="35594.275862069" calcext:value-type="float">
            <text:p>35594,275862069</text:p>
          </table:table-cell>
          <table:table-cell table:formula="of:=[.D$81]/[.$Q95]" office:value-type="float" office:value="48569.4482758621" calcext:value-type="float">
            <text:p>48569,4482758621</text:p>
          </table:table-cell>
          <table:table-cell table:formula="of:=[.E$81]/[.$Q95]" office:value-type="float" office:value="13865.7586206897" calcext:value-type="float">
            <text:p>13865,7586206897</text:p>
          </table:table-cell>
          <table:table-cell table:formula="of:=[.F$81]/[.$Q95]" office:value-type="float" office:value="15392.3448275862" calcext:value-type="float">
            <text:p>15392,3448275862</text:p>
          </table:table-cell>
          <table:table-cell table:formula="of:=[.G$81]/[.$Q95]" office:value-type="float" office:value="3392.93103448276" calcext:value-type="float">
            <text:p>3392,93103448276</text:p>
          </table:table-cell>
          <table:table-cell table:formula="of:=[.H$81]/[.$Q95]" office:value-type="float" office:value="682.241379310345" calcext:value-type="float">
            <text:p>682,241379310345</text:p>
          </table:table-cell>
          <table:table-cell table:formula="of:=[.I$81]/[.$Q95]" office:value-type="float" office:value="5.37931034482759" calcext:value-type="float">
            <text:p>5,37931034482759</text:p>
          </table:table-cell>
          <table:table-cell table:formula="of:=[.J$81]/[.$Q95]" office:value-type="float" office:value="982.344827586207" calcext:value-type="float">
            <text:p>982,344827586207</text:p>
          </table:table-cell>
          <table:table-cell table:formula="of:=[.K$81]/[.$Q95]" office:value-type="float" office:value="668.137931034483" calcext:value-type="float">
            <text:p>668,137931034483</text:p>
          </table:table-cell>
          <table:table-cell table:formula="of:=[.L$81]/[.$Q95]" office:value-type="float" office:value="4030.72413793103" calcext:value-type="float">
            <text:p>4030,72413793103</text:p>
          </table:table-cell>
          <table:table-cell table:formula="of:=[.M$81]/[.$Q95]" office:value-type="float" office:value="959.655172413793" calcext:value-type="float">
            <text:p>959,655172413793</text:p>
          </table:table-cell>
          <table:table-cell table:formula="of:=[.N$81]/[.$Q95]" office:value-type="float" office:value="1615.75862068966" calcext:value-type="float">
            <text:p>1615,75862068966</text:p>
          </table:table-cell>
          <table:table-cell table:formula="of:=[.O$81]/[.$Q95]" office:value-type="float" office:value="48838.4137931035" calcext:value-type="float">
            <text:p>48838,413793103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IF([.B95]&gt;=[.$S$80];1;0)" office:value-type="float" office:value="1" calcext:value-type="float">
            <text:p>1</text:p>
          </table:table-cell>
          <table:table-cell table:formula="of:=IF([.C95]&gt;=[.$S$80];1;0)" office:value-type="float" office:value="1" calcext:value-type="float">
            <text:p>1</text:p>
          </table:table-cell>
          <table:table-cell table:formula="of:=IF([.D95]&gt;=[.$S$80];1;0)" office:value-type="float" office:value="1" calcext:value-type="float">
            <text:p>1</text:p>
          </table:table-cell>
          <table:table-cell table:formula="of:=IF([.E95]&gt;=[.$S$80];1;0)" office:value-type="float" office:value="0" calcext:value-type="float">
            <text:p>0</text:p>
          </table:table-cell>
          <table:table-cell table:formula="of:=IF([.F95]&gt;=[.$S$80];1;0)" office:value-type="float" office:value="0" calcext:value-type="float">
            <text:p>0</text:p>
          </table:table-cell>
          <table:table-cell table:formula="of:=IF([.G95]&gt;=[.$S$80];1;0)" office:value-type="float" office:value="0" calcext:value-type="float">
            <text:p>0</text:p>
          </table:table-cell>
          <table:table-cell table:formula="of:=IF([.H95]&gt;=[.$S$80];1;0)" office:value-type="float" office:value="0" calcext:value-type="float">
            <text:p>0</text:p>
          </table:table-cell>
          <table:table-cell table:formula="of:=IF([.I95]&gt;=[.$S$80];1;0)" office:value-type="float" office:value="0" calcext:value-type="float">
            <text:p>0</text:p>
          </table:table-cell>
          <table:table-cell table:formula="of:=IF([.J95]&gt;=[.$S$80];1;0)" office:value-type="float" office:value="0" calcext:value-type="float">
            <text:p>0</text:p>
          </table:table-cell>
          <table:table-cell table:formula="of:=IF([.K95]&gt;=[.$S$80];1;0)" office:value-type="float" office:value="0" calcext:value-type="float">
            <text:p>0</text:p>
          </table:table-cell>
          <table:table-cell table:formula="of:=IF([.L95]&gt;=[.$S$80];1;0)" office:value-type="float" office:value="0" calcext:value-type="float">
            <text:p>0</text:p>
          </table:table-cell>
          <table:table-cell table:formula="of:=IF([.M95]&gt;=[.$S$80];1;0)" office:value-type="float" office:value="0" calcext:value-type="float">
            <text:p>0</text:p>
          </table:table-cell>
          <table:table-cell table:formula="of:=IF([.N95]&gt;=[.$S$80];1;0)" office:value-type="float" office:value="0" calcext:value-type="float">
            <text:p>0</text:p>
          </table:table-cell>
          <table:table-cell table:formula="of:=IF([.O95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6]" office:value-type="float" office:value="41378.5161290323" calcext:value-type="float">
            <text:p>41378,5161290323</text:p>
          </table:table-cell>
          <table:table-cell table:formula="of:=[.C$81]/[.$Q96]" office:value-type="float" office:value="33297.8709677419" calcext:value-type="float">
            <text:p>33297,8709677419</text:p>
          </table:table-cell>
          <table:table-cell table:formula="of:=[.D$81]/[.$Q96]" office:value-type="float" office:value="45435.935483871" calcext:value-type="float">
            <text:p>45435,935483871</text:p>
          </table:table-cell>
          <table:table-cell table:formula="of:=[.E$81]/[.$Q96]" office:value-type="float" office:value="12971.1935483871" calcext:value-type="float">
            <text:p>12971,1935483871</text:p>
          </table:table-cell>
          <table:table-cell table:formula="of:=[.F$81]/[.$Q96]" office:value-type="float" office:value="14399.2903225806" calcext:value-type="float">
            <text:p>14399,2903225806</text:p>
          </table:table-cell>
          <table:table-cell table:formula="of:=[.G$81]/[.$Q96]" office:value-type="float" office:value="3174.03225806452" calcext:value-type="float">
            <text:p>3174,03225806452</text:p>
          </table:table-cell>
          <table:table-cell table:formula="of:=[.H$81]/[.$Q96]" office:value-type="float" office:value="638.225806451613" calcext:value-type="float">
            <text:p>638,225806451613</text:p>
          </table:table-cell>
          <table:table-cell table:formula="of:=[.I$81]/[.$Q96]" office:value-type="float" office:value="5.03225806451613" calcext:value-type="float">
            <text:p>5,03225806451613</text:p>
          </table:table-cell>
          <table:table-cell table:formula="of:=[.J$81]/[.$Q96]" office:value-type="float" office:value="918.967741935484" calcext:value-type="float">
            <text:p>918,967741935484</text:p>
          </table:table-cell>
          <table:table-cell table:formula="of:=[.K$81]/[.$Q96]" office:value-type="float" office:value="625.032258064516" calcext:value-type="float">
            <text:p>625,032258064516</text:p>
          </table:table-cell>
          <table:table-cell table:formula="of:=[.L$81]/[.$Q96]" office:value-type="float" office:value="3770.67741935484" calcext:value-type="float">
            <text:p>3770,67741935484</text:p>
          </table:table-cell>
          <table:table-cell table:formula="of:=[.M$81]/[.$Q96]" office:value-type="float" office:value="897.741935483871" calcext:value-type="float">
            <text:p>897,741935483871</text:p>
          </table:table-cell>
          <table:table-cell table:formula="of:=[.N$81]/[.$Q96]" office:value-type="float" office:value="1511.51612903226" calcext:value-type="float">
            <text:p>1511,51612903226</text:p>
          </table:table-cell>
          <table:table-cell table:formula="of:=[.O$81]/[.$Q96]" office:value-type="float" office:value="45687.5483870968" calcext:value-type="float">
            <text:p>45687,548387096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IF([.B96]&gt;=[.$S$80];1;0)" office:value-type="float" office:value="1" calcext:value-type="float">
            <text:p>1</text:p>
          </table:table-cell>
          <table:table-cell table:formula="of:=IF([.C96]&gt;=[.$S$80];1;0)" office:value-type="float" office:value="1" calcext:value-type="float">
            <text:p>1</text:p>
          </table:table-cell>
          <table:table-cell table:formula="of:=IF([.D96]&gt;=[.$S$80];1;0)" office:value-type="float" office:value="1" calcext:value-type="float">
            <text:p>1</text:p>
          </table:table-cell>
          <table:table-cell table:formula="of:=IF([.E96]&gt;=[.$S$80];1;0)" office:value-type="float" office:value="0" calcext:value-type="float">
            <text:p>0</text:p>
          </table:table-cell>
          <table:table-cell table:formula="of:=IF([.F96]&gt;=[.$S$80];1;0)" office:value-type="float" office:value="0" calcext:value-type="float">
            <text:p>0</text:p>
          </table:table-cell>
          <table:table-cell table:formula="of:=IF([.G96]&gt;=[.$S$80];1;0)" office:value-type="float" office:value="0" calcext:value-type="float">
            <text:p>0</text:p>
          </table:table-cell>
          <table:table-cell table:formula="of:=IF([.H96]&gt;=[.$S$80];1;0)" office:value-type="float" office:value="0" calcext:value-type="float">
            <text:p>0</text:p>
          </table:table-cell>
          <table:table-cell table:formula="of:=IF([.I96]&gt;=[.$S$80];1;0)" office:value-type="float" office:value="0" calcext:value-type="float">
            <text:p>0</text:p>
          </table:table-cell>
          <table:table-cell table:formula="of:=IF([.J96]&gt;=[.$S$80];1;0)" office:value-type="float" office:value="0" calcext:value-type="float">
            <text:p>0</text:p>
          </table:table-cell>
          <table:table-cell table:formula="of:=IF([.K96]&gt;=[.$S$80];1;0)" office:value-type="float" office:value="0" calcext:value-type="float">
            <text:p>0</text:p>
          </table:table-cell>
          <table:table-cell table:formula="of:=IF([.L96]&gt;=[.$S$80];1;0)" office:value-type="float" office:value="0" calcext:value-type="float">
            <text:p>0</text:p>
          </table:table-cell>
          <table:table-cell table:formula="of:=IF([.M96]&gt;=[.$S$80];1;0)" office:value-type="float" office:value="0" calcext:value-type="float">
            <text:p>0</text:p>
          </table:table-cell>
          <table:table-cell table:formula="of:=IF([.N96]&gt;=[.$S$80];1;0)" office:value-type="float" office:value="0" calcext:value-type="float">
            <text:p>0</text:p>
          </table:table-cell>
          <table:table-cell table:formula="of:=IF([.O96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7]" office:value-type="float" office:value="38870.7272727273" calcext:value-type="float">
            <text:p>38870,7272727273</text:p>
          </table:table-cell>
          <table:table-cell table:formula="of:=[.C$81]/[.$Q97]" office:value-type="float" office:value="31279.8181818182" calcext:value-type="float">
            <text:p>31279,8181818182</text:p>
          </table:table-cell>
          <table:table-cell table:formula="of:=[.D$81]/[.$Q97]" office:value-type="float" office:value="42682.2424242424" calcext:value-type="float">
            <text:p>42682,2424242424</text:p>
          </table:table-cell>
          <table:table-cell table:formula="of:=[.E$81]/[.$Q97]" office:value-type="float" office:value="12185.0606060606" calcext:value-type="float">
            <text:p>12185,0606060606</text:p>
          </table:table-cell>
          <table:table-cell table:formula="of:=[.F$81]/[.$Q97]" office:value-type="float" office:value="13526.6060606061" calcext:value-type="float">
            <text:p>13526,6060606061</text:p>
          </table:table-cell>
          <table:table-cell table:formula="of:=[.G$81]/[.$Q97]" office:value-type="float" office:value="2981.66666666667" calcext:value-type="float">
            <text:p>2981,66666666667</text:p>
          </table:table-cell>
          <table:table-cell table:formula="of:=[.H$81]/[.$Q97]" office:value-type="float" office:value="599.545454545455" calcext:value-type="float">
            <text:p>599,545454545455</text:p>
          </table:table-cell>
          <table:table-cell table:formula="of:=[.I$81]/[.$Q97]" office:value-type="float" office:value="4.72727272727273" calcext:value-type="float">
            <text:p>4,72727272727273</text:p>
          </table:table-cell>
          <table:table-cell table:formula="of:=[.J$81]/[.$Q97]" office:value-type="float" office:value="863.272727272727" calcext:value-type="float">
            <text:p>863,272727272727</text:p>
          </table:table-cell>
          <table:table-cell table:formula="of:=[.K$81]/[.$Q97]" office:value-type="float" office:value="587.151515151515" calcext:value-type="float">
            <text:p>587,151515151515</text:p>
          </table:table-cell>
          <table:table-cell table:formula="of:=[.L$81]/[.$Q97]" office:value-type="float" office:value="3542.15151515152" calcext:value-type="float">
            <text:p>3542,15151515152</text:p>
          </table:table-cell>
          <table:table-cell table:formula="of:=[.M$81]/[.$Q97]" office:value-type="float" office:value="843.333333333333" calcext:value-type="float">
            <text:p>843,333333333333</text:p>
          </table:table-cell>
          <table:table-cell table:formula="of:=[.N$81]/[.$Q97]" office:value-type="float" office:value="1419.90909090909" calcext:value-type="float">
            <text:p>1419,90909090909</text:p>
          </table:table-cell>
          <table:table-cell table:formula="of:=[.O$81]/[.$Q97]" office:value-type="float" office:value="42918.6060606061" calcext:value-type="float">
            <text:p>42918,606060606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IF([.B97]&gt;=[.$S$80];1;0)" office:value-type="float" office:value="1" calcext:value-type="float">
            <text:p>1</text:p>
          </table:table-cell>
          <table:table-cell table:formula="of:=IF([.C97]&gt;=[.$S$80];1;0)" office:value-type="float" office:value="1" calcext:value-type="float">
            <text:p>1</text:p>
          </table:table-cell>
          <table:table-cell table:formula="of:=IF([.D97]&gt;=[.$S$80];1;0)" office:value-type="float" office:value="1" calcext:value-type="float">
            <text:p>1</text:p>
          </table:table-cell>
          <table:table-cell table:formula="of:=IF([.E97]&gt;=[.$S$80];1;0)" office:value-type="float" office:value="0" calcext:value-type="float">
            <text:p>0</text:p>
          </table:table-cell>
          <table:table-cell table:formula="of:=IF([.F97]&gt;=[.$S$80];1;0)" office:value-type="float" office:value="0" calcext:value-type="float">
            <text:p>0</text:p>
          </table:table-cell>
          <table:table-cell table:formula="of:=IF([.G97]&gt;=[.$S$80];1;0)" office:value-type="float" office:value="0" calcext:value-type="float">
            <text:p>0</text:p>
          </table:table-cell>
          <table:table-cell table:formula="of:=IF([.H97]&gt;=[.$S$80];1;0)" office:value-type="float" office:value="0" calcext:value-type="float">
            <text:p>0</text:p>
          </table:table-cell>
          <table:table-cell table:formula="of:=IF([.I97]&gt;=[.$S$80];1;0)" office:value-type="float" office:value="0" calcext:value-type="float">
            <text:p>0</text:p>
          </table:table-cell>
          <table:table-cell table:formula="of:=IF([.J97]&gt;=[.$S$80];1;0)" office:value-type="float" office:value="0" calcext:value-type="float">
            <text:p>0</text:p>
          </table:table-cell>
          <table:table-cell table:formula="of:=IF([.K97]&gt;=[.$S$80];1;0)" office:value-type="float" office:value="0" calcext:value-type="float">
            <text:p>0</text:p>
          </table:table-cell>
          <table:table-cell table:formula="of:=IF([.L97]&gt;=[.$S$80];1;0)" office:value-type="float" office:value="0" calcext:value-type="float">
            <text:p>0</text:p>
          </table:table-cell>
          <table:table-cell table:formula="of:=IF([.M97]&gt;=[.$S$80];1;0)" office:value-type="float" office:value="0" calcext:value-type="float">
            <text:p>0</text:p>
          </table:table-cell>
          <table:table-cell table:formula="of:=IF([.N97]&gt;=[.$S$80];1;0)" office:value-type="float" office:value="0" calcext:value-type="float">
            <text:p>0</text:p>
          </table:table-cell>
          <table:table-cell table:formula="of:=IF([.O97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8]" office:value-type="float" office:value="36649.5428571429" calcext:value-type="float">
            <text:p>36649,5428571429</text:p>
          </table:table-cell>
          <table:table-cell table:formula="of:=[.C$81]/[.$Q98]" office:value-type="float" office:value="29492.4" calcext:value-type="float">
            <text:p>29492,4</text:p>
          </table:table-cell>
          <table:table-cell table:formula="of:=[.D$81]/[.$Q98]" office:value-type="float" office:value="40243.2571428572" calcext:value-type="float">
            <text:p>40243,2571428572</text:p>
          </table:table-cell>
          <table:table-cell table:formula="of:=[.E$81]/[.$Q98]" office:value-type="float" office:value="11488.7714285714" calcext:value-type="float">
            <text:p>11488,7714285714</text:p>
          </table:table-cell>
          <table:table-cell table:formula="of:=[.F$81]/[.$Q98]" office:value-type="float" office:value="12753.6571428571" calcext:value-type="float">
            <text:p>12753,6571428571</text:p>
          </table:table-cell>
          <table:table-cell table:formula="of:=[.G$81]/[.$Q98]" office:value-type="float" office:value="2811.28571428571" calcext:value-type="float">
            <text:p>2811,28571428571</text:p>
          </table:table-cell>
          <table:table-cell table:formula="of:=[.H$81]/[.$Q98]" office:value-type="float" office:value="565.285714285714" calcext:value-type="float">
            <text:p>565,285714285714</text:p>
          </table:table-cell>
          <table:table-cell table:formula="of:=[.I$81]/[.$Q98]" office:value-type="float" office:value="4.45714285714286" calcext:value-type="float">
            <text:p>4,45714285714286</text:p>
          </table:table-cell>
          <table:table-cell table:formula="of:=[.J$81]/[.$Q98]" office:value-type="float" office:value="813.942857142857" calcext:value-type="float">
            <text:p>813,942857142857</text:p>
          </table:table-cell>
          <table:table-cell table:formula="of:=[.K$81]/[.$Q98]" office:value-type="float" office:value="553.6" calcext:value-type="float">
            <text:p>553,6</text:p>
          </table:table-cell>
          <table:table-cell table:formula="of:=[.L$81]/[.$Q98]" office:value-type="float" office:value="3339.74285714286" calcext:value-type="float">
            <text:p>3339,74285714286</text:p>
          </table:table-cell>
          <table:table-cell table:formula="of:=[.M$81]/[.$Q98]" office:value-type="float" office:value="795.142857142857" calcext:value-type="float">
            <text:p>795,142857142857</text:p>
          </table:table-cell>
          <table:table-cell table:formula="of:=[.N$81]/[.$Q98]" office:value-type="float" office:value="1338.77142857143" calcext:value-type="float">
            <text:p>1338,77142857143</text:p>
          </table:table-cell>
          <table:table-cell table:formula="of:=[.O$81]/[.$Q98]" office:value-type="float" office:value="40466.1142857143" calcext:value-type="float">
            <text:p>40466,114285714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IF([.B98]&gt;=[.$S$80];1;0)" office:value-type="float" office:value="1" calcext:value-type="float">
            <text:p>1</text:p>
          </table:table-cell>
          <table:table-cell table:formula="of:=IF([.C98]&gt;=[.$S$80];1;0)" office:value-type="float" office:value="1" calcext:value-type="float">
            <text:p>1</text:p>
          </table:table-cell>
          <table:table-cell table:formula="of:=IF([.D98]&gt;=[.$S$80];1;0)" office:value-type="float" office:value="1" calcext:value-type="float">
            <text:p>1</text:p>
          </table:table-cell>
          <table:table-cell table:formula="of:=IF([.E98]&gt;=[.$S$80];1;0)" office:value-type="float" office:value="0" calcext:value-type="float">
            <text:p>0</text:p>
          </table:table-cell>
          <table:table-cell table:formula="of:=IF([.F98]&gt;=[.$S$80];1;0)" office:value-type="float" office:value="0" calcext:value-type="float">
            <text:p>0</text:p>
          </table:table-cell>
          <table:table-cell table:formula="of:=IF([.G98]&gt;=[.$S$80];1;0)" office:value-type="float" office:value="0" calcext:value-type="float">
            <text:p>0</text:p>
          </table:table-cell>
          <table:table-cell table:formula="of:=IF([.H98]&gt;=[.$S$80];1;0)" office:value-type="float" office:value="0" calcext:value-type="float">
            <text:p>0</text:p>
          </table:table-cell>
          <table:table-cell table:formula="of:=IF([.I98]&gt;=[.$S$80];1;0)" office:value-type="float" office:value="0" calcext:value-type="float">
            <text:p>0</text:p>
          </table:table-cell>
          <table:table-cell table:formula="of:=IF([.J98]&gt;=[.$S$80];1;0)" office:value-type="float" office:value="0" calcext:value-type="float">
            <text:p>0</text:p>
          </table:table-cell>
          <table:table-cell table:formula="of:=IF([.K98]&gt;=[.$S$80];1;0)" office:value-type="float" office:value="0" calcext:value-type="float">
            <text:p>0</text:p>
          </table:table-cell>
          <table:table-cell table:formula="of:=IF([.L98]&gt;=[.$S$80];1;0)" office:value-type="float" office:value="0" calcext:value-type="float">
            <text:p>0</text:p>
          </table:table-cell>
          <table:table-cell table:formula="of:=IF([.M98]&gt;=[.$S$80];1;0)" office:value-type="float" office:value="0" calcext:value-type="float">
            <text:p>0</text:p>
          </table:table-cell>
          <table:table-cell table:formula="of:=IF([.N98]&gt;=[.$S$80];1;0)" office:value-type="float" office:value="0" calcext:value-type="float">
            <text:p>0</text:p>
          </table:table-cell>
          <table:table-cell table:formula="of:=IF([.O98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99]" office:value-type="float" office:value="34668.4864864865" calcext:value-type="float">
            <text:p>34668,4864864865</text:p>
          </table:table-cell>
          <table:table-cell table:formula="of:=[.C$81]/[.$Q99]" office:value-type="float" office:value="27898.2162162162" calcext:value-type="float">
            <text:p>27898,2162162162</text:p>
          </table:table-cell>
          <table:table-cell table:formula="of:=[.D$81]/[.$Q99]" office:value-type="float" office:value="38067.945945946" calcext:value-type="float">
            <text:p>38067,945945946</text:p>
          </table:table-cell>
          <table:table-cell table:formula="of:=[.E$81]/[.$Q99]" office:value-type="float" office:value="10867.7567567568" calcext:value-type="float">
            <text:p>10867,7567567568</text:p>
          </table:table-cell>
          <table:table-cell table:formula="of:=[.F$81]/[.$Q99]" office:value-type="float" office:value="12064.2702702703" calcext:value-type="float">
            <text:p>12064,2702702703</text:p>
          </table:table-cell>
          <table:table-cell table:formula="of:=[.G$81]/[.$Q99]" office:value-type="float" office:value="2659.32432432432" calcext:value-type="float">
            <text:p>2659,32432432432</text:p>
          </table:table-cell>
          <table:table-cell table:formula="of:=[.H$81]/[.$Q99]" office:value-type="float" office:value="534.72972972973" calcext:value-type="float">
            <text:p>534,72972972973</text:p>
          </table:table-cell>
          <table:table-cell table:formula="of:=[.I$81]/[.$Q99]" office:value-type="float" office:value="4.21621621621622" calcext:value-type="float">
            <text:p>4,21621621621622</text:p>
          </table:table-cell>
          <table:table-cell table:formula="of:=[.J$81]/[.$Q99]" office:value-type="float" office:value="769.945945945946" calcext:value-type="float">
            <text:p>769,945945945946</text:p>
          </table:table-cell>
          <table:table-cell table:formula="of:=[.K$81]/[.$Q99]" office:value-type="float" office:value="523.675675675676" calcext:value-type="float">
            <text:p>523,675675675676</text:p>
          </table:table-cell>
          <table:table-cell table:formula="of:=[.L$81]/[.$Q99]" office:value-type="float" office:value="3159.21621621622" calcext:value-type="float">
            <text:p>3159,21621621622</text:p>
          </table:table-cell>
          <table:table-cell table:formula="of:=[.M$81]/[.$Q99]" office:value-type="float" office:value="752.162162162162" calcext:value-type="float">
            <text:p>752,162162162162</text:p>
          </table:table-cell>
          <table:table-cell table:formula="of:=[.N$81]/[.$Q99]" office:value-type="float" office:value="1266.40540540541" calcext:value-type="float">
            <text:p>1266,40540540541</text:p>
          </table:table-cell>
          <table:table-cell table:formula="of:=[.O$81]/[.$Q99]" office:value-type="float" office:value="38278.7567567568" calcext:value-type="float">
            <text:p>38278,756756756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IF([.B99]&gt;=[.$S$80];1;0)" office:value-type="float" office:value="1" calcext:value-type="float">
            <text:p>1</text:p>
          </table:table-cell>
          <table:table-cell table:formula="of:=IF([.C99]&gt;=[.$S$80];1;0)" office:value-type="float" office:value="1" calcext:value-type="float">
            <text:p>1</text:p>
          </table:table-cell>
          <table:table-cell table:formula="of:=IF([.D99]&gt;=[.$S$80];1;0)" office:value-type="float" office:value="1" calcext:value-type="float">
            <text:p>1</text:p>
          </table:table-cell>
          <table:table-cell table:formula="of:=IF([.E99]&gt;=[.$S$80];1;0)" office:value-type="float" office:value="0" calcext:value-type="float">
            <text:p>0</text:p>
          </table:table-cell>
          <table:table-cell table:formula="of:=IF([.F99]&gt;=[.$S$80];1;0)" office:value-type="float" office:value="0" calcext:value-type="float">
            <text:p>0</text:p>
          </table:table-cell>
          <table:table-cell table:formula="of:=IF([.G99]&gt;=[.$S$80];1;0)" office:value-type="float" office:value="0" calcext:value-type="float">
            <text:p>0</text:p>
          </table:table-cell>
          <table:table-cell table:formula="of:=IF([.H99]&gt;=[.$S$80];1;0)" office:value-type="float" office:value="0" calcext:value-type="float">
            <text:p>0</text:p>
          </table:table-cell>
          <table:table-cell table:formula="of:=IF([.I99]&gt;=[.$S$80];1;0)" office:value-type="float" office:value="0" calcext:value-type="float">
            <text:p>0</text:p>
          </table:table-cell>
          <table:table-cell table:formula="of:=IF([.J99]&gt;=[.$S$80];1;0)" office:value-type="float" office:value="0" calcext:value-type="float">
            <text:p>0</text:p>
          </table:table-cell>
          <table:table-cell table:formula="of:=IF([.K99]&gt;=[.$S$80];1;0)" office:value-type="float" office:value="0" calcext:value-type="float">
            <text:p>0</text:p>
          </table:table-cell>
          <table:table-cell table:formula="of:=IF([.L99]&gt;=[.$S$80];1;0)" office:value-type="float" office:value="0" calcext:value-type="float">
            <text:p>0</text:p>
          </table:table-cell>
          <table:table-cell table:formula="of:=IF([.M99]&gt;=[.$S$80];1;0)" office:value-type="float" office:value="0" calcext:value-type="float">
            <text:p>0</text:p>
          </table:table-cell>
          <table:table-cell table:formula="of:=IF([.N99]&gt;=[.$S$80];1;0)" office:value-type="float" office:value="0" calcext:value-type="float">
            <text:p>0</text:p>
          </table:table-cell>
          <table:table-cell table:formula="of:=IF([.O99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0]" office:value-type="float" office:value="32890.6153846154" calcext:value-type="float">
            <text:p>32890,6153846154</text:p>
          </table:table-cell>
          <table:table-cell table:formula="of:=[.C$81]/[.$Q100]" office:value-type="float" office:value="26467.5384615385" calcext:value-type="float">
            <text:p>26467,5384615385</text:p>
          </table:table-cell>
          <table:table-cell table:formula="of:=[.D$81]/[.$Q100]" office:value-type="float" office:value="36115.7435897436" calcext:value-type="float">
            <text:p>36115,7435897436</text:p>
          </table:table-cell>
          <table:table-cell table:formula="of:=[.E$81]/[.$Q100]" office:value-type="float" office:value="10310.4358974359" calcext:value-type="float">
            <text:p>10310,4358974359</text:p>
          </table:table-cell>
          <table:table-cell table:formula="of:=[.F$81]/[.$Q100]" office:value-type="float" office:value="11445.5897435897" calcext:value-type="float">
            <text:p>11445,5897435897</text:p>
          </table:table-cell>
          <table:table-cell table:formula="of:=[.G$81]/[.$Q100]" office:value-type="float" office:value="2522.94871794872" calcext:value-type="float">
            <text:p>2522,94871794872</text:p>
          </table:table-cell>
          <table:table-cell table:formula="of:=[.H$81]/[.$Q100]" office:value-type="float" office:value="507.307692307692" calcext:value-type="float">
            <text:p>507,307692307692</text:p>
          </table:table-cell>
          <table:table-cell table:formula="of:=[.I$81]/[.$Q100]" office:value-type="float" office:value="4" calcext:value-type="float">
            <text:p>4</text:p>
          </table:table-cell>
          <table:table-cell table:formula="of:=[.J$81]/[.$Q100]" office:value-type="float" office:value="730.461538461539" calcext:value-type="float">
            <text:p>730,461538461539</text:p>
          </table:table-cell>
          <table:table-cell table:formula="of:=[.K$81]/[.$Q100]" office:value-type="float" office:value="496.820512820513" calcext:value-type="float">
            <text:p>496,820512820513</text:p>
          </table:table-cell>
          <table:table-cell table:formula="of:=[.L$81]/[.$Q100]" office:value-type="float" office:value="2997.20512820513" calcext:value-type="float">
            <text:p>2997,20512820513</text:p>
          </table:table-cell>
          <table:table-cell table:formula="of:=[.M$81]/[.$Q100]" office:value-type="float" office:value="713.589743589744" calcext:value-type="float">
            <text:p>713,589743589744</text:p>
          </table:table-cell>
          <table:table-cell table:formula="of:=[.N$81]/[.$Q100]" office:value-type="float" office:value="1201.46153846154" calcext:value-type="float">
            <text:p>1201,46153846154</text:p>
          </table:table-cell>
          <table:table-cell table:formula="of:=[.O$81]/[.$Q100]" office:value-type="float" office:value="36315.7435897436" calcext:value-type="float">
            <text:p>36315,743589743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IF([.B100]&gt;=[.$S$80];1;0)" office:value-type="float" office:value="1" calcext:value-type="float">
            <text:p>1</text:p>
          </table:table-cell>
          <table:table-cell table:formula="of:=IF([.C100]&gt;=[.$S$80];1;0)" office:value-type="float" office:value="1" calcext:value-type="float">
            <text:p>1</text:p>
          </table:table-cell>
          <table:table-cell table:formula="of:=IF([.D100]&gt;=[.$S$80];1;0)" office:value-type="float" office:value="1" calcext:value-type="float">
            <text:p>1</text:p>
          </table:table-cell>
          <table:table-cell table:formula="of:=IF([.E100]&gt;=[.$S$80];1;0)" office:value-type="float" office:value="0" calcext:value-type="float">
            <text:p>0</text:p>
          </table:table-cell>
          <table:table-cell table:formula="of:=IF([.F100]&gt;=[.$S$80];1;0)" office:value-type="float" office:value="0" calcext:value-type="float">
            <text:p>0</text:p>
          </table:table-cell>
          <table:table-cell table:formula="of:=IF([.G100]&gt;=[.$S$80];1;0)" office:value-type="float" office:value="0" calcext:value-type="float">
            <text:p>0</text:p>
          </table:table-cell>
          <table:table-cell table:formula="of:=IF([.H100]&gt;=[.$S$80];1;0)" office:value-type="float" office:value="0" calcext:value-type="float">
            <text:p>0</text:p>
          </table:table-cell>
          <table:table-cell table:formula="of:=IF([.I100]&gt;=[.$S$80];1;0)" office:value-type="float" office:value="0" calcext:value-type="float">
            <text:p>0</text:p>
          </table:table-cell>
          <table:table-cell table:formula="of:=IF([.J100]&gt;=[.$S$80];1;0)" office:value-type="float" office:value="0" calcext:value-type="float">
            <text:p>0</text:p>
          </table:table-cell>
          <table:table-cell table:formula="of:=IF([.K100]&gt;=[.$S$80];1;0)" office:value-type="float" office:value="0" calcext:value-type="float">
            <text:p>0</text:p>
          </table:table-cell>
          <table:table-cell table:formula="of:=IF([.L100]&gt;=[.$S$80];1;0)" office:value-type="float" office:value="0" calcext:value-type="float">
            <text:p>0</text:p>
          </table:table-cell>
          <table:table-cell table:formula="of:=IF([.M100]&gt;=[.$S$80];1;0)" office:value-type="float" office:value="0" calcext:value-type="float">
            <text:p>0</text:p>
          </table:table-cell>
          <table:table-cell table:formula="of:=IF([.N100]&gt;=[.$S$80];1;0)" office:value-type="float" office:value="0" calcext:value-type="float">
            <text:p>0</text:p>
          </table:table-cell>
          <table:table-cell table:formula="of:=IF([.O100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1]" office:value-type="float" office:value="31286.1951219512" calcext:value-type="float">
            <text:p>31286,1951219512</text:p>
          </table:table-cell>
          <table:table-cell table:formula="of:=[.C$81]/[.$Q101]" office:value-type="float" office:value="25176.4390243902" calcext:value-type="float">
            <text:p>25176,4390243902</text:p>
          </table:table-cell>
          <table:table-cell table:formula="of:=[.D$81]/[.$Q101]" office:value-type="float" office:value="34354" calcext:value-type="float">
            <text:p>34354</text:p>
          </table:table-cell>
          <table:table-cell table:formula="of:=[.E$81]/[.$Q101]" office:value-type="float" office:value="9807.48780487805" calcext:value-type="float">
            <text:p>9807,48780487805</text:p>
          </table:table-cell>
          <table:table-cell table:formula="of:=[.F$81]/[.$Q101]" office:value-type="float" office:value="10887.2682926829" calcext:value-type="float">
            <text:p>10887,2682926829</text:p>
          </table:table-cell>
          <table:table-cell table:formula="of:=[.G$81]/[.$Q101]" office:value-type="float" office:value="2399.87804878049" calcext:value-type="float">
            <text:p>2399,87804878049</text:p>
          </table:table-cell>
          <table:table-cell table:formula="of:=[.H$81]/[.$Q101]" office:value-type="float" office:value="482.560975609756" calcext:value-type="float">
            <text:p>482,560975609756</text:p>
          </table:table-cell>
          <table:table-cell table:formula="of:=[.I$81]/[.$Q101]" office:value-type="float" office:value="3.80487804878049" calcext:value-type="float">
            <text:p>3,80487804878049</text:p>
          </table:table-cell>
          <table:table-cell table:formula="of:=[.J$81]/[.$Q101]" office:value-type="float" office:value="694.829268292683" calcext:value-type="float">
            <text:p>694,829268292683</text:p>
          </table:table-cell>
          <table:table-cell table:formula="of:=[.K$81]/[.$Q101]" office:value-type="float" office:value="472.585365853659" calcext:value-type="float">
            <text:p>472,585365853659</text:p>
          </table:table-cell>
          <table:table-cell table:formula="of:=[.L$81]/[.$Q101]" office:value-type="float" office:value="2851" calcext:value-type="float">
            <text:p>2851</text:p>
          </table:table-cell>
          <table:table-cell table:formula="of:=[.M$81]/[.$Q101]" office:value-type="float" office:value="678.780487804878" calcext:value-type="float">
            <text:p>678,780487804878</text:p>
          </table:table-cell>
          <table:table-cell table:formula="of:=[.N$81]/[.$Q101]" office:value-type="float" office:value="1142.85365853659" calcext:value-type="float">
            <text:p>1142,85365853659</text:p>
          </table:table-cell>
          <table:table-cell table:formula="of:=[.O$81]/[.$Q101]" office:value-type="float" office:value="34544.243902439" calcext:value-type="float">
            <text:p>34544,24390243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IF([.B101]&gt;=[.$S$80];1;0)" office:value-type="float" office:value="1" calcext:value-type="float">
            <text:p>1</text:p>
          </table:table-cell>
          <table:table-cell table:formula="of:=IF([.C101]&gt;=[.$S$80];1;0)" office:value-type="float" office:value="1" calcext:value-type="float">
            <text:p>1</text:p>
          </table:table-cell>
          <table:table-cell table:formula="of:=IF([.D101]&gt;=[.$S$80];1;0)" office:value-type="float" office:value="1" calcext:value-type="float">
            <text:p>1</text:p>
          </table:table-cell>
          <table:table-cell table:formula="of:=IF([.E101]&gt;=[.$S$80];1;0)" office:value-type="float" office:value="0" calcext:value-type="float">
            <text:p>0</text:p>
          </table:table-cell>
          <table:table-cell table:formula="of:=IF([.F101]&gt;=[.$S$80];1;0)" office:value-type="float" office:value="0" calcext:value-type="float">
            <text:p>0</text:p>
          </table:table-cell>
          <table:table-cell table:formula="of:=IF([.G101]&gt;=[.$S$80];1;0)" office:value-type="float" office:value="0" calcext:value-type="float">
            <text:p>0</text:p>
          </table:table-cell>
          <table:table-cell table:formula="of:=IF([.H101]&gt;=[.$S$80];1;0)" office:value-type="float" office:value="0" calcext:value-type="float">
            <text:p>0</text:p>
          </table:table-cell>
          <table:table-cell table:formula="of:=IF([.I101]&gt;=[.$S$80];1;0)" office:value-type="float" office:value="0" calcext:value-type="float">
            <text:p>0</text:p>
          </table:table-cell>
          <table:table-cell table:formula="of:=IF([.J101]&gt;=[.$S$80];1;0)" office:value-type="float" office:value="0" calcext:value-type="float">
            <text:p>0</text:p>
          </table:table-cell>
          <table:table-cell table:formula="of:=IF([.K101]&gt;=[.$S$80];1;0)" office:value-type="float" office:value="0" calcext:value-type="float">
            <text:p>0</text:p>
          </table:table-cell>
          <table:table-cell table:formula="of:=IF([.L101]&gt;=[.$S$80];1;0)" office:value-type="float" office:value="0" calcext:value-type="float">
            <text:p>0</text:p>
          </table:table-cell>
          <table:table-cell table:formula="of:=IF([.M101]&gt;=[.$S$80];1;0)" office:value-type="float" office:value="0" calcext:value-type="float">
            <text:p>0</text:p>
          </table:table-cell>
          <table:table-cell table:formula="of:=IF([.N101]&gt;=[.$S$80];1;0)" office:value-type="float" office:value="0" calcext:value-type="float">
            <text:p>0</text:p>
          </table:table-cell>
          <table:table-cell table:formula="of:=IF([.O101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2]" office:value-type="float" office:value="29831.023255814" calcext:value-type="float">
            <text:p>29831,023255814</text:p>
          </table:table-cell>
          <table:table-cell table:formula="of:=[.C$81]/[.$Q102]" office:value-type="float" office:value="24005.4418604651" calcext:value-type="float">
            <text:p>24005,4418604651</text:p>
          </table:table-cell>
          <table:table-cell table:formula="of:=[.D$81]/[.$Q102]" office:value-type="float" office:value="32756.1395348837" calcext:value-type="float">
            <text:p>32756,1395348837</text:p>
          </table:table-cell>
          <table:table-cell table:formula="of:=[.E$81]/[.$Q102]" office:value-type="float" office:value="9351.32558139535" calcext:value-type="float">
            <text:p>9351,32558139535</text:p>
          </table:table-cell>
          <table:table-cell table:formula="of:=[.F$81]/[.$Q102]" office:value-type="float" office:value="10380.8837209302" calcext:value-type="float">
            <text:p>10380,8837209302</text:p>
          </table:table-cell>
          <table:table-cell table:formula="of:=[.G$81]/[.$Q102]" office:value-type="float" office:value="2288.25581395349" calcext:value-type="float">
            <text:p>2288,25581395349</text:p>
          </table:table-cell>
          <table:table-cell table:formula="of:=[.H$81]/[.$Q102]" office:value-type="float" office:value="460.116279069767" calcext:value-type="float">
            <text:p>460,116279069767</text:p>
          </table:table-cell>
          <table:table-cell table:formula="of:=[.I$81]/[.$Q102]" office:value-type="float" office:value="3.62790697674419" calcext:value-type="float">
            <text:p>3,62790697674419</text:p>
          </table:table-cell>
          <table:table-cell table:formula="of:=[.J$81]/[.$Q102]" office:value-type="float" office:value="662.511627906977" calcext:value-type="float">
            <text:p>662,511627906977</text:p>
          </table:table-cell>
          <table:table-cell table:formula="of:=[.K$81]/[.$Q102]" office:value-type="float" office:value="450.604651162791" calcext:value-type="float">
            <text:p>450,604651162791</text:p>
          </table:table-cell>
          <table:table-cell table:formula="of:=[.L$81]/[.$Q102]" office:value-type="float" office:value="2718.39534883721" calcext:value-type="float">
            <text:p>2718,39534883721</text:p>
          </table:table-cell>
          <table:table-cell table:formula="of:=[.M$81]/[.$Q102]" office:value-type="float" office:value="647.209302325581" calcext:value-type="float">
            <text:p>647,209302325581</text:p>
          </table:table-cell>
          <table:table-cell table:formula="of:=[.N$81]/[.$Q102]" office:value-type="float" office:value="1089.6976744186" calcext:value-type="float">
            <text:p>1089,6976744186</text:p>
          </table:table-cell>
          <table:table-cell table:formula="of:=[.O$81]/[.$Q102]" office:value-type="float" office:value="32937.5348837209" calcext:value-type="float">
            <text:p>32937,534883720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IF([.B102]&gt;=[.$S$80];1;0)" office:value-type="float" office:value="1" calcext:value-type="float">
            <text:p>1</text:p>
          </table:table-cell>
          <table:table-cell table:formula="of:=IF([.C102]&gt;=[.$S$80];1;0)" office:value-type="float" office:value="1" calcext:value-type="float">
            <text:p>1</text:p>
          </table:table-cell>
          <table:table-cell table:formula="of:=IF([.D102]&gt;=[.$S$80];1;0)" office:value-type="float" office:value="1" calcext:value-type="float">
            <text:p>1</text:p>
          </table:table-cell>
          <table:table-cell table:formula="of:=IF([.E102]&gt;=[.$S$80];1;0)" office:value-type="float" office:value="0" calcext:value-type="float">
            <text:p>0</text:p>
          </table:table-cell>
          <table:table-cell table:formula="of:=IF([.F102]&gt;=[.$S$80];1;0)" office:value-type="float" office:value="0" calcext:value-type="float">
            <text:p>0</text:p>
          </table:table-cell>
          <table:table-cell table:formula="of:=IF([.G102]&gt;=[.$S$80];1;0)" office:value-type="float" office:value="0" calcext:value-type="float">
            <text:p>0</text:p>
          </table:table-cell>
          <table:table-cell table:formula="of:=IF([.H102]&gt;=[.$S$80];1;0)" office:value-type="float" office:value="0" calcext:value-type="float">
            <text:p>0</text:p>
          </table:table-cell>
          <table:table-cell table:formula="of:=IF([.I102]&gt;=[.$S$80];1;0)" office:value-type="float" office:value="0" calcext:value-type="float">
            <text:p>0</text:p>
          </table:table-cell>
          <table:table-cell table:formula="of:=IF([.J102]&gt;=[.$S$80];1;0)" office:value-type="float" office:value="0" calcext:value-type="float">
            <text:p>0</text:p>
          </table:table-cell>
          <table:table-cell table:formula="of:=IF([.K102]&gt;=[.$S$80];1;0)" office:value-type="float" office:value="0" calcext:value-type="float">
            <text:p>0</text:p>
          </table:table-cell>
          <table:table-cell table:formula="of:=IF([.L102]&gt;=[.$S$80];1;0)" office:value-type="float" office:value="0" calcext:value-type="float">
            <text:p>0</text:p>
          </table:table-cell>
          <table:table-cell table:formula="of:=IF([.M102]&gt;=[.$S$80];1;0)" office:value-type="float" office:value="0" calcext:value-type="float">
            <text:p>0</text:p>
          </table:table-cell>
          <table:table-cell table:formula="of:=IF([.N102]&gt;=[.$S$80];1;0)" office:value-type="float" office:value="0" calcext:value-type="float">
            <text:p>0</text:p>
          </table:table-cell>
          <table:table-cell table:formula="of:=IF([.O102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3]" office:value-type="float" office:value="28505.2" calcext:value-type="float">
            <text:p>28505,2</text:p>
          </table:table-cell>
          <table:table-cell table:formula="of:=[.C$81]/[.$Q103]" office:value-type="float" office:value="22938.5333333333" calcext:value-type="float">
            <text:p>22938,5333333333</text:p>
          </table:table-cell>
          <table:table-cell table:formula="of:=[.D$81]/[.$Q103]" office:value-type="float" office:value="31300.3111111111" calcext:value-type="float">
            <text:p>31300,3111111111</text:p>
          </table:table-cell>
          <table:table-cell table:formula="of:=[.E$81]/[.$Q103]" office:value-type="float" office:value="8935.71111111111" calcext:value-type="float">
            <text:p>8935,71111111111</text:p>
          </table:table-cell>
          <table:table-cell table:formula="of:=[.F$81]/[.$Q103]" office:value-type="float" office:value="9919.51111111111" calcext:value-type="float">
            <text:p>9919,51111111111</text:p>
          </table:table-cell>
          <table:table-cell table:formula="of:=[.G$81]/[.$Q103]" office:value-type="float" office:value="2186.55555555556" calcext:value-type="float">
            <text:p>2186,55555555556</text:p>
          </table:table-cell>
          <table:table-cell table:formula="of:=[.H$81]/[.$Q103]" office:value-type="float" office:value="439.666666666667" calcext:value-type="float">
            <text:p>439,666666666667</text:p>
          </table:table-cell>
          <table:table-cell table:formula="of:=[.I$81]/[.$Q103]" office:value-type="float" office:value="3.46666666666667" calcext:value-type="float">
            <text:p>3,46666666666667</text:p>
          </table:table-cell>
          <table:table-cell table:formula="of:=[.J$81]/[.$Q103]" office:value-type="float" office:value="633.066666666667" calcext:value-type="float">
            <text:p>633,066666666667</text:p>
          </table:table-cell>
          <table:table-cell table:formula="of:=[.K$81]/[.$Q103]" office:value-type="float" office:value="430.577777777778" calcext:value-type="float">
            <text:p>430,577777777778</text:p>
          </table:table-cell>
          <table:table-cell table:formula="of:=[.L$81]/[.$Q103]" office:value-type="float" office:value="2597.57777777778" calcext:value-type="float">
            <text:p>2597,57777777778</text:p>
          </table:table-cell>
          <table:table-cell table:formula="of:=[.M$81]/[.$Q103]" office:value-type="float" office:value="618.444444444445" calcext:value-type="float">
            <text:p>618,444444444445</text:p>
          </table:table-cell>
          <table:table-cell table:formula="of:=[.N$81]/[.$Q103]" office:value-type="float" office:value="1041.26666666667" calcext:value-type="float">
            <text:p>1041,26666666667</text:p>
          </table:table-cell>
          <table:table-cell table:formula="of:=[.O$81]/[.$Q103]" office:value-type="float" office:value="31473.6444444444" calcext:value-type="float">
            <text:p>31473,64444444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IF([.B103]&gt;=[.$S$80];1;0)" office:value-type="float" office:value="1" calcext:value-type="float">
            <text:p>1</text:p>
          </table:table-cell>
          <table:table-cell table:formula="of:=IF([.C103]&gt;=[.$S$80];1;0)" office:value-type="float" office:value="1" calcext:value-type="float">
            <text:p>1</text:p>
          </table:table-cell>
          <table:table-cell table:formula="of:=IF([.D103]&gt;=[.$S$80];1;0)" office:value-type="float" office:value="1" calcext:value-type="float">
            <text:p>1</text:p>
          </table:table-cell>
          <table:table-cell table:formula="of:=IF([.E103]&gt;=[.$S$80];1;0)" office:value-type="float" office:value="0" calcext:value-type="float">
            <text:p>0</text:p>
          </table:table-cell>
          <table:table-cell table:formula="of:=IF([.F103]&gt;=[.$S$80];1;0)" office:value-type="float" office:value="0" calcext:value-type="float">
            <text:p>0</text:p>
          </table:table-cell>
          <table:table-cell table:formula="of:=IF([.G103]&gt;=[.$S$80];1;0)" office:value-type="float" office:value="0" calcext:value-type="float">
            <text:p>0</text:p>
          </table:table-cell>
          <table:table-cell table:formula="of:=IF([.H103]&gt;=[.$S$80];1;0)" office:value-type="float" office:value="0" calcext:value-type="float">
            <text:p>0</text:p>
          </table:table-cell>
          <table:table-cell table:formula="of:=IF([.I103]&gt;=[.$S$80];1;0)" office:value-type="float" office:value="0" calcext:value-type="float">
            <text:p>0</text:p>
          </table:table-cell>
          <table:table-cell table:formula="of:=IF([.J103]&gt;=[.$S$80];1;0)" office:value-type="float" office:value="0" calcext:value-type="float">
            <text:p>0</text:p>
          </table:table-cell>
          <table:table-cell table:formula="of:=IF([.K103]&gt;=[.$S$80];1;0)" office:value-type="float" office:value="0" calcext:value-type="float">
            <text:p>0</text:p>
          </table:table-cell>
          <table:table-cell table:formula="of:=IF([.L103]&gt;=[.$S$80];1;0)" office:value-type="float" office:value="0" calcext:value-type="float">
            <text:p>0</text:p>
          </table:table-cell>
          <table:table-cell table:formula="of:=IF([.M103]&gt;=[.$S$80];1;0)" office:value-type="float" office:value="0" calcext:value-type="float">
            <text:p>0</text:p>
          </table:table-cell>
          <table:table-cell table:formula="of:=IF([.N103]&gt;=[.$S$80];1;0)" office:value-type="float" office:value="0" calcext:value-type="float">
            <text:p>0</text:p>
          </table:table-cell>
          <table:table-cell table:formula="of:=IF([.O103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4]" office:value-type="float" office:value="27292.2127659574" calcext:value-type="float">
            <text:p>27292,2127659574</text:p>
          </table:table-cell>
          <table:table-cell table:formula="of:=[.C$81]/[.$Q104]" office:value-type="float" office:value="21962.4255319149" calcext:value-type="float">
            <text:p>21962,4255319149</text:p>
          </table:table-cell>
          <table:table-cell table:formula="of:=[.D$81]/[.$Q104]" office:value-type="float" office:value="29968.3829787234" calcext:value-type="float">
            <text:p>29968,3829787234</text:p>
          </table:table-cell>
          <table:table-cell table:formula="of:=[.E$81]/[.$Q104]" office:value-type="float" office:value="8555.46808510638" calcext:value-type="float">
            <text:p>8555,46808510638</text:p>
          </table:table-cell>
          <table:table-cell table:formula="of:=[.F$81]/[.$Q104]" office:value-type="float" office:value="9497.40425531915" calcext:value-type="float">
            <text:p>9497,40425531915</text:p>
          </table:table-cell>
          <table:table-cell table:formula="of:=[.G$81]/[.$Q104]" office:value-type="float" office:value="2093.51063829787" calcext:value-type="float">
            <text:p>2093,51063829787</text:p>
          </table:table-cell>
          <table:table-cell table:formula="of:=[.H$81]/[.$Q104]" office:value-type="float" office:value="420.957446808511" calcext:value-type="float">
            <text:p>420,957446808511</text:p>
          </table:table-cell>
          <table:table-cell table:formula="of:=[.I$81]/[.$Q104]" office:value-type="float" office:value="3.31914893617021" calcext:value-type="float">
            <text:p>3,31914893617021</text:p>
          </table:table-cell>
          <table:table-cell table:formula="of:=[.J$81]/[.$Q104]" office:value-type="float" office:value="606.127659574468" calcext:value-type="float">
            <text:p>606,127659574468</text:p>
          </table:table-cell>
          <table:table-cell table:formula="of:=[.K$81]/[.$Q104]" office:value-type="float" office:value="412.255319148936" calcext:value-type="float">
            <text:p>412,255319148936</text:p>
          </table:table-cell>
          <table:table-cell table:formula="of:=[.L$81]/[.$Q104]" office:value-type="float" office:value="2487.04255319149" calcext:value-type="float">
            <text:p>2487,04255319149</text:p>
          </table:table-cell>
          <table:table-cell table:formula="of:=[.M$81]/[.$Q104]" office:value-type="float" office:value="592.127659574468" calcext:value-type="float">
            <text:p>592,127659574468</text:p>
          </table:table-cell>
          <table:table-cell table:formula="of:=[.N$81]/[.$Q104]" office:value-type="float" office:value="996.957446808511" calcext:value-type="float">
            <text:p>996,957446808511</text:p>
          </table:table-cell>
          <table:table-cell table:formula="of:=[.O$81]/[.$Q104]" office:value-type="float" office:value="30134.3404255319" calcext:value-type="float">
            <text:p>30134,34042553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IF([.B104]&gt;=[.$S$80];1;0)" office:value-type="float" office:value="1" calcext:value-type="float">
            <text:p>1</text:p>
          </table:table-cell>
          <table:table-cell table:formula="of:=IF([.C104]&gt;=[.$S$80];1;0)" office:value-type="float" office:value="1" calcext:value-type="float">
            <text:p>1</text:p>
          </table:table-cell>
          <table:table-cell table:formula="of:=IF([.D104]&gt;=[.$S$80];1;0)" office:value-type="float" office:value="1" calcext:value-type="float">
            <text:p>1</text:p>
          </table:table-cell>
          <table:table-cell table:formula="of:=IF([.E104]&gt;=[.$S$80];1;0)" office:value-type="float" office:value="0" calcext:value-type="float">
            <text:p>0</text:p>
          </table:table-cell>
          <table:table-cell table:formula="of:=IF([.F104]&gt;=[.$S$80];1;0)" office:value-type="float" office:value="0" calcext:value-type="float">
            <text:p>0</text:p>
          </table:table-cell>
          <table:table-cell table:formula="of:=IF([.G104]&gt;=[.$S$80];1;0)" office:value-type="float" office:value="0" calcext:value-type="float">
            <text:p>0</text:p>
          </table:table-cell>
          <table:table-cell table:formula="of:=IF([.H104]&gt;=[.$S$80];1;0)" office:value-type="float" office:value="0" calcext:value-type="float">
            <text:p>0</text:p>
          </table:table-cell>
          <table:table-cell table:formula="of:=IF([.I104]&gt;=[.$S$80];1;0)" office:value-type="float" office:value="0" calcext:value-type="float">
            <text:p>0</text:p>
          </table:table-cell>
          <table:table-cell table:formula="of:=IF([.J104]&gt;=[.$S$80];1;0)" office:value-type="float" office:value="0" calcext:value-type="float">
            <text:p>0</text:p>
          </table:table-cell>
          <table:table-cell table:formula="of:=IF([.K104]&gt;=[.$S$80];1;0)" office:value-type="float" office:value="0" calcext:value-type="float">
            <text:p>0</text:p>
          </table:table-cell>
          <table:table-cell table:formula="of:=IF([.L104]&gt;=[.$S$80];1;0)" office:value-type="float" office:value="0" calcext:value-type="float">
            <text:p>0</text:p>
          </table:table-cell>
          <table:table-cell table:formula="of:=IF([.M104]&gt;=[.$S$80];1;0)" office:value-type="float" office:value="0" calcext:value-type="float">
            <text:p>0</text:p>
          </table:table-cell>
          <table:table-cell table:formula="of:=IF([.N104]&gt;=[.$S$80];1;0)" office:value-type="float" office:value="0" calcext:value-type="float">
            <text:p>0</text:p>
          </table:table-cell>
          <table:table-cell table:formula="of:=IF([.O104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5]" office:value-type="float" office:value="26178.2448979592" calcext:value-type="float">
            <text:p>26178,2448979592</text:p>
          </table:table-cell>
          <table:table-cell table:formula="of:=[.C$81]/[.$Q105]" office:value-type="float" office:value="21066" calcext:value-type="float">
            <text:p>21066</text:p>
          </table:table-cell>
          <table:table-cell table:formula="of:=[.D$81]/[.$Q105]" office:value-type="float" office:value="28745.1836734694" calcext:value-type="float">
            <text:p>28745,1836734694</text:p>
          </table:table-cell>
          <table:table-cell table:formula="of:=[.E$81]/[.$Q105]" office:value-type="float" office:value="8206.26530612245" calcext:value-type="float">
            <text:p>8206,26530612245</text:p>
          </table:table-cell>
          <table:table-cell table:formula="of:=[.F$81]/[.$Q105]" office:value-type="float" office:value="9109.75510204082" calcext:value-type="float">
            <text:p>9109,75510204082</text:p>
          </table:table-cell>
          <table:table-cell table:formula="of:=[.G$81]/[.$Q105]" office:value-type="float" office:value="2008.0612244898" calcext:value-type="float">
            <text:p>2008,0612244898</text:p>
          </table:table-cell>
          <table:table-cell table:formula="of:=[.H$81]/[.$Q105]" office:value-type="float" office:value="403.775510204082" calcext:value-type="float">
            <text:p>403,775510204082</text:p>
          </table:table-cell>
          <table:table-cell table:formula="of:=[.I$81]/[.$Q105]" office:value-type="float" office:value="3.18367346938776" calcext:value-type="float">
            <text:p>3,18367346938776</text:p>
          </table:table-cell>
          <table:table-cell table:formula="of:=[.J$81]/[.$Q105]" office:value-type="float" office:value="581.387755102041" calcext:value-type="float">
            <text:p>581,387755102041</text:p>
          </table:table-cell>
          <table:table-cell table:formula="of:=[.K$81]/[.$Q105]" office:value-type="float" office:value="395.428571428571" calcext:value-type="float">
            <text:p>395,428571428571</text:p>
          </table:table-cell>
          <table:table-cell table:formula="of:=[.L$81]/[.$Q105]" office:value-type="float" office:value="2385.5306122449" calcext:value-type="float">
            <text:p>2385,5306122449</text:p>
          </table:table-cell>
          <table:table-cell table:formula="of:=[.M$81]/[.$Q105]" office:value-type="float" office:value="567.959183673469" calcext:value-type="float">
            <text:p>567,959183673469</text:p>
          </table:table-cell>
          <table:table-cell table:formula="of:=[.N$81]/[.$Q105]" office:value-type="float" office:value="956.265306122449" calcext:value-type="float">
            <text:p>956,265306122449</text:p>
          </table:table-cell>
          <table:table-cell table:formula="of:=[.O$81]/[.$Q105]" office:value-type="float" office:value="28904.3673469388" calcext:value-type="float">
            <text:p>28904,367346938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IF([.B105]&gt;=[.$S$80];1;0)" office:value-type="float" office:value="1" calcext:value-type="float">
            <text:p>1</text:p>
          </table:table-cell>
          <table:table-cell table:formula="of:=IF([.C105]&gt;=[.$S$80];1;0)" office:value-type="float" office:value="1" calcext:value-type="float">
            <text:p>1</text:p>
          </table:table-cell>
          <table:table-cell table:formula="of:=IF([.D105]&gt;=[.$S$80];1;0)" office:value-type="float" office:value="1" calcext:value-type="float">
            <text:p>1</text:p>
          </table:table-cell>
          <table:table-cell table:formula="of:=IF([.E105]&gt;=[.$S$80];1;0)" office:value-type="float" office:value="0" calcext:value-type="float">
            <text:p>0</text:p>
          </table:table-cell>
          <table:table-cell table:formula="of:=IF([.F105]&gt;=[.$S$80];1;0)" office:value-type="float" office:value="0" calcext:value-type="float">
            <text:p>0</text:p>
          </table:table-cell>
          <table:table-cell table:formula="of:=IF([.G105]&gt;=[.$S$80];1;0)" office:value-type="float" office:value="0" calcext:value-type="float">
            <text:p>0</text:p>
          </table:table-cell>
          <table:table-cell table:formula="of:=IF([.H105]&gt;=[.$S$80];1;0)" office:value-type="float" office:value="0" calcext:value-type="float">
            <text:p>0</text:p>
          </table:table-cell>
          <table:table-cell table:formula="of:=IF([.I105]&gt;=[.$S$80];1;0)" office:value-type="float" office:value="0" calcext:value-type="float">
            <text:p>0</text:p>
          </table:table-cell>
          <table:table-cell table:formula="of:=IF([.J105]&gt;=[.$S$80];1;0)" office:value-type="float" office:value="0" calcext:value-type="float">
            <text:p>0</text:p>
          </table:table-cell>
          <table:table-cell table:formula="of:=IF([.K105]&gt;=[.$S$80];1;0)" office:value-type="float" office:value="0" calcext:value-type="float">
            <text:p>0</text:p>
          </table:table-cell>
          <table:table-cell table:formula="of:=IF([.L105]&gt;=[.$S$80];1;0)" office:value-type="float" office:value="0" calcext:value-type="float">
            <text:p>0</text:p>
          </table:table-cell>
          <table:table-cell table:formula="of:=IF([.M105]&gt;=[.$S$80];1;0)" office:value-type="float" office:value="0" calcext:value-type="float">
            <text:p>0</text:p>
          </table:table-cell>
          <table:table-cell table:formula="of:=IF([.N105]&gt;=[.$S$80];1;0)" office:value-type="float" office:value="0" calcext:value-type="float">
            <text:p>0</text:p>
          </table:table-cell>
          <table:table-cell table:formula="of:=IF([.O105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6]" office:value-type="float" office:value="25151.6470588235" calcext:value-type="float">
            <text:p>25151,6470588235</text:p>
          </table:table-cell>
          <table:table-cell table:formula="of:=[.C$81]/[.$Q106]" office:value-type="float" office:value="20239.8823529412" calcext:value-type="float">
            <text:p>20239,8823529412</text:p>
          </table:table-cell>
          <table:table-cell table:formula="of:=[.D$81]/[.$Q106]" office:value-type="float" office:value="27617.9215686275" calcext:value-type="float">
            <text:p>27617,9215686275</text:p>
          </table:table-cell>
          <table:table-cell table:formula="of:=[.E$81]/[.$Q106]" office:value-type="float" office:value="7884.45098039216" calcext:value-type="float">
            <text:p>7884,45098039216</text:p>
          </table:table-cell>
          <table:table-cell table:formula="of:=[.F$81]/[.$Q106]" office:value-type="float" office:value="8752.50980392157" calcext:value-type="float">
            <text:p>8752,50980392157</text:p>
          </table:table-cell>
          <table:table-cell table:formula="of:=[.G$81]/[.$Q106]" office:value-type="float" office:value="1929.3137254902" calcext:value-type="float">
            <text:p>1929,3137254902</text:p>
          </table:table-cell>
          <table:table-cell table:formula="of:=[.H$81]/[.$Q106]" office:value-type="float" office:value="387.941176470588" calcext:value-type="float">
            <text:p>387,941176470588</text:p>
          </table:table-cell>
          <table:table-cell table:formula="of:=[.I$81]/[.$Q106]" office:value-type="float" office:value="3.05882352941176" calcext:value-type="float">
            <text:p>3,05882352941176</text:p>
          </table:table-cell>
          <table:table-cell table:formula="of:=[.J$81]/[.$Q106]" office:value-type="float" office:value="558.588235294118" calcext:value-type="float">
            <text:p>558,588235294118</text:p>
          </table:table-cell>
          <table:table-cell table:formula="of:=[.K$81]/[.$Q106]" office:value-type="float" office:value="379.921568627451" calcext:value-type="float">
            <text:p>379,921568627451</text:p>
          </table:table-cell>
          <table:table-cell table:formula="of:=[.L$81]/[.$Q106]" office:value-type="float" office:value="2291.98039215686" calcext:value-type="float">
            <text:p>2291,98039215686</text:p>
          </table:table-cell>
          <table:table-cell table:formula="of:=[.M$81]/[.$Q106]" office:value-type="float" office:value="545.686274509804" calcext:value-type="float">
            <text:p>545,686274509804</text:p>
          </table:table-cell>
          <table:table-cell table:formula="of:=[.N$81]/[.$Q106]" office:value-type="float" office:value="918.764705882353" calcext:value-type="float">
            <text:p>918,764705882353</text:p>
          </table:table-cell>
          <table:table-cell table:formula="of:=[.O$81]/[.$Q106]" office:value-type="float" office:value="27770.862745098" calcext:value-type="float">
            <text:p>27770,86274509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IF([.B106]&gt;=[.$S$80];1;0)" office:value-type="float" office:value="1" calcext:value-type="float">
            <text:p>1</text:p>
          </table:table-cell>
          <table:table-cell table:formula="of:=IF([.C106]&gt;=[.$S$80];1;0)" office:value-type="float" office:value="1" calcext:value-type="float">
            <text:p>1</text:p>
          </table:table-cell>
          <table:table-cell table:formula="of:=IF([.D106]&gt;=[.$S$80];1;0)" office:value-type="float" office:value="1" calcext:value-type="float">
            <text:p>1</text:p>
          </table:table-cell>
          <table:table-cell table:formula="of:=IF([.E106]&gt;=[.$S$80];1;0)" office:value-type="float" office:value="0" calcext:value-type="float">
            <text:p>0</text:p>
          </table:table-cell>
          <table:table-cell table:formula="of:=IF([.F106]&gt;=[.$S$80];1;0)" office:value-type="float" office:value="0" calcext:value-type="float">
            <text:p>0</text:p>
          </table:table-cell>
          <table:table-cell table:formula="of:=IF([.G106]&gt;=[.$S$80];1;0)" office:value-type="float" office:value="0" calcext:value-type="float">
            <text:p>0</text:p>
          </table:table-cell>
          <table:table-cell table:formula="of:=IF([.H106]&gt;=[.$S$80];1;0)" office:value-type="float" office:value="0" calcext:value-type="float">
            <text:p>0</text:p>
          </table:table-cell>
          <table:table-cell table:formula="of:=IF([.I106]&gt;=[.$S$80];1;0)" office:value-type="float" office:value="0" calcext:value-type="float">
            <text:p>0</text:p>
          </table:table-cell>
          <table:table-cell table:formula="of:=IF([.J106]&gt;=[.$S$80];1;0)" office:value-type="float" office:value="0" calcext:value-type="float">
            <text:p>0</text:p>
          </table:table-cell>
          <table:table-cell table:formula="of:=IF([.K106]&gt;=[.$S$80];1;0)" office:value-type="float" office:value="0" calcext:value-type="float">
            <text:p>0</text:p>
          </table:table-cell>
          <table:table-cell table:formula="of:=IF([.L106]&gt;=[.$S$80];1;0)" office:value-type="float" office:value="0" calcext:value-type="float">
            <text:p>0</text:p>
          </table:table-cell>
          <table:table-cell table:formula="of:=IF([.M106]&gt;=[.$S$80];1;0)" office:value-type="float" office:value="0" calcext:value-type="float">
            <text:p>0</text:p>
          </table:table-cell>
          <table:table-cell table:formula="of:=IF([.N106]&gt;=[.$S$80];1;0)" office:value-type="float" office:value="0" calcext:value-type="float">
            <text:p>0</text:p>
          </table:table-cell>
          <table:table-cell table:formula="of:=IF([.O106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7]" office:value-type="float" office:value="24202.5283018868" calcext:value-type="float">
            <text:p>24202,5283018868</text:p>
          </table:table-cell>
          <table:table-cell table:formula="of:=[.C$81]/[.$Q107]" office:value-type="float" office:value="19476.1132075472" calcext:value-type="float">
            <text:p>19476,1132075472</text:p>
          </table:table-cell>
          <table:table-cell table:formula="of:=[.D$81]/[.$Q107]" office:value-type="float" office:value="26575.7358490566" calcext:value-type="float">
            <text:p>26575,7358490566</text:p>
          </table:table-cell>
          <table:table-cell table:formula="of:=[.E$81]/[.$Q107]" office:value-type="float" office:value="7586.92452830189" calcext:value-type="float">
            <text:p>7586,92452830189</text:p>
          </table:table-cell>
          <table:table-cell table:formula="of:=[.F$81]/[.$Q107]" office:value-type="float" office:value="8422.22641509434" calcext:value-type="float">
            <text:p>8422,22641509434</text:p>
          </table:table-cell>
          <table:table-cell table:formula="of:=[.G$81]/[.$Q107]" office:value-type="float" office:value="1856.50943396226" calcext:value-type="float">
            <text:p>1856,50943396226</text:p>
          </table:table-cell>
          <table:table-cell table:formula="of:=[.H$81]/[.$Q107]" office:value-type="float" office:value="373.301886792453" calcext:value-type="float">
            <text:p>373,301886792453</text:p>
          </table:table-cell>
          <table:table-cell table:formula="of:=[.I$81]/[.$Q107]" office:value-type="float" office:value="2.94339622641509" calcext:value-type="float">
            <text:p>2,94339622641509</text:p>
          </table:table-cell>
          <table:table-cell table:formula="of:=[.J$81]/[.$Q107]" office:value-type="float" office:value="537.509433962264" calcext:value-type="float">
            <text:p>537,509433962264</text:p>
          </table:table-cell>
          <table:table-cell table:formula="of:=[.K$81]/[.$Q107]" office:value-type="float" office:value="365.584905660377" calcext:value-type="float">
            <text:p>365,584905660377</text:p>
          </table:table-cell>
          <table:table-cell table:formula="of:=[.L$81]/[.$Q107]" office:value-type="float" office:value="2205.49056603774" calcext:value-type="float">
            <text:p>2205,49056603774</text:p>
          </table:table-cell>
          <table:table-cell table:formula="of:=[.M$81]/[.$Q107]" office:value-type="float" office:value="525.094339622642" calcext:value-type="float">
            <text:p>525,094339622642</text:p>
          </table:table-cell>
          <table:table-cell table:formula="of:=[.N$81]/[.$Q107]" office:value-type="float" office:value="884.094339622642" calcext:value-type="float">
            <text:p>884,094339622642</text:p>
          </table:table-cell>
          <table:table-cell table:formula="of:=[.O$81]/[.$Q107]" office:value-type="float" office:value="26722.9056603774" calcext:value-type="float">
            <text:p>26722,905660377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IF([.B107]&gt;=[.$S$80];1;0)" office:value-type="float" office:value="1" calcext:value-type="float">
            <text:p>1</text:p>
          </table:table-cell>
          <table:table-cell table:formula="of:=IF([.C107]&gt;=[.$S$80];1;0)" office:value-type="float" office:value="1" calcext:value-type="float">
            <text:p>1</text:p>
          </table:table-cell>
          <table:table-cell table:formula="of:=IF([.D107]&gt;=[.$S$80];1;0)" office:value-type="float" office:value="1" calcext:value-type="float">
            <text:p>1</text:p>
          </table:table-cell>
          <table:table-cell table:formula="of:=IF([.E107]&gt;=[.$S$80];1;0)" office:value-type="float" office:value="0" calcext:value-type="float">
            <text:p>0</text:p>
          </table:table-cell>
          <table:table-cell table:formula="of:=IF([.F107]&gt;=[.$S$80];1;0)" office:value-type="float" office:value="0" calcext:value-type="float">
            <text:p>0</text:p>
          </table:table-cell>
          <table:table-cell table:formula="of:=IF([.G107]&gt;=[.$S$80];1;0)" office:value-type="float" office:value="0" calcext:value-type="float">
            <text:p>0</text:p>
          </table:table-cell>
          <table:table-cell table:formula="of:=IF([.H107]&gt;=[.$S$80];1;0)" office:value-type="float" office:value="0" calcext:value-type="float">
            <text:p>0</text:p>
          </table:table-cell>
          <table:table-cell table:formula="of:=IF([.I107]&gt;=[.$S$80];1;0)" office:value-type="float" office:value="0" calcext:value-type="float">
            <text:p>0</text:p>
          </table:table-cell>
          <table:table-cell table:formula="of:=IF([.J107]&gt;=[.$S$80];1;0)" office:value-type="float" office:value="0" calcext:value-type="float">
            <text:p>0</text:p>
          </table:table-cell>
          <table:table-cell table:formula="of:=IF([.K107]&gt;=[.$S$80];1;0)" office:value-type="float" office:value="0" calcext:value-type="float">
            <text:p>0</text:p>
          </table:table-cell>
          <table:table-cell table:formula="of:=IF([.L107]&gt;=[.$S$80];1;0)" office:value-type="float" office:value="0" calcext:value-type="float">
            <text:p>0</text:p>
          </table:table-cell>
          <table:table-cell table:formula="of:=IF([.M107]&gt;=[.$S$80];1;0)" office:value-type="float" office:value="0" calcext:value-type="float">
            <text:p>0</text:p>
          </table:table-cell>
          <table:table-cell table:formula="of:=IF([.N107]&gt;=[.$S$80];1;0)" office:value-type="float" office:value="0" calcext:value-type="float">
            <text:p>0</text:p>
          </table:table-cell>
          <table:table-cell table:formula="of:=IF([.O107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8]" office:value-type="float" office:value="23322.4363636364" calcext:value-type="float">
            <text:p>23322,4363636364</text:p>
          </table:table-cell>
          <table:table-cell table:formula="of:=[.C$81]/[.$Q108]" office:value-type="float" office:value="18767.8909090909" calcext:value-type="float">
            <text:p>18767,8909090909</text:p>
          </table:table-cell>
          <table:table-cell table:formula="of:=[.D$81]/[.$Q108]" office:value-type="float" office:value="25609.3454545455" calcext:value-type="float">
            <text:p>25609,3454545455</text:p>
          </table:table-cell>
          <table:table-cell table:formula="of:=[.E$81]/[.$Q108]" office:value-type="float" office:value="7311.03636363636" calcext:value-type="float">
            <text:p>7311,03636363636</text:p>
          </table:table-cell>
          <table:table-cell table:formula="of:=[.F$81]/[.$Q108]" office:value-type="float" office:value="8115.96363636364" calcext:value-type="float">
            <text:p>8115,96363636364</text:p>
          </table:table-cell>
          <table:table-cell table:formula="of:=[.G$81]/[.$Q108]" office:value-type="float" office:value="1789" calcext:value-type="float">
            <text:p>1789</text:p>
          </table:table-cell>
          <table:table-cell table:formula="of:=[.H$81]/[.$Q108]" office:value-type="float" office:value="359.727272727273" calcext:value-type="float">
            <text:p>359,727272727273</text:p>
          </table:table-cell>
          <table:table-cell table:formula="of:=[.I$81]/[.$Q108]" office:value-type="float" office:value="2.83636363636364" calcext:value-type="float">
            <text:p>2,83636363636364</text:p>
          </table:table-cell>
          <table:table-cell table:formula="of:=[.J$81]/[.$Q108]" office:value-type="float" office:value="517.963636363636" calcext:value-type="float">
            <text:p>517,963636363636</text:p>
          </table:table-cell>
          <table:table-cell table:formula="of:=[.K$81]/[.$Q108]" office:value-type="float" office:value="352.290909090909" calcext:value-type="float">
            <text:p>352,290909090909</text:p>
          </table:table-cell>
          <table:table-cell table:formula="of:=[.L$81]/[.$Q108]" office:value-type="float" office:value="2125.29090909091" calcext:value-type="float">
            <text:p>2125,29090909091</text:p>
          </table:table-cell>
          <table:table-cell table:formula="of:=[.M$81]/[.$Q108]" office:value-type="float" office:value="506" calcext:value-type="float">
            <text:p>506</text:p>
          </table:table-cell>
          <table:table-cell table:formula="of:=[.N$81]/[.$Q108]" office:value-type="float" office:value="851.945454545455" calcext:value-type="float">
            <text:p>851,945454545455</text:p>
          </table:table-cell>
          <table:table-cell table:formula="of:=[.O$81]/[.$Q108]" office:value-type="float" office:value="25751.1636363636" calcext:value-type="float">
            <text:p>25751,163636363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IF([.B108]&gt;=[.$S$80];1;0)" office:value-type="float" office:value="1" calcext:value-type="float">
            <text:p>1</text:p>
          </table:table-cell>
          <table:table-cell table:formula="of:=IF([.C108]&gt;=[.$S$80];1;0)" office:value-type="float" office:value="1" calcext:value-type="float">
            <text:p>1</text:p>
          </table:table-cell>
          <table:table-cell table:formula="of:=IF([.D108]&gt;=[.$S$80];1;0)" office:value-type="float" office:value="1" calcext:value-type="float">
            <text:p>1</text:p>
          </table:table-cell>
          <table:table-cell table:formula="of:=IF([.E108]&gt;=[.$S$80];1;0)" office:value-type="float" office:value="0" calcext:value-type="float">
            <text:p>0</text:p>
          </table:table-cell>
          <table:table-cell table:formula="of:=IF([.F108]&gt;=[.$S$80];1;0)" office:value-type="float" office:value="0" calcext:value-type="float">
            <text:p>0</text:p>
          </table:table-cell>
          <table:table-cell table:formula="of:=IF([.G108]&gt;=[.$S$80];1;0)" office:value-type="float" office:value="0" calcext:value-type="float">
            <text:p>0</text:p>
          </table:table-cell>
          <table:table-cell table:formula="of:=IF([.H108]&gt;=[.$S$80];1;0)" office:value-type="float" office:value="0" calcext:value-type="float">
            <text:p>0</text:p>
          </table:table-cell>
          <table:table-cell table:formula="of:=IF([.I108]&gt;=[.$S$80];1;0)" office:value-type="float" office:value="0" calcext:value-type="float">
            <text:p>0</text:p>
          </table:table-cell>
          <table:table-cell table:formula="of:=IF([.J108]&gt;=[.$S$80];1;0)" office:value-type="float" office:value="0" calcext:value-type="float">
            <text:p>0</text:p>
          </table:table-cell>
          <table:table-cell table:formula="of:=IF([.K108]&gt;=[.$S$80];1;0)" office:value-type="float" office:value="0" calcext:value-type="float">
            <text:p>0</text:p>
          </table:table-cell>
          <table:table-cell table:formula="of:=IF([.L108]&gt;=[.$S$80];1;0)" office:value-type="float" office:value="0" calcext:value-type="float">
            <text:p>0</text:p>
          </table:table-cell>
          <table:table-cell table:formula="of:=IF([.M108]&gt;=[.$S$80];1;0)" office:value-type="float" office:value="0" calcext:value-type="float">
            <text:p>0</text:p>
          </table:table-cell>
          <table:table-cell table:formula="of:=IF([.N108]&gt;=[.$S$80];1;0)" office:value-type="float" office:value="0" calcext:value-type="float">
            <text:p>0</text:p>
          </table:table-cell>
          <table:table-cell table:formula="of:=IF([.O108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09]" office:value-type="float" office:value="22504.1052631579" calcext:value-type="float">
            <text:p>22504,1052631579</text:p>
          </table:table-cell>
          <table:table-cell table:formula="of:=[.C$81]/[.$Q109]" office:value-type="float" office:value="18109.3684210526" calcext:value-type="float">
            <text:p>18109,3684210526</text:p>
          </table:table-cell>
          <table:table-cell table:formula="of:=[.D$81]/[.$Q109]" office:value-type="float" office:value="24710.7719298246" calcext:value-type="float">
            <text:p>24710,7719298246</text:p>
          </table:table-cell>
          <table:table-cell table:formula="of:=[.E$81]/[.$Q109]" office:value-type="float" office:value="7054.50877192982" calcext:value-type="float">
            <text:p>7054,50877192982</text:p>
          </table:table-cell>
          <table:table-cell table:formula="of:=[.F$81]/[.$Q109]" office:value-type="float" office:value="7831.19298245614" calcext:value-type="float">
            <text:p>7831,19298245614</text:p>
          </table:table-cell>
          <table:table-cell table:formula="of:=[.G$81]/[.$Q109]" office:value-type="float" office:value="1726.22807017544" calcext:value-type="float">
            <text:p>1726,22807017544</text:p>
          </table:table-cell>
          <table:table-cell table:formula="of:=[.H$81]/[.$Q109]" office:value-type="float" office:value="347.105263157895" calcext:value-type="float">
            <text:p>347,105263157895</text:p>
          </table:table-cell>
          <table:table-cell table:formula="of:=[.I$81]/[.$Q109]" office:value-type="float" office:value="2.73684210526316" calcext:value-type="float">
            <text:p>2,73684210526316</text:p>
          </table:table-cell>
          <table:table-cell table:formula="of:=[.J$81]/[.$Q109]" office:value-type="float" office:value="499.789473684211" calcext:value-type="float">
            <text:p>499,789473684211</text:p>
          </table:table-cell>
          <table:table-cell table:formula="of:=[.K$81]/[.$Q109]" office:value-type="float" office:value="339.929824561404" calcext:value-type="float">
            <text:p>339,929824561404</text:p>
          </table:table-cell>
          <table:table-cell table:formula="of:=[.L$81]/[.$Q109]" office:value-type="float" office:value="2050.71929824561" calcext:value-type="float">
            <text:p>2050,71929824561</text:p>
          </table:table-cell>
          <table:table-cell table:formula="of:=[.M$81]/[.$Q109]" office:value-type="float" office:value="488.245614035088" calcext:value-type="float">
            <text:p>488,245614035088</text:p>
          </table:table-cell>
          <table:table-cell table:formula="of:=[.N$81]/[.$Q109]" office:value-type="float" office:value="822.052631578947" calcext:value-type="float">
            <text:p>822,052631578947</text:p>
          </table:table-cell>
          <table:table-cell table:formula="of:=[.O$81]/[.$Q109]" office:value-type="float" office:value="24847.6140350877" calcext:value-type="float">
            <text:p>24847,614035087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IF([.B109]&gt;=[.$S$80];1;0)" office:value-type="float" office:value="1" calcext:value-type="float">
            <text:p>1</text:p>
          </table:table-cell>
          <table:table-cell table:formula="of:=IF([.C109]&gt;=[.$S$80];1;0)" office:value-type="float" office:value="1" calcext:value-type="float">
            <text:p>1</text:p>
          </table:table-cell>
          <table:table-cell table:formula="of:=IF([.D109]&gt;=[.$S$80];1;0)" office:value-type="float" office:value="1" calcext:value-type="float">
            <text:p>1</text:p>
          </table:table-cell>
          <table:table-cell table:formula="of:=IF([.E109]&gt;=[.$S$80];1;0)" office:value-type="float" office:value="0" calcext:value-type="float">
            <text:p>0</text:p>
          </table:table-cell>
          <table:table-cell table:formula="of:=IF([.F109]&gt;=[.$S$80];1;0)" office:value-type="float" office:value="0" calcext:value-type="float">
            <text:p>0</text:p>
          </table:table-cell>
          <table:table-cell table:formula="of:=IF([.G109]&gt;=[.$S$80];1;0)" office:value-type="float" office:value="0" calcext:value-type="float">
            <text:p>0</text:p>
          </table:table-cell>
          <table:table-cell table:formula="of:=IF([.H109]&gt;=[.$S$80];1;0)" office:value-type="float" office:value="0" calcext:value-type="float">
            <text:p>0</text:p>
          </table:table-cell>
          <table:table-cell table:formula="of:=IF([.I109]&gt;=[.$S$80];1;0)" office:value-type="float" office:value="0" calcext:value-type="float">
            <text:p>0</text:p>
          </table:table-cell>
          <table:table-cell table:formula="of:=IF([.J109]&gt;=[.$S$80];1;0)" office:value-type="float" office:value="0" calcext:value-type="float">
            <text:p>0</text:p>
          </table:table-cell>
          <table:table-cell table:formula="of:=IF([.K109]&gt;=[.$S$80];1;0)" office:value-type="float" office:value="0" calcext:value-type="float">
            <text:p>0</text:p>
          </table:table-cell>
          <table:table-cell table:formula="of:=IF([.L109]&gt;=[.$S$80];1;0)" office:value-type="float" office:value="0" calcext:value-type="float">
            <text:p>0</text:p>
          </table:table-cell>
          <table:table-cell table:formula="of:=IF([.M109]&gt;=[.$S$80];1;0)" office:value-type="float" office:value="0" calcext:value-type="float">
            <text:p>0</text:p>
          </table:table-cell>
          <table:table-cell table:formula="of:=IF([.N109]&gt;=[.$S$80];1;0)" office:value-type="float" office:value="0" calcext:value-type="float">
            <text:p>0</text:p>
          </table:table-cell>
          <table:table-cell table:formula="of:=IF([.O109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0]" office:value-type="float" office:value="21741.2542372881" calcext:value-type="float">
            <text:p>21741,2542372881</text:p>
          </table:table-cell>
          <table:table-cell table:formula="of:=[.C$81]/[.$Q110]" office:value-type="float" office:value="17495.4915254237" calcext:value-type="float">
            <text:p>17495,4915254237</text:p>
          </table:table-cell>
          <table:table-cell table:formula="of:=[.D$81]/[.$Q110]" office:value-type="float" office:value="23873.1186440678" calcext:value-type="float">
            <text:p>23873,1186440678</text:p>
          </table:table-cell>
          <table:table-cell table:formula="of:=[.E$81]/[.$Q110]" office:value-type="float" office:value="6815.37288135593" calcext:value-type="float">
            <text:p>6815,37288135593</text:p>
          </table:table-cell>
          <table:table-cell table:formula="of:=[.F$81]/[.$Q110]" office:value-type="float" office:value="7565.72881355932" calcext:value-type="float">
            <text:p>7565,72881355932</text:p>
          </table:table-cell>
          <table:table-cell table:formula="of:=[.G$81]/[.$Q110]" office:value-type="float" office:value="1667.71186440678" calcext:value-type="float">
            <text:p>1667,71186440678</text:p>
          </table:table-cell>
          <table:table-cell table:formula="of:=[.H$81]/[.$Q110]" office:value-type="float" office:value="335.338983050847" calcext:value-type="float">
            <text:p>335,338983050847</text:p>
          </table:table-cell>
          <table:table-cell table:formula="of:=[.I$81]/[.$Q110]" office:value-type="float" office:value="2.64406779661017" calcext:value-type="float">
            <text:p>2,64406779661017</text:p>
          </table:table-cell>
          <table:table-cell table:formula="of:=[.J$81]/[.$Q110]" office:value-type="float" office:value="482.847457627119" calcext:value-type="float">
            <text:p>482,847457627119</text:p>
          </table:table-cell>
          <table:table-cell table:formula="of:=[.K$81]/[.$Q110]" office:value-type="float" office:value="328.406779661017" calcext:value-type="float">
            <text:p>328,406779661017</text:p>
          </table:table-cell>
          <table:table-cell table:formula="of:=[.L$81]/[.$Q110]" office:value-type="float" office:value="1981.20338983051" calcext:value-type="float">
            <text:p>1981,20338983051</text:p>
          </table:table-cell>
          <table:table-cell table:formula="of:=[.M$81]/[.$Q110]" office:value-type="float" office:value="471.694915254237" calcext:value-type="float">
            <text:p>471,694915254237</text:p>
          </table:table-cell>
          <table:table-cell table:formula="of:=[.N$81]/[.$Q110]" office:value-type="float" office:value="794.186440677966" calcext:value-type="float">
            <text:p>794,186440677966</text:p>
          </table:table-cell>
          <table:table-cell table:formula="of:=[.O$81]/[.$Q110]" office:value-type="float" office:value="24005.3220338983" calcext:value-type="float">
            <text:p>24005,322033898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IF([.B110]&gt;=[.$S$80];1;0)" office:value-type="float" office:value="1" calcext:value-type="float">
            <text:p>1</text:p>
          </table:table-cell>
          <table:table-cell table:formula="of:=IF([.C110]&gt;=[.$S$80];1;0)" office:value-type="float" office:value="1" calcext:value-type="float">
            <text:p>1</text:p>
          </table:table-cell>
          <table:table-cell table:formula="of:=IF([.D110]&gt;=[.$S$80];1;0)" office:value-type="float" office:value="1" calcext:value-type="float">
            <text:p>1</text:p>
          </table:table-cell>
          <table:table-cell table:formula="of:=IF([.E110]&gt;=[.$S$80];1;0)" office:value-type="float" office:value="0" calcext:value-type="float">
            <text:p>0</text:p>
          </table:table-cell>
          <table:table-cell table:formula="of:=IF([.F110]&gt;=[.$S$80];1;0)" office:value-type="float" office:value="0" calcext:value-type="float">
            <text:p>0</text:p>
          </table:table-cell>
          <table:table-cell table:formula="of:=IF([.G110]&gt;=[.$S$80];1;0)" office:value-type="float" office:value="0" calcext:value-type="float">
            <text:p>0</text:p>
          </table:table-cell>
          <table:table-cell table:formula="of:=IF([.H110]&gt;=[.$S$80];1;0)" office:value-type="float" office:value="0" calcext:value-type="float">
            <text:p>0</text:p>
          </table:table-cell>
          <table:table-cell table:formula="of:=IF([.I110]&gt;=[.$S$80];1;0)" office:value-type="float" office:value="0" calcext:value-type="float">
            <text:p>0</text:p>
          </table:table-cell>
          <table:table-cell table:formula="of:=IF([.J110]&gt;=[.$S$80];1;0)" office:value-type="float" office:value="0" calcext:value-type="float">
            <text:p>0</text:p>
          </table:table-cell>
          <table:table-cell table:formula="of:=IF([.K110]&gt;=[.$S$80];1;0)" office:value-type="float" office:value="0" calcext:value-type="float">
            <text:p>0</text:p>
          </table:table-cell>
          <table:table-cell table:formula="of:=IF([.L110]&gt;=[.$S$80];1;0)" office:value-type="float" office:value="0" calcext:value-type="float">
            <text:p>0</text:p>
          </table:table-cell>
          <table:table-cell table:formula="of:=IF([.M110]&gt;=[.$S$80];1;0)" office:value-type="float" office:value="0" calcext:value-type="float">
            <text:p>0</text:p>
          </table:table-cell>
          <table:table-cell table:formula="of:=IF([.N110]&gt;=[.$S$80];1;0)" office:value-type="float" office:value="0" calcext:value-type="float">
            <text:p>0</text:p>
          </table:table-cell>
          <table:table-cell table:formula="of:=IF([.O110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1]" office:value-type="float" office:value="21028.4262295082" calcext:value-type="float">
            <text:p>21028,4262295082</text:p>
          </table:table-cell>
          <table:table-cell table:formula="of:=[.C$81]/[.$Q111]" office:value-type="float" office:value="16921.868852459" calcext:value-type="float">
            <text:p>16921,868852459</text:p>
          </table:table-cell>
          <table:table-cell table:formula="of:=[.D$81]/[.$Q111]" office:value-type="float" office:value="23090.393442623" calcext:value-type="float">
            <text:p>23090,393442623</text:p>
          </table:table-cell>
          <table:table-cell table:formula="of:=[.E$81]/[.$Q111]" office:value-type="float" office:value="6591.91803278689" calcext:value-type="float">
            <text:p>6591,91803278689</text:p>
          </table:table-cell>
          <table:table-cell table:formula="of:=[.F$81]/[.$Q111]" office:value-type="float" office:value="7317.67213114754" calcext:value-type="float">
            <text:p>7317,67213114754</text:p>
          </table:table-cell>
          <table:table-cell table:formula="of:=[.G$81]/[.$Q111]" office:value-type="float" office:value="1613.03278688525" calcext:value-type="float">
            <text:p>1613,03278688525</text:p>
          </table:table-cell>
          <table:table-cell table:formula="of:=[.H$81]/[.$Q111]" office:value-type="float" office:value="324.344262295082" calcext:value-type="float">
            <text:p>324,344262295082</text:p>
          </table:table-cell>
          <table:table-cell table:formula="of:=[.I$81]/[.$Q111]" office:value-type="float" office:value="2.55737704918033" calcext:value-type="float">
            <text:p>2,55737704918033</text:p>
          </table:table-cell>
          <table:table-cell table:formula="of:=[.J$81]/[.$Q111]" office:value-type="float" office:value="467.016393442623" calcext:value-type="float">
            <text:p>467,016393442623</text:p>
          </table:table-cell>
          <table:table-cell table:formula="of:=[.K$81]/[.$Q111]" office:value-type="float" office:value="317.639344262295" calcext:value-type="float">
            <text:p>317,639344262295</text:p>
          </table:table-cell>
          <table:table-cell table:formula="of:=[.L$81]/[.$Q111]" office:value-type="float" office:value="1916.24590163934" calcext:value-type="float">
            <text:p>1916,24590163934</text:p>
          </table:table-cell>
          <table:table-cell table:formula="of:=[.M$81]/[.$Q111]" office:value-type="float" office:value="456.229508196721" calcext:value-type="float">
            <text:p>456,229508196721</text:p>
          </table:table-cell>
          <table:table-cell table:formula="of:=[.N$81]/[.$Q111]" office:value-type="float" office:value="768.147540983607" calcext:value-type="float">
            <text:p>768,147540983607</text:p>
          </table:table-cell>
          <table:table-cell table:formula="of:=[.O$81]/[.$Q111]" office:value-type="float" office:value="23218.262295082" calcext:value-type="float">
            <text:p>23218,26229508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IF([.B111]&gt;=[.$S$80];1;0)" office:value-type="float" office:value="1" calcext:value-type="float">
            <text:p>1</text:p>
          </table:table-cell>
          <table:table-cell table:formula="of:=IF([.C111]&gt;=[.$S$80];1;0)" office:value-type="float" office:value="0" calcext:value-type="float">
            <text:p>0</text:p>
          </table:table-cell>
          <table:table-cell table:formula="of:=IF([.D111]&gt;=[.$S$80];1;0)" office:value-type="float" office:value="1" calcext:value-type="float">
            <text:p>1</text:p>
          </table:table-cell>
          <table:table-cell table:formula="of:=IF([.E111]&gt;=[.$S$80];1;0)" office:value-type="float" office:value="0" calcext:value-type="float">
            <text:p>0</text:p>
          </table:table-cell>
          <table:table-cell table:formula="of:=IF([.F111]&gt;=[.$S$80];1;0)" office:value-type="float" office:value="0" calcext:value-type="float">
            <text:p>0</text:p>
          </table:table-cell>
          <table:table-cell table:formula="of:=IF([.G111]&gt;=[.$S$80];1;0)" office:value-type="float" office:value="0" calcext:value-type="float">
            <text:p>0</text:p>
          </table:table-cell>
          <table:table-cell table:formula="of:=IF([.H111]&gt;=[.$S$80];1;0)" office:value-type="float" office:value="0" calcext:value-type="float">
            <text:p>0</text:p>
          </table:table-cell>
          <table:table-cell table:formula="of:=IF([.I111]&gt;=[.$S$80];1;0)" office:value-type="float" office:value="0" calcext:value-type="float">
            <text:p>0</text:p>
          </table:table-cell>
          <table:table-cell table:formula="of:=IF([.J111]&gt;=[.$S$80];1;0)" office:value-type="float" office:value="0" calcext:value-type="float">
            <text:p>0</text:p>
          </table:table-cell>
          <table:table-cell table:formula="of:=IF([.K111]&gt;=[.$S$80];1;0)" office:value-type="float" office:value="0" calcext:value-type="float">
            <text:p>0</text:p>
          </table:table-cell>
          <table:table-cell table:formula="of:=IF([.L111]&gt;=[.$S$80];1;0)" office:value-type="float" office:value="0" calcext:value-type="float">
            <text:p>0</text:p>
          </table:table-cell>
          <table:table-cell table:formula="of:=IF([.M111]&gt;=[.$S$80];1;0)" office:value-type="float" office:value="0" calcext:value-type="float">
            <text:p>0</text:p>
          </table:table-cell>
          <table:table-cell table:formula="of:=IF([.N111]&gt;=[.$S$80];1;0)" office:value-type="float" office:value="0" calcext:value-type="float">
            <text:p>0</text:p>
          </table:table-cell>
          <table:table-cell table:formula="of:=IF([.O111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2]" office:value-type="float" office:value="20360.8571428571" calcext:value-type="float">
            <text:p>20360,8571428571</text:p>
          </table:table-cell>
          <table:table-cell table:formula="of:=[.C$81]/[.$Q112]" office:value-type="float" office:value="16384.6666666667" calcext:value-type="float">
            <text:p>16384,6666666667</text:p>
          </table:table-cell>
          <table:table-cell table:formula="of:=[.D$81]/[.$Q112]" office:value-type="float" office:value="22357.3650793651" calcext:value-type="float">
            <text:p>22357,3650793651</text:p>
          </table:table-cell>
          <table:table-cell table:formula="of:=[.E$81]/[.$Q112]" office:value-type="float" office:value="6382.65079365079" calcext:value-type="float">
            <text:p>6382,65079365079</text:p>
          </table:table-cell>
          <table:table-cell table:formula="of:=[.F$81]/[.$Q112]" office:value-type="float" office:value="7085.36507936508" calcext:value-type="float">
            <text:p>7085,36507936508</text:p>
          </table:table-cell>
          <table:table-cell table:formula="of:=[.G$81]/[.$Q112]" office:value-type="float" office:value="1561.8253968254" calcext:value-type="float">
            <text:p>1561,8253968254</text:p>
          </table:table-cell>
          <table:table-cell table:formula="of:=[.H$81]/[.$Q112]" office:value-type="float" office:value="314.047619047619" calcext:value-type="float">
            <text:p>314,047619047619</text:p>
          </table:table-cell>
          <table:table-cell table:formula="of:=[.I$81]/[.$Q112]" office:value-type="float" office:value="2.47619047619048" calcext:value-type="float">
            <text:p>2,47619047619048</text:p>
          </table:table-cell>
          <table:table-cell table:formula="of:=[.J$81]/[.$Q112]" office:value-type="float" office:value="452.190476190476" calcext:value-type="float">
            <text:p>452,190476190476</text:p>
          </table:table-cell>
          <table:table-cell table:formula="of:=[.K$81]/[.$Q112]" office:value-type="float" office:value="307.555555555556" calcext:value-type="float">
            <text:p>307,555555555556</text:p>
          </table:table-cell>
          <table:table-cell table:formula="of:=[.L$81]/[.$Q112]" office:value-type="float" office:value="1855.4126984127" calcext:value-type="float">
            <text:p>1855,4126984127</text:p>
          </table:table-cell>
          <table:table-cell table:formula="of:=[.M$81]/[.$Q112]" office:value-type="float" office:value="441.746031746032" calcext:value-type="float">
            <text:p>441,746031746032</text:p>
          </table:table-cell>
          <table:table-cell table:formula="of:=[.N$81]/[.$Q112]" office:value-type="float" office:value="743.761904761905" calcext:value-type="float">
            <text:p>743,761904761905</text:p>
          </table:table-cell>
          <table:table-cell table:formula="of:=[.O$81]/[.$Q112]" office:value-type="float" office:value="22481.1746031746" calcext:value-type="float">
            <text:p>22481,1746031746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IF([.B112]&gt;=[.$S$80];1;0)" office:value-type="float" office:value="1" calcext:value-type="float">
            <text:p>1</text:p>
          </table:table-cell>
          <table:table-cell table:formula="of:=IF([.C112]&gt;=[.$S$80];1;0)" office:value-type="float" office:value="0" calcext:value-type="float">
            <text:p>0</text:p>
          </table:table-cell>
          <table:table-cell table:formula="of:=IF([.D112]&gt;=[.$S$80];1;0)" office:value-type="float" office:value="1" calcext:value-type="float">
            <text:p>1</text:p>
          </table:table-cell>
          <table:table-cell table:formula="of:=IF([.E112]&gt;=[.$S$80];1;0)" office:value-type="float" office:value="0" calcext:value-type="float">
            <text:p>0</text:p>
          </table:table-cell>
          <table:table-cell table:formula="of:=IF([.F112]&gt;=[.$S$80];1;0)" office:value-type="float" office:value="0" calcext:value-type="float">
            <text:p>0</text:p>
          </table:table-cell>
          <table:table-cell table:formula="of:=IF([.G112]&gt;=[.$S$80];1;0)" office:value-type="float" office:value="0" calcext:value-type="float">
            <text:p>0</text:p>
          </table:table-cell>
          <table:table-cell table:formula="of:=IF([.H112]&gt;=[.$S$80];1;0)" office:value-type="float" office:value="0" calcext:value-type="float">
            <text:p>0</text:p>
          </table:table-cell>
          <table:table-cell table:formula="of:=IF([.I112]&gt;=[.$S$80];1;0)" office:value-type="float" office:value="0" calcext:value-type="float">
            <text:p>0</text:p>
          </table:table-cell>
          <table:table-cell table:formula="of:=IF([.J112]&gt;=[.$S$80];1;0)" office:value-type="float" office:value="0" calcext:value-type="float">
            <text:p>0</text:p>
          </table:table-cell>
          <table:table-cell table:formula="of:=IF([.K112]&gt;=[.$S$80];1;0)" office:value-type="float" office:value="0" calcext:value-type="float">
            <text:p>0</text:p>
          </table:table-cell>
          <table:table-cell table:formula="of:=IF([.L112]&gt;=[.$S$80];1;0)" office:value-type="float" office:value="0" calcext:value-type="float">
            <text:p>0</text:p>
          </table:table-cell>
          <table:table-cell table:formula="of:=IF([.M112]&gt;=[.$S$80];1;0)" office:value-type="float" office:value="0" calcext:value-type="float">
            <text:p>0</text:p>
          </table:table-cell>
          <table:table-cell table:formula="of:=IF([.N112]&gt;=[.$S$80];1;0)" office:value-type="float" office:value="0" calcext:value-type="float">
            <text:p>0</text:p>
          </table:table-cell>
          <table:table-cell table:formula="of:=IF([.O112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3]" office:value-type="float" office:value="19734.3692307692" calcext:value-type="float">
            <text:p>19734,3692307692</text:p>
          </table:table-cell>
          <table:table-cell table:formula="of:=[.C$81]/[.$Q113]" office:value-type="float" office:value="15880.5230769231" calcext:value-type="float">
            <text:p>15880,5230769231</text:p>
          </table:table-cell>
          <table:table-cell table:formula="of:=[.D$81]/[.$Q113]" office:value-type="float" office:value="21669.4461538462" calcext:value-type="float">
            <text:p>21669,4461538462</text:p>
          </table:table-cell>
          <table:table-cell table:formula="of:=[.E$81]/[.$Q113]" office:value-type="float" office:value="6186.26153846154" calcext:value-type="float">
            <text:p>6186,26153846154</text:p>
          </table:table-cell>
          <table:table-cell table:formula="of:=[.F$81]/[.$Q113]" office:value-type="float" office:value="6867.35384615385" calcext:value-type="float">
            <text:p>6867,35384615385</text:p>
          </table:table-cell>
          <table:table-cell table:formula="of:=[.G$81]/[.$Q113]" office:value-type="float" office:value="1513.76923076923" calcext:value-type="float">
            <text:p>1513,76923076923</text:p>
          </table:table-cell>
          <table:table-cell table:formula="of:=[.H$81]/[.$Q113]" office:value-type="float" office:value="304.384615384615" calcext:value-type="float">
            <text:p>304,384615384615</text:p>
          </table:table-cell>
          <table:table-cell table:formula="of:=[.I$81]/[.$Q113]" office:value-type="float" office:value="2.4" calcext:value-type="float">
            <text:p>2,4</text:p>
          </table:table-cell>
          <table:table-cell table:formula="of:=[.J$81]/[.$Q113]" office:value-type="float" office:value="438.276923076923" calcext:value-type="float">
            <text:p>438,276923076923</text:p>
          </table:table-cell>
          <table:table-cell table:formula="of:=[.K$81]/[.$Q113]" office:value-type="float" office:value="298.092307692308" calcext:value-type="float">
            <text:p>298,092307692308</text:p>
          </table:table-cell>
          <table:table-cell table:formula="of:=[.L$81]/[.$Q113]" office:value-type="float" office:value="1798.32307692308" calcext:value-type="float">
            <text:p>1798,32307692308</text:p>
          </table:table-cell>
          <table:table-cell table:formula="of:=[.M$81]/[.$Q113]" office:value-type="float" office:value="428.153846153846" calcext:value-type="float">
            <text:p>428,153846153846</text:p>
          </table:table-cell>
          <table:table-cell table:formula="of:=[.N$81]/[.$Q113]" office:value-type="float" office:value="720.876923076923" calcext:value-type="float">
            <text:p>720,876923076923</text:p>
          </table:table-cell>
          <table:table-cell table:formula="of:=[.O$81]/[.$Q113]" office:value-type="float" office:value="21789.4461538462" calcext:value-type="float">
            <text:p>21789,446153846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IF([.B113]&gt;=[.$S$80];1;0)" office:value-type="float" office:value="1" calcext:value-type="float">
            <text:p>1</text:p>
          </table:table-cell>
          <table:table-cell table:formula="of:=IF([.C113]&gt;=[.$S$80];1;0)" office:value-type="float" office:value="0" calcext:value-type="float">
            <text:p>0</text:p>
          </table:table-cell>
          <table:table-cell table:formula="of:=IF([.D113]&gt;=[.$S$80];1;0)" office:value-type="float" office:value="1" calcext:value-type="float">
            <text:p>1</text:p>
          </table:table-cell>
          <table:table-cell table:formula="of:=IF([.E113]&gt;=[.$S$80];1;0)" office:value-type="float" office:value="0" calcext:value-type="float">
            <text:p>0</text:p>
          </table:table-cell>
          <table:table-cell table:formula="of:=IF([.F113]&gt;=[.$S$80];1;0)" office:value-type="float" office:value="0" calcext:value-type="float">
            <text:p>0</text:p>
          </table:table-cell>
          <table:table-cell table:formula="of:=IF([.G113]&gt;=[.$S$80];1;0)" office:value-type="float" office:value="0" calcext:value-type="float">
            <text:p>0</text:p>
          </table:table-cell>
          <table:table-cell table:formula="of:=IF([.H113]&gt;=[.$S$80];1;0)" office:value-type="float" office:value="0" calcext:value-type="float">
            <text:p>0</text:p>
          </table:table-cell>
          <table:table-cell table:formula="of:=IF([.I113]&gt;=[.$S$80];1;0)" office:value-type="float" office:value="0" calcext:value-type="float">
            <text:p>0</text:p>
          </table:table-cell>
          <table:table-cell table:formula="of:=IF([.J113]&gt;=[.$S$80];1;0)" office:value-type="float" office:value="0" calcext:value-type="float">
            <text:p>0</text:p>
          </table:table-cell>
          <table:table-cell table:formula="of:=IF([.K113]&gt;=[.$S$80];1;0)" office:value-type="float" office:value="0" calcext:value-type="float">
            <text:p>0</text:p>
          </table:table-cell>
          <table:table-cell table:formula="of:=IF([.L113]&gt;=[.$S$80];1;0)" office:value-type="float" office:value="0" calcext:value-type="float">
            <text:p>0</text:p>
          </table:table-cell>
          <table:table-cell table:formula="of:=IF([.M113]&gt;=[.$S$80];1;0)" office:value-type="float" office:value="0" calcext:value-type="float">
            <text:p>0</text:p>
          </table:table-cell>
          <table:table-cell table:formula="of:=IF([.N113]&gt;=[.$S$80];1;0)" office:value-type="float" office:value="0" calcext:value-type="float">
            <text:p>0</text:p>
          </table:table-cell>
          <table:table-cell table:formula="of:=IF([.O113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4]" office:value-type="float" office:value="19145.2835820896" calcext:value-type="float">
            <text:p>19145,2835820896</text:p>
          </table:table-cell>
          <table:table-cell table:formula="of:=[.C$81]/[.$Q114]" office:value-type="float" office:value="15406.4776119403" calcext:value-type="float">
            <text:p>15406,4776119403</text:p>
          </table:table-cell>
          <table:table-cell table:formula="of:=[.D$81]/[.$Q114]" office:value-type="float" office:value="21022.5970149254" calcext:value-type="float">
            <text:p>21022,5970149254</text:p>
          </table:table-cell>
          <table:table-cell table:formula="of:=[.E$81]/[.$Q114]" office:value-type="float" office:value="6001.59701492537" calcext:value-type="float">
            <text:p>6001,59701492537</text:p>
          </table:table-cell>
          <table:table-cell table:formula="of:=[.F$81]/[.$Q114]" office:value-type="float" office:value="6662.35820895522" calcext:value-type="float">
            <text:p>6662,35820895522</text:p>
          </table:table-cell>
          <table:table-cell table:formula="of:=[.G$81]/[.$Q114]" office:value-type="float" office:value="1468.58208955224" calcext:value-type="float">
            <text:p>1468,58208955224</text:p>
          </table:table-cell>
          <table:table-cell table:formula="of:=[.H$81]/[.$Q114]" office:value-type="float" office:value="295.298507462687" calcext:value-type="float">
            <text:p>295,298507462687</text:p>
          </table:table-cell>
          <table:table-cell table:formula="of:=[.I$81]/[.$Q114]" office:value-type="float" office:value="2.32835820895522" calcext:value-type="float">
            <text:p>2,32835820895522</text:p>
          </table:table-cell>
          <table:table-cell table:formula="of:=[.J$81]/[.$Q114]" office:value-type="float" office:value="425.194029850746" calcext:value-type="float">
            <text:p>425,194029850746</text:p>
          </table:table-cell>
          <table:table-cell table:formula="of:=[.K$81]/[.$Q114]" office:value-type="float" office:value="289.194029850746" calcext:value-type="float">
            <text:p>289,194029850746</text:p>
          </table:table-cell>
          <table:table-cell table:formula="of:=[.L$81]/[.$Q114]" office:value-type="float" office:value="1744.64179104478" calcext:value-type="float">
            <text:p>1744,64179104478</text:p>
          </table:table-cell>
          <table:table-cell table:formula="of:=[.M$81]/[.$Q114]" office:value-type="float" office:value="415.373134328358" calcext:value-type="float">
            <text:p>415,373134328358</text:p>
          </table:table-cell>
          <table:table-cell table:formula="of:=[.N$81]/[.$Q114]" office:value-type="float" office:value="699.358208955224" calcext:value-type="float">
            <text:p>699,358208955224</text:p>
          </table:table-cell>
          <table:table-cell table:formula="of:=[.O$81]/[.$Q114]" office:value-type="float" office:value="21139.0149253731" calcext:value-type="float">
            <text:p>21139,014925373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table:formula="of:=IF([.B114]&gt;=[.$S$80];1;0)" office:value-type="float" office:value="1" calcext:value-type="float">
            <text:p>1</text:p>
          </table:table-cell>
          <table:table-cell table:formula="of:=IF([.C114]&gt;=[.$S$80];1;0)" office:value-type="float" office:value="0" calcext:value-type="float">
            <text:p>0</text:p>
          </table:table-cell>
          <table:table-cell table:formula="of:=IF([.D114]&gt;=[.$S$80];1;0)" office:value-type="float" office:value="1" calcext:value-type="float">
            <text:p>1</text:p>
          </table:table-cell>
          <table:table-cell table:formula="of:=IF([.E114]&gt;=[.$S$80];1;0)" office:value-type="float" office:value="0" calcext:value-type="float">
            <text:p>0</text:p>
          </table:table-cell>
          <table:table-cell table:formula="of:=IF([.F114]&gt;=[.$S$80];1;0)" office:value-type="float" office:value="0" calcext:value-type="float">
            <text:p>0</text:p>
          </table:table-cell>
          <table:table-cell table:formula="of:=IF([.G114]&gt;=[.$S$80];1;0)" office:value-type="float" office:value="0" calcext:value-type="float">
            <text:p>0</text:p>
          </table:table-cell>
          <table:table-cell table:formula="of:=IF([.H114]&gt;=[.$S$80];1;0)" office:value-type="float" office:value="0" calcext:value-type="float">
            <text:p>0</text:p>
          </table:table-cell>
          <table:table-cell table:formula="of:=IF([.I114]&gt;=[.$S$80];1;0)" office:value-type="float" office:value="0" calcext:value-type="float">
            <text:p>0</text:p>
          </table:table-cell>
          <table:table-cell table:formula="of:=IF([.J114]&gt;=[.$S$80];1;0)" office:value-type="float" office:value="0" calcext:value-type="float">
            <text:p>0</text:p>
          </table:table-cell>
          <table:table-cell table:formula="of:=IF([.K114]&gt;=[.$S$80];1;0)" office:value-type="float" office:value="0" calcext:value-type="float">
            <text:p>0</text:p>
          </table:table-cell>
          <table:table-cell table:formula="of:=IF([.L114]&gt;=[.$S$80];1;0)" office:value-type="float" office:value="0" calcext:value-type="float">
            <text:p>0</text:p>
          </table:table-cell>
          <table:table-cell table:formula="of:=IF([.M114]&gt;=[.$S$80];1;0)" office:value-type="float" office:value="0" calcext:value-type="float">
            <text:p>0</text:p>
          </table:table-cell>
          <table:table-cell table:formula="of:=IF([.N114]&gt;=[.$S$80];1;0)" office:value-type="float" office:value="0" calcext:value-type="float">
            <text:p>0</text:p>
          </table:table-cell>
          <table:table-cell table:formula="of:=IF([.O114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5]" office:value-type="float" office:value="18590.347826087" calcext:value-type="float">
            <text:p>18590,347826087</text:p>
          </table:table-cell>
          <table:table-cell table:formula="of:=[.C$81]/[.$Q115]" office:value-type="float" office:value="14959.9130434783" calcext:value-type="float">
            <text:p>14959,9130434783</text:p>
          </table:table-cell>
          <table:table-cell table:formula="of:=[.D$81]/[.$Q115]" office:value-type="float" office:value="20413.2463768116" calcext:value-type="float">
            <text:p>20413,2463768116</text:p>
          </table:table-cell>
          <table:table-cell table:formula="of:=[.E$81]/[.$Q115]" office:value-type="float" office:value="5827.63768115942" calcext:value-type="float">
            <text:p>5827,63768115942</text:p>
          </table:table-cell>
          <table:table-cell table:formula="of:=[.F$81]/[.$Q115]" office:value-type="float" office:value="6469.24637681159" calcext:value-type="float">
            <text:p>6469,24637681159</text:p>
          </table:table-cell>
          <table:table-cell table:formula="of:=[.G$81]/[.$Q115]" office:value-type="float" office:value="1426.01449275362" calcext:value-type="float">
            <text:p>1426,01449275362</text:p>
          </table:table-cell>
          <table:table-cell table:formula="of:=[.H$81]/[.$Q115]" office:value-type="float" office:value="286.739130434783" calcext:value-type="float">
            <text:p>286,739130434783</text:p>
          </table:table-cell>
          <table:table-cell table:formula="of:=[.I$81]/[.$Q115]" office:value-type="float" office:value="2.26086956521739" calcext:value-type="float">
            <text:p>2,26086956521739</text:p>
          </table:table-cell>
          <table:table-cell table:formula="of:=[.J$81]/[.$Q115]" office:value-type="float" office:value="412.869565217391" calcext:value-type="float">
            <text:p>412,869565217391</text:p>
          </table:table-cell>
          <table:table-cell table:formula="of:=[.K$81]/[.$Q115]" office:value-type="float" office:value="280.811594202899" calcext:value-type="float">
            <text:p>280,811594202899</text:p>
          </table:table-cell>
          <table:table-cell table:formula="of:=[.L$81]/[.$Q115]" office:value-type="float" office:value="1694.07246376812" calcext:value-type="float">
            <text:p>1694,07246376812</text:p>
          </table:table-cell>
          <table:table-cell table:formula="of:=[.M$81]/[.$Q115]" office:value-type="float" office:value="403.333333333333" calcext:value-type="float">
            <text:p>403,333333333333</text:p>
          </table:table-cell>
          <table:table-cell table:formula="of:=[.N$81]/[.$Q115]" office:value-type="float" office:value="679.086956521739" calcext:value-type="float">
            <text:p>679,086956521739</text:p>
          </table:table-cell>
          <table:table-cell table:formula="of:=[.O$81]/[.$Q115]" office:value-type="float" office:value="20526.2898550725" calcext:value-type="float">
            <text:p>20526,28985507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table:formula="of:=IF([.B115]&gt;=[.$S$80];1;0)" office:value-type="float" office:value="1" calcext:value-type="float">
            <text:p>1</text:p>
          </table:table-cell>
          <table:table-cell table:formula="of:=IF([.C115]&gt;=[.$S$80];1;0)" office:value-type="float" office:value="0" calcext:value-type="float">
            <text:p>0</text:p>
          </table:table-cell>
          <table:table-cell table:formula="of:=IF([.D115]&gt;=[.$S$80];1;0)" office:value-type="float" office:value="1" calcext:value-type="float">
            <text:p>1</text:p>
          </table:table-cell>
          <table:table-cell table:formula="of:=IF([.E115]&gt;=[.$S$80];1;0)" office:value-type="float" office:value="0" calcext:value-type="float">
            <text:p>0</text:p>
          </table:table-cell>
          <table:table-cell table:formula="of:=IF([.F115]&gt;=[.$S$80];1;0)" office:value-type="float" office:value="0" calcext:value-type="float">
            <text:p>0</text:p>
          </table:table-cell>
          <table:table-cell table:formula="of:=IF([.G115]&gt;=[.$S$80];1;0)" office:value-type="float" office:value="0" calcext:value-type="float">
            <text:p>0</text:p>
          </table:table-cell>
          <table:table-cell table:formula="of:=IF([.H115]&gt;=[.$S$80];1;0)" office:value-type="float" office:value="0" calcext:value-type="float">
            <text:p>0</text:p>
          </table:table-cell>
          <table:table-cell table:formula="of:=IF([.I115]&gt;=[.$S$80];1;0)" office:value-type="float" office:value="0" calcext:value-type="float">
            <text:p>0</text:p>
          </table:table-cell>
          <table:table-cell table:formula="of:=IF([.J115]&gt;=[.$S$80];1;0)" office:value-type="float" office:value="0" calcext:value-type="float">
            <text:p>0</text:p>
          </table:table-cell>
          <table:table-cell table:formula="of:=IF([.K115]&gt;=[.$S$80];1;0)" office:value-type="float" office:value="0" calcext:value-type="float">
            <text:p>0</text:p>
          </table:table-cell>
          <table:table-cell table:formula="of:=IF([.L115]&gt;=[.$S$80];1;0)" office:value-type="float" office:value="0" calcext:value-type="float">
            <text:p>0</text:p>
          </table:table-cell>
          <table:table-cell table:formula="of:=IF([.M115]&gt;=[.$S$80];1;0)" office:value-type="float" office:value="0" calcext:value-type="float">
            <text:p>0</text:p>
          </table:table-cell>
          <table:table-cell table:formula="of:=IF([.N115]&gt;=[.$S$80];1;0)" office:value-type="float" office:value="0" calcext:value-type="float">
            <text:p>0</text:p>
          </table:table-cell>
          <table:table-cell table:formula="of:=IF([.O115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6]" office:value-type="float" office:value="18066.676056338" calcext:value-type="float">
            <text:p>18066,676056338</text:p>
          </table:table-cell>
          <table:table-cell table:formula="of:=[.C$81]/[.$Q116]" office:value-type="float" office:value="14538.5070422535" calcext:value-type="float">
            <text:p>14538,5070422535</text:p>
          </table:table-cell>
          <table:table-cell table:formula="of:=[.D$81]/[.$Q116]" office:value-type="float" office:value="19838.2253521127" calcext:value-type="float">
            <text:p>19838,2253521127</text:p>
          </table:table-cell>
          <table:table-cell table:formula="of:=[.E$81]/[.$Q116]" office:value-type="float" office:value="5663.47887323944" calcext:value-type="float">
            <text:p>5663,47887323944</text:p>
          </table:table-cell>
          <table:table-cell table:formula="of:=[.F$81]/[.$Q116]" office:value-type="float" office:value="6287.01408450704" calcext:value-type="float">
            <text:p>6287,01408450704</text:p>
          </table:table-cell>
          <table:table-cell table:formula="of:=[.G$81]/[.$Q116]" office:value-type="float" office:value="1385.84507042254" calcext:value-type="float">
            <text:p>1385,84507042254</text:p>
          </table:table-cell>
          <table:table-cell table:formula="of:=[.H$81]/[.$Q116]" office:value-type="float" office:value="278.661971830986" calcext:value-type="float">
            <text:p>278,661971830986</text:p>
          </table:table-cell>
          <table:table-cell table:formula="of:=[.I$81]/[.$Q116]" office:value-type="float" office:value="2.19718309859155" calcext:value-type="float">
            <text:p>2,19718309859155</text:p>
          </table:table-cell>
          <table:table-cell table:formula="of:=[.J$81]/[.$Q116]" office:value-type="float" office:value="401.239436619718" calcext:value-type="float">
            <text:p>401,239436619718</text:p>
          </table:table-cell>
          <table:table-cell table:formula="of:=[.K$81]/[.$Q116]" office:value-type="float" office:value="272.901408450704" calcext:value-type="float">
            <text:p>272,901408450704</text:p>
          </table:table-cell>
          <table:table-cell table:formula="of:=[.L$81]/[.$Q116]" office:value-type="float" office:value="1646.35211267606" calcext:value-type="float">
            <text:p>1646,35211267606</text:p>
          </table:table-cell>
          <table:table-cell table:formula="of:=[.M$81]/[.$Q116]" office:value-type="float" office:value="391.971830985916" calcext:value-type="float">
            <text:p>391,971830985916</text:p>
          </table:table-cell>
          <table:table-cell table:formula="of:=[.N$81]/[.$Q116]" office:value-type="float" office:value="659.957746478873" calcext:value-type="float">
            <text:p>659,957746478873</text:p>
          </table:table-cell>
          <table:table-cell table:formula="of:=[.O$81]/[.$Q116]" office:value-type="float" office:value="19948.0845070423" calcext:value-type="float">
            <text:p>19948,084507042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table:formula="of:=IF([.B116]&gt;=[.$S$80];1;0)" office:value-type="float" office:value="1" calcext:value-type="float">
            <text:p>1</text:p>
          </table:table-cell>
          <table:table-cell table:formula="of:=IF([.C116]&gt;=[.$S$80];1;0)" office:value-type="float" office:value="0" calcext:value-type="float">
            <text:p>0</text:p>
          </table:table-cell>
          <table:table-cell table:formula="of:=IF([.D116]&gt;=[.$S$80];1;0)" office:value-type="float" office:value="1" calcext:value-type="float">
            <text:p>1</text:p>
          </table:table-cell>
          <table:table-cell table:formula="of:=IF([.E116]&gt;=[.$S$80];1;0)" office:value-type="float" office:value="0" calcext:value-type="float">
            <text:p>0</text:p>
          </table:table-cell>
          <table:table-cell table:formula="of:=IF([.F116]&gt;=[.$S$80];1;0)" office:value-type="float" office:value="0" calcext:value-type="float">
            <text:p>0</text:p>
          </table:table-cell>
          <table:table-cell table:formula="of:=IF([.G116]&gt;=[.$S$80];1;0)" office:value-type="float" office:value="0" calcext:value-type="float">
            <text:p>0</text:p>
          </table:table-cell>
          <table:table-cell table:formula="of:=IF([.H116]&gt;=[.$S$80];1;0)" office:value-type="float" office:value="0" calcext:value-type="float">
            <text:p>0</text:p>
          </table:table-cell>
          <table:table-cell table:formula="of:=IF([.I116]&gt;=[.$S$80];1;0)" office:value-type="float" office:value="0" calcext:value-type="float">
            <text:p>0</text:p>
          </table:table-cell>
          <table:table-cell table:formula="of:=IF([.J116]&gt;=[.$S$80];1;0)" office:value-type="float" office:value="0" calcext:value-type="float">
            <text:p>0</text:p>
          </table:table-cell>
          <table:table-cell table:formula="of:=IF([.K116]&gt;=[.$S$80];1;0)" office:value-type="float" office:value="0" calcext:value-type="float">
            <text:p>0</text:p>
          </table:table-cell>
          <table:table-cell table:formula="of:=IF([.L116]&gt;=[.$S$80];1;0)" office:value-type="float" office:value="0" calcext:value-type="float">
            <text:p>0</text:p>
          </table:table-cell>
          <table:table-cell table:formula="of:=IF([.M116]&gt;=[.$S$80];1;0)" office:value-type="float" office:value="0" calcext:value-type="float">
            <text:p>0</text:p>
          </table:table-cell>
          <table:table-cell table:formula="of:=IF([.N116]&gt;=[.$S$80];1;0)" office:value-type="float" office:value="0" calcext:value-type="float">
            <text:p>0</text:p>
          </table:table-cell>
          <table:table-cell table:formula="of:=IF([.O116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7]" office:value-type="float" office:value="17571.698630137" calcext:value-type="float">
            <text:p>17571,698630137</text:p>
          </table:table-cell>
          <table:table-cell table:formula="of:=[.C$81]/[.$Q117]" office:value-type="float" office:value="14140.1917808219" calcext:value-type="float">
            <text:p>14140,1917808219</text:p>
          </table:table-cell>
          <table:table-cell table:formula="of:=[.D$81]/[.$Q117]" office:value-type="float" office:value="19294.7123287671" calcext:value-type="float">
            <text:p>19294,7123287671</text:p>
          </table:table-cell>
          <table:table-cell table:formula="of:=[.E$81]/[.$Q117]" office:value-type="float" office:value="5508.31506849315" calcext:value-type="float">
            <text:p>5508,31506849315</text:p>
          </table:table-cell>
          <table:table-cell table:formula="of:=[.F$81]/[.$Q117]" office:value-type="float" office:value="6114.76712328767" calcext:value-type="float">
            <text:p>6114,76712328767</text:p>
          </table:table-cell>
          <table:table-cell table:formula="of:=[.G$81]/[.$Q117]" office:value-type="float" office:value="1347.87671232877" calcext:value-type="float">
            <text:p>1347,87671232877</text:p>
          </table:table-cell>
          <table:table-cell table:formula="of:=[.H$81]/[.$Q117]" office:value-type="float" office:value="271.027397260274" calcext:value-type="float">
            <text:p>271,027397260274</text:p>
          </table:table-cell>
          <table:table-cell table:formula="of:=[.I$81]/[.$Q117]" office:value-type="float" office:value="2.13698630136986" calcext:value-type="float">
            <text:p>2,13698630136986</text:p>
          </table:table-cell>
          <table:table-cell table:formula="of:=[.J$81]/[.$Q117]" office:value-type="float" office:value="390.246575342466" calcext:value-type="float">
            <text:p>390,246575342466</text:p>
          </table:table-cell>
          <table:table-cell table:formula="of:=[.K$81]/[.$Q117]" office:value-type="float" office:value="265.424657534247" calcext:value-type="float">
            <text:p>265,424657534247</text:p>
          </table:table-cell>
          <table:table-cell table:formula="of:=[.L$81]/[.$Q117]" office:value-type="float" office:value="1601.24657534247" calcext:value-type="float">
            <text:p>1601,24657534247</text:p>
          </table:table-cell>
          <table:table-cell table:formula="of:=[.M$81]/[.$Q117]" office:value-type="float" office:value="381.232876712329" calcext:value-type="float">
            <text:p>381,232876712329</text:p>
          </table:table-cell>
          <table:table-cell table:formula="of:=[.N$81]/[.$Q117]" office:value-type="float" office:value="641.876712328767" calcext:value-type="float">
            <text:p>641,876712328767</text:p>
          </table:table-cell>
          <table:table-cell table:formula="of:=[.O$81]/[.$Q117]" office:value-type="float" office:value="19401.5616438356" calcext:value-type="float">
            <text:p>19401,561643835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table:formula="of:=IF([.B117]&gt;=[.$S$80];1;0)" office:value-type="float" office:value="1" calcext:value-type="float">
            <text:p>1</text:p>
          </table:table-cell>
          <table:table-cell table:formula="of:=IF([.C117]&gt;=[.$S$80];1;0)" office:value-type="float" office:value="0" calcext:value-type="float">
            <text:p>0</text:p>
          </table:table-cell>
          <table:table-cell table:formula="of:=IF([.D117]&gt;=[.$S$80];1;0)" office:value-type="float" office:value="1" calcext:value-type="float">
            <text:p>1</text:p>
          </table:table-cell>
          <table:table-cell table:formula="of:=IF([.E117]&gt;=[.$S$80];1;0)" office:value-type="float" office:value="0" calcext:value-type="float">
            <text:p>0</text:p>
          </table:table-cell>
          <table:table-cell table:formula="of:=IF([.F117]&gt;=[.$S$80];1;0)" office:value-type="float" office:value="0" calcext:value-type="float">
            <text:p>0</text:p>
          </table:table-cell>
          <table:table-cell table:formula="of:=IF([.G117]&gt;=[.$S$80];1;0)" office:value-type="float" office:value="0" calcext:value-type="float">
            <text:p>0</text:p>
          </table:table-cell>
          <table:table-cell table:formula="of:=IF([.H117]&gt;=[.$S$80];1;0)" office:value-type="float" office:value="0" calcext:value-type="float">
            <text:p>0</text:p>
          </table:table-cell>
          <table:table-cell table:formula="of:=IF([.I117]&gt;=[.$S$80];1;0)" office:value-type="float" office:value="0" calcext:value-type="float">
            <text:p>0</text:p>
          </table:table-cell>
          <table:table-cell table:formula="of:=IF([.J117]&gt;=[.$S$80];1;0)" office:value-type="float" office:value="0" calcext:value-type="float">
            <text:p>0</text:p>
          </table:table-cell>
          <table:table-cell table:formula="of:=IF([.K117]&gt;=[.$S$80];1;0)" office:value-type="float" office:value="0" calcext:value-type="float">
            <text:p>0</text:p>
          </table:table-cell>
          <table:table-cell table:formula="of:=IF([.L117]&gt;=[.$S$80];1;0)" office:value-type="float" office:value="0" calcext:value-type="float">
            <text:p>0</text:p>
          </table:table-cell>
          <table:table-cell table:formula="of:=IF([.M117]&gt;=[.$S$80];1;0)" office:value-type="float" office:value="0" calcext:value-type="float">
            <text:p>0</text:p>
          </table:table-cell>
          <table:table-cell table:formula="of:=IF([.N117]&gt;=[.$S$80];1;0)" office:value-type="float" office:value="0" calcext:value-type="float">
            <text:p>0</text:p>
          </table:table-cell>
          <table:table-cell table:formula="of:=IF([.O117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8]" office:value-type="float" office:value="17103.12" calcext:value-type="float">
            <text:p>17103,12</text:p>
          </table:table-cell>
          <table:table-cell table:formula="of:=[.C$81]/[.$Q118]" office:value-type="float" office:value="13763.12" calcext:value-type="float">
            <text:p>13763,12</text:p>
          </table:table-cell>
          <table:table-cell table:formula="of:=[.D$81]/[.$Q118]" office:value-type="float" office:value="18780.1866666667" calcext:value-type="float">
            <text:p>18780,1866666667</text:p>
          </table:table-cell>
          <table:table-cell table:formula="of:=[.E$81]/[.$Q118]" office:value-type="float" office:value="5361.42666666667" calcext:value-type="float">
            <text:p>5361,42666666667</text:p>
          </table:table-cell>
          <table:table-cell table:formula="of:=[.F$81]/[.$Q118]" office:value-type="float" office:value="5951.70666666667" calcext:value-type="float">
            <text:p>5951,70666666667</text:p>
          </table:table-cell>
          <table:table-cell table:formula="of:=[.G$81]/[.$Q118]" office:value-type="float" office:value="1311.93333333333" calcext:value-type="float">
            <text:p>1311,93333333333</text:p>
          </table:table-cell>
          <table:table-cell table:formula="of:=[.H$81]/[.$Q118]" office:value-type="float" office:value="263.8" calcext:value-type="float">
            <text:p>263,8</text:p>
          </table:table-cell>
          <table:table-cell table:formula="of:=[.I$81]/[.$Q118]" office:value-type="float" office:value="2.08" calcext:value-type="float">
            <text:p>2,08</text:p>
          </table:table-cell>
          <table:table-cell table:formula="of:=[.J$81]/[.$Q118]" office:value-type="float" office:value="379.84" calcext:value-type="float">
            <text:p>379,84</text:p>
          </table:table-cell>
          <table:table-cell table:formula="of:=[.K$81]/[.$Q118]" office:value-type="float" office:value="258.346666666667" calcext:value-type="float">
            <text:p>258,346666666667</text:p>
          </table:table-cell>
          <table:table-cell table:formula="of:=[.L$81]/[.$Q118]" office:value-type="float" office:value="1558.54666666667" calcext:value-type="float">
            <text:p>1558,54666666667</text:p>
          </table:table-cell>
          <table:table-cell table:formula="of:=[.M$81]/[.$Q118]" office:value-type="float" office:value="371.066666666667" calcext:value-type="float">
            <text:p>371,066666666667</text:p>
          </table:table-cell>
          <table:table-cell table:formula="of:=[.N$81]/[.$Q118]" office:value-type="float" office:value="624.76" calcext:value-type="float">
            <text:p>624,76</text:p>
          </table:table-cell>
          <table:table-cell table:formula="of:=[.O$81]/[.$Q118]" office:value-type="float" office:value="18884.1866666667" calcext:value-type="float">
            <text:p>18884,186666666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table:formula="of:=IF([.B118]&gt;=[.$S$80];1;0)" office:value-type="float" office:value="0" calcext:value-type="float">
            <text:p>0</text:p>
          </table:table-cell>
          <table:table-cell table:formula="of:=IF([.C118]&gt;=[.$S$80];1;0)" office:value-type="float" office:value="0" calcext:value-type="float">
            <text:p>0</text:p>
          </table:table-cell>
          <table:table-cell table:formula="of:=IF([.D118]&gt;=[.$S$80];1;0)" office:value-type="float" office:value="1" calcext:value-type="float">
            <text:p>1</text:p>
          </table:table-cell>
          <table:table-cell table:formula="of:=IF([.E118]&gt;=[.$S$80];1;0)" office:value-type="float" office:value="0" calcext:value-type="float">
            <text:p>0</text:p>
          </table:table-cell>
          <table:table-cell table:formula="of:=IF([.F118]&gt;=[.$S$80];1;0)" office:value-type="float" office:value="0" calcext:value-type="float">
            <text:p>0</text:p>
          </table:table-cell>
          <table:table-cell table:formula="of:=IF([.G118]&gt;=[.$S$80];1;0)" office:value-type="float" office:value="0" calcext:value-type="float">
            <text:p>0</text:p>
          </table:table-cell>
          <table:table-cell table:formula="of:=IF([.H118]&gt;=[.$S$80];1;0)" office:value-type="float" office:value="0" calcext:value-type="float">
            <text:p>0</text:p>
          </table:table-cell>
          <table:table-cell table:formula="of:=IF([.I118]&gt;=[.$S$80];1;0)" office:value-type="float" office:value="0" calcext:value-type="float">
            <text:p>0</text:p>
          </table:table-cell>
          <table:table-cell table:formula="of:=IF([.J118]&gt;=[.$S$80];1;0)" office:value-type="float" office:value="0" calcext:value-type="float">
            <text:p>0</text:p>
          </table:table-cell>
          <table:table-cell table:formula="of:=IF([.K118]&gt;=[.$S$80];1;0)" office:value-type="float" office:value="0" calcext:value-type="float">
            <text:p>0</text:p>
          </table:table-cell>
          <table:table-cell table:formula="of:=IF([.L118]&gt;=[.$S$80];1;0)" office:value-type="float" office:value="0" calcext:value-type="float">
            <text:p>0</text:p>
          </table:table-cell>
          <table:table-cell table:formula="of:=IF([.M118]&gt;=[.$S$80];1;0)" office:value-type="float" office:value="0" calcext:value-type="float">
            <text:p>0</text:p>
          </table:table-cell>
          <table:table-cell table:formula="of:=IF([.N118]&gt;=[.$S$80];1;0)" office:value-type="float" office:value="0" calcext:value-type="float">
            <text:p>0</text:p>
          </table:table-cell>
          <table:table-cell table:formula="of:=IF([.O118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19]" office:value-type="float" office:value="16658.8831168831" calcext:value-type="float">
            <text:p>16658,8831168831</text:p>
          </table:table-cell>
          <table:table-cell table:formula="of:=[.C$81]/[.$Q119]" office:value-type="float" office:value="13405.6363636364" calcext:value-type="float">
            <text:p>13405,6363636364</text:p>
          </table:table-cell>
          <table:table-cell table:formula="of:=[.D$81]/[.$Q119]" office:value-type="float" office:value="18292.3896103896" calcext:value-type="float">
            <text:p>18292,3896103896</text:p>
          </table:table-cell>
          <table:table-cell table:formula="of:=[.E$81]/[.$Q119]" office:value-type="float" office:value="5222.16883116883" calcext:value-type="float">
            <text:p>5222,16883116883</text:p>
          </table:table-cell>
          <table:table-cell table:formula="of:=[.F$81]/[.$Q119]" office:value-type="float" office:value="5797.11688311688" calcext:value-type="float">
            <text:p>5797,11688311688</text:p>
          </table:table-cell>
          <table:table-cell table:formula="of:=[.G$81]/[.$Q119]" office:value-type="float" office:value="1277.85714285714" calcext:value-type="float">
            <text:p>1277,85714285714</text:p>
          </table:table-cell>
          <table:table-cell table:formula="of:=[.H$81]/[.$Q119]" office:value-type="float" office:value="256.948051948052" calcext:value-type="float">
            <text:p>256,948051948052</text:p>
          </table:table-cell>
          <table:table-cell table:formula="of:=[.I$81]/[.$Q119]" office:value-type="float" office:value="2.02597402597403" calcext:value-type="float">
            <text:p>2,02597402597403</text:p>
          </table:table-cell>
          <table:table-cell table:formula="of:=[.J$81]/[.$Q119]" office:value-type="float" office:value="369.974025974026" calcext:value-type="float">
            <text:p>369,974025974026</text:p>
          </table:table-cell>
          <table:table-cell table:formula="of:=[.K$81]/[.$Q119]" office:value-type="float" office:value="251.636363636364" calcext:value-type="float">
            <text:p>251,636363636364</text:p>
          </table:table-cell>
          <table:table-cell table:formula="of:=[.L$81]/[.$Q119]" office:value-type="float" office:value="1518.06493506494" calcext:value-type="float">
            <text:p>1518,06493506494</text:p>
          </table:table-cell>
          <table:table-cell table:formula="of:=[.M$81]/[.$Q119]" office:value-type="float" office:value="361.428571428571" calcext:value-type="float">
            <text:p>361,428571428571</text:p>
          </table:table-cell>
          <table:table-cell table:formula="of:=[.N$81]/[.$Q119]" office:value-type="float" office:value="608.532467532468" calcext:value-type="float">
            <text:p>608,532467532468</text:p>
          </table:table-cell>
          <table:table-cell table:formula="of:=[.O$81]/[.$Q119]" office:value-type="float" office:value="18393.6883116883" calcext:value-type="float">
            <text:p>18393,6883116883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table:formula="of:=IF([.B119]&gt;=[.$S$80];1;0)" office:value-type="float" office:value="0" calcext:value-type="float">
            <text:p>0</text:p>
          </table:table-cell>
          <table:table-cell table:formula="of:=IF([.C119]&gt;=[.$S$80];1;0)" office:value-type="float" office:value="0" calcext:value-type="float">
            <text:p>0</text:p>
          </table:table-cell>
          <table:table-cell table:formula="of:=IF([.D119]&gt;=[.$S$80];1;0)" office:value-type="float" office:value="1" calcext:value-type="float">
            <text:p>1</text:p>
          </table:table-cell>
          <table:table-cell table:formula="of:=IF([.E119]&gt;=[.$S$80];1;0)" office:value-type="float" office:value="0" calcext:value-type="float">
            <text:p>0</text:p>
          </table:table-cell>
          <table:table-cell table:formula="of:=IF([.F119]&gt;=[.$S$80];1;0)" office:value-type="float" office:value="0" calcext:value-type="float">
            <text:p>0</text:p>
          </table:table-cell>
          <table:table-cell table:formula="of:=IF([.G119]&gt;=[.$S$80];1;0)" office:value-type="float" office:value="0" calcext:value-type="float">
            <text:p>0</text:p>
          </table:table-cell>
          <table:table-cell table:formula="of:=IF([.H119]&gt;=[.$S$80];1;0)" office:value-type="float" office:value="0" calcext:value-type="float">
            <text:p>0</text:p>
          </table:table-cell>
          <table:table-cell table:formula="of:=IF([.I119]&gt;=[.$S$80];1;0)" office:value-type="float" office:value="0" calcext:value-type="float">
            <text:p>0</text:p>
          </table:table-cell>
          <table:table-cell table:formula="of:=IF([.J119]&gt;=[.$S$80];1;0)" office:value-type="float" office:value="0" calcext:value-type="float">
            <text:p>0</text:p>
          </table:table-cell>
          <table:table-cell table:formula="of:=IF([.K119]&gt;=[.$S$80];1;0)" office:value-type="float" office:value="0" calcext:value-type="float">
            <text:p>0</text:p>
          </table:table-cell>
          <table:table-cell table:formula="of:=IF([.L119]&gt;=[.$S$80];1;0)" office:value-type="float" office:value="0" calcext:value-type="float">
            <text:p>0</text:p>
          </table:table-cell>
          <table:table-cell table:formula="of:=IF([.M119]&gt;=[.$S$80];1;0)" office:value-type="float" office:value="0" calcext:value-type="float">
            <text:p>0</text:p>
          </table:table-cell>
          <table:table-cell table:formula="of:=IF([.N119]&gt;=[.$S$80];1;0)" office:value-type="float" office:value="0" calcext:value-type="float">
            <text:p>0</text:p>
          </table:table-cell>
          <table:table-cell table:formula="of:=IF([.O119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20]" office:value-type="float" office:value="16237.1392405063" calcext:value-type="float">
            <text:p>16237,1392405063</text:p>
          </table:table-cell>
          <table:table-cell table:formula="of:=[.C$81]/[.$Q120]" office:value-type="float" office:value="13066.253164557" calcext:value-type="float">
            <text:p>13066,253164557</text:p>
          </table:table-cell>
          <table:table-cell table:formula="of:=[.D$81]/[.$Q120]" office:value-type="float" office:value="17829.2911392405" calcext:value-type="float">
            <text:p>17829,2911392405</text:p>
          </table:table-cell>
          <table:table-cell table:formula="of:=[.E$81]/[.$Q120]" office:value-type="float" office:value="5089.96202531646" calcext:value-type="float">
            <text:p>5089,96202531646</text:p>
          </table:table-cell>
          <table:table-cell table:formula="of:=[.F$81]/[.$Q120]" office:value-type="float" office:value="5650.35443037975" calcext:value-type="float">
            <text:p>5650,35443037975</text:p>
          </table:table-cell>
          <table:table-cell table:formula="of:=[.G$81]/[.$Q120]" office:value-type="float" office:value="1245.50632911392" calcext:value-type="float">
            <text:p>1245,50632911392</text:p>
          </table:table-cell>
          <table:table-cell table:formula="of:=[.H$81]/[.$Q120]" office:value-type="float" office:value="250.443037974684" calcext:value-type="float">
            <text:p>250,443037974684</text:p>
          </table:table-cell>
          <table:table-cell table:formula="of:=[.I$81]/[.$Q120]" office:value-type="float" office:value="1.9746835443038" calcext:value-type="float">
            <text:p>1,9746835443038</text:p>
          </table:table-cell>
          <table:table-cell table:formula="of:=[.J$81]/[.$Q120]" office:value-type="float" office:value="360.607594936709" calcext:value-type="float">
            <text:p>360,607594936709</text:p>
          </table:table-cell>
          <table:table-cell table:formula="of:=[.K$81]/[.$Q120]" office:value-type="float" office:value="245.26582278481" calcext:value-type="float">
            <text:p>245,26582278481</text:p>
          </table:table-cell>
          <table:table-cell table:formula="of:=[.L$81]/[.$Q120]" office:value-type="float" office:value="1479.63291139241" calcext:value-type="float">
            <text:p>1479,63291139241</text:p>
          </table:table-cell>
          <table:table-cell table:formula="of:=[.M$81]/[.$Q120]" office:value-type="float" office:value="352.278481012658" calcext:value-type="float">
            <text:p>352,278481012658</text:p>
          </table:table-cell>
          <table:table-cell table:formula="of:=[.N$81]/[.$Q120]" office:value-type="float" office:value="593.126582278481" calcext:value-type="float">
            <text:p>593,126582278481</text:p>
          </table:table-cell>
          <table:table-cell table:formula="of:=[.O$81]/[.$Q120]" office:value-type="float" office:value="17928.0253164557" calcext:value-type="float">
            <text:p>17928,025316455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table:formula="of:=IF([.B120]&gt;=[.$S$80];1;0)" office:value-type="float" office:value="0" calcext:value-type="float">
            <text:p>0</text:p>
          </table:table-cell>
          <table:table-cell table:formula="of:=IF([.C120]&gt;=[.$S$80];1;0)" office:value-type="float" office:value="0" calcext:value-type="float">
            <text:p>0</text:p>
          </table:table-cell>
          <table:table-cell table:formula="of:=IF([.D120]&gt;=[.$S$80];1;0)" office:value-type="float" office:value="1" calcext:value-type="float">
            <text:p>1</text:p>
          </table:table-cell>
          <table:table-cell table:formula="of:=IF([.E120]&gt;=[.$S$80];1;0)" office:value-type="float" office:value="0" calcext:value-type="float">
            <text:p>0</text:p>
          </table:table-cell>
          <table:table-cell table:formula="of:=IF([.F120]&gt;=[.$S$80];1;0)" office:value-type="float" office:value="0" calcext:value-type="float">
            <text:p>0</text:p>
          </table:table-cell>
          <table:table-cell table:formula="of:=IF([.G120]&gt;=[.$S$80];1;0)" office:value-type="float" office:value="0" calcext:value-type="float">
            <text:p>0</text:p>
          </table:table-cell>
          <table:table-cell table:formula="of:=IF([.H120]&gt;=[.$S$80];1;0)" office:value-type="float" office:value="0" calcext:value-type="float">
            <text:p>0</text:p>
          </table:table-cell>
          <table:table-cell table:formula="of:=IF([.I120]&gt;=[.$S$80];1;0)" office:value-type="float" office:value="0" calcext:value-type="float">
            <text:p>0</text:p>
          </table:table-cell>
          <table:table-cell table:formula="of:=IF([.J120]&gt;=[.$S$80];1;0)" office:value-type="float" office:value="0" calcext:value-type="float">
            <text:p>0</text:p>
          </table:table-cell>
          <table:table-cell table:formula="of:=IF([.K120]&gt;=[.$S$80];1;0)" office:value-type="float" office:value="0" calcext:value-type="float">
            <text:p>0</text:p>
          </table:table-cell>
          <table:table-cell table:formula="of:=IF([.L120]&gt;=[.$S$80];1;0)" office:value-type="float" office:value="0" calcext:value-type="float">
            <text:p>0</text:p>
          </table:table-cell>
          <table:table-cell table:formula="of:=IF([.M120]&gt;=[.$S$80];1;0)" office:value-type="float" office:value="0" calcext:value-type="float">
            <text:p>0</text:p>
          </table:table-cell>
          <table:table-cell table:formula="of:=IF([.N120]&gt;=[.$S$80];1;0)" office:value-type="float" office:value="0" calcext:value-type="float">
            <text:p>0</text:p>
          </table:table-cell>
          <table:table-cell table:formula="of:=IF([.O120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21]" office:value-type="float" office:value="15836.2222222222" calcext:value-type="float">
            <text:p>15836,2222222222</text:p>
          </table:table-cell>
          <table:table-cell table:formula="of:=[.C$81]/[.$Q121]" office:value-type="float" office:value="12743.6296296296" calcext:value-type="float">
            <text:p>12743,6296296296</text:p>
          </table:table-cell>
          <table:table-cell table:formula="of:=[.D$81]/[.$Q121]" office:value-type="float" office:value="17389.0617283951" calcext:value-type="float">
            <text:p>17389,0617283951</text:p>
          </table:table-cell>
          <table:table-cell table:formula="of:=[.E$81]/[.$Q121]" office:value-type="float" office:value="4964.28395061728" calcext:value-type="float">
            <text:p>4964,28395061728</text:p>
          </table:table-cell>
          <table:table-cell table:formula="of:=[.F$81]/[.$Q121]" office:value-type="float" office:value="5510.83950617284" calcext:value-type="float">
            <text:p>5510,83950617284</text:p>
          </table:table-cell>
          <table:table-cell table:formula="of:=[.G$81]/[.$Q121]" office:value-type="float" office:value="1214.75308641975" calcext:value-type="float">
            <text:p>1214,75308641975</text:p>
          </table:table-cell>
          <table:table-cell table:formula="of:=[.H$81]/[.$Q121]" office:value-type="float" office:value="244.259259259259" calcext:value-type="float">
            <text:p>244,259259259259</text:p>
          </table:table-cell>
          <table:table-cell table:formula="of:=[.I$81]/[.$Q121]" office:value-type="float" office:value="1.92592592592593" calcext:value-type="float">
            <text:p>1,92592592592593</text:p>
          </table:table-cell>
          <table:table-cell table:formula="of:=[.J$81]/[.$Q121]" office:value-type="float" office:value="351.703703703704" calcext:value-type="float">
            <text:p>351,703703703704</text:p>
          </table:table-cell>
          <table:table-cell table:formula="of:=[.K$81]/[.$Q121]" office:value-type="float" office:value="239.20987654321" calcext:value-type="float">
            <text:p>239,20987654321</text:p>
          </table:table-cell>
          <table:table-cell table:formula="of:=[.L$81]/[.$Q121]" office:value-type="float" office:value="1443.0987654321" calcext:value-type="float">
            <text:p>1443,0987654321</text:p>
          </table:table-cell>
          <table:table-cell table:formula="of:=[.M$81]/[.$Q121]" office:value-type="float" office:value="343.58024691358" calcext:value-type="float">
            <text:p>343,58024691358</text:p>
          </table:table-cell>
          <table:table-cell table:formula="of:=[.N$81]/[.$Q121]" office:value-type="float" office:value="578.481481481482" calcext:value-type="float">
            <text:p>578,481481481482</text:p>
          </table:table-cell>
          <table:table-cell table:formula="of:=[.O$81]/[.$Q121]" office:value-type="float" office:value="17485.3580246914" calcext:value-type="float">
            <text:p>17485,358024691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IF([.B121]&gt;=[.$S$80];1;0)" office:value-type="float" office:value="0" calcext:value-type="float">
            <text:p>0</text:p>
          </table:table-cell>
          <table:table-cell table:formula="of:=IF([.C121]&gt;=[.$S$80];1;0)" office:value-type="float" office:value="0" calcext:value-type="float">
            <text:p>0</text:p>
          </table:table-cell>
          <table:table-cell table:formula="of:=IF([.D121]&gt;=[.$S$80];1;0)" office:value-type="float" office:value="0" calcext:value-type="float">
            <text:p>0</text:p>
          </table:table-cell>
          <table:table-cell table:formula="of:=IF([.E121]&gt;=[.$S$80];1;0)" office:value-type="float" office:value="0" calcext:value-type="float">
            <text:p>0</text:p>
          </table:table-cell>
          <table:table-cell table:formula="of:=IF([.F121]&gt;=[.$S$80];1;0)" office:value-type="float" office:value="0" calcext:value-type="float">
            <text:p>0</text:p>
          </table:table-cell>
          <table:table-cell table:formula="of:=IF([.G121]&gt;=[.$S$80];1;0)" office:value-type="float" office:value="0" calcext:value-type="float">
            <text:p>0</text:p>
          </table:table-cell>
          <table:table-cell table:formula="of:=IF([.H121]&gt;=[.$S$80];1;0)" office:value-type="float" office:value="0" calcext:value-type="float">
            <text:p>0</text:p>
          </table:table-cell>
          <table:table-cell table:formula="of:=IF([.I121]&gt;=[.$S$80];1;0)" office:value-type="float" office:value="0" calcext:value-type="float">
            <text:p>0</text:p>
          </table:table-cell>
          <table:table-cell table:formula="of:=IF([.J121]&gt;=[.$S$80];1;0)" office:value-type="float" office:value="0" calcext:value-type="float">
            <text:p>0</text:p>
          </table:table-cell>
          <table:table-cell table:formula="of:=IF([.K121]&gt;=[.$S$80];1;0)" office:value-type="float" office:value="0" calcext:value-type="float">
            <text:p>0</text:p>
          </table:table-cell>
          <table:table-cell table:formula="of:=IF([.L121]&gt;=[.$S$80];1;0)" office:value-type="float" office:value="0" calcext:value-type="float">
            <text:p>0</text:p>
          </table:table-cell>
          <table:table-cell table:formula="of:=IF([.M121]&gt;=[.$S$80];1;0)" office:value-type="float" office:value="0" calcext:value-type="float">
            <text:p>0</text:p>
          </table:table-cell>
          <table:table-cell table:formula="of:=IF([.N121]&gt;=[.$S$80];1;0)" office:value-type="float" office:value="0" calcext:value-type="float">
            <text:p>0</text:p>
          </table:table-cell>
          <table:table-cell table:formula="of:=IF([.O121]&gt;=[.$S$80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81]/[.$Q122]" office:value-type="float" office:value="15454.6265060241" calcext:value-type="float">
            <text:p>15454,6265060241</text:p>
          </table:table-cell>
          <table:table-cell table:formula="of:=[.C$81]/[.$Q122]" office:value-type="float" office:value="12436.5542168675" calcext:value-type="float">
            <text:p>12436,5542168675</text:p>
          </table:table-cell>
          <table:table-cell table:formula="of:=[.D$81]/[.$Q122]" office:value-type="float" office:value="16970.0481927711" calcext:value-type="float">
            <text:p>16970,0481927711</text:p>
          </table:table-cell>
          <table:table-cell table:formula="of:=[.E$81]/[.$Q122]" office:value-type="float" office:value="4844.66265060241" calcext:value-type="float">
            <text:p>4844,66265060241</text:p>
          </table:table-cell>
          <table:table-cell table:formula="of:=[.F$81]/[.$Q122]" office:value-type="float" office:value="5378.04819277108" calcext:value-type="float">
            <text:p>5378,04819277108</text:p>
          </table:table-cell>
          <table:table-cell table:formula="of:=[.G$81]/[.$Q122]" office:value-type="float" office:value="1185.48192771084" calcext:value-type="float">
            <text:p>1185,48192771084</text:p>
          </table:table-cell>
          <table:table-cell table:formula="of:=[.H$81]/[.$Q122]" office:value-type="float" office:value="238.373493975904" calcext:value-type="float">
            <text:p>238,373493975904</text:p>
          </table:table-cell>
          <table:table-cell table:formula="of:=[.I$81]/[.$Q122]" office:value-type="float" office:value="1.87951807228916" calcext:value-type="float">
            <text:p>1,87951807228916</text:p>
          </table:table-cell>
          <table:table-cell table:formula="of:=[.J$81]/[.$Q122]" office:value-type="float" office:value="343.228915662651" calcext:value-type="float">
            <text:p>343,228915662651</text:p>
          </table:table-cell>
          <table:table-cell table:formula="of:=[.K$81]/[.$Q122]" office:value-type="float" office:value="233.44578313253" calcext:value-type="float">
            <text:p>233,44578313253</text:p>
          </table:table-cell>
          <table:table-cell table:formula="of:=[.L$81]/[.$Q122]" office:value-type="float" office:value="1408.32530120482" calcext:value-type="float">
            <text:p>1408,32530120482</text:p>
          </table:table-cell>
          <table:table-cell table:formula="of:=[.M$81]/[.$Q122]" office:value-type="float" office:value="335.301204819277" calcext:value-type="float">
            <text:p>335,301204819277</text:p>
          </table:table-cell>
          <table:table-cell table:formula="of:=[.N$81]/[.$Q122]" office:value-type="float" office:value="564.542168674699" calcext:value-type="float">
            <text:p>564,542168674699</text:p>
          </table:table-cell>
          <table:table-cell table:formula="of:=[.O$81]/[.$Q122]" office:value-type="float" office:value="17064.0240963855" calcext:value-type="float">
            <text:p>17064,024096385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table:formula="of:=IF([.B122]&gt;=[.$S$80];1;0)" office:value-type="float" office:value="0" calcext:value-type="float">
            <text:p>0</text:p>
          </table:table-cell>
          <table:table-cell table:formula="of:=IF([.C122]&gt;=[.$S$80];1;0)" office:value-type="float" office:value="0" calcext:value-type="float">
            <text:p>0</text:p>
          </table:table-cell>
          <table:table-cell table:formula="of:=IF([.D122]&gt;=[.$S$80];1;0)" office:value-type="float" office:value="0" calcext:value-type="float">
            <text:p>0</text:p>
          </table:table-cell>
          <table:table-cell table:formula="of:=IF([.E122]&gt;=[.$S$80];1;0)" office:value-type="float" office:value="0" calcext:value-type="float">
            <text:p>0</text:p>
          </table:table-cell>
          <table:table-cell table:formula="of:=IF([.F122]&gt;=[.$S$80];1;0)" office:value-type="float" office:value="0" calcext:value-type="float">
            <text:p>0</text:p>
          </table:table-cell>
          <table:table-cell table:formula="of:=IF([.G122]&gt;=[.$S$80];1;0)" office:value-type="float" office:value="0" calcext:value-type="float">
            <text:p>0</text:p>
          </table:table-cell>
          <table:table-cell table:formula="of:=IF([.H122]&gt;=[.$S$80];1;0)" office:value-type="float" office:value="0" calcext:value-type="float">
            <text:p>0</text:p>
          </table:table-cell>
          <table:table-cell table:formula="of:=IF([.I122]&gt;=[.$S$80];1;0)" office:value-type="float" office:value="0" calcext:value-type="float">
            <text:p>0</text:p>
          </table:table-cell>
          <table:table-cell table:formula="of:=IF([.J122]&gt;=[.$S$80];1;0)" office:value-type="float" office:value="0" calcext:value-type="float">
            <text:p>0</text:p>
          </table:table-cell>
          <table:table-cell table:formula="of:=IF([.K122]&gt;=[.$S$80];1;0)" office:value-type="float" office:value="0" calcext:value-type="float">
            <text:p>0</text:p>
          </table:table-cell>
          <table:table-cell table:formula="of:=IF([.L122]&gt;=[.$S$80];1;0)" office:value-type="float" office:value="0" calcext:value-type="float">
            <text:p>0</text:p>
          </table:table-cell>
          <table:table-cell table:formula="of:=IF([.M122]&gt;=[.$S$80];1;0)" office:value-type="float" office:value="0" calcext:value-type="float">
            <text:p>0</text:p>
          </table:table-cell>
          <table:table-cell table:formula="of:=IF([.N122]&gt;=[.$S$80];1;0)" office:value-type="float" office:value="0" calcext:value-type="float">
            <text:p>0</text:p>
          </table:table-cell>
          <table:table-cell table:formula="of:=IF([.O122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23]" office:value-type="float" office:value="15090.9882352941" calcext:value-type="float">
            <text:p>15090,9882352941</text:p>
          </table:table-cell>
          <table:table-cell table:formula="of:=[.C$81]/[.$Q123]" office:value-type="float" office:value="12143.9294117647" calcext:value-type="float">
            <text:p>12143,9294117647</text:p>
          </table:table-cell>
          <table:table-cell table:formula="of:=[.D$81]/[.$Q123]" office:value-type="float" office:value="16570.7529411765" calcext:value-type="float">
            <text:p>16570,7529411765</text:p>
          </table:table-cell>
          <table:table-cell table:formula="of:=[.E$81]/[.$Q123]" office:value-type="float" office:value="4730.67058823529" calcext:value-type="float">
            <text:p>4730,67058823529</text:p>
          </table:table-cell>
          <table:table-cell table:formula="of:=[.F$81]/[.$Q123]" office:value-type="float" office:value="5251.50588235294" calcext:value-type="float">
            <text:p>5251,50588235294</text:p>
          </table:table-cell>
          <table:table-cell table:formula="of:=[.G$81]/[.$Q123]" office:value-type="float" office:value="1157.58823529412" calcext:value-type="float">
            <text:p>1157,58823529412</text:p>
          </table:table-cell>
          <table:table-cell table:formula="of:=[.H$81]/[.$Q123]" office:value-type="float" office:value="232.764705882353" calcext:value-type="float">
            <text:p>232,764705882353</text:p>
          </table:table-cell>
          <table:table-cell table:formula="of:=[.I$81]/[.$Q123]" office:value-type="float" office:value="1.83529411764706" calcext:value-type="float">
            <text:p>1,83529411764706</text:p>
          </table:table-cell>
          <table:table-cell table:formula="of:=[.J$81]/[.$Q123]" office:value-type="float" office:value="335.152941176471" calcext:value-type="float">
            <text:p>335,152941176471</text:p>
          </table:table-cell>
          <table:table-cell table:formula="of:=[.K$81]/[.$Q123]" office:value-type="float" office:value="227.952941176471" calcext:value-type="float">
            <text:p>227,952941176471</text:p>
          </table:table-cell>
          <table:table-cell table:formula="of:=[.L$81]/[.$Q123]" office:value-type="float" office:value="1375.18823529412" calcext:value-type="float">
            <text:p>1375,18823529412</text:p>
          </table:table-cell>
          <table:table-cell table:formula="of:=[.M$81]/[.$Q123]" office:value-type="float" office:value="327.411764705882" calcext:value-type="float">
            <text:p>327,411764705882</text:p>
          </table:table-cell>
          <table:table-cell table:formula="of:=[.N$81]/[.$Q123]" office:value-type="float" office:value="551.258823529412" calcext:value-type="float">
            <text:p>551,258823529412</text:p>
          </table:table-cell>
          <table:table-cell table:formula="of:=[.O$81]/[.$Q123]" office:value-type="float" office:value="16662.5176470588" calcext:value-type="float">
            <text:p>16662,5176470588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formula="of:=IF([.B123]&gt;=[.$S$80];1;0)" office:value-type="float" office:value="0" calcext:value-type="float">
            <text:p>0</text:p>
          </table:table-cell>
          <table:table-cell table:formula="of:=IF([.C123]&gt;=[.$S$80];1;0)" office:value-type="float" office:value="0" calcext:value-type="float">
            <text:p>0</text:p>
          </table:table-cell>
          <table:table-cell table:formula="of:=IF([.D123]&gt;=[.$S$80];1;0)" office:value-type="float" office:value="0" calcext:value-type="float">
            <text:p>0</text:p>
          </table:table-cell>
          <table:table-cell table:formula="of:=IF([.E123]&gt;=[.$S$80];1;0)" office:value-type="float" office:value="0" calcext:value-type="float">
            <text:p>0</text:p>
          </table:table-cell>
          <table:table-cell table:formula="of:=IF([.F123]&gt;=[.$S$80];1;0)" office:value-type="float" office:value="0" calcext:value-type="float">
            <text:p>0</text:p>
          </table:table-cell>
          <table:table-cell table:formula="of:=IF([.G123]&gt;=[.$S$80];1;0)" office:value-type="float" office:value="0" calcext:value-type="float">
            <text:p>0</text:p>
          </table:table-cell>
          <table:table-cell table:formula="of:=IF([.H123]&gt;=[.$S$80];1;0)" office:value-type="float" office:value="0" calcext:value-type="float">
            <text:p>0</text:p>
          </table:table-cell>
          <table:table-cell table:formula="of:=IF([.I123]&gt;=[.$S$80];1;0)" office:value-type="float" office:value="0" calcext:value-type="float">
            <text:p>0</text:p>
          </table:table-cell>
          <table:table-cell table:formula="of:=IF([.J123]&gt;=[.$S$80];1;0)" office:value-type="float" office:value="0" calcext:value-type="float">
            <text:p>0</text:p>
          </table:table-cell>
          <table:table-cell table:formula="of:=IF([.K123]&gt;=[.$S$80];1;0)" office:value-type="float" office:value="0" calcext:value-type="float">
            <text:p>0</text:p>
          </table:table-cell>
          <table:table-cell table:formula="of:=IF([.L123]&gt;=[.$S$80];1;0)" office:value-type="float" office:value="0" calcext:value-type="float">
            <text:p>0</text:p>
          </table:table-cell>
          <table:table-cell table:formula="of:=IF([.M123]&gt;=[.$S$80];1;0)" office:value-type="float" office:value="0" calcext:value-type="float">
            <text:p>0</text:p>
          </table:table-cell>
          <table:table-cell table:formula="of:=IF([.N123]&gt;=[.$S$80];1;0)" office:value-type="float" office:value="0" calcext:value-type="float">
            <text:p>0</text:p>
          </table:table-cell>
          <table:table-cell table:formula="of:=IF([.O123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24]" office:value-type="float" office:value="14744.0689655172" calcext:value-type="float">
            <text:p>14744,0689655172</text:p>
          </table:table-cell>
          <table:table-cell table:formula="of:=[.C$81]/[.$Q124]" office:value-type="float" office:value="11864.7586206897" calcext:value-type="float">
            <text:p>11864,7586206897</text:p>
          </table:table-cell>
          <table:table-cell table:formula="of:=[.D$81]/[.$Q124]" office:value-type="float" office:value="16189.816091954" calcext:value-type="float">
            <text:p>16189,816091954</text:p>
          </table:table-cell>
          <table:table-cell table:formula="of:=[.E$81]/[.$Q124]" office:value-type="float" office:value="4621.91954022989" calcext:value-type="float">
            <text:p>4621,91954022989</text:p>
          </table:table-cell>
          <table:table-cell table:formula="of:=[.F$81]/[.$Q124]" office:value-type="float" office:value="5130.7816091954" calcext:value-type="float">
            <text:p>5130,7816091954</text:p>
          </table:table-cell>
          <table:table-cell table:formula="of:=[.G$81]/[.$Q124]" office:value-type="float" office:value="1130.97701149425" calcext:value-type="float">
            <text:p>1130,97701149425</text:p>
          </table:table-cell>
          <table:table-cell table:formula="of:=[.H$81]/[.$Q124]" office:value-type="float" office:value="227.413793103448" calcext:value-type="float">
            <text:p>227,413793103448</text:p>
          </table:table-cell>
          <table:table-cell table:formula="of:=[.I$81]/[.$Q124]" office:value-type="float" office:value="1.79310344827586" calcext:value-type="float">
            <text:p>1,79310344827586</text:p>
          </table:table-cell>
          <table:table-cell table:formula="of:=[.J$81]/[.$Q124]" office:value-type="float" office:value="327.448275862069" calcext:value-type="float">
            <text:p>327,448275862069</text:p>
          </table:table-cell>
          <table:table-cell table:formula="of:=[.K$81]/[.$Q124]" office:value-type="float" office:value="222.712643678161" calcext:value-type="float">
            <text:p>222,712643678161</text:p>
          </table:table-cell>
          <table:table-cell table:formula="of:=[.L$81]/[.$Q124]" office:value-type="float" office:value="1343.57471264368" calcext:value-type="float">
            <text:p>1343,57471264368</text:p>
          </table:table-cell>
          <table:table-cell table:formula="of:=[.M$81]/[.$Q124]" office:value-type="float" office:value="319.885057471264" calcext:value-type="float">
            <text:p>319,885057471264</text:p>
          </table:table-cell>
          <table:table-cell table:formula="of:=[.N$81]/[.$Q124]" office:value-type="float" office:value="538.586206896552" calcext:value-type="float">
            <text:p>538,586206896552</text:p>
          </table:table-cell>
          <table:table-cell table:formula="of:=[.O$81]/[.$Q124]" office:value-type="float" office:value="16279.4712643678" calcext:value-type="float">
            <text:p>16279,471264367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table:formula="of:=IF([.B124]&gt;=[.$S$80];1;0)" office:value-type="float" office:value="0" calcext:value-type="float">
            <text:p>0</text:p>
          </table:table-cell>
          <table:table-cell table:formula="of:=IF([.C124]&gt;=[.$S$80];1;0)" office:value-type="float" office:value="0" calcext:value-type="float">
            <text:p>0</text:p>
          </table:table-cell>
          <table:table-cell table:formula="of:=IF([.D124]&gt;=[.$S$80];1;0)" office:value-type="float" office:value="0" calcext:value-type="float">
            <text:p>0</text:p>
          </table:table-cell>
          <table:table-cell table:formula="of:=IF([.E124]&gt;=[.$S$80];1;0)" office:value-type="float" office:value="0" calcext:value-type="float">
            <text:p>0</text:p>
          </table:table-cell>
          <table:table-cell table:formula="of:=IF([.F124]&gt;=[.$S$80];1;0)" office:value-type="float" office:value="0" calcext:value-type="float">
            <text:p>0</text:p>
          </table:table-cell>
          <table:table-cell table:formula="of:=IF([.G124]&gt;=[.$S$80];1;0)" office:value-type="float" office:value="0" calcext:value-type="float">
            <text:p>0</text:p>
          </table:table-cell>
          <table:table-cell table:formula="of:=IF([.H124]&gt;=[.$S$80];1;0)" office:value-type="float" office:value="0" calcext:value-type="float">
            <text:p>0</text:p>
          </table:table-cell>
          <table:table-cell table:formula="of:=IF([.I124]&gt;=[.$S$80];1;0)" office:value-type="float" office:value="0" calcext:value-type="float">
            <text:p>0</text:p>
          </table:table-cell>
          <table:table-cell table:formula="of:=IF([.J124]&gt;=[.$S$80];1;0)" office:value-type="float" office:value="0" calcext:value-type="float">
            <text:p>0</text:p>
          </table:table-cell>
          <table:table-cell table:formula="of:=IF([.K124]&gt;=[.$S$80];1;0)" office:value-type="float" office:value="0" calcext:value-type="float">
            <text:p>0</text:p>
          </table:table-cell>
          <table:table-cell table:formula="of:=IF([.L124]&gt;=[.$S$80];1;0)" office:value-type="float" office:value="0" calcext:value-type="float">
            <text:p>0</text:p>
          </table:table-cell>
          <table:table-cell table:formula="of:=IF([.M124]&gt;=[.$S$80];1;0)" office:value-type="float" office:value="0" calcext:value-type="float">
            <text:p>0</text:p>
          </table:table-cell>
          <table:table-cell table:formula="of:=IF([.N124]&gt;=[.$S$80];1;0)" office:value-type="float" office:value="0" calcext:value-type="float">
            <text:p>0</text:p>
          </table:table-cell>
          <table:table-cell table:formula="of:=IF([.O124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25]" office:value-type="float" office:value="14412.7415730337" calcext:value-type="float">
            <text:p>14412,7415730337</text:p>
          </table:table-cell>
          <table:table-cell table:formula="of:=[.C$81]/[.$Q125]" office:value-type="float" office:value="11598.1348314607" calcext:value-type="float">
            <text:p>11598,1348314607</text:p>
          </table:table-cell>
          <table:table-cell table:formula="of:=[.D$81]/[.$Q125]" office:value-type="float" office:value="15826" calcext:value-type="float">
            <text:p>15826</text:p>
          </table:table-cell>
          <table:table-cell table:formula="of:=[.E$81]/[.$Q125]" office:value-type="float" office:value="4518.05617977528" calcext:value-type="float">
            <text:p>4518,05617977528</text:p>
          </table:table-cell>
          <table:table-cell table:formula="of:=[.F$81]/[.$Q125]" office:value-type="float" office:value="5015.48314606742" calcext:value-type="float">
            <text:p>5015,48314606742</text:p>
          </table:table-cell>
          <table:table-cell table:formula="of:=[.G$81]/[.$Q125]" office:value-type="float" office:value="1105.56179775281" calcext:value-type="float">
            <text:p>1105,56179775281</text:p>
          </table:table-cell>
          <table:table-cell table:formula="of:=[.H$81]/[.$Q125]" office:value-type="float" office:value="222.303370786517" calcext:value-type="float">
            <text:p>222,303370786517</text:p>
          </table:table-cell>
          <table:table-cell table:formula="of:=[.I$81]/[.$Q125]" office:value-type="float" office:value="1.75280898876405" calcext:value-type="float">
            <text:p>1,75280898876405</text:p>
          </table:table-cell>
          <table:table-cell table:formula="of:=[.J$81]/[.$Q125]" office:value-type="float" office:value="320.089887640449" calcext:value-type="float">
            <text:p>320,089887640449</text:p>
          </table:table-cell>
          <table:table-cell table:formula="of:=[.K$81]/[.$Q125]" office:value-type="float" office:value="217.707865168539" calcext:value-type="float">
            <text:p>217,707865168539</text:p>
          </table:table-cell>
          <table:table-cell table:formula="of:=[.L$81]/[.$Q125]" office:value-type="float" office:value="1313.38202247191" calcext:value-type="float">
            <text:p>1313,38202247191</text:p>
          </table:table-cell>
          <table:table-cell table:formula="of:=[.M$81]/[.$Q125]" office:value-type="float" office:value="312.696629213483" calcext:value-type="float">
            <text:p>312,696629213483</text:p>
          </table:table-cell>
          <table:table-cell table:formula="of:=[.N$81]/[.$Q125]" office:value-type="float" office:value="526.483146067416" calcext:value-type="float">
            <text:p>526,483146067416</text:p>
          </table:table-cell>
          <table:table-cell table:formula="of:=[.O$81]/[.$Q125]" office:value-type="float" office:value="15913.6404494382" calcext:value-type="float">
            <text:p>15913,6404494382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table:formula="of:=IF([.B125]&gt;=[.$S$80];1;0)" office:value-type="float" office:value="0" calcext:value-type="float">
            <text:p>0</text:p>
          </table:table-cell>
          <table:table-cell table:formula="of:=IF([.C125]&gt;=[.$S$80];1;0)" office:value-type="float" office:value="0" calcext:value-type="float">
            <text:p>0</text:p>
          </table:table-cell>
          <table:table-cell table:formula="of:=IF([.D125]&gt;=[.$S$80];1;0)" office:value-type="float" office:value="0" calcext:value-type="float">
            <text:p>0</text:p>
          </table:table-cell>
          <table:table-cell table:formula="of:=IF([.E125]&gt;=[.$S$80];1;0)" office:value-type="float" office:value="0" calcext:value-type="float">
            <text:p>0</text:p>
          </table:table-cell>
          <table:table-cell table:formula="of:=IF([.F125]&gt;=[.$S$80];1;0)" office:value-type="float" office:value="0" calcext:value-type="float">
            <text:p>0</text:p>
          </table:table-cell>
          <table:table-cell table:formula="of:=IF([.G125]&gt;=[.$S$80];1;0)" office:value-type="float" office:value="0" calcext:value-type="float">
            <text:p>0</text:p>
          </table:table-cell>
          <table:table-cell table:formula="of:=IF([.H125]&gt;=[.$S$80];1;0)" office:value-type="float" office:value="0" calcext:value-type="float">
            <text:p>0</text:p>
          </table:table-cell>
          <table:table-cell table:formula="of:=IF([.I125]&gt;=[.$S$80];1;0)" office:value-type="float" office:value="0" calcext:value-type="float">
            <text:p>0</text:p>
          </table:table-cell>
          <table:table-cell table:formula="of:=IF([.J125]&gt;=[.$S$80];1;0)" office:value-type="float" office:value="0" calcext:value-type="float">
            <text:p>0</text:p>
          </table:table-cell>
          <table:table-cell table:formula="of:=IF([.K125]&gt;=[.$S$80];1;0)" office:value-type="float" office:value="0" calcext:value-type="float">
            <text:p>0</text:p>
          </table:table-cell>
          <table:table-cell table:formula="of:=IF([.L125]&gt;=[.$S$80];1;0)" office:value-type="float" office:value="0" calcext:value-type="float">
            <text:p>0</text:p>
          </table:table-cell>
          <table:table-cell table:formula="of:=IF([.M125]&gt;=[.$S$80];1;0)" office:value-type="float" office:value="0" calcext:value-type="float">
            <text:p>0</text:p>
          </table:table-cell>
          <table:table-cell table:formula="of:=IF([.N125]&gt;=[.$S$80];1;0)" office:value-type="float" office:value="0" calcext:value-type="float">
            <text:p>0</text:p>
          </table:table-cell>
          <table:table-cell table:formula="of:=IF([.O125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26]" office:value-type="float" office:value="14095.978021978" calcext:value-type="float">
            <text:p>14095,978021978</text:p>
          </table:table-cell>
          <table:table-cell table:formula="of:=[.C$81]/[.$Q126]" office:value-type="float" office:value="11343.2307692308" calcext:value-type="float">
            <text:p>11343,2307692308</text:p>
          </table:table-cell>
          <table:table-cell table:formula="of:=[.D$81]/[.$Q126]" office:value-type="float" office:value="15478.1758241758" calcext:value-type="float">
            <text:p>15478,1758241758</text:p>
          </table:table-cell>
          <table:table-cell table:formula="of:=[.E$81]/[.$Q126]" office:value-type="float" office:value="4418.75824175824" calcext:value-type="float">
            <text:p>4418,75824175824</text:p>
          </table:table-cell>
          <table:table-cell table:formula="of:=[.F$81]/[.$Q126]" office:value-type="float" office:value="4905.25274725275" calcext:value-type="float">
            <text:p>4905,25274725275</text:p>
          </table:table-cell>
          <table:table-cell table:formula="of:=[.G$81]/[.$Q126]" office:value-type="float" office:value="1081.26373626374" calcext:value-type="float">
            <text:p>1081,26373626374</text:p>
          </table:table-cell>
          <table:table-cell table:formula="of:=[.H$81]/[.$Q126]" office:value-type="float" office:value="217.417582417582" calcext:value-type="float">
            <text:p>217,417582417582</text:p>
          </table:table-cell>
          <table:table-cell table:formula="of:=[.I$81]/[.$Q126]" office:value-type="float" office:value="1.71428571428571" calcext:value-type="float">
            <text:p>1,71428571428571</text:p>
          </table:table-cell>
          <table:table-cell table:formula="of:=[.J$81]/[.$Q126]" office:value-type="float" office:value="313.054945054945" calcext:value-type="float">
            <text:p>313,054945054945</text:p>
          </table:table-cell>
          <table:table-cell table:formula="of:=[.K$81]/[.$Q126]" office:value-type="float" office:value="212.923076923077" calcext:value-type="float">
            <text:p>212,923076923077</text:p>
          </table:table-cell>
          <table:table-cell table:formula="of:=[.L$81]/[.$Q126]" office:value-type="float" office:value="1284.51648351648" calcext:value-type="float">
            <text:p>1284,51648351648</text:p>
          </table:table-cell>
          <table:table-cell table:formula="of:=[.M$81]/[.$Q126]" office:value-type="float" office:value="305.824175824176" calcext:value-type="float">
            <text:p>305,824175824176</text:p>
          </table:table-cell>
          <table:table-cell table:formula="of:=[.N$81]/[.$Q126]" office:value-type="float" office:value="514.912087912088" calcext:value-type="float">
            <text:p>514,912087912088</text:p>
          </table:table-cell>
          <table:table-cell table:formula="of:=[.O$81]/[.$Q126]" office:value-type="float" office:value="15563.8901098901" calcext:value-type="float">
            <text:p>15563,890109890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table:formula="of:=IF([.B126]&gt;=[.$S$80];1;0)" office:value-type="float" office:value="0" calcext:value-type="float">
            <text:p>0</text:p>
          </table:table-cell>
          <table:table-cell table:formula="of:=IF([.C126]&gt;=[.$S$80];1;0)" office:value-type="float" office:value="0" calcext:value-type="float">
            <text:p>0</text:p>
          </table:table-cell>
          <table:table-cell table:formula="of:=IF([.D126]&gt;=[.$S$80];1;0)" office:value-type="float" office:value="0" calcext:value-type="float">
            <text:p>0</text:p>
          </table:table-cell>
          <table:table-cell table:formula="of:=IF([.E126]&gt;=[.$S$80];1;0)" office:value-type="float" office:value="0" calcext:value-type="float">
            <text:p>0</text:p>
          </table:table-cell>
          <table:table-cell table:formula="of:=IF([.F126]&gt;=[.$S$80];1;0)" office:value-type="float" office:value="0" calcext:value-type="float">
            <text:p>0</text:p>
          </table:table-cell>
          <table:table-cell table:formula="of:=IF([.G126]&gt;=[.$S$80];1;0)" office:value-type="float" office:value="0" calcext:value-type="float">
            <text:p>0</text:p>
          </table:table-cell>
          <table:table-cell table:formula="of:=IF([.H126]&gt;=[.$S$80];1;0)" office:value-type="float" office:value="0" calcext:value-type="float">
            <text:p>0</text:p>
          </table:table-cell>
          <table:table-cell table:formula="of:=IF([.I126]&gt;=[.$S$80];1;0)" office:value-type="float" office:value="0" calcext:value-type="float">
            <text:p>0</text:p>
          </table:table-cell>
          <table:table-cell table:formula="of:=IF([.J126]&gt;=[.$S$80];1;0)" office:value-type="float" office:value="0" calcext:value-type="float">
            <text:p>0</text:p>
          </table:table-cell>
          <table:table-cell table:formula="of:=IF([.K126]&gt;=[.$S$80];1;0)" office:value-type="float" office:value="0" calcext:value-type="float">
            <text:p>0</text:p>
          </table:table-cell>
          <table:table-cell table:formula="of:=IF([.L126]&gt;=[.$S$80];1;0)" office:value-type="float" office:value="0" calcext:value-type="float">
            <text:p>0</text:p>
          </table:table-cell>
          <table:table-cell table:formula="of:=IF([.M126]&gt;=[.$S$80];1;0)" office:value-type="float" office:value="0" calcext:value-type="float">
            <text:p>0</text:p>
          </table:table-cell>
          <table:table-cell table:formula="of:=IF([.N126]&gt;=[.$S$80];1;0)" office:value-type="float" office:value="0" calcext:value-type="float">
            <text:p>0</text:p>
          </table:table-cell>
          <table:table-cell table:formula="of:=IF([.O126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27]" office:value-type="float" office:value="13792.8387096774" calcext:value-type="float">
            <text:p>13792,8387096774</text:p>
          </table:table-cell>
          <table:table-cell table:formula="of:=[.C$81]/[.$Q127]" office:value-type="float" office:value="11099.2903225806" calcext:value-type="float">
            <text:p>11099,2903225806</text:p>
          </table:table-cell>
          <table:table-cell table:formula="of:=[.D$81]/[.$Q127]" office:value-type="float" office:value="15145.311827957" calcext:value-type="float">
            <text:p>15145,311827957</text:p>
          </table:table-cell>
          <table:table-cell table:formula="of:=[.E$81]/[.$Q127]" office:value-type="float" office:value="4323.7311827957" calcext:value-type="float">
            <text:p>4323,7311827957</text:p>
          </table:table-cell>
          <table:table-cell table:formula="of:=[.F$81]/[.$Q127]" office:value-type="float" office:value="4799.76344086022" calcext:value-type="float">
            <text:p>4799,76344086022</text:p>
          </table:table-cell>
          <table:table-cell table:formula="of:=[.G$81]/[.$Q127]" office:value-type="float" office:value="1058.01075268817" calcext:value-type="float">
            <text:p>1058,01075268817</text:p>
          </table:table-cell>
          <table:table-cell table:formula="of:=[.H$81]/[.$Q127]" office:value-type="float" office:value="212.741935483871" calcext:value-type="float">
            <text:p>212,741935483871</text:p>
          </table:table-cell>
          <table:table-cell table:formula="of:=[.I$81]/[.$Q127]" office:value-type="float" office:value="1.67741935483871" calcext:value-type="float">
            <text:p>1,67741935483871</text:p>
          </table:table-cell>
          <table:table-cell table:formula="of:=[.J$81]/[.$Q127]" office:value-type="float" office:value="306.322580645161" calcext:value-type="float">
            <text:p>306,322580645161</text:p>
          </table:table-cell>
          <table:table-cell table:formula="of:=[.K$81]/[.$Q127]" office:value-type="float" office:value="208.344086021505" calcext:value-type="float">
            <text:p>208,344086021505</text:p>
          </table:table-cell>
          <table:table-cell table:formula="of:=[.L$81]/[.$Q127]" office:value-type="float" office:value="1256.89247311828" calcext:value-type="float">
            <text:p>1256,89247311828</text:p>
          </table:table-cell>
          <table:table-cell table:formula="of:=[.M$81]/[.$Q127]" office:value-type="float" office:value="299.247311827957" calcext:value-type="float">
            <text:p>299,247311827957</text:p>
          </table:table-cell>
          <table:table-cell table:formula="of:=[.N$81]/[.$Q127]" office:value-type="float" office:value="503.838709677419" calcext:value-type="float">
            <text:p>503,838709677419</text:p>
          </table:table-cell>
          <table:table-cell table:formula="of:=[.O$81]/[.$Q127]" office:value-type="float" office:value="15229.1827956989" calcext:value-type="float">
            <text:p>15229,182795698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table:formula="of:=IF([.B127]&gt;=[.$S$80];1;0)" office:value-type="float" office:value="0" calcext:value-type="float">
            <text:p>0</text:p>
          </table:table-cell>
          <table:table-cell table:formula="of:=IF([.C127]&gt;=[.$S$80];1;0)" office:value-type="float" office:value="0" calcext:value-type="float">
            <text:p>0</text:p>
          </table:table-cell>
          <table:table-cell table:formula="of:=IF([.D127]&gt;=[.$S$80];1;0)" office:value-type="float" office:value="0" calcext:value-type="float">
            <text:p>0</text:p>
          </table:table-cell>
          <table:table-cell table:formula="of:=IF([.E127]&gt;=[.$S$80];1;0)" office:value-type="float" office:value="0" calcext:value-type="float">
            <text:p>0</text:p>
          </table:table-cell>
          <table:table-cell table:formula="of:=IF([.F127]&gt;=[.$S$80];1;0)" office:value-type="float" office:value="0" calcext:value-type="float">
            <text:p>0</text:p>
          </table:table-cell>
          <table:table-cell table:formula="of:=IF([.G127]&gt;=[.$S$80];1;0)" office:value-type="float" office:value="0" calcext:value-type="float">
            <text:p>0</text:p>
          </table:table-cell>
          <table:table-cell table:formula="of:=IF([.H127]&gt;=[.$S$80];1;0)" office:value-type="float" office:value="0" calcext:value-type="float">
            <text:p>0</text:p>
          </table:table-cell>
          <table:table-cell table:formula="of:=IF([.I127]&gt;=[.$S$80];1;0)" office:value-type="float" office:value="0" calcext:value-type="float">
            <text:p>0</text:p>
          </table:table-cell>
          <table:table-cell table:formula="of:=IF([.J127]&gt;=[.$S$80];1;0)" office:value-type="float" office:value="0" calcext:value-type="float">
            <text:p>0</text:p>
          </table:table-cell>
          <table:table-cell table:formula="of:=IF([.K127]&gt;=[.$S$80];1;0)" office:value-type="float" office:value="0" calcext:value-type="float">
            <text:p>0</text:p>
          </table:table-cell>
          <table:table-cell table:formula="of:=IF([.L127]&gt;=[.$S$80];1;0)" office:value-type="float" office:value="0" calcext:value-type="float">
            <text:p>0</text:p>
          </table:table-cell>
          <table:table-cell table:formula="of:=IF([.M127]&gt;=[.$S$80];1;0)" office:value-type="float" office:value="0" calcext:value-type="float">
            <text:p>0</text:p>
          </table:table-cell>
          <table:table-cell table:formula="of:=IF([.N127]&gt;=[.$S$80];1;0)" office:value-type="float" office:value="0" calcext:value-type="float">
            <text:p>0</text:p>
          </table:table-cell>
          <table:table-cell table:formula="of:=IF([.O127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28]" office:value-type="float" office:value="13502.4631578947" calcext:value-type="float">
            <text:p>13502,4631578947</text:p>
          </table:table-cell>
          <table:table-cell table:formula="of:=[.C$81]/[.$Q128]" office:value-type="float" office:value="10865.6210526316" calcext:value-type="float">
            <text:p>10865,6210526316</text:p>
          </table:table-cell>
          <table:table-cell table:formula="of:=[.D$81]/[.$Q128]" office:value-type="float" office:value="14826.4631578947" calcext:value-type="float">
            <text:p>14826,4631578947</text:p>
          </table:table-cell>
          <table:table-cell table:formula="of:=[.E$81]/[.$Q128]" office:value-type="float" office:value="4232.70526315789" calcext:value-type="float">
            <text:p>4232,70526315789</text:p>
          </table:table-cell>
          <table:table-cell table:formula="of:=[.F$81]/[.$Q128]" office:value-type="float" office:value="4698.71578947368" calcext:value-type="float">
            <text:p>4698,71578947368</text:p>
          </table:table-cell>
          <table:table-cell table:formula="of:=[.G$81]/[.$Q128]" office:value-type="float" office:value="1035.73684210526" calcext:value-type="float">
            <text:p>1035,73684210526</text:p>
          </table:table-cell>
          <table:table-cell table:formula="of:=[.H$81]/[.$Q128]" office:value-type="float" office:value="208.263157894737" calcext:value-type="float">
            <text:p>208,263157894737</text:p>
          </table:table-cell>
          <table:table-cell table:formula="of:=[.I$81]/[.$Q128]" office:value-type="float" office:value="1.64210526315789" calcext:value-type="float">
            <text:p>1,64210526315789</text:p>
          </table:table-cell>
          <table:table-cell table:formula="of:=[.J$81]/[.$Q128]" office:value-type="float" office:value="299.873684210526" calcext:value-type="float">
            <text:p>299,873684210526</text:p>
          </table:table-cell>
          <table:table-cell table:formula="of:=[.K$81]/[.$Q128]" office:value-type="float" office:value="203.957894736842" calcext:value-type="float">
            <text:p>203,957894736842</text:p>
          </table:table-cell>
          <table:table-cell table:formula="of:=[.L$81]/[.$Q128]" office:value-type="float" office:value="1230.43157894737" calcext:value-type="float">
            <text:p>1230,43157894737</text:p>
          </table:table-cell>
          <table:table-cell table:formula="of:=[.M$81]/[.$Q128]" office:value-type="float" office:value="292.947368421053" calcext:value-type="float">
            <text:p>292,947368421053</text:p>
          </table:table-cell>
          <table:table-cell table:formula="of:=[.N$81]/[.$Q128]" office:value-type="float" office:value="493.231578947368" calcext:value-type="float">
            <text:p>493,231578947368</text:p>
          </table:table-cell>
          <table:table-cell table:formula="of:=[.O$81]/[.$Q128]" office:value-type="float" office:value="14908.5684210526" calcext:value-type="float">
            <text:p>14908,568421052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table:formula="of:=IF([.B128]&gt;=[.$S$80];1;0)" office:value-type="float" office:value="0" calcext:value-type="float">
            <text:p>0</text:p>
          </table:table-cell>
          <table:table-cell table:formula="of:=IF([.C128]&gt;=[.$S$80];1;0)" office:value-type="float" office:value="0" calcext:value-type="float">
            <text:p>0</text:p>
          </table:table-cell>
          <table:table-cell table:formula="of:=IF([.D128]&gt;=[.$S$80];1;0)" office:value-type="float" office:value="0" calcext:value-type="float">
            <text:p>0</text:p>
          </table:table-cell>
          <table:table-cell table:formula="of:=IF([.E128]&gt;=[.$S$80];1;0)" office:value-type="float" office:value="0" calcext:value-type="float">
            <text:p>0</text:p>
          </table:table-cell>
          <table:table-cell table:formula="of:=IF([.F128]&gt;=[.$S$80];1;0)" office:value-type="float" office:value="0" calcext:value-type="float">
            <text:p>0</text:p>
          </table:table-cell>
          <table:table-cell table:formula="of:=IF([.G128]&gt;=[.$S$80];1;0)" office:value-type="float" office:value="0" calcext:value-type="float">
            <text:p>0</text:p>
          </table:table-cell>
          <table:table-cell table:formula="of:=IF([.H128]&gt;=[.$S$80];1;0)" office:value-type="float" office:value="0" calcext:value-type="float">
            <text:p>0</text:p>
          </table:table-cell>
          <table:table-cell table:formula="of:=IF([.I128]&gt;=[.$S$80];1;0)" office:value-type="float" office:value="0" calcext:value-type="float">
            <text:p>0</text:p>
          </table:table-cell>
          <table:table-cell table:formula="of:=IF([.J128]&gt;=[.$S$80];1;0)" office:value-type="float" office:value="0" calcext:value-type="float">
            <text:p>0</text:p>
          </table:table-cell>
          <table:table-cell table:formula="of:=IF([.K128]&gt;=[.$S$80];1;0)" office:value-type="float" office:value="0" calcext:value-type="float">
            <text:p>0</text:p>
          </table:table-cell>
          <table:table-cell table:formula="of:=IF([.L128]&gt;=[.$S$80];1;0)" office:value-type="float" office:value="0" calcext:value-type="float">
            <text:p>0</text:p>
          </table:table-cell>
          <table:table-cell table:formula="of:=IF([.M128]&gt;=[.$S$80];1;0)" office:value-type="float" office:value="0" calcext:value-type="float">
            <text:p>0</text:p>
          </table:table-cell>
          <table:table-cell table:formula="of:=IF([.N128]&gt;=[.$S$80];1;0)" office:value-type="float" office:value="0" calcext:value-type="float">
            <text:p>0</text:p>
          </table:table-cell>
          <table:table-cell table:formula="of:=IF([.O128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29]" office:value-type="float" office:value="13224.0618556701" calcext:value-type="float">
            <text:p>13224,0618556701</text:p>
          </table:table-cell>
          <table:table-cell table:formula="of:=[.C$81]/[.$Q129]" office:value-type="float" office:value="10641.587628866" calcext:value-type="float">
            <text:p>10641,587628866</text:p>
          </table:table-cell>
          <table:table-cell table:formula="of:=[.D$81]/[.$Q129]" office:value-type="float" office:value="14520.7628865979" calcext:value-type="float">
            <text:p>14520,7628865979</text:p>
          </table:table-cell>
          <table:table-cell table:formula="of:=[.E$81]/[.$Q129]" office:value-type="float" office:value="4145.43298969072" calcext:value-type="float">
            <text:p>4145,43298969072</text:p>
          </table:table-cell>
          <table:table-cell table:formula="of:=[.F$81]/[.$Q129]" office:value-type="float" office:value="4601.83505154639" calcext:value-type="float">
            <text:p>4601,83505154639</text:p>
          </table:table-cell>
          <table:table-cell table:formula="of:=[.G$81]/[.$Q129]" office:value-type="float" office:value="1014.38144329897" calcext:value-type="float">
            <text:p>1014,38144329897</text:p>
          </table:table-cell>
          <table:table-cell table:formula="of:=[.H$81]/[.$Q129]" office:value-type="float" office:value="203.969072164948" calcext:value-type="float">
            <text:p>203,969072164948</text:p>
          </table:table-cell>
          <table:table-cell table:formula="of:=[.I$81]/[.$Q129]" office:value-type="float" office:value="1.60824742268041" calcext:value-type="float">
            <text:p>1,60824742268041</text:p>
          </table:table-cell>
          <table:table-cell table:formula="of:=[.J$81]/[.$Q129]" office:value-type="float" office:value="293.690721649485" calcext:value-type="float">
            <text:p>293,690721649485</text:p>
          </table:table-cell>
          <table:table-cell table:formula="of:=[.K$81]/[.$Q129]" office:value-type="float" office:value="199.752577319588" calcext:value-type="float">
            <text:p>199,752577319588</text:p>
          </table:table-cell>
          <table:table-cell table:formula="of:=[.L$81]/[.$Q129]" office:value-type="float" office:value="1205.0618556701" calcext:value-type="float">
            <text:p>1205,0618556701</text:p>
          </table:table-cell>
          <table:table-cell table:formula="of:=[.M$81]/[.$Q129]" office:value-type="float" office:value="286.907216494845" calcext:value-type="float">
            <text:p>286,907216494845</text:p>
          </table:table-cell>
          <table:table-cell table:formula="of:=[.N$81]/[.$Q129]" office:value-type="float" office:value="483.061855670103" calcext:value-type="float">
            <text:p>483,061855670103</text:p>
          </table:table-cell>
          <table:table-cell table:formula="of:=[.O$81]/[.$Q129]" office:value-type="float" office:value="14601.175257732" calcext:value-type="float">
            <text:p>14601,17525773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IF([.B129]&gt;=[.$S$80];1;0)" office:value-type="float" office:value="0" calcext:value-type="float">
            <text:p>0</text:p>
          </table:table-cell>
          <table:table-cell table:formula="of:=IF([.C129]&gt;=[.$S$80];1;0)" office:value-type="float" office:value="0" calcext:value-type="float">
            <text:p>0</text:p>
          </table:table-cell>
          <table:table-cell table:formula="of:=IF([.D129]&gt;=[.$S$80];1;0)" office:value-type="float" office:value="0" calcext:value-type="float">
            <text:p>0</text:p>
          </table:table-cell>
          <table:table-cell table:formula="of:=IF([.E129]&gt;=[.$S$80];1;0)" office:value-type="float" office:value="0" calcext:value-type="float">
            <text:p>0</text:p>
          </table:table-cell>
          <table:table-cell table:formula="of:=IF([.F129]&gt;=[.$S$80];1;0)" office:value-type="float" office:value="0" calcext:value-type="float">
            <text:p>0</text:p>
          </table:table-cell>
          <table:table-cell table:formula="of:=IF([.G129]&gt;=[.$S$80];1;0)" office:value-type="float" office:value="0" calcext:value-type="float">
            <text:p>0</text:p>
          </table:table-cell>
          <table:table-cell table:formula="of:=IF([.H129]&gt;=[.$S$80];1;0)" office:value-type="float" office:value="0" calcext:value-type="float">
            <text:p>0</text:p>
          </table:table-cell>
          <table:table-cell table:formula="of:=IF([.I129]&gt;=[.$S$80];1;0)" office:value-type="float" office:value="0" calcext:value-type="float">
            <text:p>0</text:p>
          </table:table-cell>
          <table:table-cell table:formula="of:=IF([.J129]&gt;=[.$S$80];1;0)" office:value-type="float" office:value="0" calcext:value-type="float">
            <text:p>0</text:p>
          </table:table-cell>
          <table:table-cell table:formula="of:=IF([.K129]&gt;=[.$S$80];1;0)" office:value-type="float" office:value="0" calcext:value-type="float">
            <text:p>0</text:p>
          </table:table-cell>
          <table:table-cell table:formula="of:=IF([.L129]&gt;=[.$S$80];1;0)" office:value-type="float" office:value="0" calcext:value-type="float">
            <text:p>0</text:p>
          </table:table-cell>
          <table:table-cell table:formula="of:=IF([.M129]&gt;=[.$S$80];1;0)" office:value-type="float" office:value="0" calcext:value-type="float">
            <text:p>0</text:p>
          </table:table-cell>
          <table:table-cell table:formula="of:=IF([.N129]&gt;=[.$S$80];1;0)" office:value-type="float" office:value="0" calcext:value-type="float">
            <text:p>0</text:p>
          </table:table-cell>
          <table:table-cell table:formula="of:=IF([.O129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81]/[.$Q130]" office:value-type="float" office:value="12956.9090909091" calcext:value-type="float">
            <text:p>12956,9090909091</text:p>
          </table:table-cell>
          <table:table-cell table:formula="of:=[.C$81]/[.$Q130]" office:value-type="float" office:value="10426.6060606061" calcext:value-type="float">
            <text:p>10426,6060606061</text:p>
          </table:table-cell>
          <table:table-cell table:formula="of:=[.D$81]/[.$Q130]" office:value-type="float" office:value="14227.4141414141" calcext:value-type="float">
            <text:p>14227,4141414141</text:p>
          </table:table-cell>
          <table:table-cell table:formula="of:=[.E$81]/[.$Q130]" office:value-type="float" office:value="4061.68686868687" calcext:value-type="float">
            <text:p>4061,68686868687</text:p>
          </table:table-cell>
          <table:table-cell table:formula="of:=[.F$81]/[.$Q130]" office:value-type="float" office:value="4508.86868686869" calcext:value-type="float">
            <text:p>4508,86868686869</text:p>
          </table:table-cell>
          <table:table-cell table:formula="of:=[.G$81]/[.$Q130]" office:value-type="float" office:value="993.888888888889" calcext:value-type="float">
            <text:p>993,888888888889</text:p>
          </table:table-cell>
          <table:table-cell table:formula="of:=[.H$81]/[.$Q130]" office:value-type="float" office:value="199.848484848485" calcext:value-type="float">
            <text:p>199,848484848485</text:p>
          </table:table-cell>
          <table:table-cell table:formula="of:=[.I$81]/[.$Q130]" office:value-type="float" office:value="1.57575757575758" calcext:value-type="float">
            <text:p>1,57575757575758</text:p>
          </table:table-cell>
          <table:table-cell table:formula="of:=[.J$81]/[.$Q130]" office:value-type="float" office:value="287.757575757576" calcext:value-type="float">
            <text:p>287,757575757576</text:p>
          </table:table-cell>
          <table:table-cell table:formula="of:=[.K$81]/[.$Q130]" office:value-type="float" office:value="195.717171717172" calcext:value-type="float">
            <text:p>195,717171717172</text:p>
          </table:table-cell>
          <table:table-cell table:formula="of:=[.L$81]/[.$Q130]" office:value-type="float" office:value="1180.71717171717" calcext:value-type="float">
            <text:p>1180,71717171717</text:p>
          </table:table-cell>
          <table:table-cell table:formula="of:=[.M$81]/[.$Q130]" office:value-type="float" office:value="281.111111111111" calcext:value-type="float">
            <text:p>281,111111111111</text:p>
          </table:table-cell>
          <table:table-cell table:formula="of:=[.N$81]/[.$Q130]" office:value-type="float" office:value="473.30303030303" calcext:value-type="float">
            <text:p>473,30303030303</text:p>
          </table:table-cell>
          <table:table-cell table:formula="of:=[.O$81]/[.$Q130]" office:value-type="float" office:value="14306.202020202" calcext:value-type="float">
            <text:p>14306,20202020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table:formula="of:=IF([.B130]&gt;=[.$S$80];1;0)" office:value-type="float" office:value="0" calcext:value-type="float">
            <text:p>0</text:p>
          </table:table-cell>
          <table:table-cell table:formula="of:=IF([.C130]&gt;=[.$S$80];1;0)" office:value-type="float" office:value="0" calcext:value-type="float">
            <text:p>0</text:p>
          </table:table-cell>
          <table:table-cell table:formula="of:=IF([.D130]&gt;=[.$S$80];1;0)" office:value-type="float" office:value="0" calcext:value-type="float">
            <text:p>0</text:p>
          </table:table-cell>
          <table:table-cell table:formula="of:=IF([.E130]&gt;=[.$S$80];1;0)" office:value-type="float" office:value="0" calcext:value-type="float">
            <text:p>0</text:p>
          </table:table-cell>
          <table:table-cell table:formula="of:=IF([.F130]&gt;=[.$S$80];1;0)" office:value-type="float" office:value="0" calcext:value-type="float">
            <text:p>0</text:p>
          </table:table-cell>
          <table:table-cell table:formula="of:=IF([.G130]&gt;=[.$S$80];1;0)" office:value-type="float" office:value="0" calcext:value-type="float">
            <text:p>0</text:p>
          </table:table-cell>
          <table:table-cell table:formula="of:=IF([.H130]&gt;=[.$S$80];1;0)" office:value-type="float" office:value="0" calcext:value-type="float">
            <text:p>0</text:p>
          </table:table-cell>
          <table:table-cell table:formula="of:=IF([.I130]&gt;=[.$S$80];1;0)" office:value-type="float" office:value="0" calcext:value-type="float">
            <text:p>0</text:p>
          </table:table-cell>
          <table:table-cell table:formula="of:=IF([.J130]&gt;=[.$S$80];1;0)" office:value-type="float" office:value="0" calcext:value-type="float">
            <text:p>0</text:p>
          </table:table-cell>
          <table:table-cell table:formula="of:=IF([.K130]&gt;=[.$S$80];1;0)" office:value-type="float" office:value="0" calcext:value-type="float">
            <text:p>0</text:p>
          </table:table-cell>
          <table:table-cell table:formula="of:=IF([.L130]&gt;=[.$S$80];1;0)" office:value-type="float" office:value="0" calcext:value-type="float">
            <text:p>0</text:p>
          </table:table-cell>
          <table:table-cell table:formula="of:=IF([.M130]&gt;=[.$S$80];1;0)" office:value-type="float" office:value="0" calcext:value-type="float">
            <text:p>0</text:p>
          </table:table-cell>
          <table:table-cell table:formula="of:=IF([.N130]&gt;=[.$S$80];1;0)" office:value-type="float" office:value="0" calcext:value-type="float">
            <text:p>0</text:p>
          </table:table-cell>
          <table:table-cell table:formula="of:=IF([.O130]&gt;=[.$S$80];1;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9"/>
          <table:table-cell office:value-type="string" calcext:value-type="string">
            <text:p>Mandate</text:p>
          </table:table-cell>
          <table:table-cell table:formula="of:=SUM([.U81:.U130])" office:value-type="float" office:value="37" calcext:value-type="float">
            <text:p>37</text:p>
          </table:table-cell>
          <table:table-cell table:formula="of:=SUM([.V81:.V130])" office:value-type="float" office:value="30" calcext:value-type="float">
            <text:p>30</text:p>
          </table:table-cell>
          <table:table-cell table:formula="of:=SUM([.W81:.W130])" office:value-type="float" office:value="40" calcext:value-type="float">
            <text:p>40</text:p>
          </table:table-cell>
          <table:table-cell table:formula="of:=SUM([.X81:.X130])" office:value-type="float" office:value="11" calcext:value-type="float">
            <text:p>11</text:p>
          </table:table-cell>
          <table:table-cell table:formula="of:=SUM([.Y81:.Y130])" office:value-type="float" office:value="13" calcext:value-type="float">
            <text:p>13</text:p>
          </table:table-cell>
          <table:table-cell table:formula="of:=SUM([.Z81:.Z130])" office:value-type="float" office:value="3" calcext:value-type="float">
            <text:p>3</text:p>
          </table:table-cell>
          <table:table-cell table:formula="of:=SUM([.AA81:.AA130])" office:value-type="float" office:value="1" calcext:value-type="float">
            <text:p>1</text:p>
          </table:table-cell>
          <table:table-cell table:formula="of:=SUM([.AB81:.AB130])" office:value-type="float" office:value="0" calcext:value-type="float">
            <text:p>0</text:p>
          </table:table-cell>
          <table:table-cell table:formula="of:=SUM([.AC81:.AC130])" office:value-type="float" office:value="1" calcext:value-type="float">
            <text:p>1</text:p>
          </table:table-cell>
          <table:table-cell table:formula="of:=SUM([.AD81:.AD130])" office:value-type="float" office:value="1" calcext:value-type="float">
            <text:p>1</text:p>
          </table:table-cell>
          <table:table-cell table:formula="of:=SUM([.AE81:.AE130])" office:value-type="float" office:value="3" calcext:value-type="float">
            <text:p>3</text:p>
          </table:table-cell>
          <table:table-cell table:formula="of:=SUM([.AF81:.AF130])" office:value-type="float" office:value="1" calcext:value-type="float">
            <text:p>1</text:p>
          </table:table-cell>
          <table:table-cell table:formula="of:=SUM([.AG81:.AG130])" office:value-type="float" office:value="1" calcext:value-type="float">
            <text:p>1</text:p>
          </table:table-cell>
          <table:table-cell table:formula="of:=SUM([.AH81:.AH130])" office:value-type="float" office:value="41" calcext:value-type="float">
            <text:p>41</text:p>
          </table:table-cell>
          <table:table-cell table:formula="of:=SUM([.U131:.AH131])" office:value-type="float" office:value="183" calcext:value-type="float">
            <text:p>183</text:p>
          </table:table-cell>
        </table:table-row>
        <table:table-row table:style-name="ro2">
          <table:table-cell table:number-columns-repeated="35"/>
        </table:table-row>
        <table:table-row table:style-name="ro2">
          <table:table-cell table:style-name="ce3" office:value-type="string" calcext:value-type="string">
            <text:p>Abgleich Mandat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 table:formula="of:=[$Daten_Weiß_Ungueltig.$N$3]" office:value-type="string" office:string-value="Ungültig" calcext:value-type="string">
            <text:p>Ungültig</text:p>
          </table:table-cell>
          <table:table-cell table:formula="of:=[$Daten_Weiß_Ungueltig.$O$3]" office:value-type="string" office:string-value="Weiß" calcext:value-type="string">
            <text:p>Weiß</text:p>
          </table:table-cell>
          <table:table-cell office:value-type="string" calcext:value-type="string">
            <text:p>Sum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are</text:p>
          </table:table-cell>
          <table:table-cell table:formula="of:=[$Daten_Weiß_Ungueltig.$B$21]" office:value-type="float" office:value="37" calcext:value-type="float">
            <text:p>37</text:p>
          </table:table-cell>
          <table:table-cell table:formula="of:=[$Daten_Weiß_Ungueltig.$C$21]" office:value-type="float" office:value="30" calcext:value-type="float">
            <text:p>30</text:p>
          </table:table-cell>
          <table:table-cell table:formula="of:=[$Daten_Weiß_Ungueltig.$D$21]" office:value-type="float" office:value="41" calcext:value-type="float">
            <text:p>41</text:p>
          </table:table-cell>
          <table:table-cell table:formula="of:=[$Daten_Weiß_Ungueltig.$E$21]" office:value-type="float" office:value="12" calcext:value-type="float">
            <text:p>12</text:p>
          </table:table-cell>
          <table:table-cell table:formula="of:=[$Daten_Weiß_Ungueltig.$F$21]" office:value-type="float" office:value="13" calcext:value-type="float">
            <text:p>13</text:p>
          </table:table-cell>
          <table:table-cell table:formula="of:=[$Daten_Weiß_Ungueltig.$G$21]" office:value-type="float" office:value="3" calcext:value-type="float">
            <text:p>3</text:p>
          </table:table-cell>
          <table:table-cell table:formula="of:=[$Daten_Weiß_Ungueltig.$H$21]" office:value-type="float" office:value="0" calcext:value-type="float">
            <text:p>0</text:p>
          </table:table-cell>
          <table:table-cell table:formula="of:=[$Daten_Weiß_Ungueltig.$I$21]" office:value-type="float" office:value="0" calcext:value-type="float">
            <text:p>0</text:p>
          </table:table-cell>
          <table:table-cell table:formula="of:=[$Daten_Weiß_Ungueltig.$J$21]" office:value-type="float" office:value="1" calcext:value-type="float">
            <text:p>1</text:p>
          </table:table-cell>
          <table:table-cell table:formula="of:=[$Daten_Weiß_Ungueltig.$K$21]" office:value-type="float" office:value="0" calcext:value-type="float">
            <text:p>0</text:p>
          </table:table-cell>
          <table:table-cell table:formula="of:=[$Daten_Weiß_Ungueltig.$L$21]" office:value-type="float" office:value="3" calcext:value-type="float">
            <text:p>3</text:p>
          </table:table-cell>
          <table:table-cell table:formula="of:=[$Daten_Weiß_Ungueltig.$M$21]" office:value-type="float" office:value="1" calcext:value-type="float">
            <text:p>1</text:p>
          </table:table-cell>
          <table:table-cell table:formula="of:=[$Daten_Weiß_Ungueltig.$N$21]" office:value-type="float" office:value="1" calcext:value-type="float">
            <text:p>1</text:p>
          </table:table-cell>
          <table:table-cell table:formula="of:=[$Daten_Weiß_Ungueltig.$O$21]" office:value-type="float" office:value="41" calcext:value-type="float">
            <text:p>41</text:p>
          </table:table-cell>
          <table:table-cell table:formula="of:=SUM([.B136:.O136])" office:value-type="float" office:value="183" calcext:value-type="float">
            <text:p>18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’Hondt</text:p>
          </table:table-cell>
          <table:table-cell table:formula="of:=[$Daten_Weiß_Ungueltig.$U$76]" office:value-type="float" office:value="38" calcext:value-type="float">
            <text:p>38</text:p>
          </table:table-cell>
          <table:table-cell table:formula="of:=[$Daten_Weiß_Ungueltig.$V$76]" office:value-type="float" office:value="30" calcext:value-type="float">
            <text:p>30</text:p>
          </table:table-cell>
          <table:table-cell table:formula="of:=[$Daten_Weiß_Ungueltig.$W$76]" office:value-type="float" office:value="42" calcext:value-type="float">
            <text:p>42</text:p>
          </table:table-cell>
          <table:table-cell table:formula="of:=[$Daten_Weiß_Ungueltig.$X$76]" office:value-type="float" office:value="12" calcext:value-type="float">
            <text:p>12</text:p>
          </table:table-cell>
          <table:table-cell table:formula="of:=[$Daten_Weiß_Ungueltig.$Y$76]" office:value-type="float" office:value="13" calcext:value-type="float">
            <text:p>13</text:p>
          </table:table-cell>
          <table:table-cell table:formula="of:=[$Daten_Weiß_Ungueltig.$Z$76]" office:value-type="float" office:value="2" calcext:value-type="float">
            <text:p>2</text:p>
          </table:table-cell>
          <table:table-cell table:formula="of:=[$Daten_Weiß_Ungueltig.$AA$76]" office:value-type="float" office:value="0" calcext:value-type="float">
            <text:p>0</text:p>
          </table:table-cell>
          <table:table-cell table:formula="of:=[$Daten_Weiß_Ungueltig.$AB$76]" office:value-type="float" office:value="0" calcext:value-type="float">
            <text:p>0</text:p>
          </table:table-cell>
          <table:table-cell table:formula="of:=[$Daten_Weiß_Ungueltig.$AC$76]" office:value-type="float" office:value="0" calcext:value-type="float">
            <text:p>0</text:p>
          </table:table-cell>
          <table:table-cell table:formula="of:=[$Daten_Weiß_Ungueltig.$AD$76]" office:value-type="float" office:value="0" calcext:value-type="float">
            <text:p>0</text:p>
          </table:table-cell>
          <table:table-cell table:formula="of:=[$Daten_Weiß_Ungueltig.$AE$76]" office:value-type="float" office:value="3" calcext:value-type="float">
            <text:p>3</text:p>
          </table:table-cell>
          <table:table-cell table:formula="of:=[$Daten_Weiß_Ungueltig.$AF$76]" office:value-type="float" office:value="0" calcext:value-type="float">
            <text:p>0</text:p>
          </table:table-cell>
          <table:table-cell table:formula="of:=[$Daten_Weiß_Ungueltig.$AG$76]" office:value-type="float" office:value="1" calcext:value-type="float">
            <text:p>1</text:p>
          </table:table-cell>
          <table:table-cell table:formula="of:=[$Daten_Weiß_Ungueltig.$AH$76]" office:value-type="float" office:value="42" calcext:value-type="float">
            <text:p>42</text:p>
          </table:table-cell>
          <table:table-cell table:formula="of:=SUM([.B137:.O137])" office:value-type="float" office:value="183" calcext:value-type="float">
            <text:p>18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int_Lague</text:p>
          </table:table-cell>
          <table:table-cell table:formula="of:=[$Daten_Weiß_Ungueltig.$U$131]" office:value-type="float" office:value="37" calcext:value-type="float">
            <text:p>37</text:p>
          </table:table-cell>
          <table:table-cell table:formula="of:=[$Daten_Weiß_Ungueltig.$V$131]" office:value-type="float" office:value="30" calcext:value-type="float">
            <text:p>30</text:p>
          </table:table-cell>
          <table:table-cell table:formula="of:=[$Daten_Weiß_Ungueltig.$W$131]" office:value-type="float" office:value="40" calcext:value-type="float">
            <text:p>40</text:p>
          </table:table-cell>
          <table:table-cell table:formula="of:=[$Daten_Weiß_Ungueltig.$X$131]" office:value-type="float" office:value="11" calcext:value-type="float">
            <text:p>11</text:p>
          </table:table-cell>
          <table:table-cell table:formula="of:=[$Daten_Weiß_Ungueltig.$Y$131]" office:value-type="float" office:value="13" calcext:value-type="float">
            <text:p>13</text:p>
          </table:table-cell>
          <table:table-cell table:formula="of:=[$Daten_Weiß_Ungueltig.$Z$131]" office:value-type="float" office:value="3" calcext:value-type="float">
            <text:p>3</text:p>
          </table:table-cell>
          <table:table-cell table:formula="of:=[$Daten_Weiß_Ungueltig.$AA$131]" office:value-type="float" office:value="1" calcext:value-type="float">
            <text:p>1</text:p>
          </table:table-cell>
          <table:table-cell table:formula="of:=[$Daten_Weiß_Ungueltig.$AB$131]" office:value-type="float" office:value="0" calcext:value-type="float">
            <text:p>0</text:p>
          </table:table-cell>
          <table:table-cell table:formula="of:=[$Daten_Weiß_Ungueltig.$AC$131]" office:value-type="float" office:value="1" calcext:value-type="float">
            <text:p>1</text:p>
          </table:table-cell>
          <table:table-cell table:formula="of:=[$Daten_Weiß_Ungueltig.$AD$131]" office:value-type="float" office:value="1" calcext:value-type="float">
            <text:p>1</text:p>
          </table:table-cell>
          <table:table-cell table:formula="of:=[$Daten_Weiß_Ungueltig.$AE$131]" office:value-type="float" office:value="3" calcext:value-type="float">
            <text:p>3</text:p>
          </table:table-cell>
          <table:table-cell table:formula="of:=[$Daten_Weiß_Ungueltig.$AF$131]" office:value-type="float" office:value="1" calcext:value-type="float">
            <text:p>1</text:p>
          </table:table-cell>
          <table:table-cell table:formula="of:=[$Daten_Weiß_Ungueltig.$AG$131]" office:value-type="float" office:value="1" calcext:value-type="float">
            <text:p>1</text:p>
          </table:table-cell>
          <table:table-cell table:formula="of:=[$Daten_Weiß_Ungueltig.$AH$131]" office:value-type="float" office:value="41" calcext:value-type="float">
            <text:p>41</text:p>
          </table:table-cell>
          <table:table-cell table:formula="of:=SUM([.B138:.O138])" office:value-type="float" office:value="183" calcext:value-type="float">
            <text:p>183</text:p>
          </table:table-cell>
          <table:table-cell table:number-columns-repeated="19"/>
        </table:table-row>
        <table:table-row table:style-name="ro2" table:number-rows-repeated="25">
          <table:table-cell table:number-columns-repeated="35"/>
        </table:table-row>
        <table:table-row table:style-name="ro2">
          <table:table-cell>
            <draw:frame draw:z-index="2" draw:style-name="gr1" draw:text-style-name="P1" svg:width="16.042cm" svg:height="9.023cm" svg:x="3.085cm" svg:y="0.32cm">
              <draw:object draw:notify-on-update-of-ranges="Daten_Weiß_Ungueltig.B135:Daten_Weiß_Ungueltig.O135 Daten_Weiß_Ungueltig.A137:Daten_Weiß_Ungueltig.A137 Daten_Weiß_Ungueltig.B137:Daten_Weiß_Ungueltig.O13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draw:z-index="4" draw:style-name="gr1" draw:text-style-name="P1" svg:width="16.042cm" svg:height="9.023cm" svg:x="3.022cm" svg:y="0.188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2"/>
          <table:table-cell>
            <draw:frame draw:z-index="3" draw:style-name="gr1" draw:text-style-name="P1" svg:width="16.042cm" svg:height="9.023cm" svg:x="1.545cm" svg:y="0.426cm">
              <draw:object draw:notify-on-update-of-ranges="Daten_Weiß_Ungueltig.B135:Daten_Weiß_Ungueltig.O135 Daten_Weiß_Ungueltig.A138:Daten_Weiß_Ungueltig.A138 Daten_Weiß_Ungueltig.B138:Daten_Weiß_Ungueltig.O13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  <draw:frame draw:z-index="5" draw:style-name="gr1" draw:text-style-name="P1" svg:width="16.042cm" svg:height="9.023cm" svg:x="1.565cm" svg:y="0.106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1"/>
        </table:table-row>
      </table:table>
      <table:table table:name="Daten_Norm" table:style-name="ta1">
        <table:shapes>
          <draw:frame draw:z-index="0" draw:style-name="gr1" draw:text-style-name="P1" svg:width="16.042cm" svg:height="9.023cm" svg:x="34.857cm" svg:y="73.994cm">
            <draw:object draw:notify-on-update-of-ranges="Daten_Norm.B159:Daten_Norm.M159 Daten_Norm.A160:Daten_Norm.A160 Daten_Norm.B160:Daten_Norm.M1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6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number-columns-repeated="18"/>
        </table:table-row>
        <table:table-row table:style-name="ro2">
          <table:table-cell table:style-name="ce2" table:number-columns-repeated="5"/>
          <table:table-cell table:style-name="ce5"/>
          <table:table-cell table:style-name="ce2" table:number-columns-repeated="7"/>
          <table:table-cell table:number-columns-repeated="18"/>
        </table:table-row>
        <table:table-row table:style-name="ro1">
          <table:table-cell table:style-name="ce2" office:value-type="string" calcext:value-type="string">
            <text:p>Kurzbezeichnung </text:p>
          </table:table-cell>
          <table:table-cell office:value-type="string" calcext:value-type="string">
            <text:p>ÖVP </text:p>
          </table:table-cell>
          <table:table-cell office:value-type="string" calcext:value-type="string">
            <text:p>SPÖ </text:p>
          </table:table-cell>
          <table:table-cell office:value-type="string" calcext:value-type="string">
            <text:p>FPÖ </text:p>
          </table:table-cell>
          <table:table-cell office:value-type="string" calcext:value-type="string">
            <text:p>GRÜNE </text:p>
          </table:table-cell>
          <table:table-cell office:value-type="string" calcext:value-type="string">
            <text:p>NEOS </text:p>
          </table:table-cell>
          <table:table-cell office:value-type="string" calcext:value-type="string">
            <text:p>BIER </text:p>
          </table:table-cell>
          <table:table-cell office:value-type="string" calcext:value-type="string">
            <text:p>MFG </text:p>
          </table:table-cell>
          <table:table-cell office:value-type="string" calcext:value-type="string">
            <text:p>BGE </text:p>
          </table:table-cell>
          <table:table-cell office:value-type="string" calcext:value-type="string">
            <text:p>LMP </text:p>
          </table:table-cell>
          <table:table-cell office:value-type="string" calcext:value-type="string">
            <text:p>GAZA </text:p>
          </table:table-cell>
          <table:table-cell office:value-type="string" calcext:value-type="string">
            <text:p>KPÖ </text:p>
          </table:table-cell>
          <table:table-cell office:value-type="string" calcext:value-type="string">
            <text:p>KEINE 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timmen </text:p>
          </table:table-cell>
          <table:table-cell office:value-type="float" office:value="1282734" calcext:value-type="float">
            <text:p>1282734</text:p>
          </table:table-cell>
          <table:table-cell office:value-type="float" office:value="1032234" calcext:value-type="float">
            <text:p>1032234</text:p>
          </table:table-cell>
          <table:table-cell office:value-type="float" office:value="1408514" calcext:value-type="float">
            <text:p>1408514</text:p>
          </table:table-cell>
          <table:table-cell office:value-type="float" office:value="402107" calcext:value-type="float">
            <text:p>402107</text:p>
          </table:table-cell>
          <table:table-cell office:value-type="float" office:value="446378" calcext:value-type="float">
            <text:p>446378</text:p>
          </table:table-cell>
          <table:table-cell office:value-type="float" office:value="98395" calcext:value-type="float">
            <text:p>98395</text:p>
          </table:table-cell>
          <table:table-cell office:value-type="float" office:value="19785" calcext:value-type="float">
            <text:p>19785</text:p>
          </table:table-cell>
          <table:table-cell office:value-type="float" office:value="156" calcext:value-type="float">
            <text:p>156</text:p>
          </table:table-cell>
          <table:table-cell office:value-type="float" office:value="28488" calcext:value-type="float">
            <text:p>28488</text:p>
          </table:table-cell>
          <table:table-cell office:value-type="float" office:value="19376" calcext:value-type="float">
            <text:p>19376</text:p>
          </table:table-cell>
          <table:table-cell office:value-type="float" office:value="116891" calcext:value-type="float">
            <text:p>116891</text:p>
          </table:table-cell>
          <table:table-cell office:value-type="float" office:value="27830" calcext:value-type="float">
            <text:p>27830</text:p>
          </table:table-cell>
          <table:table-cell table:number-columns-repeated="18"/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Berechtigte</text:p>
          </table:table-cell>
          <table:table-cell office:value-type="float" office:value="6346059" calcext:value-type="float">
            <text:p>63460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andate</text:p>
          </table:table-cell>
          <table:table-cell office:value-type="float" office:value="183" calcext:value-type="float">
            <text:p>1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Summe</text:p>
          </table:table-cell>
          <table:table-cell table:formula="of:=SUM([.B4:.M4])" office:value-type="float" office:value="4882888" calcext:value-type="float">
            <text:p>4882888</text:p>
          </table:table-cell>
          <table:table-cell table:number-columns-repeated="29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style-name="ce3" office:value-type="string" calcext:value-type="string">
            <text:p>Zuteilungen</text:p>
          </table:table-cell>
          <table:table-cell table:number-columns-repeated="30"/>
        </table:table-row>
        <table:table-row table:style-name="ro2">
          <table:table-cell table:number-columns-repeated="31"/>
        </table:table-row>
        <table:table-row table:style-name="ro2">
          <table:table-cell table:style-name="ce4" office:value-type="string" calcext:value-type="string">
            <text:p>Hare</text:p>
          </table:table-cell>
          <table:table-cell table:number-columns-repeated="30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 table:formula="of:=[$Daten_Norm.$G$3]" office:value-type="string" office:string-value="BIER " calcext:value-type="string">
            <text:p>BIER </text:p>
          </table:table-cell>
          <table:table-cell table:formula="of:=[$Daten_Norm.$H$3]" office:value-type="string" office:string-value="MFG " calcext:value-type="string">
            <text:p>MFG </text:p>
          </table:table-cell>
          <table:table-cell table:formula="of:=[$Daten_Norm.$I$3]" office:value-type="string" office:string-value="BGE " calcext:value-type="string">
            <text:p>BGE </text:p>
          </table:table-cell>
          <table:table-cell table:formula="of:=[$Daten_Norm.$J$3]" office:value-type="string" office:string-value="LMP " calcext:value-type="string">
            <text:p>LMP </text:p>
          </table:table-cell>
          <table:table-cell table:formula="of:=[$Daten_Norm.$K$3]" office:value-type="string" office:string-value="GAZA " calcext:value-type="string">
            <text:p>GAZA </text:p>
          </table:table-cell>
          <table:table-cell table:formula="of:=[$Daten_Norm.$L$3]" office:value-type="string" office:string-value="KPÖ " calcext:value-type="string">
            <text:p>KPÖ </text:p>
          </table:table-cell>
          <table:table-cell table:formula="of:=[$Daten_Norm.$M$3]" office:value-type="string" office:string-value="KEINE " calcext:value-type="string">
            <text:p>KEINE </text:p>
          </table:table-cell>
          <table:table-cell/>
          <table:table-cell office:value-type="string" calcext:value-type="string">
            <text:p>Quotient</text:p>
          </table:table-cell>
          <table:table-cell table:formula="of:=ROUNDUP([.B8]/[.B7])" office:value-type="float" office:value="26683" calcext:value-type="float">
            <text:p>26683</text:p>
          </table:table-cell>
          <table:table-cell table:number-columns-repeated="15"/>
        </table:table-row>
        <table:table-row table:style-name="ro2">
          <table:table-cell/>
          <table:table-cell table:formula="of:=[$Daten_Norm.$B$4]" office:value-type="float" office:value="1282734" calcext:value-type="float">
            <text:p>1282734</text:p>
          </table:table-cell>
          <table:table-cell table:formula="of:=[$Daten_Norm.$C$4]" office:value-type="float" office:value="1032234" calcext:value-type="float">
            <text:p>1032234</text:p>
          </table:table-cell>
          <table:table-cell table:formula="of:=[$Daten_Norm.$D$4]" office:value-type="float" office:value="1408514" calcext:value-type="float">
            <text:p>1408514</text:p>
          </table:table-cell>
          <table:table-cell table:formula="of:=[$Daten_Norm.$E$4]" office:value-type="float" office:value="402107" calcext:value-type="float">
            <text:p>402107</text:p>
          </table:table-cell>
          <table:table-cell table:formula="of:=[$Daten_Norm.$F$4]" office:value-type="float" office:value="446378" calcext:value-type="float">
            <text:p>446378</text:p>
          </table:table-cell>
          <table:table-cell table:formula="of:=[$Daten_Norm.$G$4]" office:value-type="float" office:value="98395" calcext:value-type="float">
            <text:p>98395</text:p>
          </table:table-cell>
          <table:table-cell table:formula="of:=[$Daten_Norm.$H$4]" office:value-type="float" office:value="19785" calcext:value-type="float">
            <text:p>19785</text:p>
          </table:table-cell>
          <table:table-cell table:formula="of:=[$Daten_Norm.$I$4]" office:value-type="float" office:value="156" calcext:value-type="float">
            <text:p>156</text:p>
          </table:table-cell>
          <table:table-cell table:formula="of:=[$Daten_Norm.$J$4]" office:value-type="float" office:value="28488" calcext:value-type="float">
            <text:p>28488</text:p>
          </table:table-cell>
          <table:table-cell table:formula="of:=[$Daten_Norm.$K$4]" office:value-type="float" office:value="19376" calcext:value-type="float">
            <text:p>19376</text:p>
          </table:table-cell>
          <table:table-cell table:formula="of:=[$Daten_Norm.$L$4]" office:value-type="float" office:value="116891" calcext:value-type="float">
            <text:p>116891</text:p>
          </table:table-cell>
          <table:table-cell table:formula="of:=[$Daten_Norm.$M$4]" office:value-type="float" office:value="27830" calcext:value-type="float">
            <text:p>27830</text:p>
          </table:table-cell>
          <table:table-cell/>
          <table:table-cell office:value-type="string" calcext:value-type="string">
            <text:p>Restmandate</text:p>
          </table:table-cell>
          <table:table-cell table:formula="of:=[.B7]-SUM([.B18:.M18])"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h</text:p>
          </table:table-cell>
          <table:table-cell table:formula="of:=[.B16]/[.$P$15]" office:value-type="float" office:value="48.073080238354" calcext:value-type="float">
            <text:p>48,073080238354</text:p>
          </table:table-cell>
          <table:table-cell table:formula="of:=[.C16]/[.$P$15]" office:value-type="float" office:value="38.6850803882622" calcext:value-type="float">
            <text:p>38,6850803882622</text:p>
          </table:table-cell>
          <table:table-cell table:formula="of:=[.D16]/[.$P$15]" office:value-type="float" office:value="52.7869429974141" calcext:value-type="float">
            <text:p>52,7869429974141</text:p>
          </table:table-cell>
          <table:table-cell table:formula="of:=[.E16]/[.$P$15]" office:value-type="float" office:value="15.0697822583668" calcext:value-type="float">
            <text:p>15,0697822583668</text:p>
          </table:table-cell>
          <table:table-cell table:formula="of:=[.F16]/[.$P$15]" office:value-type="float" office:value="16.7289285312746" calcext:value-type="float">
            <text:p>16,7289285312746</text:p>
          </table:table-cell>
          <table:table-cell table:formula="of:=[.G16]/[.$P$15]" office:value-type="float" office:value="3.68755387325263" calcext:value-type="float">
            <text:p>3,68755387325263</text:p>
          </table:table-cell>
          <table:table-cell table:formula="of:=[.H16]/[.$P$15]" office:value-type="float" office:value="0.74148334145336" calcext:value-type="float">
            <text:p>0,74148334145336</text:p>
          </table:table-cell>
          <table:table-cell table:formula="of:=[.I16]/[.$P$15]" office:value-type="float" office:value="0.00584641906832065" calcext:value-type="float">
            <text:p>0,00584641906832065</text:p>
          </table:table-cell>
          <table:table-cell table:formula="of:=[.J16]/[.$P$15]" office:value-type="float" office:value="1.06764606678409" calcext:value-type="float">
            <text:p>1,06764606678409</text:p>
          </table:table-cell>
          <table:table-cell table:formula="of:=[.K16]/[.$P$15]" office:value-type="float" office:value="0.726155229921673" calcext:value-type="float">
            <text:p>0,726155229921673</text:p>
          </table:table-cell>
          <table:table-cell table:formula="of:=[.L16]/[.$P$15]" office:value-type="float" office:value="4.38072930330173" calcext:value-type="float">
            <text:p>4,38072930330173</text:p>
          </table:table-cell>
          <table:table-cell table:formula="of:=[.M16]/[.$P$15]" office:value-type="float" office:value="1.04298617097028" calcext:value-type="float">
            <text:p>1,04298617097028</text:p>
          </table:table-cell>
          <table:table-cell/>
          <table:table-cell office:value-type="string" calcext:value-type="string">
            <text:p>Kommagrenze</text:p>
          </table:table-cell>
          <table:table-cell table:formula="of:=LARGE([.B19:.M19];[.P16])" office:value-type="float" office:value="0.687553873252633" calcext:value-type="float">
            <text:p>0,6875538732526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Vollzahl</text:p>
          </table:table-cell>
          <table:table-cell table:formula="of:=ROUNDDOWN([.B17])" office:value-type="float" office:value="48" calcext:value-type="float">
            <text:p>48</text:p>
          </table:table-cell>
          <table:table-cell table:formula="of:=ROUNDDOWN([.C17])" office:value-type="float" office:value="38" calcext:value-type="float">
            <text:p>38</text:p>
          </table:table-cell>
          <table:table-cell table:formula="of:=ROUNDDOWN([.D17])" office:value-type="float" office:value="52" calcext:value-type="float">
            <text:p>52</text:p>
          </table:table-cell>
          <table:table-cell table:formula="of:=ROUNDDOWN([.E17])" office:value-type="float" office:value="15" calcext:value-type="float">
            <text:p>15</text:p>
          </table:table-cell>
          <table:table-cell table:formula="of:=ROUNDDOWN([.F17])" office:value-type="float" office:value="16" calcext:value-type="float">
            <text:p>16</text:p>
          </table:table-cell>
          <table:table-cell table:formula="of:=ROUNDDOWN([.G17])" office:value-type="float" office:value="3" calcext:value-type="float">
            <text:p>3</text:p>
          </table:table-cell>
          <table:table-cell table:formula="of:=ROUNDDOWN([.H17])" office:value-type="float" office:value="0" calcext:value-type="float">
            <text:p>0</text:p>
          </table:table-cell>
          <table:table-cell table:formula="of:=ROUNDDOWN([.I17])" office:value-type="float" office:value="0" calcext:value-type="float">
            <text:p>0</text:p>
          </table:table-cell>
          <table:table-cell table:formula="of:=ROUNDDOWN([.J17])" office:value-type="float" office:value="1" calcext:value-type="float">
            <text:p>1</text:p>
          </table:table-cell>
          <table:table-cell table:formula="of:=ROUNDDOWN([.K17])" office:value-type="float" office:value="0" calcext:value-type="float">
            <text:p>0</text:p>
          </table:table-cell>
          <table:table-cell table:formula="of:=ROUNDDOWN([.L17])" office:value-type="float" office:value="4" calcext:value-type="float">
            <text:p>4</text:p>
          </table:table-cell>
          <table:table-cell table:formula="of:=ROUNDDOWN([.M17])" office:value-type="float" office:value="1" calcext:value-type="float">
            <text:p>1</text:p>
          </table:table-cell>
          <table:table-cell/>
          <table:table-cell office:value-type="string" calcext:value-type="string">
            <text:p>Rest Check</text:p>
          </table:table-cell>
          <table:table-cell table:formula="of:=SUM([.B20:.M20])"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achkomma</text:p>
          </table:table-cell>
          <table:table-cell table:formula="of:=[.B17]-[.B18]" office:value-type="float" office:value="0.0730802383540095" calcext:value-type="float">
            <text:p>0,0730802383540095</text:p>
          </table:table-cell>
          <table:table-cell table:formula="of:=[.C17]-[.C18]" office:value-type="float" office:value="0.685080388262186" calcext:value-type="float">
            <text:p>0,685080388262186</text:p>
          </table:table-cell>
          <table:table-cell table:formula="of:=[.D17]-[.D18]" office:value-type="float" office:value="0.786942997414087" calcext:value-type="float">
            <text:p>0,786942997414087</text:p>
          </table:table-cell>
          <table:table-cell table:formula="of:=[.E17]-[.E18]" office:value-type="float" office:value="0.0697822583667502" calcext:value-type="float">
            <text:p>0,0697822583667502</text:p>
          </table:table-cell>
          <table:table-cell table:formula="of:=[.F17]-[.F18]" office:value-type="float" office:value="0.728928531274594" calcext:value-type="float">
            <text:p>0,728928531274594</text:p>
          </table:table-cell>
          <table:table-cell table:formula="of:=[.G17]-[.G18]" office:value-type="float" office:value="0.687553873252633" calcext:value-type="float">
            <text:p>0,687553873252633</text:p>
          </table:table-cell>
          <table:table-cell table:formula="of:=[.H17]-[.H18]" office:value-type="float" office:value="0.74148334145336" calcext:value-type="float">
            <text:p>0,74148334145336</text:p>
          </table:table-cell>
          <table:table-cell table:formula="of:=[.I17]-[.I18]" office:value-type="float" office:value="0.00584641906832065" calcext:value-type="float">
            <text:p>0,00584641906832065</text:p>
          </table:table-cell>
          <table:table-cell table:formula="of:=[.J17]-[.J18]" office:value-type="float" office:value="0.0676460667840948" calcext:value-type="float">
            <text:p>0,0676460667840948</text:p>
          </table:table-cell>
          <table:table-cell table:formula="of:=[.K17]-[.K18]" office:value-type="float" office:value="0.726155229921673" calcext:value-type="float">
            <text:p>0,726155229921673</text:p>
          </table:table-cell>
          <table:table-cell table:formula="of:=[.L17]-[.L18]" office:value-type="float" office:value="0.380729303301727" calcext:value-type="float">
            <text:p>0,380729303301727</text:p>
          </table:table-cell>
          <table:table-cell table:formula="of:=[.M17]-[.M18]" office:value-type="float" office:value="0.0429861709702808" calcext:value-type="float">
            <text:p>0,0429861709702808</text:p>
          </table:table-cell>
          <table:table-cell/>
          <table:table-cell office:value-type="string" calcext:value-type="string">
            <text:p>Summe Check</text:p>
          </table:table-cell>
          <table:table-cell table:formula="of:=SUM([.B21:.M21])" office:value-type="float" office:value="183" calcext:value-type="float">
            <text:p>18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stmandat</text:p>
          </table:table-cell>
          <table:table-cell table:formula="of:=IF([.B19]&gt;=[.$P$17];1;0)" office:value-type="float" office:value="0" calcext:value-type="float">
            <text:p>0</text:p>
          </table:table-cell>
          <table:table-cell table:formula="of:=IF([.C19]&gt;=[.$P$17];1;0)" office:value-type="float" office:value="0" calcext:value-type="float">
            <text:p>0</text:p>
          </table:table-cell>
          <table:table-cell table:formula="of:=IF([.D19]&gt;=[.$P$17];1;0)" office:value-type="float" office:value="1" calcext:value-type="float">
            <text:p>1</text:p>
          </table:table-cell>
          <table:table-cell table:formula="of:=IF([.E19]&gt;=[.$P$17];1;0)" office:value-type="float" office:value="0" calcext:value-type="float">
            <text:p>0</text:p>
          </table:table-cell>
          <table:table-cell table:formula="of:=IF([.F19]&gt;=[.$P$17];1;0)" office:value-type="float" office:value="1" calcext:value-type="float">
            <text:p>1</text:p>
          </table:table-cell>
          <table:table-cell table:formula="of:=IF([.G19]&gt;=[.$P$17];1;0)" office:value-type="float" office:value="1" calcext:value-type="float">
            <text:p>1</text:p>
          </table:table-cell>
          <table:table-cell table:formula="of:=IF([.H19]&gt;=[.$P$17];1;0)" office:value-type="float" office:value="1" calcext:value-type="float">
            <text:p>1</text:p>
          </table:table-cell>
          <table:table-cell table:formula="of:=IF([.I19]&gt;=[.$P$17];1;0)" office:value-type="float" office:value="0" calcext:value-type="float">
            <text:p>0</text:p>
          </table:table-cell>
          <table:table-cell table:formula="of:=IF([.J19]&gt;=[.$P$17];1;0)" office:value-type="float" office:value="0" calcext:value-type="float">
            <text:p>0</text:p>
          </table:table-cell>
          <table:table-cell table:formula="of:=IF([.K19]&gt;=[.$P$17];1;0)" office:value-type="float" office:value="1" calcext:value-type="float">
            <text:p>1</text:p>
          </table:table-cell>
          <table:table-cell table:formula="of:=IF([.L19]&gt;=[.$P$17];1;0)" office:value-type="float" office:value="0" calcext:value-type="float">
            <text:p>0</text:p>
          </table:table-cell>
          <table:table-cell table:formula="of:=IF([.M19]&gt;=[.$P$17];1;0)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ndate gesamt</text:p>
          </table:table-cell>
          <table:table-cell table:formula="of:=[.B18]+[.B20]" office:value-type="float" office:value="48" calcext:value-type="float">
            <text:p>48</text:p>
          </table:table-cell>
          <table:table-cell table:formula="of:=[.C18]+[.C20]" office:value-type="float" office:value="38" calcext:value-type="float">
            <text:p>38</text:p>
          </table:table-cell>
          <table:table-cell table:formula="of:=[.D18]+[.D20]" office:value-type="float" office:value="53" calcext:value-type="float">
            <text:p>53</text:p>
          </table:table-cell>
          <table:table-cell table:formula="of:=[.E18]+[.E20]" office:value-type="float" office:value="15" calcext:value-type="float">
            <text:p>15</text:p>
          </table:table-cell>
          <table:table-cell table:formula="of:=[.F18]+[.F20]" office:value-type="float" office:value="17" calcext:value-type="float">
            <text:p>17</text:p>
          </table:table-cell>
          <table:table-cell table:formula="of:=[.G18]+[.G20]" office:value-type="float" office:value="4" calcext:value-type="float">
            <text:p>4</text:p>
          </table:table-cell>
          <table:table-cell table:formula="of:=[.H18]+[.H20]" office:value-type="float" office:value="1" calcext:value-type="float">
            <text:p>1</text:p>
          </table:table-cell>
          <table:table-cell table:formula="of:=[.I18]+[.I20]" office:value-type="float" office:value="0" calcext:value-type="float">
            <text:p>0</text:p>
          </table:table-cell>
          <table:table-cell table:formula="of:=[.J18]+[.J20]" office:value-type="float" office:value="1" calcext:value-type="float">
            <text:p>1</text:p>
          </table:table-cell>
          <table:table-cell table:formula="of:=[.K18]+[.K20]" office:value-type="float" office:value="1" calcext:value-type="float">
            <text:p>1</text:p>
          </table:table-cell>
          <table:table-cell table:formula="of:=[.L18]+[.L20]" office:value-type="float" office:value="4" calcext:value-type="float">
            <text:p>4</text:p>
          </table:table-cell>
          <table:table-cell table:formula="of:=[.M18]+[.M20]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31"/>
        </table:table-row>
        <table:table-row table:style-name="ro2">
          <table:table-cell table:style-name="ce4" office:value-type="string" calcext:value-type="string">
            <text:p>d’Hondt</text:p>
          </table:table-cell>
          <table:table-cell table:number-columns-repeated="30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 table:formula="of:=[$Daten_Norm.$G$3]" office:value-type="string" office:string-value="BIER " calcext:value-type="string">
            <text:p>BIER </text:p>
          </table:table-cell>
          <table:table-cell table:formula="of:=[$Daten_Norm.$H$3]" office:value-type="string" office:string-value="MFG " calcext:value-type="string">
            <text:p>MFG </text:p>
          </table:table-cell>
          <table:table-cell table:formula="of:=[$Daten_Norm.$I$3]" office:value-type="string" office:string-value="BGE " calcext:value-type="string">
            <text:p>BGE </text:p>
          </table:table-cell>
          <table:table-cell table:formula="of:=[$Daten_Norm.$J$3]" office:value-type="string" office:string-value="LMP " calcext:value-type="string">
            <text:p>LMP </text:p>
          </table:table-cell>
          <table:table-cell table:formula="of:=[$Daten_Norm.$K$3]" office:value-type="string" office:string-value="GAZA " calcext:value-type="string">
            <text:p>GAZA </text:p>
          </table:table-cell>
          <table:table-cell table:formula="of:=[$Daten_Norm.$L$3]" office:value-type="string" office:string-value="KPÖ " calcext:value-type="string">
            <text:p>KPÖ </text:p>
          </table:table-cell>
          <table:table-cell table:formula="of:=[$Daten_Norm.$M$3]" office:value-type="string" office:string-value="KEINE " calcext:value-type="string">
            <text:p>KEINE </text:p>
          </table:table-cell>
          <table:table-cell/>
          <table:table-cell office:value-type="string" calcext:value-type="string">
            <text:p>Nummerierung</text:p>
          </table:table-cell>
          <table:table-cell office:value-type="string" calcext:value-type="string">
            <text:p>Höchstzahl</text:p>
          </table:table-cell>
          <table:table-cell table:formula="of:=LARGE([.B26:.M90];[.B7])" office:value-type="float" office:value="26083.5925925926" calcext:value-type="float">
            <text:p>26083,5925925926</text:p>
          </table:table-cell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/>
        </table:table-row>
        <table:table-row table:style-name="ro2">
          <table:table-cell/>
          <table:table-cell table:formula="of:=[$Daten_Norm.$B$4]" office:value-type="float" office:value="1282734" calcext:value-type="float">
            <text:p>1282734</text:p>
          </table:table-cell>
          <table:table-cell table:formula="of:=[$Daten_Norm.$C$4]" office:value-type="float" office:value="1032234" calcext:value-type="float">
            <text:p>1032234</text:p>
          </table:table-cell>
          <table:table-cell table:formula="of:=[$Daten_Norm.$D$4]" office:value-type="float" office:value="1408514" calcext:value-type="float">
            <text:p>1408514</text:p>
          </table:table-cell>
          <table:table-cell table:formula="of:=[$Daten_Norm.$E$4]" office:value-type="float" office:value="402107" calcext:value-type="float">
            <text:p>402107</text:p>
          </table:table-cell>
          <table:table-cell table:formula="of:=[$Daten_Norm.$F$4]" office:value-type="float" office:value="446378" calcext:value-type="float">
            <text:p>446378</text:p>
          </table:table-cell>
          <table:table-cell table:formula="of:=[$Daten_Norm.$G$4]" office:value-type="float" office:value="98395" calcext:value-type="float">
            <text:p>98395</text:p>
          </table:table-cell>
          <table:table-cell table:formula="of:=[$Daten_Norm.$H$4]" office:value-type="float" office:value="19785" calcext:value-type="float">
            <text:p>19785</text:p>
          </table:table-cell>
          <table:table-cell table:formula="of:=[$Daten_Norm.$I$4]" office:value-type="float" office:value="156" calcext:value-type="float">
            <text:p>156</text:p>
          </table:table-cell>
          <table:table-cell table:formula="of:=[$Daten_Norm.$J$4]" office:value-type="float" office:value="28488" calcext:value-type="float">
            <text:p>28488</text:p>
          </table:table-cell>
          <table:table-cell table:formula="of:=[$Daten_Norm.$K$4]" office:value-type="float" office:value="19376" calcext:value-type="float">
            <text:p>19376</text:p>
          </table:table-cell>
          <table:table-cell table:formula="of:=[$Daten_Norm.$L$4]" office:value-type="float" office:value="116891" calcext:value-type="float">
            <text:p>116891</text:p>
          </table:table-cell>
          <table:table-cell table:formula="of:=[$Daten_Norm.$M$4]" office:value-type="float" office:value="27830" calcext:value-type="float">
            <text:p>278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IF([.B26]&gt;=[.$Q$25];1;0)" office:value-type="float" office:value="1" calcext:value-type="float">
            <text:p>1</text:p>
          </table:table-cell>
          <table:table-cell table:formula="of:=IF([.C26]&gt;=[.$Q$25];1;0)" office:value-type="float" office:value="1" calcext:value-type="float">
            <text:p>1</text:p>
          </table:table-cell>
          <table:table-cell table:formula="of:=IF([.D26]&gt;=[.$Q$25];1;0)" office:value-type="float" office:value="1" calcext:value-type="float">
            <text:p>1</text:p>
          </table:table-cell>
          <table:table-cell table:formula="of:=IF([.E26]&gt;=[.$Q$25];1;0)" office:value-type="float" office:value="1" calcext:value-type="float">
            <text:p>1</text:p>
          </table:table-cell>
          <table:table-cell table:formula="of:=IF([.F26]&gt;=[.$Q$25];1;0)" office:value-type="float" office:value="1" calcext:value-type="float">
            <text:p>1</text:p>
          </table:table-cell>
          <table:table-cell table:formula="of:=IF([.G26]&gt;=[.$Q$25];1;0)" office:value-type="float" office:value="1" calcext:value-type="float">
            <text:p>1</text:p>
          </table:table-cell>
          <table:table-cell table:formula="of:=IF([.H26]&gt;=[.$Q$25];1;0)" office:value-type="float" office:value="0" calcext:value-type="float">
            <text:p>0</text:p>
          </table:table-cell>
          <table:table-cell table:formula="of:=IF([.I26]&gt;=[.$Q$25];1;0)" office:value-type="float" office:value="0" calcext:value-type="float">
            <text:p>0</text:p>
          </table:table-cell>
          <table:table-cell table:formula="of:=IF([.J26]&gt;=[.$Q$25];1;0)" office:value-type="float" office:value="1" calcext:value-type="float">
            <text:p>1</text:p>
          </table:table-cell>
          <table:table-cell table:formula="of:=IF([.K26]&gt;=[.$Q$25];1;0)" office:value-type="float" office:value="0" calcext:value-type="float">
            <text:p>0</text:p>
          </table:table-cell>
          <table:table-cell table:formula="of:=IF([.L26]&gt;=[.$Q$25];1;0)" office:value-type="float" office:value="1" calcext:value-type="float">
            <text:p>1</text:p>
          </table:table-cell>
          <table:table-cell table:formula="of:=IF([.M26]&gt;=[.$Q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O27]" office:value-type="float" office:value="641367" calcext:value-type="float">
            <text:p>641367</text:p>
          </table:table-cell>
          <table:table-cell table:formula="of:=[.C$26]/[.$O27]" office:value-type="float" office:value="516117" calcext:value-type="float">
            <text:p>516117</text:p>
          </table:table-cell>
          <table:table-cell table:formula="of:=[.D$26]/[.$O27]" office:value-type="float" office:value="704257" calcext:value-type="float">
            <text:p>704257</text:p>
          </table:table-cell>
          <table:table-cell table:formula="of:=[.E$26]/[.$O27]" office:value-type="float" office:value="201053.5" calcext:value-type="float">
            <text:p>201053,5</text:p>
          </table:table-cell>
          <table:table-cell table:formula="of:=[.F$26]/[.$O27]" office:value-type="float" office:value="223189" calcext:value-type="float">
            <text:p>223189</text:p>
          </table:table-cell>
          <table:table-cell table:formula="of:=[.G$26]/[.$O27]" office:value-type="float" office:value="49197.5" calcext:value-type="float">
            <text:p>49197,5</text:p>
          </table:table-cell>
          <table:table-cell table:formula="of:=[.H$26]/[.$O27]" office:value-type="float" office:value="9892.5" calcext:value-type="float">
            <text:p>9892,5</text:p>
          </table:table-cell>
          <table:table-cell table:formula="of:=[.I$26]/[.$O27]" office:value-type="float" office:value="78" calcext:value-type="float">
            <text:p>78</text:p>
          </table:table-cell>
          <table:table-cell table:formula="of:=[.J$26]/[.$O27]" office:value-type="float" office:value="14244" calcext:value-type="float">
            <text:p>14244</text:p>
          </table:table-cell>
          <table:table-cell table:formula="of:=[.K$26]/[.$O27]" office:value-type="float" office:value="9688" calcext:value-type="float">
            <text:p>9688</text:p>
          </table:table-cell>
          <table:table-cell table:formula="of:=[.L$26]/[.$O27]" office:value-type="float" office:value="58445.5" calcext:value-type="float">
            <text:p>58445,5</text:p>
          </table:table-cell>
          <table:table-cell table:formula="of:=[.M$26]/[.$O27]" office:value-type="float" office:value="13915" calcext:value-type="float">
            <text:p>139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IF([.B27]&gt;=[.$Q$25];1;0)" office:value-type="float" office:value="1" calcext:value-type="float">
            <text:p>1</text:p>
          </table:table-cell>
          <table:table-cell table:formula="of:=IF([.C27]&gt;=[.$Q$25];1;0)" office:value-type="float" office:value="1" calcext:value-type="float">
            <text:p>1</text:p>
          </table:table-cell>
          <table:table-cell table:formula="of:=IF([.D27]&gt;=[.$Q$25];1;0)" office:value-type="float" office:value="1" calcext:value-type="float">
            <text:p>1</text:p>
          </table:table-cell>
          <table:table-cell table:formula="of:=IF([.E27]&gt;=[.$Q$25];1;0)" office:value-type="float" office:value="1" calcext:value-type="float">
            <text:p>1</text:p>
          </table:table-cell>
          <table:table-cell table:formula="of:=IF([.F27]&gt;=[.$Q$25];1;0)" office:value-type="float" office:value="1" calcext:value-type="float">
            <text:p>1</text:p>
          </table:table-cell>
          <table:table-cell table:formula="of:=IF([.G27]&gt;=[.$Q$25];1;0)" office:value-type="float" office:value="1" calcext:value-type="float">
            <text:p>1</text:p>
          </table:table-cell>
          <table:table-cell table:formula="of:=IF([.H27]&gt;=[.$Q$25];1;0)" office:value-type="float" office:value="0" calcext:value-type="float">
            <text:p>0</text:p>
          </table:table-cell>
          <table:table-cell table:formula="of:=IF([.I27]&gt;=[.$Q$25];1;0)" office:value-type="float" office:value="0" calcext:value-type="float">
            <text:p>0</text:p>
          </table:table-cell>
          <table:table-cell table:formula="of:=IF([.J27]&gt;=[.$Q$25];1;0)" office:value-type="float" office:value="0" calcext:value-type="float">
            <text:p>0</text:p>
          </table:table-cell>
          <table:table-cell table:formula="of:=IF([.K27]&gt;=[.$Q$25];1;0)" office:value-type="float" office:value="0" calcext:value-type="float">
            <text:p>0</text:p>
          </table:table-cell>
          <table:table-cell table:formula="of:=IF([.L27]&gt;=[.$Q$25];1;0)" office:value-type="float" office:value="1" calcext:value-type="float">
            <text:p>1</text:p>
          </table:table-cell>
          <table:table-cell table:formula="of:=IF([.M27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28]" office:value-type="float" office:value="427578" calcext:value-type="float">
            <text:p>427578</text:p>
          </table:table-cell>
          <table:table-cell table:formula="of:=[.C$26]/[.$O28]" office:value-type="float" office:value="344078" calcext:value-type="float">
            <text:p>344078</text:p>
          </table:table-cell>
          <table:table-cell table:formula="of:=[.D$26]/[.$O28]" office:value-type="float" office:value="469504.666666667" calcext:value-type="float">
            <text:p>469504,666666667</text:p>
          </table:table-cell>
          <table:table-cell table:formula="of:=[.E$26]/[.$O28]" office:value-type="float" office:value="134035.666666667" calcext:value-type="float">
            <text:p>134035,666666667</text:p>
          </table:table-cell>
          <table:table-cell table:formula="of:=[.F$26]/[.$O28]" office:value-type="float" office:value="148792.666666667" calcext:value-type="float">
            <text:p>148792,666666667</text:p>
          </table:table-cell>
          <table:table-cell table:formula="of:=[.G$26]/[.$O28]" office:value-type="float" office:value="32798.3333333333" calcext:value-type="float">
            <text:p>32798,3333333333</text:p>
          </table:table-cell>
          <table:table-cell table:formula="of:=[.H$26]/[.$O28]" office:value-type="float" office:value="6595" calcext:value-type="float">
            <text:p>6595</text:p>
          </table:table-cell>
          <table:table-cell table:formula="of:=[.I$26]/[.$O28]" office:value-type="float" office:value="52" calcext:value-type="float">
            <text:p>52</text:p>
          </table:table-cell>
          <table:table-cell table:formula="of:=[.J$26]/[.$O28]" office:value-type="float" office:value="9496" calcext:value-type="float">
            <text:p>9496</text:p>
          </table:table-cell>
          <table:table-cell table:formula="of:=[.K$26]/[.$O28]" office:value-type="float" office:value="6458.66666666667" calcext:value-type="float">
            <text:p>6458,66666666667</text:p>
          </table:table-cell>
          <table:table-cell table:formula="of:=[.L$26]/[.$O28]" office:value-type="float" office:value="38963.6666666667" calcext:value-type="float">
            <text:p>38963,6666666667</text:p>
          </table:table-cell>
          <table:table-cell table:formula="of:=[.M$26]/[.$O28]" office:value-type="float" office:value="9276.66666666667" calcext:value-type="float">
            <text:p>9276,666666666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IF([.B28]&gt;=[.$Q$25];1;0)" office:value-type="float" office:value="1" calcext:value-type="float">
            <text:p>1</text:p>
          </table:table-cell>
          <table:table-cell table:formula="of:=IF([.C28]&gt;=[.$Q$25];1;0)" office:value-type="float" office:value="1" calcext:value-type="float">
            <text:p>1</text:p>
          </table:table-cell>
          <table:table-cell table:formula="of:=IF([.D28]&gt;=[.$Q$25];1;0)" office:value-type="float" office:value="1" calcext:value-type="float">
            <text:p>1</text:p>
          </table:table-cell>
          <table:table-cell table:formula="of:=IF([.E28]&gt;=[.$Q$25];1;0)" office:value-type="float" office:value="1" calcext:value-type="float">
            <text:p>1</text:p>
          </table:table-cell>
          <table:table-cell table:formula="of:=IF([.F28]&gt;=[.$Q$25];1;0)" office:value-type="float" office:value="1" calcext:value-type="float">
            <text:p>1</text:p>
          </table:table-cell>
          <table:table-cell table:formula="of:=IF([.G28]&gt;=[.$Q$25];1;0)" office:value-type="float" office:value="1" calcext:value-type="float">
            <text:p>1</text:p>
          </table:table-cell>
          <table:table-cell table:formula="of:=IF([.H28]&gt;=[.$Q$25];1;0)" office:value-type="float" office:value="0" calcext:value-type="float">
            <text:p>0</text:p>
          </table:table-cell>
          <table:table-cell table:formula="of:=IF([.I28]&gt;=[.$Q$25];1;0)" office:value-type="float" office:value="0" calcext:value-type="float">
            <text:p>0</text:p>
          </table:table-cell>
          <table:table-cell table:formula="of:=IF([.J28]&gt;=[.$Q$25];1;0)" office:value-type="float" office:value="0" calcext:value-type="float">
            <text:p>0</text:p>
          </table:table-cell>
          <table:table-cell table:formula="of:=IF([.K28]&gt;=[.$Q$25];1;0)" office:value-type="float" office:value="0" calcext:value-type="float">
            <text:p>0</text:p>
          </table:table-cell>
          <table:table-cell table:formula="of:=IF([.L28]&gt;=[.$Q$25];1;0)" office:value-type="float" office:value="1" calcext:value-type="float">
            <text:p>1</text:p>
          </table:table-cell>
          <table:table-cell table:formula="of:=IF([.M28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29]" office:value-type="float" office:value="320683.5" calcext:value-type="float">
            <text:p>320683,5</text:p>
          </table:table-cell>
          <table:table-cell table:formula="of:=[.C$26]/[.$O29]" office:value-type="float" office:value="258058.5" calcext:value-type="float">
            <text:p>258058,5</text:p>
          </table:table-cell>
          <table:table-cell table:formula="of:=[.D$26]/[.$O29]" office:value-type="float" office:value="352128.5" calcext:value-type="float">
            <text:p>352128,5</text:p>
          </table:table-cell>
          <table:table-cell table:formula="of:=[.E$26]/[.$O29]" office:value-type="float" office:value="100526.75" calcext:value-type="float">
            <text:p>100526,75</text:p>
          </table:table-cell>
          <table:table-cell table:formula="of:=[.F$26]/[.$O29]" office:value-type="float" office:value="111594.5" calcext:value-type="float">
            <text:p>111594,5</text:p>
          </table:table-cell>
          <table:table-cell table:formula="of:=[.G$26]/[.$O29]" office:value-type="float" office:value="24598.75" calcext:value-type="float">
            <text:p>24598,75</text:p>
          </table:table-cell>
          <table:table-cell table:formula="of:=[.H$26]/[.$O29]" office:value-type="float" office:value="4946.25" calcext:value-type="float">
            <text:p>4946,25</text:p>
          </table:table-cell>
          <table:table-cell table:formula="of:=[.I$26]/[.$O29]" office:value-type="float" office:value="39" calcext:value-type="float">
            <text:p>39</text:p>
          </table:table-cell>
          <table:table-cell table:formula="of:=[.J$26]/[.$O29]" office:value-type="float" office:value="7122" calcext:value-type="float">
            <text:p>7122</text:p>
          </table:table-cell>
          <table:table-cell table:formula="of:=[.K$26]/[.$O29]" office:value-type="float" office:value="4844" calcext:value-type="float">
            <text:p>4844</text:p>
          </table:table-cell>
          <table:table-cell table:formula="of:=[.L$26]/[.$O29]" office:value-type="float" office:value="29222.75" calcext:value-type="float">
            <text:p>29222,75</text:p>
          </table:table-cell>
          <table:table-cell table:formula="of:=[.M$26]/[.$O29]" office:value-type="float" office:value="6957.5" calcext:value-type="float">
            <text:p>6957,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IF([.B29]&gt;=[.$Q$25];1;0)" office:value-type="float" office:value="1" calcext:value-type="float">
            <text:p>1</text:p>
          </table:table-cell>
          <table:table-cell table:formula="of:=IF([.C29]&gt;=[.$Q$25];1;0)" office:value-type="float" office:value="1" calcext:value-type="float">
            <text:p>1</text:p>
          </table:table-cell>
          <table:table-cell table:formula="of:=IF([.D29]&gt;=[.$Q$25];1;0)" office:value-type="float" office:value="1" calcext:value-type="float">
            <text:p>1</text:p>
          </table:table-cell>
          <table:table-cell table:formula="of:=IF([.E29]&gt;=[.$Q$25];1;0)" office:value-type="float" office:value="1" calcext:value-type="float">
            <text:p>1</text:p>
          </table:table-cell>
          <table:table-cell table:formula="of:=IF([.F29]&gt;=[.$Q$25];1;0)" office:value-type="float" office:value="1" calcext:value-type="float">
            <text:p>1</text:p>
          </table:table-cell>
          <table:table-cell table:formula="of:=IF([.G29]&gt;=[.$Q$25];1;0)" office:value-type="float" office:value="0" calcext:value-type="float">
            <text:p>0</text:p>
          </table:table-cell>
          <table:table-cell table:formula="of:=IF([.H29]&gt;=[.$Q$25];1;0)" office:value-type="float" office:value="0" calcext:value-type="float">
            <text:p>0</text:p>
          </table:table-cell>
          <table:table-cell table:formula="of:=IF([.I29]&gt;=[.$Q$25];1;0)" office:value-type="float" office:value="0" calcext:value-type="float">
            <text:p>0</text:p>
          </table:table-cell>
          <table:table-cell table:formula="of:=IF([.J29]&gt;=[.$Q$25];1;0)" office:value-type="float" office:value="0" calcext:value-type="float">
            <text:p>0</text:p>
          </table:table-cell>
          <table:table-cell table:formula="of:=IF([.K29]&gt;=[.$Q$25];1;0)" office:value-type="float" office:value="0" calcext:value-type="float">
            <text:p>0</text:p>
          </table:table-cell>
          <table:table-cell table:formula="of:=IF([.L29]&gt;=[.$Q$25];1;0)" office:value-type="float" office:value="1" calcext:value-type="float">
            <text:p>1</text:p>
          </table:table-cell>
          <table:table-cell table:formula="of:=IF([.M29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0]" office:value-type="float" office:value="256546.8" calcext:value-type="float">
            <text:p>256546,8</text:p>
          </table:table-cell>
          <table:table-cell table:formula="of:=[.C$26]/[.$O30]" office:value-type="float" office:value="206446.8" calcext:value-type="float">
            <text:p>206446,8</text:p>
          </table:table-cell>
          <table:table-cell table:formula="of:=[.D$26]/[.$O30]" office:value-type="float" office:value="281702.8" calcext:value-type="float">
            <text:p>281702,8</text:p>
          </table:table-cell>
          <table:table-cell table:formula="of:=[.E$26]/[.$O30]" office:value-type="float" office:value="80421.4" calcext:value-type="float">
            <text:p>80421,4</text:p>
          </table:table-cell>
          <table:table-cell table:formula="of:=[.F$26]/[.$O30]" office:value-type="float" office:value="89275.6" calcext:value-type="float">
            <text:p>89275,6</text:p>
          </table:table-cell>
          <table:table-cell table:formula="of:=[.G$26]/[.$O30]" office:value-type="float" office:value="19679" calcext:value-type="float">
            <text:p>19679</text:p>
          </table:table-cell>
          <table:table-cell table:formula="of:=[.H$26]/[.$O30]" office:value-type="float" office:value="3957" calcext:value-type="float">
            <text:p>3957</text:p>
          </table:table-cell>
          <table:table-cell table:formula="of:=[.I$26]/[.$O30]" office:value-type="float" office:value="31.2" calcext:value-type="float">
            <text:p>31,2</text:p>
          </table:table-cell>
          <table:table-cell table:formula="of:=[.J$26]/[.$O30]" office:value-type="float" office:value="5697.6" calcext:value-type="float">
            <text:p>5697,6</text:p>
          </table:table-cell>
          <table:table-cell table:formula="of:=[.K$26]/[.$O30]" office:value-type="float" office:value="3875.2" calcext:value-type="float">
            <text:p>3875,2</text:p>
          </table:table-cell>
          <table:table-cell table:formula="of:=[.L$26]/[.$O30]" office:value-type="float" office:value="23378.2" calcext:value-type="float">
            <text:p>23378,2</text:p>
          </table:table-cell>
          <table:table-cell table:formula="of:=[.M$26]/[.$O30]" office:value-type="float" office:value="5566" calcext:value-type="float">
            <text:p>55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IF([.B30]&gt;=[.$Q$25];1;0)" office:value-type="float" office:value="1" calcext:value-type="float">
            <text:p>1</text:p>
          </table:table-cell>
          <table:table-cell table:formula="of:=IF([.C30]&gt;=[.$Q$25];1;0)" office:value-type="float" office:value="1" calcext:value-type="float">
            <text:p>1</text:p>
          </table:table-cell>
          <table:table-cell table:formula="of:=IF([.D30]&gt;=[.$Q$25];1;0)" office:value-type="float" office:value="1" calcext:value-type="float">
            <text:p>1</text:p>
          </table:table-cell>
          <table:table-cell table:formula="of:=IF([.E30]&gt;=[.$Q$25];1;0)" office:value-type="float" office:value="1" calcext:value-type="float">
            <text:p>1</text:p>
          </table:table-cell>
          <table:table-cell table:formula="of:=IF([.F30]&gt;=[.$Q$25];1;0)" office:value-type="float" office:value="1" calcext:value-type="float">
            <text:p>1</text:p>
          </table:table-cell>
          <table:table-cell table:formula="of:=IF([.G30]&gt;=[.$Q$25];1;0)" office:value-type="float" office:value="0" calcext:value-type="float">
            <text:p>0</text:p>
          </table:table-cell>
          <table:table-cell table:formula="of:=IF([.H30]&gt;=[.$Q$25];1;0)" office:value-type="float" office:value="0" calcext:value-type="float">
            <text:p>0</text:p>
          </table:table-cell>
          <table:table-cell table:formula="of:=IF([.I30]&gt;=[.$Q$25];1;0)" office:value-type="float" office:value="0" calcext:value-type="float">
            <text:p>0</text:p>
          </table:table-cell>
          <table:table-cell table:formula="of:=IF([.J30]&gt;=[.$Q$25];1;0)" office:value-type="float" office:value="0" calcext:value-type="float">
            <text:p>0</text:p>
          </table:table-cell>
          <table:table-cell table:formula="of:=IF([.K30]&gt;=[.$Q$25];1;0)" office:value-type="float" office:value="0" calcext:value-type="float">
            <text:p>0</text:p>
          </table:table-cell>
          <table:table-cell table:formula="of:=IF([.L30]&gt;=[.$Q$25];1;0)" office:value-type="float" office:value="0" calcext:value-type="float">
            <text:p>0</text:p>
          </table:table-cell>
          <table:table-cell table:formula="of:=IF([.M30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1]" office:value-type="float" office:value="213789" calcext:value-type="float">
            <text:p>213789</text:p>
          </table:table-cell>
          <table:table-cell table:formula="of:=[.C$26]/[.$O31]" office:value-type="float" office:value="172039" calcext:value-type="float">
            <text:p>172039</text:p>
          </table:table-cell>
          <table:table-cell table:formula="of:=[.D$26]/[.$O31]" office:value-type="float" office:value="234752.333333333" calcext:value-type="float">
            <text:p>234752,333333333</text:p>
          </table:table-cell>
          <table:table-cell table:formula="of:=[.E$26]/[.$O31]" office:value-type="float" office:value="67017.8333333333" calcext:value-type="float">
            <text:p>67017,8333333333</text:p>
          </table:table-cell>
          <table:table-cell table:formula="of:=[.F$26]/[.$O31]" office:value-type="float" office:value="74396.3333333333" calcext:value-type="float">
            <text:p>74396,3333333333</text:p>
          </table:table-cell>
          <table:table-cell table:formula="of:=[.G$26]/[.$O31]" office:value-type="float" office:value="16399.1666666667" calcext:value-type="float">
            <text:p>16399,1666666667</text:p>
          </table:table-cell>
          <table:table-cell table:formula="of:=[.H$26]/[.$O31]" office:value-type="float" office:value="3297.5" calcext:value-type="float">
            <text:p>3297,5</text:p>
          </table:table-cell>
          <table:table-cell table:formula="of:=[.I$26]/[.$O31]" office:value-type="float" office:value="26" calcext:value-type="float">
            <text:p>26</text:p>
          </table:table-cell>
          <table:table-cell table:formula="of:=[.J$26]/[.$O31]" office:value-type="float" office:value="4748" calcext:value-type="float">
            <text:p>4748</text:p>
          </table:table-cell>
          <table:table-cell table:formula="of:=[.K$26]/[.$O31]" office:value-type="float" office:value="3229.33333333333" calcext:value-type="float">
            <text:p>3229,33333333333</text:p>
          </table:table-cell>
          <table:table-cell table:formula="of:=[.L$26]/[.$O31]" office:value-type="float" office:value="19481.8333333333" calcext:value-type="float">
            <text:p>19481,8333333333</text:p>
          </table:table-cell>
          <table:table-cell table:formula="of:=[.M$26]/[.$O31]" office:value-type="float" office:value="4638.33333333333" calcext:value-type="float">
            <text:p>4638,333333333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IF([.B31]&gt;=[.$Q$25];1;0)" office:value-type="float" office:value="1" calcext:value-type="float">
            <text:p>1</text:p>
          </table:table-cell>
          <table:table-cell table:formula="of:=IF([.C31]&gt;=[.$Q$25];1;0)" office:value-type="float" office:value="1" calcext:value-type="float">
            <text:p>1</text:p>
          </table:table-cell>
          <table:table-cell table:formula="of:=IF([.D31]&gt;=[.$Q$25];1;0)" office:value-type="float" office:value="1" calcext:value-type="float">
            <text:p>1</text:p>
          </table:table-cell>
          <table:table-cell table:formula="of:=IF([.E31]&gt;=[.$Q$25];1;0)" office:value-type="float" office:value="1" calcext:value-type="float">
            <text:p>1</text:p>
          </table:table-cell>
          <table:table-cell table:formula="of:=IF([.F31]&gt;=[.$Q$25];1;0)" office:value-type="float" office:value="1" calcext:value-type="float">
            <text:p>1</text:p>
          </table:table-cell>
          <table:table-cell table:formula="of:=IF([.G31]&gt;=[.$Q$25];1;0)" office:value-type="float" office:value="0" calcext:value-type="float">
            <text:p>0</text:p>
          </table:table-cell>
          <table:table-cell table:formula="of:=IF([.H31]&gt;=[.$Q$25];1;0)" office:value-type="float" office:value="0" calcext:value-type="float">
            <text:p>0</text:p>
          </table:table-cell>
          <table:table-cell table:formula="of:=IF([.I31]&gt;=[.$Q$25];1;0)" office:value-type="float" office:value="0" calcext:value-type="float">
            <text:p>0</text:p>
          </table:table-cell>
          <table:table-cell table:formula="of:=IF([.J31]&gt;=[.$Q$25];1;0)" office:value-type="float" office:value="0" calcext:value-type="float">
            <text:p>0</text:p>
          </table:table-cell>
          <table:table-cell table:formula="of:=IF([.K31]&gt;=[.$Q$25];1;0)" office:value-type="float" office:value="0" calcext:value-type="float">
            <text:p>0</text:p>
          </table:table-cell>
          <table:table-cell table:formula="of:=IF([.L31]&gt;=[.$Q$25];1;0)" office:value-type="float" office:value="0" calcext:value-type="float">
            <text:p>0</text:p>
          </table:table-cell>
          <table:table-cell table:formula="of:=IF([.M31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2]" office:value-type="float" office:value="183247.714285714" calcext:value-type="float">
            <text:p>183247,714285714</text:p>
          </table:table-cell>
          <table:table-cell table:formula="of:=[.C$26]/[.$O32]" office:value-type="float" office:value="147462" calcext:value-type="float">
            <text:p>147462</text:p>
          </table:table-cell>
          <table:table-cell table:formula="of:=[.D$26]/[.$O32]" office:value-type="float" office:value="201216.285714286" calcext:value-type="float">
            <text:p>201216,285714286</text:p>
          </table:table-cell>
          <table:table-cell table:formula="of:=[.E$26]/[.$O32]" office:value-type="float" office:value="57443.8571428571" calcext:value-type="float">
            <text:p>57443,8571428571</text:p>
          </table:table-cell>
          <table:table-cell table:formula="of:=[.F$26]/[.$O32]" office:value-type="float" office:value="63768.2857142857" calcext:value-type="float">
            <text:p>63768,2857142857</text:p>
          </table:table-cell>
          <table:table-cell table:formula="of:=[.G$26]/[.$O32]" office:value-type="float" office:value="14056.4285714286" calcext:value-type="float">
            <text:p>14056,4285714286</text:p>
          </table:table-cell>
          <table:table-cell table:formula="of:=[.H$26]/[.$O32]" office:value-type="float" office:value="2826.42857142857" calcext:value-type="float">
            <text:p>2826,42857142857</text:p>
          </table:table-cell>
          <table:table-cell table:formula="of:=[.I$26]/[.$O32]" office:value-type="float" office:value="22.2857142857143" calcext:value-type="float">
            <text:p>22,2857142857143</text:p>
          </table:table-cell>
          <table:table-cell table:formula="of:=[.J$26]/[.$O32]" office:value-type="float" office:value="4069.71428571429" calcext:value-type="float">
            <text:p>4069,71428571429</text:p>
          </table:table-cell>
          <table:table-cell table:formula="of:=[.K$26]/[.$O32]" office:value-type="float" office:value="2768" calcext:value-type="float">
            <text:p>2768</text:p>
          </table:table-cell>
          <table:table-cell table:formula="of:=[.L$26]/[.$O32]" office:value-type="float" office:value="16698.7142857143" calcext:value-type="float">
            <text:p>16698,7142857143</text:p>
          </table:table-cell>
          <table:table-cell table:formula="of:=[.M$26]/[.$O32]" office:value-type="float" office:value="3975.71428571429" calcext:value-type="float">
            <text:p>3975,7142857142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IF([.B32]&gt;=[.$Q$25];1;0)" office:value-type="float" office:value="1" calcext:value-type="float">
            <text:p>1</text:p>
          </table:table-cell>
          <table:table-cell table:formula="of:=IF([.C32]&gt;=[.$Q$25];1;0)" office:value-type="float" office:value="1" calcext:value-type="float">
            <text:p>1</text:p>
          </table:table-cell>
          <table:table-cell table:formula="of:=IF([.D32]&gt;=[.$Q$25];1;0)" office:value-type="float" office:value="1" calcext:value-type="float">
            <text:p>1</text:p>
          </table:table-cell>
          <table:table-cell table:formula="of:=IF([.E32]&gt;=[.$Q$25];1;0)" office:value-type="float" office:value="1" calcext:value-type="float">
            <text:p>1</text:p>
          </table:table-cell>
          <table:table-cell table:formula="of:=IF([.F32]&gt;=[.$Q$25];1;0)" office:value-type="float" office:value="1" calcext:value-type="float">
            <text:p>1</text:p>
          </table:table-cell>
          <table:table-cell table:formula="of:=IF([.G32]&gt;=[.$Q$25];1;0)" office:value-type="float" office:value="0" calcext:value-type="float">
            <text:p>0</text:p>
          </table:table-cell>
          <table:table-cell table:formula="of:=IF([.H32]&gt;=[.$Q$25];1;0)" office:value-type="float" office:value="0" calcext:value-type="float">
            <text:p>0</text:p>
          </table:table-cell>
          <table:table-cell table:formula="of:=IF([.I32]&gt;=[.$Q$25];1;0)" office:value-type="float" office:value="0" calcext:value-type="float">
            <text:p>0</text:p>
          </table:table-cell>
          <table:table-cell table:formula="of:=IF([.J32]&gt;=[.$Q$25];1;0)" office:value-type="float" office:value="0" calcext:value-type="float">
            <text:p>0</text:p>
          </table:table-cell>
          <table:table-cell table:formula="of:=IF([.K32]&gt;=[.$Q$25];1;0)" office:value-type="float" office:value="0" calcext:value-type="float">
            <text:p>0</text:p>
          </table:table-cell>
          <table:table-cell table:formula="of:=IF([.L32]&gt;=[.$Q$25];1;0)" office:value-type="float" office:value="0" calcext:value-type="float">
            <text:p>0</text:p>
          </table:table-cell>
          <table:table-cell table:formula="of:=IF([.M32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3]" office:value-type="float" office:value="160341.75" calcext:value-type="float">
            <text:p>160341,75</text:p>
          </table:table-cell>
          <table:table-cell table:formula="of:=[.C$26]/[.$O33]" office:value-type="float" office:value="129029.25" calcext:value-type="float">
            <text:p>129029,25</text:p>
          </table:table-cell>
          <table:table-cell table:formula="of:=[.D$26]/[.$O33]" office:value-type="float" office:value="176064.25" calcext:value-type="float">
            <text:p>176064,25</text:p>
          </table:table-cell>
          <table:table-cell table:formula="of:=[.E$26]/[.$O33]" office:value-type="float" office:value="50263.375" calcext:value-type="float">
            <text:p>50263,375</text:p>
          </table:table-cell>
          <table:table-cell table:formula="of:=[.F$26]/[.$O33]" office:value-type="float" office:value="55797.25" calcext:value-type="float">
            <text:p>55797,25</text:p>
          </table:table-cell>
          <table:table-cell table:formula="of:=[.G$26]/[.$O33]" office:value-type="float" office:value="12299.375" calcext:value-type="float">
            <text:p>12299,375</text:p>
          </table:table-cell>
          <table:table-cell table:formula="of:=[.H$26]/[.$O33]" office:value-type="float" office:value="2473.125" calcext:value-type="float">
            <text:p>2473,125</text:p>
          </table:table-cell>
          <table:table-cell table:formula="of:=[.I$26]/[.$O33]" office:value-type="float" office:value="19.5" calcext:value-type="float">
            <text:p>19,5</text:p>
          </table:table-cell>
          <table:table-cell table:formula="of:=[.J$26]/[.$O33]" office:value-type="float" office:value="3561" calcext:value-type="float">
            <text:p>3561</text:p>
          </table:table-cell>
          <table:table-cell table:formula="of:=[.K$26]/[.$O33]" office:value-type="float" office:value="2422" calcext:value-type="float">
            <text:p>2422</text:p>
          </table:table-cell>
          <table:table-cell table:formula="of:=[.L$26]/[.$O33]" office:value-type="float" office:value="14611.375" calcext:value-type="float">
            <text:p>14611,375</text:p>
          </table:table-cell>
          <table:table-cell table:formula="of:=[.M$26]/[.$O33]" office:value-type="float" office:value="3478.75" calcext:value-type="float">
            <text:p>3478,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IF([.B33]&gt;=[.$Q$25];1;0)" office:value-type="float" office:value="1" calcext:value-type="float">
            <text:p>1</text:p>
          </table:table-cell>
          <table:table-cell table:formula="of:=IF([.C33]&gt;=[.$Q$25];1;0)" office:value-type="float" office:value="1" calcext:value-type="float">
            <text:p>1</text:p>
          </table:table-cell>
          <table:table-cell table:formula="of:=IF([.D33]&gt;=[.$Q$25];1;0)" office:value-type="float" office:value="1" calcext:value-type="float">
            <text:p>1</text:p>
          </table:table-cell>
          <table:table-cell table:formula="of:=IF([.E33]&gt;=[.$Q$25];1;0)" office:value-type="float" office:value="1" calcext:value-type="float">
            <text:p>1</text:p>
          </table:table-cell>
          <table:table-cell table:formula="of:=IF([.F33]&gt;=[.$Q$25];1;0)" office:value-type="float" office:value="1" calcext:value-type="float">
            <text:p>1</text:p>
          </table:table-cell>
          <table:table-cell table:formula="of:=IF([.G33]&gt;=[.$Q$25];1;0)" office:value-type="float" office:value="0" calcext:value-type="float">
            <text:p>0</text:p>
          </table:table-cell>
          <table:table-cell table:formula="of:=IF([.H33]&gt;=[.$Q$25];1;0)" office:value-type="float" office:value="0" calcext:value-type="float">
            <text:p>0</text:p>
          </table:table-cell>
          <table:table-cell table:formula="of:=IF([.I33]&gt;=[.$Q$25];1;0)" office:value-type="float" office:value="0" calcext:value-type="float">
            <text:p>0</text:p>
          </table:table-cell>
          <table:table-cell table:formula="of:=IF([.J33]&gt;=[.$Q$25];1;0)" office:value-type="float" office:value="0" calcext:value-type="float">
            <text:p>0</text:p>
          </table:table-cell>
          <table:table-cell table:formula="of:=IF([.K33]&gt;=[.$Q$25];1;0)" office:value-type="float" office:value="0" calcext:value-type="float">
            <text:p>0</text:p>
          </table:table-cell>
          <table:table-cell table:formula="of:=IF([.L33]&gt;=[.$Q$25];1;0)" office:value-type="float" office:value="0" calcext:value-type="float">
            <text:p>0</text:p>
          </table:table-cell>
          <table:table-cell table:formula="of:=IF([.M33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4]" office:value-type="float" office:value="142526" calcext:value-type="float">
            <text:p>142526</text:p>
          </table:table-cell>
          <table:table-cell table:formula="of:=[.C$26]/[.$O34]" office:value-type="float" office:value="114692.666666667" calcext:value-type="float">
            <text:p>114692,666666667</text:p>
          </table:table-cell>
          <table:table-cell table:formula="of:=[.D$26]/[.$O34]" office:value-type="float" office:value="156501.555555556" calcext:value-type="float">
            <text:p>156501,555555556</text:p>
          </table:table-cell>
          <table:table-cell table:formula="of:=[.E$26]/[.$O34]" office:value-type="float" office:value="44678.5555555556" calcext:value-type="float">
            <text:p>44678,5555555556</text:p>
          </table:table-cell>
          <table:table-cell table:formula="of:=[.F$26]/[.$O34]" office:value-type="float" office:value="49597.5555555556" calcext:value-type="float">
            <text:p>49597,5555555556</text:p>
          </table:table-cell>
          <table:table-cell table:formula="of:=[.G$26]/[.$O34]" office:value-type="float" office:value="10932.7777777778" calcext:value-type="float">
            <text:p>10932,7777777778</text:p>
          </table:table-cell>
          <table:table-cell table:formula="of:=[.H$26]/[.$O34]" office:value-type="float" office:value="2198.33333333333" calcext:value-type="float">
            <text:p>2198,33333333333</text:p>
          </table:table-cell>
          <table:table-cell table:formula="of:=[.I$26]/[.$O34]" office:value-type="float" office:value="17.3333333333333" calcext:value-type="float">
            <text:p>17,3333333333333</text:p>
          </table:table-cell>
          <table:table-cell table:formula="of:=[.J$26]/[.$O34]" office:value-type="float" office:value="3165.33333333333" calcext:value-type="float">
            <text:p>3165,33333333333</text:p>
          </table:table-cell>
          <table:table-cell table:formula="of:=[.K$26]/[.$O34]" office:value-type="float" office:value="2152.88888888889" calcext:value-type="float">
            <text:p>2152,88888888889</text:p>
          </table:table-cell>
          <table:table-cell table:formula="of:=[.L$26]/[.$O34]" office:value-type="float" office:value="12987.8888888889" calcext:value-type="float">
            <text:p>12987,8888888889</text:p>
          </table:table-cell>
          <table:table-cell table:formula="of:=[.M$26]/[.$O34]" office:value-type="float" office:value="3092.22222222222" calcext:value-type="float">
            <text:p>3092,222222222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IF([.B34]&gt;=[.$Q$25];1;0)" office:value-type="float" office:value="1" calcext:value-type="float">
            <text:p>1</text:p>
          </table:table-cell>
          <table:table-cell table:formula="of:=IF([.C34]&gt;=[.$Q$25];1;0)" office:value-type="float" office:value="1" calcext:value-type="float">
            <text:p>1</text:p>
          </table:table-cell>
          <table:table-cell table:formula="of:=IF([.D34]&gt;=[.$Q$25];1;0)" office:value-type="float" office:value="1" calcext:value-type="float">
            <text:p>1</text:p>
          </table:table-cell>
          <table:table-cell table:formula="of:=IF([.E34]&gt;=[.$Q$25];1;0)" office:value-type="float" office:value="1" calcext:value-type="float">
            <text:p>1</text:p>
          </table:table-cell>
          <table:table-cell table:formula="of:=IF([.F34]&gt;=[.$Q$25];1;0)" office:value-type="float" office:value="1" calcext:value-type="float">
            <text:p>1</text:p>
          </table:table-cell>
          <table:table-cell table:formula="of:=IF([.G34]&gt;=[.$Q$25];1;0)" office:value-type="float" office:value="0" calcext:value-type="float">
            <text:p>0</text:p>
          </table:table-cell>
          <table:table-cell table:formula="of:=IF([.H34]&gt;=[.$Q$25];1;0)" office:value-type="float" office:value="0" calcext:value-type="float">
            <text:p>0</text:p>
          </table:table-cell>
          <table:table-cell table:formula="of:=IF([.I34]&gt;=[.$Q$25];1;0)" office:value-type="float" office:value="0" calcext:value-type="float">
            <text:p>0</text:p>
          </table:table-cell>
          <table:table-cell table:formula="of:=IF([.J34]&gt;=[.$Q$25];1;0)" office:value-type="float" office:value="0" calcext:value-type="float">
            <text:p>0</text:p>
          </table:table-cell>
          <table:table-cell table:formula="of:=IF([.K34]&gt;=[.$Q$25];1;0)" office:value-type="float" office:value="0" calcext:value-type="float">
            <text:p>0</text:p>
          </table:table-cell>
          <table:table-cell table:formula="of:=IF([.L34]&gt;=[.$Q$25];1;0)" office:value-type="float" office:value="0" calcext:value-type="float">
            <text:p>0</text:p>
          </table:table-cell>
          <table:table-cell table:formula="of:=IF([.M34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5]" office:value-type="float" office:value="128273.4" calcext:value-type="float">
            <text:p>128273,4</text:p>
          </table:table-cell>
          <table:table-cell table:formula="of:=[.C$26]/[.$O35]" office:value-type="float" office:value="103223.4" calcext:value-type="float">
            <text:p>103223,4</text:p>
          </table:table-cell>
          <table:table-cell table:formula="of:=[.D$26]/[.$O35]" office:value-type="float" office:value="140851.4" calcext:value-type="float">
            <text:p>140851,4</text:p>
          </table:table-cell>
          <table:table-cell table:formula="of:=[.E$26]/[.$O35]" office:value-type="float" office:value="40210.7" calcext:value-type="float">
            <text:p>40210,7</text:p>
          </table:table-cell>
          <table:table-cell table:formula="of:=[.F$26]/[.$O35]" office:value-type="float" office:value="44637.8" calcext:value-type="float">
            <text:p>44637,8</text:p>
          </table:table-cell>
          <table:table-cell table:formula="of:=[.G$26]/[.$O35]" office:value-type="float" office:value="9839.5" calcext:value-type="float">
            <text:p>9839,5</text:p>
          </table:table-cell>
          <table:table-cell table:formula="of:=[.H$26]/[.$O35]" office:value-type="float" office:value="1978.5" calcext:value-type="float">
            <text:p>1978,5</text:p>
          </table:table-cell>
          <table:table-cell table:formula="of:=[.I$26]/[.$O35]" office:value-type="float" office:value="15.6" calcext:value-type="float">
            <text:p>15,6</text:p>
          </table:table-cell>
          <table:table-cell table:formula="of:=[.J$26]/[.$O35]" office:value-type="float" office:value="2848.8" calcext:value-type="float">
            <text:p>2848,8</text:p>
          </table:table-cell>
          <table:table-cell table:formula="of:=[.K$26]/[.$O35]" office:value-type="float" office:value="1937.6" calcext:value-type="float">
            <text:p>1937,6</text:p>
          </table:table-cell>
          <table:table-cell table:formula="of:=[.L$26]/[.$O35]" office:value-type="float" office:value="11689.1" calcext:value-type="float">
            <text:p>11689,1</text:p>
          </table:table-cell>
          <table:table-cell table:formula="of:=[.M$26]/[.$O35]" office:value-type="float" office:value="2783" calcext:value-type="float">
            <text:p>27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IF([.B35]&gt;=[.$Q$25];1;0)" office:value-type="float" office:value="1" calcext:value-type="float">
            <text:p>1</text:p>
          </table:table-cell>
          <table:table-cell table:formula="of:=IF([.C35]&gt;=[.$Q$25];1;0)" office:value-type="float" office:value="1" calcext:value-type="float">
            <text:p>1</text:p>
          </table:table-cell>
          <table:table-cell table:formula="of:=IF([.D35]&gt;=[.$Q$25];1;0)" office:value-type="float" office:value="1" calcext:value-type="float">
            <text:p>1</text:p>
          </table:table-cell>
          <table:table-cell table:formula="of:=IF([.E35]&gt;=[.$Q$25];1;0)" office:value-type="float" office:value="1" calcext:value-type="float">
            <text:p>1</text:p>
          </table:table-cell>
          <table:table-cell table:formula="of:=IF([.F35]&gt;=[.$Q$25];1;0)" office:value-type="float" office:value="1" calcext:value-type="float">
            <text:p>1</text:p>
          </table:table-cell>
          <table:table-cell table:formula="of:=IF([.G35]&gt;=[.$Q$25];1;0)" office:value-type="float" office:value="0" calcext:value-type="float">
            <text:p>0</text:p>
          </table:table-cell>
          <table:table-cell table:formula="of:=IF([.H35]&gt;=[.$Q$25];1;0)" office:value-type="float" office:value="0" calcext:value-type="float">
            <text:p>0</text:p>
          </table:table-cell>
          <table:table-cell table:formula="of:=IF([.I35]&gt;=[.$Q$25];1;0)" office:value-type="float" office:value="0" calcext:value-type="float">
            <text:p>0</text:p>
          </table:table-cell>
          <table:table-cell table:formula="of:=IF([.J35]&gt;=[.$Q$25];1;0)" office:value-type="float" office:value="0" calcext:value-type="float">
            <text:p>0</text:p>
          </table:table-cell>
          <table:table-cell table:formula="of:=IF([.K35]&gt;=[.$Q$25];1;0)" office:value-type="float" office:value="0" calcext:value-type="float">
            <text:p>0</text:p>
          </table:table-cell>
          <table:table-cell table:formula="of:=IF([.L35]&gt;=[.$Q$25];1;0)" office:value-type="float" office:value="0" calcext:value-type="float">
            <text:p>0</text:p>
          </table:table-cell>
          <table:table-cell table:formula="of:=IF([.M35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6]" office:value-type="float" office:value="116612.181818182" calcext:value-type="float">
            <text:p>116612,181818182</text:p>
          </table:table-cell>
          <table:table-cell table:formula="of:=[.C$26]/[.$O36]" office:value-type="float" office:value="93839.4545454545" calcext:value-type="float">
            <text:p>93839,4545454545</text:p>
          </table:table-cell>
          <table:table-cell table:formula="of:=[.D$26]/[.$O36]" office:value-type="float" office:value="128046.727272727" calcext:value-type="float">
            <text:p>128046,727272727</text:p>
          </table:table-cell>
          <table:table-cell table:formula="of:=[.E$26]/[.$O36]" office:value-type="float" office:value="36555.1818181818" calcext:value-type="float">
            <text:p>36555,1818181818</text:p>
          </table:table-cell>
          <table:table-cell table:formula="of:=[.F$26]/[.$O36]" office:value-type="float" office:value="40579.8181818182" calcext:value-type="float">
            <text:p>40579,8181818182</text:p>
          </table:table-cell>
          <table:table-cell table:formula="of:=[.G$26]/[.$O36]" office:value-type="float" office:value="8945" calcext:value-type="float">
            <text:p>8945</text:p>
          </table:table-cell>
          <table:table-cell table:formula="of:=[.H$26]/[.$O36]" office:value-type="float" office:value="1798.63636363636" calcext:value-type="float">
            <text:p>1798,63636363636</text:p>
          </table:table-cell>
          <table:table-cell table:formula="of:=[.I$26]/[.$O36]" office:value-type="float" office:value="14.1818181818182" calcext:value-type="float">
            <text:p>14,1818181818182</text:p>
          </table:table-cell>
          <table:table-cell table:formula="of:=[.J$26]/[.$O36]" office:value-type="float" office:value="2589.81818181818" calcext:value-type="float">
            <text:p>2589,81818181818</text:p>
          </table:table-cell>
          <table:table-cell table:formula="of:=[.K$26]/[.$O36]" office:value-type="float" office:value="1761.45454545455" calcext:value-type="float">
            <text:p>1761,45454545455</text:p>
          </table:table-cell>
          <table:table-cell table:formula="of:=[.L$26]/[.$O36]" office:value-type="float" office:value="10626.4545454545" calcext:value-type="float">
            <text:p>10626,4545454545</text:p>
          </table:table-cell>
          <table:table-cell table:formula="of:=[.M$26]/[.$O36]" office:value-type="float" office:value="2530" calcext:value-type="float">
            <text:p>253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IF([.B36]&gt;=[.$Q$25];1;0)" office:value-type="float" office:value="1" calcext:value-type="float">
            <text:p>1</text:p>
          </table:table-cell>
          <table:table-cell table:formula="of:=IF([.C36]&gt;=[.$Q$25];1;0)" office:value-type="float" office:value="1" calcext:value-type="float">
            <text:p>1</text:p>
          </table:table-cell>
          <table:table-cell table:formula="of:=IF([.D36]&gt;=[.$Q$25];1;0)" office:value-type="float" office:value="1" calcext:value-type="float">
            <text:p>1</text:p>
          </table:table-cell>
          <table:table-cell table:formula="of:=IF([.E36]&gt;=[.$Q$25];1;0)" office:value-type="float" office:value="1" calcext:value-type="float">
            <text:p>1</text:p>
          </table:table-cell>
          <table:table-cell table:formula="of:=IF([.F36]&gt;=[.$Q$25];1;0)" office:value-type="float" office:value="1" calcext:value-type="float">
            <text:p>1</text:p>
          </table:table-cell>
          <table:table-cell table:formula="of:=IF([.G36]&gt;=[.$Q$25];1;0)" office:value-type="float" office:value="0" calcext:value-type="float">
            <text:p>0</text:p>
          </table:table-cell>
          <table:table-cell table:formula="of:=IF([.H36]&gt;=[.$Q$25];1;0)" office:value-type="float" office:value="0" calcext:value-type="float">
            <text:p>0</text:p>
          </table:table-cell>
          <table:table-cell table:formula="of:=IF([.I36]&gt;=[.$Q$25];1;0)" office:value-type="float" office:value="0" calcext:value-type="float">
            <text:p>0</text:p>
          </table:table-cell>
          <table:table-cell table:formula="of:=IF([.J36]&gt;=[.$Q$25];1;0)" office:value-type="float" office:value="0" calcext:value-type="float">
            <text:p>0</text:p>
          </table:table-cell>
          <table:table-cell table:formula="of:=IF([.K36]&gt;=[.$Q$25];1;0)" office:value-type="float" office:value="0" calcext:value-type="float">
            <text:p>0</text:p>
          </table:table-cell>
          <table:table-cell table:formula="of:=IF([.L36]&gt;=[.$Q$25];1;0)" office:value-type="float" office:value="0" calcext:value-type="float">
            <text:p>0</text:p>
          </table:table-cell>
          <table:table-cell table:formula="of:=IF([.M36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7]" office:value-type="float" office:value="106894.5" calcext:value-type="float">
            <text:p>106894,5</text:p>
          </table:table-cell>
          <table:table-cell table:formula="of:=[.C$26]/[.$O37]" office:value-type="float" office:value="86019.5" calcext:value-type="float">
            <text:p>86019,5</text:p>
          </table:table-cell>
          <table:table-cell table:formula="of:=[.D$26]/[.$O37]" office:value-type="float" office:value="117376.166666667" calcext:value-type="float">
            <text:p>117376,166666667</text:p>
          </table:table-cell>
          <table:table-cell table:formula="of:=[.E$26]/[.$O37]" office:value-type="float" office:value="33508.9166666667" calcext:value-type="float">
            <text:p>33508,9166666667</text:p>
          </table:table-cell>
          <table:table-cell table:formula="of:=[.F$26]/[.$O37]" office:value-type="float" office:value="37198.1666666667" calcext:value-type="float">
            <text:p>37198,1666666667</text:p>
          </table:table-cell>
          <table:table-cell table:formula="of:=[.G$26]/[.$O37]" office:value-type="float" office:value="8199.58333333333" calcext:value-type="float">
            <text:p>8199,58333333333</text:p>
          </table:table-cell>
          <table:table-cell table:formula="of:=[.H$26]/[.$O37]" office:value-type="float" office:value="1648.75" calcext:value-type="float">
            <text:p>1648,75</text:p>
          </table:table-cell>
          <table:table-cell table:formula="of:=[.I$26]/[.$O37]" office:value-type="float" office:value="13" calcext:value-type="float">
            <text:p>13</text:p>
          </table:table-cell>
          <table:table-cell table:formula="of:=[.J$26]/[.$O37]" office:value-type="float" office:value="2374" calcext:value-type="float">
            <text:p>2374</text:p>
          </table:table-cell>
          <table:table-cell table:formula="of:=[.K$26]/[.$O37]" office:value-type="float" office:value="1614.66666666667" calcext:value-type="float">
            <text:p>1614,66666666667</text:p>
          </table:table-cell>
          <table:table-cell table:formula="of:=[.L$26]/[.$O37]" office:value-type="float" office:value="9740.91666666667" calcext:value-type="float">
            <text:p>9740,91666666667</text:p>
          </table:table-cell>
          <table:table-cell table:formula="of:=[.M$26]/[.$O37]" office:value-type="float" office:value="2319.16666666667" calcext:value-type="float">
            <text:p>2319,1666666666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B37]&gt;=[.$Q$25];1;0)" office:value-type="float" office:value="1" calcext:value-type="float">
            <text:p>1</text:p>
          </table:table-cell>
          <table:table-cell table:formula="of:=IF([.C37]&gt;=[.$Q$25];1;0)" office:value-type="float" office:value="1" calcext:value-type="float">
            <text:p>1</text:p>
          </table:table-cell>
          <table:table-cell table:formula="of:=IF([.D37]&gt;=[.$Q$25];1;0)" office:value-type="float" office:value="1" calcext:value-type="float">
            <text:p>1</text:p>
          </table:table-cell>
          <table:table-cell table:formula="of:=IF([.E37]&gt;=[.$Q$25];1;0)" office:value-type="float" office:value="1" calcext:value-type="float">
            <text:p>1</text:p>
          </table:table-cell>
          <table:table-cell table:formula="of:=IF([.F37]&gt;=[.$Q$25];1;0)" office:value-type="float" office:value="1" calcext:value-type="float">
            <text:p>1</text:p>
          </table:table-cell>
          <table:table-cell table:formula="of:=IF([.G37]&gt;=[.$Q$25];1;0)" office:value-type="float" office:value="0" calcext:value-type="float">
            <text:p>0</text:p>
          </table:table-cell>
          <table:table-cell table:formula="of:=IF([.H37]&gt;=[.$Q$25];1;0)" office:value-type="float" office:value="0" calcext:value-type="float">
            <text:p>0</text:p>
          </table:table-cell>
          <table:table-cell table:formula="of:=IF([.I37]&gt;=[.$Q$25];1;0)" office:value-type="float" office:value="0" calcext:value-type="float">
            <text:p>0</text:p>
          </table:table-cell>
          <table:table-cell table:formula="of:=IF([.J37]&gt;=[.$Q$25];1;0)" office:value-type="float" office:value="0" calcext:value-type="float">
            <text:p>0</text:p>
          </table:table-cell>
          <table:table-cell table:formula="of:=IF([.K37]&gt;=[.$Q$25];1;0)" office:value-type="float" office:value="0" calcext:value-type="float">
            <text:p>0</text:p>
          </table:table-cell>
          <table:table-cell table:formula="of:=IF([.L37]&gt;=[.$Q$25];1;0)" office:value-type="float" office:value="0" calcext:value-type="float">
            <text:p>0</text:p>
          </table:table-cell>
          <table:table-cell table:formula="of:=IF([.M37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8]" office:value-type="float" office:value="98671.8461538462" calcext:value-type="float">
            <text:p>98671,8461538462</text:p>
          </table:table-cell>
          <table:table-cell table:formula="of:=[.C$26]/[.$O38]" office:value-type="float" office:value="79402.6153846154" calcext:value-type="float">
            <text:p>79402,6153846154</text:p>
          </table:table-cell>
          <table:table-cell table:formula="of:=[.D$26]/[.$O38]" office:value-type="float" office:value="108347.230769231" calcext:value-type="float">
            <text:p>108347,230769231</text:p>
          </table:table-cell>
          <table:table-cell table:formula="of:=[.E$26]/[.$O38]" office:value-type="float" office:value="30931.3076923077" calcext:value-type="float">
            <text:p>30931,3076923077</text:p>
          </table:table-cell>
          <table:table-cell table:formula="of:=[.F$26]/[.$O38]" office:value-type="float" office:value="34336.7692307692" calcext:value-type="float">
            <text:p>34336,7692307692</text:p>
          </table:table-cell>
          <table:table-cell table:formula="of:=[.G$26]/[.$O38]" office:value-type="float" office:value="7568.84615384615" calcext:value-type="float">
            <text:p>7568,84615384615</text:p>
          </table:table-cell>
          <table:table-cell table:formula="of:=[.H$26]/[.$O38]" office:value-type="float" office:value="1521.92307692308" calcext:value-type="float">
            <text:p>1521,92307692308</text:p>
          </table:table-cell>
          <table:table-cell table:formula="of:=[.I$26]/[.$O38]" office:value-type="float" office:value="12" calcext:value-type="float">
            <text:p>12</text:p>
          </table:table-cell>
          <table:table-cell table:formula="of:=[.J$26]/[.$O38]" office:value-type="float" office:value="2191.38461538462" calcext:value-type="float">
            <text:p>2191,38461538462</text:p>
          </table:table-cell>
          <table:table-cell table:formula="of:=[.K$26]/[.$O38]" office:value-type="float" office:value="1490.46153846154" calcext:value-type="float">
            <text:p>1490,46153846154</text:p>
          </table:table-cell>
          <table:table-cell table:formula="of:=[.L$26]/[.$O38]" office:value-type="float" office:value="8991.61538461539" calcext:value-type="float">
            <text:p>8991,61538461539</text:p>
          </table:table-cell>
          <table:table-cell table:formula="of:=[.M$26]/[.$O38]" office:value-type="float" office:value="2140.76923076923" calcext:value-type="float">
            <text:p>2140,769230769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IF([.B38]&gt;=[.$Q$25];1;0)" office:value-type="float" office:value="1" calcext:value-type="float">
            <text:p>1</text:p>
          </table:table-cell>
          <table:table-cell table:formula="of:=IF([.C38]&gt;=[.$Q$25];1;0)" office:value-type="float" office:value="1" calcext:value-type="float">
            <text:p>1</text:p>
          </table:table-cell>
          <table:table-cell table:formula="of:=IF([.D38]&gt;=[.$Q$25];1;0)" office:value-type="float" office:value="1" calcext:value-type="float">
            <text:p>1</text:p>
          </table:table-cell>
          <table:table-cell table:formula="of:=IF([.E38]&gt;=[.$Q$25];1;0)" office:value-type="float" office:value="1" calcext:value-type="float">
            <text:p>1</text:p>
          </table:table-cell>
          <table:table-cell table:formula="of:=IF([.F38]&gt;=[.$Q$25];1;0)" office:value-type="float" office:value="1" calcext:value-type="float">
            <text:p>1</text:p>
          </table:table-cell>
          <table:table-cell table:formula="of:=IF([.G38]&gt;=[.$Q$25];1;0)" office:value-type="float" office:value="0" calcext:value-type="float">
            <text:p>0</text:p>
          </table:table-cell>
          <table:table-cell table:formula="of:=IF([.H38]&gt;=[.$Q$25];1;0)" office:value-type="float" office:value="0" calcext:value-type="float">
            <text:p>0</text:p>
          </table:table-cell>
          <table:table-cell table:formula="of:=IF([.I38]&gt;=[.$Q$25];1;0)" office:value-type="float" office:value="0" calcext:value-type="float">
            <text:p>0</text:p>
          </table:table-cell>
          <table:table-cell table:formula="of:=IF([.J38]&gt;=[.$Q$25];1;0)" office:value-type="float" office:value="0" calcext:value-type="float">
            <text:p>0</text:p>
          </table:table-cell>
          <table:table-cell table:formula="of:=IF([.K38]&gt;=[.$Q$25];1;0)" office:value-type="float" office:value="0" calcext:value-type="float">
            <text:p>0</text:p>
          </table:table-cell>
          <table:table-cell table:formula="of:=IF([.L38]&gt;=[.$Q$25];1;0)" office:value-type="float" office:value="0" calcext:value-type="float">
            <text:p>0</text:p>
          </table:table-cell>
          <table:table-cell table:formula="of:=IF([.M38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39]" office:value-type="float" office:value="91623.8571428571" calcext:value-type="float">
            <text:p>91623,8571428571</text:p>
          </table:table-cell>
          <table:table-cell table:formula="of:=[.C$26]/[.$O39]" office:value-type="float" office:value="73731" calcext:value-type="float">
            <text:p>73731</text:p>
          </table:table-cell>
          <table:table-cell table:formula="of:=[.D$26]/[.$O39]" office:value-type="float" office:value="100608.142857143" calcext:value-type="float">
            <text:p>100608,142857143</text:p>
          </table:table-cell>
          <table:table-cell table:formula="of:=[.E$26]/[.$O39]" office:value-type="float" office:value="28721.9285714286" calcext:value-type="float">
            <text:p>28721,9285714286</text:p>
          </table:table-cell>
          <table:table-cell table:formula="of:=[.F$26]/[.$O39]" office:value-type="float" office:value="31884.1428571429" calcext:value-type="float">
            <text:p>31884,1428571429</text:p>
          </table:table-cell>
          <table:table-cell table:formula="of:=[.G$26]/[.$O39]" office:value-type="float" office:value="7028.21428571429" calcext:value-type="float">
            <text:p>7028,21428571429</text:p>
          </table:table-cell>
          <table:table-cell table:formula="of:=[.H$26]/[.$O39]" office:value-type="float" office:value="1413.21428571429" calcext:value-type="float">
            <text:p>1413,21428571429</text:p>
          </table:table-cell>
          <table:table-cell table:formula="of:=[.I$26]/[.$O39]" office:value-type="float" office:value="11.1428571428571" calcext:value-type="float">
            <text:p>11,1428571428571</text:p>
          </table:table-cell>
          <table:table-cell table:formula="of:=[.J$26]/[.$O39]" office:value-type="float" office:value="2034.85714285714" calcext:value-type="float">
            <text:p>2034,85714285714</text:p>
          </table:table-cell>
          <table:table-cell table:formula="of:=[.K$26]/[.$O39]" office:value-type="float" office:value="1384" calcext:value-type="float">
            <text:p>1384</text:p>
          </table:table-cell>
          <table:table-cell table:formula="of:=[.L$26]/[.$O39]" office:value-type="float" office:value="8349.35714285714" calcext:value-type="float">
            <text:p>8349,35714285714</text:p>
          </table:table-cell>
          <table:table-cell table:formula="of:=[.M$26]/[.$O39]" office:value-type="float" office:value="1987.85714285714" calcext:value-type="float">
            <text:p>1987,857142857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IF([.B39]&gt;=[.$Q$25];1;0)" office:value-type="float" office:value="1" calcext:value-type="float">
            <text:p>1</text:p>
          </table:table-cell>
          <table:table-cell table:formula="of:=IF([.C39]&gt;=[.$Q$25];1;0)" office:value-type="float" office:value="1" calcext:value-type="float">
            <text:p>1</text:p>
          </table:table-cell>
          <table:table-cell table:formula="of:=IF([.D39]&gt;=[.$Q$25];1;0)" office:value-type="float" office:value="1" calcext:value-type="float">
            <text:p>1</text:p>
          </table:table-cell>
          <table:table-cell table:formula="of:=IF([.E39]&gt;=[.$Q$25];1;0)" office:value-type="float" office:value="1" calcext:value-type="float">
            <text:p>1</text:p>
          </table:table-cell>
          <table:table-cell table:formula="of:=IF([.F39]&gt;=[.$Q$25];1;0)" office:value-type="float" office:value="1" calcext:value-type="float">
            <text:p>1</text:p>
          </table:table-cell>
          <table:table-cell table:formula="of:=IF([.G39]&gt;=[.$Q$25];1;0)" office:value-type="float" office:value="0" calcext:value-type="float">
            <text:p>0</text:p>
          </table:table-cell>
          <table:table-cell table:formula="of:=IF([.H39]&gt;=[.$Q$25];1;0)" office:value-type="float" office:value="0" calcext:value-type="float">
            <text:p>0</text:p>
          </table:table-cell>
          <table:table-cell table:formula="of:=IF([.I39]&gt;=[.$Q$25];1;0)" office:value-type="float" office:value="0" calcext:value-type="float">
            <text:p>0</text:p>
          </table:table-cell>
          <table:table-cell table:formula="of:=IF([.J39]&gt;=[.$Q$25];1;0)" office:value-type="float" office:value="0" calcext:value-type="float">
            <text:p>0</text:p>
          </table:table-cell>
          <table:table-cell table:formula="of:=IF([.K39]&gt;=[.$Q$25];1;0)" office:value-type="float" office:value="0" calcext:value-type="float">
            <text:p>0</text:p>
          </table:table-cell>
          <table:table-cell table:formula="of:=IF([.L39]&gt;=[.$Q$25];1;0)" office:value-type="float" office:value="0" calcext:value-type="float">
            <text:p>0</text:p>
          </table:table-cell>
          <table:table-cell table:formula="of:=IF([.M39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0]" office:value-type="float" office:value="85515.6" calcext:value-type="float">
            <text:p>85515,6</text:p>
          </table:table-cell>
          <table:table-cell table:formula="of:=[.C$26]/[.$O40]" office:value-type="float" office:value="68815.6" calcext:value-type="float">
            <text:p>68815,6</text:p>
          </table:table-cell>
          <table:table-cell table:formula="of:=[.D$26]/[.$O40]" office:value-type="float" office:value="93900.9333333333" calcext:value-type="float">
            <text:p>93900,9333333333</text:p>
          </table:table-cell>
          <table:table-cell table:formula="of:=[.E$26]/[.$O40]" office:value-type="float" office:value="26807.1333333333" calcext:value-type="float">
            <text:p>26807,1333333333</text:p>
          </table:table-cell>
          <table:table-cell table:formula="of:=[.F$26]/[.$O40]" office:value-type="float" office:value="29758.5333333333" calcext:value-type="float">
            <text:p>29758,5333333333</text:p>
          </table:table-cell>
          <table:table-cell table:formula="of:=[.G$26]/[.$O40]" office:value-type="float" office:value="6559.66666666667" calcext:value-type="float">
            <text:p>6559,66666666667</text:p>
          </table:table-cell>
          <table:table-cell table:formula="of:=[.H$26]/[.$O40]" office:value-type="float" office:value="1319" calcext:value-type="float">
            <text:p>1319</text:p>
          </table:table-cell>
          <table:table-cell table:formula="of:=[.I$26]/[.$O40]" office:value-type="float" office:value="10.4" calcext:value-type="float">
            <text:p>10,4</text:p>
          </table:table-cell>
          <table:table-cell table:formula="of:=[.J$26]/[.$O40]" office:value-type="float" office:value="1899.2" calcext:value-type="float">
            <text:p>1899,2</text:p>
          </table:table-cell>
          <table:table-cell table:formula="of:=[.K$26]/[.$O40]" office:value-type="float" office:value="1291.73333333333" calcext:value-type="float">
            <text:p>1291,73333333333</text:p>
          </table:table-cell>
          <table:table-cell table:formula="of:=[.L$26]/[.$O40]" office:value-type="float" office:value="7792.73333333333" calcext:value-type="float">
            <text:p>7792,73333333333</text:p>
          </table:table-cell>
          <table:table-cell table:formula="of:=[.M$26]/[.$O40]" office:value-type="float" office:value="1855.33333333333" calcext:value-type="float">
            <text:p>1855,333333333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B40]&gt;=[.$Q$25];1;0)" office:value-type="float" office:value="1" calcext:value-type="float">
            <text:p>1</text:p>
          </table:table-cell>
          <table:table-cell table:formula="of:=IF([.C40]&gt;=[.$Q$25];1;0)" office:value-type="float" office:value="1" calcext:value-type="float">
            <text:p>1</text:p>
          </table:table-cell>
          <table:table-cell table:formula="of:=IF([.D40]&gt;=[.$Q$25];1;0)" office:value-type="float" office:value="1" calcext:value-type="float">
            <text:p>1</text:p>
          </table:table-cell>
          <table:table-cell table:formula="of:=IF([.E40]&gt;=[.$Q$25];1;0)" office:value-type="float" office:value="1" calcext:value-type="float">
            <text:p>1</text:p>
          </table:table-cell>
          <table:table-cell table:formula="of:=IF([.F40]&gt;=[.$Q$25];1;0)" office:value-type="float" office:value="1" calcext:value-type="float">
            <text:p>1</text:p>
          </table:table-cell>
          <table:table-cell table:formula="of:=IF([.G40]&gt;=[.$Q$25];1;0)" office:value-type="float" office:value="0" calcext:value-type="float">
            <text:p>0</text:p>
          </table:table-cell>
          <table:table-cell table:formula="of:=IF([.H40]&gt;=[.$Q$25];1;0)" office:value-type="float" office:value="0" calcext:value-type="float">
            <text:p>0</text:p>
          </table:table-cell>
          <table:table-cell table:formula="of:=IF([.I40]&gt;=[.$Q$25];1;0)" office:value-type="float" office:value="0" calcext:value-type="float">
            <text:p>0</text:p>
          </table:table-cell>
          <table:table-cell table:formula="of:=IF([.J40]&gt;=[.$Q$25];1;0)" office:value-type="float" office:value="0" calcext:value-type="float">
            <text:p>0</text:p>
          </table:table-cell>
          <table:table-cell table:formula="of:=IF([.K40]&gt;=[.$Q$25];1;0)" office:value-type="float" office:value="0" calcext:value-type="float">
            <text:p>0</text:p>
          </table:table-cell>
          <table:table-cell table:formula="of:=IF([.L40]&gt;=[.$Q$25];1;0)" office:value-type="float" office:value="0" calcext:value-type="float">
            <text:p>0</text:p>
          </table:table-cell>
          <table:table-cell table:formula="of:=IF([.M40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1]" office:value-type="float" office:value="80170.875" calcext:value-type="float">
            <text:p>80170,875</text:p>
          </table:table-cell>
          <table:table-cell table:formula="of:=[.C$26]/[.$O41]" office:value-type="float" office:value="64514.625" calcext:value-type="float">
            <text:p>64514,625</text:p>
          </table:table-cell>
          <table:table-cell table:formula="of:=[.D$26]/[.$O41]" office:value-type="float" office:value="88032.125" calcext:value-type="float">
            <text:p>88032,125</text:p>
          </table:table-cell>
          <table:table-cell table:formula="of:=[.E$26]/[.$O41]" office:value-type="float" office:value="25131.6875" calcext:value-type="float">
            <text:p>25131,6875</text:p>
          </table:table-cell>
          <table:table-cell table:formula="of:=[.F$26]/[.$O41]" office:value-type="float" office:value="27898.625" calcext:value-type="float">
            <text:p>27898,625</text:p>
          </table:table-cell>
          <table:table-cell table:formula="of:=[.G$26]/[.$O41]" office:value-type="float" office:value="6149.6875" calcext:value-type="float">
            <text:p>6149,6875</text:p>
          </table:table-cell>
          <table:table-cell table:formula="of:=[.H$26]/[.$O41]" office:value-type="float" office:value="1236.5625" calcext:value-type="float">
            <text:p>1236,5625</text:p>
          </table:table-cell>
          <table:table-cell table:formula="of:=[.I$26]/[.$O41]" office:value-type="float" office:value="9.75" calcext:value-type="float">
            <text:p>9,75</text:p>
          </table:table-cell>
          <table:table-cell table:formula="of:=[.J$26]/[.$O41]" office:value-type="float" office:value="1780.5" calcext:value-type="float">
            <text:p>1780,5</text:p>
          </table:table-cell>
          <table:table-cell table:formula="of:=[.K$26]/[.$O41]" office:value-type="float" office:value="1211" calcext:value-type="float">
            <text:p>1211</text:p>
          </table:table-cell>
          <table:table-cell table:formula="of:=[.L$26]/[.$O41]" office:value-type="float" office:value="7305.6875" calcext:value-type="float">
            <text:p>7305,6875</text:p>
          </table:table-cell>
          <table:table-cell table:formula="of:=[.M$26]/[.$O41]" office:value-type="float" office:value="1739.375" calcext:value-type="float">
            <text:p>1739,37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IF([.B41]&gt;=[.$Q$25];1;0)" office:value-type="float" office:value="1" calcext:value-type="float">
            <text:p>1</text:p>
          </table:table-cell>
          <table:table-cell table:formula="of:=IF([.C41]&gt;=[.$Q$25];1;0)" office:value-type="float" office:value="1" calcext:value-type="float">
            <text:p>1</text:p>
          </table:table-cell>
          <table:table-cell table:formula="of:=IF([.D41]&gt;=[.$Q$25];1;0)" office:value-type="float" office:value="1" calcext:value-type="float">
            <text:p>1</text:p>
          </table:table-cell>
          <table:table-cell table:formula="of:=IF([.E41]&gt;=[.$Q$25];1;0)" office:value-type="float" office:value="0" calcext:value-type="float">
            <text:p>0</text:p>
          </table:table-cell>
          <table:table-cell table:formula="of:=IF([.F41]&gt;=[.$Q$25];1;0)" office:value-type="float" office:value="1" calcext:value-type="float">
            <text:p>1</text:p>
          </table:table-cell>
          <table:table-cell table:formula="of:=IF([.G41]&gt;=[.$Q$25];1;0)" office:value-type="float" office:value="0" calcext:value-type="float">
            <text:p>0</text:p>
          </table:table-cell>
          <table:table-cell table:formula="of:=IF([.H41]&gt;=[.$Q$25];1;0)" office:value-type="float" office:value="0" calcext:value-type="float">
            <text:p>0</text:p>
          </table:table-cell>
          <table:table-cell table:formula="of:=IF([.I41]&gt;=[.$Q$25];1;0)" office:value-type="float" office:value="0" calcext:value-type="float">
            <text:p>0</text:p>
          </table:table-cell>
          <table:table-cell table:formula="of:=IF([.J41]&gt;=[.$Q$25];1;0)" office:value-type="float" office:value="0" calcext:value-type="float">
            <text:p>0</text:p>
          </table:table-cell>
          <table:table-cell table:formula="of:=IF([.K41]&gt;=[.$Q$25];1;0)" office:value-type="float" office:value="0" calcext:value-type="float">
            <text:p>0</text:p>
          </table:table-cell>
          <table:table-cell table:formula="of:=IF([.L41]&gt;=[.$Q$25];1;0)" office:value-type="float" office:value="0" calcext:value-type="float">
            <text:p>0</text:p>
          </table:table-cell>
          <table:table-cell table:formula="of:=IF([.M41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2]" office:value-type="float" office:value="75454.9411764706" calcext:value-type="float">
            <text:p>75454,9411764706</text:p>
          </table:table-cell>
          <table:table-cell table:formula="of:=[.C$26]/[.$O42]" office:value-type="float" office:value="60719.6470588235" calcext:value-type="float">
            <text:p>60719,6470588235</text:p>
          </table:table-cell>
          <table:table-cell table:formula="of:=[.D$26]/[.$O42]" office:value-type="float" office:value="82853.7647058824" calcext:value-type="float">
            <text:p>82853,7647058824</text:p>
          </table:table-cell>
          <table:table-cell table:formula="of:=[.E$26]/[.$O42]" office:value-type="float" office:value="23653.3529411765" calcext:value-type="float">
            <text:p>23653,3529411765</text:p>
          </table:table-cell>
          <table:table-cell table:formula="of:=[.F$26]/[.$O42]" office:value-type="float" office:value="26257.5294117647" calcext:value-type="float">
            <text:p>26257,5294117647</text:p>
          </table:table-cell>
          <table:table-cell table:formula="of:=[.G$26]/[.$O42]" office:value-type="float" office:value="5787.94117647059" calcext:value-type="float">
            <text:p>5787,94117647059</text:p>
          </table:table-cell>
          <table:table-cell table:formula="of:=[.H$26]/[.$O42]" office:value-type="float" office:value="1163.82352941176" calcext:value-type="float">
            <text:p>1163,82352941176</text:p>
          </table:table-cell>
          <table:table-cell table:formula="of:=[.I$26]/[.$O42]" office:value-type="float" office:value="9.17647058823529" calcext:value-type="float">
            <text:p>9,17647058823529</text:p>
          </table:table-cell>
          <table:table-cell table:formula="of:=[.J$26]/[.$O42]" office:value-type="float" office:value="1675.76470588235" calcext:value-type="float">
            <text:p>1675,76470588235</text:p>
          </table:table-cell>
          <table:table-cell table:formula="of:=[.K$26]/[.$O42]" office:value-type="float" office:value="1139.76470588235" calcext:value-type="float">
            <text:p>1139,76470588235</text:p>
          </table:table-cell>
          <table:table-cell table:formula="of:=[.L$26]/[.$O42]" office:value-type="float" office:value="6875.94117647059" calcext:value-type="float">
            <text:p>6875,94117647059</text:p>
          </table:table-cell>
          <table:table-cell table:formula="of:=[.M$26]/[.$O42]" office:value-type="float" office:value="1637.05882352941" calcext:value-type="float">
            <text:p>1637,0588235294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IF([.B42]&gt;=[.$Q$25];1;0)" office:value-type="float" office:value="1" calcext:value-type="float">
            <text:p>1</text:p>
          </table:table-cell>
          <table:table-cell table:formula="of:=IF([.C42]&gt;=[.$Q$25];1;0)" office:value-type="float" office:value="1" calcext:value-type="float">
            <text:p>1</text:p>
          </table:table-cell>
          <table:table-cell table:formula="of:=IF([.D42]&gt;=[.$Q$25];1;0)" office:value-type="float" office:value="1" calcext:value-type="float">
            <text:p>1</text:p>
          </table:table-cell>
          <table:table-cell table:formula="of:=IF([.E42]&gt;=[.$Q$25];1;0)" office:value-type="float" office:value="0" calcext:value-type="float">
            <text:p>0</text:p>
          </table:table-cell>
          <table:table-cell table:formula="of:=IF([.F42]&gt;=[.$Q$25];1;0)" office:value-type="float" office:value="1" calcext:value-type="float">
            <text:p>1</text:p>
          </table:table-cell>
          <table:table-cell table:formula="of:=IF([.G42]&gt;=[.$Q$25];1;0)" office:value-type="float" office:value="0" calcext:value-type="float">
            <text:p>0</text:p>
          </table:table-cell>
          <table:table-cell table:formula="of:=IF([.H42]&gt;=[.$Q$25];1;0)" office:value-type="float" office:value="0" calcext:value-type="float">
            <text:p>0</text:p>
          </table:table-cell>
          <table:table-cell table:formula="of:=IF([.I42]&gt;=[.$Q$25];1;0)" office:value-type="float" office:value="0" calcext:value-type="float">
            <text:p>0</text:p>
          </table:table-cell>
          <table:table-cell table:formula="of:=IF([.J42]&gt;=[.$Q$25];1;0)" office:value-type="float" office:value="0" calcext:value-type="float">
            <text:p>0</text:p>
          </table:table-cell>
          <table:table-cell table:formula="of:=IF([.K42]&gt;=[.$Q$25];1;0)" office:value-type="float" office:value="0" calcext:value-type="float">
            <text:p>0</text:p>
          </table:table-cell>
          <table:table-cell table:formula="of:=IF([.L42]&gt;=[.$Q$25];1;0)" office:value-type="float" office:value="0" calcext:value-type="float">
            <text:p>0</text:p>
          </table:table-cell>
          <table:table-cell table:formula="of:=IF([.M42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3]" office:value-type="float" office:value="71263" calcext:value-type="float">
            <text:p>71263</text:p>
          </table:table-cell>
          <table:table-cell table:formula="of:=[.C$26]/[.$O43]" office:value-type="float" office:value="57346.3333333333" calcext:value-type="float">
            <text:p>57346,3333333333</text:p>
          </table:table-cell>
          <table:table-cell table:formula="of:=[.D$26]/[.$O43]" office:value-type="float" office:value="78250.7777777778" calcext:value-type="float">
            <text:p>78250,7777777778</text:p>
          </table:table-cell>
          <table:table-cell table:formula="of:=[.E$26]/[.$O43]" office:value-type="float" office:value="22339.2777777778" calcext:value-type="float">
            <text:p>22339,2777777778</text:p>
          </table:table-cell>
          <table:table-cell table:formula="of:=[.F$26]/[.$O43]" office:value-type="float" office:value="24798.7777777778" calcext:value-type="float">
            <text:p>24798,7777777778</text:p>
          </table:table-cell>
          <table:table-cell table:formula="of:=[.G$26]/[.$O43]" office:value-type="float" office:value="5466.38888888889" calcext:value-type="float">
            <text:p>5466,38888888889</text:p>
          </table:table-cell>
          <table:table-cell table:formula="of:=[.H$26]/[.$O43]" office:value-type="float" office:value="1099.16666666667" calcext:value-type="float">
            <text:p>1099,16666666667</text:p>
          </table:table-cell>
          <table:table-cell table:formula="of:=[.I$26]/[.$O43]" office:value-type="float" office:value="8.66666666666667" calcext:value-type="float">
            <text:p>8,66666666666667</text:p>
          </table:table-cell>
          <table:table-cell table:formula="of:=[.J$26]/[.$O43]" office:value-type="float" office:value="1582.66666666667" calcext:value-type="float">
            <text:p>1582,66666666667</text:p>
          </table:table-cell>
          <table:table-cell table:formula="of:=[.K$26]/[.$O43]" office:value-type="float" office:value="1076.44444444444" calcext:value-type="float">
            <text:p>1076,44444444444</text:p>
          </table:table-cell>
          <table:table-cell table:formula="of:=[.L$26]/[.$O43]" office:value-type="float" office:value="6493.94444444444" calcext:value-type="float">
            <text:p>6493,94444444444</text:p>
          </table:table-cell>
          <table:table-cell table:formula="of:=[.M$26]/[.$O43]" office:value-type="float" office:value="1546.11111111111" calcext:value-type="float">
            <text:p>1546,1111111111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IF([.B43]&gt;=[.$Q$25];1;0)" office:value-type="float" office:value="1" calcext:value-type="float">
            <text:p>1</text:p>
          </table:table-cell>
          <table:table-cell table:formula="of:=IF([.C43]&gt;=[.$Q$25];1;0)" office:value-type="float" office:value="1" calcext:value-type="float">
            <text:p>1</text:p>
          </table:table-cell>
          <table:table-cell table:formula="of:=IF([.D43]&gt;=[.$Q$25];1;0)" office:value-type="float" office:value="1" calcext:value-type="float">
            <text:p>1</text:p>
          </table:table-cell>
          <table:table-cell table:formula="of:=IF([.E43]&gt;=[.$Q$25];1;0)" office:value-type="float" office:value="0" calcext:value-type="float">
            <text:p>0</text:p>
          </table:table-cell>
          <table:table-cell table:formula="of:=IF([.F43]&gt;=[.$Q$25];1;0)" office:value-type="float" office:value="0" calcext:value-type="float">
            <text:p>0</text:p>
          </table:table-cell>
          <table:table-cell table:formula="of:=IF([.G43]&gt;=[.$Q$25];1;0)" office:value-type="float" office:value="0" calcext:value-type="float">
            <text:p>0</text:p>
          </table:table-cell>
          <table:table-cell table:formula="of:=IF([.H43]&gt;=[.$Q$25];1;0)" office:value-type="float" office:value="0" calcext:value-type="float">
            <text:p>0</text:p>
          </table:table-cell>
          <table:table-cell table:formula="of:=IF([.I43]&gt;=[.$Q$25];1;0)" office:value-type="float" office:value="0" calcext:value-type="float">
            <text:p>0</text:p>
          </table:table-cell>
          <table:table-cell table:formula="of:=IF([.J43]&gt;=[.$Q$25];1;0)" office:value-type="float" office:value="0" calcext:value-type="float">
            <text:p>0</text:p>
          </table:table-cell>
          <table:table-cell table:formula="of:=IF([.K43]&gt;=[.$Q$25];1;0)" office:value-type="float" office:value="0" calcext:value-type="float">
            <text:p>0</text:p>
          </table:table-cell>
          <table:table-cell table:formula="of:=IF([.L43]&gt;=[.$Q$25];1;0)" office:value-type="float" office:value="0" calcext:value-type="float">
            <text:p>0</text:p>
          </table:table-cell>
          <table:table-cell table:formula="of:=IF([.M43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4]" office:value-type="float" office:value="67512.3157894737" calcext:value-type="float">
            <text:p>67512,3157894737</text:p>
          </table:table-cell>
          <table:table-cell table:formula="of:=[.C$26]/[.$O44]" office:value-type="float" office:value="54328.1052631579" calcext:value-type="float">
            <text:p>54328,1052631579</text:p>
          </table:table-cell>
          <table:table-cell table:formula="of:=[.D$26]/[.$O44]" office:value-type="float" office:value="74132.3157894737" calcext:value-type="float">
            <text:p>74132,3157894737</text:p>
          </table:table-cell>
          <table:table-cell table:formula="of:=[.E$26]/[.$O44]" office:value-type="float" office:value="21163.5263157895" calcext:value-type="float">
            <text:p>21163,5263157895</text:p>
          </table:table-cell>
          <table:table-cell table:formula="of:=[.F$26]/[.$O44]" office:value-type="float" office:value="23493.5789473684" calcext:value-type="float">
            <text:p>23493,5789473684</text:p>
          </table:table-cell>
          <table:table-cell table:formula="of:=[.G$26]/[.$O44]" office:value-type="float" office:value="5178.68421052632" calcext:value-type="float">
            <text:p>5178,68421052632</text:p>
          </table:table-cell>
          <table:table-cell table:formula="of:=[.H$26]/[.$O44]" office:value-type="float" office:value="1041.31578947368" calcext:value-type="float">
            <text:p>1041,31578947368</text:p>
          </table:table-cell>
          <table:table-cell table:formula="of:=[.I$26]/[.$O44]" office:value-type="float" office:value="8.21052631578947" calcext:value-type="float">
            <text:p>8,21052631578947</text:p>
          </table:table-cell>
          <table:table-cell table:formula="of:=[.J$26]/[.$O44]" office:value-type="float" office:value="1499.36842105263" calcext:value-type="float">
            <text:p>1499,36842105263</text:p>
          </table:table-cell>
          <table:table-cell table:formula="of:=[.K$26]/[.$O44]" office:value-type="float" office:value="1019.78947368421" calcext:value-type="float">
            <text:p>1019,78947368421</text:p>
          </table:table-cell>
          <table:table-cell table:formula="of:=[.L$26]/[.$O44]" office:value-type="float" office:value="6152.15789473684" calcext:value-type="float">
            <text:p>6152,15789473684</text:p>
          </table:table-cell>
          <table:table-cell table:formula="of:=[.M$26]/[.$O44]" office:value-type="float" office:value="1464.73684210526" calcext:value-type="float">
            <text:p>1464,7368421052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IF([.B44]&gt;=[.$Q$25];1;0)" office:value-type="float" office:value="1" calcext:value-type="float">
            <text:p>1</text:p>
          </table:table-cell>
          <table:table-cell table:formula="of:=IF([.C44]&gt;=[.$Q$25];1;0)" office:value-type="float" office:value="1" calcext:value-type="float">
            <text:p>1</text:p>
          </table:table-cell>
          <table:table-cell table:formula="of:=IF([.D44]&gt;=[.$Q$25];1;0)" office:value-type="float" office:value="1" calcext:value-type="float">
            <text:p>1</text:p>
          </table:table-cell>
          <table:table-cell table:formula="of:=IF([.E44]&gt;=[.$Q$25];1;0)" office:value-type="float" office:value="0" calcext:value-type="float">
            <text:p>0</text:p>
          </table:table-cell>
          <table:table-cell table:formula="of:=IF([.F44]&gt;=[.$Q$25];1;0)" office:value-type="float" office:value="0" calcext:value-type="float">
            <text:p>0</text:p>
          </table:table-cell>
          <table:table-cell table:formula="of:=IF([.G44]&gt;=[.$Q$25];1;0)" office:value-type="float" office:value="0" calcext:value-type="float">
            <text:p>0</text:p>
          </table:table-cell>
          <table:table-cell table:formula="of:=IF([.H44]&gt;=[.$Q$25];1;0)" office:value-type="float" office:value="0" calcext:value-type="float">
            <text:p>0</text:p>
          </table:table-cell>
          <table:table-cell table:formula="of:=IF([.I44]&gt;=[.$Q$25];1;0)" office:value-type="float" office:value="0" calcext:value-type="float">
            <text:p>0</text:p>
          </table:table-cell>
          <table:table-cell table:formula="of:=IF([.J44]&gt;=[.$Q$25];1;0)" office:value-type="float" office:value="0" calcext:value-type="float">
            <text:p>0</text:p>
          </table:table-cell>
          <table:table-cell table:formula="of:=IF([.K44]&gt;=[.$Q$25];1;0)" office:value-type="float" office:value="0" calcext:value-type="float">
            <text:p>0</text:p>
          </table:table-cell>
          <table:table-cell table:formula="of:=IF([.L44]&gt;=[.$Q$25];1;0)" office:value-type="float" office:value="0" calcext:value-type="float">
            <text:p>0</text:p>
          </table:table-cell>
          <table:table-cell table:formula="of:=IF([.M44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5]" office:value-type="float" office:value="64136.7" calcext:value-type="float">
            <text:p>64136,7</text:p>
          </table:table-cell>
          <table:table-cell table:formula="of:=[.C$26]/[.$O45]" office:value-type="float" office:value="51611.7" calcext:value-type="float">
            <text:p>51611,7</text:p>
          </table:table-cell>
          <table:table-cell table:formula="of:=[.D$26]/[.$O45]" office:value-type="float" office:value="70425.7" calcext:value-type="float">
            <text:p>70425,7</text:p>
          </table:table-cell>
          <table:table-cell table:formula="of:=[.E$26]/[.$O45]" office:value-type="float" office:value="20105.35" calcext:value-type="float">
            <text:p>20105,35</text:p>
          </table:table-cell>
          <table:table-cell table:formula="of:=[.F$26]/[.$O45]" office:value-type="float" office:value="22318.9" calcext:value-type="float">
            <text:p>22318,9</text:p>
          </table:table-cell>
          <table:table-cell table:formula="of:=[.G$26]/[.$O45]" office:value-type="float" office:value="4919.75" calcext:value-type="float">
            <text:p>4919,75</text:p>
          </table:table-cell>
          <table:table-cell table:formula="of:=[.H$26]/[.$O45]" office:value-type="float" office:value="989.25" calcext:value-type="float">
            <text:p>989,25</text:p>
          </table:table-cell>
          <table:table-cell table:formula="of:=[.I$26]/[.$O45]" office:value-type="float" office:value="7.8" calcext:value-type="float">
            <text:p>7,8</text:p>
          </table:table-cell>
          <table:table-cell table:formula="of:=[.J$26]/[.$O45]" office:value-type="float" office:value="1424.4" calcext:value-type="float">
            <text:p>1424,4</text:p>
          </table:table-cell>
          <table:table-cell table:formula="of:=[.K$26]/[.$O45]" office:value-type="float" office:value="968.8" calcext:value-type="float">
            <text:p>968,8</text:p>
          </table:table-cell>
          <table:table-cell table:formula="of:=[.L$26]/[.$O45]" office:value-type="float" office:value="5844.55" calcext:value-type="float">
            <text:p>5844,55</text:p>
          </table:table-cell>
          <table:table-cell table:formula="of:=[.M$26]/[.$O45]" office:value-type="float" office:value="1391.5" calcext:value-type="float">
            <text:p>1391,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IF([.B45]&gt;=[.$Q$25];1;0)" office:value-type="float" office:value="1" calcext:value-type="float">
            <text:p>1</text:p>
          </table:table-cell>
          <table:table-cell table:formula="of:=IF([.C45]&gt;=[.$Q$25];1;0)" office:value-type="float" office:value="1" calcext:value-type="float">
            <text:p>1</text:p>
          </table:table-cell>
          <table:table-cell table:formula="of:=IF([.D45]&gt;=[.$Q$25];1;0)" office:value-type="float" office:value="1" calcext:value-type="float">
            <text:p>1</text:p>
          </table:table-cell>
          <table:table-cell table:formula="of:=IF([.E45]&gt;=[.$Q$25];1;0)" office:value-type="float" office:value="0" calcext:value-type="float">
            <text:p>0</text:p>
          </table:table-cell>
          <table:table-cell table:formula="of:=IF([.F45]&gt;=[.$Q$25];1;0)" office:value-type="float" office:value="0" calcext:value-type="float">
            <text:p>0</text:p>
          </table:table-cell>
          <table:table-cell table:formula="of:=IF([.G45]&gt;=[.$Q$25];1;0)" office:value-type="float" office:value="0" calcext:value-type="float">
            <text:p>0</text:p>
          </table:table-cell>
          <table:table-cell table:formula="of:=IF([.H45]&gt;=[.$Q$25];1;0)" office:value-type="float" office:value="0" calcext:value-type="float">
            <text:p>0</text:p>
          </table:table-cell>
          <table:table-cell table:formula="of:=IF([.I45]&gt;=[.$Q$25];1;0)" office:value-type="float" office:value="0" calcext:value-type="float">
            <text:p>0</text:p>
          </table:table-cell>
          <table:table-cell table:formula="of:=IF([.J45]&gt;=[.$Q$25];1;0)" office:value-type="float" office:value="0" calcext:value-type="float">
            <text:p>0</text:p>
          </table:table-cell>
          <table:table-cell table:formula="of:=IF([.K45]&gt;=[.$Q$25];1;0)" office:value-type="float" office:value="0" calcext:value-type="float">
            <text:p>0</text:p>
          </table:table-cell>
          <table:table-cell table:formula="of:=IF([.L45]&gt;=[.$Q$25];1;0)" office:value-type="float" office:value="0" calcext:value-type="float">
            <text:p>0</text:p>
          </table:table-cell>
          <table:table-cell table:formula="of:=IF([.M45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6]" office:value-type="float" office:value="61082.5714285714" calcext:value-type="float">
            <text:p>61082,5714285714</text:p>
          </table:table-cell>
          <table:table-cell table:formula="of:=[.C$26]/[.$O46]" office:value-type="float" office:value="49154" calcext:value-type="float">
            <text:p>49154</text:p>
          </table:table-cell>
          <table:table-cell table:formula="of:=[.D$26]/[.$O46]" office:value-type="float" office:value="67072.0952380952" calcext:value-type="float">
            <text:p>67072,0952380952</text:p>
          </table:table-cell>
          <table:table-cell table:formula="of:=[.E$26]/[.$O46]" office:value-type="float" office:value="19147.9523809524" calcext:value-type="float">
            <text:p>19147,9523809524</text:p>
          </table:table-cell>
          <table:table-cell table:formula="of:=[.F$26]/[.$O46]" office:value-type="float" office:value="21256.0952380952" calcext:value-type="float">
            <text:p>21256,0952380952</text:p>
          </table:table-cell>
          <table:table-cell table:formula="of:=[.G$26]/[.$O46]" office:value-type="float" office:value="4685.47619047619" calcext:value-type="float">
            <text:p>4685,47619047619</text:p>
          </table:table-cell>
          <table:table-cell table:formula="of:=[.H$26]/[.$O46]" office:value-type="float" office:value="942.142857142857" calcext:value-type="float">
            <text:p>942,142857142857</text:p>
          </table:table-cell>
          <table:table-cell table:formula="of:=[.I$26]/[.$O46]" office:value-type="float" office:value="7.42857142857143" calcext:value-type="float">
            <text:p>7,42857142857143</text:p>
          </table:table-cell>
          <table:table-cell table:formula="of:=[.J$26]/[.$O46]" office:value-type="float" office:value="1356.57142857143" calcext:value-type="float">
            <text:p>1356,57142857143</text:p>
          </table:table-cell>
          <table:table-cell table:formula="of:=[.K$26]/[.$O46]" office:value-type="float" office:value="922.666666666667" calcext:value-type="float">
            <text:p>922,666666666667</text:p>
          </table:table-cell>
          <table:table-cell table:formula="of:=[.L$26]/[.$O46]" office:value-type="float" office:value="5566.2380952381" calcext:value-type="float">
            <text:p>5566,2380952381</text:p>
          </table:table-cell>
          <table:table-cell table:formula="of:=[.M$26]/[.$O46]" office:value-type="float" office:value="1325.2380952381" calcext:value-type="float">
            <text:p>1325,238095238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IF([.B46]&gt;=[.$Q$25];1;0)" office:value-type="float" office:value="1" calcext:value-type="float">
            <text:p>1</text:p>
          </table:table-cell>
          <table:table-cell table:formula="of:=IF([.C46]&gt;=[.$Q$25];1;0)" office:value-type="float" office:value="1" calcext:value-type="float">
            <text:p>1</text:p>
          </table:table-cell>
          <table:table-cell table:formula="of:=IF([.D46]&gt;=[.$Q$25];1;0)" office:value-type="float" office:value="1" calcext:value-type="float">
            <text:p>1</text:p>
          </table:table-cell>
          <table:table-cell table:formula="of:=IF([.E46]&gt;=[.$Q$25];1;0)" office:value-type="float" office:value="0" calcext:value-type="float">
            <text:p>0</text:p>
          </table:table-cell>
          <table:table-cell table:formula="of:=IF([.F46]&gt;=[.$Q$25];1;0)" office:value-type="float" office:value="0" calcext:value-type="float">
            <text:p>0</text:p>
          </table:table-cell>
          <table:table-cell table:formula="of:=IF([.G46]&gt;=[.$Q$25];1;0)" office:value-type="float" office:value="0" calcext:value-type="float">
            <text:p>0</text:p>
          </table:table-cell>
          <table:table-cell table:formula="of:=IF([.H46]&gt;=[.$Q$25];1;0)" office:value-type="float" office:value="0" calcext:value-type="float">
            <text:p>0</text:p>
          </table:table-cell>
          <table:table-cell table:formula="of:=IF([.I46]&gt;=[.$Q$25];1;0)" office:value-type="float" office:value="0" calcext:value-type="float">
            <text:p>0</text:p>
          </table:table-cell>
          <table:table-cell table:formula="of:=IF([.J46]&gt;=[.$Q$25];1;0)" office:value-type="float" office:value="0" calcext:value-type="float">
            <text:p>0</text:p>
          </table:table-cell>
          <table:table-cell table:formula="of:=IF([.K46]&gt;=[.$Q$25];1;0)" office:value-type="float" office:value="0" calcext:value-type="float">
            <text:p>0</text:p>
          </table:table-cell>
          <table:table-cell table:formula="of:=IF([.L46]&gt;=[.$Q$25];1;0)" office:value-type="float" office:value="0" calcext:value-type="float">
            <text:p>0</text:p>
          </table:table-cell>
          <table:table-cell table:formula="of:=IF([.M46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7]" office:value-type="float" office:value="58306.0909090909" calcext:value-type="float">
            <text:p>58306,0909090909</text:p>
          </table:table-cell>
          <table:table-cell table:formula="of:=[.C$26]/[.$O47]" office:value-type="float" office:value="46919.7272727273" calcext:value-type="float">
            <text:p>46919,7272727273</text:p>
          </table:table-cell>
          <table:table-cell table:formula="of:=[.D$26]/[.$O47]" office:value-type="float" office:value="64023.3636363636" calcext:value-type="float">
            <text:p>64023,3636363636</text:p>
          </table:table-cell>
          <table:table-cell table:formula="of:=[.E$26]/[.$O47]" office:value-type="float" office:value="18277.5909090909" calcext:value-type="float">
            <text:p>18277,5909090909</text:p>
          </table:table-cell>
          <table:table-cell table:formula="of:=[.F$26]/[.$O47]" office:value-type="float" office:value="20289.9090909091" calcext:value-type="float">
            <text:p>20289,9090909091</text:p>
          </table:table-cell>
          <table:table-cell table:formula="of:=[.G$26]/[.$O47]" office:value-type="float" office:value="4472.5" calcext:value-type="float">
            <text:p>4472,5</text:p>
          </table:table-cell>
          <table:table-cell table:formula="of:=[.H$26]/[.$O47]" office:value-type="float" office:value="899.318181818182" calcext:value-type="float">
            <text:p>899,318181818182</text:p>
          </table:table-cell>
          <table:table-cell table:formula="of:=[.I$26]/[.$O47]" office:value-type="float" office:value="7.09090909090909" calcext:value-type="float">
            <text:p>7,09090909090909</text:p>
          </table:table-cell>
          <table:table-cell table:formula="of:=[.J$26]/[.$O47]" office:value-type="float" office:value="1294.90909090909" calcext:value-type="float">
            <text:p>1294,90909090909</text:p>
          </table:table-cell>
          <table:table-cell table:formula="of:=[.K$26]/[.$O47]" office:value-type="float" office:value="880.727272727273" calcext:value-type="float">
            <text:p>880,727272727273</text:p>
          </table:table-cell>
          <table:table-cell table:formula="of:=[.L$26]/[.$O47]" office:value-type="float" office:value="5313.22727272727" calcext:value-type="float">
            <text:p>5313,22727272727</text:p>
          </table:table-cell>
          <table:table-cell table:formula="of:=[.M$26]/[.$O47]" office:value-type="float" office:value="1265" calcext:value-type="float">
            <text:p>126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IF([.B47]&gt;=[.$Q$25];1;0)" office:value-type="float" office:value="1" calcext:value-type="float">
            <text:p>1</text:p>
          </table:table-cell>
          <table:table-cell table:formula="of:=IF([.C47]&gt;=[.$Q$25];1;0)" office:value-type="float" office:value="1" calcext:value-type="float">
            <text:p>1</text:p>
          </table:table-cell>
          <table:table-cell table:formula="of:=IF([.D47]&gt;=[.$Q$25];1;0)" office:value-type="float" office:value="1" calcext:value-type="float">
            <text:p>1</text:p>
          </table:table-cell>
          <table:table-cell table:formula="of:=IF([.E47]&gt;=[.$Q$25];1;0)" office:value-type="float" office:value="0" calcext:value-type="float">
            <text:p>0</text:p>
          </table:table-cell>
          <table:table-cell table:formula="of:=IF([.F47]&gt;=[.$Q$25];1;0)" office:value-type="float" office:value="0" calcext:value-type="float">
            <text:p>0</text:p>
          </table:table-cell>
          <table:table-cell table:formula="of:=IF([.G47]&gt;=[.$Q$25];1;0)" office:value-type="float" office:value="0" calcext:value-type="float">
            <text:p>0</text:p>
          </table:table-cell>
          <table:table-cell table:formula="of:=IF([.H47]&gt;=[.$Q$25];1;0)" office:value-type="float" office:value="0" calcext:value-type="float">
            <text:p>0</text:p>
          </table:table-cell>
          <table:table-cell table:formula="of:=IF([.I47]&gt;=[.$Q$25];1;0)" office:value-type="float" office:value="0" calcext:value-type="float">
            <text:p>0</text:p>
          </table:table-cell>
          <table:table-cell table:formula="of:=IF([.J47]&gt;=[.$Q$25];1;0)" office:value-type="float" office:value="0" calcext:value-type="float">
            <text:p>0</text:p>
          </table:table-cell>
          <table:table-cell table:formula="of:=IF([.K47]&gt;=[.$Q$25];1;0)" office:value-type="float" office:value="0" calcext:value-type="float">
            <text:p>0</text:p>
          </table:table-cell>
          <table:table-cell table:formula="of:=IF([.L47]&gt;=[.$Q$25];1;0)" office:value-type="float" office:value="0" calcext:value-type="float">
            <text:p>0</text:p>
          </table:table-cell>
          <table:table-cell table:formula="of:=IF([.M47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8]" office:value-type="float" office:value="55771.0434782609" calcext:value-type="float">
            <text:p>55771,0434782609</text:p>
          </table:table-cell>
          <table:table-cell table:formula="of:=[.C$26]/[.$O48]" office:value-type="float" office:value="44879.7391304348" calcext:value-type="float">
            <text:p>44879,7391304348</text:p>
          </table:table-cell>
          <table:table-cell table:formula="of:=[.D$26]/[.$O48]" office:value-type="float" office:value="61239.7391304348" calcext:value-type="float">
            <text:p>61239,7391304348</text:p>
          </table:table-cell>
          <table:table-cell table:formula="of:=[.E$26]/[.$O48]" office:value-type="float" office:value="17482.9130434783" calcext:value-type="float">
            <text:p>17482,9130434783</text:p>
          </table:table-cell>
          <table:table-cell table:formula="of:=[.F$26]/[.$O48]" office:value-type="float" office:value="19407.7391304348" calcext:value-type="float">
            <text:p>19407,7391304348</text:p>
          </table:table-cell>
          <table:table-cell table:formula="of:=[.G$26]/[.$O48]" office:value-type="float" office:value="4278.04347826087" calcext:value-type="float">
            <text:p>4278,04347826087</text:p>
          </table:table-cell>
          <table:table-cell table:formula="of:=[.H$26]/[.$O48]" office:value-type="float" office:value="860.217391304348" calcext:value-type="float">
            <text:p>860,217391304348</text:p>
          </table:table-cell>
          <table:table-cell table:formula="of:=[.I$26]/[.$O48]" office:value-type="float" office:value="6.78260869565217" calcext:value-type="float">
            <text:p>6,78260869565217</text:p>
          </table:table-cell>
          <table:table-cell table:formula="of:=[.J$26]/[.$O48]" office:value-type="float" office:value="1238.60869565217" calcext:value-type="float">
            <text:p>1238,60869565217</text:p>
          </table:table-cell>
          <table:table-cell table:formula="of:=[.K$26]/[.$O48]" office:value-type="float" office:value="842.434782608696" calcext:value-type="float">
            <text:p>842,434782608696</text:p>
          </table:table-cell>
          <table:table-cell table:formula="of:=[.L$26]/[.$O48]" office:value-type="float" office:value="5082.21739130435" calcext:value-type="float">
            <text:p>5082,21739130435</text:p>
          </table:table-cell>
          <table:table-cell table:formula="of:=[.M$26]/[.$O48]" office:value-type="float" office:value="1210" calcext:value-type="float">
            <text:p>121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IF([.B48]&gt;=[.$Q$25];1;0)" office:value-type="float" office:value="1" calcext:value-type="float">
            <text:p>1</text:p>
          </table:table-cell>
          <table:table-cell table:formula="of:=IF([.C48]&gt;=[.$Q$25];1;0)" office:value-type="float" office:value="1" calcext:value-type="float">
            <text:p>1</text:p>
          </table:table-cell>
          <table:table-cell table:formula="of:=IF([.D48]&gt;=[.$Q$25];1;0)" office:value-type="float" office:value="1" calcext:value-type="float">
            <text:p>1</text:p>
          </table:table-cell>
          <table:table-cell table:formula="of:=IF([.E48]&gt;=[.$Q$25];1;0)" office:value-type="float" office:value="0" calcext:value-type="float">
            <text:p>0</text:p>
          </table:table-cell>
          <table:table-cell table:formula="of:=IF([.F48]&gt;=[.$Q$25];1;0)" office:value-type="float" office:value="0" calcext:value-type="float">
            <text:p>0</text:p>
          </table:table-cell>
          <table:table-cell table:formula="of:=IF([.G48]&gt;=[.$Q$25];1;0)" office:value-type="float" office:value="0" calcext:value-type="float">
            <text:p>0</text:p>
          </table:table-cell>
          <table:table-cell table:formula="of:=IF([.H48]&gt;=[.$Q$25];1;0)" office:value-type="float" office:value="0" calcext:value-type="float">
            <text:p>0</text:p>
          </table:table-cell>
          <table:table-cell table:formula="of:=IF([.I48]&gt;=[.$Q$25];1;0)" office:value-type="float" office:value="0" calcext:value-type="float">
            <text:p>0</text:p>
          </table:table-cell>
          <table:table-cell table:formula="of:=IF([.J48]&gt;=[.$Q$25];1;0)" office:value-type="float" office:value="0" calcext:value-type="float">
            <text:p>0</text:p>
          </table:table-cell>
          <table:table-cell table:formula="of:=IF([.K48]&gt;=[.$Q$25];1;0)" office:value-type="float" office:value="0" calcext:value-type="float">
            <text:p>0</text:p>
          </table:table-cell>
          <table:table-cell table:formula="of:=IF([.L48]&gt;=[.$Q$25];1;0)" office:value-type="float" office:value="0" calcext:value-type="float">
            <text:p>0</text:p>
          </table:table-cell>
          <table:table-cell table:formula="of:=IF([.M48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49]" office:value-type="float" office:value="53447.25" calcext:value-type="float">
            <text:p>53447,25</text:p>
          </table:table-cell>
          <table:table-cell table:formula="of:=[.C$26]/[.$O49]" office:value-type="float" office:value="43009.75" calcext:value-type="float">
            <text:p>43009,75</text:p>
          </table:table-cell>
          <table:table-cell table:formula="of:=[.D$26]/[.$O49]" office:value-type="float" office:value="58688.0833333333" calcext:value-type="float">
            <text:p>58688,0833333333</text:p>
          </table:table-cell>
          <table:table-cell table:formula="of:=[.E$26]/[.$O49]" office:value-type="float" office:value="16754.4583333333" calcext:value-type="float">
            <text:p>16754,4583333333</text:p>
          </table:table-cell>
          <table:table-cell table:formula="of:=[.F$26]/[.$O49]" office:value-type="float" office:value="18599.0833333333" calcext:value-type="float">
            <text:p>18599,0833333333</text:p>
          </table:table-cell>
          <table:table-cell table:formula="of:=[.G$26]/[.$O49]" office:value-type="float" office:value="4099.79166666667" calcext:value-type="float">
            <text:p>4099,79166666667</text:p>
          </table:table-cell>
          <table:table-cell table:formula="of:=[.H$26]/[.$O49]" office:value-type="float" office:value="824.375" calcext:value-type="float">
            <text:p>824,375</text:p>
          </table:table-cell>
          <table:table-cell table:formula="of:=[.I$26]/[.$O49]" office:value-type="float" office:value="6.5" calcext:value-type="float">
            <text:p>6,5</text:p>
          </table:table-cell>
          <table:table-cell table:formula="of:=[.J$26]/[.$O49]" office:value-type="float" office:value="1187" calcext:value-type="float">
            <text:p>1187</text:p>
          </table:table-cell>
          <table:table-cell table:formula="of:=[.K$26]/[.$O49]" office:value-type="float" office:value="807.333333333333" calcext:value-type="float">
            <text:p>807,333333333333</text:p>
          </table:table-cell>
          <table:table-cell table:formula="of:=[.L$26]/[.$O49]" office:value-type="float" office:value="4870.45833333333" calcext:value-type="float">
            <text:p>4870,45833333333</text:p>
          </table:table-cell>
          <table:table-cell table:formula="of:=[.M$26]/[.$O49]" office:value-type="float" office:value="1159.58333333333" calcext:value-type="float">
            <text:p>1159,5833333333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IF([.B49]&gt;=[.$Q$25];1;0)" office:value-type="float" office:value="1" calcext:value-type="float">
            <text:p>1</text:p>
          </table:table-cell>
          <table:table-cell table:formula="of:=IF([.C49]&gt;=[.$Q$25];1;0)" office:value-type="float" office:value="1" calcext:value-type="float">
            <text:p>1</text:p>
          </table:table-cell>
          <table:table-cell table:formula="of:=IF([.D49]&gt;=[.$Q$25];1;0)" office:value-type="float" office:value="1" calcext:value-type="float">
            <text:p>1</text:p>
          </table:table-cell>
          <table:table-cell table:formula="of:=IF([.E49]&gt;=[.$Q$25];1;0)" office:value-type="float" office:value="0" calcext:value-type="float">
            <text:p>0</text:p>
          </table:table-cell>
          <table:table-cell table:formula="of:=IF([.F49]&gt;=[.$Q$25];1;0)" office:value-type="float" office:value="0" calcext:value-type="float">
            <text:p>0</text:p>
          </table:table-cell>
          <table:table-cell table:formula="of:=IF([.G49]&gt;=[.$Q$25];1;0)" office:value-type="float" office:value="0" calcext:value-type="float">
            <text:p>0</text:p>
          </table:table-cell>
          <table:table-cell table:formula="of:=IF([.H49]&gt;=[.$Q$25];1;0)" office:value-type="float" office:value="0" calcext:value-type="float">
            <text:p>0</text:p>
          </table:table-cell>
          <table:table-cell table:formula="of:=IF([.I49]&gt;=[.$Q$25];1;0)" office:value-type="float" office:value="0" calcext:value-type="float">
            <text:p>0</text:p>
          </table:table-cell>
          <table:table-cell table:formula="of:=IF([.J49]&gt;=[.$Q$25];1;0)" office:value-type="float" office:value="0" calcext:value-type="float">
            <text:p>0</text:p>
          </table:table-cell>
          <table:table-cell table:formula="of:=IF([.K49]&gt;=[.$Q$25];1;0)" office:value-type="float" office:value="0" calcext:value-type="float">
            <text:p>0</text:p>
          </table:table-cell>
          <table:table-cell table:formula="of:=IF([.L49]&gt;=[.$Q$25];1;0)" office:value-type="float" office:value="0" calcext:value-type="float">
            <text:p>0</text:p>
          </table:table-cell>
          <table:table-cell table:formula="of:=IF([.M49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0]" office:value-type="float" office:value="51309.36" calcext:value-type="float">
            <text:p>51309,36</text:p>
          </table:table-cell>
          <table:table-cell table:formula="of:=[.C$26]/[.$O50]" office:value-type="float" office:value="41289.36" calcext:value-type="float">
            <text:p>41289,36</text:p>
          </table:table-cell>
          <table:table-cell table:formula="of:=[.D$26]/[.$O50]" office:value-type="float" office:value="56340.56" calcext:value-type="float">
            <text:p>56340,56</text:p>
          </table:table-cell>
          <table:table-cell table:formula="of:=[.E$26]/[.$O50]" office:value-type="float" office:value="16084.28" calcext:value-type="float">
            <text:p>16084,28</text:p>
          </table:table-cell>
          <table:table-cell table:formula="of:=[.F$26]/[.$O50]" office:value-type="float" office:value="17855.12" calcext:value-type="float">
            <text:p>17855,12</text:p>
          </table:table-cell>
          <table:table-cell table:formula="of:=[.G$26]/[.$O50]" office:value-type="float" office:value="3935.8" calcext:value-type="float">
            <text:p>3935,8</text:p>
          </table:table-cell>
          <table:table-cell table:formula="of:=[.H$26]/[.$O50]" office:value-type="float" office:value="791.4" calcext:value-type="float">
            <text:p>791,4</text:p>
          </table:table-cell>
          <table:table-cell table:formula="of:=[.I$26]/[.$O50]" office:value-type="float" office:value="6.24" calcext:value-type="float">
            <text:p>6,24</text:p>
          </table:table-cell>
          <table:table-cell table:formula="of:=[.J$26]/[.$O50]" office:value-type="float" office:value="1139.52" calcext:value-type="float">
            <text:p>1139,52</text:p>
          </table:table-cell>
          <table:table-cell table:formula="of:=[.K$26]/[.$O50]" office:value-type="float" office:value="775.04" calcext:value-type="float">
            <text:p>775,04</text:p>
          </table:table-cell>
          <table:table-cell table:formula="of:=[.L$26]/[.$O50]" office:value-type="float" office:value="4675.64" calcext:value-type="float">
            <text:p>4675,64</text:p>
          </table:table-cell>
          <table:table-cell table:formula="of:=[.M$26]/[.$O50]" office:value-type="float" office:value="1113.2" calcext:value-type="float">
            <text:p>1113,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IF([.B50]&gt;=[.$Q$25];1;0)" office:value-type="float" office:value="1" calcext:value-type="float">
            <text:p>1</text:p>
          </table:table-cell>
          <table:table-cell table:formula="of:=IF([.C50]&gt;=[.$Q$25];1;0)" office:value-type="float" office:value="1" calcext:value-type="float">
            <text:p>1</text:p>
          </table:table-cell>
          <table:table-cell table:formula="of:=IF([.D50]&gt;=[.$Q$25];1;0)" office:value-type="float" office:value="1" calcext:value-type="float">
            <text:p>1</text:p>
          </table:table-cell>
          <table:table-cell table:formula="of:=IF([.E50]&gt;=[.$Q$25];1;0)" office:value-type="float" office:value="0" calcext:value-type="float">
            <text:p>0</text:p>
          </table:table-cell>
          <table:table-cell table:formula="of:=IF([.F50]&gt;=[.$Q$25];1;0)" office:value-type="float" office:value="0" calcext:value-type="float">
            <text:p>0</text:p>
          </table:table-cell>
          <table:table-cell table:formula="of:=IF([.G50]&gt;=[.$Q$25];1;0)" office:value-type="float" office:value="0" calcext:value-type="float">
            <text:p>0</text:p>
          </table:table-cell>
          <table:table-cell table:formula="of:=IF([.H50]&gt;=[.$Q$25];1;0)" office:value-type="float" office:value="0" calcext:value-type="float">
            <text:p>0</text:p>
          </table:table-cell>
          <table:table-cell table:formula="of:=IF([.I50]&gt;=[.$Q$25];1;0)" office:value-type="float" office:value="0" calcext:value-type="float">
            <text:p>0</text:p>
          </table:table-cell>
          <table:table-cell table:formula="of:=IF([.J50]&gt;=[.$Q$25];1;0)" office:value-type="float" office:value="0" calcext:value-type="float">
            <text:p>0</text:p>
          </table:table-cell>
          <table:table-cell table:formula="of:=IF([.K50]&gt;=[.$Q$25];1;0)" office:value-type="float" office:value="0" calcext:value-type="float">
            <text:p>0</text:p>
          </table:table-cell>
          <table:table-cell table:formula="of:=IF([.L50]&gt;=[.$Q$25];1;0)" office:value-type="float" office:value="0" calcext:value-type="float">
            <text:p>0</text:p>
          </table:table-cell>
          <table:table-cell table:formula="of:=IF([.M50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1]" office:value-type="float" office:value="49335.9230769231" calcext:value-type="float">
            <text:p>49335,9230769231</text:p>
          </table:table-cell>
          <table:table-cell table:formula="of:=[.C$26]/[.$O51]" office:value-type="float" office:value="39701.3076923077" calcext:value-type="float">
            <text:p>39701,3076923077</text:p>
          </table:table-cell>
          <table:table-cell table:formula="of:=[.D$26]/[.$O51]" office:value-type="float" office:value="54173.6153846154" calcext:value-type="float">
            <text:p>54173,6153846154</text:p>
          </table:table-cell>
          <table:table-cell table:formula="of:=[.E$26]/[.$O51]" office:value-type="float" office:value="15465.6538461538" calcext:value-type="float">
            <text:p>15465,6538461538</text:p>
          </table:table-cell>
          <table:table-cell table:formula="of:=[.F$26]/[.$O51]" office:value-type="float" office:value="17168.3846153846" calcext:value-type="float">
            <text:p>17168,3846153846</text:p>
          </table:table-cell>
          <table:table-cell table:formula="of:=[.G$26]/[.$O51]" office:value-type="float" office:value="3784.42307692308" calcext:value-type="float">
            <text:p>3784,42307692308</text:p>
          </table:table-cell>
          <table:table-cell table:formula="of:=[.H$26]/[.$O51]" office:value-type="float" office:value="760.961538461539" calcext:value-type="float">
            <text:p>760,961538461539</text:p>
          </table:table-cell>
          <table:table-cell table:formula="of:=[.I$26]/[.$O51]" office:value-type="float" office:value="6" calcext:value-type="float">
            <text:p>6</text:p>
          </table:table-cell>
          <table:table-cell table:formula="of:=[.J$26]/[.$O51]" office:value-type="float" office:value="1095.69230769231" calcext:value-type="float">
            <text:p>1095,69230769231</text:p>
          </table:table-cell>
          <table:table-cell table:formula="of:=[.K$26]/[.$O51]" office:value-type="float" office:value="745.230769230769" calcext:value-type="float">
            <text:p>745,230769230769</text:p>
          </table:table-cell>
          <table:table-cell table:formula="of:=[.L$26]/[.$O51]" office:value-type="float" office:value="4495.80769230769" calcext:value-type="float">
            <text:p>4495,80769230769</text:p>
          </table:table-cell>
          <table:table-cell table:formula="of:=[.M$26]/[.$O51]" office:value-type="float" office:value="1070.38461538462" calcext:value-type="float">
            <text:p>1070,3846153846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IF([.B51]&gt;=[.$Q$25];1;0)" office:value-type="float" office:value="1" calcext:value-type="float">
            <text:p>1</text:p>
          </table:table-cell>
          <table:table-cell table:formula="of:=IF([.C51]&gt;=[.$Q$25];1;0)" office:value-type="float" office:value="1" calcext:value-type="float">
            <text:p>1</text:p>
          </table:table-cell>
          <table:table-cell table:formula="of:=IF([.D51]&gt;=[.$Q$25];1;0)" office:value-type="float" office:value="1" calcext:value-type="float">
            <text:p>1</text:p>
          </table:table-cell>
          <table:table-cell table:formula="of:=IF([.E51]&gt;=[.$Q$25];1;0)" office:value-type="float" office:value="0" calcext:value-type="float">
            <text:p>0</text:p>
          </table:table-cell>
          <table:table-cell table:formula="of:=IF([.F51]&gt;=[.$Q$25];1;0)" office:value-type="float" office:value="0" calcext:value-type="float">
            <text:p>0</text:p>
          </table:table-cell>
          <table:table-cell table:formula="of:=IF([.G51]&gt;=[.$Q$25];1;0)" office:value-type="float" office:value="0" calcext:value-type="float">
            <text:p>0</text:p>
          </table:table-cell>
          <table:table-cell table:formula="of:=IF([.H51]&gt;=[.$Q$25];1;0)" office:value-type="float" office:value="0" calcext:value-type="float">
            <text:p>0</text:p>
          </table:table-cell>
          <table:table-cell table:formula="of:=IF([.I51]&gt;=[.$Q$25];1;0)" office:value-type="float" office:value="0" calcext:value-type="float">
            <text:p>0</text:p>
          </table:table-cell>
          <table:table-cell table:formula="of:=IF([.J51]&gt;=[.$Q$25];1;0)" office:value-type="float" office:value="0" calcext:value-type="float">
            <text:p>0</text:p>
          </table:table-cell>
          <table:table-cell table:formula="of:=IF([.K51]&gt;=[.$Q$25];1;0)" office:value-type="float" office:value="0" calcext:value-type="float">
            <text:p>0</text:p>
          </table:table-cell>
          <table:table-cell table:formula="of:=IF([.L51]&gt;=[.$Q$25];1;0)" office:value-type="float" office:value="0" calcext:value-type="float">
            <text:p>0</text:p>
          </table:table-cell>
          <table:table-cell table:formula="of:=IF([.M51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2]" office:value-type="float" office:value="47508.6666666667" calcext:value-type="float">
            <text:p>47508,6666666667</text:p>
          </table:table-cell>
          <table:table-cell table:formula="of:=[.C$26]/[.$O52]" office:value-type="float" office:value="38230.8888888889" calcext:value-type="float">
            <text:p>38230,8888888889</text:p>
          </table:table-cell>
          <table:table-cell table:formula="of:=[.D$26]/[.$O52]" office:value-type="float" office:value="52167.1851851852" calcext:value-type="float">
            <text:p>52167,1851851852</text:p>
          </table:table-cell>
          <table:table-cell table:formula="of:=[.E$26]/[.$O52]" office:value-type="float" office:value="14892.8518518519" calcext:value-type="float">
            <text:p>14892,8518518519</text:p>
          </table:table-cell>
          <table:table-cell table:formula="of:=[.F$26]/[.$O52]" office:value-type="float" office:value="16532.5185185185" calcext:value-type="float">
            <text:p>16532,5185185185</text:p>
          </table:table-cell>
          <table:table-cell table:formula="of:=[.G$26]/[.$O52]" office:value-type="float" office:value="3644.25925925926" calcext:value-type="float">
            <text:p>3644,25925925926</text:p>
          </table:table-cell>
          <table:table-cell table:formula="of:=[.H$26]/[.$O52]" office:value-type="float" office:value="732.777777777778" calcext:value-type="float">
            <text:p>732,777777777778</text:p>
          </table:table-cell>
          <table:table-cell table:formula="of:=[.I$26]/[.$O52]" office:value-type="float" office:value="5.77777777777778" calcext:value-type="float">
            <text:p>5,77777777777778</text:p>
          </table:table-cell>
          <table:table-cell table:formula="of:=[.J$26]/[.$O52]" office:value-type="float" office:value="1055.11111111111" calcext:value-type="float">
            <text:p>1055,11111111111</text:p>
          </table:table-cell>
          <table:table-cell table:formula="of:=[.K$26]/[.$O52]" office:value-type="float" office:value="717.62962962963" calcext:value-type="float">
            <text:p>717,62962962963</text:p>
          </table:table-cell>
          <table:table-cell table:formula="of:=[.L$26]/[.$O52]" office:value-type="float" office:value="4329.2962962963" calcext:value-type="float">
            <text:p>4329,2962962963</text:p>
          </table:table-cell>
          <table:table-cell table:formula="of:=[.M$26]/[.$O52]" office:value-type="float" office:value="1030.74074074074" calcext:value-type="float">
            <text:p>1030,7407407407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IF([.B52]&gt;=[.$Q$25];1;0)" office:value-type="float" office:value="1" calcext:value-type="float">
            <text:p>1</text:p>
          </table:table-cell>
          <table:table-cell table:formula="of:=IF([.C52]&gt;=[.$Q$25];1;0)" office:value-type="float" office:value="1" calcext:value-type="float">
            <text:p>1</text:p>
          </table:table-cell>
          <table:table-cell table:formula="of:=IF([.D52]&gt;=[.$Q$25];1;0)" office:value-type="float" office:value="1" calcext:value-type="float">
            <text:p>1</text:p>
          </table:table-cell>
          <table:table-cell table:formula="of:=IF([.E52]&gt;=[.$Q$25];1;0)" office:value-type="float" office:value="0" calcext:value-type="float">
            <text:p>0</text:p>
          </table:table-cell>
          <table:table-cell table:formula="of:=IF([.F52]&gt;=[.$Q$25];1;0)" office:value-type="float" office:value="0" calcext:value-type="float">
            <text:p>0</text:p>
          </table:table-cell>
          <table:table-cell table:formula="of:=IF([.G52]&gt;=[.$Q$25];1;0)" office:value-type="float" office:value="0" calcext:value-type="float">
            <text:p>0</text:p>
          </table:table-cell>
          <table:table-cell table:formula="of:=IF([.H52]&gt;=[.$Q$25];1;0)" office:value-type="float" office:value="0" calcext:value-type="float">
            <text:p>0</text:p>
          </table:table-cell>
          <table:table-cell table:formula="of:=IF([.I52]&gt;=[.$Q$25];1;0)" office:value-type="float" office:value="0" calcext:value-type="float">
            <text:p>0</text:p>
          </table:table-cell>
          <table:table-cell table:formula="of:=IF([.J52]&gt;=[.$Q$25];1;0)" office:value-type="float" office:value="0" calcext:value-type="float">
            <text:p>0</text:p>
          </table:table-cell>
          <table:table-cell table:formula="of:=IF([.K52]&gt;=[.$Q$25];1;0)" office:value-type="float" office:value="0" calcext:value-type="float">
            <text:p>0</text:p>
          </table:table-cell>
          <table:table-cell table:formula="of:=IF([.L52]&gt;=[.$Q$25];1;0)" office:value-type="float" office:value="0" calcext:value-type="float">
            <text:p>0</text:p>
          </table:table-cell>
          <table:table-cell table:formula="of:=IF([.M52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3]" office:value-type="float" office:value="45811.9285714286" calcext:value-type="float">
            <text:p>45811,9285714286</text:p>
          </table:table-cell>
          <table:table-cell table:formula="of:=[.C$26]/[.$O53]" office:value-type="float" office:value="36865.5" calcext:value-type="float">
            <text:p>36865,5</text:p>
          </table:table-cell>
          <table:table-cell table:formula="of:=[.D$26]/[.$O53]" office:value-type="float" office:value="50304.0714285714" calcext:value-type="float">
            <text:p>50304,0714285714</text:p>
          </table:table-cell>
          <table:table-cell table:formula="of:=[.E$26]/[.$O53]" office:value-type="float" office:value="14360.9642857143" calcext:value-type="float">
            <text:p>14360,9642857143</text:p>
          </table:table-cell>
          <table:table-cell table:formula="of:=[.F$26]/[.$O53]" office:value-type="float" office:value="15942.0714285714" calcext:value-type="float">
            <text:p>15942,0714285714</text:p>
          </table:table-cell>
          <table:table-cell table:formula="of:=[.G$26]/[.$O53]" office:value-type="float" office:value="3514.10714285714" calcext:value-type="float">
            <text:p>3514,10714285714</text:p>
          </table:table-cell>
          <table:table-cell table:formula="of:=[.H$26]/[.$O53]" office:value-type="float" office:value="706.607142857143" calcext:value-type="float">
            <text:p>706,607142857143</text:p>
          </table:table-cell>
          <table:table-cell table:formula="of:=[.I$26]/[.$O53]" office:value-type="float" office:value="5.57142857142857" calcext:value-type="float">
            <text:p>5,57142857142857</text:p>
          </table:table-cell>
          <table:table-cell table:formula="of:=[.J$26]/[.$O53]" office:value-type="float" office:value="1017.42857142857" calcext:value-type="float">
            <text:p>1017,42857142857</text:p>
          </table:table-cell>
          <table:table-cell table:formula="of:=[.K$26]/[.$O53]" office:value-type="float" office:value="692" calcext:value-type="float">
            <text:p>692</text:p>
          </table:table-cell>
          <table:table-cell table:formula="of:=[.L$26]/[.$O53]" office:value-type="float" office:value="4174.67857142857" calcext:value-type="float">
            <text:p>4174,67857142857</text:p>
          </table:table-cell>
          <table:table-cell table:formula="of:=[.M$26]/[.$O53]" office:value-type="float" office:value="993.928571428571" calcext:value-type="float">
            <text:p>993,92857142857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IF([.B53]&gt;=[.$Q$25];1;0)" office:value-type="float" office:value="1" calcext:value-type="float">
            <text:p>1</text:p>
          </table:table-cell>
          <table:table-cell table:formula="of:=IF([.C53]&gt;=[.$Q$25];1;0)" office:value-type="float" office:value="1" calcext:value-type="float">
            <text:p>1</text:p>
          </table:table-cell>
          <table:table-cell table:formula="of:=IF([.D53]&gt;=[.$Q$25];1;0)" office:value-type="float" office:value="1" calcext:value-type="float">
            <text:p>1</text:p>
          </table:table-cell>
          <table:table-cell table:formula="of:=IF([.E53]&gt;=[.$Q$25];1;0)" office:value-type="float" office:value="0" calcext:value-type="float">
            <text:p>0</text:p>
          </table:table-cell>
          <table:table-cell table:formula="of:=IF([.F53]&gt;=[.$Q$25];1;0)" office:value-type="float" office:value="0" calcext:value-type="float">
            <text:p>0</text:p>
          </table:table-cell>
          <table:table-cell table:formula="of:=IF([.G53]&gt;=[.$Q$25];1;0)" office:value-type="float" office:value="0" calcext:value-type="float">
            <text:p>0</text:p>
          </table:table-cell>
          <table:table-cell table:formula="of:=IF([.H53]&gt;=[.$Q$25];1;0)" office:value-type="float" office:value="0" calcext:value-type="float">
            <text:p>0</text:p>
          </table:table-cell>
          <table:table-cell table:formula="of:=IF([.I53]&gt;=[.$Q$25];1;0)" office:value-type="float" office:value="0" calcext:value-type="float">
            <text:p>0</text:p>
          </table:table-cell>
          <table:table-cell table:formula="of:=IF([.J53]&gt;=[.$Q$25];1;0)" office:value-type="float" office:value="0" calcext:value-type="float">
            <text:p>0</text:p>
          </table:table-cell>
          <table:table-cell table:formula="of:=IF([.K53]&gt;=[.$Q$25];1;0)" office:value-type="float" office:value="0" calcext:value-type="float">
            <text:p>0</text:p>
          </table:table-cell>
          <table:table-cell table:formula="of:=IF([.L53]&gt;=[.$Q$25];1;0)" office:value-type="float" office:value="0" calcext:value-type="float">
            <text:p>0</text:p>
          </table:table-cell>
          <table:table-cell table:formula="of:=IF([.M53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4]" office:value-type="float" office:value="44232.2068965517" calcext:value-type="float">
            <text:p>44232,2068965517</text:p>
          </table:table-cell>
          <table:table-cell table:formula="of:=[.C$26]/[.$O54]" office:value-type="float" office:value="35594.275862069" calcext:value-type="float">
            <text:p>35594,275862069</text:p>
          </table:table-cell>
          <table:table-cell table:formula="of:=[.D$26]/[.$O54]" office:value-type="float" office:value="48569.4482758621" calcext:value-type="float">
            <text:p>48569,4482758621</text:p>
          </table:table-cell>
          <table:table-cell table:formula="of:=[.E$26]/[.$O54]" office:value-type="float" office:value="13865.7586206897" calcext:value-type="float">
            <text:p>13865,7586206897</text:p>
          </table:table-cell>
          <table:table-cell table:formula="of:=[.F$26]/[.$O54]" office:value-type="float" office:value="15392.3448275862" calcext:value-type="float">
            <text:p>15392,3448275862</text:p>
          </table:table-cell>
          <table:table-cell table:formula="of:=[.G$26]/[.$O54]" office:value-type="float" office:value="3392.93103448276" calcext:value-type="float">
            <text:p>3392,93103448276</text:p>
          </table:table-cell>
          <table:table-cell table:formula="of:=[.H$26]/[.$O54]" office:value-type="float" office:value="682.241379310345" calcext:value-type="float">
            <text:p>682,241379310345</text:p>
          </table:table-cell>
          <table:table-cell table:formula="of:=[.I$26]/[.$O54]" office:value-type="float" office:value="5.37931034482759" calcext:value-type="float">
            <text:p>5,37931034482759</text:p>
          </table:table-cell>
          <table:table-cell table:formula="of:=[.J$26]/[.$O54]" office:value-type="float" office:value="982.344827586207" calcext:value-type="float">
            <text:p>982,344827586207</text:p>
          </table:table-cell>
          <table:table-cell table:formula="of:=[.K$26]/[.$O54]" office:value-type="float" office:value="668.137931034483" calcext:value-type="float">
            <text:p>668,137931034483</text:p>
          </table:table-cell>
          <table:table-cell table:formula="of:=[.L$26]/[.$O54]" office:value-type="float" office:value="4030.72413793103" calcext:value-type="float">
            <text:p>4030,72413793103</text:p>
          </table:table-cell>
          <table:table-cell table:formula="of:=[.M$26]/[.$O54]" office:value-type="float" office:value="959.655172413793" calcext:value-type="float">
            <text:p>959,65517241379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IF([.B54]&gt;=[.$Q$25];1;0)" office:value-type="float" office:value="1" calcext:value-type="float">
            <text:p>1</text:p>
          </table:table-cell>
          <table:table-cell table:formula="of:=IF([.C54]&gt;=[.$Q$25];1;0)" office:value-type="float" office:value="1" calcext:value-type="float">
            <text:p>1</text:p>
          </table:table-cell>
          <table:table-cell table:formula="of:=IF([.D54]&gt;=[.$Q$25];1;0)" office:value-type="float" office:value="1" calcext:value-type="float">
            <text:p>1</text:p>
          </table:table-cell>
          <table:table-cell table:formula="of:=IF([.E54]&gt;=[.$Q$25];1;0)" office:value-type="float" office:value="0" calcext:value-type="float">
            <text:p>0</text:p>
          </table:table-cell>
          <table:table-cell table:formula="of:=IF([.F54]&gt;=[.$Q$25];1;0)" office:value-type="float" office:value="0" calcext:value-type="float">
            <text:p>0</text:p>
          </table:table-cell>
          <table:table-cell table:formula="of:=IF([.G54]&gt;=[.$Q$25];1;0)" office:value-type="float" office:value="0" calcext:value-type="float">
            <text:p>0</text:p>
          </table:table-cell>
          <table:table-cell table:formula="of:=IF([.H54]&gt;=[.$Q$25];1;0)" office:value-type="float" office:value="0" calcext:value-type="float">
            <text:p>0</text:p>
          </table:table-cell>
          <table:table-cell table:formula="of:=IF([.I54]&gt;=[.$Q$25];1;0)" office:value-type="float" office:value="0" calcext:value-type="float">
            <text:p>0</text:p>
          </table:table-cell>
          <table:table-cell table:formula="of:=IF([.J54]&gt;=[.$Q$25];1;0)" office:value-type="float" office:value="0" calcext:value-type="float">
            <text:p>0</text:p>
          </table:table-cell>
          <table:table-cell table:formula="of:=IF([.K54]&gt;=[.$Q$25];1;0)" office:value-type="float" office:value="0" calcext:value-type="float">
            <text:p>0</text:p>
          </table:table-cell>
          <table:table-cell table:formula="of:=IF([.L54]&gt;=[.$Q$25];1;0)" office:value-type="float" office:value="0" calcext:value-type="float">
            <text:p>0</text:p>
          </table:table-cell>
          <table:table-cell table:formula="of:=IF([.M54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5]" office:value-type="float" office:value="42757.8" calcext:value-type="float">
            <text:p>42757,8</text:p>
          </table:table-cell>
          <table:table-cell table:formula="of:=[.C$26]/[.$O55]" office:value-type="float" office:value="34407.8" calcext:value-type="float">
            <text:p>34407,8</text:p>
          </table:table-cell>
          <table:table-cell table:formula="of:=[.D$26]/[.$O55]" office:value-type="float" office:value="46950.4666666667" calcext:value-type="float">
            <text:p>46950,4666666667</text:p>
          </table:table-cell>
          <table:table-cell table:formula="of:=[.E$26]/[.$O55]" office:value-type="float" office:value="13403.5666666667" calcext:value-type="float">
            <text:p>13403,5666666667</text:p>
          </table:table-cell>
          <table:table-cell table:formula="of:=[.F$26]/[.$O55]" office:value-type="float" office:value="14879.2666666667" calcext:value-type="float">
            <text:p>14879,2666666667</text:p>
          </table:table-cell>
          <table:table-cell table:formula="of:=[.G$26]/[.$O55]" office:value-type="float" office:value="3279.83333333333" calcext:value-type="float">
            <text:p>3279,83333333333</text:p>
          </table:table-cell>
          <table:table-cell table:formula="of:=[.H$26]/[.$O55]" office:value-type="float" office:value="659.5" calcext:value-type="float">
            <text:p>659,5</text:p>
          </table:table-cell>
          <table:table-cell table:formula="of:=[.I$26]/[.$O55]" office:value-type="float" office:value="5.2" calcext:value-type="float">
            <text:p>5,2</text:p>
          </table:table-cell>
          <table:table-cell table:formula="of:=[.J$26]/[.$O55]" office:value-type="float" office:value="949.6" calcext:value-type="float">
            <text:p>949,6</text:p>
          </table:table-cell>
          <table:table-cell table:formula="of:=[.K$26]/[.$O55]" office:value-type="float" office:value="645.866666666667" calcext:value-type="float">
            <text:p>645,866666666667</text:p>
          </table:table-cell>
          <table:table-cell table:formula="of:=[.L$26]/[.$O55]" office:value-type="float" office:value="3896.36666666667" calcext:value-type="float">
            <text:p>3896,36666666667</text:p>
          </table:table-cell>
          <table:table-cell table:formula="of:=[.M$26]/[.$O55]" office:value-type="float" office:value="927.666666666667" calcext:value-type="float">
            <text:p>927,66666666666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formula="of:=IF([.B55]&gt;=[.$Q$25];1;0)" office:value-type="float" office:value="1" calcext:value-type="float">
            <text:p>1</text:p>
          </table:table-cell>
          <table:table-cell table:formula="of:=IF([.C55]&gt;=[.$Q$25];1;0)" office:value-type="float" office:value="1" calcext:value-type="float">
            <text:p>1</text:p>
          </table:table-cell>
          <table:table-cell table:formula="of:=IF([.D55]&gt;=[.$Q$25];1;0)" office:value-type="float" office:value="1" calcext:value-type="float">
            <text:p>1</text:p>
          </table:table-cell>
          <table:table-cell table:formula="of:=IF([.E55]&gt;=[.$Q$25];1;0)" office:value-type="float" office:value="0" calcext:value-type="float">
            <text:p>0</text:p>
          </table:table-cell>
          <table:table-cell table:formula="of:=IF([.F55]&gt;=[.$Q$25];1;0)" office:value-type="float" office:value="0" calcext:value-type="float">
            <text:p>0</text:p>
          </table:table-cell>
          <table:table-cell table:formula="of:=IF([.G55]&gt;=[.$Q$25];1;0)" office:value-type="float" office:value="0" calcext:value-type="float">
            <text:p>0</text:p>
          </table:table-cell>
          <table:table-cell table:formula="of:=IF([.H55]&gt;=[.$Q$25];1;0)" office:value-type="float" office:value="0" calcext:value-type="float">
            <text:p>0</text:p>
          </table:table-cell>
          <table:table-cell table:formula="of:=IF([.I55]&gt;=[.$Q$25];1;0)" office:value-type="float" office:value="0" calcext:value-type="float">
            <text:p>0</text:p>
          </table:table-cell>
          <table:table-cell table:formula="of:=IF([.J55]&gt;=[.$Q$25];1;0)" office:value-type="float" office:value="0" calcext:value-type="float">
            <text:p>0</text:p>
          </table:table-cell>
          <table:table-cell table:formula="of:=IF([.K55]&gt;=[.$Q$25];1;0)" office:value-type="float" office:value="0" calcext:value-type="float">
            <text:p>0</text:p>
          </table:table-cell>
          <table:table-cell table:formula="of:=IF([.L55]&gt;=[.$Q$25];1;0)" office:value-type="float" office:value="0" calcext:value-type="float">
            <text:p>0</text:p>
          </table:table-cell>
          <table:table-cell table:formula="of:=IF([.M55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6]" office:value-type="float" office:value="41378.5161290323" calcext:value-type="float">
            <text:p>41378,5161290323</text:p>
          </table:table-cell>
          <table:table-cell table:formula="of:=[.C$26]/[.$O56]" office:value-type="float" office:value="33297.8709677419" calcext:value-type="float">
            <text:p>33297,8709677419</text:p>
          </table:table-cell>
          <table:table-cell table:formula="of:=[.D$26]/[.$O56]" office:value-type="float" office:value="45435.935483871" calcext:value-type="float">
            <text:p>45435,935483871</text:p>
          </table:table-cell>
          <table:table-cell table:formula="of:=[.E$26]/[.$O56]" office:value-type="float" office:value="12971.1935483871" calcext:value-type="float">
            <text:p>12971,1935483871</text:p>
          </table:table-cell>
          <table:table-cell table:formula="of:=[.F$26]/[.$O56]" office:value-type="float" office:value="14399.2903225806" calcext:value-type="float">
            <text:p>14399,2903225806</text:p>
          </table:table-cell>
          <table:table-cell table:formula="of:=[.G$26]/[.$O56]" office:value-type="float" office:value="3174.03225806452" calcext:value-type="float">
            <text:p>3174,03225806452</text:p>
          </table:table-cell>
          <table:table-cell table:formula="of:=[.H$26]/[.$O56]" office:value-type="float" office:value="638.225806451613" calcext:value-type="float">
            <text:p>638,225806451613</text:p>
          </table:table-cell>
          <table:table-cell table:formula="of:=[.I$26]/[.$O56]" office:value-type="float" office:value="5.03225806451613" calcext:value-type="float">
            <text:p>5,03225806451613</text:p>
          </table:table-cell>
          <table:table-cell table:formula="of:=[.J$26]/[.$O56]" office:value-type="float" office:value="918.967741935484" calcext:value-type="float">
            <text:p>918,967741935484</text:p>
          </table:table-cell>
          <table:table-cell table:formula="of:=[.K$26]/[.$O56]" office:value-type="float" office:value="625.032258064516" calcext:value-type="float">
            <text:p>625,032258064516</text:p>
          </table:table-cell>
          <table:table-cell table:formula="of:=[.L$26]/[.$O56]" office:value-type="float" office:value="3770.67741935484" calcext:value-type="float">
            <text:p>3770,67741935484</text:p>
          </table:table-cell>
          <table:table-cell table:formula="of:=[.M$26]/[.$O56]" office:value-type="float" office:value="897.741935483871" calcext:value-type="float">
            <text:p>897,74193548387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IF([.B56]&gt;=[.$Q$25];1;0)" office:value-type="float" office:value="1" calcext:value-type="float">
            <text:p>1</text:p>
          </table:table-cell>
          <table:table-cell table:formula="of:=IF([.C56]&gt;=[.$Q$25];1;0)" office:value-type="float" office:value="1" calcext:value-type="float">
            <text:p>1</text:p>
          </table:table-cell>
          <table:table-cell table:formula="of:=IF([.D56]&gt;=[.$Q$25];1;0)" office:value-type="float" office:value="1" calcext:value-type="float">
            <text:p>1</text:p>
          </table:table-cell>
          <table:table-cell table:formula="of:=IF([.E56]&gt;=[.$Q$25];1;0)" office:value-type="float" office:value="0" calcext:value-type="float">
            <text:p>0</text:p>
          </table:table-cell>
          <table:table-cell table:formula="of:=IF([.F56]&gt;=[.$Q$25];1;0)" office:value-type="float" office:value="0" calcext:value-type="float">
            <text:p>0</text:p>
          </table:table-cell>
          <table:table-cell table:formula="of:=IF([.G56]&gt;=[.$Q$25];1;0)" office:value-type="float" office:value="0" calcext:value-type="float">
            <text:p>0</text:p>
          </table:table-cell>
          <table:table-cell table:formula="of:=IF([.H56]&gt;=[.$Q$25];1;0)" office:value-type="float" office:value="0" calcext:value-type="float">
            <text:p>0</text:p>
          </table:table-cell>
          <table:table-cell table:formula="of:=IF([.I56]&gt;=[.$Q$25];1;0)" office:value-type="float" office:value="0" calcext:value-type="float">
            <text:p>0</text:p>
          </table:table-cell>
          <table:table-cell table:formula="of:=IF([.J56]&gt;=[.$Q$25];1;0)" office:value-type="float" office:value="0" calcext:value-type="float">
            <text:p>0</text:p>
          </table:table-cell>
          <table:table-cell table:formula="of:=IF([.K56]&gt;=[.$Q$25];1;0)" office:value-type="float" office:value="0" calcext:value-type="float">
            <text:p>0</text:p>
          </table:table-cell>
          <table:table-cell table:formula="of:=IF([.L56]&gt;=[.$Q$25];1;0)" office:value-type="float" office:value="0" calcext:value-type="float">
            <text:p>0</text:p>
          </table:table-cell>
          <table:table-cell table:formula="of:=IF([.M56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7]" office:value-type="float" office:value="40085.4375" calcext:value-type="float">
            <text:p>40085,4375</text:p>
          </table:table-cell>
          <table:table-cell table:formula="of:=[.C$26]/[.$O57]" office:value-type="float" office:value="32257.3125" calcext:value-type="float">
            <text:p>32257,3125</text:p>
          </table:table-cell>
          <table:table-cell table:formula="of:=[.D$26]/[.$O57]" office:value-type="float" office:value="44016.0625" calcext:value-type="float">
            <text:p>44016,0625</text:p>
          </table:table-cell>
          <table:table-cell table:formula="of:=[.E$26]/[.$O57]" office:value-type="float" office:value="12565.84375" calcext:value-type="float">
            <text:p>12565,84375</text:p>
          </table:table-cell>
          <table:table-cell table:formula="of:=[.F$26]/[.$O57]" office:value-type="float" office:value="13949.3125" calcext:value-type="float">
            <text:p>13949,3125</text:p>
          </table:table-cell>
          <table:table-cell table:formula="of:=[.G$26]/[.$O57]" office:value-type="float" office:value="3074.84375" calcext:value-type="float">
            <text:p>3074,84375</text:p>
          </table:table-cell>
          <table:table-cell table:formula="of:=[.H$26]/[.$O57]" office:value-type="float" office:value="618.28125" calcext:value-type="float">
            <text:p>618,28125</text:p>
          </table:table-cell>
          <table:table-cell table:formula="of:=[.I$26]/[.$O57]" office:value-type="float" office:value="4.875" calcext:value-type="float">
            <text:p>4,875</text:p>
          </table:table-cell>
          <table:table-cell table:formula="of:=[.J$26]/[.$O57]" office:value-type="float" office:value="890.25" calcext:value-type="float">
            <text:p>890,25</text:p>
          </table:table-cell>
          <table:table-cell table:formula="of:=[.K$26]/[.$O57]" office:value-type="float" office:value="605.5" calcext:value-type="float">
            <text:p>605,5</text:p>
          </table:table-cell>
          <table:table-cell table:formula="of:=[.L$26]/[.$O57]" office:value-type="float" office:value="3652.84375" calcext:value-type="float">
            <text:p>3652,84375</text:p>
          </table:table-cell>
          <table:table-cell table:formula="of:=[.M$26]/[.$O57]" office:value-type="float" office:value="869.6875" calcext:value-type="float">
            <text:p>869,687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formula="of:=IF([.B57]&gt;=[.$Q$25];1;0)" office:value-type="float" office:value="1" calcext:value-type="float">
            <text:p>1</text:p>
          </table:table-cell>
          <table:table-cell table:formula="of:=IF([.C57]&gt;=[.$Q$25];1;0)" office:value-type="float" office:value="1" calcext:value-type="float">
            <text:p>1</text:p>
          </table:table-cell>
          <table:table-cell table:formula="of:=IF([.D57]&gt;=[.$Q$25];1;0)" office:value-type="float" office:value="1" calcext:value-type="float">
            <text:p>1</text:p>
          </table:table-cell>
          <table:table-cell table:formula="of:=IF([.E57]&gt;=[.$Q$25];1;0)" office:value-type="float" office:value="0" calcext:value-type="float">
            <text:p>0</text:p>
          </table:table-cell>
          <table:table-cell table:formula="of:=IF([.F57]&gt;=[.$Q$25];1;0)" office:value-type="float" office:value="0" calcext:value-type="float">
            <text:p>0</text:p>
          </table:table-cell>
          <table:table-cell table:formula="of:=IF([.G57]&gt;=[.$Q$25];1;0)" office:value-type="float" office:value="0" calcext:value-type="float">
            <text:p>0</text:p>
          </table:table-cell>
          <table:table-cell table:formula="of:=IF([.H57]&gt;=[.$Q$25];1;0)" office:value-type="float" office:value="0" calcext:value-type="float">
            <text:p>0</text:p>
          </table:table-cell>
          <table:table-cell table:formula="of:=IF([.I57]&gt;=[.$Q$25];1;0)" office:value-type="float" office:value="0" calcext:value-type="float">
            <text:p>0</text:p>
          </table:table-cell>
          <table:table-cell table:formula="of:=IF([.J57]&gt;=[.$Q$25];1;0)" office:value-type="float" office:value="0" calcext:value-type="float">
            <text:p>0</text:p>
          </table:table-cell>
          <table:table-cell table:formula="of:=IF([.K57]&gt;=[.$Q$25];1;0)" office:value-type="float" office:value="0" calcext:value-type="float">
            <text:p>0</text:p>
          </table:table-cell>
          <table:table-cell table:formula="of:=IF([.L57]&gt;=[.$Q$25];1;0)" office:value-type="float" office:value="0" calcext:value-type="float">
            <text:p>0</text:p>
          </table:table-cell>
          <table:table-cell table:formula="of:=IF([.M57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8]" office:value-type="float" office:value="38870.7272727273" calcext:value-type="float">
            <text:p>38870,7272727273</text:p>
          </table:table-cell>
          <table:table-cell table:formula="of:=[.C$26]/[.$O58]" office:value-type="float" office:value="31279.8181818182" calcext:value-type="float">
            <text:p>31279,8181818182</text:p>
          </table:table-cell>
          <table:table-cell table:formula="of:=[.D$26]/[.$O58]" office:value-type="float" office:value="42682.2424242424" calcext:value-type="float">
            <text:p>42682,2424242424</text:p>
          </table:table-cell>
          <table:table-cell table:formula="of:=[.E$26]/[.$O58]" office:value-type="float" office:value="12185.0606060606" calcext:value-type="float">
            <text:p>12185,0606060606</text:p>
          </table:table-cell>
          <table:table-cell table:formula="of:=[.F$26]/[.$O58]" office:value-type="float" office:value="13526.6060606061" calcext:value-type="float">
            <text:p>13526,6060606061</text:p>
          </table:table-cell>
          <table:table-cell table:formula="of:=[.G$26]/[.$O58]" office:value-type="float" office:value="2981.66666666667" calcext:value-type="float">
            <text:p>2981,66666666667</text:p>
          </table:table-cell>
          <table:table-cell table:formula="of:=[.H$26]/[.$O58]" office:value-type="float" office:value="599.545454545455" calcext:value-type="float">
            <text:p>599,545454545455</text:p>
          </table:table-cell>
          <table:table-cell table:formula="of:=[.I$26]/[.$O58]" office:value-type="float" office:value="4.72727272727273" calcext:value-type="float">
            <text:p>4,72727272727273</text:p>
          </table:table-cell>
          <table:table-cell table:formula="of:=[.J$26]/[.$O58]" office:value-type="float" office:value="863.272727272727" calcext:value-type="float">
            <text:p>863,272727272727</text:p>
          </table:table-cell>
          <table:table-cell table:formula="of:=[.K$26]/[.$O58]" office:value-type="float" office:value="587.151515151515" calcext:value-type="float">
            <text:p>587,151515151515</text:p>
          </table:table-cell>
          <table:table-cell table:formula="of:=[.L$26]/[.$O58]" office:value-type="float" office:value="3542.15151515152" calcext:value-type="float">
            <text:p>3542,15151515152</text:p>
          </table:table-cell>
          <table:table-cell table:formula="of:=[.M$26]/[.$O58]" office:value-type="float" office:value="843.333333333333" calcext:value-type="float">
            <text:p>843,3333333333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IF([.B58]&gt;=[.$Q$25];1;0)" office:value-type="float" office:value="1" calcext:value-type="float">
            <text:p>1</text:p>
          </table:table-cell>
          <table:table-cell table:formula="of:=IF([.C58]&gt;=[.$Q$25];1;0)" office:value-type="float" office:value="1" calcext:value-type="float">
            <text:p>1</text:p>
          </table:table-cell>
          <table:table-cell table:formula="of:=IF([.D58]&gt;=[.$Q$25];1;0)" office:value-type="float" office:value="1" calcext:value-type="float">
            <text:p>1</text:p>
          </table:table-cell>
          <table:table-cell table:formula="of:=IF([.E58]&gt;=[.$Q$25];1;0)" office:value-type="float" office:value="0" calcext:value-type="float">
            <text:p>0</text:p>
          </table:table-cell>
          <table:table-cell table:formula="of:=IF([.F58]&gt;=[.$Q$25];1;0)" office:value-type="float" office:value="0" calcext:value-type="float">
            <text:p>0</text:p>
          </table:table-cell>
          <table:table-cell table:formula="of:=IF([.G58]&gt;=[.$Q$25];1;0)" office:value-type="float" office:value="0" calcext:value-type="float">
            <text:p>0</text:p>
          </table:table-cell>
          <table:table-cell table:formula="of:=IF([.H58]&gt;=[.$Q$25];1;0)" office:value-type="float" office:value="0" calcext:value-type="float">
            <text:p>0</text:p>
          </table:table-cell>
          <table:table-cell table:formula="of:=IF([.I58]&gt;=[.$Q$25];1;0)" office:value-type="float" office:value="0" calcext:value-type="float">
            <text:p>0</text:p>
          </table:table-cell>
          <table:table-cell table:formula="of:=IF([.J58]&gt;=[.$Q$25];1;0)" office:value-type="float" office:value="0" calcext:value-type="float">
            <text:p>0</text:p>
          </table:table-cell>
          <table:table-cell table:formula="of:=IF([.K58]&gt;=[.$Q$25];1;0)" office:value-type="float" office:value="0" calcext:value-type="float">
            <text:p>0</text:p>
          </table:table-cell>
          <table:table-cell table:formula="of:=IF([.L58]&gt;=[.$Q$25];1;0)" office:value-type="float" office:value="0" calcext:value-type="float">
            <text:p>0</text:p>
          </table:table-cell>
          <table:table-cell table:formula="of:=IF([.M58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59]" office:value-type="float" office:value="37727.4705882353" calcext:value-type="float">
            <text:p>37727,4705882353</text:p>
          </table:table-cell>
          <table:table-cell table:formula="of:=[.C$26]/[.$O59]" office:value-type="float" office:value="30359.8235294118" calcext:value-type="float">
            <text:p>30359,8235294118</text:p>
          </table:table-cell>
          <table:table-cell table:formula="of:=[.D$26]/[.$O59]" office:value-type="float" office:value="41426.8823529412" calcext:value-type="float">
            <text:p>41426,8823529412</text:p>
          </table:table-cell>
          <table:table-cell table:formula="of:=[.E$26]/[.$O59]" office:value-type="float" office:value="11826.6764705882" calcext:value-type="float">
            <text:p>11826,6764705882</text:p>
          </table:table-cell>
          <table:table-cell table:formula="of:=[.F$26]/[.$O59]" office:value-type="float" office:value="13128.7647058824" calcext:value-type="float">
            <text:p>13128,7647058824</text:p>
          </table:table-cell>
          <table:table-cell table:formula="of:=[.G$26]/[.$O59]" office:value-type="float" office:value="2893.97058823529" calcext:value-type="float">
            <text:p>2893,97058823529</text:p>
          </table:table-cell>
          <table:table-cell table:formula="of:=[.H$26]/[.$O59]" office:value-type="float" office:value="581.911764705882" calcext:value-type="float">
            <text:p>581,911764705882</text:p>
          </table:table-cell>
          <table:table-cell table:formula="of:=[.I$26]/[.$O59]" office:value-type="float" office:value="4.58823529411765" calcext:value-type="float">
            <text:p>4,58823529411765</text:p>
          </table:table-cell>
          <table:table-cell table:formula="of:=[.J$26]/[.$O59]" office:value-type="float" office:value="837.882352941177" calcext:value-type="float">
            <text:p>837,882352941177</text:p>
          </table:table-cell>
          <table:table-cell table:formula="of:=[.K$26]/[.$O59]" office:value-type="float" office:value="569.882352941177" calcext:value-type="float">
            <text:p>569,882352941177</text:p>
          </table:table-cell>
          <table:table-cell table:formula="of:=[.L$26]/[.$O59]" office:value-type="float" office:value="3437.97058823529" calcext:value-type="float">
            <text:p>3437,97058823529</text:p>
          </table:table-cell>
          <table:table-cell table:formula="of:=[.M$26]/[.$O59]" office:value-type="float" office:value="818.529411764706" calcext:value-type="float">
            <text:p>818,52941176470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table:formula="of:=IF([.B59]&gt;=[.$Q$25];1;0)" office:value-type="float" office:value="1" calcext:value-type="float">
            <text:p>1</text:p>
          </table:table-cell>
          <table:table-cell table:formula="of:=IF([.C59]&gt;=[.$Q$25];1;0)" office:value-type="float" office:value="1" calcext:value-type="float">
            <text:p>1</text:p>
          </table:table-cell>
          <table:table-cell table:formula="of:=IF([.D59]&gt;=[.$Q$25];1;0)" office:value-type="float" office:value="1" calcext:value-type="float">
            <text:p>1</text:p>
          </table:table-cell>
          <table:table-cell table:formula="of:=IF([.E59]&gt;=[.$Q$25];1;0)" office:value-type="float" office:value="0" calcext:value-type="float">
            <text:p>0</text:p>
          </table:table-cell>
          <table:table-cell table:formula="of:=IF([.F59]&gt;=[.$Q$25];1;0)" office:value-type="float" office:value="0" calcext:value-type="float">
            <text:p>0</text:p>
          </table:table-cell>
          <table:table-cell table:formula="of:=IF([.G59]&gt;=[.$Q$25];1;0)" office:value-type="float" office:value="0" calcext:value-type="float">
            <text:p>0</text:p>
          </table:table-cell>
          <table:table-cell table:formula="of:=IF([.H59]&gt;=[.$Q$25];1;0)" office:value-type="float" office:value="0" calcext:value-type="float">
            <text:p>0</text:p>
          </table:table-cell>
          <table:table-cell table:formula="of:=IF([.I59]&gt;=[.$Q$25];1;0)" office:value-type="float" office:value="0" calcext:value-type="float">
            <text:p>0</text:p>
          </table:table-cell>
          <table:table-cell table:formula="of:=IF([.J59]&gt;=[.$Q$25];1;0)" office:value-type="float" office:value="0" calcext:value-type="float">
            <text:p>0</text:p>
          </table:table-cell>
          <table:table-cell table:formula="of:=IF([.K59]&gt;=[.$Q$25];1;0)" office:value-type="float" office:value="0" calcext:value-type="float">
            <text:p>0</text:p>
          </table:table-cell>
          <table:table-cell table:formula="of:=IF([.L59]&gt;=[.$Q$25];1;0)" office:value-type="float" office:value="0" calcext:value-type="float">
            <text:p>0</text:p>
          </table:table-cell>
          <table:table-cell table:formula="of:=IF([.M59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0]" office:value-type="float" office:value="36649.5428571429" calcext:value-type="float">
            <text:p>36649,5428571429</text:p>
          </table:table-cell>
          <table:table-cell table:formula="of:=[.C$26]/[.$O60]" office:value-type="float" office:value="29492.4" calcext:value-type="float">
            <text:p>29492,4</text:p>
          </table:table-cell>
          <table:table-cell table:formula="of:=[.D$26]/[.$O60]" office:value-type="float" office:value="40243.2571428572" calcext:value-type="float">
            <text:p>40243,2571428572</text:p>
          </table:table-cell>
          <table:table-cell table:formula="of:=[.E$26]/[.$O60]" office:value-type="float" office:value="11488.7714285714" calcext:value-type="float">
            <text:p>11488,7714285714</text:p>
          </table:table-cell>
          <table:table-cell table:formula="of:=[.F$26]/[.$O60]" office:value-type="float" office:value="12753.6571428571" calcext:value-type="float">
            <text:p>12753,6571428571</text:p>
          </table:table-cell>
          <table:table-cell table:formula="of:=[.G$26]/[.$O60]" office:value-type="float" office:value="2811.28571428571" calcext:value-type="float">
            <text:p>2811,28571428571</text:p>
          </table:table-cell>
          <table:table-cell table:formula="of:=[.H$26]/[.$O60]" office:value-type="float" office:value="565.285714285714" calcext:value-type="float">
            <text:p>565,285714285714</text:p>
          </table:table-cell>
          <table:table-cell table:formula="of:=[.I$26]/[.$O60]" office:value-type="float" office:value="4.45714285714286" calcext:value-type="float">
            <text:p>4,45714285714286</text:p>
          </table:table-cell>
          <table:table-cell table:formula="of:=[.J$26]/[.$O60]" office:value-type="float" office:value="813.942857142857" calcext:value-type="float">
            <text:p>813,942857142857</text:p>
          </table:table-cell>
          <table:table-cell table:formula="of:=[.K$26]/[.$O60]" office:value-type="float" office:value="553.6" calcext:value-type="float">
            <text:p>553,6</text:p>
          </table:table-cell>
          <table:table-cell table:formula="of:=[.L$26]/[.$O60]" office:value-type="float" office:value="3339.74285714286" calcext:value-type="float">
            <text:p>3339,74285714286</text:p>
          </table:table-cell>
          <table:table-cell table:formula="of:=[.M$26]/[.$O60]" office:value-type="float" office:value="795.142857142857" calcext:value-type="float">
            <text:p>795,14285714285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IF([.B60]&gt;=[.$Q$25];1;0)" office:value-type="float" office:value="1" calcext:value-type="float">
            <text:p>1</text:p>
          </table:table-cell>
          <table:table-cell table:formula="of:=IF([.C60]&gt;=[.$Q$25];1;0)" office:value-type="float" office:value="1" calcext:value-type="float">
            <text:p>1</text:p>
          </table:table-cell>
          <table:table-cell table:formula="of:=IF([.D60]&gt;=[.$Q$25];1;0)" office:value-type="float" office:value="1" calcext:value-type="float">
            <text:p>1</text:p>
          </table:table-cell>
          <table:table-cell table:formula="of:=IF([.E60]&gt;=[.$Q$25];1;0)" office:value-type="float" office:value="0" calcext:value-type="float">
            <text:p>0</text:p>
          </table:table-cell>
          <table:table-cell table:formula="of:=IF([.F60]&gt;=[.$Q$25];1;0)" office:value-type="float" office:value="0" calcext:value-type="float">
            <text:p>0</text:p>
          </table:table-cell>
          <table:table-cell table:formula="of:=IF([.G60]&gt;=[.$Q$25];1;0)" office:value-type="float" office:value="0" calcext:value-type="float">
            <text:p>0</text:p>
          </table:table-cell>
          <table:table-cell table:formula="of:=IF([.H60]&gt;=[.$Q$25];1;0)" office:value-type="float" office:value="0" calcext:value-type="float">
            <text:p>0</text:p>
          </table:table-cell>
          <table:table-cell table:formula="of:=IF([.I60]&gt;=[.$Q$25];1;0)" office:value-type="float" office:value="0" calcext:value-type="float">
            <text:p>0</text:p>
          </table:table-cell>
          <table:table-cell table:formula="of:=IF([.J60]&gt;=[.$Q$25];1;0)" office:value-type="float" office:value="0" calcext:value-type="float">
            <text:p>0</text:p>
          </table:table-cell>
          <table:table-cell table:formula="of:=IF([.K60]&gt;=[.$Q$25];1;0)" office:value-type="float" office:value="0" calcext:value-type="float">
            <text:p>0</text:p>
          </table:table-cell>
          <table:table-cell table:formula="of:=IF([.L60]&gt;=[.$Q$25];1;0)" office:value-type="float" office:value="0" calcext:value-type="float">
            <text:p>0</text:p>
          </table:table-cell>
          <table:table-cell table:formula="of:=IF([.M60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1]" office:value-type="float" office:value="35631.5" calcext:value-type="float">
            <text:p>35631,5</text:p>
          </table:table-cell>
          <table:table-cell table:formula="of:=[.C$26]/[.$O61]" office:value-type="float" office:value="28673.1666666667" calcext:value-type="float">
            <text:p>28673,1666666667</text:p>
          </table:table-cell>
          <table:table-cell table:formula="of:=[.D$26]/[.$O61]" office:value-type="float" office:value="39125.3888888889" calcext:value-type="float">
            <text:p>39125,3888888889</text:p>
          </table:table-cell>
          <table:table-cell table:formula="of:=[.E$26]/[.$O61]" office:value-type="float" office:value="11169.6388888889" calcext:value-type="float">
            <text:p>11169,6388888889</text:p>
          </table:table-cell>
          <table:table-cell table:formula="of:=[.F$26]/[.$O61]" office:value-type="float" office:value="12399.3888888889" calcext:value-type="float">
            <text:p>12399,3888888889</text:p>
          </table:table-cell>
          <table:table-cell table:formula="of:=[.G$26]/[.$O61]" office:value-type="float" office:value="2733.19444444444" calcext:value-type="float">
            <text:p>2733,19444444444</text:p>
          </table:table-cell>
          <table:table-cell table:formula="of:=[.H$26]/[.$O61]" office:value-type="float" office:value="549.583333333333" calcext:value-type="float">
            <text:p>549,583333333333</text:p>
          </table:table-cell>
          <table:table-cell table:formula="of:=[.I$26]/[.$O61]" office:value-type="float" office:value="4.33333333333333" calcext:value-type="float">
            <text:p>4,33333333333333</text:p>
          </table:table-cell>
          <table:table-cell table:formula="of:=[.J$26]/[.$O61]" office:value-type="float" office:value="791.333333333333" calcext:value-type="float">
            <text:p>791,333333333333</text:p>
          </table:table-cell>
          <table:table-cell table:formula="of:=[.K$26]/[.$O61]" office:value-type="float" office:value="538.222222222222" calcext:value-type="float">
            <text:p>538,222222222222</text:p>
          </table:table-cell>
          <table:table-cell table:formula="of:=[.L$26]/[.$O61]" office:value-type="float" office:value="3246.97222222222" calcext:value-type="float">
            <text:p>3246,97222222222</text:p>
          </table:table-cell>
          <table:table-cell table:formula="of:=[.M$26]/[.$O61]" office:value-type="float" office:value="773.055555555556" calcext:value-type="float">
            <text:p>773,05555555555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table:formula="of:=IF([.B61]&gt;=[.$Q$25];1;0)" office:value-type="float" office:value="1" calcext:value-type="float">
            <text:p>1</text:p>
          </table:table-cell>
          <table:table-cell table:formula="of:=IF([.C61]&gt;=[.$Q$25];1;0)" office:value-type="float" office:value="1" calcext:value-type="float">
            <text:p>1</text:p>
          </table:table-cell>
          <table:table-cell table:formula="of:=IF([.D61]&gt;=[.$Q$25];1;0)" office:value-type="float" office:value="1" calcext:value-type="float">
            <text:p>1</text:p>
          </table:table-cell>
          <table:table-cell table:formula="of:=IF([.E61]&gt;=[.$Q$25];1;0)" office:value-type="float" office:value="0" calcext:value-type="float">
            <text:p>0</text:p>
          </table:table-cell>
          <table:table-cell table:formula="of:=IF([.F61]&gt;=[.$Q$25];1;0)" office:value-type="float" office:value="0" calcext:value-type="float">
            <text:p>0</text:p>
          </table:table-cell>
          <table:table-cell table:formula="of:=IF([.G61]&gt;=[.$Q$25];1;0)" office:value-type="float" office:value="0" calcext:value-type="float">
            <text:p>0</text:p>
          </table:table-cell>
          <table:table-cell table:formula="of:=IF([.H61]&gt;=[.$Q$25];1;0)" office:value-type="float" office:value="0" calcext:value-type="float">
            <text:p>0</text:p>
          </table:table-cell>
          <table:table-cell table:formula="of:=IF([.I61]&gt;=[.$Q$25];1;0)" office:value-type="float" office:value="0" calcext:value-type="float">
            <text:p>0</text:p>
          </table:table-cell>
          <table:table-cell table:formula="of:=IF([.J61]&gt;=[.$Q$25];1;0)" office:value-type="float" office:value="0" calcext:value-type="float">
            <text:p>0</text:p>
          </table:table-cell>
          <table:table-cell table:formula="of:=IF([.K61]&gt;=[.$Q$25];1;0)" office:value-type="float" office:value="0" calcext:value-type="float">
            <text:p>0</text:p>
          </table:table-cell>
          <table:table-cell table:formula="of:=IF([.L61]&gt;=[.$Q$25];1;0)" office:value-type="float" office:value="0" calcext:value-type="float">
            <text:p>0</text:p>
          </table:table-cell>
          <table:table-cell table:formula="of:=IF([.M61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2]" office:value-type="float" office:value="34668.4864864865" calcext:value-type="float">
            <text:p>34668,4864864865</text:p>
          </table:table-cell>
          <table:table-cell table:formula="of:=[.C$26]/[.$O62]" office:value-type="float" office:value="27898.2162162162" calcext:value-type="float">
            <text:p>27898,2162162162</text:p>
          </table:table-cell>
          <table:table-cell table:formula="of:=[.D$26]/[.$O62]" office:value-type="float" office:value="38067.945945946" calcext:value-type="float">
            <text:p>38067,945945946</text:p>
          </table:table-cell>
          <table:table-cell table:formula="of:=[.E$26]/[.$O62]" office:value-type="float" office:value="10867.7567567568" calcext:value-type="float">
            <text:p>10867,7567567568</text:p>
          </table:table-cell>
          <table:table-cell table:formula="of:=[.F$26]/[.$O62]" office:value-type="float" office:value="12064.2702702703" calcext:value-type="float">
            <text:p>12064,2702702703</text:p>
          </table:table-cell>
          <table:table-cell table:formula="of:=[.G$26]/[.$O62]" office:value-type="float" office:value="2659.32432432432" calcext:value-type="float">
            <text:p>2659,32432432432</text:p>
          </table:table-cell>
          <table:table-cell table:formula="of:=[.H$26]/[.$O62]" office:value-type="float" office:value="534.72972972973" calcext:value-type="float">
            <text:p>534,72972972973</text:p>
          </table:table-cell>
          <table:table-cell table:formula="of:=[.I$26]/[.$O62]" office:value-type="float" office:value="4.21621621621622" calcext:value-type="float">
            <text:p>4,21621621621622</text:p>
          </table:table-cell>
          <table:table-cell table:formula="of:=[.J$26]/[.$O62]" office:value-type="float" office:value="769.945945945946" calcext:value-type="float">
            <text:p>769,945945945946</text:p>
          </table:table-cell>
          <table:table-cell table:formula="of:=[.K$26]/[.$O62]" office:value-type="float" office:value="523.675675675676" calcext:value-type="float">
            <text:p>523,675675675676</text:p>
          </table:table-cell>
          <table:table-cell table:formula="of:=[.L$26]/[.$O62]" office:value-type="float" office:value="3159.21621621622" calcext:value-type="float">
            <text:p>3159,21621621622</text:p>
          </table:table-cell>
          <table:table-cell table:formula="of:=[.M$26]/[.$O62]" office:value-type="float" office:value="752.162162162162" calcext:value-type="float">
            <text:p>752,16216216216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IF([.B62]&gt;=[.$Q$25];1;0)" office:value-type="float" office:value="1" calcext:value-type="float">
            <text:p>1</text:p>
          </table:table-cell>
          <table:table-cell table:formula="of:=IF([.C62]&gt;=[.$Q$25];1;0)" office:value-type="float" office:value="1" calcext:value-type="float">
            <text:p>1</text:p>
          </table:table-cell>
          <table:table-cell table:formula="of:=IF([.D62]&gt;=[.$Q$25];1;0)" office:value-type="float" office:value="1" calcext:value-type="float">
            <text:p>1</text:p>
          </table:table-cell>
          <table:table-cell table:formula="of:=IF([.E62]&gt;=[.$Q$25];1;0)" office:value-type="float" office:value="0" calcext:value-type="float">
            <text:p>0</text:p>
          </table:table-cell>
          <table:table-cell table:formula="of:=IF([.F62]&gt;=[.$Q$25];1;0)" office:value-type="float" office:value="0" calcext:value-type="float">
            <text:p>0</text:p>
          </table:table-cell>
          <table:table-cell table:formula="of:=IF([.G62]&gt;=[.$Q$25];1;0)" office:value-type="float" office:value="0" calcext:value-type="float">
            <text:p>0</text:p>
          </table:table-cell>
          <table:table-cell table:formula="of:=IF([.H62]&gt;=[.$Q$25];1;0)" office:value-type="float" office:value="0" calcext:value-type="float">
            <text:p>0</text:p>
          </table:table-cell>
          <table:table-cell table:formula="of:=IF([.I62]&gt;=[.$Q$25];1;0)" office:value-type="float" office:value="0" calcext:value-type="float">
            <text:p>0</text:p>
          </table:table-cell>
          <table:table-cell table:formula="of:=IF([.J62]&gt;=[.$Q$25];1;0)" office:value-type="float" office:value="0" calcext:value-type="float">
            <text:p>0</text:p>
          </table:table-cell>
          <table:table-cell table:formula="of:=IF([.K62]&gt;=[.$Q$25];1;0)" office:value-type="float" office:value="0" calcext:value-type="float">
            <text:p>0</text:p>
          </table:table-cell>
          <table:table-cell table:formula="of:=IF([.L62]&gt;=[.$Q$25];1;0)" office:value-type="float" office:value="0" calcext:value-type="float">
            <text:p>0</text:p>
          </table:table-cell>
          <table:table-cell table:formula="of:=IF([.M62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3]" office:value-type="float" office:value="33756.1578947368" calcext:value-type="float">
            <text:p>33756,1578947368</text:p>
          </table:table-cell>
          <table:table-cell table:formula="of:=[.C$26]/[.$O63]" office:value-type="float" office:value="27164.0526315789" calcext:value-type="float">
            <text:p>27164,0526315789</text:p>
          </table:table-cell>
          <table:table-cell table:formula="of:=[.D$26]/[.$O63]" office:value-type="float" office:value="37066.1578947368" calcext:value-type="float">
            <text:p>37066,1578947368</text:p>
          </table:table-cell>
          <table:table-cell table:formula="of:=[.E$26]/[.$O63]" office:value-type="float" office:value="10581.7631578947" calcext:value-type="float">
            <text:p>10581,7631578947</text:p>
          </table:table-cell>
          <table:table-cell table:formula="of:=[.F$26]/[.$O63]" office:value-type="float" office:value="11746.7894736842" calcext:value-type="float">
            <text:p>11746,7894736842</text:p>
          </table:table-cell>
          <table:table-cell table:formula="of:=[.G$26]/[.$O63]" office:value-type="float" office:value="2589.34210526316" calcext:value-type="float">
            <text:p>2589,34210526316</text:p>
          </table:table-cell>
          <table:table-cell table:formula="of:=[.H$26]/[.$O63]" office:value-type="float" office:value="520.657894736842" calcext:value-type="float">
            <text:p>520,657894736842</text:p>
          </table:table-cell>
          <table:table-cell table:formula="of:=[.I$26]/[.$O63]" office:value-type="float" office:value="4.10526315789474" calcext:value-type="float">
            <text:p>4,10526315789474</text:p>
          </table:table-cell>
          <table:table-cell table:formula="of:=[.J$26]/[.$O63]" office:value-type="float" office:value="749.684210526316" calcext:value-type="float">
            <text:p>749,684210526316</text:p>
          </table:table-cell>
          <table:table-cell table:formula="of:=[.K$26]/[.$O63]" office:value-type="float" office:value="509.894736842105" calcext:value-type="float">
            <text:p>509,894736842105</text:p>
          </table:table-cell>
          <table:table-cell table:formula="of:=[.L$26]/[.$O63]" office:value-type="float" office:value="3076.07894736842" calcext:value-type="float">
            <text:p>3076,07894736842</text:p>
          </table:table-cell>
          <table:table-cell table:formula="of:=[.M$26]/[.$O63]" office:value-type="float" office:value="732.368421052632" calcext:value-type="float">
            <text:p>732,3684210526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formula="of:=IF([.B63]&gt;=[.$Q$25];1;0)" office:value-type="float" office:value="1" calcext:value-type="float">
            <text:p>1</text:p>
          </table:table-cell>
          <table:table-cell table:formula="of:=IF([.C63]&gt;=[.$Q$25];1;0)" office:value-type="float" office:value="1" calcext:value-type="float">
            <text:p>1</text:p>
          </table:table-cell>
          <table:table-cell table:formula="of:=IF([.D63]&gt;=[.$Q$25];1;0)" office:value-type="float" office:value="1" calcext:value-type="float">
            <text:p>1</text:p>
          </table:table-cell>
          <table:table-cell table:formula="of:=IF([.E63]&gt;=[.$Q$25];1;0)" office:value-type="float" office:value="0" calcext:value-type="float">
            <text:p>0</text:p>
          </table:table-cell>
          <table:table-cell table:formula="of:=IF([.F63]&gt;=[.$Q$25];1;0)" office:value-type="float" office:value="0" calcext:value-type="float">
            <text:p>0</text:p>
          </table:table-cell>
          <table:table-cell table:formula="of:=IF([.G63]&gt;=[.$Q$25];1;0)" office:value-type="float" office:value="0" calcext:value-type="float">
            <text:p>0</text:p>
          </table:table-cell>
          <table:table-cell table:formula="of:=IF([.H63]&gt;=[.$Q$25];1;0)" office:value-type="float" office:value="0" calcext:value-type="float">
            <text:p>0</text:p>
          </table:table-cell>
          <table:table-cell table:formula="of:=IF([.I63]&gt;=[.$Q$25];1;0)" office:value-type="float" office:value="0" calcext:value-type="float">
            <text:p>0</text:p>
          </table:table-cell>
          <table:table-cell table:formula="of:=IF([.J63]&gt;=[.$Q$25];1;0)" office:value-type="float" office:value="0" calcext:value-type="float">
            <text:p>0</text:p>
          </table:table-cell>
          <table:table-cell table:formula="of:=IF([.K63]&gt;=[.$Q$25];1;0)" office:value-type="float" office:value="0" calcext:value-type="float">
            <text:p>0</text:p>
          </table:table-cell>
          <table:table-cell table:formula="of:=IF([.L63]&gt;=[.$Q$25];1;0)" office:value-type="float" office:value="0" calcext:value-type="float">
            <text:p>0</text:p>
          </table:table-cell>
          <table:table-cell table:formula="of:=IF([.M63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4]" office:value-type="float" office:value="32890.6153846154" calcext:value-type="float">
            <text:p>32890,6153846154</text:p>
          </table:table-cell>
          <table:table-cell table:formula="of:=[.C$26]/[.$O64]" office:value-type="float" office:value="26467.5384615385" calcext:value-type="float">
            <text:p>26467,5384615385</text:p>
          </table:table-cell>
          <table:table-cell table:formula="of:=[.D$26]/[.$O64]" office:value-type="float" office:value="36115.7435897436" calcext:value-type="float">
            <text:p>36115,7435897436</text:p>
          </table:table-cell>
          <table:table-cell table:formula="of:=[.E$26]/[.$O64]" office:value-type="float" office:value="10310.4358974359" calcext:value-type="float">
            <text:p>10310,4358974359</text:p>
          </table:table-cell>
          <table:table-cell table:formula="of:=[.F$26]/[.$O64]" office:value-type="float" office:value="11445.5897435897" calcext:value-type="float">
            <text:p>11445,5897435897</text:p>
          </table:table-cell>
          <table:table-cell table:formula="of:=[.G$26]/[.$O64]" office:value-type="float" office:value="2522.94871794872" calcext:value-type="float">
            <text:p>2522,94871794872</text:p>
          </table:table-cell>
          <table:table-cell table:formula="of:=[.H$26]/[.$O64]" office:value-type="float" office:value="507.307692307692" calcext:value-type="float">
            <text:p>507,307692307692</text:p>
          </table:table-cell>
          <table:table-cell table:formula="of:=[.I$26]/[.$O64]" office:value-type="float" office:value="4" calcext:value-type="float">
            <text:p>4</text:p>
          </table:table-cell>
          <table:table-cell table:formula="of:=[.J$26]/[.$O64]" office:value-type="float" office:value="730.461538461539" calcext:value-type="float">
            <text:p>730,461538461539</text:p>
          </table:table-cell>
          <table:table-cell table:formula="of:=[.K$26]/[.$O64]" office:value-type="float" office:value="496.820512820513" calcext:value-type="float">
            <text:p>496,820512820513</text:p>
          </table:table-cell>
          <table:table-cell table:formula="of:=[.L$26]/[.$O64]" office:value-type="float" office:value="2997.20512820513" calcext:value-type="float">
            <text:p>2997,20512820513</text:p>
          </table:table-cell>
          <table:table-cell table:formula="of:=[.M$26]/[.$O64]" office:value-type="float" office:value="713.589743589744" calcext:value-type="float">
            <text:p>713,58974358974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IF([.B64]&gt;=[.$Q$25];1;0)" office:value-type="float" office:value="1" calcext:value-type="float">
            <text:p>1</text:p>
          </table:table-cell>
          <table:table-cell table:formula="of:=IF([.C64]&gt;=[.$Q$25];1;0)" office:value-type="float" office:value="1" calcext:value-type="float">
            <text:p>1</text:p>
          </table:table-cell>
          <table:table-cell table:formula="of:=IF([.D64]&gt;=[.$Q$25];1;0)" office:value-type="float" office:value="1" calcext:value-type="float">
            <text:p>1</text:p>
          </table:table-cell>
          <table:table-cell table:formula="of:=IF([.E64]&gt;=[.$Q$25];1;0)" office:value-type="float" office:value="0" calcext:value-type="float">
            <text:p>0</text:p>
          </table:table-cell>
          <table:table-cell table:formula="of:=IF([.F64]&gt;=[.$Q$25];1;0)" office:value-type="float" office:value="0" calcext:value-type="float">
            <text:p>0</text:p>
          </table:table-cell>
          <table:table-cell table:formula="of:=IF([.G64]&gt;=[.$Q$25];1;0)" office:value-type="float" office:value="0" calcext:value-type="float">
            <text:p>0</text:p>
          </table:table-cell>
          <table:table-cell table:formula="of:=IF([.H64]&gt;=[.$Q$25];1;0)" office:value-type="float" office:value="0" calcext:value-type="float">
            <text:p>0</text:p>
          </table:table-cell>
          <table:table-cell table:formula="of:=IF([.I64]&gt;=[.$Q$25];1;0)" office:value-type="float" office:value="0" calcext:value-type="float">
            <text:p>0</text:p>
          </table:table-cell>
          <table:table-cell table:formula="of:=IF([.J64]&gt;=[.$Q$25];1;0)" office:value-type="float" office:value="0" calcext:value-type="float">
            <text:p>0</text:p>
          </table:table-cell>
          <table:table-cell table:formula="of:=IF([.K64]&gt;=[.$Q$25];1;0)" office:value-type="float" office:value="0" calcext:value-type="float">
            <text:p>0</text:p>
          </table:table-cell>
          <table:table-cell table:formula="of:=IF([.L64]&gt;=[.$Q$25];1;0)" office:value-type="float" office:value="0" calcext:value-type="float">
            <text:p>0</text:p>
          </table:table-cell>
          <table:table-cell table:formula="of:=IF([.M64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5]" office:value-type="float" office:value="32068.35" calcext:value-type="float">
            <text:p>32068,35</text:p>
          </table:table-cell>
          <table:table-cell table:formula="of:=[.C$26]/[.$O65]" office:value-type="float" office:value="25805.85" calcext:value-type="float">
            <text:p>25805,85</text:p>
          </table:table-cell>
          <table:table-cell table:formula="of:=[.D$26]/[.$O65]" office:value-type="float" office:value="35212.85" calcext:value-type="float">
            <text:p>35212,85</text:p>
          </table:table-cell>
          <table:table-cell table:formula="of:=[.E$26]/[.$O65]" office:value-type="float" office:value="10052.675" calcext:value-type="float">
            <text:p>10052,675</text:p>
          </table:table-cell>
          <table:table-cell table:formula="of:=[.F$26]/[.$O65]" office:value-type="float" office:value="11159.45" calcext:value-type="float">
            <text:p>11159,45</text:p>
          </table:table-cell>
          <table:table-cell table:formula="of:=[.G$26]/[.$O65]" office:value-type="float" office:value="2459.875" calcext:value-type="float">
            <text:p>2459,875</text:p>
          </table:table-cell>
          <table:table-cell table:formula="of:=[.H$26]/[.$O65]" office:value-type="float" office:value="494.625" calcext:value-type="float">
            <text:p>494,625</text:p>
          </table:table-cell>
          <table:table-cell table:formula="of:=[.I$26]/[.$O65]" office:value-type="float" office:value="3.9" calcext:value-type="float">
            <text:p>3,9</text:p>
          </table:table-cell>
          <table:table-cell table:formula="of:=[.J$26]/[.$O65]" office:value-type="float" office:value="712.2" calcext:value-type="float">
            <text:p>712,2</text:p>
          </table:table-cell>
          <table:table-cell table:formula="of:=[.K$26]/[.$O65]" office:value-type="float" office:value="484.4" calcext:value-type="float">
            <text:p>484,4</text:p>
          </table:table-cell>
          <table:table-cell table:formula="of:=[.L$26]/[.$O65]" office:value-type="float" office:value="2922.275" calcext:value-type="float">
            <text:p>2922,275</text:p>
          </table:table-cell>
          <table:table-cell table:formula="of:=[.M$26]/[.$O65]" office:value-type="float" office:value="695.75" calcext:value-type="float">
            <text:p>695,7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formula="of:=IF([.B65]&gt;=[.$Q$25];1;0)" office:value-type="float" office:value="1" calcext:value-type="float">
            <text:p>1</text:p>
          </table:table-cell>
          <table:table-cell table:formula="of:=IF([.C65]&gt;=[.$Q$25];1;0)" office:value-type="float" office:value="0" calcext:value-type="float">
            <text:p>0</text:p>
          </table:table-cell>
          <table:table-cell table:formula="of:=IF([.D65]&gt;=[.$Q$25];1;0)" office:value-type="float" office:value="1" calcext:value-type="float">
            <text:p>1</text:p>
          </table:table-cell>
          <table:table-cell table:formula="of:=IF([.E65]&gt;=[.$Q$25];1;0)" office:value-type="float" office:value="0" calcext:value-type="float">
            <text:p>0</text:p>
          </table:table-cell>
          <table:table-cell table:formula="of:=IF([.F65]&gt;=[.$Q$25];1;0)" office:value-type="float" office:value="0" calcext:value-type="float">
            <text:p>0</text:p>
          </table:table-cell>
          <table:table-cell table:formula="of:=IF([.G65]&gt;=[.$Q$25];1;0)" office:value-type="float" office:value="0" calcext:value-type="float">
            <text:p>0</text:p>
          </table:table-cell>
          <table:table-cell table:formula="of:=IF([.H65]&gt;=[.$Q$25];1;0)" office:value-type="float" office:value="0" calcext:value-type="float">
            <text:p>0</text:p>
          </table:table-cell>
          <table:table-cell table:formula="of:=IF([.I65]&gt;=[.$Q$25];1;0)" office:value-type="float" office:value="0" calcext:value-type="float">
            <text:p>0</text:p>
          </table:table-cell>
          <table:table-cell table:formula="of:=IF([.J65]&gt;=[.$Q$25];1;0)" office:value-type="float" office:value="0" calcext:value-type="float">
            <text:p>0</text:p>
          </table:table-cell>
          <table:table-cell table:formula="of:=IF([.K65]&gt;=[.$Q$25];1;0)" office:value-type="float" office:value="0" calcext:value-type="float">
            <text:p>0</text:p>
          </table:table-cell>
          <table:table-cell table:formula="of:=IF([.L65]&gt;=[.$Q$25];1;0)" office:value-type="float" office:value="0" calcext:value-type="float">
            <text:p>0</text:p>
          </table:table-cell>
          <table:table-cell table:formula="of:=IF([.M65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6]" office:value-type="float" office:value="31286.1951219512" calcext:value-type="float">
            <text:p>31286,1951219512</text:p>
          </table:table-cell>
          <table:table-cell table:formula="of:=[.C$26]/[.$O66]" office:value-type="float" office:value="25176.4390243902" calcext:value-type="float">
            <text:p>25176,4390243902</text:p>
          </table:table-cell>
          <table:table-cell table:formula="of:=[.D$26]/[.$O66]" office:value-type="float" office:value="34354" calcext:value-type="float">
            <text:p>34354</text:p>
          </table:table-cell>
          <table:table-cell table:formula="of:=[.E$26]/[.$O66]" office:value-type="float" office:value="9807.48780487805" calcext:value-type="float">
            <text:p>9807,48780487805</text:p>
          </table:table-cell>
          <table:table-cell table:formula="of:=[.F$26]/[.$O66]" office:value-type="float" office:value="10887.2682926829" calcext:value-type="float">
            <text:p>10887,2682926829</text:p>
          </table:table-cell>
          <table:table-cell table:formula="of:=[.G$26]/[.$O66]" office:value-type="float" office:value="2399.87804878049" calcext:value-type="float">
            <text:p>2399,87804878049</text:p>
          </table:table-cell>
          <table:table-cell table:formula="of:=[.H$26]/[.$O66]" office:value-type="float" office:value="482.560975609756" calcext:value-type="float">
            <text:p>482,560975609756</text:p>
          </table:table-cell>
          <table:table-cell table:formula="of:=[.I$26]/[.$O66]" office:value-type="float" office:value="3.80487804878049" calcext:value-type="float">
            <text:p>3,80487804878049</text:p>
          </table:table-cell>
          <table:table-cell table:formula="of:=[.J$26]/[.$O66]" office:value-type="float" office:value="694.829268292683" calcext:value-type="float">
            <text:p>694,829268292683</text:p>
          </table:table-cell>
          <table:table-cell table:formula="of:=[.K$26]/[.$O66]" office:value-type="float" office:value="472.585365853659" calcext:value-type="float">
            <text:p>472,585365853659</text:p>
          </table:table-cell>
          <table:table-cell table:formula="of:=[.L$26]/[.$O66]" office:value-type="float" office:value="2851" calcext:value-type="float">
            <text:p>2851</text:p>
          </table:table-cell>
          <table:table-cell table:formula="of:=[.M$26]/[.$O66]" office:value-type="float" office:value="678.780487804878" calcext:value-type="float">
            <text:p>678,78048780487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IF([.B66]&gt;=[.$Q$25];1;0)" office:value-type="float" office:value="1" calcext:value-type="float">
            <text:p>1</text:p>
          </table:table-cell>
          <table:table-cell table:formula="of:=IF([.C66]&gt;=[.$Q$25];1;0)" office:value-type="float" office:value="0" calcext:value-type="float">
            <text:p>0</text:p>
          </table:table-cell>
          <table:table-cell table:formula="of:=IF([.D66]&gt;=[.$Q$25];1;0)" office:value-type="float" office:value="1" calcext:value-type="float">
            <text:p>1</text:p>
          </table:table-cell>
          <table:table-cell table:formula="of:=IF([.E66]&gt;=[.$Q$25];1;0)" office:value-type="float" office:value="0" calcext:value-type="float">
            <text:p>0</text:p>
          </table:table-cell>
          <table:table-cell table:formula="of:=IF([.F66]&gt;=[.$Q$25];1;0)" office:value-type="float" office:value="0" calcext:value-type="float">
            <text:p>0</text:p>
          </table:table-cell>
          <table:table-cell table:formula="of:=IF([.G66]&gt;=[.$Q$25];1;0)" office:value-type="float" office:value="0" calcext:value-type="float">
            <text:p>0</text:p>
          </table:table-cell>
          <table:table-cell table:formula="of:=IF([.H66]&gt;=[.$Q$25];1;0)" office:value-type="float" office:value="0" calcext:value-type="float">
            <text:p>0</text:p>
          </table:table-cell>
          <table:table-cell table:formula="of:=IF([.I66]&gt;=[.$Q$25];1;0)" office:value-type="float" office:value="0" calcext:value-type="float">
            <text:p>0</text:p>
          </table:table-cell>
          <table:table-cell table:formula="of:=IF([.J66]&gt;=[.$Q$25];1;0)" office:value-type="float" office:value="0" calcext:value-type="float">
            <text:p>0</text:p>
          </table:table-cell>
          <table:table-cell table:formula="of:=IF([.K66]&gt;=[.$Q$25];1;0)" office:value-type="float" office:value="0" calcext:value-type="float">
            <text:p>0</text:p>
          </table:table-cell>
          <table:table-cell table:formula="of:=IF([.L66]&gt;=[.$Q$25];1;0)" office:value-type="float" office:value="0" calcext:value-type="float">
            <text:p>0</text:p>
          </table:table-cell>
          <table:table-cell table:formula="of:=IF([.M66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7]" office:value-type="float" office:value="30541.2857142857" calcext:value-type="float">
            <text:p>30541,2857142857</text:p>
          </table:table-cell>
          <table:table-cell table:formula="of:=[.C$26]/[.$O67]" office:value-type="float" office:value="24577" calcext:value-type="float">
            <text:p>24577</text:p>
          </table:table-cell>
          <table:table-cell table:formula="of:=[.D$26]/[.$O67]" office:value-type="float" office:value="33536.0476190476" calcext:value-type="float">
            <text:p>33536,0476190476</text:p>
          </table:table-cell>
          <table:table-cell table:formula="of:=[.E$26]/[.$O67]" office:value-type="float" office:value="9573.97619047619" calcext:value-type="float">
            <text:p>9573,97619047619</text:p>
          </table:table-cell>
          <table:table-cell table:formula="of:=[.F$26]/[.$O67]" office:value-type="float" office:value="10628.0476190476" calcext:value-type="float">
            <text:p>10628,0476190476</text:p>
          </table:table-cell>
          <table:table-cell table:formula="of:=[.G$26]/[.$O67]" office:value-type="float" office:value="2342.7380952381" calcext:value-type="float">
            <text:p>2342,7380952381</text:p>
          </table:table-cell>
          <table:table-cell table:formula="of:=[.H$26]/[.$O67]" office:value-type="float" office:value="471.071428571429" calcext:value-type="float">
            <text:p>471,071428571429</text:p>
          </table:table-cell>
          <table:table-cell table:formula="of:=[.I$26]/[.$O67]" office:value-type="float" office:value="3.71428571428571" calcext:value-type="float">
            <text:p>3,71428571428571</text:p>
          </table:table-cell>
          <table:table-cell table:formula="of:=[.J$26]/[.$O67]" office:value-type="float" office:value="678.285714285714" calcext:value-type="float">
            <text:p>678,285714285714</text:p>
          </table:table-cell>
          <table:table-cell table:formula="of:=[.K$26]/[.$O67]" office:value-type="float" office:value="461.333333333333" calcext:value-type="float">
            <text:p>461,333333333333</text:p>
          </table:table-cell>
          <table:table-cell table:formula="of:=[.L$26]/[.$O67]" office:value-type="float" office:value="2783.11904761905" calcext:value-type="float">
            <text:p>2783,11904761905</text:p>
          </table:table-cell>
          <table:table-cell table:formula="of:=[.M$26]/[.$O67]" office:value-type="float" office:value="662.619047619048" calcext:value-type="float">
            <text:p>662,61904761904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formula="of:=IF([.B67]&gt;=[.$Q$25];1;0)" office:value-type="float" office:value="1" calcext:value-type="float">
            <text:p>1</text:p>
          </table:table-cell>
          <table:table-cell table:formula="of:=IF([.C67]&gt;=[.$Q$25];1;0)" office:value-type="float" office:value="0" calcext:value-type="float">
            <text:p>0</text:p>
          </table:table-cell>
          <table:table-cell table:formula="of:=IF([.D67]&gt;=[.$Q$25];1;0)" office:value-type="float" office:value="1" calcext:value-type="float">
            <text:p>1</text:p>
          </table:table-cell>
          <table:table-cell table:formula="of:=IF([.E67]&gt;=[.$Q$25];1;0)" office:value-type="float" office:value="0" calcext:value-type="float">
            <text:p>0</text:p>
          </table:table-cell>
          <table:table-cell table:formula="of:=IF([.F67]&gt;=[.$Q$25];1;0)" office:value-type="float" office:value="0" calcext:value-type="float">
            <text:p>0</text:p>
          </table:table-cell>
          <table:table-cell table:formula="of:=IF([.G67]&gt;=[.$Q$25];1;0)" office:value-type="float" office:value="0" calcext:value-type="float">
            <text:p>0</text:p>
          </table:table-cell>
          <table:table-cell table:formula="of:=IF([.H67]&gt;=[.$Q$25];1;0)" office:value-type="float" office:value="0" calcext:value-type="float">
            <text:p>0</text:p>
          </table:table-cell>
          <table:table-cell table:formula="of:=IF([.I67]&gt;=[.$Q$25];1;0)" office:value-type="float" office:value="0" calcext:value-type="float">
            <text:p>0</text:p>
          </table:table-cell>
          <table:table-cell table:formula="of:=IF([.J67]&gt;=[.$Q$25];1;0)" office:value-type="float" office:value="0" calcext:value-type="float">
            <text:p>0</text:p>
          </table:table-cell>
          <table:table-cell table:formula="of:=IF([.K67]&gt;=[.$Q$25];1;0)" office:value-type="float" office:value="0" calcext:value-type="float">
            <text:p>0</text:p>
          </table:table-cell>
          <table:table-cell table:formula="of:=IF([.L67]&gt;=[.$Q$25];1;0)" office:value-type="float" office:value="0" calcext:value-type="float">
            <text:p>0</text:p>
          </table:table-cell>
          <table:table-cell table:formula="of:=IF([.M67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8]" office:value-type="float" office:value="29831.023255814" calcext:value-type="float">
            <text:p>29831,023255814</text:p>
          </table:table-cell>
          <table:table-cell table:formula="of:=[.C$26]/[.$O68]" office:value-type="float" office:value="24005.4418604651" calcext:value-type="float">
            <text:p>24005,4418604651</text:p>
          </table:table-cell>
          <table:table-cell table:formula="of:=[.D$26]/[.$O68]" office:value-type="float" office:value="32756.1395348837" calcext:value-type="float">
            <text:p>32756,1395348837</text:p>
          </table:table-cell>
          <table:table-cell table:formula="of:=[.E$26]/[.$O68]" office:value-type="float" office:value="9351.32558139535" calcext:value-type="float">
            <text:p>9351,32558139535</text:p>
          </table:table-cell>
          <table:table-cell table:formula="of:=[.F$26]/[.$O68]" office:value-type="float" office:value="10380.8837209302" calcext:value-type="float">
            <text:p>10380,8837209302</text:p>
          </table:table-cell>
          <table:table-cell table:formula="of:=[.G$26]/[.$O68]" office:value-type="float" office:value="2288.25581395349" calcext:value-type="float">
            <text:p>2288,25581395349</text:p>
          </table:table-cell>
          <table:table-cell table:formula="of:=[.H$26]/[.$O68]" office:value-type="float" office:value="460.116279069767" calcext:value-type="float">
            <text:p>460,116279069767</text:p>
          </table:table-cell>
          <table:table-cell table:formula="of:=[.I$26]/[.$O68]" office:value-type="float" office:value="3.62790697674419" calcext:value-type="float">
            <text:p>3,62790697674419</text:p>
          </table:table-cell>
          <table:table-cell table:formula="of:=[.J$26]/[.$O68]" office:value-type="float" office:value="662.511627906977" calcext:value-type="float">
            <text:p>662,511627906977</text:p>
          </table:table-cell>
          <table:table-cell table:formula="of:=[.K$26]/[.$O68]" office:value-type="float" office:value="450.604651162791" calcext:value-type="float">
            <text:p>450,604651162791</text:p>
          </table:table-cell>
          <table:table-cell table:formula="of:=[.L$26]/[.$O68]" office:value-type="float" office:value="2718.39534883721" calcext:value-type="float">
            <text:p>2718,39534883721</text:p>
          </table:table-cell>
          <table:table-cell table:formula="of:=[.M$26]/[.$O68]" office:value-type="float" office:value="647.209302325581" calcext:value-type="float">
            <text:p>647,20930232558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IF([.B68]&gt;=[.$Q$25];1;0)" office:value-type="float" office:value="1" calcext:value-type="float">
            <text:p>1</text:p>
          </table:table-cell>
          <table:table-cell table:formula="of:=IF([.C68]&gt;=[.$Q$25];1;0)" office:value-type="float" office:value="0" calcext:value-type="float">
            <text:p>0</text:p>
          </table:table-cell>
          <table:table-cell table:formula="of:=IF([.D68]&gt;=[.$Q$25];1;0)" office:value-type="float" office:value="1" calcext:value-type="float">
            <text:p>1</text:p>
          </table:table-cell>
          <table:table-cell table:formula="of:=IF([.E68]&gt;=[.$Q$25];1;0)" office:value-type="float" office:value="0" calcext:value-type="float">
            <text:p>0</text:p>
          </table:table-cell>
          <table:table-cell table:formula="of:=IF([.F68]&gt;=[.$Q$25];1;0)" office:value-type="float" office:value="0" calcext:value-type="float">
            <text:p>0</text:p>
          </table:table-cell>
          <table:table-cell table:formula="of:=IF([.G68]&gt;=[.$Q$25];1;0)" office:value-type="float" office:value="0" calcext:value-type="float">
            <text:p>0</text:p>
          </table:table-cell>
          <table:table-cell table:formula="of:=IF([.H68]&gt;=[.$Q$25];1;0)" office:value-type="float" office:value="0" calcext:value-type="float">
            <text:p>0</text:p>
          </table:table-cell>
          <table:table-cell table:formula="of:=IF([.I68]&gt;=[.$Q$25];1;0)" office:value-type="float" office:value="0" calcext:value-type="float">
            <text:p>0</text:p>
          </table:table-cell>
          <table:table-cell table:formula="of:=IF([.J68]&gt;=[.$Q$25];1;0)" office:value-type="float" office:value="0" calcext:value-type="float">
            <text:p>0</text:p>
          </table:table-cell>
          <table:table-cell table:formula="of:=IF([.K68]&gt;=[.$Q$25];1;0)" office:value-type="float" office:value="0" calcext:value-type="float">
            <text:p>0</text:p>
          </table:table-cell>
          <table:table-cell table:formula="of:=IF([.L68]&gt;=[.$Q$25];1;0)" office:value-type="float" office:value="0" calcext:value-type="float">
            <text:p>0</text:p>
          </table:table-cell>
          <table:table-cell table:formula="of:=IF([.M68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69]" office:value-type="float" office:value="29153.0454545455" calcext:value-type="float">
            <text:p>29153,0454545455</text:p>
          </table:table-cell>
          <table:table-cell table:formula="of:=[.C$26]/[.$O69]" office:value-type="float" office:value="23459.8636363636" calcext:value-type="float">
            <text:p>23459,8636363636</text:p>
          </table:table-cell>
          <table:table-cell table:formula="of:=[.D$26]/[.$O69]" office:value-type="float" office:value="32011.6818181818" calcext:value-type="float">
            <text:p>32011,6818181818</text:p>
          </table:table-cell>
          <table:table-cell table:formula="of:=[.E$26]/[.$O69]" office:value-type="float" office:value="9138.79545454545" calcext:value-type="float">
            <text:p>9138,79545454545</text:p>
          </table:table-cell>
          <table:table-cell table:formula="of:=[.F$26]/[.$O69]" office:value-type="float" office:value="10144.9545454545" calcext:value-type="float">
            <text:p>10144,9545454545</text:p>
          </table:table-cell>
          <table:table-cell table:formula="of:=[.G$26]/[.$O69]" office:value-type="float" office:value="2236.25" calcext:value-type="float">
            <text:p>2236,25</text:p>
          </table:table-cell>
          <table:table-cell table:formula="of:=[.H$26]/[.$O69]" office:value-type="float" office:value="449.659090909091" calcext:value-type="float">
            <text:p>449,659090909091</text:p>
          </table:table-cell>
          <table:table-cell table:formula="of:=[.I$26]/[.$O69]" office:value-type="float" office:value="3.54545454545455" calcext:value-type="float">
            <text:p>3,54545454545455</text:p>
          </table:table-cell>
          <table:table-cell table:formula="of:=[.J$26]/[.$O69]" office:value-type="float" office:value="647.454545454546" calcext:value-type="float">
            <text:p>647,454545454546</text:p>
          </table:table-cell>
          <table:table-cell table:formula="of:=[.K$26]/[.$O69]" office:value-type="float" office:value="440.363636363636" calcext:value-type="float">
            <text:p>440,363636363636</text:p>
          </table:table-cell>
          <table:table-cell table:formula="of:=[.L$26]/[.$O69]" office:value-type="float" office:value="2656.61363636364" calcext:value-type="float">
            <text:p>2656,61363636364</text:p>
          </table:table-cell>
          <table:table-cell table:formula="of:=[.M$26]/[.$O69]" office:value-type="float" office:value="632.5" calcext:value-type="float">
            <text:p>632,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table:formula="of:=IF([.B69]&gt;=[.$Q$25];1;0)" office:value-type="float" office:value="1" calcext:value-type="float">
            <text:p>1</text:p>
          </table:table-cell>
          <table:table-cell table:formula="of:=IF([.C69]&gt;=[.$Q$25];1;0)" office:value-type="float" office:value="0" calcext:value-type="float">
            <text:p>0</text:p>
          </table:table-cell>
          <table:table-cell table:formula="of:=IF([.D69]&gt;=[.$Q$25];1;0)" office:value-type="float" office:value="1" calcext:value-type="float">
            <text:p>1</text:p>
          </table:table-cell>
          <table:table-cell table:formula="of:=IF([.E69]&gt;=[.$Q$25];1;0)" office:value-type="float" office:value="0" calcext:value-type="float">
            <text:p>0</text:p>
          </table:table-cell>
          <table:table-cell table:formula="of:=IF([.F69]&gt;=[.$Q$25];1;0)" office:value-type="float" office:value="0" calcext:value-type="float">
            <text:p>0</text:p>
          </table:table-cell>
          <table:table-cell table:formula="of:=IF([.G69]&gt;=[.$Q$25];1;0)" office:value-type="float" office:value="0" calcext:value-type="float">
            <text:p>0</text:p>
          </table:table-cell>
          <table:table-cell table:formula="of:=IF([.H69]&gt;=[.$Q$25];1;0)" office:value-type="float" office:value="0" calcext:value-type="float">
            <text:p>0</text:p>
          </table:table-cell>
          <table:table-cell table:formula="of:=IF([.I69]&gt;=[.$Q$25];1;0)" office:value-type="float" office:value="0" calcext:value-type="float">
            <text:p>0</text:p>
          </table:table-cell>
          <table:table-cell table:formula="of:=IF([.J69]&gt;=[.$Q$25];1;0)" office:value-type="float" office:value="0" calcext:value-type="float">
            <text:p>0</text:p>
          </table:table-cell>
          <table:table-cell table:formula="of:=IF([.K69]&gt;=[.$Q$25];1;0)" office:value-type="float" office:value="0" calcext:value-type="float">
            <text:p>0</text:p>
          </table:table-cell>
          <table:table-cell table:formula="of:=IF([.L69]&gt;=[.$Q$25];1;0)" office:value-type="float" office:value="0" calcext:value-type="float">
            <text:p>0</text:p>
          </table:table-cell>
          <table:table-cell table:formula="of:=IF([.M69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0]" office:value-type="float" office:value="28505.2" calcext:value-type="float">
            <text:p>28505,2</text:p>
          </table:table-cell>
          <table:table-cell table:formula="of:=[.C$26]/[.$O70]" office:value-type="float" office:value="22938.5333333333" calcext:value-type="float">
            <text:p>22938,5333333333</text:p>
          </table:table-cell>
          <table:table-cell table:formula="of:=[.D$26]/[.$O70]" office:value-type="float" office:value="31300.3111111111" calcext:value-type="float">
            <text:p>31300,3111111111</text:p>
          </table:table-cell>
          <table:table-cell table:formula="of:=[.E$26]/[.$O70]" office:value-type="float" office:value="8935.71111111111" calcext:value-type="float">
            <text:p>8935,71111111111</text:p>
          </table:table-cell>
          <table:table-cell table:formula="of:=[.F$26]/[.$O70]" office:value-type="float" office:value="9919.51111111111" calcext:value-type="float">
            <text:p>9919,51111111111</text:p>
          </table:table-cell>
          <table:table-cell table:formula="of:=[.G$26]/[.$O70]" office:value-type="float" office:value="2186.55555555556" calcext:value-type="float">
            <text:p>2186,55555555556</text:p>
          </table:table-cell>
          <table:table-cell table:formula="of:=[.H$26]/[.$O70]" office:value-type="float" office:value="439.666666666667" calcext:value-type="float">
            <text:p>439,666666666667</text:p>
          </table:table-cell>
          <table:table-cell table:formula="of:=[.I$26]/[.$O70]" office:value-type="float" office:value="3.46666666666667" calcext:value-type="float">
            <text:p>3,46666666666667</text:p>
          </table:table-cell>
          <table:table-cell table:formula="of:=[.J$26]/[.$O70]" office:value-type="float" office:value="633.066666666667" calcext:value-type="float">
            <text:p>633,066666666667</text:p>
          </table:table-cell>
          <table:table-cell table:formula="of:=[.K$26]/[.$O70]" office:value-type="float" office:value="430.577777777778" calcext:value-type="float">
            <text:p>430,577777777778</text:p>
          </table:table-cell>
          <table:table-cell table:formula="of:=[.L$26]/[.$O70]" office:value-type="float" office:value="2597.57777777778" calcext:value-type="float">
            <text:p>2597,57777777778</text:p>
          </table:table-cell>
          <table:table-cell table:formula="of:=[.M$26]/[.$O70]" office:value-type="float" office:value="618.444444444445" calcext:value-type="float">
            <text:p>618,4444444444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IF([.B70]&gt;=[.$Q$25];1;0)" office:value-type="float" office:value="1" calcext:value-type="float">
            <text:p>1</text:p>
          </table:table-cell>
          <table:table-cell table:formula="of:=IF([.C70]&gt;=[.$Q$25];1;0)" office:value-type="float" office:value="0" calcext:value-type="float">
            <text:p>0</text:p>
          </table:table-cell>
          <table:table-cell table:formula="of:=IF([.D70]&gt;=[.$Q$25];1;0)" office:value-type="float" office:value="1" calcext:value-type="float">
            <text:p>1</text:p>
          </table:table-cell>
          <table:table-cell table:formula="of:=IF([.E70]&gt;=[.$Q$25];1;0)" office:value-type="float" office:value="0" calcext:value-type="float">
            <text:p>0</text:p>
          </table:table-cell>
          <table:table-cell table:formula="of:=IF([.F70]&gt;=[.$Q$25];1;0)" office:value-type="float" office:value="0" calcext:value-type="float">
            <text:p>0</text:p>
          </table:table-cell>
          <table:table-cell table:formula="of:=IF([.G70]&gt;=[.$Q$25];1;0)" office:value-type="float" office:value="0" calcext:value-type="float">
            <text:p>0</text:p>
          </table:table-cell>
          <table:table-cell table:formula="of:=IF([.H70]&gt;=[.$Q$25];1;0)" office:value-type="float" office:value="0" calcext:value-type="float">
            <text:p>0</text:p>
          </table:table-cell>
          <table:table-cell table:formula="of:=IF([.I70]&gt;=[.$Q$25];1;0)" office:value-type="float" office:value="0" calcext:value-type="float">
            <text:p>0</text:p>
          </table:table-cell>
          <table:table-cell table:formula="of:=IF([.J70]&gt;=[.$Q$25];1;0)" office:value-type="float" office:value="0" calcext:value-type="float">
            <text:p>0</text:p>
          </table:table-cell>
          <table:table-cell table:formula="of:=IF([.K70]&gt;=[.$Q$25];1;0)" office:value-type="float" office:value="0" calcext:value-type="float">
            <text:p>0</text:p>
          </table:table-cell>
          <table:table-cell table:formula="of:=IF([.L70]&gt;=[.$Q$25];1;0)" office:value-type="float" office:value="0" calcext:value-type="float">
            <text:p>0</text:p>
          </table:table-cell>
          <table:table-cell table:formula="of:=IF([.M70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1]" office:value-type="float" office:value="27885.5217391304" calcext:value-type="float">
            <text:p>27885,5217391304</text:p>
          </table:table-cell>
          <table:table-cell table:formula="of:=[.C$26]/[.$O71]" office:value-type="float" office:value="22439.8695652174" calcext:value-type="float">
            <text:p>22439,8695652174</text:p>
          </table:table-cell>
          <table:table-cell table:formula="of:=[.D$26]/[.$O71]" office:value-type="float" office:value="30619.8695652174" calcext:value-type="float">
            <text:p>30619,8695652174</text:p>
          </table:table-cell>
          <table:table-cell table:formula="of:=[.E$26]/[.$O71]" office:value-type="float" office:value="8741.45652173913" calcext:value-type="float">
            <text:p>8741,45652173913</text:p>
          </table:table-cell>
          <table:table-cell table:formula="of:=[.F$26]/[.$O71]" office:value-type="float" office:value="9703.86956521739" calcext:value-type="float">
            <text:p>9703,86956521739</text:p>
          </table:table-cell>
          <table:table-cell table:formula="of:=[.G$26]/[.$O71]" office:value-type="float" office:value="2139.02173913044" calcext:value-type="float">
            <text:p>2139,02173913044</text:p>
          </table:table-cell>
          <table:table-cell table:formula="of:=[.H$26]/[.$O71]" office:value-type="float" office:value="430.108695652174" calcext:value-type="float">
            <text:p>430,108695652174</text:p>
          </table:table-cell>
          <table:table-cell table:formula="of:=[.I$26]/[.$O71]" office:value-type="float" office:value="3.39130434782609" calcext:value-type="float">
            <text:p>3,39130434782609</text:p>
          </table:table-cell>
          <table:table-cell table:formula="of:=[.J$26]/[.$O71]" office:value-type="float" office:value="619.304347826087" calcext:value-type="float">
            <text:p>619,304347826087</text:p>
          </table:table-cell>
          <table:table-cell table:formula="of:=[.K$26]/[.$O71]" office:value-type="float" office:value="421.217391304348" calcext:value-type="float">
            <text:p>421,217391304348</text:p>
          </table:table-cell>
          <table:table-cell table:formula="of:=[.L$26]/[.$O71]" office:value-type="float" office:value="2541.10869565217" calcext:value-type="float">
            <text:p>2541,10869565217</text:p>
          </table:table-cell>
          <table:table-cell table:formula="of:=[.M$26]/[.$O71]" office:value-type="float" office:value="605" calcext:value-type="float">
            <text:p>60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table:formula="of:=IF([.B71]&gt;=[.$Q$25];1;0)" office:value-type="float" office:value="1" calcext:value-type="float">
            <text:p>1</text:p>
          </table:table-cell>
          <table:table-cell table:formula="of:=IF([.C71]&gt;=[.$Q$25];1;0)" office:value-type="float" office:value="0" calcext:value-type="float">
            <text:p>0</text:p>
          </table:table-cell>
          <table:table-cell table:formula="of:=IF([.D71]&gt;=[.$Q$25];1;0)" office:value-type="float" office:value="1" calcext:value-type="float">
            <text:p>1</text:p>
          </table:table-cell>
          <table:table-cell table:formula="of:=IF([.E71]&gt;=[.$Q$25];1;0)" office:value-type="float" office:value="0" calcext:value-type="float">
            <text:p>0</text:p>
          </table:table-cell>
          <table:table-cell table:formula="of:=IF([.F71]&gt;=[.$Q$25];1;0)" office:value-type="float" office:value="0" calcext:value-type="float">
            <text:p>0</text:p>
          </table:table-cell>
          <table:table-cell table:formula="of:=IF([.G71]&gt;=[.$Q$25];1;0)" office:value-type="float" office:value="0" calcext:value-type="float">
            <text:p>0</text:p>
          </table:table-cell>
          <table:table-cell table:formula="of:=IF([.H71]&gt;=[.$Q$25];1;0)" office:value-type="float" office:value="0" calcext:value-type="float">
            <text:p>0</text:p>
          </table:table-cell>
          <table:table-cell table:formula="of:=IF([.I71]&gt;=[.$Q$25];1;0)" office:value-type="float" office:value="0" calcext:value-type="float">
            <text:p>0</text:p>
          </table:table-cell>
          <table:table-cell table:formula="of:=IF([.J71]&gt;=[.$Q$25];1;0)" office:value-type="float" office:value="0" calcext:value-type="float">
            <text:p>0</text:p>
          </table:table-cell>
          <table:table-cell table:formula="of:=IF([.K71]&gt;=[.$Q$25];1;0)" office:value-type="float" office:value="0" calcext:value-type="float">
            <text:p>0</text:p>
          </table:table-cell>
          <table:table-cell table:formula="of:=IF([.L71]&gt;=[.$Q$25];1;0)" office:value-type="float" office:value="0" calcext:value-type="float">
            <text:p>0</text:p>
          </table:table-cell>
          <table:table-cell table:formula="of:=IF([.M71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2]" office:value-type="float" office:value="27292.2127659574" calcext:value-type="float">
            <text:p>27292,2127659574</text:p>
          </table:table-cell>
          <table:table-cell table:formula="of:=[.C$26]/[.$O72]" office:value-type="float" office:value="21962.4255319149" calcext:value-type="float">
            <text:p>21962,4255319149</text:p>
          </table:table-cell>
          <table:table-cell table:formula="of:=[.D$26]/[.$O72]" office:value-type="float" office:value="29968.3829787234" calcext:value-type="float">
            <text:p>29968,3829787234</text:p>
          </table:table-cell>
          <table:table-cell table:formula="of:=[.E$26]/[.$O72]" office:value-type="float" office:value="8555.46808510638" calcext:value-type="float">
            <text:p>8555,46808510638</text:p>
          </table:table-cell>
          <table:table-cell table:formula="of:=[.F$26]/[.$O72]" office:value-type="float" office:value="9497.40425531915" calcext:value-type="float">
            <text:p>9497,40425531915</text:p>
          </table:table-cell>
          <table:table-cell table:formula="of:=[.G$26]/[.$O72]" office:value-type="float" office:value="2093.51063829787" calcext:value-type="float">
            <text:p>2093,51063829787</text:p>
          </table:table-cell>
          <table:table-cell table:formula="of:=[.H$26]/[.$O72]" office:value-type="float" office:value="420.957446808511" calcext:value-type="float">
            <text:p>420,957446808511</text:p>
          </table:table-cell>
          <table:table-cell table:formula="of:=[.I$26]/[.$O72]" office:value-type="float" office:value="3.31914893617021" calcext:value-type="float">
            <text:p>3,31914893617021</text:p>
          </table:table-cell>
          <table:table-cell table:formula="of:=[.J$26]/[.$O72]" office:value-type="float" office:value="606.127659574468" calcext:value-type="float">
            <text:p>606,127659574468</text:p>
          </table:table-cell>
          <table:table-cell table:formula="of:=[.K$26]/[.$O72]" office:value-type="float" office:value="412.255319148936" calcext:value-type="float">
            <text:p>412,255319148936</text:p>
          </table:table-cell>
          <table:table-cell table:formula="of:=[.L$26]/[.$O72]" office:value-type="float" office:value="2487.04255319149" calcext:value-type="float">
            <text:p>2487,04255319149</text:p>
          </table:table-cell>
          <table:table-cell table:formula="of:=[.M$26]/[.$O72]" office:value-type="float" office:value="592.127659574468" calcext:value-type="float">
            <text:p>592,12765957446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IF([.B72]&gt;=[.$Q$25];1;0)" office:value-type="float" office:value="1" calcext:value-type="float">
            <text:p>1</text:p>
          </table:table-cell>
          <table:table-cell table:formula="of:=IF([.C72]&gt;=[.$Q$25];1;0)" office:value-type="float" office:value="0" calcext:value-type="float">
            <text:p>0</text:p>
          </table:table-cell>
          <table:table-cell table:formula="of:=IF([.D72]&gt;=[.$Q$25];1;0)" office:value-type="float" office:value="1" calcext:value-type="float">
            <text:p>1</text:p>
          </table:table-cell>
          <table:table-cell table:formula="of:=IF([.E72]&gt;=[.$Q$25];1;0)" office:value-type="float" office:value="0" calcext:value-type="float">
            <text:p>0</text:p>
          </table:table-cell>
          <table:table-cell table:formula="of:=IF([.F72]&gt;=[.$Q$25];1;0)" office:value-type="float" office:value="0" calcext:value-type="float">
            <text:p>0</text:p>
          </table:table-cell>
          <table:table-cell table:formula="of:=IF([.G72]&gt;=[.$Q$25];1;0)" office:value-type="float" office:value="0" calcext:value-type="float">
            <text:p>0</text:p>
          </table:table-cell>
          <table:table-cell table:formula="of:=IF([.H72]&gt;=[.$Q$25];1;0)" office:value-type="float" office:value="0" calcext:value-type="float">
            <text:p>0</text:p>
          </table:table-cell>
          <table:table-cell table:formula="of:=IF([.I72]&gt;=[.$Q$25];1;0)" office:value-type="float" office:value="0" calcext:value-type="float">
            <text:p>0</text:p>
          </table:table-cell>
          <table:table-cell table:formula="of:=IF([.J72]&gt;=[.$Q$25];1;0)" office:value-type="float" office:value="0" calcext:value-type="float">
            <text:p>0</text:p>
          </table:table-cell>
          <table:table-cell table:formula="of:=IF([.K72]&gt;=[.$Q$25];1;0)" office:value-type="float" office:value="0" calcext:value-type="float">
            <text:p>0</text:p>
          </table:table-cell>
          <table:table-cell table:formula="of:=IF([.L72]&gt;=[.$Q$25];1;0)" office:value-type="float" office:value="0" calcext:value-type="float">
            <text:p>0</text:p>
          </table:table-cell>
          <table:table-cell table:formula="of:=IF([.M72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3]" office:value-type="float" office:value="26723.625" calcext:value-type="float">
            <text:p>26723,625</text:p>
          </table:table-cell>
          <table:table-cell table:formula="of:=[.C$26]/[.$O73]" office:value-type="float" office:value="21504.875" calcext:value-type="float">
            <text:p>21504,875</text:p>
          </table:table-cell>
          <table:table-cell table:formula="of:=[.D$26]/[.$O73]" office:value-type="float" office:value="29344.0416666667" calcext:value-type="float">
            <text:p>29344,0416666667</text:p>
          </table:table-cell>
          <table:table-cell table:formula="of:=[.E$26]/[.$O73]" office:value-type="float" office:value="8377.22916666667" calcext:value-type="float">
            <text:p>8377,22916666667</text:p>
          </table:table-cell>
          <table:table-cell table:formula="of:=[.F$26]/[.$O73]" office:value-type="float" office:value="9299.54166666667" calcext:value-type="float">
            <text:p>9299,54166666667</text:p>
          </table:table-cell>
          <table:table-cell table:formula="of:=[.G$26]/[.$O73]" office:value-type="float" office:value="2049.89583333333" calcext:value-type="float">
            <text:p>2049,89583333333</text:p>
          </table:table-cell>
          <table:table-cell table:formula="of:=[.H$26]/[.$O73]" office:value-type="float" office:value="412.1875" calcext:value-type="float">
            <text:p>412,1875</text:p>
          </table:table-cell>
          <table:table-cell table:formula="of:=[.I$26]/[.$O73]" office:value-type="float" office:value="3.25" calcext:value-type="float">
            <text:p>3,25</text:p>
          </table:table-cell>
          <table:table-cell table:formula="of:=[.J$26]/[.$O73]" office:value-type="float" office:value="593.5" calcext:value-type="float">
            <text:p>593,5</text:p>
          </table:table-cell>
          <table:table-cell table:formula="of:=[.K$26]/[.$O73]" office:value-type="float" office:value="403.666666666667" calcext:value-type="float">
            <text:p>403,666666666667</text:p>
          </table:table-cell>
          <table:table-cell table:formula="of:=[.L$26]/[.$O73]" office:value-type="float" office:value="2435.22916666667" calcext:value-type="float">
            <text:p>2435,22916666667</text:p>
          </table:table-cell>
          <table:table-cell table:formula="of:=[.M$26]/[.$O73]" office:value-type="float" office:value="579.791666666667" calcext:value-type="float">
            <text:p>579,79166666666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IF([.B73]&gt;=[.$Q$25];1;0)" office:value-type="float" office:value="1" calcext:value-type="float">
            <text:p>1</text:p>
          </table:table-cell>
          <table:table-cell table:formula="of:=IF([.C73]&gt;=[.$Q$25];1;0)" office:value-type="float" office:value="0" calcext:value-type="float">
            <text:p>0</text:p>
          </table:table-cell>
          <table:table-cell table:formula="of:=IF([.D73]&gt;=[.$Q$25];1;0)" office:value-type="float" office:value="1" calcext:value-type="float">
            <text:p>1</text:p>
          </table:table-cell>
          <table:table-cell table:formula="of:=IF([.E73]&gt;=[.$Q$25];1;0)" office:value-type="float" office:value="0" calcext:value-type="float">
            <text:p>0</text:p>
          </table:table-cell>
          <table:table-cell table:formula="of:=IF([.F73]&gt;=[.$Q$25];1;0)" office:value-type="float" office:value="0" calcext:value-type="float">
            <text:p>0</text:p>
          </table:table-cell>
          <table:table-cell table:formula="of:=IF([.G73]&gt;=[.$Q$25];1;0)" office:value-type="float" office:value="0" calcext:value-type="float">
            <text:p>0</text:p>
          </table:table-cell>
          <table:table-cell table:formula="of:=IF([.H73]&gt;=[.$Q$25];1;0)" office:value-type="float" office:value="0" calcext:value-type="float">
            <text:p>0</text:p>
          </table:table-cell>
          <table:table-cell table:formula="of:=IF([.I73]&gt;=[.$Q$25];1;0)" office:value-type="float" office:value="0" calcext:value-type="float">
            <text:p>0</text:p>
          </table:table-cell>
          <table:table-cell table:formula="of:=IF([.J73]&gt;=[.$Q$25];1;0)" office:value-type="float" office:value="0" calcext:value-type="float">
            <text:p>0</text:p>
          </table:table-cell>
          <table:table-cell table:formula="of:=IF([.K73]&gt;=[.$Q$25];1;0)" office:value-type="float" office:value="0" calcext:value-type="float">
            <text:p>0</text:p>
          </table:table-cell>
          <table:table-cell table:formula="of:=IF([.L73]&gt;=[.$Q$25];1;0)" office:value-type="float" office:value="0" calcext:value-type="float">
            <text:p>0</text:p>
          </table:table-cell>
          <table:table-cell table:formula="of:=IF([.M73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4]" office:value-type="float" office:value="26178.2448979592" calcext:value-type="float">
            <text:p>26178,2448979592</text:p>
          </table:table-cell>
          <table:table-cell table:formula="of:=[.C$26]/[.$O74]" office:value-type="float" office:value="21066" calcext:value-type="float">
            <text:p>21066</text:p>
          </table:table-cell>
          <table:table-cell table:formula="of:=[.D$26]/[.$O74]" office:value-type="float" office:value="28745.1836734694" calcext:value-type="float">
            <text:p>28745,1836734694</text:p>
          </table:table-cell>
          <table:table-cell table:formula="of:=[.E$26]/[.$O74]" office:value-type="float" office:value="8206.26530612245" calcext:value-type="float">
            <text:p>8206,26530612245</text:p>
          </table:table-cell>
          <table:table-cell table:formula="of:=[.F$26]/[.$O74]" office:value-type="float" office:value="9109.75510204082" calcext:value-type="float">
            <text:p>9109,75510204082</text:p>
          </table:table-cell>
          <table:table-cell table:formula="of:=[.G$26]/[.$O74]" office:value-type="float" office:value="2008.0612244898" calcext:value-type="float">
            <text:p>2008,0612244898</text:p>
          </table:table-cell>
          <table:table-cell table:formula="of:=[.H$26]/[.$O74]" office:value-type="float" office:value="403.775510204082" calcext:value-type="float">
            <text:p>403,775510204082</text:p>
          </table:table-cell>
          <table:table-cell table:formula="of:=[.I$26]/[.$O74]" office:value-type="float" office:value="3.18367346938776" calcext:value-type="float">
            <text:p>3,18367346938776</text:p>
          </table:table-cell>
          <table:table-cell table:formula="of:=[.J$26]/[.$O74]" office:value-type="float" office:value="581.387755102041" calcext:value-type="float">
            <text:p>581,387755102041</text:p>
          </table:table-cell>
          <table:table-cell table:formula="of:=[.K$26]/[.$O74]" office:value-type="float" office:value="395.428571428571" calcext:value-type="float">
            <text:p>395,428571428571</text:p>
          </table:table-cell>
          <table:table-cell table:formula="of:=[.L$26]/[.$O74]" office:value-type="float" office:value="2385.5306122449" calcext:value-type="float">
            <text:p>2385,5306122449</text:p>
          </table:table-cell>
          <table:table-cell table:formula="of:=[.M$26]/[.$O74]" office:value-type="float" office:value="567.959183673469" calcext:value-type="float">
            <text:p>567,95918367346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IF([.B74]&gt;=[.$Q$25];1;0)" office:value-type="float" office:value="1" calcext:value-type="float">
            <text:p>1</text:p>
          </table:table-cell>
          <table:table-cell table:formula="of:=IF([.C74]&gt;=[.$Q$25];1;0)" office:value-type="float" office:value="0" calcext:value-type="float">
            <text:p>0</text:p>
          </table:table-cell>
          <table:table-cell table:formula="of:=IF([.D74]&gt;=[.$Q$25];1;0)" office:value-type="float" office:value="1" calcext:value-type="float">
            <text:p>1</text:p>
          </table:table-cell>
          <table:table-cell table:formula="of:=IF([.E74]&gt;=[.$Q$25];1;0)" office:value-type="float" office:value="0" calcext:value-type="float">
            <text:p>0</text:p>
          </table:table-cell>
          <table:table-cell table:formula="of:=IF([.F74]&gt;=[.$Q$25];1;0)" office:value-type="float" office:value="0" calcext:value-type="float">
            <text:p>0</text:p>
          </table:table-cell>
          <table:table-cell table:formula="of:=IF([.G74]&gt;=[.$Q$25];1;0)" office:value-type="float" office:value="0" calcext:value-type="float">
            <text:p>0</text:p>
          </table:table-cell>
          <table:table-cell table:formula="of:=IF([.H74]&gt;=[.$Q$25];1;0)" office:value-type="float" office:value="0" calcext:value-type="float">
            <text:p>0</text:p>
          </table:table-cell>
          <table:table-cell table:formula="of:=IF([.I74]&gt;=[.$Q$25];1;0)" office:value-type="float" office:value="0" calcext:value-type="float">
            <text:p>0</text:p>
          </table:table-cell>
          <table:table-cell table:formula="of:=IF([.J74]&gt;=[.$Q$25];1;0)" office:value-type="float" office:value="0" calcext:value-type="float">
            <text:p>0</text:p>
          </table:table-cell>
          <table:table-cell table:formula="of:=IF([.K74]&gt;=[.$Q$25];1;0)" office:value-type="float" office:value="0" calcext:value-type="float">
            <text:p>0</text:p>
          </table:table-cell>
          <table:table-cell table:formula="of:=IF([.L74]&gt;=[.$Q$25];1;0)" office:value-type="float" office:value="0" calcext:value-type="float">
            <text:p>0</text:p>
          </table:table-cell>
          <table:table-cell table:formula="of:=IF([.M74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5]" office:value-type="float" office:value="25654.68" calcext:value-type="float">
            <text:p>25654,68</text:p>
          </table:table-cell>
          <table:table-cell table:formula="of:=[.C$26]/[.$O75]" office:value-type="float" office:value="20644.68" calcext:value-type="float">
            <text:p>20644,68</text:p>
          </table:table-cell>
          <table:table-cell table:formula="of:=[.D$26]/[.$O75]" office:value-type="float" office:value="28170.28" calcext:value-type="float">
            <text:p>28170,28</text:p>
          </table:table-cell>
          <table:table-cell table:formula="of:=[.E$26]/[.$O75]" office:value-type="float" office:value="8042.14" calcext:value-type="float">
            <text:p>8042,14</text:p>
          </table:table-cell>
          <table:table-cell table:formula="of:=[.F$26]/[.$O75]" office:value-type="float" office:value="8927.56" calcext:value-type="float">
            <text:p>8927,56</text:p>
          </table:table-cell>
          <table:table-cell table:formula="of:=[.G$26]/[.$O75]" office:value-type="float" office:value="1967.9" calcext:value-type="float">
            <text:p>1967,9</text:p>
          </table:table-cell>
          <table:table-cell table:formula="of:=[.H$26]/[.$O75]" office:value-type="float" office:value="395.7" calcext:value-type="float">
            <text:p>395,7</text:p>
          </table:table-cell>
          <table:table-cell table:formula="of:=[.I$26]/[.$O75]" office:value-type="float" office:value="3.12" calcext:value-type="float">
            <text:p>3,12</text:p>
          </table:table-cell>
          <table:table-cell table:formula="of:=[.J$26]/[.$O75]" office:value-type="float" office:value="569.76" calcext:value-type="float">
            <text:p>569,76</text:p>
          </table:table-cell>
          <table:table-cell table:formula="of:=[.K$26]/[.$O75]" office:value-type="float" office:value="387.52" calcext:value-type="float">
            <text:p>387,52</text:p>
          </table:table-cell>
          <table:table-cell table:formula="of:=[.L$26]/[.$O75]" office:value-type="float" office:value="2337.82" calcext:value-type="float">
            <text:p>2337,82</text:p>
          </table:table-cell>
          <table:table-cell table:formula="of:=[.M$26]/[.$O75]" office:value-type="float" office:value="556.6" calcext:value-type="float">
            <text:p>556,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formula="of:=IF([.B75]&gt;=[.$Q$25];1;0)" office:value-type="float" office:value="0" calcext:value-type="float">
            <text:p>0</text:p>
          </table:table-cell>
          <table:table-cell table:formula="of:=IF([.C75]&gt;=[.$Q$25];1;0)" office:value-type="float" office:value="0" calcext:value-type="float">
            <text:p>0</text:p>
          </table:table-cell>
          <table:table-cell table:formula="of:=IF([.D75]&gt;=[.$Q$25];1;0)" office:value-type="float" office:value="1" calcext:value-type="float">
            <text:p>1</text:p>
          </table:table-cell>
          <table:table-cell table:formula="of:=IF([.E75]&gt;=[.$Q$25];1;0)" office:value-type="float" office:value="0" calcext:value-type="float">
            <text:p>0</text:p>
          </table:table-cell>
          <table:table-cell table:formula="of:=IF([.F75]&gt;=[.$Q$25];1;0)" office:value-type="float" office:value="0" calcext:value-type="float">
            <text:p>0</text:p>
          </table:table-cell>
          <table:table-cell table:formula="of:=IF([.G75]&gt;=[.$Q$25];1;0)" office:value-type="float" office:value="0" calcext:value-type="float">
            <text:p>0</text:p>
          </table:table-cell>
          <table:table-cell table:formula="of:=IF([.H75]&gt;=[.$Q$25];1;0)" office:value-type="float" office:value="0" calcext:value-type="float">
            <text:p>0</text:p>
          </table:table-cell>
          <table:table-cell table:formula="of:=IF([.I75]&gt;=[.$Q$25];1;0)" office:value-type="float" office:value="0" calcext:value-type="float">
            <text:p>0</text:p>
          </table:table-cell>
          <table:table-cell table:formula="of:=IF([.J75]&gt;=[.$Q$25];1;0)" office:value-type="float" office:value="0" calcext:value-type="float">
            <text:p>0</text:p>
          </table:table-cell>
          <table:table-cell table:formula="of:=IF([.K75]&gt;=[.$Q$25];1;0)" office:value-type="float" office:value="0" calcext:value-type="float">
            <text:p>0</text:p>
          </table:table-cell>
          <table:table-cell table:formula="of:=IF([.L75]&gt;=[.$Q$25];1;0)" office:value-type="float" office:value="0" calcext:value-type="float">
            <text:p>0</text:p>
          </table:table-cell>
          <table:table-cell table:formula="of:=IF([.M75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6]" office:value-type="float" office:value="25151.6470588235" calcext:value-type="float">
            <text:p>25151,6470588235</text:p>
          </table:table-cell>
          <table:table-cell table:formula="of:=[.C$26]/[.$O76]" office:value-type="float" office:value="20239.8823529412" calcext:value-type="float">
            <text:p>20239,8823529412</text:p>
          </table:table-cell>
          <table:table-cell table:formula="of:=[.D$26]/[.$O76]" office:value-type="float" office:value="27617.9215686275" calcext:value-type="float">
            <text:p>27617,9215686275</text:p>
          </table:table-cell>
          <table:table-cell table:formula="of:=[.E$26]/[.$O76]" office:value-type="float" office:value="7884.45098039216" calcext:value-type="float">
            <text:p>7884,45098039216</text:p>
          </table:table-cell>
          <table:table-cell table:formula="of:=[.F$26]/[.$O76]" office:value-type="float" office:value="8752.50980392157" calcext:value-type="float">
            <text:p>8752,50980392157</text:p>
          </table:table-cell>
          <table:table-cell table:formula="of:=[.G$26]/[.$O76]" office:value-type="float" office:value="1929.3137254902" calcext:value-type="float">
            <text:p>1929,3137254902</text:p>
          </table:table-cell>
          <table:table-cell table:formula="of:=[.H$26]/[.$O76]" office:value-type="float" office:value="387.941176470588" calcext:value-type="float">
            <text:p>387,941176470588</text:p>
          </table:table-cell>
          <table:table-cell table:formula="of:=[.I$26]/[.$O76]" office:value-type="float" office:value="3.05882352941176" calcext:value-type="float">
            <text:p>3,05882352941176</text:p>
          </table:table-cell>
          <table:table-cell table:formula="of:=[.J$26]/[.$O76]" office:value-type="float" office:value="558.588235294118" calcext:value-type="float">
            <text:p>558,588235294118</text:p>
          </table:table-cell>
          <table:table-cell table:formula="of:=[.K$26]/[.$O76]" office:value-type="float" office:value="379.921568627451" calcext:value-type="float">
            <text:p>379,921568627451</text:p>
          </table:table-cell>
          <table:table-cell table:formula="of:=[.L$26]/[.$O76]" office:value-type="float" office:value="2291.98039215686" calcext:value-type="float">
            <text:p>2291,98039215686</text:p>
          </table:table-cell>
          <table:table-cell table:formula="of:=[.M$26]/[.$O76]" office:value-type="float" office:value="545.686274509804" calcext:value-type="float">
            <text:p>545,6862745098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IF([.B76]&gt;=[.$Q$25];1;0)" office:value-type="float" office:value="0" calcext:value-type="float">
            <text:p>0</text:p>
          </table:table-cell>
          <table:table-cell table:formula="of:=IF([.C76]&gt;=[.$Q$25];1;0)" office:value-type="float" office:value="0" calcext:value-type="float">
            <text:p>0</text:p>
          </table:table-cell>
          <table:table-cell table:formula="of:=IF([.D76]&gt;=[.$Q$25];1;0)" office:value-type="float" office:value="1" calcext:value-type="float">
            <text:p>1</text:p>
          </table:table-cell>
          <table:table-cell table:formula="of:=IF([.E76]&gt;=[.$Q$25];1;0)" office:value-type="float" office:value="0" calcext:value-type="float">
            <text:p>0</text:p>
          </table:table-cell>
          <table:table-cell table:formula="of:=IF([.F76]&gt;=[.$Q$25];1;0)" office:value-type="float" office:value="0" calcext:value-type="float">
            <text:p>0</text:p>
          </table:table-cell>
          <table:table-cell table:formula="of:=IF([.G76]&gt;=[.$Q$25];1;0)" office:value-type="float" office:value="0" calcext:value-type="float">
            <text:p>0</text:p>
          </table:table-cell>
          <table:table-cell table:formula="of:=IF([.H76]&gt;=[.$Q$25];1;0)" office:value-type="float" office:value="0" calcext:value-type="float">
            <text:p>0</text:p>
          </table:table-cell>
          <table:table-cell table:formula="of:=IF([.I76]&gt;=[.$Q$25];1;0)" office:value-type="float" office:value="0" calcext:value-type="float">
            <text:p>0</text:p>
          </table:table-cell>
          <table:table-cell table:formula="of:=IF([.J76]&gt;=[.$Q$25];1;0)" office:value-type="float" office:value="0" calcext:value-type="float">
            <text:p>0</text:p>
          </table:table-cell>
          <table:table-cell table:formula="of:=IF([.K76]&gt;=[.$Q$25];1;0)" office:value-type="float" office:value="0" calcext:value-type="float">
            <text:p>0</text:p>
          </table:table-cell>
          <table:table-cell table:formula="of:=IF([.L76]&gt;=[.$Q$25];1;0)" office:value-type="float" office:value="0" calcext:value-type="float">
            <text:p>0</text:p>
          </table:table-cell>
          <table:table-cell table:formula="of:=IF([.M76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7]" office:value-type="float" office:value="24667.9615384615" calcext:value-type="float">
            <text:p>24667,9615384615</text:p>
          </table:table-cell>
          <table:table-cell table:formula="of:=[.C$26]/[.$O77]" office:value-type="float" office:value="19850.6538461538" calcext:value-type="float">
            <text:p>19850,6538461538</text:p>
          </table:table-cell>
          <table:table-cell table:formula="of:=[.D$26]/[.$O77]" office:value-type="float" office:value="27086.8076923077" calcext:value-type="float">
            <text:p>27086,8076923077</text:p>
          </table:table-cell>
          <table:table-cell table:formula="of:=[.E$26]/[.$O77]" office:value-type="float" office:value="7732.82692307692" calcext:value-type="float">
            <text:p>7732,82692307692</text:p>
          </table:table-cell>
          <table:table-cell table:formula="of:=[.F$26]/[.$O77]" office:value-type="float" office:value="8584.19230769231" calcext:value-type="float">
            <text:p>8584,19230769231</text:p>
          </table:table-cell>
          <table:table-cell table:formula="of:=[.G$26]/[.$O77]" office:value-type="float" office:value="1892.21153846154" calcext:value-type="float">
            <text:p>1892,21153846154</text:p>
          </table:table-cell>
          <table:table-cell table:formula="of:=[.H$26]/[.$O77]" office:value-type="float" office:value="380.480769230769" calcext:value-type="float">
            <text:p>380,480769230769</text:p>
          </table:table-cell>
          <table:table-cell table:formula="of:=[.I$26]/[.$O77]" office:value-type="float" office:value="3" calcext:value-type="float">
            <text:p>3</text:p>
          </table:table-cell>
          <table:table-cell table:formula="of:=[.J$26]/[.$O77]" office:value-type="float" office:value="547.846153846154" calcext:value-type="float">
            <text:p>547,846153846154</text:p>
          </table:table-cell>
          <table:table-cell table:formula="of:=[.K$26]/[.$O77]" office:value-type="float" office:value="372.615384615385" calcext:value-type="float">
            <text:p>372,615384615385</text:p>
          </table:table-cell>
          <table:table-cell table:formula="of:=[.L$26]/[.$O77]" office:value-type="float" office:value="2247.90384615385" calcext:value-type="float">
            <text:p>2247,90384615385</text:p>
          </table:table-cell>
          <table:table-cell table:formula="of:=[.M$26]/[.$O77]" office:value-type="float" office:value="535.192307692308" calcext:value-type="float">
            <text:p>535,19230769230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table:formula="of:=IF([.B77]&gt;=[.$Q$25];1;0)" office:value-type="float" office:value="0" calcext:value-type="float">
            <text:p>0</text:p>
          </table:table-cell>
          <table:table-cell table:formula="of:=IF([.C77]&gt;=[.$Q$25];1;0)" office:value-type="float" office:value="0" calcext:value-type="float">
            <text:p>0</text:p>
          </table:table-cell>
          <table:table-cell table:formula="of:=IF([.D77]&gt;=[.$Q$25];1;0)" office:value-type="float" office:value="1" calcext:value-type="float">
            <text:p>1</text:p>
          </table:table-cell>
          <table:table-cell table:formula="of:=IF([.E77]&gt;=[.$Q$25];1;0)" office:value-type="float" office:value="0" calcext:value-type="float">
            <text:p>0</text:p>
          </table:table-cell>
          <table:table-cell table:formula="of:=IF([.F77]&gt;=[.$Q$25];1;0)" office:value-type="float" office:value="0" calcext:value-type="float">
            <text:p>0</text:p>
          </table:table-cell>
          <table:table-cell table:formula="of:=IF([.G77]&gt;=[.$Q$25];1;0)" office:value-type="float" office:value="0" calcext:value-type="float">
            <text:p>0</text:p>
          </table:table-cell>
          <table:table-cell table:formula="of:=IF([.H77]&gt;=[.$Q$25];1;0)" office:value-type="float" office:value="0" calcext:value-type="float">
            <text:p>0</text:p>
          </table:table-cell>
          <table:table-cell table:formula="of:=IF([.I77]&gt;=[.$Q$25];1;0)" office:value-type="float" office:value="0" calcext:value-type="float">
            <text:p>0</text:p>
          </table:table-cell>
          <table:table-cell table:formula="of:=IF([.J77]&gt;=[.$Q$25];1;0)" office:value-type="float" office:value="0" calcext:value-type="float">
            <text:p>0</text:p>
          </table:table-cell>
          <table:table-cell table:formula="of:=IF([.K77]&gt;=[.$Q$25];1;0)" office:value-type="float" office:value="0" calcext:value-type="float">
            <text:p>0</text:p>
          </table:table-cell>
          <table:table-cell table:formula="of:=IF([.L77]&gt;=[.$Q$25];1;0)" office:value-type="float" office:value="0" calcext:value-type="float">
            <text:p>0</text:p>
          </table:table-cell>
          <table:table-cell table:formula="of:=IF([.M77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8]" office:value-type="float" office:value="24202.5283018868" calcext:value-type="float">
            <text:p>24202,5283018868</text:p>
          </table:table-cell>
          <table:table-cell table:formula="of:=[.C$26]/[.$O78]" office:value-type="float" office:value="19476.1132075472" calcext:value-type="float">
            <text:p>19476,1132075472</text:p>
          </table:table-cell>
          <table:table-cell table:formula="of:=[.D$26]/[.$O78]" office:value-type="float" office:value="26575.7358490566" calcext:value-type="float">
            <text:p>26575,7358490566</text:p>
          </table:table-cell>
          <table:table-cell table:formula="of:=[.E$26]/[.$O78]" office:value-type="float" office:value="7586.92452830189" calcext:value-type="float">
            <text:p>7586,92452830189</text:p>
          </table:table-cell>
          <table:table-cell table:formula="of:=[.F$26]/[.$O78]" office:value-type="float" office:value="8422.22641509434" calcext:value-type="float">
            <text:p>8422,22641509434</text:p>
          </table:table-cell>
          <table:table-cell table:formula="of:=[.G$26]/[.$O78]" office:value-type="float" office:value="1856.50943396226" calcext:value-type="float">
            <text:p>1856,50943396226</text:p>
          </table:table-cell>
          <table:table-cell table:formula="of:=[.H$26]/[.$O78]" office:value-type="float" office:value="373.301886792453" calcext:value-type="float">
            <text:p>373,301886792453</text:p>
          </table:table-cell>
          <table:table-cell table:formula="of:=[.I$26]/[.$O78]" office:value-type="float" office:value="2.94339622641509" calcext:value-type="float">
            <text:p>2,94339622641509</text:p>
          </table:table-cell>
          <table:table-cell table:formula="of:=[.J$26]/[.$O78]" office:value-type="float" office:value="537.509433962264" calcext:value-type="float">
            <text:p>537,509433962264</text:p>
          </table:table-cell>
          <table:table-cell table:formula="of:=[.K$26]/[.$O78]" office:value-type="float" office:value="365.584905660377" calcext:value-type="float">
            <text:p>365,584905660377</text:p>
          </table:table-cell>
          <table:table-cell table:formula="of:=[.L$26]/[.$O78]" office:value-type="float" office:value="2205.49056603774" calcext:value-type="float">
            <text:p>2205,49056603774</text:p>
          </table:table-cell>
          <table:table-cell table:formula="of:=[.M$26]/[.$O78]" office:value-type="float" office:value="525.094339622642" calcext:value-type="float">
            <text:p>525,09433962264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IF([.B78]&gt;=[.$Q$25];1;0)" office:value-type="float" office:value="0" calcext:value-type="float">
            <text:p>0</text:p>
          </table:table-cell>
          <table:table-cell table:formula="of:=IF([.C78]&gt;=[.$Q$25];1;0)" office:value-type="float" office:value="0" calcext:value-type="float">
            <text:p>0</text:p>
          </table:table-cell>
          <table:table-cell table:formula="of:=IF([.D78]&gt;=[.$Q$25];1;0)" office:value-type="float" office:value="1" calcext:value-type="float">
            <text:p>1</text:p>
          </table:table-cell>
          <table:table-cell table:formula="of:=IF([.E78]&gt;=[.$Q$25];1;0)" office:value-type="float" office:value="0" calcext:value-type="float">
            <text:p>0</text:p>
          </table:table-cell>
          <table:table-cell table:formula="of:=IF([.F78]&gt;=[.$Q$25];1;0)" office:value-type="float" office:value="0" calcext:value-type="float">
            <text:p>0</text:p>
          </table:table-cell>
          <table:table-cell table:formula="of:=IF([.G78]&gt;=[.$Q$25];1;0)" office:value-type="float" office:value="0" calcext:value-type="float">
            <text:p>0</text:p>
          </table:table-cell>
          <table:table-cell table:formula="of:=IF([.H78]&gt;=[.$Q$25];1;0)" office:value-type="float" office:value="0" calcext:value-type="float">
            <text:p>0</text:p>
          </table:table-cell>
          <table:table-cell table:formula="of:=IF([.I78]&gt;=[.$Q$25];1;0)" office:value-type="float" office:value="0" calcext:value-type="float">
            <text:p>0</text:p>
          </table:table-cell>
          <table:table-cell table:formula="of:=IF([.J78]&gt;=[.$Q$25];1;0)" office:value-type="float" office:value="0" calcext:value-type="float">
            <text:p>0</text:p>
          </table:table-cell>
          <table:table-cell table:formula="of:=IF([.K78]&gt;=[.$Q$25];1;0)" office:value-type="float" office:value="0" calcext:value-type="float">
            <text:p>0</text:p>
          </table:table-cell>
          <table:table-cell table:formula="of:=IF([.L78]&gt;=[.$Q$25];1;0)" office:value-type="float" office:value="0" calcext:value-type="float">
            <text:p>0</text:p>
          </table:table-cell>
          <table:table-cell table:formula="of:=IF([.M78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79]" office:value-type="float" office:value="23754.3333333333" calcext:value-type="float">
            <text:p>23754,3333333333</text:p>
          </table:table-cell>
          <table:table-cell table:formula="of:=[.C$26]/[.$O79]" office:value-type="float" office:value="19115.4444444444" calcext:value-type="float">
            <text:p>19115,4444444444</text:p>
          </table:table-cell>
          <table:table-cell table:formula="of:=[.D$26]/[.$O79]" office:value-type="float" office:value="26083.5925925926" calcext:value-type="float">
            <text:p>26083,5925925926</text:p>
          </table:table-cell>
          <table:table-cell table:formula="of:=[.E$26]/[.$O79]" office:value-type="float" office:value="7446.42592592593" calcext:value-type="float">
            <text:p>7446,42592592593</text:p>
          </table:table-cell>
          <table:table-cell table:formula="of:=[.F$26]/[.$O79]" office:value-type="float" office:value="8266.25925925926" calcext:value-type="float">
            <text:p>8266,25925925926</text:p>
          </table:table-cell>
          <table:table-cell table:formula="of:=[.G$26]/[.$O79]" office:value-type="float" office:value="1822.12962962963" calcext:value-type="float">
            <text:p>1822,12962962963</text:p>
          </table:table-cell>
          <table:table-cell table:formula="of:=[.H$26]/[.$O79]" office:value-type="float" office:value="366.388888888889" calcext:value-type="float">
            <text:p>366,388888888889</text:p>
          </table:table-cell>
          <table:table-cell table:formula="of:=[.I$26]/[.$O79]" office:value-type="float" office:value="2.88888888888889" calcext:value-type="float">
            <text:p>2,88888888888889</text:p>
          </table:table-cell>
          <table:table-cell table:formula="of:=[.J$26]/[.$O79]" office:value-type="float" office:value="527.555555555556" calcext:value-type="float">
            <text:p>527,555555555556</text:p>
          </table:table-cell>
          <table:table-cell table:formula="of:=[.K$26]/[.$O79]" office:value-type="float" office:value="358.814814814815" calcext:value-type="float">
            <text:p>358,814814814815</text:p>
          </table:table-cell>
          <table:table-cell table:formula="of:=[.L$26]/[.$O79]" office:value-type="float" office:value="2164.64814814815" calcext:value-type="float">
            <text:p>2164,64814814815</text:p>
          </table:table-cell>
          <table:table-cell table:formula="of:=[.M$26]/[.$O79]" office:value-type="float" office:value="515.37037037037" calcext:value-type="float">
            <text:p>515,370370370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IF([.B79]&gt;=[.$Q$25];1;0)" office:value-type="float" office:value="0" calcext:value-type="float">
            <text:p>0</text:p>
          </table:table-cell>
          <table:table-cell table:formula="of:=IF([.C79]&gt;=[.$Q$25];1;0)" office:value-type="float" office:value="0" calcext:value-type="float">
            <text:p>0</text:p>
          </table:table-cell>
          <table:table-cell table:formula="of:=IF([.D79]&gt;=[.$Q$25];1;0)" office:value-type="float" office:value="1" calcext:value-type="float">
            <text:p>1</text:p>
          </table:table-cell>
          <table:table-cell table:formula="of:=IF([.E79]&gt;=[.$Q$25];1;0)" office:value-type="float" office:value="0" calcext:value-type="float">
            <text:p>0</text:p>
          </table:table-cell>
          <table:table-cell table:formula="of:=IF([.F79]&gt;=[.$Q$25];1;0)" office:value-type="float" office:value="0" calcext:value-type="float">
            <text:p>0</text:p>
          </table:table-cell>
          <table:table-cell table:formula="of:=IF([.G79]&gt;=[.$Q$25];1;0)" office:value-type="float" office:value="0" calcext:value-type="float">
            <text:p>0</text:p>
          </table:table-cell>
          <table:table-cell table:formula="of:=IF([.H79]&gt;=[.$Q$25];1;0)" office:value-type="float" office:value="0" calcext:value-type="float">
            <text:p>0</text:p>
          </table:table-cell>
          <table:table-cell table:formula="of:=IF([.I79]&gt;=[.$Q$25];1;0)" office:value-type="float" office:value="0" calcext:value-type="float">
            <text:p>0</text:p>
          </table:table-cell>
          <table:table-cell table:formula="of:=IF([.J79]&gt;=[.$Q$25];1;0)" office:value-type="float" office:value="0" calcext:value-type="float">
            <text:p>0</text:p>
          </table:table-cell>
          <table:table-cell table:formula="of:=IF([.K79]&gt;=[.$Q$25];1;0)" office:value-type="float" office:value="0" calcext:value-type="float">
            <text:p>0</text:p>
          </table:table-cell>
          <table:table-cell table:formula="of:=IF([.L79]&gt;=[.$Q$25];1;0)" office:value-type="float" office:value="0" calcext:value-type="float">
            <text:p>0</text:p>
          </table:table-cell>
          <table:table-cell table:formula="of:=IF([.M79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0]" office:value-type="float" office:value="23322.4363636364" calcext:value-type="float">
            <text:p>23322,4363636364</text:p>
          </table:table-cell>
          <table:table-cell table:formula="of:=[.C$26]/[.$O80]" office:value-type="float" office:value="18767.8909090909" calcext:value-type="float">
            <text:p>18767,8909090909</text:p>
          </table:table-cell>
          <table:table-cell table:formula="of:=[.D$26]/[.$O80]" office:value-type="float" office:value="25609.3454545455" calcext:value-type="float">
            <text:p>25609,3454545455</text:p>
          </table:table-cell>
          <table:table-cell table:formula="of:=[.E$26]/[.$O80]" office:value-type="float" office:value="7311.03636363636" calcext:value-type="float">
            <text:p>7311,03636363636</text:p>
          </table:table-cell>
          <table:table-cell table:formula="of:=[.F$26]/[.$O80]" office:value-type="float" office:value="8115.96363636364" calcext:value-type="float">
            <text:p>8115,96363636364</text:p>
          </table:table-cell>
          <table:table-cell table:formula="of:=[.G$26]/[.$O80]" office:value-type="float" office:value="1789" calcext:value-type="float">
            <text:p>1789</text:p>
          </table:table-cell>
          <table:table-cell table:formula="of:=[.H$26]/[.$O80]" office:value-type="float" office:value="359.727272727273" calcext:value-type="float">
            <text:p>359,727272727273</text:p>
          </table:table-cell>
          <table:table-cell table:formula="of:=[.I$26]/[.$O80]" office:value-type="float" office:value="2.83636363636364" calcext:value-type="float">
            <text:p>2,83636363636364</text:p>
          </table:table-cell>
          <table:table-cell table:formula="of:=[.J$26]/[.$O80]" office:value-type="float" office:value="517.963636363636" calcext:value-type="float">
            <text:p>517,963636363636</text:p>
          </table:table-cell>
          <table:table-cell table:formula="of:=[.K$26]/[.$O80]" office:value-type="float" office:value="352.290909090909" calcext:value-type="float">
            <text:p>352,290909090909</text:p>
          </table:table-cell>
          <table:table-cell table:formula="of:=[.L$26]/[.$O80]" office:value-type="float" office:value="2125.29090909091" calcext:value-type="float">
            <text:p>2125,29090909091</text:p>
          </table:table-cell>
          <table:table-cell table:formula="of:=[.M$26]/[.$O80]" office:value-type="float" office:value="506" calcext:value-type="float">
            <text:p>50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IF([.B80]&gt;=[.$Q$25];1;0)" office:value-type="float" office:value="0" calcext:value-type="float">
            <text:p>0</text:p>
          </table:table-cell>
          <table:table-cell table:formula="of:=IF([.C80]&gt;=[.$Q$25];1;0)" office:value-type="float" office:value="0" calcext:value-type="float">
            <text:p>0</text:p>
          </table:table-cell>
          <table:table-cell table:formula="of:=IF([.D80]&gt;=[.$Q$25];1;0)" office:value-type="float" office:value="0" calcext:value-type="float">
            <text:p>0</text:p>
          </table:table-cell>
          <table:table-cell table:formula="of:=IF([.E80]&gt;=[.$Q$25];1;0)" office:value-type="float" office:value="0" calcext:value-type="float">
            <text:p>0</text:p>
          </table:table-cell>
          <table:table-cell table:formula="of:=IF([.F80]&gt;=[.$Q$25];1;0)" office:value-type="float" office:value="0" calcext:value-type="float">
            <text:p>0</text:p>
          </table:table-cell>
          <table:table-cell table:formula="of:=IF([.G80]&gt;=[.$Q$25];1;0)" office:value-type="float" office:value="0" calcext:value-type="float">
            <text:p>0</text:p>
          </table:table-cell>
          <table:table-cell table:formula="of:=IF([.H80]&gt;=[.$Q$25];1;0)" office:value-type="float" office:value="0" calcext:value-type="float">
            <text:p>0</text:p>
          </table:table-cell>
          <table:table-cell table:formula="of:=IF([.I80]&gt;=[.$Q$25];1;0)" office:value-type="float" office:value="0" calcext:value-type="float">
            <text:p>0</text:p>
          </table:table-cell>
          <table:table-cell table:formula="of:=IF([.J80]&gt;=[.$Q$25];1;0)" office:value-type="float" office:value="0" calcext:value-type="float">
            <text:p>0</text:p>
          </table:table-cell>
          <table:table-cell table:formula="of:=IF([.K80]&gt;=[.$Q$25];1;0)" office:value-type="float" office:value="0" calcext:value-type="float">
            <text:p>0</text:p>
          </table:table-cell>
          <table:table-cell table:formula="of:=IF([.L80]&gt;=[.$Q$25];1;0)" office:value-type="float" office:value="0" calcext:value-type="float">
            <text:p>0</text:p>
          </table:table-cell>
          <table:table-cell table:formula="of:=IF([.M80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1]" office:value-type="float" office:value="22905.9642857143" calcext:value-type="float">
            <text:p>22905,9642857143</text:p>
          </table:table-cell>
          <table:table-cell table:formula="of:=[.C$26]/[.$O81]" office:value-type="float" office:value="18432.75" calcext:value-type="float">
            <text:p>18432,75</text:p>
          </table:table-cell>
          <table:table-cell table:formula="of:=[.D$26]/[.$O81]" office:value-type="float" office:value="25152.0357142857" calcext:value-type="float">
            <text:p>25152,0357142857</text:p>
          </table:table-cell>
          <table:table-cell table:formula="of:=[.E$26]/[.$O81]" office:value-type="float" office:value="7180.48214285714" calcext:value-type="float">
            <text:p>7180,48214285714</text:p>
          </table:table-cell>
          <table:table-cell table:formula="of:=[.F$26]/[.$O81]" office:value-type="float" office:value="7971.03571428572" calcext:value-type="float">
            <text:p>7971,03571428572</text:p>
          </table:table-cell>
          <table:table-cell table:formula="of:=[.G$26]/[.$O81]" office:value-type="float" office:value="1757.05357142857" calcext:value-type="float">
            <text:p>1757,05357142857</text:p>
          </table:table-cell>
          <table:table-cell table:formula="of:=[.H$26]/[.$O81]" office:value-type="float" office:value="353.303571428571" calcext:value-type="float">
            <text:p>353,303571428571</text:p>
          </table:table-cell>
          <table:table-cell table:formula="of:=[.I$26]/[.$O81]" office:value-type="float" office:value="2.78571428571429" calcext:value-type="float">
            <text:p>2,78571428571429</text:p>
          </table:table-cell>
          <table:table-cell table:formula="of:=[.J$26]/[.$O81]" office:value-type="float" office:value="508.714285714286" calcext:value-type="float">
            <text:p>508,714285714286</text:p>
          </table:table-cell>
          <table:table-cell table:formula="of:=[.K$26]/[.$O81]" office:value-type="float" office:value="346" calcext:value-type="float">
            <text:p>346</text:p>
          </table:table-cell>
          <table:table-cell table:formula="of:=[.L$26]/[.$O81]" office:value-type="float" office:value="2087.33928571429" calcext:value-type="float">
            <text:p>2087,33928571429</text:p>
          </table:table-cell>
          <table:table-cell table:formula="of:=[.M$26]/[.$O81]" office:value-type="float" office:value="496.964285714286" calcext:value-type="float">
            <text:p>496,96428571428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table:formula="of:=IF([.B81]&gt;=[.$Q$25];1;0)" office:value-type="float" office:value="0" calcext:value-type="float">
            <text:p>0</text:p>
          </table:table-cell>
          <table:table-cell table:formula="of:=IF([.C81]&gt;=[.$Q$25];1;0)" office:value-type="float" office:value="0" calcext:value-type="float">
            <text:p>0</text:p>
          </table:table-cell>
          <table:table-cell table:formula="of:=IF([.D81]&gt;=[.$Q$25];1;0)" office:value-type="float" office:value="0" calcext:value-type="float">
            <text:p>0</text:p>
          </table:table-cell>
          <table:table-cell table:formula="of:=IF([.E81]&gt;=[.$Q$25];1;0)" office:value-type="float" office:value="0" calcext:value-type="float">
            <text:p>0</text:p>
          </table:table-cell>
          <table:table-cell table:formula="of:=IF([.F81]&gt;=[.$Q$25];1;0)" office:value-type="float" office:value="0" calcext:value-type="float">
            <text:p>0</text:p>
          </table:table-cell>
          <table:table-cell table:formula="of:=IF([.G81]&gt;=[.$Q$25];1;0)" office:value-type="float" office:value="0" calcext:value-type="float">
            <text:p>0</text:p>
          </table:table-cell>
          <table:table-cell table:formula="of:=IF([.H81]&gt;=[.$Q$25];1;0)" office:value-type="float" office:value="0" calcext:value-type="float">
            <text:p>0</text:p>
          </table:table-cell>
          <table:table-cell table:formula="of:=IF([.I81]&gt;=[.$Q$25];1;0)" office:value-type="float" office:value="0" calcext:value-type="float">
            <text:p>0</text:p>
          </table:table-cell>
          <table:table-cell table:formula="of:=IF([.J81]&gt;=[.$Q$25];1;0)" office:value-type="float" office:value="0" calcext:value-type="float">
            <text:p>0</text:p>
          </table:table-cell>
          <table:table-cell table:formula="of:=IF([.K81]&gt;=[.$Q$25];1;0)" office:value-type="float" office:value="0" calcext:value-type="float">
            <text:p>0</text:p>
          </table:table-cell>
          <table:table-cell table:formula="of:=IF([.L81]&gt;=[.$Q$25];1;0)" office:value-type="float" office:value="0" calcext:value-type="float">
            <text:p>0</text:p>
          </table:table-cell>
          <table:table-cell table:formula="of:=IF([.M81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2]" office:value-type="float" office:value="22504.1052631579" calcext:value-type="float">
            <text:p>22504,1052631579</text:p>
          </table:table-cell>
          <table:table-cell table:formula="of:=[.C$26]/[.$O82]" office:value-type="float" office:value="18109.3684210526" calcext:value-type="float">
            <text:p>18109,3684210526</text:p>
          </table:table-cell>
          <table:table-cell table:formula="of:=[.D$26]/[.$O82]" office:value-type="float" office:value="24710.7719298246" calcext:value-type="float">
            <text:p>24710,7719298246</text:p>
          </table:table-cell>
          <table:table-cell table:formula="of:=[.E$26]/[.$O82]" office:value-type="float" office:value="7054.50877192982" calcext:value-type="float">
            <text:p>7054,50877192982</text:p>
          </table:table-cell>
          <table:table-cell table:formula="of:=[.F$26]/[.$O82]" office:value-type="float" office:value="7831.19298245614" calcext:value-type="float">
            <text:p>7831,19298245614</text:p>
          </table:table-cell>
          <table:table-cell table:formula="of:=[.G$26]/[.$O82]" office:value-type="float" office:value="1726.22807017544" calcext:value-type="float">
            <text:p>1726,22807017544</text:p>
          </table:table-cell>
          <table:table-cell table:formula="of:=[.H$26]/[.$O82]" office:value-type="float" office:value="347.105263157895" calcext:value-type="float">
            <text:p>347,105263157895</text:p>
          </table:table-cell>
          <table:table-cell table:formula="of:=[.I$26]/[.$O82]" office:value-type="float" office:value="2.73684210526316" calcext:value-type="float">
            <text:p>2,73684210526316</text:p>
          </table:table-cell>
          <table:table-cell table:formula="of:=[.J$26]/[.$O82]" office:value-type="float" office:value="499.789473684211" calcext:value-type="float">
            <text:p>499,789473684211</text:p>
          </table:table-cell>
          <table:table-cell table:formula="of:=[.K$26]/[.$O82]" office:value-type="float" office:value="339.929824561404" calcext:value-type="float">
            <text:p>339,929824561404</text:p>
          </table:table-cell>
          <table:table-cell table:formula="of:=[.L$26]/[.$O82]" office:value-type="float" office:value="2050.71929824561" calcext:value-type="float">
            <text:p>2050,71929824561</text:p>
          </table:table-cell>
          <table:table-cell table:formula="of:=[.M$26]/[.$O82]" office:value-type="float" office:value="488.245614035088" calcext:value-type="float">
            <text:p>488,24561403508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IF([.B82]&gt;=[.$Q$25];1;0)" office:value-type="float" office:value="0" calcext:value-type="float">
            <text:p>0</text:p>
          </table:table-cell>
          <table:table-cell table:formula="of:=IF([.C82]&gt;=[.$Q$25];1;0)" office:value-type="float" office:value="0" calcext:value-type="float">
            <text:p>0</text:p>
          </table:table-cell>
          <table:table-cell table:formula="of:=IF([.D82]&gt;=[.$Q$25];1;0)" office:value-type="float" office:value="0" calcext:value-type="float">
            <text:p>0</text:p>
          </table:table-cell>
          <table:table-cell table:formula="of:=IF([.E82]&gt;=[.$Q$25];1;0)" office:value-type="float" office:value="0" calcext:value-type="float">
            <text:p>0</text:p>
          </table:table-cell>
          <table:table-cell table:formula="of:=IF([.F82]&gt;=[.$Q$25];1;0)" office:value-type="float" office:value="0" calcext:value-type="float">
            <text:p>0</text:p>
          </table:table-cell>
          <table:table-cell table:formula="of:=IF([.G82]&gt;=[.$Q$25];1;0)" office:value-type="float" office:value="0" calcext:value-type="float">
            <text:p>0</text:p>
          </table:table-cell>
          <table:table-cell table:formula="of:=IF([.H82]&gt;=[.$Q$25];1;0)" office:value-type="float" office:value="0" calcext:value-type="float">
            <text:p>0</text:p>
          </table:table-cell>
          <table:table-cell table:formula="of:=IF([.I82]&gt;=[.$Q$25];1;0)" office:value-type="float" office:value="0" calcext:value-type="float">
            <text:p>0</text:p>
          </table:table-cell>
          <table:table-cell table:formula="of:=IF([.J82]&gt;=[.$Q$25];1;0)" office:value-type="float" office:value="0" calcext:value-type="float">
            <text:p>0</text:p>
          </table:table-cell>
          <table:table-cell table:formula="of:=IF([.K82]&gt;=[.$Q$25];1;0)" office:value-type="float" office:value="0" calcext:value-type="float">
            <text:p>0</text:p>
          </table:table-cell>
          <table:table-cell table:formula="of:=IF([.L82]&gt;=[.$Q$25];1;0)" office:value-type="float" office:value="0" calcext:value-type="float">
            <text:p>0</text:p>
          </table:table-cell>
          <table:table-cell table:formula="of:=IF([.M82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3]" office:value-type="float" office:value="22116.1034482759" calcext:value-type="float">
            <text:p>22116,1034482759</text:p>
          </table:table-cell>
          <table:table-cell table:formula="of:=[.C$26]/[.$O83]" office:value-type="float" office:value="17797.1379310345" calcext:value-type="float">
            <text:p>17797,1379310345</text:p>
          </table:table-cell>
          <table:table-cell table:formula="of:=[.D$26]/[.$O83]" office:value-type="float" office:value="24284.724137931" calcext:value-type="float">
            <text:p>24284,724137931</text:p>
          </table:table-cell>
          <table:table-cell table:formula="of:=[.E$26]/[.$O83]" office:value-type="float" office:value="6932.87931034483" calcext:value-type="float">
            <text:p>6932,87931034483</text:p>
          </table:table-cell>
          <table:table-cell table:formula="of:=[.F$26]/[.$O83]" office:value-type="float" office:value="7696.1724137931" calcext:value-type="float">
            <text:p>7696,1724137931</text:p>
          </table:table-cell>
          <table:table-cell table:formula="of:=[.G$26]/[.$O83]" office:value-type="float" office:value="1696.46551724138" calcext:value-type="float">
            <text:p>1696,46551724138</text:p>
          </table:table-cell>
          <table:table-cell table:formula="of:=[.H$26]/[.$O83]" office:value-type="float" office:value="341.120689655172" calcext:value-type="float">
            <text:p>341,120689655172</text:p>
          </table:table-cell>
          <table:table-cell table:formula="of:=[.I$26]/[.$O83]" office:value-type="float" office:value="2.68965517241379" calcext:value-type="float">
            <text:p>2,68965517241379</text:p>
          </table:table-cell>
          <table:table-cell table:formula="of:=[.J$26]/[.$O83]" office:value-type="float" office:value="491.172413793103" calcext:value-type="float">
            <text:p>491,172413793103</text:p>
          </table:table-cell>
          <table:table-cell table:formula="of:=[.K$26]/[.$O83]" office:value-type="float" office:value="334.068965517241" calcext:value-type="float">
            <text:p>334,068965517241</text:p>
          </table:table-cell>
          <table:table-cell table:formula="of:=[.L$26]/[.$O83]" office:value-type="float" office:value="2015.36206896552" calcext:value-type="float">
            <text:p>2015,36206896552</text:p>
          </table:table-cell>
          <table:table-cell table:formula="of:=[.M$26]/[.$O83]" office:value-type="float" office:value="479.827586206897" calcext:value-type="float">
            <text:p>479,827586206897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table:formula="of:=IF([.B83]&gt;=[.$Q$25];1;0)" office:value-type="float" office:value="0" calcext:value-type="float">
            <text:p>0</text:p>
          </table:table-cell>
          <table:table-cell table:formula="of:=IF([.C83]&gt;=[.$Q$25];1;0)" office:value-type="float" office:value="0" calcext:value-type="float">
            <text:p>0</text:p>
          </table:table-cell>
          <table:table-cell table:formula="of:=IF([.D83]&gt;=[.$Q$25];1;0)" office:value-type="float" office:value="0" calcext:value-type="float">
            <text:p>0</text:p>
          </table:table-cell>
          <table:table-cell table:formula="of:=IF([.E83]&gt;=[.$Q$25];1;0)" office:value-type="float" office:value="0" calcext:value-type="float">
            <text:p>0</text:p>
          </table:table-cell>
          <table:table-cell table:formula="of:=IF([.F83]&gt;=[.$Q$25];1;0)" office:value-type="float" office:value="0" calcext:value-type="float">
            <text:p>0</text:p>
          </table:table-cell>
          <table:table-cell table:formula="of:=IF([.G83]&gt;=[.$Q$25];1;0)" office:value-type="float" office:value="0" calcext:value-type="float">
            <text:p>0</text:p>
          </table:table-cell>
          <table:table-cell table:formula="of:=IF([.H83]&gt;=[.$Q$25];1;0)" office:value-type="float" office:value="0" calcext:value-type="float">
            <text:p>0</text:p>
          </table:table-cell>
          <table:table-cell table:formula="of:=IF([.I83]&gt;=[.$Q$25];1;0)" office:value-type="float" office:value="0" calcext:value-type="float">
            <text:p>0</text:p>
          </table:table-cell>
          <table:table-cell table:formula="of:=IF([.J83]&gt;=[.$Q$25];1;0)" office:value-type="float" office:value="0" calcext:value-type="float">
            <text:p>0</text:p>
          </table:table-cell>
          <table:table-cell table:formula="of:=IF([.K83]&gt;=[.$Q$25];1;0)" office:value-type="float" office:value="0" calcext:value-type="float">
            <text:p>0</text:p>
          </table:table-cell>
          <table:table-cell table:formula="of:=IF([.L83]&gt;=[.$Q$25];1;0)" office:value-type="float" office:value="0" calcext:value-type="float">
            <text:p>0</text:p>
          </table:table-cell>
          <table:table-cell table:formula="of:=IF([.M83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4]" office:value-type="float" office:value="21741.2542372881" calcext:value-type="float">
            <text:p>21741,2542372881</text:p>
          </table:table-cell>
          <table:table-cell table:formula="of:=[.C$26]/[.$O84]" office:value-type="float" office:value="17495.4915254237" calcext:value-type="float">
            <text:p>17495,4915254237</text:p>
          </table:table-cell>
          <table:table-cell table:formula="of:=[.D$26]/[.$O84]" office:value-type="float" office:value="23873.1186440678" calcext:value-type="float">
            <text:p>23873,1186440678</text:p>
          </table:table-cell>
          <table:table-cell table:formula="of:=[.E$26]/[.$O84]" office:value-type="float" office:value="6815.37288135593" calcext:value-type="float">
            <text:p>6815,37288135593</text:p>
          </table:table-cell>
          <table:table-cell table:formula="of:=[.F$26]/[.$O84]" office:value-type="float" office:value="7565.72881355932" calcext:value-type="float">
            <text:p>7565,72881355932</text:p>
          </table:table-cell>
          <table:table-cell table:formula="of:=[.G$26]/[.$O84]" office:value-type="float" office:value="1667.71186440678" calcext:value-type="float">
            <text:p>1667,71186440678</text:p>
          </table:table-cell>
          <table:table-cell table:formula="of:=[.H$26]/[.$O84]" office:value-type="float" office:value="335.338983050847" calcext:value-type="float">
            <text:p>335,338983050847</text:p>
          </table:table-cell>
          <table:table-cell table:formula="of:=[.I$26]/[.$O84]" office:value-type="float" office:value="2.64406779661017" calcext:value-type="float">
            <text:p>2,64406779661017</text:p>
          </table:table-cell>
          <table:table-cell table:formula="of:=[.J$26]/[.$O84]" office:value-type="float" office:value="482.847457627119" calcext:value-type="float">
            <text:p>482,847457627119</text:p>
          </table:table-cell>
          <table:table-cell table:formula="of:=[.K$26]/[.$O84]" office:value-type="float" office:value="328.406779661017" calcext:value-type="float">
            <text:p>328,406779661017</text:p>
          </table:table-cell>
          <table:table-cell table:formula="of:=[.L$26]/[.$O84]" office:value-type="float" office:value="1981.20338983051" calcext:value-type="float">
            <text:p>1981,20338983051</text:p>
          </table:table-cell>
          <table:table-cell table:formula="of:=[.M$26]/[.$O84]" office:value-type="float" office:value="471.694915254237" calcext:value-type="float">
            <text:p>471,69491525423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IF([.B84]&gt;=[.$Q$25];1;0)" office:value-type="float" office:value="0" calcext:value-type="float">
            <text:p>0</text:p>
          </table:table-cell>
          <table:table-cell table:formula="of:=IF([.C84]&gt;=[.$Q$25];1;0)" office:value-type="float" office:value="0" calcext:value-type="float">
            <text:p>0</text:p>
          </table:table-cell>
          <table:table-cell table:formula="of:=IF([.D84]&gt;=[.$Q$25];1;0)" office:value-type="float" office:value="0" calcext:value-type="float">
            <text:p>0</text:p>
          </table:table-cell>
          <table:table-cell table:formula="of:=IF([.E84]&gt;=[.$Q$25];1;0)" office:value-type="float" office:value="0" calcext:value-type="float">
            <text:p>0</text:p>
          </table:table-cell>
          <table:table-cell table:formula="of:=IF([.F84]&gt;=[.$Q$25];1;0)" office:value-type="float" office:value="0" calcext:value-type="float">
            <text:p>0</text:p>
          </table:table-cell>
          <table:table-cell table:formula="of:=IF([.G84]&gt;=[.$Q$25];1;0)" office:value-type="float" office:value="0" calcext:value-type="float">
            <text:p>0</text:p>
          </table:table-cell>
          <table:table-cell table:formula="of:=IF([.H84]&gt;=[.$Q$25];1;0)" office:value-type="float" office:value="0" calcext:value-type="float">
            <text:p>0</text:p>
          </table:table-cell>
          <table:table-cell table:formula="of:=IF([.I84]&gt;=[.$Q$25];1;0)" office:value-type="float" office:value="0" calcext:value-type="float">
            <text:p>0</text:p>
          </table:table-cell>
          <table:table-cell table:formula="of:=IF([.J84]&gt;=[.$Q$25];1;0)" office:value-type="float" office:value="0" calcext:value-type="float">
            <text:p>0</text:p>
          </table:table-cell>
          <table:table-cell table:formula="of:=IF([.K84]&gt;=[.$Q$25];1;0)" office:value-type="float" office:value="0" calcext:value-type="float">
            <text:p>0</text:p>
          </table:table-cell>
          <table:table-cell table:formula="of:=IF([.L84]&gt;=[.$Q$25];1;0)" office:value-type="float" office:value="0" calcext:value-type="float">
            <text:p>0</text:p>
          </table:table-cell>
          <table:table-cell table:formula="of:=IF([.M84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5]" office:value-type="float" office:value="21378.9" calcext:value-type="float">
            <text:p>21378,9</text:p>
          </table:table-cell>
          <table:table-cell table:formula="of:=[.C$26]/[.$O85]" office:value-type="float" office:value="17203.9" calcext:value-type="float">
            <text:p>17203,9</text:p>
          </table:table-cell>
          <table:table-cell table:formula="of:=[.D$26]/[.$O85]" office:value-type="float" office:value="23475.2333333333" calcext:value-type="float">
            <text:p>23475,2333333333</text:p>
          </table:table-cell>
          <table:table-cell table:formula="of:=[.E$26]/[.$O85]" office:value-type="float" office:value="6701.78333333333" calcext:value-type="float">
            <text:p>6701,78333333333</text:p>
          </table:table-cell>
          <table:table-cell table:formula="of:=[.F$26]/[.$O85]" office:value-type="float" office:value="7439.63333333333" calcext:value-type="float">
            <text:p>7439,63333333333</text:p>
          </table:table-cell>
          <table:table-cell table:formula="of:=[.G$26]/[.$O85]" office:value-type="float" office:value="1639.91666666667" calcext:value-type="float">
            <text:p>1639,91666666667</text:p>
          </table:table-cell>
          <table:table-cell table:formula="of:=[.H$26]/[.$O85]" office:value-type="float" office:value="329.75" calcext:value-type="float">
            <text:p>329,75</text:p>
          </table:table-cell>
          <table:table-cell table:formula="of:=[.I$26]/[.$O85]" office:value-type="float" office:value="2.6" calcext:value-type="float">
            <text:p>2,6</text:p>
          </table:table-cell>
          <table:table-cell table:formula="of:=[.J$26]/[.$O85]" office:value-type="float" office:value="474.8" calcext:value-type="float">
            <text:p>474,8</text:p>
          </table:table-cell>
          <table:table-cell table:formula="of:=[.K$26]/[.$O85]" office:value-type="float" office:value="322.933333333333" calcext:value-type="float">
            <text:p>322,933333333333</text:p>
          </table:table-cell>
          <table:table-cell table:formula="of:=[.L$26]/[.$O85]" office:value-type="float" office:value="1948.18333333333" calcext:value-type="float">
            <text:p>1948,18333333333</text:p>
          </table:table-cell>
          <table:table-cell table:formula="of:=[.M$26]/[.$O85]" office:value-type="float" office:value="463.833333333333" calcext:value-type="float">
            <text:p>463,83333333333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formula="of:=IF([.B85]&gt;=[.$Q$25];1;0)" office:value-type="float" office:value="0" calcext:value-type="float">
            <text:p>0</text:p>
          </table:table-cell>
          <table:table-cell table:formula="of:=IF([.C85]&gt;=[.$Q$25];1;0)" office:value-type="float" office:value="0" calcext:value-type="float">
            <text:p>0</text:p>
          </table:table-cell>
          <table:table-cell table:formula="of:=IF([.D85]&gt;=[.$Q$25];1;0)" office:value-type="float" office:value="0" calcext:value-type="float">
            <text:p>0</text:p>
          </table:table-cell>
          <table:table-cell table:formula="of:=IF([.E85]&gt;=[.$Q$25];1;0)" office:value-type="float" office:value="0" calcext:value-type="float">
            <text:p>0</text:p>
          </table:table-cell>
          <table:table-cell table:formula="of:=IF([.F85]&gt;=[.$Q$25];1;0)" office:value-type="float" office:value="0" calcext:value-type="float">
            <text:p>0</text:p>
          </table:table-cell>
          <table:table-cell table:formula="of:=IF([.G85]&gt;=[.$Q$25];1;0)" office:value-type="float" office:value="0" calcext:value-type="float">
            <text:p>0</text:p>
          </table:table-cell>
          <table:table-cell table:formula="of:=IF([.H85]&gt;=[.$Q$25];1;0)" office:value-type="float" office:value="0" calcext:value-type="float">
            <text:p>0</text:p>
          </table:table-cell>
          <table:table-cell table:formula="of:=IF([.I85]&gt;=[.$Q$25];1;0)" office:value-type="float" office:value="0" calcext:value-type="float">
            <text:p>0</text:p>
          </table:table-cell>
          <table:table-cell table:formula="of:=IF([.J85]&gt;=[.$Q$25];1;0)" office:value-type="float" office:value="0" calcext:value-type="float">
            <text:p>0</text:p>
          </table:table-cell>
          <table:table-cell table:formula="of:=IF([.K85]&gt;=[.$Q$25];1;0)" office:value-type="float" office:value="0" calcext:value-type="float">
            <text:p>0</text:p>
          </table:table-cell>
          <table:table-cell table:formula="of:=IF([.L85]&gt;=[.$Q$25];1;0)" office:value-type="float" office:value="0" calcext:value-type="float">
            <text:p>0</text:p>
          </table:table-cell>
          <table:table-cell table:formula="of:=IF([.M85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6]" office:value-type="float" office:value="21028.4262295082" calcext:value-type="float">
            <text:p>21028,4262295082</text:p>
          </table:table-cell>
          <table:table-cell table:formula="of:=[.C$26]/[.$O86]" office:value-type="float" office:value="16921.868852459" calcext:value-type="float">
            <text:p>16921,868852459</text:p>
          </table:table-cell>
          <table:table-cell table:formula="of:=[.D$26]/[.$O86]" office:value-type="float" office:value="23090.393442623" calcext:value-type="float">
            <text:p>23090,393442623</text:p>
          </table:table-cell>
          <table:table-cell table:formula="of:=[.E$26]/[.$O86]" office:value-type="float" office:value="6591.91803278689" calcext:value-type="float">
            <text:p>6591,91803278689</text:p>
          </table:table-cell>
          <table:table-cell table:formula="of:=[.F$26]/[.$O86]" office:value-type="float" office:value="7317.67213114754" calcext:value-type="float">
            <text:p>7317,67213114754</text:p>
          </table:table-cell>
          <table:table-cell table:formula="of:=[.G$26]/[.$O86]" office:value-type="float" office:value="1613.03278688525" calcext:value-type="float">
            <text:p>1613,03278688525</text:p>
          </table:table-cell>
          <table:table-cell table:formula="of:=[.H$26]/[.$O86]" office:value-type="float" office:value="324.344262295082" calcext:value-type="float">
            <text:p>324,344262295082</text:p>
          </table:table-cell>
          <table:table-cell table:formula="of:=[.I$26]/[.$O86]" office:value-type="float" office:value="2.55737704918033" calcext:value-type="float">
            <text:p>2,55737704918033</text:p>
          </table:table-cell>
          <table:table-cell table:formula="of:=[.J$26]/[.$O86]" office:value-type="float" office:value="467.016393442623" calcext:value-type="float">
            <text:p>467,016393442623</text:p>
          </table:table-cell>
          <table:table-cell table:formula="of:=[.K$26]/[.$O86]" office:value-type="float" office:value="317.639344262295" calcext:value-type="float">
            <text:p>317,639344262295</text:p>
          </table:table-cell>
          <table:table-cell table:formula="of:=[.L$26]/[.$O86]" office:value-type="float" office:value="1916.24590163934" calcext:value-type="float">
            <text:p>1916,24590163934</text:p>
          </table:table-cell>
          <table:table-cell table:formula="of:=[.M$26]/[.$O86]" office:value-type="float" office:value="456.229508196721" calcext:value-type="float">
            <text:p>456,22950819672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IF([.B86]&gt;=[.$Q$25];1;0)" office:value-type="float" office:value="0" calcext:value-type="float">
            <text:p>0</text:p>
          </table:table-cell>
          <table:table-cell table:formula="of:=IF([.C86]&gt;=[.$Q$25];1;0)" office:value-type="float" office:value="0" calcext:value-type="float">
            <text:p>0</text:p>
          </table:table-cell>
          <table:table-cell table:formula="of:=IF([.D86]&gt;=[.$Q$25];1;0)" office:value-type="float" office:value="0" calcext:value-type="float">
            <text:p>0</text:p>
          </table:table-cell>
          <table:table-cell table:formula="of:=IF([.E86]&gt;=[.$Q$25];1;0)" office:value-type="float" office:value="0" calcext:value-type="float">
            <text:p>0</text:p>
          </table:table-cell>
          <table:table-cell table:formula="of:=IF([.F86]&gt;=[.$Q$25];1;0)" office:value-type="float" office:value="0" calcext:value-type="float">
            <text:p>0</text:p>
          </table:table-cell>
          <table:table-cell table:formula="of:=IF([.G86]&gt;=[.$Q$25];1;0)" office:value-type="float" office:value="0" calcext:value-type="float">
            <text:p>0</text:p>
          </table:table-cell>
          <table:table-cell table:formula="of:=IF([.H86]&gt;=[.$Q$25];1;0)" office:value-type="float" office:value="0" calcext:value-type="float">
            <text:p>0</text:p>
          </table:table-cell>
          <table:table-cell table:formula="of:=IF([.I86]&gt;=[.$Q$25];1;0)" office:value-type="float" office:value="0" calcext:value-type="float">
            <text:p>0</text:p>
          </table:table-cell>
          <table:table-cell table:formula="of:=IF([.J86]&gt;=[.$Q$25];1;0)" office:value-type="float" office:value="0" calcext:value-type="float">
            <text:p>0</text:p>
          </table:table-cell>
          <table:table-cell table:formula="of:=IF([.K86]&gt;=[.$Q$25];1;0)" office:value-type="float" office:value="0" calcext:value-type="float">
            <text:p>0</text:p>
          </table:table-cell>
          <table:table-cell table:formula="of:=IF([.L86]&gt;=[.$Q$25];1;0)" office:value-type="float" office:value="0" calcext:value-type="float">
            <text:p>0</text:p>
          </table:table-cell>
          <table:table-cell table:formula="of:=IF([.M86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7]" office:value-type="float" office:value="20689.2580645161" calcext:value-type="float">
            <text:p>20689,2580645161</text:p>
          </table:table-cell>
          <table:table-cell table:formula="of:=[.C$26]/[.$O87]" office:value-type="float" office:value="16648.935483871" calcext:value-type="float">
            <text:p>16648,935483871</text:p>
          </table:table-cell>
          <table:table-cell table:formula="of:=[.D$26]/[.$O87]" office:value-type="float" office:value="22717.9677419355" calcext:value-type="float">
            <text:p>22717,9677419355</text:p>
          </table:table-cell>
          <table:table-cell table:formula="of:=[.E$26]/[.$O87]" office:value-type="float" office:value="6485.59677419355" calcext:value-type="float">
            <text:p>6485,59677419355</text:p>
          </table:table-cell>
          <table:table-cell table:formula="of:=[.F$26]/[.$O87]" office:value-type="float" office:value="7199.64516129032" calcext:value-type="float">
            <text:p>7199,64516129032</text:p>
          </table:table-cell>
          <table:table-cell table:formula="of:=[.G$26]/[.$O87]" office:value-type="float" office:value="1587.01612903226" calcext:value-type="float">
            <text:p>1587,01612903226</text:p>
          </table:table-cell>
          <table:table-cell table:formula="of:=[.H$26]/[.$O87]" office:value-type="float" office:value="319.112903225806" calcext:value-type="float">
            <text:p>319,112903225806</text:p>
          </table:table-cell>
          <table:table-cell table:formula="of:=[.I$26]/[.$O87]" office:value-type="float" office:value="2.51612903225806" calcext:value-type="float">
            <text:p>2,51612903225806</text:p>
          </table:table-cell>
          <table:table-cell table:formula="of:=[.J$26]/[.$O87]" office:value-type="float" office:value="459.483870967742" calcext:value-type="float">
            <text:p>459,483870967742</text:p>
          </table:table-cell>
          <table:table-cell table:formula="of:=[.K$26]/[.$O87]" office:value-type="float" office:value="312.516129032258" calcext:value-type="float">
            <text:p>312,516129032258</text:p>
          </table:table-cell>
          <table:table-cell table:formula="of:=[.L$26]/[.$O87]" office:value-type="float" office:value="1885.33870967742" calcext:value-type="float">
            <text:p>1885,33870967742</text:p>
          </table:table-cell>
          <table:table-cell table:formula="of:=[.M$26]/[.$O87]" office:value-type="float" office:value="448.870967741936" calcext:value-type="float">
            <text:p>448,87096774193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table:formula="of:=IF([.B87]&gt;=[.$Q$25];1;0)" office:value-type="float" office:value="0" calcext:value-type="float">
            <text:p>0</text:p>
          </table:table-cell>
          <table:table-cell table:formula="of:=IF([.C87]&gt;=[.$Q$25];1;0)" office:value-type="float" office:value="0" calcext:value-type="float">
            <text:p>0</text:p>
          </table:table-cell>
          <table:table-cell table:formula="of:=IF([.D87]&gt;=[.$Q$25];1;0)" office:value-type="float" office:value="0" calcext:value-type="float">
            <text:p>0</text:p>
          </table:table-cell>
          <table:table-cell table:formula="of:=IF([.E87]&gt;=[.$Q$25];1;0)" office:value-type="float" office:value="0" calcext:value-type="float">
            <text:p>0</text:p>
          </table:table-cell>
          <table:table-cell table:formula="of:=IF([.F87]&gt;=[.$Q$25];1;0)" office:value-type="float" office:value="0" calcext:value-type="float">
            <text:p>0</text:p>
          </table:table-cell>
          <table:table-cell table:formula="of:=IF([.G87]&gt;=[.$Q$25];1;0)" office:value-type="float" office:value="0" calcext:value-type="float">
            <text:p>0</text:p>
          </table:table-cell>
          <table:table-cell table:formula="of:=IF([.H87]&gt;=[.$Q$25];1;0)" office:value-type="float" office:value="0" calcext:value-type="float">
            <text:p>0</text:p>
          </table:table-cell>
          <table:table-cell table:formula="of:=IF([.I87]&gt;=[.$Q$25];1;0)" office:value-type="float" office:value="0" calcext:value-type="float">
            <text:p>0</text:p>
          </table:table-cell>
          <table:table-cell table:formula="of:=IF([.J87]&gt;=[.$Q$25];1;0)" office:value-type="float" office:value="0" calcext:value-type="float">
            <text:p>0</text:p>
          </table:table-cell>
          <table:table-cell table:formula="of:=IF([.K87]&gt;=[.$Q$25];1;0)" office:value-type="float" office:value="0" calcext:value-type="float">
            <text:p>0</text:p>
          </table:table-cell>
          <table:table-cell table:formula="of:=IF([.L87]&gt;=[.$Q$25];1;0)" office:value-type="float" office:value="0" calcext:value-type="float">
            <text:p>0</text:p>
          </table:table-cell>
          <table:table-cell table:formula="of:=IF([.M87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8]" office:value-type="float" office:value="20360.8571428571" calcext:value-type="float">
            <text:p>20360,8571428571</text:p>
          </table:table-cell>
          <table:table-cell table:formula="of:=[.C$26]/[.$O88]" office:value-type="float" office:value="16384.6666666667" calcext:value-type="float">
            <text:p>16384,6666666667</text:p>
          </table:table-cell>
          <table:table-cell table:formula="of:=[.D$26]/[.$O88]" office:value-type="float" office:value="22357.3650793651" calcext:value-type="float">
            <text:p>22357,3650793651</text:p>
          </table:table-cell>
          <table:table-cell table:formula="of:=[.E$26]/[.$O88]" office:value-type="float" office:value="6382.65079365079" calcext:value-type="float">
            <text:p>6382,65079365079</text:p>
          </table:table-cell>
          <table:table-cell table:formula="of:=[.F$26]/[.$O88]" office:value-type="float" office:value="7085.36507936508" calcext:value-type="float">
            <text:p>7085,36507936508</text:p>
          </table:table-cell>
          <table:table-cell table:formula="of:=[.G$26]/[.$O88]" office:value-type="float" office:value="1561.8253968254" calcext:value-type="float">
            <text:p>1561,8253968254</text:p>
          </table:table-cell>
          <table:table-cell table:formula="of:=[.H$26]/[.$O88]" office:value-type="float" office:value="314.047619047619" calcext:value-type="float">
            <text:p>314,047619047619</text:p>
          </table:table-cell>
          <table:table-cell table:formula="of:=[.I$26]/[.$O88]" office:value-type="float" office:value="2.47619047619048" calcext:value-type="float">
            <text:p>2,47619047619048</text:p>
          </table:table-cell>
          <table:table-cell table:formula="of:=[.J$26]/[.$O88]" office:value-type="float" office:value="452.190476190476" calcext:value-type="float">
            <text:p>452,190476190476</text:p>
          </table:table-cell>
          <table:table-cell table:formula="of:=[.K$26]/[.$O88]" office:value-type="float" office:value="307.555555555556" calcext:value-type="float">
            <text:p>307,555555555556</text:p>
          </table:table-cell>
          <table:table-cell table:formula="of:=[.L$26]/[.$O88]" office:value-type="float" office:value="1855.4126984127" calcext:value-type="float">
            <text:p>1855,4126984127</text:p>
          </table:table-cell>
          <table:table-cell table:formula="of:=[.M$26]/[.$O88]" office:value-type="float" office:value="441.746031746032" calcext:value-type="float">
            <text:p>441,74603174603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IF([.B88]&gt;=[.$Q$25];1;0)" office:value-type="float" office:value="0" calcext:value-type="float">
            <text:p>0</text:p>
          </table:table-cell>
          <table:table-cell table:formula="of:=IF([.C88]&gt;=[.$Q$25];1;0)" office:value-type="float" office:value="0" calcext:value-type="float">
            <text:p>0</text:p>
          </table:table-cell>
          <table:table-cell table:formula="of:=IF([.D88]&gt;=[.$Q$25];1;0)" office:value-type="float" office:value="0" calcext:value-type="float">
            <text:p>0</text:p>
          </table:table-cell>
          <table:table-cell table:formula="of:=IF([.E88]&gt;=[.$Q$25];1;0)" office:value-type="float" office:value="0" calcext:value-type="float">
            <text:p>0</text:p>
          </table:table-cell>
          <table:table-cell table:formula="of:=IF([.F88]&gt;=[.$Q$25];1;0)" office:value-type="float" office:value="0" calcext:value-type="float">
            <text:p>0</text:p>
          </table:table-cell>
          <table:table-cell table:formula="of:=IF([.G88]&gt;=[.$Q$25];1;0)" office:value-type="float" office:value="0" calcext:value-type="float">
            <text:p>0</text:p>
          </table:table-cell>
          <table:table-cell table:formula="of:=IF([.H88]&gt;=[.$Q$25];1;0)" office:value-type="float" office:value="0" calcext:value-type="float">
            <text:p>0</text:p>
          </table:table-cell>
          <table:table-cell table:formula="of:=IF([.I88]&gt;=[.$Q$25];1;0)" office:value-type="float" office:value="0" calcext:value-type="float">
            <text:p>0</text:p>
          </table:table-cell>
          <table:table-cell table:formula="of:=IF([.J88]&gt;=[.$Q$25];1;0)" office:value-type="float" office:value="0" calcext:value-type="float">
            <text:p>0</text:p>
          </table:table-cell>
          <table:table-cell table:formula="of:=IF([.K88]&gt;=[.$Q$25];1;0)" office:value-type="float" office:value="0" calcext:value-type="float">
            <text:p>0</text:p>
          </table:table-cell>
          <table:table-cell table:formula="of:=IF([.L88]&gt;=[.$Q$25];1;0)" office:value-type="float" office:value="0" calcext:value-type="float">
            <text:p>0</text:p>
          </table:table-cell>
          <table:table-cell table:formula="of:=IF([.M88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89]" office:value-type="float" office:value="20042.71875" calcext:value-type="float">
            <text:p>20042,71875</text:p>
          </table:table-cell>
          <table:table-cell table:formula="of:=[.C$26]/[.$O89]" office:value-type="float" office:value="16128.65625" calcext:value-type="float">
            <text:p>16128,65625</text:p>
          </table:table-cell>
          <table:table-cell table:formula="of:=[.D$26]/[.$O89]" office:value-type="float" office:value="22008.03125" calcext:value-type="float">
            <text:p>22008,03125</text:p>
          </table:table-cell>
          <table:table-cell table:formula="of:=[.E$26]/[.$O89]" office:value-type="float" office:value="6282.921875" calcext:value-type="float">
            <text:p>6282,921875</text:p>
          </table:table-cell>
          <table:table-cell table:formula="of:=[.F$26]/[.$O89]" office:value-type="float" office:value="6974.65625" calcext:value-type="float">
            <text:p>6974,65625</text:p>
          </table:table-cell>
          <table:table-cell table:formula="of:=[.G$26]/[.$O89]" office:value-type="float" office:value="1537.421875" calcext:value-type="float">
            <text:p>1537,421875</text:p>
          </table:table-cell>
          <table:table-cell table:formula="of:=[.H$26]/[.$O89]" office:value-type="float" office:value="309.140625" calcext:value-type="float">
            <text:p>309,140625</text:p>
          </table:table-cell>
          <table:table-cell table:formula="of:=[.I$26]/[.$O89]" office:value-type="float" office:value="2.4375" calcext:value-type="float">
            <text:p>2,4375</text:p>
          </table:table-cell>
          <table:table-cell table:formula="of:=[.J$26]/[.$O89]" office:value-type="float" office:value="445.125" calcext:value-type="float">
            <text:p>445,125</text:p>
          </table:table-cell>
          <table:table-cell table:formula="of:=[.K$26]/[.$O89]" office:value-type="float" office:value="302.75" calcext:value-type="float">
            <text:p>302,75</text:p>
          </table:table-cell>
          <table:table-cell table:formula="of:=[.L$26]/[.$O89]" office:value-type="float" office:value="1826.421875" calcext:value-type="float">
            <text:p>1826,421875</text:p>
          </table:table-cell>
          <table:table-cell table:formula="of:=[.M$26]/[.$O89]" office:value-type="float" office:value="434.84375" calcext:value-type="float">
            <text:p>434,8437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table:formula="of:=IF([.B89]&gt;=[.$Q$25];1;0)" office:value-type="float" office:value="0" calcext:value-type="float">
            <text:p>0</text:p>
          </table:table-cell>
          <table:table-cell table:formula="of:=IF([.C89]&gt;=[.$Q$25];1;0)" office:value-type="float" office:value="0" calcext:value-type="float">
            <text:p>0</text:p>
          </table:table-cell>
          <table:table-cell table:formula="of:=IF([.D89]&gt;=[.$Q$25];1;0)" office:value-type="float" office:value="0" calcext:value-type="float">
            <text:p>0</text:p>
          </table:table-cell>
          <table:table-cell table:formula="of:=IF([.E89]&gt;=[.$Q$25];1;0)" office:value-type="float" office:value="0" calcext:value-type="float">
            <text:p>0</text:p>
          </table:table-cell>
          <table:table-cell table:formula="of:=IF([.F89]&gt;=[.$Q$25];1;0)" office:value-type="float" office:value="0" calcext:value-type="float">
            <text:p>0</text:p>
          </table:table-cell>
          <table:table-cell table:formula="of:=IF([.G89]&gt;=[.$Q$25];1;0)" office:value-type="float" office:value="0" calcext:value-type="float">
            <text:p>0</text:p>
          </table:table-cell>
          <table:table-cell table:formula="of:=IF([.H89]&gt;=[.$Q$25];1;0)" office:value-type="float" office:value="0" calcext:value-type="float">
            <text:p>0</text:p>
          </table:table-cell>
          <table:table-cell table:formula="of:=IF([.I89]&gt;=[.$Q$25];1;0)" office:value-type="float" office:value="0" calcext:value-type="float">
            <text:p>0</text:p>
          </table:table-cell>
          <table:table-cell table:formula="of:=IF([.J89]&gt;=[.$Q$25];1;0)" office:value-type="float" office:value="0" calcext:value-type="float">
            <text:p>0</text:p>
          </table:table-cell>
          <table:table-cell table:formula="of:=IF([.K89]&gt;=[.$Q$25];1;0)" office:value-type="float" office:value="0" calcext:value-type="float">
            <text:p>0</text:p>
          </table:table-cell>
          <table:table-cell table:formula="of:=IF([.L89]&gt;=[.$Q$25];1;0)" office:value-type="float" office:value="0" calcext:value-type="float">
            <text:p>0</text:p>
          </table:table-cell>
          <table:table-cell table:formula="of:=IF([.M89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O90]" office:value-type="float" office:value="19734.3692307692" calcext:value-type="float">
            <text:p>19734,3692307692</text:p>
          </table:table-cell>
          <table:table-cell table:formula="of:=[.C$26]/[.$O90]" office:value-type="float" office:value="15880.5230769231" calcext:value-type="float">
            <text:p>15880,5230769231</text:p>
          </table:table-cell>
          <table:table-cell table:formula="of:=[.D$26]/[.$O90]" office:value-type="float" office:value="21669.4461538462" calcext:value-type="float">
            <text:p>21669,4461538462</text:p>
          </table:table-cell>
          <table:table-cell table:formula="of:=[.E$26]/[.$O90]" office:value-type="float" office:value="6186.26153846154" calcext:value-type="float">
            <text:p>6186,26153846154</text:p>
          </table:table-cell>
          <table:table-cell table:formula="of:=[.F$26]/[.$O90]" office:value-type="float" office:value="6867.35384615385" calcext:value-type="float">
            <text:p>6867,35384615385</text:p>
          </table:table-cell>
          <table:table-cell table:formula="of:=[.G$26]/[.$O90]" office:value-type="float" office:value="1513.76923076923" calcext:value-type="float">
            <text:p>1513,76923076923</text:p>
          </table:table-cell>
          <table:table-cell table:formula="of:=[.H$26]/[.$O90]" office:value-type="float" office:value="304.384615384615" calcext:value-type="float">
            <text:p>304,384615384615</text:p>
          </table:table-cell>
          <table:table-cell table:formula="of:=[.I$26]/[.$O90]" office:value-type="float" office:value="2.4" calcext:value-type="float">
            <text:p>2,4</text:p>
          </table:table-cell>
          <table:table-cell table:formula="of:=[.J$26]/[.$O90]" office:value-type="float" office:value="438.276923076923" calcext:value-type="float">
            <text:p>438,276923076923</text:p>
          </table:table-cell>
          <table:table-cell table:formula="of:=[.K$26]/[.$O90]" office:value-type="float" office:value="298.092307692308" calcext:value-type="float">
            <text:p>298,092307692308</text:p>
          </table:table-cell>
          <table:table-cell table:formula="of:=[.L$26]/[.$O90]" office:value-type="float" office:value="1798.32307692308" calcext:value-type="float">
            <text:p>1798,32307692308</text:p>
          </table:table-cell>
          <table:table-cell table:formula="of:=[.M$26]/[.$O90]" office:value-type="float" office:value="428.153846153846" calcext:value-type="float">
            <text:p>428,15384615384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IF([.B90]&gt;=[.$Q$25];1;0)" office:value-type="float" office:value="0" calcext:value-type="float">
            <text:p>0</text:p>
          </table:table-cell>
          <table:table-cell table:formula="of:=IF([.C90]&gt;=[.$Q$25];1;0)" office:value-type="float" office:value="0" calcext:value-type="float">
            <text:p>0</text:p>
          </table:table-cell>
          <table:table-cell table:formula="of:=IF([.D90]&gt;=[.$Q$25];1;0)" office:value-type="float" office:value="0" calcext:value-type="float">
            <text:p>0</text:p>
          </table:table-cell>
          <table:table-cell table:formula="of:=IF([.E90]&gt;=[.$Q$25];1;0)" office:value-type="float" office:value="0" calcext:value-type="float">
            <text:p>0</text:p>
          </table:table-cell>
          <table:table-cell table:formula="of:=IF([.F90]&gt;=[.$Q$25];1;0)" office:value-type="float" office:value="0" calcext:value-type="float">
            <text:p>0</text:p>
          </table:table-cell>
          <table:table-cell table:formula="of:=IF([.G90]&gt;=[.$Q$25];1;0)" office:value-type="float" office:value="0" calcext:value-type="float">
            <text:p>0</text:p>
          </table:table-cell>
          <table:table-cell table:formula="of:=IF([.H90]&gt;=[.$Q$25];1;0)" office:value-type="float" office:value="0" calcext:value-type="float">
            <text:p>0</text:p>
          </table:table-cell>
          <table:table-cell table:formula="of:=IF([.I90]&gt;=[.$Q$25];1;0)" office:value-type="float" office:value="0" calcext:value-type="float">
            <text:p>0</text:p>
          </table:table-cell>
          <table:table-cell table:formula="of:=IF([.J90]&gt;=[.$Q$25];1;0)" office:value-type="float" office:value="0" calcext:value-type="float">
            <text:p>0</text:p>
          </table:table-cell>
          <table:table-cell table:formula="of:=IF([.K90]&gt;=[.$Q$25];1;0)" office:value-type="float" office:value="0" calcext:value-type="float">
            <text:p>0</text:p>
          </table:table-cell>
          <table:table-cell table:formula="of:=IF([.L90]&gt;=[.$Q$25];1;0)" office:value-type="float" office:value="0" calcext:value-type="float">
            <text:p>0</text:p>
          </table:table-cell>
          <table:table-cell table:formula="of:=IF([.M90]&gt;=[.$Q$25];1;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Mandate</text:p>
          </table:table-cell>
          <table:table-cell table:formula="of:=SUM([.S26:.S90])" office:value-type="float" office:value="49" calcext:value-type="float">
            <text:p>49</text:p>
          </table:table-cell>
          <table:table-cell table:formula="of:=SUM([.T26:.T90])" office:value-type="float" office:value="39" calcext:value-type="float">
            <text:p>39</text:p>
          </table:table-cell>
          <table:table-cell table:formula="of:=SUM([.U26:.U90])" office:value-type="float" office:value="54" calcext:value-type="float">
            <text:p>54</text:p>
          </table:table-cell>
          <table:table-cell table:formula="of:=SUM([.V26:.V90])" office:value-type="float" office:value="15" calcext:value-type="float">
            <text:p>15</text:p>
          </table:table-cell>
          <table:table-cell table:formula="of:=SUM([.W26:.W90])" office:value-type="float" office:value="17" calcext:value-type="float">
            <text:p>17</text:p>
          </table:table-cell>
          <table:table-cell table:formula="of:=SUM([.X26:.X90])" office:value-type="float" office:value="3" calcext:value-type="float">
            <text:p>3</text:p>
          </table:table-cell>
          <table:table-cell table:formula="of:=SUM([.Y26:.Y90])" office:value-type="float" office:value="0" calcext:value-type="float">
            <text:p>0</text:p>
          </table:table-cell>
          <table:table-cell table:formula="of:=SUM([.Z26:.Z90])" office:value-type="float" office:value="0" calcext:value-type="float">
            <text:p>0</text:p>
          </table:table-cell>
          <table:table-cell table:formula="of:=SUM([.AA26:.AA90])" office:value-type="float" office:value="1" calcext:value-type="float">
            <text:p>1</text:p>
          </table:table-cell>
          <table:table-cell table:formula="of:=SUM([.AB26:.AB90])" office:value-type="float" office:value="0" calcext:value-type="float">
            <text:p>0</text:p>
          </table:table-cell>
          <table:table-cell table:formula="of:=SUM([.AC26:.AC90])" office:value-type="float" office:value="4" calcext:value-type="float">
            <text:p>4</text:p>
          </table:table-cell>
          <table:table-cell table:formula="of:=SUM([.AD26:.AD90])" office:value-type="float" office:value="1" calcext:value-type="float">
            <text:p>1</text:p>
          </table:table-cell>
          <table:table-cell table:formula="of:=SUM([.S91:.AD91])" office:value-type="float" office:value="183" calcext:value-type="float">
            <text:p>183</text:p>
          </table:table-cell>
        </table:table-row>
        <table:table-row table:style-name="ro2">
          <table:table-cell table:style-name="ce4" office:value-type="string" calcext:value-type="string">
            <text:p>Saint_Lague</text:p>
          </table:table-cell>
          <table:table-cell table:number-columns-repeated="30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 table:formula="of:=[$Daten_Norm.$G$3]" office:value-type="string" office:string-value="BIER " calcext:value-type="string">
            <text:p>BIER </text:p>
          </table:table-cell>
          <table:table-cell table:formula="of:=[$Daten_Norm.$H$3]" office:value-type="string" office:string-value="MFG " calcext:value-type="string">
            <text:p>MFG </text:p>
          </table:table-cell>
          <table:table-cell table:formula="of:=[$Daten_Norm.$I$3]" office:value-type="string" office:string-value="BGE " calcext:value-type="string">
            <text:p>BGE </text:p>
          </table:table-cell>
          <table:table-cell table:formula="of:=[$Daten_Norm.$J$3]" office:value-type="string" office:string-value="LMP " calcext:value-type="string">
            <text:p>LMP </text:p>
          </table:table-cell>
          <table:table-cell table:formula="of:=[$Daten_Norm.$K$3]" office:value-type="string" office:string-value="GAZA " calcext:value-type="string">
            <text:p>GAZA </text:p>
          </table:table-cell>
          <table:table-cell table:formula="of:=[$Daten_Norm.$L$3]" office:value-type="string" office:string-value="KPÖ " calcext:value-type="string">
            <text:p>KPÖ </text:p>
          </table:table-cell>
          <table:table-cell table:formula="of:=[$Daten_Norm.$M$3]" office:value-type="string" office:string-value="KEINE " calcext:value-type="string">
            <text:p>KEINE </text:p>
          </table:table-cell>
          <table:table-cell/>
          <table:table-cell office:value-type="string" calcext:value-type="string">
            <text:p>Nummerierung</text:p>
          </table:table-cell>
          <table:table-cell office:value-type="string" calcext:value-type="string">
            <text:p>Höchstzahl</text:p>
          </table:table-cell>
          <table:table-cell table:formula="of:=LARGE([.B95:.M155];[.B7])" office:value-type="float" office:value="13414.419047619" calcext:value-type="float">
            <text:p>13414,419047619</text:p>
          </table:table-cell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/>
        </table:table-row>
        <table:table-row table:style-name="ro2">
          <table:table-cell/>
          <table:table-cell table:formula="of:=[$Daten_Norm.$B$4]" office:value-type="float" office:value="1282734" calcext:value-type="float">
            <text:p>1282734</text:p>
          </table:table-cell>
          <table:table-cell table:formula="of:=[$Daten_Norm.$C$4]" office:value-type="float" office:value="1032234" calcext:value-type="float">
            <text:p>1032234</text:p>
          </table:table-cell>
          <table:table-cell table:formula="of:=[$Daten_Norm.$D$4]" office:value-type="float" office:value="1408514" calcext:value-type="float">
            <text:p>1408514</text:p>
          </table:table-cell>
          <table:table-cell table:formula="of:=[$Daten_Norm.$E$4]" office:value-type="float" office:value="402107" calcext:value-type="float">
            <text:p>402107</text:p>
          </table:table-cell>
          <table:table-cell table:formula="of:=[$Daten_Norm.$F$4]" office:value-type="float" office:value="446378" calcext:value-type="float">
            <text:p>446378</text:p>
          </table:table-cell>
          <table:table-cell table:formula="of:=[$Daten_Norm.$G$4]" office:value-type="float" office:value="98395" calcext:value-type="float">
            <text:p>98395</text:p>
          </table:table-cell>
          <table:table-cell table:formula="of:=[$Daten_Norm.$H$4]" office:value-type="float" office:value="19785" calcext:value-type="float">
            <text:p>19785</text:p>
          </table:table-cell>
          <table:table-cell table:formula="of:=[$Daten_Norm.$I$4]" office:value-type="float" office:value="156" calcext:value-type="float">
            <text:p>156</text:p>
          </table:table-cell>
          <table:table-cell table:formula="of:=[$Daten_Norm.$J$4]" office:value-type="float" office:value="28488" calcext:value-type="float">
            <text:p>28488</text:p>
          </table:table-cell>
          <table:table-cell table:formula="of:=[$Daten_Norm.$K$4]" office:value-type="float" office:value="19376" calcext:value-type="float">
            <text:p>19376</text:p>
          </table:table-cell>
          <table:table-cell table:formula="of:=[$Daten_Norm.$L$4]" office:value-type="float" office:value="116891" calcext:value-type="float">
            <text:p>116891</text:p>
          </table:table-cell>
          <table:table-cell table:formula="of:=[$Daten_Norm.$M$4]" office:value-type="float" office:value="27830" calcext:value-type="float">
            <text:p>278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IF([.B95]&gt;=[.$Q$94];1;0)" office:value-type="float" office:value="1" calcext:value-type="float">
            <text:p>1</text:p>
          </table:table-cell>
          <table:table-cell table:formula="of:=IF([.C95]&gt;=[.$Q$94];1;0)" office:value-type="float" office:value="1" calcext:value-type="float">
            <text:p>1</text:p>
          </table:table-cell>
          <table:table-cell table:formula="of:=IF([.D95]&gt;=[.$Q$94];1;0)" office:value-type="float" office:value="1" calcext:value-type="float">
            <text:p>1</text:p>
          </table:table-cell>
          <table:table-cell table:formula="of:=IF([.E95]&gt;=[.$Q$94];1;0)" office:value-type="float" office:value="1" calcext:value-type="float">
            <text:p>1</text:p>
          </table:table-cell>
          <table:table-cell table:formula="of:=IF([.F95]&gt;=[.$Q$94];1;0)" office:value-type="float" office:value="1" calcext:value-type="float">
            <text:p>1</text:p>
          </table:table-cell>
          <table:table-cell table:formula="of:=IF([.G95]&gt;=[.$Q$94];1;0)" office:value-type="float" office:value="1" calcext:value-type="float">
            <text:p>1</text:p>
          </table:table-cell>
          <table:table-cell table:formula="of:=IF([.H95]&gt;=[.$Q$94];1;0)" office:value-type="float" office:value="1" calcext:value-type="float">
            <text:p>1</text:p>
          </table:table-cell>
          <table:table-cell table:formula="of:=IF([.I95]&gt;=[.$Q$94];1;0)" office:value-type="float" office:value="0" calcext:value-type="float">
            <text:p>0</text:p>
          </table:table-cell>
          <table:table-cell table:formula="of:=IF([.J95]&gt;=[.$Q$94];1;0)" office:value-type="float" office:value="1" calcext:value-type="float">
            <text:p>1</text:p>
          </table:table-cell>
          <table:table-cell table:formula="of:=IF([.K95]&gt;=[.$Q$94];1;0)" office:value-type="float" office:value="1" calcext:value-type="float">
            <text:p>1</text:p>
          </table:table-cell>
          <table:table-cell table:formula="of:=IF([.L95]&gt;=[.$Q$94];1;0)" office:value-type="float" office:value="1" calcext:value-type="float">
            <text:p>1</text:p>
          </table:table-cell>
          <table:table-cell table:formula="of:=IF([.M95]&gt;=[.$Q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O96]" office:value-type="float" office:value="427578" calcext:value-type="float">
            <text:p>427578</text:p>
          </table:table-cell>
          <table:table-cell table:formula="of:=[.C$95]/[.$O96]" office:value-type="float" office:value="344078" calcext:value-type="float">
            <text:p>344078</text:p>
          </table:table-cell>
          <table:table-cell table:formula="of:=[.D$95]/[.$O96]" office:value-type="float" office:value="469504.666666667" calcext:value-type="float">
            <text:p>469504,666666667</text:p>
          </table:table-cell>
          <table:table-cell table:formula="of:=[.E$95]/[.$O96]" office:value-type="float" office:value="134035.666666667" calcext:value-type="float">
            <text:p>134035,666666667</text:p>
          </table:table-cell>
          <table:table-cell table:formula="of:=[.F$95]/[.$O96]" office:value-type="float" office:value="148792.666666667" calcext:value-type="float">
            <text:p>148792,666666667</text:p>
          </table:table-cell>
          <table:table-cell table:formula="of:=[.G$95]/[.$O96]" office:value-type="float" office:value="32798.3333333333" calcext:value-type="float">
            <text:p>32798,3333333333</text:p>
          </table:table-cell>
          <table:table-cell table:formula="of:=[.H$95]/[.$O96]" office:value-type="float" office:value="6595" calcext:value-type="float">
            <text:p>6595</text:p>
          </table:table-cell>
          <table:table-cell table:formula="of:=[.I$95]/[.$O96]" office:value-type="float" office:value="52" calcext:value-type="float">
            <text:p>52</text:p>
          </table:table-cell>
          <table:table-cell table:formula="of:=[.J$95]/[.$O96]" office:value-type="float" office:value="9496" calcext:value-type="float">
            <text:p>9496</text:p>
          </table:table-cell>
          <table:table-cell table:formula="of:=[.K$95]/[.$O96]" office:value-type="float" office:value="6458.66666666667" calcext:value-type="float">
            <text:p>6458,66666666667</text:p>
          </table:table-cell>
          <table:table-cell table:formula="of:=[.L$95]/[.$O96]" office:value-type="float" office:value="38963.6666666667" calcext:value-type="float">
            <text:p>38963,6666666667</text:p>
          </table:table-cell>
          <table:table-cell table:formula="of:=[.M$95]/[.$O96]" office:value-type="float" office:value="9276.66666666667" calcext:value-type="float">
            <text:p>9276,666666666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IF([.B96]&gt;=[.$Q$94];1;0)" office:value-type="float" office:value="1" calcext:value-type="float">
            <text:p>1</text:p>
          </table:table-cell>
          <table:table-cell table:formula="of:=IF([.C96]&gt;=[.$Q$94];1;0)" office:value-type="float" office:value="1" calcext:value-type="float">
            <text:p>1</text:p>
          </table:table-cell>
          <table:table-cell table:formula="of:=IF([.D96]&gt;=[.$Q$94];1;0)" office:value-type="float" office:value="1" calcext:value-type="float">
            <text:p>1</text:p>
          </table:table-cell>
          <table:table-cell table:formula="of:=IF([.E96]&gt;=[.$Q$94];1;0)" office:value-type="float" office:value="1" calcext:value-type="float">
            <text:p>1</text:p>
          </table:table-cell>
          <table:table-cell table:formula="of:=IF([.F96]&gt;=[.$Q$94];1;0)" office:value-type="float" office:value="1" calcext:value-type="float">
            <text:p>1</text:p>
          </table:table-cell>
          <table:table-cell table:formula="of:=IF([.G96]&gt;=[.$Q$94];1;0)" office:value-type="float" office:value="1" calcext:value-type="float">
            <text:p>1</text:p>
          </table:table-cell>
          <table:table-cell table:formula="of:=IF([.H96]&gt;=[.$Q$94];1;0)" office:value-type="float" office:value="0" calcext:value-type="float">
            <text:p>0</text:p>
          </table:table-cell>
          <table:table-cell table:formula="of:=IF([.I96]&gt;=[.$Q$94];1;0)" office:value-type="float" office:value="0" calcext:value-type="float">
            <text:p>0</text:p>
          </table:table-cell>
          <table:table-cell table:formula="of:=IF([.J96]&gt;=[.$Q$94];1;0)" office:value-type="float" office:value="0" calcext:value-type="float">
            <text:p>0</text:p>
          </table:table-cell>
          <table:table-cell table:formula="of:=IF([.K96]&gt;=[.$Q$94];1;0)" office:value-type="float" office:value="0" calcext:value-type="float">
            <text:p>0</text:p>
          </table:table-cell>
          <table:table-cell table:formula="of:=IF([.L96]&gt;=[.$Q$94];1;0)" office:value-type="float" office:value="1" calcext:value-type="float">
            <text:p>1</text:p>
          </table:table-cell>
          <table:table-cell table:formula="of:=IF([.M96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97]" office:value-type="float" office:value="256546.8" calcext:value-type="float">
            <text:p>256546,8</text:p>
          </table:table-cell>
          <table:table-cell table:formula="of:=[.C$95]/[.$O97]" office:value-type="float" office:value="206446.8" calcext:value-type="float">
            <text:p>206446,8</text:p>
          </table:table-cell>
          <table:table-cell table:formula="of:=[.D$95]/[.$O97]" office:value-type="float" office:value="281702.8" calcext:value-type="float">
            <text:p>281702,8</text:p>
          </table:table-cell>
          <table:table-cell table:formula="of:=[.E$95]/[.$O97]" office:value-type="float" office:value="80421.4" calcext:value-type="float">
            <text:p>80421,4</text:p>
          </table:table-cell>
          <table:table-cell table:formula="of:=[.F$95]/[.$O97]" office:value-type="float" office:value="89275.6" calcext:value-type="float">
            <text:p>89275,6</text:p>
          </table:table-cell>
          <table:table-cell table:formula="of:=[.G$95]/[.$O97]" office:value-type="float" office:value="19679" calcext:value-type="float">
            <text:p>19679</text:p>
          </table:table-cell>
          <table:table-cell table:formula="of:=[.H$95]/[.$O97]" office:value-type="float" office:value="3957" calcext:value-type="float">
            <text:p>3957</text:p>
          </table:table-cell>
          <table:table-cell table:formula="of:=[.I$95]/[.$O97]" office:value-type="float" office:value="31.2" calcext:value-type="float">
            <text:p>31,2</text:p>
          </table:table-cell>
          <table:table-cell table:formula="of:=[.J$95]/[.$O97]" office:value-type="float" office:value="5697.6" calcext:value-type="float">
            <text:p>5697,6</text:p>
          </table:table-cell>
          <table:table-cell table:formula="of:=[.K$95]/[.$O97]" office:value-type="float" office:value="3875.2" calcext:value-type="float">
            <text:p>3875,2</text:p>
          </table:table-cell>
          <table:table-cell table:formula="of:=[.L$95]/[.$O97]" office:value-type="float" office:value="23378.2" calcext:value-type="float">
            <text:p>23378,2</text:p>
          </table:table-cell>
          <table:table-cell table:formula="of:=[.M$95]/[.$O97]" office:value-type="float" office:value="5566" calcext:value-type="float">
            <text:p>55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IF([.B97]&gt;=[.$Q$94];1;0)" office:value-type="float" office:value="1" calcext:value-type="float">
            <text:p>1</text:p>
          </table:table-cell>
          <table:table-cell table:formula="of:=IF([.C97]&gt;=[.$Q$94];1;0)" office:value-type="float" office:value="1" calcext:value-type="float">
            <text:p>1</text:p>
          </table:table-cell>
          <table:table-cell table:formula="of:=IF([.D97]&gt;=[.$Q$94];1;0)" office:value-type="float" office:value="1" calcext:value-type="float">
            <text:p>1</text:p>
          </table:table-cell>
          <table:table-cell table:formula="of:=IF([.E97]&gt;=[.$Q$94];1;0)" office:value-type="float" office:value="1" calcext:value-type="float">
            <text:p>1</text:p>
          </table:table-cell>
          <table:table-cell table:formula="of:=IF([.F97]&gt;=[.$Q$94];1;0)" office:value-type="float" office:value="1" calcext:value-type="float">
            <text:p>1</text:p>
          </table:table-cell>
          <table:table-cell table:formula="of:=IF([.G97]&gt;=[.$Q$94];1;0)" office:value-type="float" office:value="1" calcext:value-type="float">
            <text:p>1</text:p>
          </table:table-cell>
          <table:table-cell table:formula="of:=IF([.H97]&gt;=[.$Q$94];1;0)" office:value-type="float" office:value="0" calcext:value-type="float">
            <text:p>0</text:p>
          </table:table-cell>
          <table:table-cell table:formula="of:=IF([.I97]&gt;=[.$Q$94];1;0)" office:value-type="float" office:value="0" calcext:value-type="float">
            <text:p>0</text:p>
          </table:table-cell>
          <table:table-cell table:formula="of:=IF([.J97]&gt;=[.$Q$94];1;0)" office:value-type="float" office:value="0" calcext:value-type="float">
            <text:p>0</text:p>
          </table:table-cell>
          <table:table-cell table:formula="of:=IF([.K97]&gt;=[.$Q$94];1;0)" office:value-type="float" office:value="0" calcext:value-type="float">
            <text:p>0</text:p>
          </table:table-cell>
          <table:table-cell table:formula="of:=IF([.L97]&gt;=[.$Q$94];1;0)" office:value-type="float" office:value="1" calcext:value-type="float">
            <text:p>1</text:p>
          </table:table-cell>
          <table:table-cell table:formula="of:=IF([.M97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98]" office:value-type="float" office:value="183247.714285714" calcext:value-type="float">
            <text:p>183247,714285714</text:p>
          </table:table-cell>
          <table:table-cell table:formula="of:=[.C$95]/[.$O98]" office:value-type="float" office:value="147462" calcext:value-type="float">
            <text:p>147462</text:p>
          </table:table-cell>
          <table:table-cell table:formula="of:=[.D$95]/[.$O98]" office:value-type="float" office:value="201216.285714286" calcext:value-type="float">
            <text:p>201216,285714286</text:p>
          </table:table-cell>
          <table:table-cell table:formula="of:=[.E$95]/[.$O98]" office:value-type="float" office:value="57443.8571428571" calcext:value-type="float">
            <text:p>57443,8571428571</text:p>
          </table:table-cell>
          <table:table-cell table:formula="of:=[.F$95]/[.$O98]" office:value-type="float" office:value="63768.2857142857" calcext:value-type="float">
            <text:p>63768,2857142857</text:p>
          </table:table-cell>
          <table:table-cell table:formula="of:=[.G$95]/[.$O98]" office:value-type="float" office:value="14056.4285714286" calcext:value-type="float">
            <text:p>14056,4285714286</text:p>
          </table:table-cell>
          <table:table-cell table:formula="of:=[.H$95]/[.$O98]" office:value-type="float" office:value="2826.42857142857" calcext:value-type="float">
            <text:p>2826,42857142857</text:p>
          </table:table-cell>
          <table:table-cell table:formula="of:=[.I$95]/[.$O98]" office:value-type="float" office:value="22.2857142857143" calcext:value-type="float">
            <text:p>22,2857142857143</text:p>
          </table:table-cell>
          <table:table-cell table:formula="of:=[.J$95]/[.$O98]" office:value-type="float" office:value="4069.71428571429" calcext:value-type="float">
            <text:p>4069,71428571429</text:p>
          </table:table-cell>
          <table:table-cell table:formula="of:=[.K$95]/[.$O98]" office:value-type="float" office:value="2768" calcext:value-type="float">
            <text:p>2768</text:p>
          </table:table-cell>
          <table:table-cell table:formula="of:=[.L$95]/[.$O98]" office:value-type="float" office:value="16698.7142857143" calcext:value-type="float">
            <text:p>16698,7142857143</text:p>
          </table:table-cell>
          <table:table-cell table:formula="of:=[.M$95]/[.$O98]" office:value-type="float" office:value="3975.71428571429" calcext:value-type="float">
            <text:p>3975,7142857142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IF([.B98]&gt;=[.$Q$94];1;0)" office:value-type="float" office:value="1" calcext:value-type="float">
            <text:p>1</text:p>
          </table:table-cell>
          <table:table-cell table:formula="of:=IF([.C98]&gt;=[.$Q$94];1;0)" office:value-type="float" office:value="1" calcext:value-type="float">
            <text:p>1</text:p>
          </table:table-cell>
          <table:table-cell table:formula="of:=IF([.D98]&gt;=[.$Q$94];1;0)" office:value-type="float" office:value="1" calcext:value-type="float">
            <text:p>1</text:p>
          </table:table-cell>
          <table:table-cell table:formula="of:=IF([.E98]&gt;=[.$Q$94];1;0)" office:value-type="float" office:value="1" calcext:value-type="float">
            <text:p>1</text:p>
          </table:table-cell>
          <table:table-cell table:formula="of:=IF([.F98]&gt;=[.$Q$94];1;0)" office:value-type="float" office:value="1" calcext:value-type="float">
            <text:p>1</text:p>
          </table:table-cell>
          <table:table-cell table:formula="of:=IF([.G98]&gt;=[.$Q$94];1;0)" office:value-type="float" office:value="1" calcext:value-type="float">
            <text:p>1</text:p>
          </table:table-cell>
          <table:table-cell table:formula="of:=IF([.H98]&gt;=[.$Q$94];1;0)" office:value-type="float" office:value="0" calcext:value-type="float">
            <text:p>0</text:p>
          </table:table-cell>
          <table:table-cell table:formula="of:=IF([.I98]&gt;=[.$Q$94];1;0)" office:value-type="float" office:value="0" calcext:value-type="float">
            <text:p>0</text:p>
          </table:table-cell>
          <table:table-cell table:formula="of:=IF([.J98]&gt;=[.$Q$94];1;0)" office:value-type="float" office:value="0" calcext:value-type="float">
            <text:p>0</text:p>
          </table:table-cell>
          <table:table-cell table:formula="of:=IF([.K98]&gt;=[.$Q$94];1;0)" office:value-type="float" office:value="0" calcext:value-type="float">
            <text:p>0</text:p>
          </table:table-cell>
          <table:table-cell table:formula="of:=IF([.L98]&gt;=[.$Q$94];1;0)" office:value-type="float" office:value="1" calcext:value-type="float">
            <text:p>1</text:p>
          </table:table-cell>
          <table:table-cell table:formula="of:=IF([.M98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99]" office:value-type="float" office:value="142526" calcext:value-type="float">
            <text:p>142526</text:p>
          </table:table-cell>
          <table:table-cell table:formula="of:=[.C$95]/[.$O99]" office:value-type="float" office:value="114692.666666667" calcext:value-type="float">
            <text:p>114692,666666667</text:p>
          </table:table-cell>
          <table:table-cell table:formula="of:=[.D$95]/[.$O99]" office:value-type="float" office:value="156501.555555556" calcext:value-type="float">
            <text:p>156501,555555556</text:p>
          </table:table-cell>
          <table:table-cell table:formula="of:=[.E$95]/[.$O99]" office:value-type="float" office:value="44678.5555555556" calcext:value-type="float">
            <text:p>44678,5555555556</text:p>
          </table:table-cell>
          <table:table-cell table:formula="of:=[.F$95]/[.$O99]" office:value-type="float" office:value="49597.5555555556" calcext:value-type="float">
            <text:p>49597,5555555556</text:p>
          </table:table-cell>
          <table:table-cell table:formula="of:=[.G$95]/[.$O99]" office:value-type="float" office:value="10932.7777777778" calcext:value-type="float">
            <text:p>10932,7777777778</text:p>
          </table:table-cell>
          <table:table-cell table:formula="of:=[.H$95]/[.$O99]" office:value-type="float" office:value="2198.33333333333" calcext:value-type="float">
            <text:p>2198,33333333333</text:p>
          </table:table-cell>
          <table:table-cell table:formula="of:=[.I$95]/[.$O99]" office:value-type="float" office:value="17.3333333333333" calcext:value-type="float">
            <text:p>17,3333333333333</text:p>
          </table:table-cell>
          <table:table-cell table:formula="of:=[.J$95]/[.$O99]" office:value-type="float" office:value="3165.33333333333" calcext:value-type="float">
            <text:p>3165,33333333333</text:p>
          </table:table-cell>
          <table:table-cell table:formula="of:=[.K$95]/[.$O99]" office:value-type="float" office:value="2152.88888888889" calcext:value-type="float">
            <text:p>2152,88888888889</text:p>
          </table:table-cell>
          <table:table-cell table:formula="of:=[.L$95]/[.$O99]" office:value-type="float" office:value="12987.8888888889" calcext:value-type="float">
            <text:p>12987,8888888889</text:p>
          </table:table-cell>
          <table:table-cell table:formula="of:=[.M$95]/[.$O99]" office:value-type="float" office:value="3092.22222222222" calcext:value-type="float">
            <text:p>3092,222222222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IF([.B99]&gt;=[.$Q$94];1;0)" office:value-type="float" office:value="1" calcext:value-type="float">
            <text:p>1</text:p>
          </table:table-cell>
          <table:table-cell table:formula="of:=IF([.C99]&gt;=[.$Q$94];1;0)" office:value-type="float" office:value="1" calcext:value-type="float">
            <text:p>1</text:p>
          </table:table-cell>
          <table:table-cell table:formula="of:=IF([.D99]&gt;=[.$Q$94];1;0)" office:value-type="float" office:value="1" calcext:value-type="float">
            <text:p>1</text:p>
          </table:table-cell>
          <table:table-cell table:formula="of:=IF([.E99]&gt;=[.$Q$94];1;0)" office:value-type="float" office:value="1" calcext:value-type="float">
            <text:p>1</text:p>
          </table:table-cell>
          <table:table-cell table:formula="of:=IF([.F99]&gt;=[.$Q$94];1;0)" office:value-type="float" office:value="1" calcext:value-type="float">
            <text:p>1</text:p>
          </table:table-cell>
          <table:table-cell table:formula="of:=IF([.G99]&gt;=[.$Q$94];1;0)" office:value-type="float" office:value="0" calcext:value-type="float">
            <text:p>0</text:p>
          </table:table-cell>
          <table:table-cell table:formula="of:=IF([.H99]&gt;=[.$Q$94];1;0)" office:value-type="float" office:value="0" calcext:value-type="float">
            <text:p>0</text:p>
          </table:table-cell>
          <table:table-cell table:formula="of:=IF([.I99]&gt;=[.$Q$94];1;0)" office:value-type="float" office:value="0" calcext:value-type="float">
            <text:p>0</text:p>
          </table:table-cell>
          <table:table-cell table:formula="of:=IF([.J99]&gt;=[.$Q$94];1;0)" office:value-type="float" office:value="0" calcext:value-type="float">
            <text:p>0</text:p>
          </table:table-cell>
          <table:table-cell table:formula="of:=IF([.K99]&gt;=[.$Q$94];1;0)" office:value-type="float" office:value="0" calcext:value-type="float">
            <text:p>0</text:p>
          </table:table-cell>
          <table:table-cell table:formula="of:=IF([.L99]&gt;=[.$Q$94];1;0)" office:value-type="float" office:value="0" calcext:value-type="float">
            <text:p>0</text:p>
          </table:table-cell>
          <table:table-cell table:formula="of:=IF([.M99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0]" office:value-type="float" office:value="116612.181818182" calcext:value-type="float">
            <text:p>116612,181818182</text:p>
          </table:table-cell>
          <table:table-cell table:formula="of:=[.C$95]/[.$O100]" office:value-type="float" office:value="93839.4545454545" calcext:value-type="float">
            <text:p>93839,4545454545</text:p>
          </table:table-cell>
          <table:table-cell table:formula="of:=[.D$95]/[.$O100]" office:value-type="float" office:value="128046.727272727" calcext:value-type="float">
            <text:p>128046,727272727</text:p>
          </table:table-cell>
          <table:table-cell table:formula="of:=[.E$95]/[.$O100]" office:value-type="float" office:value="36555.1818181818" calcext:value-type="float">
            <text:p>36555,1818181818</text:p>
          </table:table-cell>
          <table:table-cell table:formula="of:=[.F$95]/[.$O100]" office:value-type="float" office:value="40579.8181818182" calcext:value-type="float">
            <text:p>40579,8181818182</text:p>
          </table:table-cell>
          <table:table-cell table:formula="of:=[.G$95]/[.$O100]" office:value-type="float" office:value="8945" calcext:value-type="float">
            <text:p>8945</text:p>
          </table:table-cell>
          <table:table-cell table:formula="of:=[.H$95]/[.$O100]" office:value-type="float" office:value="1798.63636363636" calcext:value-type="float">
            <text:p>1798,63636363636</text:p>
          </table:table-cell>
          <table:table-cell table:formula="of:=[.I$95]/[.$O100]" office:value-type="float" office:value="14.1818181818182" calcext:value-type="float">
            <text:p>14,1818181818182</text:p>
          </table:table-cell>
          <table:table-cell table:formula="of:=[.J$95]/[.$O100]" office:value-type="float" office:value="2589.81818181818" calcext:value-type="float">
            <text:p>2589,81818181818</text:p>
          </table:table-cell>
          <table:table-cell table:formula="of:=[.K$95]/[.$O100]" office:value-type="float" office:value="1761.45454545455" calcext:value-type="float">
            <text:p>1761,45454545455</text:p>
          </table:table-cell>
          <table:table-cell table:formula="of:=[.L$95]/[.$O100]" office:value-type="float" office:value="10626.4545454545" calcext:value-type="float">
            <text:p>10626,4545454545</text:p>
          </table:table-cell>
          <table:table-cell table:formula="of:=[.M$95]/[.$O100]" office:value-type="float" office:value="2530" calcext:value-type="float">
            <text:p>253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IF([.B100]&gt;=[.$Q$94];1;0)" office:value-type="float" office:value="1" calcext:value-type="float">
            <text:p>1</text:p>
          </table:table-cell>
          <table:table-cell table:formula="of:=IF([.C100]&gt;=[.$Q$94];1;0)" office:value-type="float" office:value="1" calcext:value-type="float">
            <text:p>1</text:p>
          </table:table-cell>
          <table:table-cell table:formula="of:=IF([.D100]&gt;=[.$Q$94];1;0)" office:value-type="float" office:value="1" calcext:value-type="float">
            <text:p>1</text:p>
          </table:table-cell>
          <table:table-cell table:formula="of:=IF([.E100]&gt;=[.$Q$94];1;0)" office:value-type="float" office:value="1" calcext:value-type="float">
            <text:p>1</text:p>
          </table:table-cell>
          <table:table-cell table:formula="of:=IF([.F100]&gt;=[.$Q$94];1;0)" office:value-type="float" office:value="1" calcext:value-type="float">
            <text:p>1</text:p>
          </table:table-cell>
          <table:table-cell table:formula="of:=IF([.G100]&gt;=[.$Q$94];1;0)" office:value-type="float" office:value="0" calcext:value-type="float">
            <text:p>0</text:p>
          </table:table-cell>
          <table:table-cell table:formula="of:=IF([.H100]&gt;=[.$Q$94];1;0)" office:value-type="float" office:value="0" calcext:value-type="float">
            <text:p>0</text:p>
          </table:table-cell>
          <table:table-cell table:formula="of:=IF([.I100]&gt;=[.$Q$94];1;0)" office:value-type="float" office:value="0" calcext:value-type="float">
            <text:p>0</text:p>
          </table:table-cell>
          <table:table-cell table:formula="of:=IF([.J100]&gt;=[.$Q$94];1;0)" office:value-type="float" office:value="0" calcext:value-type="float">
            <text:p>0</text:p>
          </table:table-cell>
          <table:table-cell table:formula="of:=IF([.K100]&gt;=[.$Q$94];1;0)" office:value-type="float" office:value="0" calcext:value-type="float">
            <text:p>0</text:p>
          </table:table-cell>
          <table:table-cell table:formula="of:=IF([.L100]&gt;=[.$Q$94];1;0)" office:value-type="float" office:value="0" calcext:value-type="float">
            <text:p>0</text:p>
          </table:table-cell>
          <table:table-cell table:formula="of:=IF([.M100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1]" office:value-type="float" office:value="98671.8461538462" calcext:value-type="float">
            <text:p>98671,8461538462</text:p>
          </table:table-cell>
          <table:table-cell table:formula="of:=[.C$95]/[.$O101]" office:value-type="float" office:value="79402.6153846154" calcext:value-type="float">
            <text:p>79402,6153846154</text:p>
          </table:table-cell>
          <table:table-cell table:formula="of:=[.D$95]/[.$O101]" office:value-type="float" office:value="108347.230769231" calcext:value-type="float">
            <text:p>108347,230769231</text:p>
          </table:table-cell>
          <table:table-cell table:formula="of:=[.E$95]/[.$O101]" office:value-type="float" office:value="30931.3076923077" calcext:value-type="float">
            <text:p>30931,3076923077</text:p>
          </table:table-cell>
          <table:table-cell table:formula="of:=[.F$95]/[.$O101]" office:value-type="float" office:value="34336.7692307692" calcext:value-type="float">
            <text:p>34336,7692307692</text:p>
          </table:table-cell>
          <table:table-cell table:formula="of:=[.G$95]/[.$O101]" office:value-type="float" office:value="7568.84615384615" calcext:value-type="float">
            <text:p>7568,84615384615</text:p>
          </table:table-cell>
          <table:table-cell table:formula="of:=[.H$95]/[.$O101]" office:value-type="float" office:value="1521.92307692308" calcext:value-type="float">
            <text:p>1521,92307692308</text:p>
          </table:table-cell>
          <table:table-cell table:formula="of:=[.I$95]/[.$O101]" office:value-type="float" office:value="12" calcext:value-type="float">
            <text:p>12</text:p>
          </table:table-cell>
          <table:table-cell table:formula="of:=[.J$95]/[.$O101]" office:value-type="float" office:value="2191.38461538462" calcext:value-type="float">
            <text:p>2191,38461538462</text:p>
          </table:table-cell>
          <table:table-cell table:formula="of:=[.K$95]/[.$O101]" office:value-type="float" office:value="1490.46153846154" calcext:value-type="float">
            <text:p>1490,46153846154</text:p>
          </table:table-cell>
          <table:table-cell table:formula="of:=[.L$95]/[.$O101]" office:value-type="float" office:value="8991.61538461539" calcext:value-type="float">
            <text:p>8991,61538461539</text:p>
          </table:table-cell>
          <table:table-cell table:formula="of:=[.M$95]/[.$O101]" office:value-type="float" office:value="2140.76923076923" calcext:value-type="float">
            <text:p>2140,769230769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IF([.B101]&gt;=[.$Q$94];1;0)" office:value-type="float" office:value="1" calcext:value-type="float">
            <text:p>1</text:p>
          </table:table-cell>
          <table:table-cell table:formula="of:=IF([.C101]&gt;=[.$Q$94];1;0)" office:value-type="float" office:value="1" calcext:value-type="float">
            <text:p>1</text:p>
          </table:table-cell>
          <table:table-cell table:formula="of:=IF([.D101]&gt;=[.$Q$94];1;0)" office:value-type="float" office:value="1" calcext:value-type="float">
            <text:p>1</text:p>
          </table:table-cell>
          <table:table-cell table:formula="of:=IF([.E101]&gt;=[.$Q$94];1;0)" office:value-type="float" office:value="1" calcext:value-type="float">
            <text:p>1</text:p>
          </table:table-cell>
          <table:table-cell table:formula="of:=IF([.F101]&gt;=[.$Q$94];1;0)" office:value-type="float" office:value="1" calcext:value-type="float">
            <text:p>1</text:p>
          </table:table-cell>
          <table:table-cell table:formula="of:=IF([.G101]&gt;=[.$Q$94];1;0)" office:value-type="float" office:value="0" calcext:value-type="float">
            <text:p>0</text:p>
          </table:table-cell>
          <table:table-cell table:formula="of:=IF([.H101]&gt;=[.$Q$94];1;0)" office:value-type="float" office:value="0" calcext:value-type="float">
            <text:p>0</text:p>
          </table:table-cell>
          <table:table-cell table:formula="of:=IF([.I101]&gt;=[.$Q$94];1;0)" office:value-type="float" office:value="0" calcext:value-type="float">
            <text:p>0</text:p>
          </table:table-cell>
          <table:table-cell table:formula="of:=IF([.J101]&gt;=[.$Q$94];1;0)" office:value-type="float" office:value="0" calcext:value-type="float">
            <text:p>0</text:p>
          </table:table-cell>
          <table:table-cell table:formula="of:=IF([.K101]&gt;=[.$Q$94];1;0)" office:value-type="float" office:value="0" calcext:value-type="float">
            <text:p>0</text:p>
          </table:table-cell>
          <table:table-cell table:formula="of:=IF([.L101]&gt;=[.$Q$94];1;0)" office:value-type="float" office:value="0" calcext:value-type="float">
            <text:p>0</text:p>
          </table:table-cell>
          <table:table-cell table:formula="of:=IF([.M101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2]" office:value-type="float" office:value="85515.6" calcext:value-type="float">
            <text:p>85515,6</text:p>
          </table:table-cell>
          <table:table-cell table:formula="of:=[.C$95]/[.$O102]" office:value-type="float" office:value="68815.6" calcext:value-type="float">
            <text:p>68815,6</text:p>
          </table:table-cell>
          <table:table-cell table:formula="of:=[.D$95]/[.$O102]" office:value-type="float" office:value="93900.9333333333" calcext:value-type="float">
            <text:p>93900,9333333333</text:p>
          </table:table-cell>
          <table:table-cell table:formula="of:=[.E$95]/[.$O102]" office:value-type="float" office:value="26807.1333333333" calcext:value-type="float">
            <text:p>26807,1333333333</text:p>
          </table:table-cell>
          <table:table-cell table:formula="of:=[.F$95]/[.$O102]" office:value-type="float" office:value="29758.5333333333" calcext:value-type="float">
            <text:p>29758,5333333333</text:p>
          </table:table-cell>
          <table:table-cell table:formula="of:=[.G$95]/[.$O102]" office:value-type="float" office:value="6559.66666666667" calcext:value-type="float">
            <text:p>6559,66666666667</text:p>
          </table:table-cell>
          <table:table-cell table:formula="of:=[.H$95]/[.$O102]" office:value-type="float" office:value="1319" calcext:value-type="float">
            <text:p>1319</text:p>
          </table:table-cell>
          <table:table-cell table:formula="of:=[.I$95]/[.$O102]" office:value-type="float" office:value="10.4" calcext:value-type="float">
            <text:p>10,4</text:p>
          </table:table-cell>
          <table:table-cell table:formula="of:=[.J$95]/[.$O102]" office:value-type="float" office:value="1899.2" calcext:value-type="float">
            <text:p>1899,2</text:p>
          </table:table-cell>
          <table:table-cell table:formula="of:=[.K$95]/[.$O102]" office:value-type="float" office:value="1291.73333333333" calcext:value-type="float">
            <text:p>1291,73333333333</text:p>
          </table:table-cell>
          <table:table-cell table:formula="of:=[.L$95]/[.$O102]" office:value-type="float" office:value="7792.73333333333" calcext:value-type="float">
            <text:p>7792,73333333333</text:p>
          </table:table-cell>
          <table:table-cell table:formula="of:=[.M$95]/[.$O102]" office:value-type="float" office:value="1855.33333333333" calcext:value-type="float">
            <text:p>1855,333333333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B102]&gt;=[.$Q$94];1;0)" office:value-type="float" office:value="1" calcext:value-type="float">
            <text:p>1</text:p>
          </table:table-cell>
          <table:table-cell table:formula="of:=IF([.C102]&gt;=[.$Q$94];1;0)" office:value-type="float" office:value="1" calcext:value-type="float">
            <text:p>1</text:p>
          </table:table-cell>
          <table:table-cell table:formula="of:=IF([.D102]&gt;=[.$Q$94];1;0)" office:value-type="float" office:value="1" calcext:value-type="float">
            <text:p>1</text:p>
          </table:table-cell>
          <table:table-cell table:formula="of:=IF([.E102]&gt;=[.$Q$94];1;0)" office:value-type="float" office:value="1" calcext:value-type="float">
            <text:p>1</text:p>
          </table:table-cell>
          <table:table-cell table:formula="of:=IF([.F102]&gt;=[.$Q$94];1;0)" office:value-type="float" office:value="1" calcext:value-type="float">
            <text:p>1</text:p>
          </table:table-cell>
          <table:table-cell table:formula="of:=IF([.G102]&gt;=[.$Q$94];1;0)" office:value-type="float" office:value="0" calcext:value-type="float">
            <text:p>0</text:p>
          </table:table-cell>
          <table:table-cell table:formula="of:=IF([.H102]&gt;=[.$Q$94];1;0)" office:value-type="float" office:value="0" calcext:value-type="float">
            <text:p>0</text:p>
          </table:table-cell>
          <table:table-cell table:formula="of:=IF([.I102]&gt;=[.$Q$94];1;0)" office:value-type="float" office:value="0" calcext:value-type="float">
            <text:p>0</text:p>
          </table:table-cell>
          <table:table-cell table:formula="of:=IF([.J102]&gt;=[.$Q$94];1;0)" office:value-type="float" office:value="0" calcext:value-type="float">
            <text:p>0</text:p>
          </table:table-cell>
          <table:table-cell table:formula="of:=IF([.K102]&gt;=[.$Q$94];1;0)" office:value-type="float" office:value="0" calcext:value-type="float">
            <text:p>0</text:p>
          </table:table-cell>
          <table:table-cell table:formula="of:=IF([.L102]&gt;=[.$Q$94];1;0)" office:value-type="float" office:value="0" calcext:value-type="float">
            <text:p>0</text:p>
          </table:table-cell>
          <table:table-cell table:formula="of:=IF([.M102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3]" office:value-type="float" office:value="75454.9411764706" calcext:value-type="float">
            <text:p>75454,9411764706</text:p>
          </table:table-cell>
          <table:table-cell table:formula="of:=[.C$95]/[.$O103]" office:value-type="float" office:value="60719.6470588235" calcext:value-type="float">
            <text:p>60719,6470588235</text:p>
          </table:table-cell>
          <table:table-cell table:formula="of:=[.D$95]/[.$O103]" office:value-type="float" office:value="82853.7647058824" calcext:value-type="float">
            <text:p>82853,7647058824</text:p>
          </table:table-cell>
          <table:table-cell table:formula="of:=[.E$95]/[.$O103]" office:value-type="float" office:value="23653.3529411765" calcext:value-type="float">
            <text:p>23653,3529411765</text:p>
          </table:table-cell>
          <table:table-cell table:formula="of:=[.F$95]/[.$O103]" office:value-type="float" office:value="26257.5294117647" calcext:value-type="float">
            <text:p>26257,5294117647</text:p>
          </table:table-cell>
          <table:table-cell table:formula="of:=[.G$95]/[.$O103]" office:value-type="float" office:value="5787.94117647059" calcext:value-type="float">
            <text:p>5787,94117647059</text:p>
          </table:table-cell>
          <table:table-cell table:formula="of:=[.H$95]/[.$O103]" office:value-type="float" office:value="1163.82352941176" calcext:value-type="float">
            <text:p>1163,82352941176</text:p>
          </table:table-cell>
          <table:table-cell table:formula="of:=[.I$95]/[.$O103]" office:value-type="float" office:value="9.17647058823529" calcext:value-type="float">
            <text:p>9,17647058823529</text:p>
          </table:table-cell>
          <table:table-cell table:formula="of:=[.J$95]/[.$O103]" office:value-type="float" office:value="1675.76470588235" calcext:value-type="float">
            <text:p>1675,76470588235</text:p>
          </table:table-cell>
          <table:table-cell table:formula="of:=[.K$95]/[.$O103]" office:value-type="float" office:value="1139.76470588235" calcext:value-type="float">
            <text:p>1139,76470588235</text:p>
          </table:table-cell>
          <table:table-cell table:formula="of:=[.L$95]/[.$O103]" office:value-type="float" office:value="6875.94117647059" calcext:value-type="float">
            <text:p>6875,94117647059</text:p>
          </table:table-cell>
          <table:table-cell table:formula="of:=[.M$95]/[.$O103]" office:value-type="float" office:value="1637.05882352941" calcext:value-type="float">
            <text:p>1637,0588235294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IF([.B103]&gt;=[.$Q$94];1;0)" office:value-type="float" office:value="1" calcext:value-type="float">
            <text:p>1</text:p>
          </table:table-cell>
          <table:table-cell table:formula="of:=IF([.C103]&gt;=[.$Q$94];1;0)" office:value-type="float" office:value="1" calcext:value-type="float">
            <text:p>1</text:p>
          </table:table-cell>
          <table:table-cell table:formula="of:=IF([.D103]&gt;=[.$Q$94];1;0)" office:value-type="float" office:value="1" calcext:value-type="float">
            <text:p>1</text:p>
          </table:table-cell>
          <table:table-cell table:formula="of:=IF([.E103]&gt;=[.$Q$94];1;0)" office:value-type="float" office:value="1" calcext:value-type="float">
            <text:p>1</text:p>
          </table:table-cell>
          <table:table-cell table:formula="of:=IF([.F103]&gt;=[.$Q$94];1;0)" office:value-type="float" office:value="1" calcext:value-type="float">
            <text:p>1</text:p>
          </table:table-cell>
          <table:table-cell table:formula="of:=IF([.G103]&gt;=[.$Q$94];1;0)" office:value-type="float" office:value="0" calcext:value-type="float">
            <text:p>0</text:p>
          </table:table-cell>
          <table:table-cell table:formula="of:=IF([.H103]&gt;=[.$Q$94];1;0)" office:value-type="float" office:value="0" calcext:value-type="float">
            <text:p>0</text:p>
          </table:table-cell>
          <table:table-cell table:formula="of:=IF([.I103]&gt;=[.$Q$94];1;0)" office:value-type="float" office:value="0" calcext:value-type="float">
            <text:p>0</text:p>
          </table:table-cell>
          <table:table-cell table:formula="of:=IF([.J103]&gt;=[.$Q$94];1;0)" office:value-type="float" office:value="0" calcext:value-type="float">
            <text:p>0</text:p>
          </table:table-cell>
          <table:table-cell table:formula="of:=IF([.K103]&gt;=[.$Q$94];1;0)" office:value-type="float" office:value="0" calcext:value-type="float">
            <text:p>0</text:p>
          </table:table-cell>
          <table:table-cell table:formula="of:=IF([.L103]&gt;=[.$Q$94];1;0)" office:value-type="float" office:value="0" calcext:value-type="float">
            <text:p>0</text:p>
          </table:table-cell>
          <table:table-cell table:formula="of:=IF([.M103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4]" office:value-type="float" office:value="67512.3157894737" calcext:value-type="float">
            <text:p>67512,3157894737</text:p>
          </table:table-cell>
          <table:table-cell table:formula="of:=[.C$95]/[.$O104]" office:value-type="float" office:value="54328.1052631579" calcext:value-type="float">
            <text:p>54328,1052631579</text:p>
          </table:table-cell>
          <table:table-cell table:formula="of:=[.D$95]/[.$O104]" office:value-type="float" office:value="74132.3157894737" calcext:value-type="float">
            <text:p>74132,3157894737</text:p>
          </table:table-cell>
          <table:table-cell table:formula="of:=[.E$95]/[.$O104]" office:value-type="float" office:value="21163.5263157895" calcext:value-type="float">
            <text:p>21163,5263157895</text:p>
          </table:table-cell>
          <table:table-cell table:formula="of:=[.F$95]/[.$O104]" office:value-type="float" office:value="23493.5789473684" calcext:value-type="float">
            <text:p>23493,5789473684</text:p>
          </table:table-cell>
          <table:table-cell table:formula="of:=[.G$95]/[.$O104]" office:value-type="float" office:value="5178.68421052632" calcext:value-type="float">
            <text:p>5178,68421052632</text:p>
          </table:table-cell>
          <table:table-cell table:formula="of:=[.H$95]/[.$O104]" office:value-type="float" office:value="1041.31578947368" calcext:value-type="float">
            <text:p>1041,31578947368</text:p>
          </table:table-cell>
          <table:table-cell table:formula="of:=[.I$95]/[.$O104]" office:value-type="float" office:value="8.21052631578947" calcext:value-type="float">
            <text:p>8,21052631578947</text:p>
          </table:table-cell>
          <table:table-cell table:formula="of:=[.J$95]/[.$O104]" office:value-type="float" office:value="1499.36842105263" calcext:value-type="float">
            <text:p>1499,36842105263</text:p>
          </table:table-cell>
          <table:table-cell table:formula="of:=[.K$95]/[.$O104]" office:value-type="float" office:value="1019.78947368421" calcext:value-type="float">
            <text:p>1019,78947368421</text:p>
          </table:table-cell>
          <table:table-cell table:formula="of:=[.L$95]/[.$O104]" office:value-type="float" office:value="6152.15789473684" calcext:value-type="float">
            <text:p>6152,15789473684</text:p>
          </table:table-cell>
          <table:table-cell table:formula="of:=[.M$95]/[.$O104]" office:value-type="float" office:value="1464.73684210526" calcext:value-type="float">
            <text:p>1464,7368421052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IF([.B104]&gt;=[.$Q$94];1;0)" office:value-type="float" office:value="1" calcext:value-type="float">
            <text:p>1</text:p>
          </table:table-cell>
          <table:table-cell table:formula="of:=IF([.C104]&gt;=[.$Q$94];1;0)" office:value-type="float" office:value="1" calcext:value-type="float">
            <text:p>1</text:p>
          </table:table-cell>
          <table:table-cell table:formula="of:=IF([.D104]&gt;=[.$Q$94];1;0)" office:value-type="float" office:value="1" calcext:value-type="float">
            <text:p>1</text:p>
          </table:table-cell>
          <table:table-cell table:formula="of:=IF([.E104]&gt;=[.$Q$94];1;0)" office:value-type="float" office:value="1" calcext:value-type="float">
            <text:p>1</text:p>
          </table:table-cell>
          <table:table-cell table:formula="of:=IF([.F104]&gt;=[.$Q$94];1;0)" office:value-type="float" office:value="1" calcext:value-type="float">
            <text:p>1</text:p>
          </table:table-cell>
          <table:table-cell table:formula="of:=IF([.G104]&gt;=[.$Q$94];1;0)" office:value-type="float" office:value="0" calcext:value-type="float">
            <text:p>0</text:p>
          </table:table-cell>
          <table:table-cell table:formula="of:=IF([.H104]&gt;=[.$Q$94];1;0)" office:value-type="float" office:value="0" calcext:value-type="float">
            <text:p>0</text:p>
          </table:table-cell>
          <table:table-cell table:formula="of:=IF([.I104]&gt;=[.$Q$94];1;0)" office:value-type="float" office:value="0" calcext:value-type="float">
            <text:p>0</text:p>
          </table:table-cell>
          <table:table-cell table:formula="of:=IF([.J104]&gt;=[.$Q$94];1;0)" office:value-type="float" office:value="0" calcext:value-type="float">
            <text:p>0</text:p>
          </table:table-cell>
          <table:table-cell table:formula="of:=IF([.K104]&gt;=[.$Q$94];1;0)" office:value-type="float" office:value="0" calcext:value-type="float">
            <text:p>0</text:p>
          </table:table-cell>
          <table:table-cell table:formula="of:=IF([.L104]&gt;=[.$Q$94];1;0)" office:value-type="float" office:value="0" calcext:value-type="float">
            <text:p>0</text:p>
          </table:table-cell>
          <table:table-cell table:formula="of:=IF([.M104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5]" office:value-type="float" office:value="61082.5714285714" calcext:value-type="float">
            <text:p>61082,5714285714</text:p>
          </table:table-cell>
          <table:table-cell table:formula="of:=[.C$95]/[.$O105]" office:value-type="float" office:value="49154" calcext:value-type="float">
            <text:p>49154</text:p>
          </table:table-cell>
          <table:table-cell table:formula="of:=[.D$95]/[.$O105]" office:value-type="float" office:value="67072.0952380952" calcext:value-type="float">
            <text:p>67072,0952380952</text:p>
          </table:table-cell>
          <table:table-cell table:formula="of:=[.E$95]/[.$O105]" office:value-type="float" office:value="19147.9523809524" calcext:value-type="float">
            <text:p>19147,9523809524</text:p>
          </table:table-cell>
          <table:table-cell table:formula="of:=[.F$95]/[.$O105]" office:value-type="float" office:value="21256.0952380952" calcext:value-type="float">
            <text:p>21256,0952380952</text:p>
          </table:table-cell>
          <table:table-cell table:formula="of:=[.G$95]/[.$O105]" office:value-type="float" office:value="4685.47619047619" calcext:value-type="float">
            <text:p>4685,47619047619</text:p>
          </table:table-cell>
          <table:table-cell table:formula="of:=[.H$95]/[.$O105]" office:value-type="float" office:value="942.142857142857" calcext:value-type="float">
            <text:p>942,142857142857</text:p>
          </table:table-cell>
          <table:table-cell table:formula="of:=[.I$95]/[.$O105]" office:value-type="float" office:value="7.42857142857143" calcext:value-type="float">
            <text:p>7,42857142857143</text:p>
          </table:table-cell>
          <table:table-cell table:formula="of:=[.J$95]/[.$O105]" office:value-type="float" office:value="1356.57142857143" calcext:value-type="float">
            <text:p>1356,57142857143</text:p>
          </table:table-cell>
          <table:table-cell table:formula="of:=[.K$95]/[.$O105]" office:value-type="float" office:value="922.666666666667" calcext:value-type="float">
            <text:p>922,666666666667</text:p>
          </table:table-cell>
          <table:table-cell table:formula="of:=[.L$95]/[.$O105]" office:value-type="float" office:value="5566.2380952381" calcext:value-type="float">
            <text:p>5566,2380952381</text:p>
          </table:table-cell>
          <table:table-cell table:formula="of:=[.M$95]/[.$O105]" office:value-type="float" office:value="1325.2380952381" calcext:value-type="float">
            <text:p>1325,238095238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IF([.B105]&gt;=[.$Q$94];1;0)" office:value-type="float" office:value="1" calcext:value-type="float">
            <text:p>1</text:p>
          </table:table-cell>
          <table:table-cell table:formula="of:=IF([.C105]&gt;=[.$Q$94];1;0)" office:value-type="float" office:value="1" calcext:value-type="float">
            <text:p>1</text:p>
          </table:table-cell>
          <table:table-cell table:formula="of:=IF([.D105]&gt;=[.$Q$94];1;0)" office:value-type="float" office:value="1" calcext:value-type="float">
            <text:p>1</text:p>
          </table:table-cell>
          <table:table-cell table:formula="of:=IF([.E105]&gt;=[.$Q$94];1;0)" office:value-type="float" office:value="1" calcext:value-type="float">
            <text:p>1</text:p>
          </table:table-cell>
          <table:table-cell table:formula="of:=IF([.F105]&gt;=[.$Q$94];1;0)" office:value-type="float" office:value="1" calcext:value-type="float">
            <text:p>1</text:p>
          </table:table-cell>
          <table:table-cell table:formula="of:=IF([.G105]&gt;=[.$Q$94];1;0)" office:value-type="float" office:value="0" calcext:value-type="float">
            <text:p>0</text:p>
          </table:table-cell>
          <table:table-cell table:formula="of:=IF([.H105]&gt;=[.$Q$94];1;0)" office:value-type="float" office:value="0" calcext:value-type="float">
            <text:p>0</text:p>
          </table:table-cell>
          <table:table-cell table:formula="of:=IF([.I105]&gt;=[.$Q$94];1;0)" office:value-type="float" office:value="0" calcext:value-type="float">
            <text:p>0</text:p>
          </table:table-cell>
          <table:table-cell table:formula="of:=IF([.J105]&gt;=[.$Q$94];1;0)" office:value-type="float" office:value="0" calcext:value-type="float">
            <text:p>0</text:p>
          </table:table-cell>
          <table:table-cell table:formula="of:=IF([.K105]&gt;=[.$Q$94];1;0)" office:value-type="float" office:value="0" calcext:value-type="float">
            <text:p>0</text:p>
          </table:table-cell>
          <table:table-cell table:formula="of:=IF([.L105]&gt;=[.$Q$94];1;0)" office:value-type="float" office:value="0" calcext:value-type="float">
            <text:p>0</text:p>
          </table:table-cell>
          <table:table-cell table:formula="of:=IF([.M105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6]" office:value-type="float" office:value="55771.0434782609" calcext:value-type="float">
            <text:p>55771,0434782609</text:p>
          </table:table-cell>
          <table:table-cell table:formula="of:=[.C$95]/[.$O106]" office:value-type="float" office:value="44879.7391304348" calcext:value-type="float">
            <text:p>44879,7391304348</text:p>
          </table:table-cell>
          <table:table-cell table:formula="of:=[.D$95]/[.$O106]" office:value-type="float" office:value="61239.7391304348" calcext:value-type="float">
            <text:p>61239,7391304348</text:p>
          </table:table-cell>
          <table:table-cell table:formula="of:=[.E$95]/[.$O106]" office:value-type="float" office:value="17482.9130434783" calcext:value-type="float">
            <text:p>17482,9130434783</text:p>
          </table:table-cell>
          <table:table-cell table:formula="of:=[.F$95]/[.$O106]" office:value-type="float" office:value="19407.7391304348" calcext:value-type="float">
            <text:p>19407,7391304348</text:p>
          </table:table-cell>
          <table:table-cell table:formula="of:=[.G$95]/[.$O106]" office:value-type="float" office:value="4278.04347826087" calcext:value-type="float">
            <text:p>4278,04347826087</text:p>
          </table:table-cell>
          <table:table-cell table:formula="of:=[.H$95]/[.$O106]" office:value-type="float" office:value="860.217391304348" calcext:value-type="float">
            <text:p>860,217391304348</text:p>
          </table:table-cell>
          <table:table-cell table:formula="of:=[.I$95]/[.$O106]" office:value-type="float" office:value="6.78260869565217" calcext:value-type="float">
            <text:p>6,78260869565217</text:p>
          </table:table-cell>
          <table:table-cell table:formula="of:=[.J$95]/[.$O106]" office:value-type="float" office:value="1238.60869565217" calcext:value-type="float">
            <text:p>1238,60869565217</text:p>
          </table:table-cell>
          <table:table-cell table:formula="of:=[.K$95]/[.$O106]" office:value-type="float" office:value="842.434782608696" calcext:value-type="float">
            <text:p>842,434782608696</text:p>
          </table:table-cell>
          <table:table-cell table:formula="of:=[.L$95]/[.$O106]" office:value-type="float" office:value="5082.21739130435" calcext:value-type="float">
            <text:p>5082,21739130435</text:p>
          </table:table-cell>
          <table:table-cell table:formula="of:=[.M$95]/[.$O106]" office:value-type="float" office:value="1210" calcext:value-type="float">
            <text:p>121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IF([.B106]&gt;=[.$Q$94];1;0)" office:value-type="float" office:value="1" calcext:value-type="float">
            <text:p>1</text:p>
          </table:table-cell>
          <table:table-cell table:formula="of:=IF([.C106]&gt;=[.$Q$94];1;0)" office:value-type="float" office:value="1" calcext:value-type="float">
            <text:p>1</text:p>
          </table:table-cell>
          <table:table-cell table:formula="of:=IF([.D106]&gt;=[.$Q$94];1;0)" office:value-type="float" office:value="1" calcext:value-type="float">
            <text:p>1</text:p>
          </table:table-cell>
          <table:table-cell table:formula="of:=IF([.E106]&gt;=[.$Q$94];1;0)" office:value-type="float" office:value="1" calcext:value-type="float">
            <text:p>1</text:p>
          </table:table-cell>
          <table:table-cell table:formula="of:=IF([.F106]&gt;=[.$Q$94];1;0)" office:value-type="float" office:value="1" calcext:value-type="float">
            <text:p>1</text:p>
          </table:table-cell>
          <table:table-cell table:formula="of:=IF([.G106]&gt;=[.$Q$94];1;0)" office:value-type="float" office:value="0" calcext:value-type="float">
            <text:p>0</text:p>
          </table:table-cell>
          <table:table-cell table:formula="of:=IF([.H106]&gt;=[.$Q$94];1;0)" office:value-type="float" office:value="0" calcext:value-type="float">
            <text:p>0</text:p>
          </table:table-cell>
          <table:table-cell table:formula="of:=IF([.I106]&gt;=[.$Q$94];1;0)" office:value-type="float" office:value="0" calcext:value-type="float">
            <text:p>0</text:p>
          </table:table-cell>
          <table:table-cell table:formula="of:=IF([.J106]&gt;=[.$Q$94];1;0)" office:value-type="float" office:value="0" calcext:value-type="float">
            <text:p>0</text:p>
          </table:table-cell>
          <table:table-cell table:formula="of:=IF([.K106]&gt;=[.$Q$94];1;0)" office:value-type="float" office:value="0" calcext:value-type="float">
            <text:p>0</text:p>
          </table:table-cell>
          <table:table-cell table:formula="of:=IF([.L106]&gt;=[.$Q$94];1;0)" office:value-type="float" office:value="0" calcext:value-type="float">
            <text:p>0</text:p>
          </table:table-cell>
          <table:table-cell table:formula="of:=IF([.M106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7]" office:value-type="float" office:value="51309.36" calcext:value-type="float">
            <text:p>51309,36</text:p>
          </table:table-cell>
          <table:table-cell table:formula="of:=[.C$95]/[.$O107]" office:value-type="float" office:value="41289.36" calcext:value-type="float">
            <text:p>41289,36</text:p>
          </table:table-cell>
          <table:table-cell table:formula="of:=[.D$95]/[.$O107]" office:value-type="float" office:value="56340.56" calcext:value-type="float">
            <text:p>56340,56</text:p>
          </table:table-cell>
          <table:table-cell table:formula="of:=[.E$95]/[.$O107]" office:value-type="float" office:value="16084.28" calcext:value-type="float">
            <text:p>16084,28</text:p>
          </table:table-cell>
          <table:table-cell table:formula="of:=[.F$95]/[.$O107]" office:value-type="float" office:value="17855.12" calcext:value-type="float">
            <text:p>17855,12</text:p>
          </table:table-cell>
          <table:table-cell table:formula="of:=[.G$95]/[.$O107]" office:value-type="float" office:value="3935.8" calcext:value-type="float">
            <text:p>3935,8</text:p>
          </table:table-cell>
          <table:table-cell table:formula="of:=[.H$95]/[.$O107]" office:value-type="float" office:value="791.4" calcext:value-type="float">
            <text:p>791,4</text:p>
          </table:table-cell>
          <table:table-cell table:formula="of:=[.I$95]/[.$O107]" office:value-type="float" office:value="6.24" calcext:value-type="float">
            <text:p>6,24</text:p>
          </table:table-cell>
          <table:table-cell table:formula="of:=[.J$95]/[.$O107]" office:value-type="float" office:value="1139.52" calcext:value-type="float">
            <text:p>1139,52</text:p>
          </table:table-cell>
          <table:table-cell table:formula="of:=[.K$95]/[.$O107]" office:value-type="float" office:value="775.04" calcext:value-type="float">
            <text:p>775,04</text:p>
          </table:table-cell>
          <table:table-cell table:formula="of:=[.L$95]/[.$O107]" office:value-type="float" office:value="4675.64" calcext:value-type="float">
            <text:p>4675,64</text:p>
          </table:table-cell>
          <table:table-cell table:formula="of:=[.M$95]/[.$O107]" office:value-type="float" office:value="1113.2" calcext:value-type="float">
            <text:p>1113,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IF([.B107]&gt;=[.$Q$94];1;0)" office:value-type="float" office:value="1" calcext:value-type="float">
            <text:p>1</text:p>
          </table:table-cell>
          <table:table-cell table:formula="of:=IF([.C107]&gt;=[.$Q$94];1;0)" office:value-type="float" office:value="1" calcext:value-type="float">
            <text:p>1</text:p>
          </table:table-cell>
          <table:table-cell table:formula="of:=IF([.D107]&gt;=[.$Q$94];1;0)" office:value-type="float" office:value="1" calcext:value-type="float">
            <text:p>1</text:p>
          </table:table-cell>
          <table:table-cell table:formula="of:=IF([.E107]&gt;=[.$Q$94];1;0)" office:value-type="float" office:value="1" calcext:value-type="float">
            <text:p>1</text:p>
          </table:table-cell>
          <table:table-cell table:formula="of:=IF([.F107]&gt;=[.$Q$94];1;0)" office:value-type="float" office:value="1" calcext:value-type="float">
            <text:p>1</text:p>
          </table:table-cell>
          <table:table-cell table:formula="of:=IF([.G107]&gt;=[.$Q$94];1;0)" office:value-type="float" office:value="0" calcext:value-type="float">
            <text:p>0</text:p>
          </table:table-cell>
          <table:table-cell table:formula="of:=IF([.H107]&gt;=[.$Q$94];1;0)" office:value-type="float" office:value="0" calcext:value-type="float">
            <text:p>0</text:p>
          </table:table-cell>
          <table:table-cell table:formula="of:=IF([.I107]&gt;=[.$Q$94];1;0)" office:value-type="float" office:value="0" calcext:value-type="float">
            <text:p>0</text:p>
          </table:table-cell>
          <table:table-cell table:formula="of:=IF([.J107]&gt;=[.$Q$94];1;0)" office:value-type="float" office:value="0" calcext:value-type="float">
            <text:p>0</text:p>
          </table:table-cell>
          <table:table-cell table:formula="of:=IF([.K107]&gt;=[.$Q$94];1;0)" office:value-type="float" office:value="0" calcext:value-type="float">
            <text:p>0</text:p>
          </table:table-cell>
          <table:table-cell table:formula="of:=IF([.L107]&gt;=[.$Q$94];1;0)" office:value-type="float" office:value="0" calcext:value-type="float">
            <text:p>0</text:p>
          </table:table-cell>
          <table:table-cell table:formula="of:=IF([.M107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8]" office:value-type="float" office:value="47508.6666666667" calcext:value-type="float">
            <text:p>47508,6666666667</text:p>
          </table:table-cell>
          <table:table-cell table:formula="of:=[.C$95]/[.$O108]" office:value-type="float" office:value="38230.8888888889" calcext:value-type="float">
            <text:p>38230,8888888889</text:p>
          </table:table-cell>
          <table:table-cell table:formula="of:=[.D$95]/[.$O108]" office:value-type="float" office:value="52167.1851851852" calcext:value-type="float">
            <text:p>52167,1851851852</text:p>
          </table:table-cell>
          <table:table-cell table:formula="of:=[.E$95]/[.$O108]" office:value-type="float" office:value="14892.8518518519" calcext:value-type="float">
            <text:p>14892,8518518519</text:p>
          </table:table-cell>
          <table:table-cell table:formula="of:=[.F$95]/[.$O108]" office:value-type="float" office:value="16532.5185185185" calcext:value-type="float">
            <text:p>16532,5185185185</text:p>
          </table:table-cell>
          <table:table-cell table:formula="of:=[.G$95]/[.$O108]" office:value-type="float" office:value="3644.25925925926" calcext:value-type="float">
            <text:p>3644,25925925926</text:p>
          </table:table-cell>
          <table:table-cell table:formula="of:=[.H$95]/[.$O108]" office:value-type="float" office:value="732.777777777778" calcext:value-type="float">
            <text:p>732,777777777778</text:p>
          </table:table-cell>
          <table:table-cell table:formula="of:=[.I$95]/[.$O108]" office:value-type="float" office:value="5.77777777777778" calcext:value-type="float">
            <text:p>5,77777777777778</text:p>
          </table:table-cell>
          <table:table-cell table:formula="of:=[.J$95]/[.$O108]" office:value-type="float" office:value="1055.11111111111" calcext:value-type="float">
            <text:p>1055,11111111111</text:p>
          </table:table-cell>
          <table:table-cell table:formula="of:=[.K$95]/[.$O108]" office:value-type="float" office:value="717.62962962963" calcext:value-type="float">
            <text:p>717,62962962963</text:p>
          </table:table-cell>
          <table:table-cell table:formula="of:=[.L$95]/[.$O108]" office:value-type="float" office:value="4329.2962962963" calcext:value-type="float">
            <text:p>4329,2962962963</text:p>
          </table:table-cell>
          <table:table-cell table:formula="of:=[.M$95]/[.$O108]" office:value-type="float" office:value="1030.74074074074" calcext:value-type="float">
            <text:p>1030,7407407407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IF([.B108]&gt;=[.$Q$94];1;0)" office:value-type="float" office:value="1" calcext:value-type="float">
            <text:p>1</text:p>
          </table:table-cell>
          <table:table-cell table:formula="of:=IF([.C108]&gt;=[.$Q$94];1;0)" office:value-type="float" office:value="1" calcext:value-type="float">
            <text:p>1</text:p>
          </table:table-cell>
          <table:table-cell table:formula="of:=IF([.D108]&gt;=[.$Q$94];1;0)" office:value-type="float" office:value="1" calcext:value-type="float">
            <text:p>1</text:p>
          </table:table-cell>
          <table:table-cell table:formula="of:=IF([.E108]&gt;=[.$Q$94];1;0)" office:value-type="float" office:value="1" calcext:value-type="float">
            <text:p>1</text:p>
          </table:table-cell>
          <table:table-cell table:formula="of:=IF([.F108]&gt;=[.$Q$94];1;0)" office:value-type="float" office:value="1" calcext:value-type="float">
            <text:p>1</text:p>
          </table:table-cell>
          <table:table-cell table:formula="of:=IF([.G108]&gt;=[.$Q$94];1;0)" office:value-type="float" office:value="0" calcext:value-type="float">
            <text:p>0</text:p>
          </table:table-cell>
          <table:table-cell table:formula="of:=IF([.H108]&gt;=[.$Q$94];1;0)" office:value-type="float" office:value="0" calcext:value-type="float">
            <text:p>0</text:p>
          </table:table-cell>
          <table:table-cell table:formula="of:=IF([.I108]&gt;=[.$Q$94];1;0)" office:value-type="float" office:value="0" calcext:value-type="float">
            <text:p>0</text:p>
          </table:table-cell>
          <table:table-cell table:formula="of:=IF([.J108]&gt;=[.$Q$94];1;0)" office:value-type="float" office:value="0" calcext:value-type="float">
            <text:p>0</text:p>
          </table:table-cell>
          <table:table-cell table:formula="of:=IF([.K108]&gt;=[.$Q$94];1;0)" office:value-type="float" office:value="0" calcext:value-type="float">
            <text:p>0</text:p>
          </table:table-cell>
          <table:table-cell table:formula="of:=IF([.L108]&gt;=[.$Q$94];1;0)" office:value-type="float" office:value="0" calcext:value-type="float">
            <text:p>0</text:p>
          </table:table-cell>
          <table:table-cell table:formula="of:=IF([.M108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09]" office:value-type="float" office:value="44232.2068965517" calcext:value-type="float">
            <text:p>44232,2068965517</text:p>
          </table:table-cell>
          <table:table-cell table:formula="of:=[.C$95]/[.$O109]" office:value-type="float" office:value="35594.275862069" calcext:value-type="float">
            <text:p>35594,275862069</text:p>
          </table:table-cell>
          <table:table-cell table:formula="of:=[.D$95]/[.$O109]" office:value-type="float" office:value="48569.4482758621" calcext:value-type="float">
            <text:p>48569,4482758621</text:p>
          </table:table-cell>
          <table:table-cell table:formula="of:=[.E$95]/[.$O109]" office:value-type="float" office:value="13865.7586206897" calcext:value-type="float">
            <text:p>13865,7586206897</text:p>
          </table:table-cell>
          <table:table-cell table:formula="of:=[.F$95]/[.$O109]" office:value-type="float" office:value="15392.3448275862" calcext:value-type="float">
            <text:p>15392,3448275862</text:p>
          </table:table-cell>
          <table:table-cell table:formula="of:=[.G$95]/[.$O109]" office:value-type="float" office:value="3392.93103448276" calcext:value-type="float">
            <text:p>3392,93103448276</text:p>
          </table:table-cell>
          <table:table-cell table:formula="of:=[.H$95]/[.$O109]" office:value-type="float" office:value="682.241379310345" calcext:value-type="float">
            <text:p>682,241379310345</text:p>
          </table:table-cell>
          <table:table-cell table:formula="of:=[.I$95]/[.$O109]" office:value-type="float" office:value="5.37931034482759" calcext:value-type="float">
            <text:p>5,37931034482759</text:p>
          </table:table-cell>
          <table:table-cell table:formula="of:=[.J$95]/[.$O109]" office:value-type="float" office:value="982.344827586207" calcext:value-type="float">
            <text:p>982,344827586207</text:p>
          </table:table-cell>
          <table:table-cell table:formula="of:=[.K$95]/[.$O109]" office:value-type="float" office:value="668.137931034483" calcext:value-type="float">
            <text:p>668,137931034483</text:p>
          </table:table-cell>
          <table:table-cell table:formula="of:=[.L$95]/[.$O109]" office:value-type="float" office:value="4030.72413793103" calcext:value-type="float">
            <text:p>4030,72413793103</text:p>
          </table:table-cell>
          <table:table-cell table:formula="of:=[.M$95]/[.$O109]" office:value-type="float" office:value="959.655172413793" calcext:value-type="float">
            <text:p>959,65517241379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IF([.B109]&gt;=[.$Q$94];1;0)" office:value-type="float" office:value="1" calcext:value-type="float">
            <text:p>1</text:p>
          </table:table-cell>
          <table:table-cell table:formula="of:=IF([.C109]&gt;=[.$Q$94];1;0)" office:value-type="float" office:value="1" calcext:value-type="float">
            <text:p>1</text:p>
          </table:table-cell>
          <table:table-cell table:formula="of:=IF([.D109]&gt;=[.$Q$94];1;0)" office:value-type="float" office:value="1" calcext:value-type="float">
            <text:p>1</text:p>
          </table:table-cell>
          <table:table-cell table:formula="of:=IF([.E109]&gt;=[.$Q$94];1;0)" office:value-type="float" office:value="1" calcext:value-type="float">
            <text:p>1</text:p>
          </table:table-cell>
          <table:table-cell table:formula="of:=IF([.F109]&gt;=[.$Q$94];1;0)" office:value-type="float" office:value="1" calcext:value-type="float">
            <text:p>1</text:p>
          </table:table-cell>
          <table:table-cell table:formula="of:=IF([.G109]&gt;=[.$Q$94];1;0)" office:value-type="float" office:value="0" calcext:value-type="float">
            <text:p>0</text:p>
          </table:table-cell>
          <table:table-cell table:formula="of:=IF([.H109]&gt;=[.$Q$94];1;0)" office:value-type="float" office:value="0" calcext:value-type="float">
            <text:p>0</text:p>
          </table:table-cell>
          <table:table-cell table:formula="of:=IF([.I109]&gt;=[.$Q$94];1;0)" office:value-type="float" office:value="0" calcext:value-type="float">
            <text:p>0</text:p>
          </table:table-cell>
          <table:table-cell table:formula="of:=IF([.J109]&gt;=[.$Q$94];1;0)" office:value-type="float" office:value="0" calcext:value-type="float">
            <text:p>0</text:p>
          </table:table-cell>
          <table:table-cell table:formula="of:=IF([.K109]&gt;=[.$Q$94];1;0)" office:value-type="float" office:value="0" calcext:value-type="float">
            <text:p>0</text:p>
          </table:table-cell>
          <table:table-cell table:formula="of:=IF([.L109]&gt;=[.$Q$94];1;0)" office:value-type="float" office:value="0" calcext:value-type="float">
            <text:p>0</text:p>
          </table:table-cell>
          <table:table-cell table:formula="of:=IF([.M109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0]" office:value-type="float" office:value="41378.5161290323" calcext:value-type="float">
            <text:p>41378,5161290323</text:p>
          </table:table-cell>
          <table:table-cell table:formula="of:=[.C$95]/[.$O110]" office:value-type="float" office:value="33297.8709677419" calcext:value-type="float">
            <text:p>33297,8709677419</text:p>
          </table:table-cell>
          <table:table-cell table:formula="of:=[.D$95]/[.$O110]" office:value-type="float" office:value="45435.935483871" calcext:value-type="float">
            <text:p>45435,935483871</text:p>
          </table:table-cell>
          <table:table-cell table:formula="of:=[.E$95]/[.$O110]" office:value-type="float" office:value="12971.1935483871" calcext:value-type="float">
            <text:p>12971,1935483871</text:p>
          </table:table-cell>
          <table:table-cell table:formula="of:=[.F$95]/[.$O110]" office:value-type="float" office:value="14399.2903225806" calcext:value-type="float">
            <text:p>14399,2903225806</text:p>
          </table:table-cell>
          <table:table-cell table:formula="of:=[.G$95]/[.$O110]" office:value-type="float" office:value="3174.03225806452" calcext:value-type="float">
            <text:p>3174,03225806452</text:p>
          </table:table-cell>
          <table:table-cell table:formula="of:=[.H$95]/[.$O110]" office:value-type="float" office:value="638.225806451613" calcext:value-type="float">
            <text:p>638,225806451613</text:p>
          </table:table-cell>
          <table:table-cell table:formula="of:=[.I$95]/[.$O110]" office:value-type="float" office:value="5.03225806451613" calcext:value-type="float">
            <text:p>5,03225806451613</text:p>
          </table:table-cell>
          <table:table-cell table:formula="of:=[.J$95]/[.$O110]" office:value-type="float" office:value="918.967741935484" calcext:value-type="float">
            <text:p>918,967741935484</text:p>
          </table:table-cell>
          <table:table-cell table:formula="of:=[.K$95]/[.$O110]" office:value-type="float" office:value="625.032258064516" calcext:value-type="float">
            <text:p>625,032258064516</text:p>
          </table:table-cell>
          <table:table-cell table:formula="of:=[.L$95]/[.$O110]" office:value-type="float" office:value="3770.67741935484" calcext:value-type="float">
            <text:p>3770,67741935484</text:p>
          </table:table-cell>
          <table:table-cell table:formula="of:=[.M$95]/[.$O110]" office:value-type="float" office:value="897.741935483871" calcext:value-type="float">
            <text:p>897,74193548387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IF([.B110]&gt;=[.$Q$94];1;0)" office:value-type="float" office:value="1" calcext:value-type="float">
            <text:p>1</text:p>
          </table:table-cell>
          <table:table-cell table:formula="of:=IF([.C110]&gt;=[.$Q$94];1;0)" office:value-type="float" office:value="1" calcext:value-type="float">
            <text:p>1</text:p>
          </table:table-cell>
          <table:table-cell table:formula="of:=IF([.D110]&gt;=[.$Q$94];1;0)" office:value-type="float" office:value="1" calcext:value-type="float">
            <text:p>1</text:p>
          </table:table-cell>
          <table:table-cell table:formula="of:=IF([.E110]&gt;=[.$Q$94];1;0)" office:value-type="float" office:value="0" calcext:value-type="float">
            <text:p>0</text:p>
          </table:table-cell>
          <table:table-cell table:formula="of:=IF([.F110]&gt;=[.$Q$94];1;0)" office:value-type="float" office:value="1" calcext:value-type="float">
            <text:p>1</text:p>
          </table:table-cell>
          <table:table-cell table:formula="of:=IF([.G110]&gt;=[.$Q$94];1;0)" office:value-type="float" office:value="0" calcext:value-type="float">
            <text:p>0</text:p>
          </table:table-cell>
          <table:table-cell table:formula="of:=IF([.H110]&gt;=[.$Q$94];1;0)" office:value-type="float" office:value="0" calcext:value-type="float">
            <text:p>0</text:p>
          </table:table-cell>
          <table:table-cell table:formula="of:=IF([.I110]&gt;=[.$Q$94];1;0)" office:value-type="float" office:value="0" calcext:value-type="float">
            <text:p>0</text:p>
          </table:table-cell>
          <table:table-cell table:formula="of:=IF([.J110]&gt;=[.$Q$94];1;0)" office:value-type="float" office:value="0" calcext:value-type="float">
            <text:p>0</text:p>
          </table:table-cell>
          <table:table-cell table:formula="of:=IF([.K110]&gt;=[.$Q$94];1;0)" office:value-type="float" office:value="0" calcext:value-type="float">
            <text:p>0</text:p>
          </table:table-cell>
          <table:table-cell table:formula="of:=IF([.L110]&gt;=[.$Q$94];1;0)" office:value-type="float" office:value="0" calcext:value-type="float">
            <text:p>0</text:p>
          </table:table-cell>
          <table:table-cell table:formula="of:=IF([.M110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1]" office:value-type="float" office:value="38870.7272727273" calcext:value-type="float">
            <text:p>38870,7272727273</text:p>
          </table:table-cell>
          <table:table-cell table:formula="of:=[.C$95]/[.$O111]" office:value-type="float" office:value="31279.8181818182" calcext:value-type="float">
            <text:p>31279,8181818182</text:p>
          </table:table-cell>
          <table:table-cell table:formula="of:=[.D$95]/[.$O111]" office:value-type="float" office:value="42682.2424242424" calcext:value-type="float">
            <text:p>42682,2424242424</text:p>
          </table:table-cell>
          <table:table-cell table:formula="of:=[.E$95]/[.$O111]" office:value-type="float" office:value="12185.0606060606" calcext:value-type="float">
            <text:p>12185,0606060606</text:p>
          </table:table-cell>
          <table:table-cell table:formula="of:=[.F$95]/[.$O111]" office:value-type="float" office:value="13526.6060606061" calcext:value-type="float">
            <text:p>13526,6060606061</text:p>
          </table:table-cell>
          <table:table-cell table:formula="of:=[.G$95]/[.$O111]" office:value-type="float" office:value="2981.66666666667" calcext:value-type="float">
            <text:p>2981,66666666667</text:p>
          </table:table-cell>
          <table:table-cell table:formula="of:=[.H$95]/[.$O111]" office:value-type="float" office:value="599.545454545455" calcext:value-type="float">
            <text:p>599,545454545455</text:p>
          </table:table-cell>
          <table:table-cell table:formula="of:=[.I$95]/[.$O111]" office:value-type="float" office:value="4.72727272727273" calcext:value-type="float">
            <text:p>4,72727272727273</text:p>
          </table:table-cell>
          <table:table-cell table:formula="of:=[.J$95]/[.$O111]" office:value-type="float" office:value="863.272727272727" calcext:value-type="float">
            <text:p>863,272727272727</text:p>
          </table:table-cell>
          <table:table-cell table:formula="of:=[.K$95]/[.$O111]" office:value-type="float" office:value="587.151515151515" calcext:value-type="float">
            <text:p>587,151515151515</text:p>
          </table:table-cell>
          <table:table-cell table:formula="of:=[.L$95]/[.$O111]" office:value-type="float" office:value="3542.15151515152" calcext:value-type="float">
            <text:p>3542,15151515152</text:p>
          </table:table-cell>
          <table:table-cell table:formula="of:=[.M$95]/[.$O111]" office:value-type="float" office:value="843.333333333333" calcext:value-type="float">
            <text:p>843,3333333333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IF([.B111]&gt;=[.$Q$94];1;0)" office:value-type="float" office:value="1" calcext:value-type="float">
            <text:p>1</text:p>
          </table:table-cell>
          <table:table-cell table:formula="of:=IF([.C111]&gt;=[.$Q$94];1;0)" office:value-type="float" office:value="1" calcext:value-type="float">
            <text:p>1</text:p>
          </table:table-cell>
          <table:table-cell table:formula="of:=IF([.D111]&gt;=[.$Q$94];1;0)" office:value-type="float" office:value="1" calcext:value-type="float">
            <text:p>1</text:p>
          </table:table-cell>
          <table:table-cell table:formula="of:=IF([.E111]&gt;=[.$Q$94];1;0)" office:value-type="float" office:value="0" calcext:value-type="float">
            <text:p>0</text:p>
          </table:table-cell>
          <table:table-cell table:formula="of:=IF([.F111]&gt;=[.$Q$94];1;0)" office:value-type="float" office:value="1" calcext:value-type="float">
            <text:p>1</text:p>
          </table:table-cell>
          <table:table-cell table:formula="of:=IF([.G111]&gt;=[.$Q$94];1;0)" office:value-type="float" office:value="0" calcext:value-type="float">
            <text:p>0</text:p>
          </table:table-cell>
          <table:table-cell table:formula="of:=IF([.H111]&gt;=[.$Q$94];1;0)" office:value-type="float" office:value="0" calcext:value-type="float">
            <text:p>0</text:p>
          </table:table-cell>
          <table:table-cell table:formula="of:=IF([.I111]&gt;=[.$Q$94];1;0)" office:value-type="float" office:value="0" calcext:value-type="float">
            <text:p>0</text:p>
          </table:table-cell>
          <table:table-cell table:formula="of:=IF([.J111]&gt;=[.$Q$94];1;0)" office:value-type="float" office:value="0" calcext:value-type="float">
            <text:p>0</text:p>
          </table:table-cell>
          <table:table-cell table:formula="of:=IF([.K111]&gt;=[.$Q$94];1;0)" office:value-type="float" office:value="0" calcext:value-type="float">
            <text:p>0</text:p>
          </table:table-cell>
          <table:table-cell table:formula="of:=IF([.L111]&gt;=[.$Q$94];1;0)" office:value-type="float" office:value="0" calcext:value-type="float">
            <text:p>0</text:p>
          </table:table-cell>
          <table:table-cell table:formula="of:=IF([.M111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2]" office:value-type="float" office:value="36649.5428571429" calcext:value-type="float">
            <text:p>36649,5428571429</text:p>
          </table:table-cell>
          <table:table-cell table:formula="of:=[.C$95]/[.$O112]" office:value-type="float" office:value="29492.4" calcext:value-type="float">
            <text:p>29492,4</text:p>
          </table:table-cell>
          <table:table-cell table:formula="of:=[.D$95]/[.$O112]" office:value-type="float" office:value="40243.2571428572" calcext:value-type="float">
            <text:p>40243,2571428572</text:p>
          </table:table-cell>
          <table:table-cell table:formula="of:=[.E$95]/[.$O112]" office:value-type="float" office:value="11488.7714285714" calcext:value-type="float">
            <text:p>11488,7714285714</text:p>
          </table:table-cell>
          <table:table-cell table:formula="of:=[.F$95]/[.$O112]" office:value-type="float" office:value="12753.6571428571" calcext:value-type="float">
            <text:p>12753,6571428571</text:p>
          </table:table-cell>
          <table:table-cell table:formula="of:=[.G$95]/[.$O112]" office:value-type="float" office:value="2811.28571428571" calcext:value-type="float">
            <text:p>2811,28571428571</text:p>
          </table:table-cell>
          <table:table-cell table:formula="of:=[.H$95]/[.$O112]" office:value-type="float" office:value="565.285714285714" calcext:value-type="float">
            <text:p>565,285714285714</text:p>
          </table:table-cell>
          <table:table-cell table:formula="of:=[.I$95]/[.$O112]" office:value-type="float" office:value="4.45714285714286" calcext:value-type="float">
            <text:p>4,45714285714286</text:p>
          </table:table-cell>
          <table:table-cell table:formula="of:=[.J$95]/[.$O112]" office:value-type="float" office:value="813.942857142857" calcext:value-type="float">
            <text:p>813,942857142857</text:p>
          </table:table-cell>
          <table:table-cell table:formula="of:=[.K$95]/[.$O112]" office:value-type="float" office:value="553.6" calcext:value-type="float">
            <text:p>553,6</text:p>
          </table:table-cell>
          <table:table-cell table:formula="of:=[.L$95]/[.$O112]" office:value-type="float" office:value="3339.74285714286" calcext:value-type="float">
            <text:p>3339,74285714286</text:p>
          </table:table-cell>
          <table:table-cell table:formula="of:=[.M$95]/[.$O112]" office:value-type="float" office:value="795.142857142857" calcext:value-type="float">
            <text:p>795,14285714285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IF([.B112]&gt;=[.$Q$94];1;0)" office:value-type="float" office:value="1" calcext:value-type="float">
            <text:p>1</text:p>
          </table:table-cell>
          <table:table-cell table:formula="of:=IF([.C112]&gt;=[.$Q$94];1;0)" office:value-type="float" office:value="1" calcext:value-type="float">
            <text:p>1</text:p>
          </table:table-cell>
          <table:table-cell table:formula="of:=IF([.D112]&gt;=[.$Q$94];1;0)" office:value-type="float" office:value="1" calcext:value-type="float">
            <text:p>1</text:p>
          </table:table-cell>
          <table:table-cell table:formula="of:=IF([.E112]&gt;=[.$Q$94];1;0)" office:value-type="float" office:value="0" calcext:value-type="float">
            <text:p>0</text:p>
          </table:table-cell>
          <table:table-cell table:formula="of:=IF([.F112]&gt;=[.$Q$94];1;0)" office:value-type="float" office:value="0" calcext:value-type="float">
            <text:p>0</text:p>
          </table:table-cell>
          <table:table-cell table:formula="of:=IF([.G112]&gt;=[.$Q$94];1;0)" office:value-type="float" office:value="0" calcext:value-type="float">
            <text:p>0</text:p>
          </table:table-cell>
          <table:table-cell table:formula="of:=IF([.H112]&gt;=[.$Q$94];1;0)" office:value-type="float" office:value="0" calcext:value-type="float">
            <text:p>0</text:p>
          </table:table-cell>
          <table:table-cell table:formula="of:=IF([.I112]&gt;=[.$Q$94];1;0)" office:value-type="float" office:value="0" calcext:value-type="float">
            <text:p>0</text:p>
          </table:table-cell>
          <table:table-cell table:formula="of:=IF([.J112]&gt;=[.$Q$94];1;0)" office:value-type="float" office:value="0" calcext:value-type="float">
            <text:p>0</text:p>
          </table:table-cell>
          <table:table-cell table:formula="of:=IF([.K112]&gt;=[.$Q$94];1;0)" office:value-type="float" office:value="0" calcext:value-type="float">
            <text:p>0</text:p>
          </table:table-cell>
          <table:table-cell table:formula="of:=IF([.L112]&gt;=[.$Q$94];1;0)" office:value-type="float" office:value="0" calcext:value-type="float">
            <text:p>0</text:p>
          </table:table-cell>
          <table:table-cell table:formula="of:=IF([.M112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3]" office:value-type="float" office:value="34668.4864864865" calcext:value-type="float">
            <text:p>34668,4864864865</text:p>
          </table:table-cell>
          <table:table-cell table:formula="of:=[.C$95]/[.$O113]" office:value-type="float" office:value="27898.2162162162" calcext:value-type="float">
            <text:p>27898,2162162162</text:p>
          </table:table-cell>
          <table:table-cell table:formula="of:=[.D$95]/[.$O113]" office:value-type="float" office:value="38067.945945946" calcext:value-type="float">
            <text:p>38067,945945946</text:p>
          </table:table-cell>
          <table:table-cell table:formula="of:=[.E$95]/[.$O113]" office:value-type="float" office:value="10867.7567567568" calcext:value-type="float">
            <text:p>10867,7567567568</text:p>
          </table:table-cell>
          <table:table-cell table:formula="of:=[.F$95]/[.$O113]" office:value-type="float" office:value="12064.2702702703" calcext:value-type="float">
            <text:p>12064,2702702703</text:p>
          </table:table-cell>
          <table:table-cell table:formula="of:=[.G$95]/[.$O113]" office:value-type="float" office:value="2659.32432432432" calcext:value-type="float">
            <text:p>2659,32432432432</text:p>
          </table:table-cell>
          <table:table-cell table:formula="of:=[.H$95]/[.$O113]" office:value-type="float" office:value="534.72972972973" calcext:value-type="float">
            <text:p>534,72972972973</text:p>
          </table:table-cell>
          <table:table-cell table:formula="of:=[.I$95]/[.$O113]" office:value-type="float" office:value="4.21621621621622" calcext:value-type="float">
            <text:p>4,21621621621622</text:p>
          </table:table-cell>
          <table:table-cell table:formula="of:=[.J$95]/[.$O113]" office:value-type="float" office:value="769.945945945946" calcext:value-type="float">
            <text:p>769,945945945946</text:p>
          </table:table-cell>
          <table:table-cell table:formula="of:=[.K$95]/[.$O113]" office:value-type="float" office:value="523.675675675676" calcext:value-type="float">
            <text:p>523,675675675676</text:p>
          </table:table-cell>
          <table:table-cell table:formula="of:=[.L$95]/[.$O113]" office:value-type="float" office:value="3159.21621621622" calcext:value-type="float">
            <text:p>3159,21621621622</text:p>
          </table:table-cell>
          <table:table-cell table:formula="of:=[.M$95]/[.$O113]" office:value-type="float" office:value="752.162162162162" calcext:value-type="float">
            <text:p>752,16216216216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IF([.B113]&gt;=[.$Q$94];1;0)" office:value-type="float" office:value="1" calcext:value-type="float">
            <text:p>1</text:p>
          </table:table-cell>
          <table:table-cell table:formula="of:=IF([.C113]&gt;=[.$Q$94];1;0)" office:value-type="float" office:value="1" calcext:value-type="float">
            <text:p>1</text:p>
          </table:table-cell>
          <table:table-cell table:formula="of:=IF([.D113]&gt;=[.$Q$94];1;0)" office:value-type="float" office:value="1" calcext:value-type="float">
            <text:p>1</text:p>
          </table:table-cell>
          <table:table-cell table:formula="of:=IF([.E113]&gt;=[.$Q$94];1;0)" office:value-type="float" office:value="0" calcext:value-type="float">
            <text:p>0</text:p>
          </table:table-cell>
          <table:table-cell table:formula="of:=IF([.F113]&gt;=[.$Q$94];1;0)" office:value-type="float" office:value="0" calcext:value-type="float">
            <text:p>0</text:p>
          </table:table-cell>
          <table:table-cell table:formula="of:=IF([.G113]&gt;=[.$Q$94];1;0)" office:value-type="float" office:value="0" calcext:value-type="float">
            <text:p>0</text:p>
          </table:table-cell>
          <table:table-cell table:formula="of:=IF([.H113]&gt;=[.$Q$94];1;0)" office:value-type="float" office:value="0" calcext:value-type="float">
            <text:p>0</text:p>
          </table:table-cell>
          <table:table-cell table:formula="of:=IF([.I113]&gt;=[.$Q$94];1;0)" office:value-type="float" office:value="0" calcext:value-type="float">
            <text:p>0</text:p>
          </table:table-cell>
          <table:table-cell table:formula="of:=IF([.J113]&gt;=[.$Q$94];1;0)" office:value-type="float" office:value="0" calcext:value-type="float">
            <text:p>0</text:p>
          </table:table-cell>
          <table:table-cell table:formula="of:=IF([.K113]&gt;=[.$Q$94];1;0)" office:value-type="float" office:value="0" calcext:value-type="float">
            <text:p>0</text:p>
          </table:table-cell>
          <table:table-cell table:formula="of:=IF([.L113]&gt;=[.$Q$94];1;0)" office:value-type="float" office:value="0" calcext:value-type="float">
            <text:p>0</text:p>
          </table:table-cell>
          <table:table-cell table:formula="of:=IF([.M113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4]" office:value-type="float" office:value="32890.6153846154" calcext:value-type="float">
            <text:p>32890,6153846154</text:p>
          </table:table-cell>
          <table:table-cell table:formula="of:=[.C$95]/[.$O114]" office:value-type="float" office:value="26467.5384615385" calcext:value-type="float">
            <text:p>26467,5384615385</text:p>
          </table:table-cell>
          <table:table-cell table:formula="of:=[.D$95]/[.$O114]" office:value-type="float" office:value="36115.7435897436" calcext:value-type="float">
            <text:p>36115,7435897436</text:p>
          </table:table-cell>
          <table:table-cell table:formula="of:=[.E$95]/[.$O114]" office:value-type="float" office:value="10310.4358974359" calcext:value-type="float">
            <text:p>10310,4358974359</text:p>
          </table:table-cell>
          <table:table-cell table:formula="of:=[.F$95]/[.$O114]" office:value-type="float" office:value="11445.5897435897" calcext:value-type="float">
            <text:p>11445,5897435897</text:p>
          </table:table-cell>
          <table:table-cell table:formula="of:=[.G$95]/[.$O114]" office:value-type="float" office:value="2522.94871794872" calcext:value-type="float">
            <text:p>2522,94871794872</text:p>
          </table:table-cell>
          <table:table-cell table:formula="of:=[.H$95]/[.$O114]" office:value-type="float" office:value="507.307692307692" calcext:value-type="float">
            <text:p>507,307692307692</text:p>
          </table:table-cell>
          <table:table-cell table:formula="of:=[.I$95]/[.$O114]" office:value-type="float" office:value="4" calcext:value-type="float">
            <text:p>4</text:p>
          </table:table-cell>
          <table:table-cell table:formula="of:=[.J$95]/[.$O114]" office:value-type="float" office:value="730.461538461539" calcext:value-type="float">
            <text:p>730,461538461539</text:p>
          </table:table-cell>
          <table:table-cell table:formula="of:=[.K$95]/[.$O114]" office:value-type="float" office:value="496.820512820513" calcext:value-type="float">
            <text:p>496,820512820513</text:p>
          </table:table-cell>
          <table:table-cell table:formula="of:=[.L$95]/[.$O114]" office:value-type="float" office:value="2997.20512820513" calcext:value-type="float">
            <text:p>2997,20512820513</text:p>
          </table:table-cell>
          <table:table-cell table:formula="of:=[.M$95]/[.$O114]" office:value-type="float" office:value="713.589743589744" calcext:value-type="float">
            <text:p>713,58974358974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IF([.B114]&gt;=[.$Q$94];1;0)" office:value-type="float" office:value="1" calcext:value-type="float">
            <text:p>1</text:p>
          </table:table-cell>
          <table:table-cell table:formula="of:=IF([.C114]&gt;=[.$Q$94];1;0)" office:value-type="float" office:value="1" calcext:value-type="float">
            <text:p>1</text:p>
          </table:table-cell>
          <table:table-cell table:formula="of:=IF([.D114]&gt;=[.$Q$94];1;0)" office:value-type="float" office:value="1" calcext:value-type="float">
            <text:p>1</text:p>
          </table:table-cell>
          <table:table-cell table:formula="of:=IF([.E114]&gt;=[.$Q$94];1;0)" office:value-type="float" office:value="0" calcext:value-type="float">
            <text:p>0</text:p>
          </table:table-cell>
          <table:table-cell table:formula="of:=IF([.F114]&gt;=[.$Q$94];1;0)" office:value-type="float" office:value="0" calcext:value-type="float">
            <text:p>0</text:p>
          </table:table-cell>
          <table:table-cell table:formula="of:=IF([.G114]&gt;=[.$Q$94];1;0)" office:value-type="float" office:value="0" calcext:value-type="float">
            <text:p>0</text:p>
          </table:table-cell>
          <table:table-cell table:formula="of:=IF([.H114]&gt;=[.$Q$94];1;0)" office:value-type="float" office:value="0" calcext:value-type="float">
            <text:p>0</text:p>
          </table:table-cell>
          <table:table-cell table:formula="of:=IF([.I114]&gt;=[.$Q$94];1;0)" office:value-type="float" office:value="0" calcext:value-type="float">
            <text:p>0</text:p>
          </table:table-cell>
          <table:table-cell table:formula="of:=IF([.J114]&gt;=[.$Q$94];1;0)" office:value-type="float" office:value="0" calcext:value-type="float">
            <text:p>0</text:p>
          </table:table-cell>
          <table:table-cell table:formula="of:=IF([.K114]&gt;=[.$Q$94];1;0)" office:value-type="float" office:value="0" calcext:value-type="float">
            <text:p>0</text:p>
          </table:table-cell>
          <table:table-cell table:formula="of:=IF([.L114]&gt;=[.$Q$94];1;0)" office:value-type="float" office:value="0" calcext:value-type="float">
            <text:p>0</text:p>
          </table:table-cell>
          <table:table-cell table:formula="of:=IF([.M114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5]" office:value-type="float" office:value="31286.1951219512" calcext:value-type="float">
            <text:p>31286,1951219512</text:p>
          </table:table-cell>
          <table:table-cell table:formula="of:=[.C$95]/[.$O115]" office:value-type="float" office:value="25176.4390243902" calcext:value-type="float">
            <text:p>25176,4390243902</text:p>
          </table:table-cell>
          <table:table-cell table:formula="of:=[.D$95]/[.$O115]" office:value-type="float" office:value="34354" calcext:value-type="float">
            <text:p>34354</text:p>
          </table:table-cell>
          <table:table-cell table:formula="of:=[.E$95]/[.$O115]" office:value-type="float" office:value="9807.48780487805" calcext:value-type="float">
            <text:p>9807,48780487805</text:p>
          </table:table-cell>
          <table:table-cell table:formula="of:=[.F$95]/[.$O115]" office:value-type="float" office:value="10887.2682926829" calcext:value-type="float">
            <text:p>10887,2682926829</text:p>
          </table:table-cell>
          <table:table-cell table:formula="of:=[.G$95]/[.$O115]" office:value-type="float" office:value="2399.87804878049" calcext:value-type="float">
            <text:p>2399,87804878049</text:p>
          </table:table-cell>
          <table:table-cell table:formula="of:=[.H$95]/[.$O115]" office:value-type="float" office:value="482.560975609756" calcext:value-type="float">
            <text:p>482,560975609756</text:p>
          </table:table-cell>
          <table:table-cell table:formula="of:=[.I$95]/[.$O115]" office:value-type="float" office:value="3.80487804878049" calcext:value-type="float">
            <text:p>3,80487804878049</text:p>
          </table:table-cell>
          <table:table-cell table:formula="of:=[.J$95]/[.$O115]" office:value-type="float" office:value="694.829268292683" calcext:value-type="float">
            <text:p>694,829268292683</text:p>
          </table:table-cell>
          <table:table-cell table:formula="of:=[.K$95]/[.$O115]" office:value-type="float" office:value="472.585365853659" calcext:value-type="float">
            <text:p>472,585365853659</text:p>
          </table:table-cell>
          <table:table-cell table:formula="of:=[.L$95]/[.$O115]" office:value-type="float" office:value="2851" calcext:value-type="float">
            <text:p>2851</text:p>
          </table:table-cell>
          <table:table-cell table:formula="of:=[.M$95]/[.$O115]" office:value-type="float" office:value="678.780487804878" calcext:value-type="float">
            <text:p>678,78048780487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IF([.B115]&gt;=[.$Q$94];1;0)" office:value-type="float" office:value="1" calcext:value-type="float">
            <text:p>1</text:p>
          </table:table-cell>
          <table:table-cell table:formula="of:=IF([.C115]&gt;=[.$Q$94];1;0)" office:value-type="float" office:value="1" calcext:value-type="float">
            <text:p>1</text:p>
          </table:table-cell>
          <table:table-cell table:formula="of:=IF([.D115]&gt;=[.$Q$94];1;0)" office:value-type="float" office:value="1" calcext:value-type="float">
            <text:p>1</text:p>
          </table:table-cell>
          <table:table-cell table:formula="of:=IF([.E115]&gt;=[.$Q$94];1;0)" office:value-type="float" office:value="0" calcext:value-type="float">
            <text:p>0</text:p>
          </table:table-cell>
          <table:table-cell table:formula="of:=IF([.F115]&gt;=[.$Q$94];1;0)" office:value-type="float" office:value="0" calcext:value-type="float">
            <text:p>0</text:p>
          </table:table-cell>
          <table:table-cell table:formula="of:=IF([.G115]&gt;=[.$Q$94];1;0)" office:value-type="float" office:value="0" calcext:value-type="float">
            <text:p>0</text:p>
          </table:table-cell>
          <table:table-cell table:formula="of:=IF([.H115]&gt;=[.$Q$94];1;0)" office:value-type="float" office:value="0" calcext:value-type="float">
            <text:p>0</text:p>
          </table:table-cell>
          <table:table-cell table:formula="of:=IF([.I115]&gt;=[.$Q$94];1;0)" office:value-type="float" office:value="0" calcext:value-type="float">
            <text:p>0</text:p>
          </table:table-cell>
          <table:table-cell table:formula="of:=IF([.J115]&gt;=[.$Q$94];1;0)" office:value-type="float" office:value="0" calcext:value-type="float">
            <text:p>0</text:p>
          </table:table-cell>
          <table:table-cell table:formula="of:=IF([.K115]&gt;=[.$Q$94];1;0)" office:value-type="float" office:value="0" calcext:value-type="float">
            <text:p>0</text:p>
          </table:table-cell>
          <table:table-cell table:formula="of:=IF([.L115]&gt;=[.$Q$94];1;0)" office:value-type="float" office:value="0" calcext:value-type="float">
            <text:p>0</text:p>
          </table:table-cell>
          <table:table-cell table:formula="of:=IF([.M115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6]" office:value-type="float" office:value="29831.023255814" calcext:value-type="float">
            <text:p>29831,023255814</text:p>
          </table:table-cell>
          <table:table-cell table:formula="of:=[.C$95]/[.$O116]" office:value-type="float" office:value="24005.4418604651" calcext:value-type="float">
            <text:p>24005,4418604651</text:p>
          </table:table-cell>
          <table:table-cell table:formula="of:=[.D$95]/[.$O116]" office:value-type="float" office:value="32756.1395348837" calcext:value-type="float">
            <text:p>32756,1395348837</text:p>
          </table:table-cell>
          <table:table-cell table:formula="of:=[.E$95]/[.$O116]" office:value-type="float" office:value="9351.32558139535" calcext:value-type="float">
            <text:p>9351,32558139535</text:p>
          </table:table-cell>
          <table:table-cell table:formula="of:=[.F$95]/[.$O116]" office:value-type="float" office:value="10380.8837209302" calcext:value-type="float">
            <text:p>10380,8837209302</text:p>
          </table:table-cell>
          <table:table-cell table:formula="of:=[.G$95]/[.$O116]" office:value-type="float" office:value="2288.25581395349" calcext:value-type="float">
            <text:p>2288,25581395349</text:p>
          </table:table-cell>
          <table:table-cell table:formula="of:=[.H$95]/[.$O116]" office:value-type="float" office:value="460.116279069767" calcext:value-type="float">
            <text:p>460,116279069767</text:p>
          </table:table-cell>
          <table:table-cell table:formula="of:=[.I$95]/[.$O116]" office:value-type="float" office:value="3.62790697674419" calcext:value-type="float">
            <text:p>3,62790697674419</text:p>
          </table:table-cell>
          <table:table-cell table:formula="of:=[.J$95]/[.$O116]" office:value-type="float" office:value="662.511627906977" calcext:value-type="float">
            <text:p>662,511627906977</text:p>
          </table:table-cell>
          <table:table-cell table:formula="of:=[.K$95]/[.$O116]" office:value-type="float" office:value="450.604651162791" calcext:value-type="float">
            <text:p>450,604651162791</text:p>
          </table:table-cell>
          <table:table-cell table:formula="of:=[.L$95]/[.$O116]" office:value-type="float" office:value="2718.39534883721" calcext:value-type="float">
            <text:p>2718,39534883721</text:p>
          </table:table-cell>
          <table:table-cell table:formula="of:=[.M$95]/[.$O116]" office:value-type="float" office:value="647.209302325581" calcext:value-type="float">
            <text:p>647,20930232558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IF([.B116]&gt;=[.$Q$94];1;0)" office:value-type="float" office:value="1" calcext:value-type="float">
            <text:p>1</text:p>
          </table:table-cell>
          <table:table-cell table:formula="of:=IF([.C116]&gt;=[.$Q$94];1;0)" office:value-type="float" office:value="1" calcext:value-type="float">
            <text:p>1</text:p>
          </table:table-cell>
          <table:table-cell table:formula="of:=IF([.D116]&gt;=[.$Q$94];1;0)" office:value-type="float" office:value="1" calcext:value-type="float">
            <text:p>1</text:p>
          </table:table-cell>
          <table:table-cell table:formula="of:=IF([.E116]&gt;=[.$Q$94];1;0)" office:value-type="float" office:value="0" calcext:value-type="float">
            <text:p>0</text:p>
          </table:table-cell>
          <table:table-cell table:formula="of:=IF([.F116]&gt;=[.$Q$94];1;0)" office:value-type="float" office:value="0" calcext:value-type="float">
            <text:p>0</text:p>
          </table:table-cell>
          <table:table-cell table:formula="of:=IF([.G116]&gt;=[.$Q$94];1;0)" office:value-type="float" office:value="0" calcext:value-type="float">
            <text:p>0</text:p>
          </table:table-cell>
          <table:table-cell table:formula="of:=IF([.H116]&gt;=[.$Q$94];1;0)" office:value-type="float" office:value="0" calcext:value-type="float">
            <text:p>0</text:p>
          </table:table-cell>
          <table:table-cell table:formula="of:=IF([.I116]&gt;=[.$Q$94];1;0)" office:value-type="float" office:value="0" calcext:value-type="float">
            <text:p>0</text:p>
          </table:table-cell>
          <table:table-cell table:formula="of:=IF([.J116]&gt;=[.$Q$94];1;0)" office:value-type="float" office:value="0" calcext:value-type="float">
            <text:p>0</text:p>
          </table:table-cell>
          <table:table-cell table:formula="of:=IF([.K116]&gt;=[.$Q$94];1;0)" office:value-type="float" office:value="0" calcext:value-type="float">
            <text:p>0</text:p>
          </table:table-cell>
          <table:table-cell table:formula="of:=IF([.L116]&gt;=[.$Q$94];1;0)" office:value-type="float" office:value="0" calcext:value-type="float">
            <text:p>0</text:p>
          </table:table-cell>
          <table:table-cell table:formula="of:=IF([.M116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7]" office:value-type="float" office:value="28505.2" calcext:value-type="float">
            <text:p>28505,2</text:p>
          </table:table-cell>
          <table:table-cell table:formula="of:=[.C$95]/[.$O117]" office:value-type="float" office:value="22938.5333333333" calcext:value-type="float">
            <text:p>22938,5333333333</text:p>
          </table:table-cell>
          <table:table-cell table:formula="of:=[.D$95]/[.$O117]" office:value-type="float" office:value="31300.3111111111" calcext:value-type="float">
            <text:p>31300,3111111111</text:p>
          </table:table-cell>
          <table:table-cell table:formula="of:=[.E$95]/[.$O117]" office:value-type="float" office:value="8935.71111111111" calcext:value-type="float">
            <text:p>8935,71111111111</text:p>
          </table:table-cell>
          <table:table-cell table:formula="of:=[.F$95]/[.$O117]" office:value-type="float" office:value="9919.51111111111" calcext:value-type="float">
            <text:p>9919,51111111111</text:p>
          </table:table-cell>
          <table:table-cell table:formula="of:=[.G$95]/[.$O117]" office:value-type="float" office:value="2186.55555555556" calcext:value-type="float">
            <text:p>2186,55555555556</text:p>
          </table:table-cell>
          <table:table-cell table:formula="of:=[.H$95]/[.$O117]" office:value-type="float" office:value="439.666666666667" calcext:value-type="float">
            <text:p>439,666666666667</text:p>
          </table:table-cell>
          <table:table-cell table:formula="of:=[.I$95]/[.$O117]" office:value-type="float" office:value="3.46666666666667" calcext:value-type="float">
            <text:p>3,46666666666667</text:p>
          </table:table-cell>
          <table:table-cell table:formula="of:=[.J$95]/[.$O117]" office:value-type="float" office:value="633.066666666667" calcext:value-type="float">
            <text:p>633,066666666667</text:p>
          </table:table-cell>
          <table:table-cell table:formula="of:=[.K$95]/[.$O117]" office:value-type="float" office:value="430.577777777778" calcext:value-type="float">
            <text:p>430,577777777778</text:p>
          </table:table-cell>
          <table:table-cell table:formula="of:=[.L$95]/[.$O117]" office:value-type="float" office:value="2597.57777777778" calcext:value-type="float">
            <text:p>2597,57777777778</text:p>
          </table:table-cell>
          <table:table-cell table:formula="of:=[.M$95]/[.$O117]" office:value-type="float" office:value="618.444444444445" calcext:value-type="float">
            <text:p>618,4444444444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IF([.B117]&gt;=[.$Q$94];1;0)" office:value-type="float" office:value="1" calcext:value-type="float">
            <text:p>1</text:p>
          </table:table-cell>
          <table:table-cell table:formula="of:=IF([.C117]&gt;=[.$Q$94];1;0)" office:value-type="float" office:value="1" calcext:value-type="float">
            <text:p>1</text:p>
          </table:table-cell>
          <table:table-cell table:formula="of:=IF([.D117]&gt;=[.$Q$94];1;0)" office:value-type="float" office:value="1" calcext:value-type="float">
            <text:p>1</text:p>
          </table:table-cell>
          <table:table-cell table:formula="of:=IF([.E117]&gt;=[.$Q$94];1;0)" office:value-type="float" office:value="0" calcext:value-type="float">
            <text:p>0</text:p>
          </table:table-cell>
          <table:table-cell table:formula="of:=IF([.F117]&gt;=[.$Q$94];1;0)" office:value-type="float" office:value="0" calcext:value-type="float">
            <text:p>0</text:p>
          </table:table-cell>
          <table:table-cell table:formula="of:=IF([.G117]&gt;=[.$Q$94];1;0)" office:value-type="float" office:value="0" calcext:value-type="float">
            <text:p>0</text:p>
          </table:table-cell>
          <table:table-cell table:formula="of:=IF([.H117]&gt;=[.$Q$94];1;0)" office:value-type="float" office:value="0" calcext:value-type="float">
            <text:p>0</text:p>
          </table:table-cell>
          <table:table-cell table:formula="of:=IF([.I117]&gt;=[.$Q$94];1;0)" office:value-type="float" office:value="0" calcext:value-type="float">
            <text:p>0</text:p>
          </table:table-cell>
          <table:table-cell table:formula="of:=IF([.J117]&gt;=[.$Q$94];1;0)" office:value-type="float" office:value="0" calcext:value-type="float">
            <text:p>0</text:p>
          </table:table-cell>
          <table:table-cell table:formula="of:=IF([.K117]&gt;=[.$Q$94];1;0)" office:value-type="float" office:value="0" calcext:value-type="float">
            <text:p>0</text:p>
          </table:table-cell>
          <table:table-cell table:formula="of:=IF([.L117]&gt;=[.$Q$94];1;0)" office:value-type="float" office:value="0" calcext:value-type="float">
            <text:p>0</text:p>
          </table:table-cell>
          <table:table-cell table:formula="of:=IF([.M117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8]" office:value-type="float" office:value="27292.2127659574" calcext:value-type="float">
            <text:p>27292,2127659574</text:p>
          </table:table-cell>
          <table:table-cell table:formula="of:=[.C$95]/[.$O118]" office:value-type="float" office:value="21962.4255319149" calcext:value-type="float">
            <text:p>21962,4255319149</text:p>
          </table:table-cell>
          <table:table-cell table:formula="of:=[.D$95]/[.$O118]" office:value-type="float" office:value="29968.3829787234" calcext:value-type="float">
            <text:p>29968,3829787234</text:p>
          </table:table-cell>
          <table:table-cell table:formula="of:=[.E$95]/[.$O118]" office:value-type="float" office:value="8555.46808510638" calcext:value-type="float">
            <text:p>8555,46808510638</text:p>
          </table:table-cell>
          <table:table-cell table:formula="of:=[.F$95]/[.$O118]" office:value-type="float" office:value="9497.40425531915" calcext:value-type="float">
            <text:p>9497,40425531915</text:p>
          </table:table-cell>
          <table:table-cell table:formula="of:=[.G$95]/[.$O118]" office:value-type="float" office:value="2093.51063829787" calcext:value-type="float">
            <text:p>2093,51063829787</text:p>
          </table:table-cell>
          <table:table-cell table:formula="of:=[.H$95]/[.$O118]" office:value-type="float" office:value="420.957446808511" calcext:value-type="float">
            <text:p>420,957446808511</text:p>
          </table:table-cell>
          <table:table-cell table:formula="of:=[.I$95]/[.$O118]" office:value-type="float" office:value="3.31914893617021" calcext:value-type="float">
            <text:p>3,31914893617021</text:p>
          </table:table-cell>
          <table:table-cell table:formula="of:=[.J$95]/[.$O118]" office:value-type="float" office:value="606.127659574468" calcext:value-type="float">
            <text:p>606,127659574468</text:p>
          </table:table-cell>
          <table:table-cell table:formula="of:=[.K$95]/[.$O118]" office:value-type="float" office:value="412.255319148936" calcext:value-type="float">
            <text:p>412,255319148936</text:p>
          </table:table-cell>
          <table:table-cell table:formula="of:=[.L$95]/[.$O118]" office:value-type="float" office:value="2487.04255319149" calcext:value-type="float">
            <text:p>2487,04255319149</text:p>
          </table:table-cell>
          <table:table-cell table:formula="of:=[.M$95]/[.$O118]" office:value-type="float" office:value="592.127659574468" calcext:value-type="float">
            <text:p>592,12765957446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IF([.B118]&gt;=[.$Q$94];1;0)" office:value-type="float" office:value="1" calcext:value-type="float">
            <text:p>1</text:p>
          </table:table-cell>
          <table:table-cell table:formula="of:=IF([.C118]&gt;=[.$Q$94];1;0)" office:value-type="float" office:value="1" calcext:value-type="float">
            <text:p>1</text:p>
          </table:table-cell>
          <table:table-cell table:formula="of:=IF([.D118]&gt;=[.$Q$94];1;0)" office:value-type="float" office:value="1" calcext:value-type="float">
            <text:p>1</text:p>
          </table:table-cell>
          <table:table-cell table:formula="of:=IF([.E118]&gt;=[.$Q$94];1;0)" office:value-type="float" office:value="0" calcext:value-type="float">
            <text:p>0</text:p>
          </table:table-cell>
          <table:table-cell table:formula="of:=IF([.F118]&gt;=[.$Q$94];1;0)" office:value-type="float" office:value="0" calcext:value-type="float">
            <text:p>0</text:p>
          </table:table-cell>
          <table:table-cell table:formula="of:=IF([.G118]&gt;=[.$Q$94];1;0)" office:value-type="float" office:value="0" calcext:value-type="float">
            <text:p>0</text:p>
          </table:table-cell>
          <table:table-cell table:formula="of:=IF([.H118]&gt;=[.$Q$94];1;0)" office:value-type="float" office:value="0" calcext:value-type="float">
            <text:p>0</text:p>
          </table:table-cell>
          <table:table-cell table:formula="of:=IF([.I118]&gt;=[.$Q$94];1;0)" office:value-type="float" office:value="0" calcext:value-type="float">
            <text:p>0</text:p>
          </table:table-cell>
          <table:table-cell table:formula="of:=IF([.J118]&gt;=[.$Q$94];1;0)" office:value-type="float" office:value="0" calcext:value-type="float">
            <text:p>0</text:p>
          </table:table-cell>
          <table:table-cell table:formula="of:=IF([.K118]&gt;=[.$Q$94];1;0)" office:value-type="float" office:value="0" calcext:value-type="float">
            <text:p>0</text:p>
          </table:table-cell>
          <table:table-cell table:formula="of:=IF([.L118]&gt;=[.$Q$94];1;0)" office:value-type="float" office:value="0" calcext:value-type="float">
            <text:p>0</text:p>
          </table:table-cell>
          <table:table-cell table:formula="of:=IF([.M118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19]" office:value-type="float" office:value="26178.2448979592" calcext:value-type="float">
            <text:p>26178,2448979592</text:p>
          </table:table-cell>
          <table:table-cell table:formula="of:=[.C$95]/[.$O119]" office:value-type="float" office:value="21066" calcext:value-type="float">
            <text:p>21066</text:p>
          </table:table-cell>
          <table:table-cell table:formula="of:=[.D$95]/[.$O119]" office:value-type="float" office:value="28745.1836734694" calcext:value-type="float">
            <text:p>28745,1836734694</text:p>
          </table:table-cell>
          <table:table-cell table:formula="of:=[.E$95]/[.$O119]" office:value-type="float" office:value="8206.26530612245" calcext:value-type="float">
            <text:p>8206,26530612245</text:p>
          </table:table-cell>
          <table:table-cell table:formula="of:=[.F$95]/[.$O119]" office:value-type="float" office:value="9109.75510204082" calcext:value-type="float">
            <text:p>9109,75510204082</text:p>
          </table:table-cell>
          <table:table-cell table:formula="of:=[.G$95]/[.$O119]" office:value-type="float" office:value="2008.0612244898" calcext:value-type="float">
            <text:p>2008,0612244898</text:p>
          </table:table-cell>
          <table:table-cell table:formula="of:=[.H$95]/[.$O119]" office:value-type="float" office:value="403.775510204082" calcext:value-type="float">
            <text:p>403,775510204082</text:p>
          </table:table-cell>
          <table:table-cell table:formula="of:=[.I$95]/[.$O119]" office:value-type="float" office:value="3.18367346938776" calcext:value-type="float">
            <text:p>3,18367346938776</text:p>
          </table:table-cell>
          <table:table-cell table:formula="of:=[.J$95]/[.$O119]" office:value-type="float" office:value="581.387755102041" calcext:value-type="float">
            <text:p>581,387755102041</text:p>
          </table:table-cell>
          <table:table-cell table:formula="of:=[.K$95]/[.$O119]" office:value-type="float" office:value="395.428571428571" calcext:value-type="float">
            <text:p>395,428571428571</text:p>
          </table:table-cell>
          <table:table-cell table:formula="of:=[.L$95]/[.$O119]" office:value-type="float" office:value="2385.5306122449" calcext:value-type="float">
            <text:p>2385,5306122449</text:p>
          </table:table-cell>
          <table:table-cell table:formula="of:=[.M$95]/[.$O119]" office:value-type="float" office:value="567.959183673469" calcext:value-type="float">
            <text:p>567,95918367346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IF([.B119]&gt;=[.$Q$94];1;0)" office:value-type="float" office:value="1" calcext:value-type="float">
            <text:p>1</text:p>
          </table:table-cell>
          <table:table-cell table:formula="of:=IF([.C119]&gt;=[.$Q$94];1;0)" office:value-type="float" office:value="1" calcext:value-type="float">
            <text:p>1</text:p>
          </table:table-cell>
          <table:table-cell table:formula="of:=IF([.D119]&gt;=[.$Q$94];1;0)" office:value-type="float" office:value="1" calcext:value-type="float">
            <text:p>1</text:p>
          </table:table-cell>
          <table:table-cell table:formula="of:=IF([.E119]&gt;=[.$Q$94];1;0)" office:value-type="float" office:value="0" calcext:value-type="float">
            <text:p>0</text:p>
          </table:table-cell>
          <table:table-cell table:formula="of:=IF([.F119]&gt;=[.$Q$94];1;0)" office:value-type="float" office:value="0" calcext:value-type="float">
            <text:p>0</text:p>
          </table:table-cell>
          <table:table-cell table:formula="of:=IF([.G119]&gt;=[.$Q$94];1;0)" office:value-type="float" office:value="0" calcext:value-type="float">
            <text:p>0</text:p>
          </table:table-cell>
          <table:table-cell table:formula="of:=IF([.H119]&gt;=[.$Q$94];1;0)" office:value-type="float" office:value="0" calcext:value-type="float">
            <text:p>0</text:p>
          </table:table-cell>
          <table:table-cell table:formula="of:=IF([.I119]&gt;=[.$Q$94];1;0)" office:value-type="float" office:value="0" calcext:value-type="float">
            <text:p>0</text:p>
          </table:table-cell>
          <table:table-cell table:formula="of:=IF([.J119]&gt;=[.$Q$94];1;0)" office:value-type="float" office:value="0" calcext:value-type="float">
            <text:p>0</text:p>
          </table:table-cell>
          <table:table-cell table:formula="of:=IF([.K119]&gt;=[.$Q$94];1;0)" office:value-type="float" office:value="0" calcext:value-type="float">
            <text:p>0</text:p>
          </table:table-cell>
          <table:table-cell table:formula="of:=IF([.L119]&gt;=[.$Q$94];1;0)" office:value-type="float" office:value="0" calcext:value-type="float">
            <text:p>0</text:p>
          </table:table-cell>
          <table:table-cell table:formula="of:=IF([.M119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0]" office:value-type="float" office:value="25151.6470588235" calcext:value-type="float">
            <text:p>25151,6470588235</text:p>
          </table:table-cell>
          <table:table-cell table:formula="of:=[.C$95]/[.$O120]" office:value-type="float" office:value="20239.8823529412" calcext:value-type="float">
            <text:p>20239,8823529412</text:p>
          </table:table-cell>
          <table:table-cell table:formula="of:=[.D$95]/[.$O120]" office:value-type="float" office:value="27617.9215686275" calcext:value-type="float">
            <text:p>27617,9215686275</text:p>
          </table:table-cell>
          <table:table-cell table:formula="of:=[.E$95]/[.$O120]" office:value-type="float" office:value="7884.45098039216" calcext:value-type="float">
            <text:p>7884,45098039216</text:p>
          </table:table-cell>
          <table:table-cell table:formula="of:=[.F$95]/[.$O120]" office:value-type="float" office:value="8752.50980392157" calcext:value-type="float">
            <text:p>8752,50980392157</text:p>
          </table:table-cell>
          <table:table-cell table:formula="of:=[.G$95]/[.$O120]" office:value-type="float" office:value="1929.3137254902" calcext:value-type="float">
            <text:p>1929,3137254902</text:p>
          </table:table-cell>
          <table:table-cell table:formula="of:=[.H$95]/[.$O120]" office:value-type="float" office:value="387.941176470588" calcext:value-type="float">
            <text:p>387,941176470588</text:p>
          </table:table-cell>
          <table:table-cell table:formula="of:=[.I$95]/[.$O120]" office:value-type="float" office:value="3.05882352941176" calcext:value-type="float">
            <text:p>3,05882352941176</text:p>
          </table:table-cell>
          <table:table-cell table:formula="of:=[.J$95]/[.$O120]" office:value-type="float" office:value="558.588235294118" calcext:value-type="float">
            <text:p>558,588235294118</text:p>
          </table:table-cell>
          <table:table-cell table:formula="of:=[.K$95]/[.$O120]" office:value-type="float" office:value="379.921568627451" calcext:value-type="float">
            <text:p>379,921568627451</text:p>
          </table:table-cell>
          <table:table-cell table:formula="of:=[.L$95]/[.$O120]" office:value-type="float" office:value="2291.98039215686" calcext:value-type="float">
            <text:p>2291,98039215686</text:p>
          </table:table-cell>
          <table:table-cell table:formula="of:=[.M$95]/[.$O120]" office:value-type="float" office:value="545.686274509804" calcext:value-type="float">
            <text:p>545,6862745098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IF([.B120]&gt;=[.$Q$94];1;0)" office:value-type="float" office:value="1" calcext:value-type="float">
            <text:p>1</text:p>
          </table:table-cell>
          <table:table-cell table:formula="of:=IF([.C120]&gt;=[.$Q$94];1;0)" office:value-type="float" office:value="1" calcext:value-type="float">
            <text:p>1</text:p>
          </table:table-cell>
          <table:table-cell table:formula="of:=IF([.D120]&gt;=[.$Q$94];1;0)" office:value-type="float" office:value="1" calcext:value-type="float">
            <text:p>1</text:p>
          </table:table-cell>
          <table:table-cell table:formula="of:=IF([.E120]&gt;=[.$Q$94];1;0)" office:value-type="float" office:value="0" calcext:value-type="float">
            <text:p>0</text:p>
          </table:table-cell>
          <table:table-cell table:formula="of:=IF([.F120]&gt;=[.$Q$94];1;0)" office:value-type="float" office:value="0" calcext:value-type="float">
            <text:p>0</text:p>
          </table:table-cell>
          <table:table-cell table:formula="of:=IF([.G120]&gt;=[.$Q$94];1;0)" office:value-type="float" office:value="0" calcext:value-type="float">
            <text:p>0</text:p>
          </table:table-cell>
          <table:table-cell table:formula="of:=IF([.H120]&gt;=[.$Q$94];1;0)" office:value-type="float" office:value="0" calcext:value-type="float">
            <text:p>0</text:p>
          </table:table-cell>
          <table:table-cell table:formula="of:=IF([.I120]&gt;=[.$Q$94];1;0)" office:value-type="float" office:value="0" calcext:value-type="float">
            <text:p>0</text:p>
          </table:table-cell>
          <table:table-cell table:formula="of:=IF([.J120]&gt;=[.$Q$94];1;0)" office:value-type="float" office:value="0" calcext:value-type="float">
            <text:p>0</text:p>
          </table:table-cell>
          <table:table-cell table:formula="of:=IF([.K120]&gt;=[.$Q$94];1;0)" office:value-type="float" office:value="0" calcext:value-type="float">
            <text:p>0</text:p>
          </table:table-cell>
          <table:table-cell table:formula="of:=IF([.L120]&gt;=[.$Q$94];1;0)" office:value-type="float" office:value="0" calcext:value-type="float">
            <text:p>0</text:p>
          </table:table-cell>
          <table:table-cell table:formula="of:=IF([.M120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1]" office:value-type="float" office:value="24202.5283018868" calcext:value-type="float">
            <text:p>24202,5283018868</text:p>
          </table:table-cell>
          <table:table-cell table:formula="of:=[.C$95]/[.$O121]" office:value-type="float" office:value="19476.1132075472" calcext:value-type="float">
            <text:p>19476,1132075472</text:p>
          </table:table-cell>
          <table:table-cell table:formula="of:=[.D$95]/[.$O121]" office:value-type="float" office:value="26575.7358490566" calcext:value-type="float">
            <text:p>26575,7358490566</text:p>
          </table:table-cell>
          <table:table-cell table:formula="of:=[.E$95]/[.$O121]" office:value-type="float" office:value="7586.92452830189" calcext:value-type="float">
            <text:p>7586,92452830189</text:p>
          </table:table-cell>
          <table:table-cell table:formula="of:=[.F$95]/[.$O121]" office:value-type="float" office:value="8422.22641509434" calcext:value-type="float">
            <text:p>8422,22641509434</text:p>
          </table:table-cell>
          <table:table-cell table:formula="of:=[.G$95]/[.$O121]" office:value-type="float" office:value="1856.50943396226" calcext:value-type="float">
            <text:p>1856,50943396226</text:p>
          </table:table-cell>
          <table:table-cell table:formula="of:=[.H$95]/[.$O121]" office:value-type="float" office:value="373.301886792453" calcext:value-type="float">
            <text:p>373,301886792453</text:p>
          </table:table-cell>
          <table:table-cell table:formula="of:=[.I$95]/[.$O121]" office:value-type="float" office:value="2.94339622641509" calcext:value-type="float">
            <text:p>2,94339622641509</text:p>
          </table:table-cell>
          <table:table-cell table:formula="of:=[.J$95]/[.$O121]" office:value-type="float" office:value="537.509433962264" calcext:value-type="float">
            <text:p>537,509433962264</text:p>
          </table:table-cell>
          <table:table-cell table:formula="of:=[.K$95]/[.$O121]" office:value-type="float" office:value="365.584905660377" calcext:value-type="float">
            <text:p>365,584905660377</text:p>
          </table:table-cell>
          <table:table-cell table:formula="of:=[.L$95]/[.$O121]" office:value-type="float" office:value="2205.49056603774" calcext:value-type="float">
            <text:p>2205,49056603774</text:p>
          </table:table-cell>
          <table:table-cell table:formula="of:=[.M$95]/[.$O121]" office:value-type="float" office:value="525.094339622642" calcext:value-type="float">
            <text:p>525,09433962264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IF([.B121]&gt;=[.$Q$94];1;0)" office:value-type="float" office:value="1" calcext:value-type="float">
            <text:p>1</text:p>
          </table:table-cell>
          <table:table-cell table:formula="of:=IF([.C121]&gt;=[.$Q$94];1;0)" office:value-type="float" office:value="1" calcext:value-type="float">
            <text:p>1</text:p>
          </table:table-cell>
          <table:table-cell table:formula="of:=IF([.D121]&gt;=[.$Q$94];1;0)" office:value-type="float" office:value="1" calcext:value-type="float">
            <text:p>1</text:p>
          </table:table-cell>
          <table:table-cell table:formula="of:=IF([.E121]&gt;=[.$Q$94];1;0)" office:value-type="float" office:value="0" calcext:value-type="float">
            <text:p>0</text:p>
          </table:table-cell>
          <table:table-cell table:formula="of:=IF([.F121]&gt;=[.$Q$94];1;0)" office:value-type="float" office:value="0" calcext:value-type="float">
            <text:p>0</text:p>
          </table:table-cell>
          <table:table-cell table:formula="of:=IF([.G121]&gt;=[.$Q$94];1;0)" office:value-type="float" office:value="0" calcext:value-type="float">
            <text:p>0</text:p>
          </table:table-cell>
          <table:table-cell table:formula="of:=IF([.H121]&gt;=[.$Q$94];1;0)" office:value-type="float" office:value="0" calcext:value-type="float">
            <text:p>0</text:p>
          </table:table-cell>
          <table:table-cell table:formula="of:=IF([.I121]&gt;=[.$Q$94];1;0)" office:value-type="float" office:value="0" calcext:value-type="float">
            <text:p>0</text:p>
          </table:table-cell>
          <table:table-cell table:formula="of:=IF([.J121]&gt;=[.$Q$94];1;0)" office:value-type="float" office:value="0" calcext:value-type="float">
            <text:p>0</text:p>
          </table:table-cell>
          <table:table-cell table:formula="of:=IF([.K121]&gt;=[.$Q$94];1;0)" office:value-type="float" office:value="0" calcext:value-type="float">
            <text:p>0</text:p>
          </table:table-cell>
          <table:table-cell table:formula="of:=IF([.L121]&gt;=[.$Q$94];1;0)" office:value-type="float" office:value="0" calcext:value-type="float">
            <text:p>0</text:p>
          </table:table-cell>
          <table:table-cell table:formula="of:=IF([.M121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2]" office:value-type="float" office:value="23322.4363636364" calcext:value-type="float">
            <text:p>23322,4363636364</text:p>
          </table:table-cell>
          <table:table-cell table:formula="of:=[.C$95]/[.$O122]" office:value-type="float" office:value="18767.8909090909" calcext:value-type="float">
            <text:p>18767,8909090909</text:p>
          </table:table-cell>
          <table:table-cell table:formula="of:=[.D$95]/[.$O122]" office:value-type="float" office:value="25609.3454545455" calcext:value-type="float">
            <text:p>25609,3454545455</text:p>
          </table:table-cell>
          <table:table-cell table:formula="of:=[.E$95]/[.$O122]" office:value-type="float" office:value="7311.03636363636" calcext:value-type="float">
            <text:p>7311,03636363636</text:p>
          </table:table-cell>
          <table:table-cell table:formula="of:=[.F$95]/[.$O122]" office:value-type="float" office:value="8115.96363636364" calcext:value-type="float">
            <text:p>8115,96363636364</text:p>
          </table:table-cell>
          <table:table-cell table:formula="of:=[.G$95]/[.$O122]" office:value-type="float" office:value="1789" calcext:value-type="float">
            <text:p>1789</text:p>
          </table:table-cell>
          <table:table-cell table:formula="of:=[.H$95]/[.$O122]" office:value-type="float" office:value="359.727272727273" calcext:value-type="float">
            <text:p>359,727272727273</text:p>
          </table:table-cell>
          <table:table-cell table:formula="of:=[.I$95]/[.$O122]" office:value-type="float" office:value="2.83636363636364" calcext:value-type="float">
            <text:p>2,83636363636364</text:p>
          </table:table-cell>
          <table:table-cell table:formula="of:=[.J$95]/[.$O122]" office:value-type="float" office:value="517.963636363636" calcext:value-type="float">
            <text:p>517,963636363636</text:p>
          </table:table-cell>
          <table:table-cell table:formula="of:=[.K$95]/[.$O122]" office:value-type="float" office:value="352.290909090909" calcext:value-type="float">
            <text:p>352,290909090909</text:p>
          </table:table-cell>
          <table:table-cell table:formula="of:=[.L$95]/[.$O122]" office:value-type="float" office:value="2125.29090909091" calcext:value-type="float">
            <text:p>2125,29090909091</text:p>
          </table:table-cell>
          <table:table-cell table:formula="of:=[.M$95]/[.$O122]" office:value-type="float" office:value="506" calcext:value-type="float">
            <text:p>50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IF([.B122]&gt;=[.$Q$94];1;0)" office:value-type="float" office:value="1" calcext:value-type="float">
            <text:p>1</text:p>
          </table:table-cell>
          <table:table-cell table:formula="of:=IF([.C122]&gt;=[.$Q$94];1;0)" office:value-type="float" office:value="1" calcext:value-type="float">
            <text:p>1</text:p>
          </table:table-cell>
          <table:table-cell table:formula="of:=IF([.D122]&gt;=[.$Q$94];1;0)" office:value-type="float" office:value="1" calcext:value-type="float">
            <text:p>1</text:p>
          </table:table-cell>
          <table:table-cell table:formula="of:=IF([.E122]&gt;=[.$Q$94];1;0)" office:value-type="float" office:value="0" calcext:value-type="float">
            <text:p>0</text:p>
          </table:table-cell>
          <table:table-cell table:formula="of:=IF([.F122]&gt;=[.$Q$94];1;0)" office:value-type="float" office:value="0" calcext:value-type="float">
            <text:p>0</text:p>
          </table:table-cell>
          <table:table-cell table:formula="of:=IF([.G122]&gt;=[.$Q$94];1;0)" office:value-type="float" office:value="0" calcext:value-type="float">
            <text:p>0</text:p>
          </table:table-cell>
          <table:table-cell table:formula="of:=IF([.H122]&gt;=[.$Q$94];1;0)" office:value-type="float" office:value="0" calcext:value-type="float">
            <text:p>0</text:p>
          </table:table-cell>
          <table:table-cell table:formula="of:=IF([.I122]&gt;=[.$Q$94];1;0)" office:value-type="float" office:value="0" calcext:value-type="float">
            <text:p>0</text:p>
          </table:table-cell>
          <table:table-cell table:formula="of:=IF([.J122]&gt;=[.$Q$94];1;0)" office:value-type="float" office:value="0" calcext:value-type="float">
            <text:p>0</text:p>
          </table:table-cell>
          <table:table-cell table:formula="of:=IF([.K122]&gt;=[.$Q$94];1;0)" office:value-type="float" office:value="0" calcext:value-type="float">
            <text:p>0</text:p>
          </table:table-cell>
          <table:table-cell table:formula="of:=IF([.L122]&gt;=[.$Q$94];1;0)" office:value-type="float" office:value="0" calcext:value-type="float">
            <text:p>0</text:p>
          </table:table-cell>
          <table:table-cell table:formula="of:=IF([.M122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3]" office:value-type="float" office:value="22504.1052631579" calcext:value-type="float">
            <text:p>22504,1052631579</text:p>
          </table:table-cell>
          <table:table-cell table:formula="of:=[.C$95]/[.$O123]" office:value-type="float" office:value="18109.3684210526" calcext:value-type="float">
            <text:p>18109,3684210526</text:p>
          </table:table-cell>
          <table:table-cell table:formula="of:=[.D$95]/[.$O123]" office:value-type="float" office:value="24710.7719298246" calcext:value-type="float">
            <text:p>24710,7719298246</text:p>
          </table:table-cell>
          <table:table-cell table:formula="of:=[.E$95]/[.$O123]" office:value-type="float" office:value="7054.50877192982" calcext:value-type="float">
            <text:p>7054,50877192982</text:p>
          </table:table-cell>
          <table:table-cell table:formula="of:=[.F$95]/[.$O123]" office:value-type="float" office:value="7831.19298245614" calcext:value-type="float">
            <text:p>7831,19298245614</text:p>
          </table:table-cell>
          <table:table-cell table:formula="of:=[.G$95]/[.$O123]" office:value-type="float" office:value="1726.22807017544" calcext:value-type="float">
            <text:p>1726,22807017544</text:p>
          </table:table-cell>
          <table:table-cell table:formula="of:=[.H$95]/[.$O123]" office:value-type="float" office:value="347.105263157895" calcext:value-type="float">
            <text:p>347,105263157895</text:p>
          </table:table-cell>
          <table:table-cell table:formula="of:=[.I$95]/[.$O123]" office:value-type="float" office:value="2.73684210526316" calcext:value-type="float">
            <text:p>2,73684210526316</text:p>
          </table:table-cell>
          <table:table-cell table:formula="of:=[.J$95]/[.$O123]" office:value-type="float" office:value="499.789473684211" calcext:value-type="float">
            <text:p>499,789473684211</text:p>
          </table:table-cell>
          <table:table-cell table:formula="of:=[.K$95]/[.$O123]" office:value-type="float" office:value="339.929824561404" calcext:value-type="float">
            <text:p>339,929824561404</text:p>
          </table:table-cell>
          <table:table-cell table:formula="of:=[.L$95]/[.$O123]" office:value-type="float" office:value="2050.71929824561" calcext:value-type="float">
            <text:p>2050,71929824561</text:p>
          </table:table-cell>
          <table:table-cell table:formula="of:=[.M$95]/[.$O123]" office:value-type="float" office:value="488.245614035088" calcext:value-type="float">
            <text:p>488,24561403508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IF([.B123]&gt;=[.$Q$94];1;0)" office:value-type="float" office:value="1" calcext:value-type="float">
            <text:p>1</text:p>
          </table:table-cell>
          <table:table-cell table:formula="of:=IF([.C123]&gt;=[.$Q$94];1;0)" office:value-type="float" office:value="1" calcext:value-type="float">
            <text:p>1</text:p>
          </table:table-cell>
          <table:table-cell table:formula="of:=IF([.D123]&gt;=[.$Q$94];1;0)" office:value-type="float" office:value="1" calcext:value-type="float">
            <text:p>1</text:p>
          </table:table-cell>
          <table:table-cell table:formula="of:=IF([.E123]&gt;=[.$Q$94];1;0)" office:value-type="float" office:value="0" calcext:value-type="float">
            <text:p>0</text:p>
          </table:table-cell>
          <table:table-cell table:formula="of:=IF([.F123]&gt;=[.$Q$94];1;0)" office:value-type="float" office:value="0" calcext:value-type="float">
            <text:p>0</text:p>
          </table:table-cell>
          <table:table-cell table:formula="of:=IF([.G123]&gt;=[.$Q$94];1;0)" office:value-type="float" office:value="0" calcext:value-type="float">
            <text:p>0</text:p>
          </table:table-cell>
          <table:table-cell table:formula="of:=IF([.H123]&gt;=[.$Q$94];1;0)" office:value-type="float" office:value="0" calcext:value-type="float">
            <text:p>0</text:p>
          </table:table-cell>
          <table:table-cell table:formula="of:=IF([.I123]&gt;=[.$Q$94];1;0)" office:value-type="float" office:value="0" calcext:value-type="float">
            <text:p>0</text:p>
          </table:table-cell>
          <table:table-cell table:formula="of:=IF([.J123]&gt;=[.$Q$94];1;0)" office:value-type="float" office:value="0" calcext:value-type="float">
            <text:p>0</text:p>
          </table:table-cell>
          <table:table-cell table:formula="of:=IF([.K123]&gt;=[.$Q$94];1;0)" office:value-type="float" office:value="0" calcext:value-type="float">
            <text:p>0</text:p>
          </table:table-cell>
          <table:table-cell table:formula="of:=IF([.L123]&gt;=[.$Q$94];1;0)" office:value-type="float" office:value="0" calcext:value-type="float">
            <text:p>0</text:p>
          </table:table-cell>
          <table:table-cell table:formula="of:=IF([.M123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4]" office:value-type="float" office:value="21741.2542372881" calcext:value-type="float">
            <text:p>21741,2542372881</text:p>
          </table:table-cell>
          <table:table-cell table:formula="of:=[.C$95]/[.$O124]" office:value-type="float" office:value="17495.4915254237" calcext:value-type="float">
            <text:p>17495,4915254237</text:p>
          </table:table-cell>
          <table:table-cell table:formula="of:=[.D$95]/[.$O124]" office:value-type="float" office:value="23873.1186440678" calcext:value-type="float">
            <text:p>23873,1186440678</text:p>
          </table:table-cell>
          <table:table-cell table:formula="of:=[.E$95]/[.$O124]" office:value-type="float" office:value="6815.37288135593" calcext:value-type="float">
            <text:p>6815,37288135593</text:p>
          </table:table-cell>
          <table:table-cell table:formula="of:=[.F$95]/[.$O124]" office:value-type="float" office:value="7565.72881355932" calcext:value-type="float">
            <text:p>7565,72881355932</text:p>
          </table:table-cell>
          <table:table-cell table:formula="of:=[.G$95]/[.$O124]" office:value-type="float" office:value="1667.71186440678" calcext:value-type="float">
            <text:p>1667,71186440678</text:p>
          </table:table-cell>
          <table:table-cell table:formula="of:=[.H$95]/[.$O124]" office:value-type="float" office:value="335.338983050847" calcext:value-type="float">
            <text:p>335,338983050847</text:p>
          </table:table-cell>
          <table:table-cell table:formula="of:=[.I$95]/[.$O124]" office:value-type="float" office:value="2.64406779661017" calcext:value-type="float">
            <text:p>2,64406779661017</text:p>
          </table:table-cell>
          <table:table-cell table:formula="of:=[.J$95]/[.$O124]" office:value-type="float" office:value="482.847457627119" calcext:value-type="float">
            <text:p>482,847457627119</text:p>
          </table:table-cell>
          <table:table-cell table:formula="of:=[.K$95]/[.$O124]" office:value-type="float" office:value="328.406779661017" calcext:value-type="float">
            <text:p>328,406779661017</text:p>
          </table:table-cell>
          <table:table-cell table:formula="of:=[.L$95]/[.$O124]" office:value-type="float" office:value="1981.20338983051" calcext:value-type="float">
            <text:p>1981,20338983051</text:p>
          </table:table-cell>
          <table:table-cell table:formula="of:=[.M$95]/[.$O124]" office:value-type="float" office:value="471.694915254237" calcext:value-type="float">
            <text:p>471,69491525423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IF([.B124]&gt;=[.$Q$94];1;0)" office:value-type="float" office:value="1" calcext:value-type="float">
            <text:p>1</text:p>
          </table:table-cell>
          <table:table-cell table:formula="of:=IF([.C124]&gt;=[.$Q$94];1;0)" office:value-type="float" office:value="1" calcext:value-type="float">
            <text:p>1</text:p>
          </table:table-cell>
          <table:table-cell table:formula="of:=IF([.D124]&gt;=[.$Q$94];1;0)" office:value-type="float" office:value="1" calcext:value-type="float">
            <text:p>1</text:p>
          </table:table-cell>
          <table:table-cell table:formula="of:=IF([.E124]&gt;=[.$Q$94];1;0)" office:value-type="float" office:value="0" calcext:value-type="float">
            <text:p>0</text:p>
          </table:table-cell>
          <table:table-cell table:formula="of:=IF([.F124]&gt;=[.$Q$94];1;0)" office:value-type="float" office:value="0" calcext:value-type="float">
            <text:p>0</text:p>
          </table:table-cell>
          <table:table-cell table:formula="of:=IF([.G124]&gt;=[.$Q$94];1;0)" office:value-type="float" office:value="0" calcext:value-type="float">
            <text:p>0</text:p>
          </table:table-cell>
          <table:table-cell table:formula="of:=IF([.H124]&gt;=[.$Q$94];1;0)" office:value-type="float" office:value="0" calcext:value-type="float">
            <text:p>0</text:p>
          </table:table-cell>
          <table:table-cell table:formula="of:=IF([.I124]&gt;=[.$Q$94];1;0)" office:value-type="float" office:value="0" calcext:value-type="float">
            <text:p>0</text:p>
          </table:table-cell>
          <table:table-cell table:formula="of:=IF([.J124]&gt;=[.$Q$94];1;0)" office:value-type="float" office:value="0" calcext:value-type="float">
            <text:p>0</text:p>
          </table:table-cell>
          <table:table-cell table:formula="of:=IF([.K124]&gt;=[.$Q$94];1;0)" office:value-type="float" office:value="0" calcext:value-type="float">
            <text:p>0</text:p>
          </table:table-cell>
          <table:table-cell table:formula="of:=IF([.L124]&gt;=[.$Q$94];1;0)" office:value-type="float" office:value="0" calcext:value-type="float">
            <text:p>0</text:p>
          </table:table-cell>
          <table:table-cell table:formula="of:=IF([.M124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5]" office:value-type="float" office:value="21028.4262295082" calcext:value-type="float">
            <text:p>21028,4262295082</text:p>
          </table:table-cell>
          <table:table-cell table:formula="of:=[.C$95]/[.$O125]" office:value-type="float" office:value="16921.868852459" calcext:value-type="float">
            <text:p>16921,868852459</text:p>
          </table:table-cell>
          <table:table-cell table:formula="of:=[.D$95]/[.$O125]" office:value-type="float" office:value="23090.393442623" calcext:value-type="float">
            <text:p>23090,393442623</text:p>
          </table:table-cell>
          <table:table-cell table:formula="of:=[.E$95]/[.$O125]" office:value-type="float" office:value="6591.91803278689" calcext:value-type="float">
            <text:p>6591,91803278689</text:p>
          </table:table-cell>
          <table:table-cell table:formula="of:=[.F$95]/[.$O125]" office:value-type="float" office:value="7317.67213114754" calcext:value-type="float">
            <text:p>7317,67213114754</text:p>
          </table:table-cell>
          <table:table-cell table:formula="of:=[.G$95]/[.$O125]" office:value-type="float" office:value="1613.03278688525" calcext:value-type="float">
            <text:p>1613,03278688525</text:p>
          </table:table-cell>
          <table:table-cell table:formula="of:=[.H$95]/[.$O125]" office:value-type="float" office:value="324.344262295082" calcext:value-type="float">
            <text:p>324,344262295082</text:p>
          </table:table-cell>
          <table:table-cell table:formula="of:=[.I$95]/[.$O125]" office:value-type="float" office:value="2.55737704918033" calcext:value-type="float">
            <text:p>2,55737704918033</text:p>
          </table:table-cell>
          <table:table-cell table:formula="of:=[.J$95]/[.$O125]" office:value-type="float" office:value="467.016393442623" calcext:value-type="float">
            <text:p>467,016393442623</text:p>
          </table:table-cell>
          <table:table-cell table:formula="of:=[.K$95]/[.$O125]" office:value-type="float" office:value="317.639344262295" calcext:value-type="float">
            <text:p>317,639344262295</text:p>
          </table:table-cell>
          <table:table-cell table:formula="of:=[.L$95]/[.$O125]" office:value-type="float" office:value="1916.24590163934" calcext:value-type="float">
            <text:p>1916,24590163934</text:p>
          </table:table-cell>
          <table:table-cell table:formula="of:=[.M$95]/[.$O125]" office:value-type="float" office:value="456.229508196721" calcext:value-type="float">
            <text:p>456,22950819672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IF([.B125]&gt;=[.$Q$94];1;0)" office:value-type="float" office:value="1" calcext:value-type="float">
            <text:p>1</text:p>
          </table:table-cell>
          <table:table-cell table:formula="of:=IF([.C125]&gt;=[.$Q$94];1;0)" office:value-type="float" office:value="1" calcext:value-type="float">
            <text:p>1</text:p>
          </table:table-cell>
          <table:table-cell table:formula="of:=IF([.D125]&gt;=[.$Q$94];1;0)" office:value-type="float" office:value="1" calcext:value-type="float">
            <text:p>1</text:p>
          </table:table-cell>
          <table:table-cell table:formula="of:=IF([.E125]&gt;=[.$Q$94];1;0)" office:value-type="float" office:value="0" calcext:value-type="float">
            <text:p>0</text:p>
          </table:table-cell>
          <table:table-cell table:formula="of:=IF([.F125]&gt;=[.$Q$94];1;0)" office:value-type="float" office:value="0" calcext:value-type="float">
            <text:p>0</text:p>
          </table:table-cell>
          <table:table-cell table:formula="of:=IF([.G125]&gt;=[.$Q$94];1;0)" office:value-type="float" office:value="0" calcext:value-type="float">
            <text:p>0</text:p>
          </table:table-cell>
          <table:table-cell table:formula="of:=IF([.H125]&gt;=[.$Q$94];1;0)" office:value-type="float" office:value="0" calcext:value-type="float">
            <text:p>0</text:p>
          </table:table-cell>
          <table:table-cell table:formula="of:=IF([.I125]&gt;=[.$Q$94];1;0)" office:value-type="float" office:value="0" calcext:value-type="float">
            <text:p>0</text:p>
          </table:table-cell>
          <table:table-cell table:formula="of:=IF([.J125]&gt;=[.$Q$94];1;0)" office:value-type="float" office:value="0" calcext:value-type="float">
            <text:p>0</text:p>
          </table:table-cell>
          <table:table-cell table:formula="of:=IF([.K125]&gt;=[.$Q$94];1;0)" office:value-type="float" office:value="0" calcext:value-type="float">
            <text:p>0</text:p>
          </table:table-cell>
          <table:table-cell table:formula="of:=IF([.L125]&gt;=[.$Q$94];1;0)" office:value-type="float" office:value="0" calcext:value-type="float">
            <text:p>0</text:p>
          </table:table-cell>
          <table:table-cell table:formula="of:=IF([.M125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6]" office:value-type="float" office:value="20360.8571428571" calcext:value-type="float">
            <text:p>20360,8571428571</text:p>
          </table:table-cell>
          <table:table-cell table:formula="of:=[.C$95]/[.$O126]" office:value-type="float" office:value="16384.6666666667" calcext:value-type="float">
            <text:p>16384,6666666667</text:p>
          </table:table-cell>
          <table:table-cell table:formula="of:=[.D$95]/[.$O126]" office:value-type="float" office:value="22357.3650793651" calcext:value-type="float">
            <text:p>22357,3650793651</text:p>
          </table:table-cell>
          <table:table-cell table:formula="of:=[.E$95]/[.$O126]" office:value-type="float" office:value="6382.65079365079" calcext:value-type="float">
            <text:p>6382,65079365079</text:p>
          </table:table-cell>
          <table:table-cell table:formula="of:=[.F$95]/[.$O126]" office:value-type="float" office:value="7085.36507936508" calcext:value-type="float">
            <text:p>7085,36507936508</text:p>
          </table:table-cell>
          <table:table-cell table:formula="of:=[.G$95]/[.$O126]" office:value-type="float" office:value="1561.8253968254" calcext:value-type="float">
            <text:p>1561,8253968254</text:p>
          </table:table-cell>
          <table:table-cell table:formula="of:=[.H$95]/[.$O126]" office:value-type="float" office:value="314.047619047619" calcext:value-type="float">
            <text:p>314,047619047619</text:p>
          </table:table-cell>
          <table:table-cell table:formula="of:=[.I$95]/[.$O126]" office:value-type="float" office:value="2.47619047619048" calcext:value-type="float">
            <text:p>2,47619047619048</text:p>
          </table:table-cell>
          <table:table-cell table:formula="of:=[.J$95]/[.$O126]" office:value-type="float" office:value="452.190476190476" calcext:value-type="float">
            <text:p>452,190476190476</text:p>
          </table:table-cell>
          <table:table-cell table:formula="of:=[.K$95]/[.$O126]" office:value-type="float" office:value="307.555555555556" calcext:value-type="float">
            <text:p>307,555555555556</text:p>
          </table:table-cell>
          <table:table-cell table:formula="of:=[.L$95]/[.$O126]" office:value-type="float" office:value="1855.4126984127" calcext:value-type="float">
            <text:p>1855,4126984127</text:p>
          </table:table-cell>
          <table:table-cell table:formula="of:=[.M$95]/[.$O126]" office:value-type="float" office:value="441.746031746032" calcext:value-type="float">
            <text:p>441,74603174603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IF([.B126]&gt;=[.$Q$94];1;0)" office:value-type="float" office:value="1" calcext:value-type="float">
            <text:p>1</text:p>
          </table:table-cell>
          <table:table-cell table:formula="of:=IF([.C126]&gt;=[.$Q$94];1;0)" office:value-type="float" office:value="1" calcext:value-type="float">
            <text:p>1</text:p>
          </table:table-cell>
          <table:table-cell table:formula="of:=IF([.D126]&gt;=[.$Q$94];1;0)" office:value-type="float" office:value="1" calcext:value-type="float">
            <text:p>1</text:p>
          </table:table-cell>
          <table:table-cell table:formula="of:=IF([.E126]&gt;=[.$Q$94];1;0)" office:value-type="float" office:value="0" calcext:value-type="float">
            <text:p>0</text:p>
          </table:table-cell>
          <table:table-cell table:formula="of:=IF([.F126]&gt;=[.$Q$94];1;0)" office:value-type="float" office:value="0" calcext:value-type="float">
            <text:p>0</text:p>
          </table:table-cell>
          <table:table-cell table:formula="of:=IF([.G126]&gt;=[.$Q$94];1;0)" office:value-type="float" office:value="0" calcext:value-type="float">
            <text:p>0</text:p>
          </table:table-cell>
          <table:table-cell table:formula="of:=IF([.H126]&gt;=[.$Q$94];1;0)" office:value-type="float" office:value="0" calcext:value-type="float">
            <text:p>0</text:p>
          </table:table-cell>
          <table:table-cell table:formula="of:=IF([.I126]&gt;=[.$Q$94];1;0)" office:value-type="float" office:value="0" calcext:value-type="float">
            <text:p>0</text:p>
          </table:table-cell>
          <table:table-cell table:formula="of:=IF([.J126]&gt;=[.$Q$94];1;0)" office:value-type="float" office:value="0" calcext:value-type="float">
            <text:p>0</text:p>
          </table:table-cell>
          <table:table-cell table:formula="of:=IF([.K126]&gt;=[.$Q$94];1;0)" office:value-type="float" office:value="0" calcext:value-type="float">
            <text:p>0</text:p>
          </table:table-cell>
          <table:table-cell table:formula="of:=IF([.L126]&gt;=[.$Q$94];1;0)" office:value-type="float" office:value="0" calcext:value-type="float">
            <text:p>0</text:p>
          </table:table-cell>
          <table:table-cell table:formula="of:=IF([.M126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7]" office:value-type="float" office:value="19734.3692307692" calcext:value-type="float">
            <text:p>19734,3692307692</text:p>
          </table:table-cell>
          <table:table-cell table:formula="of:=[.C$95]/[.$O127]" office:value-type="float" office:value="15880.5230769231" calcext:value-type="float">
            <text:p>15880,5230769231</text:p>
          </table:table-cell>
          <table:table-cell table:formula="of:=[.D$95]/[.$O127]" office:value-type="float" office:value="21669.4461538462" calcext:value-type="float">
            <text:p>21669,4461538462</text:p>
          </table:table-cell>
          <table:table-cell table:formula="of:=[.E$95]/[.$O127]" office:value-type="float" office:value="6186.26153846154" calcext:value-type="float">
            <text:p>6186,26153846154</text:p>
          </table:table-cell>
          <table:table-cell table:formula="of:=[.F$95]/[.$O127]" office:value-type="float" office:value="6867.35384615385" calcext:value-type="float">
            <text:p>6867,35384615385</text:p>
          </table:table-cell>
          <table:table-cell table:formula="of:=[.G$95]/[.$O127]" office:value-type="float" office:value="1513.76923076923" calcext:value-type="float">
            <text:p>1513,76923076923</text:p>
          </table:table-cell>
          <table:table-cell table:formula="of:=[.H$95]/[.$O127]" office:value-type="float" office:value="304.384615384615" calcext:value-type="float">
            <text:p>304,384615384615</text:p>
          </table:table-cell>
          <table:table-cell table:formula="of:=[.I$95]/[.$O127]" office:value-type="float" office:value="2.4" calcext:value-type="float">
            <text:p>2,4</text:p>
          </table:table-cell>
          <table:table-cell table:formula="of:=[.J$95]/[.$O127]" office:value-type="float" office:value="438.276923076923" calcext:value-type="float">
            <text:p>438,276923076923</text:p>
          </table:table-cell>
          <table:table-cell table:formula="of:=[.K$95]/[.$O127]" office:value-type="float" office:value="298.092307692308" calcext:value-type="float">
            <text:p>298,092307692308</text:p>
          </table:table-cell>
          <table:table-cell table:formula="of:=[.L$95]/[.$O127]" office:value-type="float" office:value="1798.32307692308" calcext:value-type="float">
            <text:p>1798,32307692308</text:p>
          </table:table-cell>
          <table:table-cell table:formula="of:=[.M$95]/[.$O127]" office:value-type="float" office:value="428.153846153846" calcext:value-type="float">
            <text:p>428,15384615384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IF([.B127]&gt;=[.$Q$94];1;0)" office:value-type="float" office:value="1" calcext:value-type="float">
            <text:p>1</text:p>
          </table:table-cell>
          <table:table-cell table:formula="of:=IF([.C127]&gt;=[.$Q$94];1;0)" office:value-type="float" office:value="1" calcext:value-type="float">
            <text:p>1</text:p>
          </table:table-cell>
          <table:table-cell table:formula="of:=IF([.D127]&gt;=[.$Q$94];1;0)" office:value-type="float" office:value="1" calcext:value-type="float">
            <text:p>1</text:p>
          </table:table-cell>
          <table:table-cell table:formula="of:=IF([.E127]&gt;=[.$Q$94];1;0)" office:value-type="float" office:value="0" calcext:value-type="float">
            <text:p>0</text:p>
          </table:table-cell>
          <table:table-cell table:formula="of:=IF([.F127]&gt;=[.$Q$94];1;0)" office:value-type="float" office:value="0" calcext:value-type="float">
            <text:p>0</text:p>
          </table:table-cell>
          <table:table-cell table:formula="of:=IF([.G127]&gt;=[.$Q$94];1;0)" office:value-type="float" office:value="0" calcext:value-type="float">
            <text:p>0</text:p>
          </table:table-cell>
          <table:table-cell table:formula="of:=IF([.H127]&gt;=[.$Q$94];1;0)" office:value-type="float" office:value="0" calcext:value-type="float">
            <text:p>0</text:p>
          </table:table-cell>
          <table:table-cell table:formula="of:=IF([.I127]&gt;=[.$Q$94];1;0)" office:value-type="float" office:value="0" calcext:value-type="float">
            <text:p>0</text:p>
          </table:table-cell>
          <table:table-cell table:formula="of:=IF([.J127]&gt;=[.$Q$94];1;0)" office:value-type="float" office:value="0" calcext:value-type="float">
            <text:p>0</text:p>
          </table:table-cell>
          <table:table-cell table:formula="of:=IF([.K127]&gt;=[.$Q$94];1;0)" office:value-type="float" office:value="0" calcext:value-type="float">
            <text:p>0</text:p>
          </table:table-cell>
          <table:table-cell table:formula="of:=IF([.L127]&gt;=[.$Q$94];1;0)" office:value-type="float" office:value="0" calcext:value-type="float">
            <text:p>0</text:p>
          </table:table-cell>
          <table:table-cell table:formula="of:=IF([.M127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8]" office:value-type="float" office:value="19145.2835820896" calcext:value-type="float">
            <text:p>19145,2835820896</text:p>
          </table:table-cell>
          <table:table-cell table:formula="of:=[.C$95]/[.$O128]" office:value-type="float" office:value="15406.4776119403" calcext:value-type="float">
            <text:p>15406,4776119403</text:p>
          </table:table-cell>
          <table:table-cell table:formula="of:=[.D$95]/[.$O128]" office:value-type="float" office:value="21022.5970149254" calcext:value-type="float">
            <text:p>21022,5970149254</text:p>
          </table:table-cell>
          <table:table-cell table:formula="of:=[.E$95]/[.$O128]" office:value-type="float" office:value="6001.59701492537" calcext:value-type="float">
            <text:p>6001,59701492537</text:p>
          </table:table-cell>
          <table:table-cell table:formula="of:=[.F$95]/[.$O128]" office:value-type="float" office:value="6662.35820895522" calcext:value-type="float">
            <text:p>6662,35820895522</text:p>
          </table:table-cell>
          <table:table-cell table:formula="of:=[.G$95]/[.$O128]" office:value-type="float" office:value="1468.58208955224" calcext:value-type="float">
            <text:p>1468,58208955224</text:p>
          </table:table-cell>
          <table:table-cell table:formula="of:=[.H$95]/[.$O128]" office:value-type="float" office:value="295.298507462687" calcext:value-type="float">
            <text:p>295,298507462687</text:p>
          </table:table-cell>
          <table:table-cell table:formula="of:=[.I$95]/[.$O128]" office:value-type="float" office:value="2.32835820895522" calcext:value-type="float">
            <text:p>2,32835820895522</text:p>
          </table:table-cell>
          <table:table-cell table:formula="of:=[.J$95]/[.$O128]" office:value-type="float" office:value="425.194029850746" calcext:value-type="float">
            <text:p>425,194029850746</text:p>
          </table:table-cell>
          <table:table-cell table:formula="of:=[.K$95]/[.$O128]" office:value-type="float" office:value="289.194029850746" calcext:value-type="float">
            <text:p>289,194029850746</text:p>
          </table:table-cell>
          <table:table-cell table:formula="of:=[.L$95]/[.$O128]" office:value-type="float" office:value="1744.64179104478" calcext:value-type="float">
            <text:p>1744,64179104478</text:p>
          </table:table-cell>
          <table:table-cell table:formula="of:=[.M$95]/[.$O128]" office:value-type="float" office:value="415.373134328358" calcext:value-type="float">
            <text:p>415,37313432835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table:formula="of:=IF([.B128]&gt;=[.$Q$94];1;0)" office:value-type="float" office:value="1" calcext:value-type="float">
            <text:p>1</text:p>
          </table:table-cell>
          <table:table-cell table:formula="of:=IF([.C128]&gt;=[.$Q$94];1;0)" office:value-type="float" office:value="1" calcext:value-type="float">
            <text:p>1</text:p>
          </table:table-cell>
          <table:table-cell table:formula="of:=IF([.D128]&gt;=[.$Q$94];1;0)" office:value-type="float" office:value="1" calcext:value-type="float">
            <text:p>1</text:p>
          </table:table-cell>
          <table:table-cell table:formula="of:=IF([.E128]&gt;=[.$Q$94];1;0)" office:value-type="float" office:value="0" calcext:value-type="float">
            <text:p>0</text:p>
          </table:table-cell>
          <table:table-cell table:formula="of:=IF([.F128]&gt;=[.$Q$94];1;0)" office:value-type="float" office:value="0" calcext:value-type="float">
            <text:p>0</text:p>
          </table:table-cell>
          <table:table-cell table:formula="of:=IF([.G128]&gt;=[.$Q$94];1;0)" office:value-type="float" office:value="0" calcext:value-type="float">
            <text:p>0</text:p>
          </table:table-cell>
          <table:table-cell table:formula="of:=IF([.H128]&gt;=[.$Q$94];1;0)" office:value-type="float" office:value="0" calcext:value-type="float">
            <text:p>0</text:p>
          </table:table-cell>
          <table:table-cell table:formula="of:=IF([.I128]&gt;=[.$Q$94];1;0)" office:value-type="float" office:value="0" calcext:value-type="float">
            <text:p>0</text:p>
          </table:table-cell>
          <table:table-cell table:formula="of:=IF([.J128]&gt;=[.$Q$94];1;0)" office:value-type="float" office:value="0" calcext:value-type="float">
            <text:p>0</text:p>
          </table:table-cell>
          <table:table-cell table:formula="of:=IF([.K128]&gt;=[.$Q$94];1;0)" office:value-type="float" office:value="0" calcext:value-type="float">
            <text:p>0</text:p>
          </table:table-cell>
          <table:table-cell table:formula="of:=IF([.L128]&gt;=[.$Q$94];1;0)" office:value-type="float" office:value="0" calcext:value-type="float">
            <text:p>0</text:p>
          </table:table-cell>
          <table:table-cell table:formula="of:=IF([.M128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29]" office:value-type="float" office:value="18590.347826087" calcext:value-type="float">
            <text:p>18590,347826087</text:p>
          </table:table-cell>
          <table:table-cell table:formula="of:=[.C$95]/[.$O129]" office:value-type="float" office:value="14959.9130434783" calcext:value-type="float">
            <text:p>14959,9130434783</text:p>
          </table:table-cell>
          <table:table-cell table:formula="of:=[.D$95]/[.$O129]" office:value-type="float" office:value="20413.2463768116" calcext:value-type="float">
            <text:p>20413,2463768116</text:p>
          </table:table-cell>
          <table:table-cell table:formula="of:=[.E$95]/[.$O129]" office:value-type="float" office:value="5827.63768115942" calcext:value-type="float">
            <text:p>5827,63768115942</text:p>
          </table:table-cell>
          <table:table-cell table:formula="of:=[.F$95]/[.$O129]" office:value-type="float" office:value="6469.24637681159" calcext:value-type="float">
            <text:p>6469,24637681159</text:p>
          </table:table-cell>
          <table:table-cell table:formula="of:=[.G$95]/[.$O129]" office:value-type="float" office:value="1426.01449275362" calcext:value-type="float">
            <text:p>1426,01449275362</text:p>
          </table:table-cell>
          <table:table-cell table:formula="of:=[.H$95]/[.$O129]" office:value-type="float" office:value="286.739130434783" calcext:value-type="float">
            <text:p>286,739130434783</text:p>
          </table:table-cell>
          <table:table-cell table:formula="of:=[.I$95]/[.$O129]" office:value-type="float" office:value="2.26086956521739" calcext:value-type="float">
            <text:p>2,26086956521739</text:p>
          </table:table-cell>
          <table:table-cell table:formula="of:=[.J$95]/[.$O129]" office:value-type="float" office:value="412.869565217391" calcext:value-type="float">
            <text:p>412,869565217391</text:p>
          </table:table-cell>
          <table:table-cell table:formula="of:=[.K$95]/[.$O129]" office:value-type="float" office:value="280.811594202899" calcext:value-type="float">
            <text:p>280,811594202899</text:p>
          </table:table-cell>
          <table:table-cell table:formula="of:=[.L$95]/[.$O129]" office:value-type="float" office:value="1694.07246376812" calcext:value-type="float">
            <text:p>1694,07246376812</text:p>
          </table:table-cell>
          <table:table-cell table:formula="of:=[.M$95]/[.$O129]" office:value-type="float" office:value="403.333333333333" calcext:value-type="float">
            <text:p>403,333333333333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table:formula="of:=IF([.B129]&gt;=[.$Q$94];1;0)" office:value-type="float" office:value="1" calcext:value-type="float">
            <text:p>1</text:p>
          </table:table-cell>
          <table:table-cell table:formula="of:=IF([.C129]&gt;=[.$Q$94];1;0)" office:value-type="float" office:value="1" calcext:value-type="float">
            <text:p>1</text:p>
          </table:table-cell>
          <table:table-cell table:formula="of:=IF([.D129]&gt;=[.$Q$94];1;0)" office:value-type="float" office:value="1" calcext:value-type="float">
            <text:p>1</text:p>
          </table:table-cell>
          <table:table-cell table:formula="of:=IF([.E129]&gt;=[.$Q$94];1;0)" office:value-type="float" office:value="0" calcext:value-type="float">
            <text:p>0</text:p>
          </table:table-cell>
          <table:table-cell table:formula="of:=IF([.F129]&gt;=[.$Q$94];1;0)" office:value-type="float" office:value="0" calcext:value-type="float">
            <text:p>0</text:p>
          </table:table-cell>
          <table:table-cell table:formula="of:=IF([.G129]&gt;=[.$Q$94];1;0)" office:value-type="float" office:value="0" calcext:value-type="float">
            <text:p>0</text:p>
          </table:table-cell>
          <table:table-cell table:formula="of:=IF([.H129]&gt;=[.$Q$94];1;0)" office:value-type="float" office:value="0" calcext:value-type="float">
            <text:p>0</text:p>
          </table:table-cell>
          <table:table-cell table:formula="of:=IF([.I129]&gt;=[.$Q$94];1;0)" office:value-type="float" office:value="0" calcext:value-type="float">
            <text:p>0</text:p>
          </table:table-cell>
          <table:table-cell table:formula="of:=IF([.J129]&gt;=[.$Q$94];1;0)" office:value-type="float" office:value="0" calcext:value-type="float">
            <text:p>0</text:p>
          </table:table-cell>
          <table:table-cell table:formula="of:=IF([.K129]&gt;=[.$Q$94];1;0)" office:value-type="float" office:value="0" calcext:value-type="float">
            <text:p>0</text:p>
          </table:table-cell>
          <table:table-cell table:formula="of:=IF([.L129]&gt;=[.$Q$94];1;0)" office:value-type="float" office:value="0" calcext:value-type="float">
            <text:p>0</text:p>
          </table:table-cell>
          <table:table-cell table:formula="of:=IF([.M129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0]" office:value-type="float" office:value="18066.676056338" calcext:value-type="float">
            <text:p>18066,676056338</text:p>
          </table:table-cell>
          <table:table-cell table:formula="of:=[.C$95]/[.$O130]" office:value-type="float" office:value="14538.5070422535" calcext:value-type="float">
            <text:p>14538,5070422535</text:p>
          </table:table-cell>
          <table:table-cell table:formula="of:=[.D$95]/[.$O130]" office:value-type="float" office:value="19838.2253521127" calcext:value-type="float">
            <text:p>19838,2253521127</text:p>
          </table:table-cell>
          <table:table-cell table:formula="of:=[.E$95]/[.$O130]" office:value-type="float" office:value="5663.47887323944" calcext:value-type="float">
            <text:p>5663,47887323944</text:p>
          </table:table-cell>
          <table:table-cell table:formula="of:=[.F$95]/[.$O130]" office:value-type="float" office:value="6287.01408450704" calcext:value-type="float">
            <text:p>6287,01408450704</text:p>
          </table:table-cell>
          <table:table-cell table:formula="of:=[.G$95]/[.$O130]" office:value-type="float" office:value="1385.84507042254" calcext:value-type="float">
            <text:p>1385,84507042254</text:p>
          </table:table-cell>
          <table:table-cell table:formula="of:=[.H$95]/[.$O130]" office:value-type="float" office:value="278.661971830986" calcext:value-type="float">
            <text:p>278,661971830986</text:p>
          </table:table-cell>
          <table:table-cell table:formula="of:=[.I$95]/[.$O130]" office:value-type="float" office:value="2.19718309859155" calcext:value-type="float">
            <text:p>2,19718309859155</text:p>
          </table:table-cell>
          <table:table-cell table:formula="of:=[.J$95]/[.$O130]" office:value-type="float" office:value="401.239436619718" calcext:value-type="float">
            <text:p>401,239436619718</text:p>
          </table:table-cell>
          <table:table-cell table:formula="of:=[.K$95]/[.$O130]" office:value-type="float" office:value="272.901408450704" calcext:value-type="float">
            <text:p>272,901408450704</text:p>
          </table:table-cell>
          <table:table-cell table:formula="of:=[.L$95]/[.$O130]" office:value-type="float" office:value="1646.35211267606" calcext:value-type="float">
            <text:p>1646,35211267606</text:p>
          </table:table-cell>
          <table:table-cell table:formula="of:=[.M$95]/[.$O130]" office:value-type="float" office:value="391.971830985916" calcext:value-type="float">
            <text:p>391,97183098591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table:formula="of:=IF([.B130]&gt;=[.$Q$94];1;0)" office:value-type="float" office:value="1" calcext:value-type="float">
            <text:p>1</text:p>
          </table:table-cell>
          <table:table-cell table:formula="of:=IF([.C130]&gt;=[.$Q$94];1;0)" office:value-type="float" office:value="1" calcext:value-type="float">
            <text:p>1</text:p>
          </table:table-cell>
          <table:table-cell table:formula="of:=IF([.D130]&gt;=[.$Q$94];1;0)" office:value-type="float" office:value="1" calcext:value-type="float">
            <text:p>1</text:p>
          </table:table-cell>
          <table:table-cell table:formula="of:=IF([.E130]&gt;=[.$Q$94];1;0)" office:value-type="float" office:value="0" calcext:value-type="float">
            <text:p>0</text:p>
          </table:table-cell>
          <table:table-cell table:formula="of:=IF([.F130]&gt;=[.$Q$94];1;0)" office:value-type="float" office:value="0" calcext:value-type="float">
            <text:p>0</text:p>
          </table:table-cell>
          <table:table-cell table:formula="of:=IF([.G130]&gt;=[.$Q$94];1;0)" office:value-type="float" office:value="0" calcext:value-type="float">
            <text:p>0</text:p>
          </table:table-cell>
          <table:table-cell table:formula="of:=IF([.H130]&gt;=[.$Q$94];1;0)" office:value-type="float" office:value="0" calcext:value-type="float">
            <text:p>0</text:p>
          </table:table-cell>
          <table:table-cell table:formula="of:=IF([.I130]&gt;=[.$Q$94];1;0)" office:value-type="float" office:value="0" calcext:value-type="float">
            <text:p>0</text:p>
          </table:table-cell>
          <table:table-cell table:formula="of:=IF([.J130]&gt;=[.$Q$94];1;0)" office:value-type="float" office:value="0" calcext:value-type="float">
            <text:p>0</text:p>
          </table:table-cell>
          <table:table-cell table:formula="of:=IF([.K130]&gt;=[.$Q$94];1;0)" office:value-type="float" office:value="0" calcext:value-type="float">
            <text:p>0</text:p>
          </table:table-cell>
          <table:table-cell table:formula="of:=IF([.L130]&gt;=[.$Q$94];1;0)" office:value-type="float" office:value="0" calcext:value-type="float">
            <text:p>0</text:p>
          </table:table-cell>
          <table:table-cell table:formula="of:=IF([.M130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1]" office:value-type="float" office:value="17571.698630137" calcext:value-type="float">
            <text:p>17571,698630137</text:p>
          </table:table-cell>
          <table:table-cell table:formula="of:=[.C$95]/[.$O131]" office:value-type="float" office:value="14140.1917808219" calcext:value-type="float">
            <text:p>14140,1917808219</text:p>
          </table:table-cell>
          <table:table-cell table:formula="of:=[.D$95]/[.$O131]" office:value-type="float" office:value="19294.7123287671" calcext:value-type="float">
            <text:p>19294,7123287671</text:p>
          </table:table-cell>
          <table:table-cell table:formula="of:=[.E$95]/[.$O131]" office:value-type="float" office:value="5508.31506849315" calcext:value-type="float">
            <text:p>5508,31506849315</text:p>
          </table:table-cell>
          <table:table-cell table:formula="of:=[.F$95]/[.$O131]" office:value-type="float" office:value="6114.76712328767" calcext:value-type="float">
            <text:p>6114,76712328767</text:p>
          </table:table-cell>
          <table:table-cell table:formula="of:=[.G$95]/[.$O131]" office:value-type="float" office:value="1347.87671232877" calcext:value-type="float">
            <text:p>1347,87671232877</text:p>
          </table:table-cell>
          <table:table-cell table:formula="of:=[.H$95]/[.$O131]" office:value-type="float" office:value="271.027397260274" calcext:value-type="float">
            <text:p>271,027397260274</text:p>
          </table:table-cell>
          <table:table-cell table:formula="of:=[.I$95]/[.$O131]" office:value-type="float" office:value="2.13698630136986" calcext:value-type="float">
            <text:p>2,13698630136986</text:p>
          </table:table-cell>
          <table:table-cell table:formula="of:=[.J$95]/[.$O131]" office:value-type="float" office:value="390.246575342466" calcext:value-type="float">
            <text:p>390,246575342466</text:p>
          </table:table-cell>
          <table:table-cell table:formula="of:=[.K$95]/[.$O131]" office:value-type="float" office:value="265.424657534247" calcext:value-type="float">
            <text:p>265,424657534247</text:p>
          </table:table-cell>
          <table:table-cell table:formula="of:=[.L$95]/[.$O131]" office:value-type="float" office:value="1601.24657534247" calcext:value-type="float">
            <text:p>1601,24657534247</text:p>
          </table:table-cell>
          <table:table-cell table:formula="of:=[.M$95]/[.$O131]" office:value-type="float" office:value="381.232876712329" calcext:value-type="float">
            <text:p>381,23287671232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table:formula="of:=IF([.B131]&gt;=[.$Q$94];1;0)" office:value-type="float" office:value="1" calcext:value-type="float">
            <text:p>1</text:p>
          </table:table-cell>
          <table:table-cell table:formula="of:=IF([.C131]&gt;=[.$Q$94];1;0)" office:value-type="float" office:value="1" calcext:value-type="float">
            <text:p>1</text:p>
          </table:table-cell>
          <table:table-cell table:formula="of:=IF([.D131]&gt;=[.$Q$94];1;0)" office:value-type="float" office:value="1" calcext:value-type="float">
            <text:p>1</text:p>
          </table:table-cell>
          <table:table-cell table:formula="of:=IF([.E131]&gt;=[.$Q$94];1;0)" office:value-type="float" office:value="0" calcext:value-type="float">
            <text:p>0</text:p>
          </table:table-cell>
          <table:table-cell table:formula="of:=IF([.F131]&gt;=[.$Q$94];1;0)" office:value-type="float" office:value="0" calcext:value-type="float">
            <text:p>0</text:p>
          </table:table-cell>
          <table:table-cell table:formula="of:=IF([.G131]&gt;=[.$Q$94];1;0)" office:value-type="float" office:value="0" calcext:value-type="float">
            <text:p>0</text:p>
          </table:table-cell>
          <table:table-cell table:formula="of:=IF([.H131]&gt;=[.$Q$94];1;0)" office:value-type="float" office:value="0" calcext:value-type="float">
            <text:p>0</text:p>
          </table:table-cell>
          <table:table-cell table:formula="of:=IF([.I131]&gt;=[.$Q$94];1;0)" office:value-type="float" office:value="0" calcext:value-type="float">
            <text:p>0</text:p>
          </table:table-cell>
          <table:table-cell table:formula="of:=IF([.J131]&gt;=[.$Q$94];1;0)" office:value-type="float" office:value="0" calcext:value-type="float">
            <text:p>0</text:p>
          </table:table-cell>
          <table:table-cell table:formula="of:=IF([.K131]&gt;=[.$Q$94];1;0)" office:value-type="float" office:value="0" calcext:value-type="float">
            <text:p>0</text:p>
          </table:table-cell>
          <table:table-cell table:formula="of:=IF([.L131]&gt;=[.$Q$94];1;0)" office:value-type="float" office:value="0" calcext:value-type="float">
            <text:p>0</text:p>
          </table:table-cell>
          <table:table-cell table:formula="of:=IF([.M131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2]" office:value-type="float" office:value="17103.12" calcext:value-type="float">
            <text:p>17103,12</text:p>
          </table:table-cell>
          <table:table-cell table:formula="of:=[.C$95]/[.$O132]" office:value-type="float" office:value="13763.12" calcext:value-type="float">
            <text:p>13763,12</text:p>
          </table:table-cell>
          <table:table-cell table:formula="of:=[.D$95]/[.$O132]" office:value-type="float" office:value="18780.1866666667" calcext:value-type="float">
            <text:p>18780,1866666667</text:p>
          </table:table-cell>
          <table:table-cell table:formula="of:=[.E$95]/[.$O132]" office:value-type="float" office:value="5361.42666666667" calcext:value-type="float">
            <text:p>5361,42666666667</text:p>
          </table:table-cell>
          <table:table-cell table:formula="of:=[.F$95]/[.$O132]" office:value-type="float" office:value="5951.70666666667" calcext:value-type="float">
            <text:p>5951,70666666667</text:p>
          </table:table-cell>
          <table:table-cell table:formula="of:=[.G$95]/[.$O132]" office:value-type="float" office:value="1311.93333333333" calcext:value-type="float">
            <text:p>1311,93333333333</text:p>
          </table:table-cell>
          <table:table-cell table:formula="of:=[.H$95]/[.$O132]" office:value-type="float" office:value="263.8" calcext:value-type="float">
            <text:p>263,8</text:p>
          </table:table-cell>
          <table:table-cell table:formula="of:=[.I$95]/[.$O132]" office:value-type="float" office:value="2.08" calcext:value-type="float">
            <text:p>2,08</text:p>
          </table:table-cell>
          <table:table-cell table:formula="of:=[.J$95]/[.$O132]" office:value-type="float" office:value="379.84" calcext:value-type="float">
            <text:p>379,84</text:p>
          </table:table-cell>
          <table:table-cell table:formula="of:=[.K$95]/[.$O132]" office:value-type="float" office:value="258.346666666667" calcext:value-type="float">
            <text:p>258,346666666667</text:p>
          </table:table-cell>
          <table:table-cell table:formula="of:=[.L$95]/[.$O132]" office:value-type="float" office:value="1558.54666666667" calcext:value-type="float">
            <text:p>1558,54666666667</text:p>
          </table:table-cell>
          <table:table-cell table:formula="of:=[.M$95]/[.$O132]" office:value-type="float" office:value="371.066666666667" calcext:value-type="float">
            <text:p>371,06666666666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table:formula="of:=IF([.B132]&gt;=[.$Q$94];1;0)" office:value-type="float" office:value="1" calcext:value-type="float">
            <text:p>1</text:p>
          </table:table-cell>
          <table:table-cell table:formula="of:=IF([.C132]&gt;=[.$Q$94];1;0)" office:value-type="float" office:value="1" calcext:value-type="float">
            <text:p>1</text:p>
          </table:table-cell>
          <table:table-cell table:formula="of:=IF([.D132]&gt;=[.$Q$94];1;0)" office:value-type="float" office:value="1" calcext:value-type="float">
            <text:p>1</text:p>
          </table:table-cell>
          <table:table-cell table:formula="of:=IF([.E132]&gt;=[.$Q$94];1;0)" office:value-type="float" office:value="0" calcext:value-type="float">
            <text:p>0</text:p>
          </table:table-cell>
          <table:table-cell table:formula="of:=IF([.F132]&gt;=[.$Q$94];1;0)" office:value-type="float" office:value="0" calcext:value-type="float">
            <text:p>0</text:p>
          </table:table-cell>
          <table:table-cell table:formula="of:=IF([.G132]&gt;=[.$Q$94];1;0)" office:value-type="float" office:value="0" calcext:value-type="float">
            <text:p>0</text:p>
          </table:table-cell>
          <table:table-cell table:formula="of:=IF([.H132]&gt;=[.$Q$94];1;0)" office:value-type="float" office:value="0" calcext:value-type="float">
            <text:p>0</text:p>
          </table:table-cell>
          <table:table-cell table:formula="of:=IF([.I132]&gt;=[.$Q$94];1;0)" office:value-type="float" office:value="0" calcext:value-type="float">
            <text:p>0</text:p>
          </table:table-cell>
          <table:table-cell table:formula="of:=IF([.J132]&gt;=[.$Q$94];1;0)" office:value-type="float" office:value="0" calcext:value-type="float">
            <text:p>0</text:p>
          </table:table-cell>
          <table:table-cell table:formula="of:=IF([.K132]&gt;=[.$Q$94];1;0)" office:value-type="float" office:value="0" calcext:value-type="float">
            <text:p>0</text:p>
          </table:table-cell>
          <table:table-cell table:formula="of:=IF([.L132]&gt;=[.$Q$94];1;0)" office:value-type="float" office:value="0" calcext:value-type="float">
            <text:p>0</text:p>
          </table:table-cell>
          <table:table-cell table:formula="of:=IF([.M132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3]" office:value-type="float" office:value="16658.8831168831" calcext:value-type="float">
            <text:p>16658,8831168831</text:p>
          </table:table-cell>
          <table:table-cell table:formula="of:=[.C$95]/[.$O133]" office:value-type="float" office:value="13405.6363636364" calcext:value-type="float">
            <text:p>13405,6363636364</text:p>
          </table:table-cell>
          <table:table-cell table:formula="of:=[.D$95]/[.$O133]" office:value-type="float" office:value="18292.3896103896" calcext:value-type="float">
            <text:p>18292,3896103896</text:p>
          </table:table-cell>
          <table:table-cell table:formula="of:=[.E$95]/[.$O133]" office:value-type="float" office:value="5222.16883116883" calcext:value-type="float">
            <text:p>5222,16883116883</text:p>
          </table:table-cell>
          <table:table-cell table:formula="of:=[.F$95]/[.$O133]" office:value-type="float" office:value="5797.11688311688" calcext:value-type="float">
            <text:p>5797,11688311688</text:p>
          </table:table-cell>
          <table:table-cell table:formula="of:=[.G$95]/[.$O133]" office:value-type="float" office:value="1277.85714285714" calcext:value-type="float">
            <text:p>1277,85714285714</text:p>
          </table:table-cell>
          <table:table-cell table:formula="of:=[.H$95]/[.$O133]" office:value-type="float" office:value="256.948051948052" calcext:value-type="float">
            <text:p>256,948051948052</text:p>
          </table:table-cell>
          <table:table-cell table:formula="of:=[.I$95]/[.$O133]" office:value-type="float" office:value="2.02597402597403" calcext:value-type="float">
            <text:p>2,02597402597403</text:p>
          </table:table-cell>
          <table:table-cell table:formula="of:=[.J$95]/[.$O133]" office:value-type="float" office:value="369.974025974026" calcext:value-type="float">
            <text:p>369,974025974026</text:p>
          </table:table-cell>
          <table:table-cell table:formula="of:=[.K$95]/[.$O133]" office:value-type="float" office:value="251.636363636364" calcext:value-type="float">
            <text:p>251,636363636364</text:p>
          </table:table-cell>
          <table:table-cell table:formula="of:=[.L$95]/[.$O133]" office:value-type="float" office:value="1518.06493506494" calcext:value-type="float">
            <text:p>1518,06493506494</text:p>
          </table:table-cell>
          <table:table-cell table:formula="of:=[.M$95]/[.$O133]" office:value-type="float" office:value="361.428571428571" calcext:value-type="float">
            <text:p>361,42857142857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table:formula="of:=IF([.B133]&gt;=[.$Q$94];1;0)" office:value-type="float" office:value="1" calcext:value-type="float">
            <text:p>1</text:p>
          </table:table-cell>
          <table:table-cell table:formula="of:=IF([.C133]&gt;=[.$Q$94];1;0)" office:value-type="float" office:value="0" calcext:value-type="float">
            <text:p>0</text:p>
          </table:table-cell>
          <table:table-cell table:formula="of:=IF([.D133]&gt;=[.$Q$94];1;0)" office:value-type="float" office:value="1" calcext:value-type="float">
            <text:p>1</text:p>
          </table:table-cell>
          <table:table-cell table:formula="of:=IF([.E133]&gt;=[.$Q$94];1;0)" office:value-type="float" office:value="0" calcext:value-type="float">
            <text:p>0</text:p>
          </table:table-cell>
          <table:table-cell table:formula="of:=IF([.F133]&gt;=[.$Q$94];1;0)" office:value-type="float" office:value="0" calcext:value-type="float">
            <text:p>0</text:p>
          </table:table-cell>
          <table:table-cell table:formula="of:=IF([.G133]&gt;=[.$Q$94];1;0)" office:value-type="float" office:value="0" calcext:value-type="float">
            <text:p>0</text:p>
          </table:table-cell>
          <table:table-cell table:formula="of:=IF([.H133]&gt;=[.$Q$94];1;0)" office:value-type="float" office:value="0" calcext:value-type="float">
            <text:p>0</text:p>
          </table:table-cell>
          <table:table-cell table:formula="of:=IF([.I133]&gt;=[.$Q$94];1;0)" office:value-type="float" office:value="0" calcext:value-type="float">
            <text:p>0</text:p>
          </table:table-cell>
          <table:table-cell table:formula="of:=IF([.J133]&gt;=[.$Q$94];1;0)" office:value-type="float" office:value="0" calcext:value-type="float">
            <text:p>0</text:p>
          </table:table-cell>
          <table:table-cell table:formula="of:=IF([.K133]&gt;=[.$Q$94];1;0)" office:value-type="float" office:value="0" calcext:value-type="float">
            <text:p>0</text:p>
          </table:table-cell>
          <table:table-cell table:formula="of:=IF([.L133]&gt;=[.$Q$94];1;0)" office:value-type="float" office:value="0" calcext:value-type="float">
            <text:p>0</text:p>
          </table:table-cell>
          <table:table-cell table:formula="of:=IF([.M133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4]" office:value-type="float" office:value="16237.1392405063" calcext:value-type="float">
            <text:p>16237,1392405063</text:p>
          </table:table-cell>
          <table:table-cell table:formula="of:=[.C$95]/[.$O134]" office:value-type="float" office:value="13066.253164557" calcext:value-type="float">
            <text:p>13066,253164557</text:p>
          </table:table-cell>
          <table:table-cell table:formula="of:=[.D$95]/[.$O134]" office:value-type="float" office:value="17829.2911392405" calcext:value-type="float">
            <text:p>17829,2911392405</text:p>
          </table:table-cell>
          <table:table-cell table:formula="of:=[.E$95]/[.$O134]" office:value-type="float" office:value="5089.96202531646" calcext:value-type="float">
            <text:p>5089,96202531646</text:p>
          </table:table-cell>
          <table:table-cell table:formula="of:=[.F$95]/[.$O134]" office:value-type="float" office:value="5650.35443037975" calcext:value-type="float">
            <text:p>5650,35443037975</text:p>
          </table:table-cell>
          <table:table-cell table:formula="of:=[.G$95]/[.$O134]" office:value-type="float" office:value="1245.50632911392" calcext:value-type="float">
            <text:p>1245,50632911392</text:p>
          </table:table-cell>
          <table:table-cell table:formula="of:=[.H$95]/[.$O134]" office:value-type="float" office:value="250.443037974684" calcext:value-type="float">
            <text:p>250,443037974684</text:p>
          </table:table-cell>
          <table:table-cell table:formula="of:=[.I$95]/[.$O134]" office:value-type="float" office:value="1.9746835443038" calcext:value-type="float">
            <text:p>1,9746835443038</text:p>
          </table:table-cell>
          <table:table-cell table:formula="of:=[.J$95]/[.$O134]" office:value-type="float" office:value="360.607594936709" calcext:value-type="float">
            <text:p>360,607594936709</text:p>
          </table:table-cell>
          <table:table-cell table:formula="of:=[.K$95]/[.$O134]" office:value-type="float" office:value="245.26582278481" calcext:value-type="float">
            <text:p>245,26582278481</text:p>
          </table:table-cell>
          <table:table-cell table:formula="of:=[.L$95]/[.$O134]" office:value-type="float" office:value="1479.63291139241" calcext:value-type="float">
            <text:p>1479,63291139241</text:p>
          </table:table-cell>
          <table:table-cell table:formula="of:=[.M$95]/[.$O134]" office:value-type="float" office:value="352.278481012658" calcext:value-type="float">
            <text:p>352,278481012658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table:formula="of:=IF([.B134]&gt;=[.$Q$94];1;0)" office:value-type="float" office:value="1" calcext:value-type="float">
            <text:p>1</text:p>
          </table:table-cell>
          <table:table-cell table:formula="of:=IF([.C134]&gt;=[.$Q$94];1;0)" office:value-type="float" office:value="0" calcext:value-type="float">
            <text:p>0</text:p>
          </table:table-cell>
          <table:table-cell table:formula="of:=IF([.D134]&gt;=[.$Q$94];1;0)" office:value-type="float" office:value="1" calcext:value-type="float">
            <text:p>1</text:p>
          </table:table-cell>
          <table:table-cell table:formula="of:=IF([.E134]&gt;=[.$Q$94];1;0)" office:value-type="float" office:value="0" calcext:value-type="float">
            <text:p>0</text:p>
          </table:table-cell>
          <table:table-cell table:formula="of:=IF([.F134]&gt;=[.$Q$94];1;0)" office:value-type="float" office:value="0" calcext:value-type="float">
            <text:p>0</text:p>
          </table:table-cell>
          <table:table-cell table:formula="of:=IF([.G134]&gt;=[.$Q$94];1;0)" office:value-type="float" office:value="0" calcext:value-type="float">
            <text:p>0</text:p>
          </table:table-cell>
          <table:table-cell table:formula="of:=IF([.H134]&gt;=[.$Q$94];1;0)" office:value-type="float" office:value="0" calcext:value-type="float">
            <text:p>0</text:p>
          </table:table-cell>
          <table:table-cell table:formula="of:=IF([.I134]&gt;=[.$Q$94];1;0)" office:value-type="float" office:value="0" calcext:value-type="float">
            <text:p>0</text:p>
          </table:table-cell>
          <table:table-cell table:formula="of:=IF([.J134]&gt;=[.$Q$94];1;0)" office:value-type="float" office:value="0" calcext:value-type="float">
            <text:p>0</text:p>
          </table:table-cell>
          <table:table-cell table:formula="of:=IF([.K134]&gt;=[.$Q$94];1;0)" office:value-type="float" office:value="0" calcext:value-type="float">
            <text:p>0</text:p>
          </table:table-cell>
          <table:table-cell table:formula="of:=IF([.L134]&gt;=[.$Q$94];1;0)" office:value-type="float" office:value="0" calcext:value-type="float">
            <text:p>0</text:p>
          </table:table-cell>
          <table:table-cell table:formula="of:=IF([.M134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5]" office:value-type="float" office:value="15836.2222222222" calcext:value-type="float">
            <text:p>15836,2222222222</text:p>
          </table:table-cell>
          <table:table-cell table:formula="of:=[.C$95]/[.$O135]" office:value-type="float" office:value="12743.6296296296" calcext:value-type="float">
            <text:p>12743,6296296296</text:p>
          </table:table-cell>
          <table:table-cell table:formula="of:=[.D$95]/[.$O135]" office:value-type="float" office:value="17389.0617283951" calcext:value-type="float">
            <text:p>17389,0617283951</text:p>
          </table:table-cell>
          <table:table-cell table:formula="of:=[.E$95]/[.$O135]" office:value-type="float" office:value="4964.28395061728" calcext:value-type="float">
            <text:p>4964,28395061728</text:p>
          </table:table-cell>
          <table:table-cell table:formula="of:=[.F$95]/[.$O135]" office:value-type="float" office:value="5510.83950617284" calcext:value-type="float">
            <text:p>5510,83950617284</text:p>
          </table:table-cell>
          <table:table-cell table:formula="of:=[.G$95]/[.$O135]" office:value-type="float" office:value="1214.75308641975" calcext:value-type="float">
            <text:p>1214,75308641975</text:p>
          </table:table-cell>
          <table:table-cell table:formula="of:=[.H$95]/[.$O135]" office:value-type="float" office:value="244.259259259259" calcext:value-type="float">
            <text:p>244,259259259259</text:p>
          </table:table-cell>
          <table:table-cell table:formula="of:=[.I$95]/[.$O135]" office:value-type="float" office:value="1.92592592592593" calcext:value-type="float">
            <text:p>1,92592592592593</text:p>
          </table:table-cell>
          <table:table-cell table:formula="of:=[.J$95]/[.$O135]" office:value-type="float" office:value="351.703703703704" calcext:value-type="float">
            <text:p>351,703703703704</text:p>
          </table:table-cell>
          <table:table-cell table:formula="of:=[.K$95]/[.$O135]" office:value-type="float" office:value="239.20987654321" calcext:value-type="float">
            <text:p>239,20987654321</text:p>
          </table:table-cell>
          <table:table-cell table:formula="of:=[.L$95]/[.$O135]" office:value-type="float" office:value="1443.0987654321" calcext:value-type="float">
            <text:p>1443,0987654321</text:p>
          </table:table-cell>
          <table:table-cell table:formula="of:=[.M$95]/[.$O135]" office:value-type="float" office:value="343.58024691358" calcext:value-type="float">
            <text:p>343,58024691358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IF([.B135]&gt;=[.$Q$94];1;0)" office:value-type="float" office:value="1" calcext:value-type="float">
            <text:p>1</text:p>
          </table:table-cell>
          <table:table-cell table:formula="of:=IF([.C135]&gt;=[.$Q$94];1;0)" office:value-type="float" office:value="0" calcext:value-type="float">
            <text:p>0</text:p>
          </table:table-cell>
          <table:table-cell table:formula="of:=IF([.D135]&gt;=[.$Q$94];1;0)" office:value-type="float" office:value="1" calcext:value-type="float">
            <text:p>1</text:p>
          </table:table-cell>
          <table:table-cell table:formula="of:=IF([.E135]&gt;=[.$Q$94];1;0)" office:value-type="float" office:value="0" calcext:value-type="float">
            <text:p>0</text:p>
          </table:table-cell>
          <table:table-cell table:formula="of:=IF([.F135]&gt;=[.$Q$94];1;0)" office:value-type="float" office:value="0" calcext:value-type="float">
            <text:p>0</text:p>
          </table:table-cell>
          <table:table-cell table:formula="of:=IF([.G135]&gt;=[.$Q$94];1;0)" office:value-type="float" office:value="0" calcext:value-type="float">
            <text:p>0</text:p>
          </table:table-cell>
          <table:table-cell table:formula="of:=IF([.H135]&gt;=[.$Q$94];1;0)" office:value-type="float" office:value="0" calcext:value-type="float">
            <text:p>0</text:p>
          </table:table-cell>
          <table:table-cell table:formula="of:=IF([.I135]&gt;=[.$Q$94];1;0)" office:value-type="float" office:value="0" calcext:value-type="float">
            <text:p>0</text:p>
          </table:table-cell>
          <table:table-cell table:formula="of:=IF([.J135]&gt;=[.$Q$94];1;0)" office:value-type="float" office:value="0" calcext:value-type="float">
            <text:p>0</text:p>
          </table:table-cell>
          <table:table-cell table:formula="of:=IF([.K135]&gt;=[.$Q$94];1;0)" office:value-type="float" office:value="0" calcext:value-type="float">
            <text:p>0</text:p>
          </table:table-cell>
          <table:table-cell table:formula="of:=IF([.L135]&gt;=[.$Q$94];1;0)" office:value-type="float" office:value="0" calcext:value-type="float">
            <text:p>0</text:p>
          </table:table-cell>
          <table:table-cell table:formula="of:=IF([.M135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6]" office:value-type="float" office:value="15454.6265060241" calcext:value-type="float">
            <text:p>15454,6265060241</text:p>
          </table:table-cell>
          <table:table-cell table:formula="of:=[.C$95]/[.$O136]" office:value-type="float" office:value="12436.5542168675" calcext:value-type="float">
            <text:p>12436,5542168675</text:p>
          </table:table-cell>
          <table:table-cell table:formula="of:=[.D$95]/[.$O136]" office:value-type="float" office:value="16970.0481927711" calcext:value-type="float">
            <text:p>16970,0481927711</text:p>
          </table:table-cell>
          <table:table-cell table:formula="of:=[.E$95]/[.$O136]" office:value-type="float" office:value="4844.66265060241" calcext:value-type="float">
            <text:p>4844,66265060241</text:p>
          </table:table-cell>
          <table:table-cell table:formula="of:=[.F$95]/[.$O136]" office:value-type="float" office:value="5378.04819277108" calcext:value-type="float">
            <text:p>5378,04819277108</text:p>
          </table:table-cell>
          <table:table-cell table:formula="of:=[.G$95]/[.$O136]" office:value-type="float" office:value="1185.48192771084" calcext:value-type="float">
            <text:p>1185,48192771084</text:p>
          </table:table-cell>
          <table:table-cell table:formula="of:=[.H$95]/[.$O136]" office:value-type="float" office:value="238.373493975904" calcext:value-type="float">
            <text:p>238,373493975904</text:p>
          </table:table-cell>
          <table:table-cell table:formula="of:=[.I$95]/[.$O136]" office:value-type="float" office:value="1.87951807228916" calcext:value-type="float">
            <text:p>1,87951807228916</text:p>
          </table:table-cell>
          <table:table-cell table:formula="of:=[.J$95]/[.$O136]" office:value-type="float" office:value="343.228915662651" calcext:value-type="float">
            <text:p>343,228915662651</text:p>
          </table:table-cell>
          <table:table-cell table:formula="of:=[.K$95]/[.$O136]" office:value-type="float" office:value="233.44578313253" calcext:value-type="float">
            <text:p>233,44578313253</text:p>
          </table:table-cell>
          <table:table-cell table:formula="of:=[.L$95]/[.$O136]" office:value-type="float" office:value="1408.32530120482" calcext:value-type="float">
            <text:p>1408,32530120482</text:p>
          </table:table-cell>
          <table:table-cell table:formula="of:=[.M$95]/[.$O136]" office:value-type="float" office:value="335.301204819277" calcext:value-type="float">
            <text:p>335,301204819277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table:formula="of:=IF([.B136]&gt;=[.$Q$94];1;0)" office:value-type="float" office:value="1" calcext:value-type="float">
            <text:p>1</text:p>
          </table:table-cell>
          <table:table-cell table:formula="of:=IF([.C136]&gt;=[.$Q$94];1;0)" office:value-type="float" office:value="0" calcext:value-type="float">
            <text:p>0</text:p>
          </table:table-cell>
          <table:table-cell table:formula="of:=IF([.D136]&gt;=[.$Q$94];1;0)" office:value-type="float" office:value="1" calcext:value-type="float">
            <text:p>1</text:p>
          </table:table-cell>
          <table:table-cell table:formula="of:=IF([.E136]&gt;=[.$Q$94];1;0)" office:value-type="float" office:value="0" calcext:value-type="float">
            <text:p>0</text:p>
          </table:table-cell>
          <table:table-cell table:formula="of:=IF([.F136]&gt;=[.$Q$94];1;0)" office:value-type="float" office:value="0" calcext:value-type="float">
            <text:p>0</text:p>
          </table:table-cell>
          <table:table-cell table:formula="of:=IF([.G136]&gt;=[.$Q$94];1;0)" office:value-type="float" office:value="0" calcext:value-type="float">
            <text:p>0</text:p>
          </table:table-cell>
          <table:table-cell table:formula="of:=IF([.H136]&gt;=[.$Q$94];1;0)" office:value-type="float" office:value="0" calcext:value-type="float">
            <text:p>0</text:p>
          </table:table-cell>
          <table:table-cell table:formula="of:=IF([.I136]&gt;=[.$Q$94];1;0)" office:value-type="float" office:value="0" calcext:value-type="float">
            <text:p>0</text:p>
          </table:table-cell>
          <table:table-cell table:formula="of:=IF([.J136]&gt;=[.$Q$94];1;0)" office:value-type="float" office:value="0" calcext:value-type="float">
            <text:p>0</text:p>
          </table:table-cell>
          <table:table-cell table:formula="of:=IF([.K136]&gt;=[.$Q$94];1;0)" office:value-type="float" office:value="0" calcext:value-type="float">
            <text:p>0</text:p>
          </table:table-cell>
          <table:table-cell table:formula="of:=IF([.L136]&gt;=[.$Q$94];1;0)" office:value-type="float" office:value="0" calcext:value-type="float">
            <text:p>0</text:p>
          </table:table-cell>
          <table:table-cell table:formula="of:=IF([.M136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7]" office:value-type="float" office:value="15090.9882352941" calcext:value-type="float">
            <text:p>15090,9882352941</text:p>
          </table:table-cell>
          <table:table-cell table:formula="of:=[.C$95]/[.$O137]" office:value-type="float" office:value="12143.9294117647" calcext:value-type="float">
            <text:p>12143,9294117647</text:p>
          </table:table-cell>
          <table:table-cell table:formula="of:=[.D$95]/[.$O137]" office:value-type="float" office:value="16570.7529411765" calcext:value-type="float">
            <text:p>16570,7529411765</text:p>
          </table:table-cell>
          <table:table-cell table:formula="of:=[.E$95]/[.$O137]" office:value-type="float" office:value="4730.67058823529" calcext:value-type="float">
            <text:p>4730,67058823529</text:p>
          </table:table-cell>
          <table:table-cell table:formula="of:=[.F$95]/[.$O137]" office:value-type="float" office:value="5251.50588235294" calcext:value-type="float">
            <text:p>5251,50588235294</text:p>
          </table:table-cell>
          <table:table-cell table:formula="of:=[.G$95]/[.$O137]" office:value-type="float" office:value="1157.58823529412" calcext:value-type="float">
            <text:p>1157,58823529412</text:p>
          </table:table-cell>
          <table:table-cell table:formula="of:=[.H$95]/[.$O137]" office:value-type="float" office:value="232.764705882353" calcext:value-type="float">
            <text:p>232,764705882353</text:p>
          </table:table-cell>
          <table:table-cell table:formula="of:=[.I$95]/[.$O137]" office:value-type="float" office:value="1.83529411764706" calcext:value-type="float">
            <text:p>1,83529411764706</text:p>
          </table:table-cell>
          <table:table-cell table:formula="of:=[.J$95]/[.$O137]" office:value-type="float" office:value="335.152941176471" calcext:value-type="float">
            <text:p>335,152941176471</text:p>
          </table:table-cell>
          <table:table-cell table:formula="of:=[.K$95]/[.$O137]" office:value-type="float" office:value="227.952941176471" calcext:value-type="float">
            <text:p>227,952941176471</text:p>
          </table:table-cell>
          <table:table-cell table:formula="of:=[.L$95]/[.$O137]" office:value-type="float" office:value="1375.18823529412" calcext:value-type="float">
            <text:p>1375,18823529412</text:p>
          </table:table-cell>
          <table:table-cell table:formula="of:=[.M$95]/[.$O137]" office:value-type="float" office:value="327.411764705882" calcext:value-type="float">
            <text:p>327,41176470588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formula="of:=IF([.B137]&gt;=[.$Q$94];1;0)" office:value-type="float" office:value="1" calcext:value-type="float">
            <text:p>1</text:p>
          </table:table-cell>
          <table:table-cell table:formula="of:=IF([.C137]&gt;=[.$Q$94];1;0)" office:value-type="float" office:value="0" calcext:value-type="float">
            <text:p>0</text:p>
          </table:table-cell>
          <table:table-cell table:formula="of:=IF([.D137]&gt;=[.$Q$94];1;0)" office:value-type="float" office:value="1" calcext:value-type="float">
            <text:p>1</text:p>
          </table:table-cell>
          <table:table-cell table:formula="of:=IF([.E137]&gt;=[.$Q$94];1;0)" office:value-type="float" office:value="0" calcext:value-type="float">
            <text:p>0</text:p>
          </table:table-cell>
          <table:table-cell table:formula="of:=IF([.F137]&gt;=[.$Q$94];1;0)" office:value-type="float" office:value="0" calcext:value-type="float">
            <text:p>0</text:p>
          </table:table-cell>
          <table:table-cell table:formula="of:=IF([.G137]&gt;=[.$Q$94];1;0)" office:value-type="float" office:value="0" calcext:value-type="float">
            <text:p>0</text:p>
          </table:table-cell>
          <table:table-cell table:formula="of:=IF([.H137]&gt;=[.$Q$94];1;0)" office:value-type="float" office:value="0" calcext:value-type="float">
            <text:p>0</text:p>
          </table:table-cell>
          <table:table-cell table:formula="of:=IF([.I137]&gt;=[.$Q$94];1;0)" office:value-type="float" office:value="0" calcext:value-type="float">
            <text:p>0</text:p>
          </table:table-cell>
          <table:table-cell table:formula="of:=IF([.J137]&gt;=[.$Q$94];1;0)" office:value-type="float" office:value="0" calcext:value-type="float">
            <text:p>0</text:p>
          </table:table-cell>
          <table:table-cell table:formula="of:=IF([.K137]&gt;=[.$Q$94];1;0)" office:value-type="float" office:value="0" calcext:value-type="float">
            <text:p>0</text:p>
          </table:table-cell>
          <table:table-cell table:formula="of:=IF([.L137]&gt;=[.$Q$94];1;0)" office:value-type="float" office:value="0" calcext:value-type="float">
            <text:p>0</text:p>
          </table:table-cell>
          <table:table-cell table:formula="of:=IF([.M137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8]" office:value-type="float" office:value="14744.0689655172" calcext:value-type="float">
            <text:p>14744,0689655172</text:p>
          </table:table-cell>
          <table:table-cell table:formula="of:=[.C$95]/[.$O138]" office:value-type="float" office:value="11864.7586206897" calcext:value-type="float">
            <text:p>11864,7586206897</text:p>
          </table:table-cell>
          <table:table-cell table:formula="of:=[.D$95]/[.$O138]" office:value-type="float" office:value="16189.816091954" calcext:value-type="float">
            <text:p>16189,816091954</text:p>
          </table:table-cell>
          <table:table-cell table:formula="of:=[.E$95]/[.$O138]" office:value-type="float" office:value="4621.91954022989" calcext:value-type="float">
            <text:p>4621,91954022989</text:p>
          </table:table-cell>
          <table:table-cell table:formula="of:=[.F$95]/[.$O138]" office:value-type="float" office:value="5130.7816091954" calcext:value-type="float">
            <text:p>5130,7816091954</text:p>
          </table:table-cell>
          <table:table-cell table:formula="of:=[.G$95]/[.$O138]" office:value-type="float" office:value="1130.97701149425" calcext:value-type="float">
            <text:p>1130,97701149425</text:p>
          </table:table-cell>
          <table:table-cell table:formula="of:=[.H$95]/[.$O138]" office:value-type="float" office:value="227.413793103448" calcext:value-type="float">
            <text:p>227,413793103448</text:p>
          </table:table-cell>
          <table:table-cell table:formula="of:=[.I$95]/[.$O138]" office:value-type="float" office:value="1.79310344827586" calcext:value-type="float">
            <text:p>1,79310344827586</text:p>
          </table:table-cell>
          <table:table-cell table:formula="of:=[.J$95]/[.$O138]" office:value-type="float" office:value="327.448275862069" calcext:value-type="float">
            <text:p>327,448275862069</text:p>
          </table:table-cell>
          <table:table-cell table:formula="of:=[.K$95]/[.$O138]" office:value-type="float" office:value="222.712643678161" calcext:value-type="float">
            <text:p>222,712643678161</text:p>
          </table:table-cell>
          <table:table-cell table:formula="of:=[.L$95]/[.$O138]" office:value-type="float" office:value="1343.57471264368" calcext:value-type="float">
            <text:p>1343,57471264368</text:p>
          </table:table-cell>
          <table:table-cell table:formula="of:=[.M$95]/[.$O138]" office:value-type="float" office:value="319.885057471264" calcext:value-type="float">
            <text:p>319,885057471264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table:formula="of:=IF([.B138]&gt;=[.$Q$94];1;0)" office:value-type="float" office:value="1" calcext:value-type="float">
            <text:p>1</text:p>
          </table:table-cell>
          <table:table-cell table:formula="of:=IF([.C138]&gt;=[.$Q$94];1;0)" office:value-type="float" office:value="0" calcext:value-type="float">
            <text:p>0</text:p>
          </table:table-cell>
          <table:table-cell table:formula="of:=IF([.D138]&gt;=[.$Q$94];1;0)" office:value-type="float" office:value="1" calcext:value-type="float">
            <text:p>1</text:p>
          </table:table-cell>
          <table:table-cell table:formula="of:=IF([.E138]&gt;=[.$Q$94];1;0)" office:value-type="float" office:value="0" calcext:value-type="float">
            <text:p>0</text:p>
          </table:table-cell>
          <table:table-cell table:formula="of:=IF([.F138]&gt;=[.$Q$94];1;0)" office:value-type="float" office:value="0" calcext:value-type="float">
            <text:p>0</text:p>
          </table:table-cell>
          <table:table-cell table:formula="of:=IF([.G138]&gt;=[.$Q$94];1;0)" office:value-type="float" office:value="0" calcext:value-type="float">
            <text:p>0</text:p>
          </table:table-cell>
          <table:table-cell table:formula="of:=IF([.H138]&gt;=[.$Q$94];1;0)" office:value-type="float" office:value="0" calcext:value-type="float">
            <text:p>0</text:p>
          </table:table-cell>
          <table:table-cell table:formula="of:=IF([.I138]&gt;=[.$Q$94];1;0)" office:value-type="float" office:value="0" calcext:value-type="float">
            <text:p>0</text:p>
          </table:table-cell>
          <table:table-cell table:formula="of:=IF([.J138]&gt;=[.$Q$94];1;0)" office:value-type="float" office:value="0" calcext:value-type="float">
            <text:p>0</text:p>
          </table:table-cell>
          <table:table-cell table:formula="of:=IF([.K138]&gt;=[.$Q$94];1;0)" office:value-type="float" office:value="0" calcext:value-type="float">
            <text:p>0</text:p>
          </table:table-cell>
          <table:table-cell table:formula="of:=IF([.L138]&gt;=[.$Q$94];1;0)" office:value-type="float" office:value="0" calcext:value-type="float">
            <text:p>0</text:p>
          </table:table-cell>
          <table:table-cell table:formula="of:=IF([.M138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39]" office:value-type="float" office:value="14412.7415730337" calcext:value-type="float">
            <text:p>14412,7415730337</text:p>
          </table:table-cell>
          <table:table-cell table:formula="of:=[.C$95]/[.$O139]" office:value-type="float" office:value="11598.1348314607" calcext:value-type="float">
            <text:p>11598,1348314607</text:p>
          </table:table-cell>
          <table:table-cell table:formula="of:=[.D$95]/[.$O139]" office:value-type="float" office:value="15826" calcext:value-type="float">
            <text:p>15826</text:p>
          </table:table-cell>
          <table:table-cell table:formula="of:=[.E$95]/[.$O139]" office:value-type="float" office:value="4518.05617977528" calcext:value-type="float">
            <text:p>4518,05617977528</text:p>
          </table:table-cell>
          <table:table-cell table:formula="of:=[.F$95]/[.$O139]" office:value-type="float" office:value="5015.48314606742" calcext:value-type="float">
            <text:p>5015,48314606742</text:p>
          </table:table-cell>
          <table:table-cell table:formula="of:=[.G$95]/[.$O139]" office:value-type="float" office:value="1105.56179775281" calcext:value-type="float">
            <text:p>1105,56179775281</text:p>
          </table:table-cell>
          <table:table-cell table:formula="of:=[.H$95]/[.$O139]" office:value-type="float" office:value="222.303370786517" calcext:value-type="float">
            <text:p>222,303370786517</text:p>
          </table:table-cell>
          <table:table-cell table:formula="of:=[.I$95]/[.$O139]" office:value-type="float" office:value="1.75280898876405" calcext:value-type="float">
            <text:p>1,75280898876405</text:p>
          </table:table-cell>
          <table:table-cell table:formula="of:=[.J$95]/[.$O139]" office:value-type="float" office:value="320.089887640449" calcext:value-type="float">
            <text:p>320,089887640449</text:p>
          </table:table-cell>
          <table:table-cell table:formula="of:=[.K$95]/[.$O139]" office:value-type="float" office:value="217.707865168539" calcext:value-type="float">
            <text:p>217,707865168539</text:p>
          </table:table-cell>
          <table:table-cell table:formula="of:=[.L$95]/[.$O139]" office:value-type="float" office:value="1313.38202247191" calcext:value-type="float">
            <text:p>1313,38202247191</text:p>
          </table:table-cell>
          <table:table-cell table:formula="of:=[.M$95]/[.$O139]" office:value-type="float" office:value="312.696629213483" calcext:value-type="float">
            <text:p>312,69662921348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table:formula="of:=IF([.B139]&gt;=[.$Q$94];1;0)" office:value-type="float" office:value="1" calcext:value-type="float">
            <text:p>1</text:p>
          </table:table-cell>
          <table:table-cell table:formula="of:=IF([.C139]&gt;=[.$Q$94];1;0)" office:value-type="float" office:value="0" calcext:value-type="float">
            <text:p>0</text:p>
          </table:table-cell>
          <table:table-cell table:formula="of:=IF([.D139]&gt;=[.$Q$94];1;0)" office:value-type="float" office:value="1" calcext:value-type="float">
            <text:p>1</text:p>
          </table:table-cell>
          <table:table-cell table:formula="of:=IF([.E139]&gt;=[.$Q$94];1;0)" office:value-type="float" office:value="0" calcext:value-type="float">
            <text:p>0</text:p>
          </table:table-cell>
          <table:table-cell table:formula="of:=IF([.F139]&gt;=[.$Q$94];1;0)" office:value-type="float" office:value="0" calcext:value-type="float">
            <text:p>0</text:p>
          </table:table-cell>
          <table:table-cell table:formula="of:=IF([.G139]&gt;=[.$Q$94];1;0)" office:value-type="float" office:value="0" calcext:value-type="float">
            <text:p>0</text:p>
          </table:table-cell>
          <table:table-cell table:formula="of:=IF([.H139]&gt;=[.$Q$94];1;0)" office:value-type="float" office:value="0" calcext:value-type="float">
            <text:p>0</text:p>
          </table:table-cell>
          <table:table-cell table:formula="of:=IF([.I139]&gt;=[.$Q$94];1;0)" office:value-type="float" office:value="0" calcext:value-type="float">
            <text:p>0</text:p>
          </table:table-cell>
          <table:table-cell table:formula="of:=IF([.J139]&gt;=[.$Q$94];1;0)" office:value-type="float" office:value="0" calcext:value-type="float">
            <text:p>0</text:p>
          </table:table-cell>
          <table:table-cell table:formula="of:=IF([.K139]&gt;=[.$Q$94];1;0)" office:value-type="float" office:value="0" calcext:value-type="float">
            <text:p>0</text:p>
          </table:table-cell>
          <table:table-cell table:formula="of:=IF([.L139]&gt;=[.$Q$94];1;0)" office:value-type="float" office:value="0" calcext:value-type="float">
            <text:p>0</text:p>
          </table:table-cell>
          <table:table-cell table:formula="of:=IF([.M139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0]" office:value-type="float" office:value="14095.978021978" calcext:value-type="float">
            <text:p>14095,978021978</text:p>
          </table:table-cell>
          <table:table-cell table:formula="of:=[.C$95]/[.$O140]" office:value-type="float" office:value="11343.2307692308" calcext:value-type="float">
            <text:p>11343,2307692308</text:p>
          </table:table-cell>
          <table:table-cell table:formula="of:=[.D$95]/[.$O140]" office:value-type="float" office:value="15478.1758241758" calcext:value-type="float">
            <text:p>15478,1758241758</text:p>
          </table:table-cell>
          <table:table-cell table:formula="of:=[.E$95]/[.$O140]" office:value-type="float" office:value="4418.75824175824" calcext:value-type="float">
            <text:p>4418,75824175824</text:p>
          </table:table-cell>
          <table:table-cell table:formula="of:=[.F$95]/[.$O140]" office:value-type="float" office:value="4905.25274725275" calcext:value-type="float">
            <text:p>4905,25274725275</text:p>
          </table:table-cell>
          <table:table-cell table:formula="of:=[.G$95]/[.$O140]" office:value-type="float" office:value="1081.26373626374" calcext:value-type="float">
            <text:p>1081,26373626374</text:p>
          </table:table-cell>
          <table:table-cell table:formula="of:=[.H$95]/[.$O140]" office:value-type="float" office:value="217.417582417582" calcext:value-type="float">
            <text:p>217,417582417582</text:p>
          </table:table-cell>
          <table:table-cell table:formula="of:=[.I$95]/[.$O140]" office:value-type="float" office:value="1.71428571428571" calcext:value-type="float">
            <text:p>1,71428571428571</text:p>
          </table:table-cell>
          <table:table-cell table:formula="of:=[.J$95]/[.$O140]" office:value-type="float" office:value="313.054945054945" calcext:value-type="float">
            <text:p>313,054945054945</text:p>
          </table:table-cell>
          <table:table-cell table:formula="of:=[.K$95]/[.$O140]" office:value-type="float" office:value="212.923076923077" calcext:value-type="float">
            <text:p>212,923076923077</text:p>
          </table:table-cell>
          <table:table-cell table:formula="of:=[.L$95]/[.$O140]" office:value-type="float" office:value="1284.51648351648" calcext:value-type="float">
            <text:p>1284,51648351648</text:p>
          </table:table-cell>
          <table:table-cell table:formula="of:=[.M$95]/[.$O140]" office:value-type="float" office:value="305.824175824176" calcext:value-type="float">
            <text:p>305,824175824176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table:formula="of:=IF([.B140]&gt;=[.$Q$94];1;0)" office:value-type="float" office:value="1" calcext:value-type="float">
            <text:p>1</text:p>
          </table:table-cell>
          <table:table-cell table:formula="of:=IF([.C140]&gt;=[.$Q$94];1;0)" office:value-type="float" office:value="0" calcext:value-type="float">
            <text:p>0</text:p>
          </table:table-cell>
          <table:table-cell table:formula="of:=IF([.D140]&gt;=[.$Q$94];1;0)" office:value-type="float" office:value="1" calcext:value-type="float">
            <text:p>1</text:p>
          </table:table-cell>
          <table:table-cell table:formula="of:=IF([.E140]&gt;=[.$Q$94];1;0)" office:value-type="float" office:value="0" calcext:value-type="float">
            <text:p>0</text:p>
          </table:table-cell>
          <table:table-cell table:formula="of:=IF([.F140]&gt;=[.$Q$94];1;0)" office:value-type="float" office:value="0" calcext:value-type="float">
            <text:p>0</text:p>
          </table:table-cell>
          <table:table-cell table:formula="of:=IF([.G140]&gt;=[.$Q$94];1;0)" office:value-type="float" office:value="0" calcext:value-type="float">
            <text:p>0</text:p>
          </table:table-cell>
          <table:table-cell table:formula="of:=IF([.H140]&gt;=[.$Q$94];1;0)" office:value-type="float" office:value="0" calcext:value-type="float">
            <text:p>0</text:p>
          </table:table-cell>
          <table:table-cell table:formula="of:=IF([.I140]&gt;=[.$Q$94];1;0)" office:value-type="float" office:value="0" calcext:value-type="float">
            <text:p>0</text:p>
          </table:table-cell>
          <table:table-cell table:formula="of:=IF([.J140]&gt;=[.$Q$94];1;0)" office:value-type="float" office:value="0" calcext:value-type="float">
            <text:p>0</text:p>
          </table:table-cell>
          <table:table-cell table:formula="of:=IF([.K140]&gt;=[.$Q$94];1;0)" office:value-type="float" office:value="0" calcext:value-type="float">
            <text:p>0</text:p>
          </table:table-cell>
          <table:table-cell table:formula="of:=IF([.L140]&gt;=[.$Q$94];1;0)" office:value-type="float" office:value="0" calcext:value-type="float">
            <text:p>0</text:p>
          </table:table-cell>
          <table:table-cell table:formula="of:=IF([.M140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1]" office:value-type="float" office:value="13792.8387096774" calcext:value-type="float">
            <text:p>13792,8387096774</text:p>
          </table:table-cell>
          <table:table-cell table:formula="of:=[.C$95]/[.$O141]" office:value-type="float" office:value="11099.2903225806" calcext:value-type="float">
            <text:p>11099,2903225806</text:p>
          </table:table-cell>
          <table:table-cell table:formula="of:=[.D$95]/[.$O141]" office:value-type="float" office:value="15145.311827957" calcext:value-type="float">
            <text:p>15145,311827957</text:p>
          </table:table-cell>
          <table:table-cell table:formula="of:=[.E$95]/[.$O141]" office:value-type="float" office:value="4323.7311827957" calcext:value-type="float">
            <text:p>4323,7311827957</text:p>
          </table:table-cell>
          <table:table-cell table:formula="of:=[.F$95]/[.$O141]" office:value-type="float" office:value="4799.76344086022" calcext:value-type="float">
            <text:p>4799,76344086022</text:p>
          </table:table-cell>
          <table:table-cell table:formula="of:=[.G$95]/[.$O141]" office:value-type="float" office:value="1058.01075268817" calcext:value-type="float">
            <text:p>1058,01075268817</text:p>
          </table:table-cell>
          <table:table-cell table:formula="of:=[.H$95]/[.$O141]" office:value-type="float" office:value="212.741935483871" calcext:value-type="float">
            <text:p>212,741935483871</text:p>
          </table:table-cell>
          <table:table-cell table:formula="of:=[.I$95]/[.$O141]" office:value-type="float" office:value="1.67741935483871" calcext:value-type="float">
            <text:p>1,67741935483871</text:p>
          </table:table-cell>
          <table:table-cell table:formula="of:=[.J$95]/[.$O141]" office:value-type="float" office:value="306.322580645161" calcext:value-type="float">
            <text:p>306,322580645161</text:p>
          </table:table-cell>
          <table:table-cell table:formula="of:=[.K$95]/[.$O141]" office:value-type="float" office:value="208.344086021505" calcext:value-type="float">
            <text:p>208,344086021505</text:p>
          </table:table-cell>
          <table:table-cell table:formula="of:=[.L$95]/[.$O141]" office:value-type="float" office:value="1256.89247311828" calcext:value-type="float">
            <text:p>1256,89247311828</text:p>
          </table:table-cell>
          <table:table-cell table:formula="of:=[.M$95]/[.$O141]" office:value-type="float" office:value="299.247311827957" calcext:value-type="float">
            <text:p>299,24731182795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table:formula="of:=IF([.B141]&gt;=[.$Q$94];1;0)" office:value-type="float" office:value="1" calcext:value-type="float">
            <text:p>1</text:p>
          </table:table-cell>
          <table:table-cell table:formula="of:=IF([.C141]&gt;=[.$Q$94];1;0)" office:value-type="float" office:value="0" calcext:value-type="float">
            <text:p>0</text:p>
          </table:table-cell>
          <table:table-cell table:formula="of:=IF([.D141]&gt;=[.$Q$94];1;0)" office:value-type="float" office:value="1" calcext:value-type="float">
            <text:p>1</text:p>
          </table:table-cell>
          <table:table-cell table:formula="of:=IF([.E141]&gt;=[.$Q$94];1;0)" office:value-type="float" office:value="0" calcext:value-type="float">
            <text:p>0</text:p>
          </table:table-cell>
          <table:table-cell table:formula="of:=IF([.F141]&gt;=[.$Q$94];1;0)" office:value-type="float" office:value="0" calcext:value-type="float">
            <text:p>0</text:p>
          </table:table-cell>
          <table:table-cell table:formula="of:=IF([.G141]&gt;=[.$Q$94];1;0)" office:value-type="float" office:value="0" calcext:value-type="float">
            <text:p>0</text:p>
          </table:table-cell>
          <table:table-cell table:formula="of:=IF([.H141]&gt;=[.$Q$94];1;0)" office:value-type="float" office:value="0" calcext:value-type="float">
            <text:p>0</text:p>
          </table:table-cell>
          <table:table-cell table:formula="of:=IF([.I141]&gt;=[.$Q$94];1;0)" office:value-type="float" office:value="0" calcext:value-type="float">
            <text:p>0</text:p>
          </table:table-cell>
          <table:table-cell table:formula="of:=IF([.J141]&gt;=[.$Q$94];1;0)" office:value-type="float" office:value="0" calcext:value-type="float">
            <text:p>0</text:p>
          </table:table-cell>
          <table:table-cell table:formula="of:=IF([.K141]&gt;=[.$Q$94];1;0)" office:value-type="float" office:value="0" calcext:value-type="float">
            <text:p>0</text:p>
          </table:table-cell>
          <table:table-cell table:formula="of:=IF([.L141]&gt;=[.$Q$94];1;0)" office:value-type="float" office:value="0" calcext:value-type="float">
            <text:p>0</text:p>
          </table:table-cell>
          <table:table-cell table:formula="of:=IF([.M141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2]" office:value-type="float" office:value="13502.4631578947" calcext:value-type="float">
            <text:p>13502,4631578947</text:p>
          </table:table-cell>
          <table:table-cell table:formula="of:=[.C$95]/[.$O142]" office:value-type="float" office:value="10865.6210526316" calcext:value-type="float">
            <text:p>10865,6210526316</text:p>
          </table:table-cell>
          <table:table-cell table:formula="of:=[.D$95]/[.$O142]" office:value-type="float" office:value="14826.4631578947" calcext:value-type="float">
            <text:p>14826,4631578947</text:p>
          </table:table-cell>
          <table:table-cell table:formula="of:=[.E$95]/[.$O142]" office:value-type="float" office:value="4232.70526315789" calcext:value-type="float">
            <text:p>4232,70526315789</text:p>
          </table:table-cell>
          <table:table-cell table:formula="of:=[.F$95]/[.$O142]" office:value-type="float" office:value="4698.71578947368" calcext:value-type="float">
            <text:p>4698,71578947368</text:p>
          </table:table-cell>
          <table:table-cell table:formula="of:=[.G$95]/[.$O142]" office:value-type="float" office:value="1035.73684210526" calcext:value-type="float">
            <text:p>1035,73684210526</text:p>
          </table:table-cell>
          <table:table-cell table:formula="of:=[.H$95]/[.$O142]" office:value-type="float" office:value="208.263157894737" calcext:value-type="float">
            <text:p>208,263157894737</text:p>
          </table:table-cell>
          <table:table-cell table:formula="of:=[.I$95]/[.$O142]" office:value-type="float" office:value="1.64210526315789" calcext:value-type="float">
            <text:p>1,64210526315789</text:p>
          </table:table-cell>
          <table:table-cell table:formula="of:=[.J$95]/[.$O142]" office:value-type="float" office:value="299.873684210526" calcext:value-type="float">
            <text:p>299,873684210526</text:p>
          </table:table-cell>
          <table:table-cell table:formula="of:=[.K$95]/[.$O142]" office:value-type="float" office:value="203.957894736842" calcext:value-type="float">
            <text:p>203,957894736842</text:p>
          </table:table-cell>
          <table:table-cell table:formula="of:=[.L$95]/[.$O142]" office:value-type="float" office:value="1230.43157894737" calcext:value-type="float">
            <text:p>1230,43157894737</text:p>
          </table:table-cell>
          <table:table-cell table:formula="of:=[.M$95]/[.$O142]" office:value-type="float" office:value="292.947368421053" calcext:value-type="float">
            <text:p>292,94736842105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table:formula="of:=IF([.B142]&gt;=[.$Q$94];1;0)" office:value-type="float" office:value="1" calcext:value-type="float">
            <text:p>1</text:p>
          </table:table-cell>
          <table:table-cell table:formula="of:=IF([.C142]&gt;=[.$Q$94];1;0)" office:value-type="float" office:value="0" calcext:value-type="float">
            <text:p>0</text:p>
          </table:table-cell>
          <table:table-cell table:formula="of:=IF([.D142]&gt;=[.$Q$94];1;0)" office:value-type="float" office:value="1" calcext:value-type="float">
            <text:p>1</text:p>
          </table:table-cell>
          <table:table-cell table:formula="of:=IF([.E142]&gt;=[.$Q$94];1;0)" office:value-type="float" office:value="0" calcext:value-type="float">
            <text:p>0</text:p>
          </table:table-cell>
          <table:table-cell table:formula="of:=IF([.F142]&gt;=[.$Q$94];1;0)" office:value-type="float" office:value="0" calcext:value-type="float">
            <text:p>0</text:p>
          </table:table-cell>
          <table:table-cell table:formula="of:=IF([.G142]&gt;=[.$Q$94];1;0)" office:value-type="float" office:value="0" calcext:value-type="float">
            <text:p>0</text:p>
          </table:table-cell>
          <table:table-cell table:formula="of:=IF([.H142]&gt;=[.$Q$94];1;0)" office:value-type="float" office:value="0" calcext:value-type="float">
            <text:p>0</text:p>
          </table:table-cell>
          <table:table-cell table:formula="of:=IF([.I142]&gt;=[.$Q$94];1;0)" office:value-type="float" office:value="0" calcext:value-type="float">
            <text:p>0</text:p>
          </table:table-cell>
          <table:table-cell table:formula="of:=IF([.J142]&gt;=[.$Q$94];1;0)" office:value-type="float" office:value="0" calcext:value-type="float">
            <text:p>0</text:p>
          </table:table-cell>
          <table:table-cell table:formula="of:=IF([.K142]&gt;=[.$Q$94];1;0)" office:value-type="float" office:value="0" calcext:value-type="float">
            <text:p>0</text:p>
          </table:table-cell>
          <table:table-cell table:formula="of:=IF([.L142]&gt;=[.$Q$94];1;0)" office:value-type="float" office:value="0" calcext:value-type="float">
            <text:p>0</text:p>
          </table:table-cell>
          <table:table-cell table:formula="of:=IF([.M142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3]" office:value-type="float" office:value="13224.0618556701" calcext:value-type="float">
            <text:p>13224,0618556701</text:p>
          </table:table-cell>
          <table:table-cell table:formula="of:=[.C$95]/[.$O143]" office:value-type="float" office:value="10641.587628866" calcext:value-type="float">
            <text:p>10641,587628866</text:p>
          </table:table-cell>
          <table:table-cell table:formula="of:=[.D$95]/[.$O143]" office:value-type="float" office:value="14520.7628865979" calcext:value-type="float">
            <text:p>14520,7628865979</text:p>
          </table:table-cell>
          <table:table-cell table:formula="of:=[.E$95]/[.$O143]" office:value-type="float" office:value="4145.43298969072" calcext:value-type="float">
            <text:p>4145,43298969072</text:p>
          </table:table-cell>
          <table:table-cell table:formula="of:=[.F$95]/[.$O143]" office:value-type="float" office:value="4601.83505154639" calcext:value-type="float">
            <text:p>4601,83505154639</text:p>
          </table:table-cell>
          <table:table-cell table:formula="of:=[.G$95]/[.$O143]" office:value-type="float" office:value="1014.38144329897" calcext:value-type="float">
            <text:p>1014,38144329897</text:p>
          </table:table-cell>
          <table:table-cell table:formula="of:=[.H$95]/[.$O143]" office:value-type="float" office:value="203.969072164948" calcext:value-type="float">
            <text:p>203,969072164948</text:p>
          </table:table-cell>
          <table:table-cell table:formula="of:=[.I$95]/[.$O143]" office:value-type="float" office:value="1.60824742268041" calcext:value-type="float">
            <text:p>1,60824742268041</text:p>
          </table:table-cell>
          <table:table-cell table:formula="of:=[.J$95]/[.$O143]" office:value-type="float" office:value="293.690721649485" calcext:value-type="float">
            <text:p>293,690721649485</text:p>
          </table:table-cell>
          <table:table-cell table:formula="of:=[.K$95]/[.$O143]" office:value-type="float" office:value="199.752577319588" calcext:value-type="float">
            <text:p>199,752577319588</text:p>
          </table:table-cell>
          <table:table-cell table:formula="of:=[.L$95]/[.$O143]" office:value-type="float" office:value="1205.0618556701" calcext:value-type="float">
            <text:p>1205,0618556701</text:p>
          </table:table-cell>
          <table:table-cell table:formula="of:=[.M$95]/[.$O143]" office:value-type="float" office:value="286.907216494845" calcext:value-type="float">
            <text:p>286,907216494845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IF([.B143]&gt;=[.$Q$94];1;0)" office:value-type="float" office:value="0" calcext:value-type="float">
            <text:p>0</text:p>
          </table:table-cell>
          <table:table-cell table:formula="of:=IF([.C143]&gt;=[.$Q$94];1;0)" office:value-type="float" office:value="0" calcext:value-type="float">
            <text:p>0</text:p>
          </table:table-cell>
          <table:table-cell table:formula="of:=IF([.D143]&gt;=[.$Q$94];1;0)" office:value-type="float" office:value="1" calcext:value-type="float">
            <text:p>1</text:p>
          </table:table-cell>
          <table:table-cell table:formula="of:=IF([.E143]&gt;=[.$Q$94];1;0)" office:value-type="float" office:value="0" calcext:value-type="float">
            <text:p>0</text:p>
          </table:table-cell>
          <table:table-cell table:formula="of:=IF([.F143]&gt;=[.$Q$94];1;0)" office:value-type="float" office:value="0" calcext:value-type="float">
            <text:p>0</text:p>
          </table:table-cell>
          <table:table-cell table:formula="of:=IF([.G143]&gt;=[.$Q$94];1;0)" office:value-type="float" office:value="0" calcext:value-type="float">
            <text:p>0</text:p>
          </table:table-cell>
          <table:table-cell table:formula="of:=IF([.H143]&gt;=[.$Q$94];1;0)" office:value-type="float" office:value="0" calcext:value-type="float">
            <text:p>0</text:p>
          </table:table-cell>
          <table:table-cell table:formula="of:=IF([.I143]&gt;=[.$Q$94];1;0)" office:value-type="float" office:value="0" calcext:value-type="float">
            <text:p>0</text:p>
          </table:table-cell>
          <table:table-cell table:formula="of:=IF([.J143]&gt;=[.$Q$94];1;0)" office:value-type="float" office:value="0" calcext:value-type="float">
            <text:p>0</text:p>
          </table:table-cell>
          <table:table-cell table:formula="of:=IF([.K143]&gt;=[.$Q$94];1;0)" office:value-type="float" office:value="0" calcext:value-type="float">
            <text:p>0</text:p>
          </table:table-cell>
          <table:table-cell table:formula="of:=IF([.L143]&gt;=[.$Q$94];1;0)" office:value-type="float" office:value="0" calcext:value-type="float">
            <text:p>0</text:p>
          </table:table-cell>
          <table:table-cell table:formula="of:=IF([.M143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4]" office:value-type="float" office:value="12956.9090909091" calcext:value-type="float">
            <text:p>12956,9090909091</text:p>
          </table:table-cell>
          <table:table-cell table:formula="of:=[.C$95]/[.$O144]" office:value-type="float" office:value="10426.6060606061" calcext:value-type="float">
            <text:p>10426,6060606061</text:p>
          </table:table-cell>
          <table:table-cell table:formula="of:=[.D$95]/[.$O144]" office:value-type="float" office:value="14227.4141414141" calcext:value-type="float">
            <text:p>14227,4141414141</text:p>
          </table:table-cell>
          <table:table-cell table:formula="of:=[.E$95]/[.$O144]" office:value-type="float" office:value="4061.68686868687" calcext:value-type="float">
            <text:p>4061,68686868687</text:p>
          </table:table-cell>
          <table:table-cell table:formula="of:=[.F$95]/[.$O144]" office:value-type="float" office:value="4508.86868686869" calcext:value-type="float">
            <text:p>4508,86868686869</text:p>
          </table:table-cell>
          <table:table-cell table:formula="of:=[.G$95]/[.$O144]" office:value-type="float" office:value="993.888888888889" calcext:value-type="float">
            <text:p>993,888888888889</text:p>
          </table:table-cell>
          <table:table-cell table:formula="of:=[.H$95]/[.$O144]" office:value-type="float" office:value="199.848484848485" calcext:value-type="float">
            <text:p>199,848484848485</text:p>
          </table:table-cell>
          <table:table-cell table:formula="of:=[.I$95]/[.$O144]" office:value-type="float" office:value="1.57575757575758" calcext:value-type="float">
            <text:p>1,57575757575758</text:p>
          </table:table-cell>
          <table:table-cell table:formula="of:=[.J$95]/[.$O144]" office:value-type="float" office:value="287.757575757576" calcext:value-type="float">
            <text:p>287,757575757576</text:p>
          </table:table-cell>
          <table:table-cell table:formula="of:=[.K$95]/[.$O144]" office:value-type="float" office:value="195.717171717172" calcext:value-type="float">
            <text:p>195,717171717172</text:p>
          </table:table-cell>
          <table:table-cell table:formula="of:=[.L$95]/[.$O144]" office:value-type="float" office:value="1180.71717171717" calcext:value-type="float">
            <text:p>1180,71717171717</text:p>
          </table:table-cell>
          <table:table-cell table:formula="of:=[.M$95]/[.$O144]" office:value-type="float" office:value="281.111111111111" calcext:value-type="float">
            <text:p>281,11111111111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table:formula="of:=IF([.B144]&gt;=[.$Q$94];1;0)" office:value-type="float" office:value="0" calcext:value-type="float">
            <text:p>0</text:p>
          </table:table-cell>
          <table:table-cell table:formula="of:=IF([.C144]&gt;=[.$Q$94];1;0)" office:value-type="float" office:value="0" calcext:value-type="float">
            <text:p>0</text:p>
          </table:table-cell>
          <table:table-cell table:formula="of:=IF([.D144]&gt;=[.$Q$94];1;0)" office:value-type="float" office:value="1" calcext:value-type="float">
            <text:p>1</text:p>
          </table:table-cell>
          <table:table-cell table:formula="of:=IF([.E144]&gt;=[.$Q$94];1;0)" office:value-type="float" office:value="0" calcext:value-type="float">
            <text:p>0</text:p>
          </table:table-cell>
          <table:table-cell table:formula="of:=IF([.F144]&gt;=[.$Q$94];1;0)" office:value-type="float" office:value="0" calcext:value-type="float">
            <text:p>0</text:p>
          </table:table-cell>
          <table:table-cell table:formula="of:=IF([.G144]&gt;=[.$Q$94];1;0)" office:value-type="float" office:value="0" calcext:value-type="float">
            <text:p>0</text:p>
          </table:table-cell>
          <table:table-cell table:formula="of:=IF([.H144]&gt;=[.$Q$94];1;0)" office:value-type="float" office:value="0" calcext:value-type="float">
            <text:p>0</text:p>
          </table:table-cell>
          <table:table-cell table:formula="of:=IF([.I144]&gt;=[.$Q$94];1;0)" office:value-type="float" office:value="0" calcext:value-type="float">
            <text:p>0</text:p>
          </table:table-cell>
          <table:table-cell table:formula="of:=IF([.J144]&gt;=[.$Q$94];1;0)" office:value-type="float" office:value="0" calcext:value-type="float">
            <text:p>0</text:p>
          </table:table-cell>
          <table:table-cell table:formula="of:=IF([.K144]&gt;=[.$Q$94];1;0)" office:value-type="float" office:value="0" calcext:value-type="float">
            <text:p>0</text:p>
          </table:table-cell>
          <table:table-cell table:formula="of:=IF([.L144]&gt;=[.$Q$94];1;0)" office:value-type="float" office:value="0" calcext:value-type="float">
            <text:p>0</text:p>
          </table:table-cell>
          <table:table-cell table:formula="of:=IF([.M144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5]" office:value-type="float" office:value="12700.3366336634" calcext:value-type="float">
            <text:p>12700,3366336634</text:p>
          </table:table-cell>
          <table:table-cell table:formula="of:=[.C$95]/[.$O145]" office:value-type="float" office:value="10220.1386138614" calcext:value-type="float">
            <text:p>10220,1386138614</text:p>
          </table:table-cell>
          <table:table-cell table:formula="of:=[.D$95]/[.$O145]" office:value-type="float" office:value="13945.6831683168" calcext:value-type="float">
            <text:p>13945,6831683168</text:p>
          </table:table-cell>
          <table:table-cell table:formula="of:=[.E$95]/[.$O145]" office:value-type="float" office:value="3981.25742574257" calcext:value-type="float">
            <text:p>3981,25742574257</text:p>
          </table:table-cell>
          <table:table-cell table:formula="of:=[.F$95]/[.$O145]" office:value-type="float" office:value="4419.58415841584" calcext:value-type="float">
            <text:p>4419,58415841584</text:p>
          </table:table-cell>
          <table:table-cell table:formula="of:=[.G$95]/[.$O145]" office:value-type="float" office:value="974.207920792079" calcext:value-type="float">
            <text:p>974,207920792079</text:p>
          </table:table-cell>
          <table:table-cell table:formula="of:=[.H$95]/[.$O145]" office:value-type="float" office:value="195.891089108911" calcext:value-type="float">
            <text:p>195,891089108911</text:p>
          </table:table-cell>
          <table:table-cell table:formula="of:=[.I$95]/[.$O145]" office:value-type="float" office:value="1.54455445544554" calcext:value-type="float">
            <text:p>1,54455445544554</text:p>
          </table:table-cell>
          <table:table-cell table:formula="of:=[.J$95]/[.$O145]" office:value-type="float" office:value="282.059405940594" calcext:value-type="float">
            <text:p>282,059405940594</text:p>
          </table:table-cell>
          <table:table-cell table:formula="of:=[.K$95]/[.$O145]" office:value-type="float" office:value="191.841584158416" calcext:value-type="float">
            <text:p>191,841584158416</text:p>
          </table:table-cell>
          <table:table-cell table:formula="of:=[.L$95]/[.$O145]" office:value-type="float" office:value="1157.33663366337" calcext:value-type="float">
            <text:p>1157,33663366337</text:p>
          </table:table-cell>
          <table:table-cell table:formula="of:=[.M$95]/[.$O145]" office:value-type="float" office:value="275.544554455446" calcext:value-type="float">
            <text:p>275,54455445544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table:formula="of:=IF([.B145]&gt;=[.$Q$94];1;0)" office:value-type="float" office:value="0" calcext:value-type="float">
            <text:p>0</text:p>
          </table:table-cell>
          <table:table-cell table:formula="of:=IF([.C145]&gt;=[.$Q$94];1;0)" office:value-type="float" office:value="0" calcext:value-type="float">
            <text:p>0</text:p>
          </table:table-cell>
          <table:table-cell table:formula="of:=IF([.D145]&gt;=[.$Q$94];1;0)" office:value-type="float" office:value="1" calcext:value-type="float">
            <text:p>1</text:p>
          </table:table-cell>
          <table:table-cell table:formula="of:=IF([.E145]&gt;=[.$Q$94];1;0)" office:value-type="float" office:value="0" calcext:value-type="float">
            <text:p>0</text:p>
          </table:table-cell>
          <table:table-cell table:formula="of:=IF([.F145]&gt;=[.$Q$94];1;0)" office:value-type="float" office:value="0" calcext:value-type="float">
            <text:p>0</text:p>
          </table:table-cell>
          <table:table-cell table:formula="of:=IF([.G145]&gt;=[.$Q$94];1;0)" office:value-type="float" office:value="0" calcext:value-type="float">
            <text:p>0</text:p>
          </table:table-cell>
          <table:table-cell table:formula="of:=IF([.H145]&gt;=[.$Q$94];1;0)" office:value-type="float" office:value="0" calcext:value-type="float">
            <text:p>0</text:p>
          </table:table-cell>
          <table:table-cell table:formula="of:=IF([.I145]&gt;=[.$Q$94];1;0)" office:value-type="float" office:value="0" calcext:value-type="float">
            <text:p>0</text:p>
          </table:table-cell>
          <table:table-cell table:formula="of:=IF([.J145]&gt;=[.$Q$94];1;0)" office:value-type="float" office:value="0" calcext:value-type="float">
            <text:p>0</text:p>
          </table:table-cell>
          <table:table-cell table:formula="of:=IF([.K145]&gt;=[.$Q$94];1;0)" office:value-type="float" office:value="0" calcext:value-type="float">
            <text:p>0</text:p>
          </table:table-cell>
          <table:table-cell table:formula="of:=IF([.L145]&gt;=[.$Q$94];1;0)" office:value-type="float" office:value="0" calcext:value-type="float">
            <text:p>0</text:p>
          </table:table-cell>
          <table:table-cell table:formula="of:=IF([.M145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6]" office:value-type="float" office:value="12453.7281553398" calcext:value-type="float">
            <text:p>12453,7281553398</text:p>
          </table:table-cell>
          <table:table-cell table:formula="of:=[.C$95]/[.$O146]" office:value-type="float" office:value="10021.6893203884" calcext:value-type="float">
            <text:p>10021,6893203884</text:p>
          </table:table-cell>
          <table:table-cell table:formula="of:=[.D$95]/[.$O146]" office:value-type="float" office:value="13674.8932038835" calcext:value-type="float">
            <text:p>13674,8932038835</text:p>
          </table:table-cell>
          <table:table-cell table:formula="of:=[.E$95]/[.$O146]" office:value-type="float" office:value="3903.95145631068" calcext:value-type="float">
            <text:p>3903,95145631068</text:p>
          </table:table-cell>
          <table:table-cell table:formula="of:=[.F$95]/[.$O146]" office:value-type="float" office:value="4333.76699029126" calcext:value-type="float">
            <text:p>4333,76699029126</text:p>
          </table:table-cell>
          <table:table-cell table:formula="of:=[.G$95]/[.$O146]" office:value-type="float" office:value="955.291262135922" calcext:value-type="float">
            <text:p>955,291262135922</text:p>
          </table:table-cell>
          <table:table-cell table:formula="of:=[.H$95]/[.$O146]" office:value-type="float" office:value="192.087378640777" calcext:value-type="float">
            <text:p>192,087378640777</text:p>
          </table:table-cell>
          <table:table-cell table:formula="of:=[.I$95]/[.$O146]" office:value-type="float" office:value="1.51456310679612" calcext:value-type="float">
            <text:p>1,51456310679612</text:p>
          </table:table-cell>
          <table:table-cell table:formula="of:=[.J$95]/[.$O146]" office:value-type="float" office:value="276.582524271845" calcext:value-type="float">
            <text:p>276,582524271845</text:p>
          </table:table-cell>
          <table:table-cell table:formula="of:=[.K$95]/[.$O146]" office:value-type="float" office:value="188.116504854369" calcext:value-type="float">
            <text:p>188,116504854369</text:p>
          </table:table-cell>
          <table:table-cell table:formula="of:=[.L$95]/[.$O146]" office:value-type="float" office:value="1134.8640776699" calcext:value-type="float">
            <text:p>1134,8640776699</text:p>
          </table:table-cell>
          <table:table-cell table:formula="of:=[.M$95]/[.$O146]" office:value-type="float" office:value="270.194174757282" calcext:value-type="float">
            <text:p>270,19417475728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3"/>
          <table:table-cell table:formula="of:=IF([.B146]&gt;=[.$Q$94];1;0)" office:value-type="float" office:value="0" calcext:value-type="float">
            <text:p>0</text:p>
          </table:table-cell>
          <table:table-cell table:formula="of:=IF([.C146]&gt;=[.$Q$94];1;0)" office:value-type="float" office:value="0" calcext:value-type="float">
            <text:p>0</text:p>
          </table:table-cell>
          <table:table-cell table:formula="of:=IF([.D146]&gt;=[.$Q$94];1;0)" office:value-type="float" office:value="1" calcext:value-type="float">
            <text:p>1</text:p>
          </table:table-cell>
          <table:table-cell table:formula="of:=IF([.E146]&gt;=[.$Q$94];1;0)" office:value-type="float" office:value="0" calcext:value-type="float">
            <text:p>0</text:p>
          </table:table-cell>
          <table:table-cell table:formula="of:=IF([.F146]&gt;=[.$Q$94];1;0)" office:value-type="float" office:value="0" calcext:value-type="float">
            <text:p>0</text:p>
          </table:table-cell>
          <table:table-cell table:formula="of:=IF([.G146]&gt;=[.$Q$94];1;0)" office:value-type="float" office:value="0" calcext:value-type="float">
            <text:p>0</text:p>
          </table:table-cell>
          <table:table-cell table:formula="of:=IF([.H146]&gt;=[.$Q$94];1;0)" office:value-type="float" office:value="0" calcext:value-type="float">
            <text:p>0</text:p>
          </table:table-cell>
          <table:table-cell table:formula="of:=IF([.I146]&gt;=[.$Q$94];1;0)" office:value-type="float" office:value="0" calcext:value-type="float">
            <text:p>0</text:p>
          </table:table-cell>
          <table:table-cell table:formula="of:=IF([.J146]&gt;=[.$Q$94];1;0)" office:value-type="float" office:value="0" calcext:value-type="float">
            <text:p>0</text:p>
          </table:table-cell>
          <table:table-cell table:formula="of:=IF([.K146]&gt;=[.$Q$94];1;0)" office:value-type="float" office:value="0" calcext:value-type="float">
            <text:p>0</text:p>
          </table:table-cell>
          <table:table-cell table:formula="of:=IF([.L146]&gt;=[.$Q$94];1;0)" office:value-type="float" office:value="0" calcext:value-type="float">
            <text:p>0</text:p>
          </table:table-cell>
          <table:table-cell table:formula="of:=IF([.M146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7]" office:value-type="float" office:value="12216.5142857143" calcext:value-type="float">
            <text:p>12216,5142857143</text:p>
          </table:table-cell>
          <table:table-cell table:formula="of:=[.C$95]/[.$O147]" office:value-type="float" office:value="9830.8" calcext:value-type="float">
            <text:p>9830,8</text:p>
          </table:table-cell>
          <table:table-cell table:formula="of:=[.D$95]/[.$O147]" office:value-type="float" office:value="13414.419047619" calcext:value-type="float">
            <text:p>13414,419047619</text:p>
          </table:table-cell>
          <table:table-cell table:formula="of:=[.E$95]/[.$O147]" office:value-type="float" office:value="3829.59047619048" calcext:value-type="float">
            <text:p>3829,59047619048</text:p>
          </table:table-cell>
          <table:table-cell table:formula="of:=[.F$95]/[.$O147]" office:value-type="float" office:value="4251.21904761905" calcext:value-type="float">
            <text:p>4251,21904761905</text:p>
          </table:table-cell>
          <table:table-cell table:formula="of:=[.G$95]/[.$O147]" office:value-type="float" office:value="937.095238095238" calcext:value-type="float">
            <text:p>937,095238095238</text:p>
          </table:table-cell>
          <table:table-cell table:formula="of:=[.H$95]/[.$O147]" office:value-type="float" office:value="188.428571428571" calcext:value-type="float">
            <text:p>188,428571428571</text:p>
          </table:table-cell>
          <table:table-cell table:formula="of:=[.I$95]/[.$O147]" office:value-type="float" office:value="1.48571428571429" calcext:value-type="float">
            <text:p>1,48571428571429</text:p>
          </table:table-cell>
          <table:table-cell table:formula="of:=[.J$95]/[.$O147]" office:value-type="float" office:value="271.314285714286" calcext:value-type="float">
            <text:p>271,314285714286</text:p>
          </table:table-cell>
          <table:table-cell table:formula="of:=[.K$95]/[.$O147]" office:value-type="float" office:value="184.533333333333" calcext:value-type="float">
            <text:p>184,533333333333</text:p>
          </table:table-cell>
          <table:table-cell table:formula="of:=[.L$95]/[.$O147]" office:value-type="float" office:value="1113.24761904762" calcext:value-type="float">
            <text:p>1113,24761904762</text:p>
          </table:table-cell>
          <table:table-cell table:formula="of:=[.M$95]/[.$O147]" office:value-type="float" office:value="265.047619047619" calcext:value-type="float">
            <text:p>265,04761904761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table:formula="of:=IF([.B147]&gt;=[.$Q$94];1;0)" office:value-type="float" office:value="0" calcext:value-type="float">
            <text:p>0</text:p>
          </table:table-cell>
          <table:table-cell table:formula="of:=IF([.C147]&gt;=[.$Q$94];1;0)" office:value-type="float" office:value="0" calcext:value-type="float">
            <text:p>0</text:p>
          </table:table-cell>
          <table:table-cell table:formula="of:=IF([.D147]&gt;=[.$Q$94];1;0)" office:value-type="float" office:value="1" calcext:value-type="float">
            <text:p>1</text:p>
          </table:table-cell>
          <table:table-cell table:formula="of:=IF([.E147]&gt;=[.$Q$94];1;0)" office:value-type="float" office:value="0" calcext:value-type="float">
            <text:p>0</text:p>
          </table:table-cell>
          <table:table-cell table:formula="of:=IF([.F147]&gt;=[.$Q$94];1;0)" office:value-type="float" office:value="0" calcext:value-type="float">
            <text:p>0</text:p>
          </table:table-cell>
          <table:table-cell table:formula="of:=IF([.G147]&gt;=[.$Q$94];1;0)" office:value-type="float" office:value="0" calcext:value-type="float">
            <text:p>0</text:p>
          </table:table-cell>
          <table:table-cell table:formula="of:=IF([.H147]&gt;=[.$Q$94];1;0)" office:value-type="float" office:value="0" calcext:value-type="float">
            <text:p>0</text:p>
          </table:table-cell>
          <table:table-cell table:formula="of:=IF([.I147]&gt;=[.$Q$94];1;0)" office:value-type="float" office:value="0" calcext:value-type="float">
            <text:p>0</text:p>
          </table:table-cell>
          <table:table-cell table:formula="of:=IF([.J147]&gt;=[.$Q$94];1;0)" office:value-type="float" office:value="0" calcext:value-type="float">
            <text:p>0</text:p>
          </table:table-cell>
          <table:table-cell table:formula="of:=IF([.K147]&gt;=[.$Q$94];1;0)" office:value-type="float" office:value="0" calcext:value-type="float">
            <text:p>0</text:p>
          </table:table-cell>
          <table:table-cell table:formula="of:=IF([.L147]&gt;=[.$Q$94];1;0)" office:value-type="float" office:value="0" calcext:value-type="float">
            <text:p>0</text:p>
          </table:table-cell>
          <table:table-cell table:formula="of:=IF([.M147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8]" office:value-type="float" office:value="11988.1682242991" calcext:value-type="float">
            <text:p>11988,1682242991</text:p>
          </table:table-cell>
          <table:table-cell table:formula="of:=[.C$95]/[.$O148]" office:value-type="float" office:value="9647.04672897196" calcext:value-type="float">
            <text:p>9647,04672897196</text:p>
          </table:table-cell>
          <table:table-cell table:formula="of:=[.D$95]/[.$O148]" office:value-type="float" office:value="13163.6822429907" calcext:value-type="float">
            <text:p>13163,6822429907</text:p>
          </table:table-cell>
          <table:table-cell table:formula="of:=[.E$95]/[.$O148]" office:value-type="float" office:value="3758.00934579439" calcext:value-type="float">
            <text:p>3758,00934579439</text:p>
          </table:table-cell>
          <table:table-cell table:formula="of:=[.F$95]/[.$O148]" office:value-type="float" office:value="4171.75700934579" calcext:value-type="float">
            <text:p>4171,75700934579</text:p>
          </table:table-cell>
          <table:table-cell table:formula="of:=[.G$95]/[.$O148]" office:value-type="float" office:value="919.579439252336" calcext:value-type="float">
            <text:p>919,579439252336</text:p>
          </table:table-cell>
          <table:table-cell table:formula="of:=[.H$95]/[.$O148]" office:value-type="float" office:value="184.906542056075" calcext:value-type="float">
            <text:p>184,906542056075</text:p>
          </table:table-cell>
          <table:table-cell table:formula="of:=[.I$95]/[.$O148]" office:value-type="float" office:value="1.45794392523364" calcext:value-type="float">
            <text:p>1,45794392523364</text:p>
          </table:table-cell>
          <table:table-cell table:formula="of:=[.J$95]/[.$O148]" office:value-type="float" office:value="266.242990654206" calcext:value-type="float">
            <text:p>266,242990654206</text:p>
          </table:table-cell>
          <table:table-cell table:formula="of:=[.K$95]/[.$O148]" office:value-type="float" office:value="181.084112149533" calcext:value-type="float">
            <text:p>181,084112149533</text:p>
          </table:table-cell>
          <table:table-cell table:formula="of:=[.L$95]/[.$O148]" office:value-type="float" office:value="1092.43925233645" calcext:value-type="float">
            <text:p>1092,43925233645</text:p>
          </table:table-cell>
          <table:table-cell table:formula="of:=[.M$95]/[.$O148]" office:value-type="float" office:value="260.093457943925" calcext:value-type="float">
            <text:p>260,093457943925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formula="of:=IF([.B148]&gt;=[.$Q$94];1;0)" office:value-type="float" office:value="0" calcext:value-type="float">
            <text:p>0</text:p>
          </table:table-cell>
          <table:table-cell table:formula="of:=IF([.C148]&gt;=[.$Q$94];1;0)" office:value-type="float" office:value="0" calcext:value-type="float">
            <text:p>0</text:p>
          </table:table-cell>
          <table:table-cell table:formula="of:=IF([.D148]&gt;=[.$Q$94];1;0)" office:value-type="float" office:value="0" calcext:value-type="float">
            <text:p>0</text:p>
          </table:table-cell>
          <table:table-cell table:formula="of:=IF([.E148]&gt;=[.$Q$94];1;0)" office:value-type="float" office:value="0" calcext:value-type="float">
            <text:p>0</text:p>
          </table:table-cell>
          <table:table-cell table:formula="of:=IF([.F148]&gt;=[.$Q$94];1;0)" office:value-type="float" office:value="0" calcext:value-type="float">
            <text:p>0</text:p>
          </table:table-cell>
          <table:table-cell table:formula="of:=IF([.G148]&gt;=[.$Q$94];1;0)" office:value-type="float" office:value="0" calcext:value-type="float">
            <text:p>0</text:p>
          </table:table-cell>
          <table:table-cell table:formula="of:=IF([.H148]&gt;=[.$Q$94];1;0)" office:value-type="float" office:value="0" calcext:value-type="float">
            <text:p>0</text:p>
          </table:table-cell>
          <table:table-cell table:formula="of:=IF([.I148]&gt;=[.$Q$94];1;0)" office:value-type="float" office:value="0" calcext:value-type="float">
            <text:p>0</text:p>
          </table:table-cell>
          <table:table-cell table:formula="of:=IF([.J148]&gt;=[.$Q$94];1;0)" office:value-type="float" office:value="0" calcext:value-type="float">
            <text:p>0</text:p>
          </table:table-cell>
          <table:table-cell table:formula="of:=IF([.K148]&gt;=[.$Q$94];1;0)" office:value-type="float" office:value="0" calcext:value-type="float">
            <text:p>0</text:p>
          </table:table-cell>
          <table:table-cell table:formula="of:=IF([.L148]&gt;=[.$Q$94];1;0)" office:value-type="float" office:value="0" calcext:value-type="float">
            <text:p>0</text:p>
          </table:table-cell>
          <table:table-cell table:formula="of:=IF([.M148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49]" office:value-type="float" office:value="11768.2018348624" calcext:value-type="float">
            <text:p>11768,2018348624</text:p>
          </table:table-cell>
          <table:table-cell table:formula="of:=[.C$95]/[.$O149]" office:value-type="float" office:value="9470.03669724771" calcext:value-type="float">
            <text:p>9470,03669724771</text:p>
          </table:table-cell>
          <table:table-cell table:formula="of:=[.D$95]/[.$O149]" office:value-type="float" office:value="12922.1467889908" calcext:value-type="float">
            <text:p>12922,1467889908</text:p>
          </table:table-cell>
          <table:table-cell table:formula="of:=[.E$95]/[.$O149]" office:value-type="float" office:value="3689.05504587156" calcext:value-type="float">
            <text:p>3689,05504587156</text:p>
          </table:table-cell>
          <table:table-cell table:formula="of:=[.F$95]/[.$O149]" office:value-type="float" office:value="4095.21100917431" calcext:value-type="float">
            <text:p>4095,21100917431</text:p>
          </table:table-cell>
          <table:table-cell table:formula="of:=[.G$95]/[.$O149]" office:value-type="float" office:value="902.706422018349" calcext:value-type="float">
            <text:p>902,706422018349</text:p>
          </table:table-cell>
          <table:table-cell table:formula="of:=[.H$95]/[.$O149]" office:value-type="float" office:value="181.51376146789" calcext:value-type="float">
            <text:p>181,51376146789</text:p>
          </table:table-cell>
          <table:table-cell table:formula="of:=[.I$95]/[.$O149]" office:value-type="float" office:value="1.43119266055046" calcext:value-type="float">
            <text:p>1,43119266055046</text:p>
          </table:table-cell>
          <table:table-cell table:formula="of:=[.J$95]/[.$O149]" office:value-type="float" office:value="261.357798165138" calcext:value-type="float">
            <text:p>261,357798165138</text:p>
          </table:table-cell>
          <table:table-cell table:formula="of:=[.K$95]/[.$O149]" office:value-type="float" office:value="177.761467889908" calcext:value-type="float">
            <text:p>177,761467889908</text:p>
          </table:table-cell>
          <table:table-cell table:formula="of:=[.L$95]/[.$O149]" office:value-type="float" office:value="1072.39449541284" calcext:value-type="float">
            <text:p>1072,39449541284</text:p>
          </table:table-cell>
          <table:table-cell table:formula="of:=[.M$95]/[.$O149]" office:value-type="float" office:value="255.321100917431" calcext:value-type="float">
            <text:p>255,321100917431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table:formula="of:=IF([.B149]&gt;=[.$Q$94];1;0)" office:value-type="float" office:value="0" calcext:value-type="float">
            <text:p>0</text:p>
          </table:table-cell>
          <table:table-cell table:formula="of:=IF([.C149]&gt;=[.$Q$94];1;0)" office:value-type="float" office:value="0" calcext:value-type="float">
            <text:p>0</text:p>
          </table:table-cell>
          <table:table-cell table:formula="of:=IF([.D149]&gt;=[.$Q$94];1;0)" office:value-type="float" office:value="0" calcext:value-type="float">
            <text:p>0</text:p>
          </table:table-cell>
          <table:table-cell table:formula="of:=IF([.E149]&gt;=[.$Q$94];1;0)" office:value-type="float" office:value="0" calcext:value-type="float">
            <text:p>0</text:p>
          </table:table-cell>
          <table:table-cell table:formula="of:=IF([.F149]&gt;=[.$Q$94];1;0)" office:value-type="float" office:value="0" calcext:value-type="float">
            <text:p>0</text:p>
          </table:table-cell>
          <table:table-cell table:formula="of:=IF([.G149]&gt;=[.$Q$94];1;0)" office:value-type="float" office:value="0" calcext:value-type="float">
            <text:p>0</text:p>
          </table:table-cell>
          <table:table-cell table:formula="of:=IF([.H149]&gt;=[.$Q$94];1;0)" office:value-type="float" office:value="0" calcext:value-type="float">
            <text:p>0</text:p>
          </table:table-cell>
          <table:table-cell table:formula="of:=IF([.I149]&gt;=[.$Q$94];1;0)" office:value-type="float" office:value="0" calcext:value-type="float">
            <text:p>0</text:p>
          </table:table-cell>
          <table:table-cell table:formula="of:=IF([.J149]&gt;=[.$Q$94];1;0)" office:value-type="float" office:value="0" calcext:value-type="float">
            <text:p>0</text:p>
          </table:table-cell>
          <table:table-cell table:formula="of:=IF([.K149]&gt;=[.$Q$94];1;0)" office:value-type="float" office:value="0" calcext:value-type="float">
            <text:p>0</text:p>
          </table:table-cell>
          <table:table-cell table:formula="of:=IF([.L149]&gt;=[.$Q$94];1;0)" office:value-type="float" office:value="0" calcext:value-type="float">
            <text:p>0</text:p>
          </table:table-cell>
          <table:table-cell table:formula="of:=IF([.M149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50]" office:value-type="float" office:value="11556.1621621622" calcext:value-type="float">
            <text:p>11556,1621621622</text:p>
          </table:table-cell>
          <table:table-cell table:formula="of:=[.C$95]/[.$O150]" office:value-type="float" office:value="9299.40540540541" calcext:value-type="float">
            <text:p>9299,40540540541</text:p>
          </table:table-cell>
          <table:table-cell table:formula="of:=[.D$95]/[.$O150]" office:value-type="float" office:value="12689.3153153153" calcext:value-type="float">
            <text:p>12689,3153153153</text:p>
          </table:table-cell>
          <table:table-cell table:formula="of:=[.E$95]/[.$O150]" office:value-type="float" office:value="3622.58558558559" calcext:value-type="float">
            <text:p>3622,58558558559</text:p>
          </table:table-cell>
          <table:table-cell table:formula="of:=[.F$95]/[.$O150]" office:value-type="float" office:value="4021.42342342342" calcext:value-type="float">
            <text:p>4021,42342342342</text:p>
          </table:table-cell>
          <table:table-cell table:formula="of:=[.G$95]/[.$O150]" office:value-type="float" office:value="886.441441441442" calcext:value-type="float">
            <text:p>886,441441441442</text:p>
          </table:table-cell>
          <table:table-cell table:formula="of:=[.H$95]/[.$O150]" office:value-type="float" office:value="178.243243243243" calcext:value-type="float">
            <text:p>178,243243243243</text:p>
          </table:table-cell>
          <table:table-cell table:formula="of:=[.I$95]/[.$O150]" office:value-type="float" office:value="1.40540540540541" calcext:value-type="float">
            <text:p>1,40540540540541</text:p>
          </table:table-cell>
          <table:table-cell table:formula="of:=[.J$95]/[.$O150]" office:value-type="float" office:value="256.648648648649" calcext:value-type="float">
            <text:p>256,648648648649</text:p>
          </table:table-cell>
          <table:table-cell table:formula="of:=[.K$95]/[.$O150]" office:value-type="float" office:value="174.558558558559" calcext:value-type="float">
            <text:p>174,558558558559</text:p>
          </table:table-cell>
          <table:table-cell table:formula="of:=[.L$95]/[.$O150]" office:value-type="float" office:value="1053.07207207207" calcext:value-type="float">
            <text:p>1053,07207207207</text:p>
          </table:table-cell>
          <table:table-cell table:formula="of:=[.M$95]/[.$O150]" office:value-type="float" office:value="250.720720720721" calcext:value-type="float">
            <text:p>250,72072072072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3"/>
          <table:table-cell table:formula="of:=IF([.B150]&gt;=[.$Q$94];1;0)" office:value-type="float" office:value="0" calcext:value-type="float">
            <text:p>0</text:p>
          </table:table-cell>
          <table:table-cell table:formula="of:=IF([.C150]&gt;=[.$Q$94];1;0)" office:value-type="float" office:value="0" calcext:value-type="float">
            <text:p>0</text:p>
          </table:table-cell>
          <table:table-cell table:formula="of:=IF([.D150]&gt;=[.$Q$94];1;0)" office:value-type="float" office:value="0" calcext:value-type="float">
            <text:p>0</text:p>
          </table:table-cell>
          <table:table-cell table:formula="of:=IF([.E150]&gt;=[.$Q$94];1;0)" office:value-type="float" office:value="0" calcext:value-type="float">
            <text:p>0</text:p>
          </table:table-cell>
          <table:table-cell table:formula="of:=IF([.F150]&gt;=[.$Q$94];1;0)" office:value-type="float" office:value="0" calcext:value-type="float">
            <text:p>0</text:p>
          </table:table-cell>
          <table:table-cell table:formula="of:=IF([.G150]&gt;=[.$Q$94];1;0)" office:value-type="float" office:value="0" calcext:value-type="float">
            <text:p>0</text:p>
          </table:table-cell>
          <table:table-cell table:formula="of:=IF([.H150]&gt;=[.$Q$94];1;0)" office:value-type="float" office:value="0" calcext:value-type="float">
            <text:p>0</text:p>
          </table:table-cell>
          <table:table-cell table:formula="of:=IF([.I150]&gt;=[.$Q$94];1;0)" office:value-type="float" office:value="0" calcext:value-type="float">
            <text:p>0</text:p>
          </table:table-cell>
          <table:table-cell table:formula="of:=IF([.J150]&gt;=[.$Q$94];1;0)" office:value-type="float" office:value="0" calcext:value-type="float">
            <text:p>0</text:p>
          </table:table-cell>
          <table:table-cell table:formula="of:=IF([.K150]&gt;=[.$Q$94];1;0)" office:value-type="float" office:value="0" calcext:value-type="float">
            <text:p>0</text:p>
          </table:table-cell>
          <table:table-cell table:formula="of:=IF([.L150]&gt;=[.$Q$94];1;0)" office:value-type="float" office:value="0" calcext:value-type="float">
            <text:p>0</text:p>
          </table:table-cell>
          <table:table-cell table:formula="of:=IF([.M150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51]" office:value-type="float" office:value="11351.6283185841" calcext:value-type="float">
            <text:p>11351,6283185841</text:p>
          </table:table-cell>
          <table:table-cell table:formula="of:=[.C$95]/[.$O151]" office:value-type="float" office:value="9134.81415929204" calcext:value-type="float">
            <text:p>9134,81415929204</text:p>
          </table:table-cell>
          <table:table-cell table:formula="of:=[.D$95]/[.$O151]" office:value-type="float" office:value="12464.7256637168" calcext:value-type="float">
            <text:p>12464,7256637168</text:p>
          </table:table-cell>
          <table:table-cell table:formula="of:=[.E$95]/[.$O151]" office:value-type="float" office:value="3558.46902654867" calcext:value-type="float">
            <text:p>3558,46902654867</text:p>
          </table:table-cell>
          <table:table-cell table:formula="of:=[.F$95]/[.$O151]" office:value-type="float" office:value="3950.24778761062" calcext:value-type="float">
            <text:p>3950,24778761062</text:p>
          </table:table-cell>
          <table:table-cell table:formula="of:=[.G$95]/[.$O151]" office:value-type="float" office:value="870.752212389381" calcext:value-type="float">
            <text:p>870,752212389381</text:p>
          </table:table-cell>
          <table:table-cell table:formula="of:=[.H$95]/[.$O151]" office:value-type="float" office:value="175.088495575221" calcext:value-type="float">
            <text:p>175,088495575221</text:p>
          </table:table-cell>
          <table:table-cell table:formula="of:=[.I$95]/[.$O151]" office:value-type="float" office:value="1.38053097345133" calcext:value-type="float">
            <text:p>1,38053097345133</text:p>
          </table:table-cell>
          <table:table-cell table:formula="of:=[.J$95]/[.$O151]" office:value-type="float" office:value="252.106194690265" calcext:value-type="float">
            <text:p>252,106194690265</text:p>
          </table:table-cell>
          <table:table-cell table:formula="of:=[.K$95]/[.$O151]" office:value-type="float" office:value="171.469026548673" calcext:value-type="float">
            <text:p>171,469026548673</text:p>
          </table:table-cell>
          <table:table-cell table:formula="of:=[.L$95]/[.$O151]" office:value-type="float" office:value="1034.43362831858" calcext:value-type="float">
            <text:p>1034,43362831858</text:p>
          </table:table-cell>
          <table:table-cell table:formula="of:=[.M$95]/[.$O151]" office:value-type="float" office:value="246.283185840708" calcext:value-type="float">
            <text:p>246,28318584070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table:formula="of:=IF([.B151]&gt;=[.$Q$94];1;0)" office:value-type="float" office:value="0" calcext:value-type="float">
            <text:p>0</text:p>
          </table:table-cell>
          <table:table-cell table:formula="of:=IF([.C151]&gt;=[.$Q$94];1;0)" office:value-type="float" office:value="0" calcext:value-type="float">
            <text:p>0</text:p>
          </table:table-cell>
          <table:table-cell table:formula="of:=IF([.D151]&gt;=[.$Q$94];1;0)" office:value-type="float" office:value="0" calcext:value-type="float">
            <text:p>0</text:p>
          </table:table-cell>
          <table:table-cell table:formula="of:=IF([.E151]&gt;=[.$Q$94];1;0)" office:value-type="float" office:value="0" calcext:value-type="float">
            <text:p>0</text:p>
          </table:table-cell>
          <table:table-cell table:formula="of:=IF([.F151]&gt;=[.$Q$94];1;0)" office:value-type="float" office:value="0" calcext:value-type="float">
            <text:p>0</text:p>
          </table:table-cell>
          <table:table-cell table:formula="of:=IF([.G151]&gt;=[.$Q$94];1;0)" office:value-type="float" office:value="0" calcext:value-type="float">
            <text:p>0</text:p>
          </table:table-cell>
          <table:table-cell table:formula="of:=IF([.H151]&gt;=[.$Q$94];1;0)" office:value-type="float" office:value="0" calcext:value-type="float">
            <text:p>0</text:p>
          </table:table-cell>
          <table:table-cell table:formula="of:=IF([.I151]&gt;=[.$Q$94];1;0)" office:value-type="float" office:value="0" calcext:value-type="float">
            <text:p>0</text:p>
          </table:table-cell>
          <table:table-cell table:formula="of:=IF([.J151]&gt;=[.$Q$94];1;0)" office:value-type="float" office:value="0" calcext:value-type="float">
            <text:p>0</text:p>
          </table:table-cell>
          <table:table-cell table:formula="of:=IF([.K151]&gt;=[.$Q$94];1;0)" office:value-type="float" office:value="0" calcext:value-type="float">
            <text:p>0</text:p>
          </table:table-cell>
          <table:table-cell table:formula="of:=IF([.L151]&gt;=[.$Q$94];1;0)" office:value-type="float" office:value="0" calcext:value-type="float">
            <text:p>0</text:p>
          </table:table-cell>
          <table:table-cell table:formula="of:=IF([.M151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52]" office:value-type="float" office:value="11154.2086956522" calcext:value-type="float">
            <text:p>11154,2086956522</text:p>
          </table:table-cell>
          <table:table-cell table:formula="of:=[.C$95]/[.$O152]" office:value-type="float" office:value="8975.94782608696" calcext:value-type="float">
            <text:p>8975,94782608696</text:p>
          </table:table-cell>
          <table:table-cell table:formula="of:=[.D$95]/[.$O152]" office:value-type="float" office:value="12247.947826087" calcext:value-type="float">
            <text:p>12247,947826087</text:p>
          </table:table-cell>
          <table:table-cell table:formula="of:=[.E$95]/[.$O152]" office:value-type="float" office:value="3496.58260869565" calcext:value-type="float">
            <text:p>3496,58260869565</text:p>
          </table:table-cell>
          <table:table-cell table:formula="of:=[.F$95]/[.$O152]" office:value-type="float" office:value="3881.54782608696" calcext:value-type="float">
            <text:p>3881,54782608696</text:p>
          </table:table-cell>
          <table:table-cell table:formula="of:=[.G$95]/[.$O152]" office:value-type="float" office:value="855.608695652174" calcext:value-type="float">
            <text:p>855,608695652174</text:p>
          </table:table-cell>
          <table:table-cell table:formula="of:=[.H$95]/[.$O152]" office:value-type="float" office:value="172.04347826087" calcext:value-type="float">
            <text:p>172,04347826087</text:p>
          </table:table-cell>
          <table:table-cell table:formula="of:=[.I$95]/[.$O152]" office:value-type="float" office:value="1.35652173913043" calcext:value-type="float">
            <text:p>1,35652173913043</text:p>
          </table:table-cell>
          <table:table-cell table:formula="of:=[.J$95]/[.$O152]" office:value-type="float" office:value="247.721739130435" calcext:value-type="float">
            <text:p>247,721739130435</text:p>
          </table:table-cell>
          <table:table-cell table:formula="of:=[.K$95]/[.$O152]" office:value-type="float" office:value="168.486956521739" calcext:value-type="float">
            <text:p>168,486956521739</text:p>
          </table:table-cell>
          <table:table-cell table:formula="of:=[.L$95]/[.$O152]" office:value-type="float" office:value="1016.44347826087" calcext:value-type="float">
            <text:p>1016,44347826087</text:p>
          </table:table-cell>
          <table:table-cell table:formula="of:=[.M$95]/[.$O152]" office:value-type="float" office:value="242" calcext:value-type="float">
            <text:p>24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table:formula="of:=IF([.B152]&gt;=[.$Q$94];1;0)" office:value-type="float" office:value="0" calcext:value-type="float">
            <text:p>0</text:p>
          </table:table-cell>
          <table:table-cell table:formula="of:=IF([.C152]&gt;=[.$Q$94];1;0)" office:value-type="float" office:value="0" calcext:value-type="float">
            <text:p>0</text:p>
          </table:table-cell>
          <table:table-cell table:formula="of:=IF([.D152]&gt;=[.$Q$94];1;0)" office:value-type="float" office:value="0" calcext:value-type="float">
            <text:p>0</text:p>
          </table:table-cell>
          <table:table-cell table:formula="of:=IF([.E152]&gt;=[.$Q$94];1;0)" office:value-type="float" office:value="0" calcext:value-type="float">
            <text:p>0</text:p>
          </table:table-cell>
          <table:table-cell table:formula="of:=IF([.F152]&gt;=[.$Q$94];1;0)" office:value-type="float" office:value="0" calcext:value-type="float">
            <text:p>0</text:p>
          </table:table-cell>
          <table:table-cell table:formula="of:=IF([.G152]&gt;=[.$Q$94];1;0)" office:value-type="float" office:value="0" calcext:value-type="float">
            <text:p>0</text:p>
          </table:table-cell>
          <table:table-cell table:formula="of:=IF([.H152]&gt;=[.$Q$94];1;0)" office:value-type="float" office:value="0" calcext:value-type="float">
            <text:p>0</text:p>
          </table:table-cell>
          <table:table-cell table:formula="of:=IF([.I152]&gt;=[.$Q$94];1;0)" office:value-type="float" office:value="0" calcext:value-type="float">
            <text:p>0</text:p>
          </table:table-cell>
          <table:table-cell table:formula="of:=IF([.J152]&gt;=[.$Q$94];1;0)" office:value-type="float" office:value="0" calcext:value-type="float">
            <text:p>0</text:p>
          </table:table-cell>
          <table:table-cell table:formula="of:=IF([.K152]&gt;=[.$Q$94];1;0)" office:value-type="float" office:value="0" calcext:value-type="float">
            <text:p>0</text:p>
          </table:table-cell>
          <table:table-cell table:formula="of:=IF([.L152]&gt;=[.$Q$94];1;0)" office:value-type="float" office:value="0" calcext:value-type="float">
            <text:p>0</text:p>
          </table:table-cell>
          <table:table-cell table:formula="of:=IF([.M152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53]" office:value-type="float" office:value="10963.5384615385" calcext:value-type="float">
            <text:p>10963,5384615385</text:p>
          </table:table-cell>
          <table:table-cell table:formula="of:=[.C$95]/[.$O153]" office:value-type="float" office:value="8822.51282051282" calcext:value-type="float">
            <text:p>8822,51282051282</text:p>
          </table:table-cell>
          <table:table-cell table:formula="of:=[.D$95]/[.$O153]" office:value-type="float" office:value="12038.5811965812" calcext:value-type="float">
            <text:p>12038,5811965812</text:p>
          </table:table-cell>
          <table:table-cell table:formula="of:=[.E$95]/[.$O153]" office:value-type="float" office:value="3436.81196581197" calcext:value-type="float">
            <text:p>3436,81196581197</text:p>
          </table:table-cell>
          <table:table-cell table:formula="of:=[.F$95]/[.$O153]" office:value-type="float" office:value="3815.19658119658" calcext:value-type="float">
            <text:p>3815,19658119658</text:p>
          </table:table-cell>
          <table:table-cell table:formula="of:=[.G$95]/[.$O153]" office:value-type="float" office:value="840.982905982906" calcext:value-type="float">
            <text:p>840,982905982906</text:p>
          </table:table-cell>
          <table:table-cell table:formula="of:=[.H$95]/[.$O153]" office:value-type="float" office:value="169.102564102564" calcext:value-type="float">
            <text:p>169,102564102564</text:p>
          </table:table-cell>
          <table:table-cell table:formula="of:=[.I$95]/[.$O153]" office:value-type="float" office:value="1.33333333333333" calcext:value-type="float">
            <text:p>1,33333333333333</text:p>
          </table:table-cell>
          <table:table-cell table:formula="of:=[.J$95]/[.$O153]" office:value-type="float" office:value="243.487179487179" calcext:value-type="float">
            <text:p>243,487179487179</text:p>
          </table:table-cell>
          <table:table-cell table:formula="of:=[.K$95]/[.$O153]" office:value-type="float" office:value="165.606837606838" calcext:value-type="float">
            <text:p>165,606837606838</text:p>
          </table:table-cell>
          <table:table-cell table:formula="of:=[.L$95]/[.$O153]" office:value-type="float" office:value="999.068376068376" calcext:value-type="float">
            <text:p>999,068376068376</text:p>
          </table:table-cell>
          <table:table-cell table:formula="of:=[.M$95]/[.$O153]" office:value-type="float" office:value="237.863247863248" calcext:value-type="float">
            <text:p>237,863247863248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table:formula="of:=IF([.B153]&gt;=[.$Q$94];1;0)" office:value-type="float" office:value="0" calcext:value-type="float">
            <text:p>0</text:p>
          </table:table-cell>
          <table:table-cell table:formula="of:=IF([.C153]&gt;=[.$Q$94];1;0)" office:value-type="float" office:value="0" calcext:value-type="float">
            <text:p>0</text:p>
          </table:table-cell>
          <table:table-cell table:formula="of:=IF([.D153]&gt;=[.$Q$94];1;0)" office:value-type="float" office:value="0" calcext:value-type="float">
            <text:p>0</text:p>
          </table:table-cell>
          <table:table-cell table:formula="of:=IF([.E153]&gt;=[.$Q$94];1;0)" office:value-type="float" office:value="0" calcext:value-type="float">
            <text:p>0</text:p>
          </table:table-cell>
          <table:table-cell table:formula="of:=IF([.F153]&gt;=[.$Q$94];1;0)" office:value-type="float" office:value="0" calcext:value-type="float">
            <text:p>0</text:p>
          </table:table-cell>
          <table:table-cell table:formula="of:=IF([.G153]&gt;=[.$Q$94];1;0)" office:value-type="float" office:value="0" calcext:value-type="float">
            <text:p>0</text:p>
          </table:table-cell>
          <table:table-cell table:formula="of:=IF([.H153]&gt;=[.$Q$94];1;0)" office:value-type="float" office:value="0" calcext:value-type="float">
            <text:p>0</text:p>
          </table:table-cell>
          <table:table-cell table:formula="of:=IF([.I153]&gt;=[.$Q$94];1;0)" office:value-type="float" office:value="0" calcext:value-type="float">
            <text:p>0</text:p>
          </table:table-cell>
          <table:table-cell table:formula="of:=IF([.J153]&gt;=[.$Q$94];1;0)" office:value-type="float" office:value="0" calcext:value-type="float">
            <text:p>0</text:p>
          </table:table-cell>
          <table:table-cell table:formula="of:=IF([.K153]&gt;=[.$Q$94];1;0)" office:value-type="float" office:value="0" calcext:value-type="float">
            <text:p>0</text:p>
          </table:table-cell>
          <table:table-cell table:formula="of:=IF([.L153]&gt;=[.$Q$94];1;0)" office:value-type="float" office:value="0" calcext:value-type="float">
            <text:p>0</text:p>
          </table:table-cell>
          <table:table-cell table:formula="of:=IF([.M153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54]" office:value-type="float" office:value="10779.2773109244" calcext:value-type="float">
            <text:p>10779,2773109244</text:p>
          </table:table-cell>
          <table:table-cell table:formula="of:=[.C$95]/[.$O154]" office:value-type="float" office:value="8674.23529411765" calcext:value-type="float">
            <text:p>8674,23529411765</text:p>
          </table:table-cell>
          <table:table-cell table:formula="of:=[.D$95]/[.$O154]" office:value-type="float" office:value="11836.2521008403" calcext:value-type="float">
            <text:p>11836,2521008403</text:p>
          </table:table-cell>
          <table:table-cell table:formula="of:=[.E$95]/[.$O154]" office:value-type="float" office:value="3379.05042016807" calcext:value-type="float">
            <text:p>3379,05042016807</text:p>
          </table:table-cell>
          <table:table-cell table:formula="of:=[.F$95]/[.$O154]" office:value-type="float" office:value="3751.0756302521" calcext:value-type="float">
            <text:p>3751,0756302521</text:p>
          </table:table-cell>
          <table:table-cell table:formula="of:=[.G$95]/[.$O154]" office:value-type="float" office:value="826.848739495798" calcext:value-type="float">
            <text:p>826,848739495798</text:p>
          </table:table-cell>
          <table:table-cell table:formula="of:=[.H$95]/[.$O154]" office:value-type="float" office:value="166.260504201681" calcext:value-type="float">
            <text:p>166,260504201681</text:p>
          </table:table-cell>
          <table:table-cell table:formula="of:=[.I$95]/[.$O154]" office:value-type="float" office:value="1.3109243697479" calcext:value-type="float">
            <text:p>1,3109243697479</text:p>
          </table:table-cell>
          <table:table-cell table:formula="of:=[.J$95]/[.$O154]" office:value-type="float" office:value="239.394957983193" calcext:value-type="float">
            <text:p>239,394957983193</text:p>
          </table:table-cell>
          <table:table-cell table:formula="of:=[.K$95]/[.$O154]" office:value-type="float" office:value="162.823529411765" calcext:value-type="float">
            <text:p>162,823529411765</text:p>
          </table:table-cell>
          <table:table-cell table:formula="of:=[.L$95]/[.$O154]" office:value-type="float" office:value="982.27731092437" calcext:value-type="float">
            <text:p>982,27731092437</text:p>
          </table:table-cell>
          <table:table-cell table:formula="of:=[.M$95]/[.$O154]" office:value-type="float" office:value="233.865546218487" calcext:value-type="float">
            <text:p>233,865546218487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table:formula="of:=IF([.B154]&gt;=[.$Q$94];1;0)" office:value-type="float" office:value="0" calcext:value-type="float">
            <text:p>0</text:p>
          </table:table-cell>
          <table:table-cell table:formula="of:=IF([.C154]&gt;=[.$Q$94];1;0)" office:value-type="float" office:value="0" calcext:value-type="float">
            <text:p>0</text:p>
          </table:table-cell>
          <table:table-cell table:formula="of:=IF([.D154]&gt;=[.$Q$94];1;0)" office:value-type="float" office:value="0" calcext:value-type="float">
            <text:p>0</text:p>
          </table:table-cell>
          <table:table-cell table:formula="of:=IF([.E154]&gt;=[.$Q$94];1;0)" office:value-type="float" office:value="0" calcext:value-type="float">
            <text:p>0</text:p>
          </table:table-cell>
          <table:table-cell table:formula="of:=IF([.F154]&gt;=[.$Q$94];1;0)" office:value-type="float" office:value="0" calcext:value-type="float">
            <text:p>0</text:p>
          </table:table-cell>
          <table:table-cell table:formula="of:=IF([.G154]&gt;=[.$Q$94];1;0)" office:value-type="float" office:value="0" calcext:value-type="float">
            <text:p>0</text:p>
          </table:table-cell>
          <table:table-cell table:formula="of:=IF([.H154]&gt;=[.$Q$94];1;0)" office:value-type="float" office:value="0" calcext:value-type="float">
            <text:p>0</text:p>
          </table:table-cell>
          <table:table-cell table:formula="of:=IF([.I154]&gt;=[.$Q$94];1;0)" office:value-type="float" office:value="0" calcext:value-type="float">
            <text:p>0</text:p>
          </table:table-cell>
          <table:table-cell table:formula="of:=IF([.J154]&gt;=[.$Q$94];1;0)" office:value-type="float" office:value="0" calcext:value-type="float">
            <text:p>0</text:p>
          </table:table-cell>
          <table:table-cell table:formula="of:=IF([.K154]&gt;=[.$Q$94];1;0)" office:value-type="float" office:value="0" calcext:value-type="float">
            <text:p>0</text:p>
          </table:table-cell>
          <table:table-cell table:formula="of:=IF([.L154]&gt;=[.$Q$94];1;0)" office:value-type="float" office:value="0" calcext:value-type="float">
            <text:p>0</text:p>
          </table:table-cell>
          <table:table-cell table:formula="of:=IF([.M154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O155]" office:value-type="float" office:value="10601.1074380165" calcext:value-type="float">
            <text:p>10601,1074380165</text:p>
          </table:table-cell>
          <table:table-cell table:formula="of:=[.C$95]/[.$O155]" office:value-type="float" office:value="8530.85950413223" calcext:value-type="float">
            <text:p>8530,85950413223</text:p>
          </table:table-cell>
          <table:table-cell table:formula="of:=[.D$95]/[.$O155]" office:value-type="float" office:value="11640.6115702479" calcext:value-type="float">
            <text:p>11640,6115702479</text:p>
          </table:table-cell>
          <table:table-cell table:formula="of:=[.E$95]/[.$O155]" office:value-type="float" office:value="3323.19834710744" calcext:value-type="float">
            <text:p>3323,19834710744</text:p>
          </table:table-cell>
          <table:table-cell table:formula="of:=[.F$95]/[.$O155]" office:value-type="float" office:value="3689.07438016529" calcext:value-type="float">
            <text:p>3689,07438016529</text:p>
          </table:table-cell>
          <table:table-cell table:formula="of:=[.G$95]/[.$O155]" office:value-type="float" office:value="813.181818181818" calcext:value-type="float">
            <text:p>813,181818181818</text:p>
          </table:table-cell>
          <table:table-cell table:formula="of:=[.H$95]/[.$O155]" office:value-type="float" office:value="163.512396694215" calcext:value-type="float">
            <text:p>163,512396694215</text:p>
          </table:table-cell>
          <table:table-cell table:formula="of:=[.I$95]/[.$O155]" office:value-type="float" office:value="1.28925619834711" calcext:value-type="float">
            <text:p>1,28925619834711</text:p>
          </table:table-cell>
          <table:table-cell table:formula="of:=[.J$95]/[.$O155]" office:value-type="float" office:value="235.438016528926" calcext:value-type="float">
            <text:p>235,438016528926</text:p>
          </table:table-cell>
          <table:table-cell table:formula="of:=[.K$95]/[.$O155]" office:value-type="float" office:value="160.132231404959" calcext:value-type="float">
            <text:p>160,132231404959</text:p>
          </table:table-cell>
          <table:table-cell table:formula="of:=[.L$95]/[.$O155]" office:value-type="float" office:value="966.04132231405" calcext:value-type="float">
            <text:p>966,04132231405</text:p>
          </table:table-cell>
          <table:table-cell table:formula="of:=[.M$95]/[.$O155]" office:value-type="float" office:value="230" calcext:value-type="float">
            <text:p>230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table:formula="of:=IF([.B155]&gt;=[.$Q$94];1;0)" office:value-type="float" office:value="0" calcext:value-type="float">
            <text:p>0</text:p>
          </table:table-cell>
          <table:table-cell table:formula="of:=IF([.C155]&gt;=[.$Q$94];1;0)" office:value-type="float" office:value="0" calcext:value-type="float">
            <text:p>0</text:p>
          </table:table-cell>
          <table:table-cell table:formula="of:=IF([.D155]&gt;=[.$Q$94];1;0)" office:value-type="float" office:value="0" calcext:value-type="float">
            <text:p>0</text:p>
          </table:table-cell>
          <table:table-cell table:formula="of:=IF([.E155]&gt;=[.$Q$94];1;0)" office:value-type="float" office:value="0" calcext:value-type="float">
            <text:p>0</text:p>
          </table:table-cell>
          <table:table-cell table:formula="of:=IF([.F155]&gt;=[.$Q$94];1;0)" office:value-type="float" office:value="0" calcext:value-type="float">
            <text:p>0</text:p>
          </table:table-cell>
          <table:table-cell table:formula="of:=IF([.G155]&gt;=[.$Q$94];1;0)" office:value-type="float" office:value="0" calcext:value-type="float">
            <text:p>0</text:p>
          </table:table-cell>
          <table:table-cell table:formula="of:=IF([.H155]&gt;=[.$Q$94];1;0)" office:value-type="float" office:value="0" calcext:value-type="float">
            <text:p>0</text:p>
          </table:table-cell>
          <table:table-cell table:formula="of:=IF([.I155]&gt;=[.$Q$94];1;0)" office:value-type="float" office:value="0" calcext:value-type="float">
            <text:p>0</text:p>
          </table:table-cell>
          <table:table-cell table:formula="of:=IF([.J155]&gt;=[.$Q$94];1;0)" office:value-type="float" office:value="0" calcext:value-type="float">
            <text:p>0</text:p>
          </table:table-cell>
          <table:table-cell table:formula="of:=IF([.K155]&gt;=[.$Q$94];1;0)" office:value-type="float" office:value="0" calcext:value-type="float">
            <text:p>0</text:p>
          </table:table-cell>
          <table:table-cell table:formula="of:=IF([.L155]&gt;=[.$Q$94];1;0)" office:value-type="float" office:value="0" calcext:value-type="float">
            <text:p>0</text:p>
          </table:table-cell>
          <table:table-cell table:formula="of:=IF([.M155]&gt;=[.$Q$94];1;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Mandate</text:p>
          </table:table-cell>
          <table:table-cell table:formula="of:=SUM([.S95:.S155])" office:value-type="float" office:value="48" calcext:value-type="float">
            <text:p>48</text:p>
          </table:table-cell>
          <table:table-cell table:formula="of:=SUM([.T95:.T155])" office:value-type="float" office:value="38" calcext:value-type="float">
            <text:p>38</text:p>
          </table:table-cell>
          <table:table-cell table:formula="of:=SUM([.U95:.U155])" office:value-type="float" office:value="53" calcext:value-type="float">
            <text:p>53</text:p>
          </table:table-cell>
          <table:table-cell table:formula="of:=SUM([.V95:.V155])" office:value-type="float" office:value="15" calcext:value-type="float">
            <text:p>15</text:p>
          </table:table-cell>
          <table:table-cell table:formula="of:=SUM([.W95:.W155])" office:value-type="float" office:value="17" calcext:value-type="float">
            <text:p>17</text:p>
          </table:table-cell>
          <table:table-cell table:formula="of:=SUM([.X95:.X155])" office:value-type="float" office:value="4" calcext:value-type="float">
            <text:p>4</text:p>
          </table:table-cell>
          <table:table-cell table:formula="of:=SUM([.Y95:.Y155])" office:value-type="float" office:value="1" calcext:value-type="float">
            <text:p>1</text:p>
          </table:table-cell>
          <table:table-cell table:formula="of:=SUM([.Z95:.Z155])" office:value-type="float" office:value="0" calcext:value-type="float">
            <text:p>0</text:p>
          </table:table-cell>
          <table:table-cell table:formula="of:=SUM([.AA95:.AA155])" office:value-type="float" office:value="1" calcext:value-type="float">
            <text:p>1</text:p>
          </table:table-cell>
          <table:table-cell table:formula="of:=SUM([.AB95:.AB155])" office:value-type="float" office:value="1" calcext:value-type="float">
            <text:p>1</text:p>
          </table:table-cell>
          <table:table-cell table:formula="of:=SUM([.AC95:.AC155])" office:value-type="float" office:value="4" calcext:value-type="float">
            <text:p>4</text:p>
          </table:table-cell>
          <table:table-cell table:formula="of:=SUM([.AD95:.AD155])" office:value-type="float" office:value="1" calcext:value-type="float">
            <text:p>1</text:p>
          </table:table-cell>
          <table:table-cell table:formula="of:=SUM([.S156:.AD156])" office:value-type="float" office:value="183" calcext:value-type="float">
            <text:p>183</text:p>
          </table:table-cell>
        </table:table-row>
        <table:table-row table:style-name="ro2">
          <table:table-cell table:style-name="ce3" office:value-type="string" calcext:value-type="string">
            <text:p>Abgleich Mandate</text:p>
          </table:table-cell>
          <table:table-cell table:number-columns-repeated="30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table:formula="of:=[$Daten_Weiß_Ungueltig.$G$3]" office:value-type="string" office:string-value="BIER " calcext:value-type="string">
            <text:p>BIER </text:p>
          </table:table-cell>
          <table:table-cell table:formula="of:=[$Daten_Weiß_Ungueltig.$H$3]" office:value-type="string" office:string-value="MFG " calcext:value-type="string">
            <text:p>MFG </text:p>
          </table:table-cell>
          <table:table-cell table:formula="of:=[$Daten_Weiß_Ungueltig.$I$3]" office:value-type="string" office:string-value="BGE " calcext:value-type="string">
            <text:p>BGE </text:p>
          </table:table-cell>
          <table:table-cell table:formula="of:=[$Daten_Weiß_Ungueltig.$J$3]" office:value-type="string" office:string-value="LMP " calcext:value-type="string">
            <text:p>LMP </text:p>
          </table:table-cell>
          <table:table-cell table:formula="of:=[$Daten_Weiß_Ungueltig.$K$3]" office:value-type="string" office:string-value="GAZA " calcext:value-type="string">
            <text:p>GAZA </text:p>
          </table:table-cell>
          <table:table-cell table:formula="of:=[$Daten_Weiß_Ungueltig.$L$3]" office:value-type="string" office:string-value="KPÖ " calcext:value-type="string">
            <text:p>KPÖ </text:p>
          </table:table-cell>
          <table:table-cell table:formula="of:=[$Daten_Weiß_Ungueltig.$M$3]" office:value-type="string" office:string-value="KEINE " calcext:value-type="string">
            <text:p>KEINE </text:p>
          </table:table-cell>
          <table:table-cell office:value-type="string" calcext:value-type="string">
            <text:p>Summ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re</text:p>
          </table:table-cell>
          <table:table-cell table:formula="of:=[.B21]" office:value-type="float" office:value="48" calcext:value-type="float">
            <text:p>48</text:p>
          </table:table-cell>
          <table:table-cell table:formula="of:=[.C21]" office:value-type="float" office:value="38" calcext:value-type="float">
            <text:p>38</text:p>
          </table:table-cell>
          <table:table-cell table:formula="of:=[.D21]" office:value-type="float" office:value="53" calcext:value-type="float">
            <text:p>53</text:p>
          </table:table-cell>
          <table:table-cell table:formula="of:=[.E21]" office:value-type="float" office:value="15" calcext:value-type="float">
            <text:p>15</text:p>
          </table:table-cell>
          <table:table-cell table:formula="of:=[.F21]" office:value-type="float" office:value="17" calcext:value-type="float">
            <text:p>17</text:p>
          </table:table-cell>
          <table:table-cell table:formula="of:=[.G21]" office:value-type="float" office:value="4" calcext:value-type="float">
            <text:p>4</text:p>
          </table:table-cell>
          <table:table-cell table:formula="of:=[.H21]" office:value-type="float" office:value="1" calcext:value-type="float">
            <text:p>1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1" calcext:value-type="float">
            <text:p>1</text:p>
          </table:table-cell>
          <table:table-cell table:formula="of:=[.K21]" office:value-type="float" office:value="1" calcext:value-type="float">
            <text:p>1</text:p>
          </table:table-cell>
          <table:table-cell table:formula="of:=[.L21]" office:value-type="float" office:value="4" calcext:value-type="float">
            <text:p>4</text:p>
          </table:table-cell>
          <table:table-cell table:formula="of:=[.M21]" office:value-type="float" office:value="1" calcext:value-type="float">
            <text:p>1</text:p>
          </table:table-cell>
          <table:table-cell table:formula="of:=SUM([.B160:.M160])" office:value-type="float" office:value="183" calcext:value-type="float">
            <text:p>18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’Hondt</text:p>
          </table:table-cell>
          <table:table-cell table:formula="of:=[.S91]" office:value-type="float" office:value="49" calcext:value-type="float">
            <text:p>49</text:p>
          </table:table-cell>
          <table:table-cell table:formula="of:=[.T91]" office:value-type="float" office:value="39" calcext:value-type="float">
            <text:p>39</text:p>
          </table:table-cell>
          <table:table-cell table:formula="of:=[.U91]" office:value-type="float" office:value="54" calcext:value-type="float">
            <text:p>54</text:p>
          </table:table-cell>
          <table:table-cell table:formula="of:=[.V91]" office:value-type="float" office:value="15" calcext:value-type="float">
            <text:p>15</text:p>
          </table:table-cell>
          <table:table-cell table:formula="of:=[.W91]" office:value-type="float" office:value="17" calcext:value-type="float">
            <text:p>17</text:p>
          </table:table-cell>
          <table:table-cell table:formula="of:=[.X91]" office:value-type="float" office:value="3" calcext:value-type="float">
            <text:p>3</text:p>
          </table:table-cell>
          <table:table-cell table:formula="of:=[.Y91]" office:value-type="float" office:value="0" calcext:value-type="float">
            <text:p>0</text:p>
          </table:table-cell>
          <table:table-cell table:formula="of:=[.Z91]" office:value-type="float" office:value="0" calcext:value-type="float">
            <text:p>0</text:p>
          </table:table-cell>
          <table:table-cell table:formula="of:=[.AA91]" office:value-type="float" office:value="1" calcext:value-type="float">
            <text:p>1</text:p>
          </table:table-cell>
          <table:table-cell table:formula="of:=[.AB91]" office:value-type="float" office:value="0" calcext:value-type="float">
            <text:p>0</text:p>
          </table:table-cell>
          <table:table-cell table:formula="of:=[.AC91]" office:value-type="float" office:value="4" calcext:value-type="float">
            <text:p>4</text:p>
          </table:table-cell>
          <table:table-cell table:formula="of:=[.AD91]" office:value-type="float" office:value="1" calcext:value-type="float">
            <text:p>1</text:p>
          </table:table-cell>
          <table:table-cell table:formula="of:=SUM([.B161:.M161])" office:value-type="float" office:value="183" calcext:value-type="float">
            <text:p>18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int_Lague</text:p>
          </table:table-cell>
          <table:table-cell table:formula="of:=[.S156]" office:value-type="float" office:value="48" calcext:value-type="float">
            <text:p>48</text:p>
          </table:table-cell>
          <table:table-cell table:formula="of:=[.T156]" office:value-type="float" office:value="38" calcext:value-type="float">
            <text:p>38</text:p>
          </table:table-cell>
          <table:table-cell table:formula="of:=[.U156]" office:value-type="float" office:value="53" calcext:value-type="float">
            <text:p>53</text:p>
          </table:table-cell>
          <table:table-cell table:formula="of:=[.V156]" office:value-type="float" office:value="15" calcext:value-type="float">
            <text:p>15</text:p>
          </table:table-cell>
          <table:table-cell table:formula="of:=[.W156]" office:value-type="float" office:value="17" calcext:value-type="float">
            <text:p>17</text:p>
          </table:table-cell>
          <table:table-cell table:formula="of:=[.X156]" office:value-type="float" office:value="4" calcext:value-type="float">
            <text:p>4</text:p>
          </table:table-cell>
          <table:table-cell table:formula="of:=[.Y156]" office:value-type="float" office:value="1" calcext:value-type="float">
            <text:p>1</text:p>
          </table:table-cell>
          <table:table-cell table:formula="of:=[.Z156]" office:value-type="float" office:value="0" calcext:value-type="float">
            <text:p>0</text:p>
          </table:table-cell>
          <table:table-cell table:formula="of:=[.AA156]" office:value-type="float" office:value="1" calcext:value-type="float">
            <text:p>1</text:p>
          </table:table-cell>
          <table:table-cell table:formula="of:=[.AB156]" office:value-type="float" office:value="1" calcext:value-type="float">
            <text:p>1</text:p>
          </table:table-cell>
          <table:table-cell table:formula="of:=[.AC156]" office:value-type="float" office:value="4" calcext:value-type="float">
            <text:p>4</text:p>
          </table:table-cell>
          <table:table-cell table:formula="of:=[.AD156]" office:value-type="float" office:value="1" calcext:value-type="float">
            <text:p>1</text:p>
          </table:table-cell>
          <table:table-cell table:formula="of:=SUM([.B162:.M162])" office:value-type="float" office:value="183" calcext:value-type="float">
            <text:p>183</text:p>
          </table:table-cell>
          <table:table-cell table:number-columns-repeated="17"/>
        </table:table-row>
        <table:table-row table:style-name="ro2" table:number-rows-repeated="2">
          <table:table-cell table:number-columns-repeated="31"/>
        </table:table-row>
        <table:table-row table:style-name="ro2">
          <table:table-cell>
            <draw:frame draw:z-index="1" draw:style-name="gr1" draw:text-style-name="P1" svg:width="16.042cm" svg:height="9.023cm" svg:x="1.51cm" svg:y="0.186cm">
              <draw:object draw:notify-on-update-of-ranges="Daten_Norm.B159:Daten_Norm.M159 Daten_Norm.A161:Daten_Norm.A161 Daten_Norm.B161:Daten_Norm.M16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>
            <draw:frame draw:z-index="2" draw:style-name="gr1" draw:text-style-name="P1" svg:width="16.042cm" svg:height="9.023cm" svg:x="0.596cm" svg:y="0.081cm">
              <draw:object draw:notify-on-update-of-ranges="Daten_Norm.B159:Daten_Norm.M159 Daten_Norm.A162:Daten_Norm.A162 Daten_Norm.B162:Daten_Norm.M16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9"/>
        </table:table-row>
      </table:table>
      <table:table table:name="Daten_IST" table:style-name="ta1">
        <table:shapes>
          <draw:frame draw:z-index="0" draw:style-name="gr1" draw:text-style-name="P1" svg:width="16.042cm" svg:height="9.023cm" svg:x="34.857cm" svg:y="73.994cm">
            <draw:object draw:notify-on-update-of-ranges="Daten_IST.B159:Daten_IST.F159 Daten_IST.A160:Daten_IST.A160 Daten_IST.B160:Daten_IST.F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2" table:number-columns-repeated="4"/>
          <table:table-cell table:style-name="ce5"/>
          <table:table-cell table:number-columns-repeated="11"/>
        </table:table-row>
        <table:table-row table:style-name="ro2">
          <table:table-cell table:style-name="ce2" table:number-columns-repeated="5"/>
          <table:table-cell table:style-name="ce5"/>
          <table:table-cell table:number-columns-repeated="11"/>
        </table:table-row>
        <table:table-row table:style-name="ro1">
          <table:table-cell table:style-name="ce2" office:value-type="string" calcext:value-type="string">
            <text:p>Kurzbezeichnung </text:p>
          </table:table-cell>
          <table:table-cell office:value-type="string" calcext:value-type="string">
            <text:p>ÖVP </text:p>
          </table:table-cell>
          <table:table-cell office:value-type="string" calcext:value-type="string">
            <text:p>SPÖ </text:p>
          </table:table-cell>
          <table:table-cell office:value-type="string" calcext:value-type="string">
            <text:p>FPÖ </text:p>
          </table:table-cell>
          <table:table-cell office:value-type="string" calcext:value-type="string">
            <text:p>GRÜNE </text:p>
          </table:table-cell>
          <table:table-cell office:value-type="string" calcext:value-type="string">
            <text:p>NEOS 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immen </text:p>
          </table:table-cell>
          <table:table-cell office:value-type="float" office:value="1282734" calcext:value-type="float">
            <text:p>1282734</text:p>
          </table:table-cell>
          <table:table-cell office:value-type="float" office:value="1032234" calcext:value-type="float">
            <text:p>1032234</text:p>
          </table:table-cell>
          <table:table-cell office:value-type="float" office:value="1408514" calcext:value-type="float">
            <text:p>1408514</text:p>
          </table:table-cell>
          <table:table-cell office:value-type="float" office:value="402107" calcext:value-type="float">
            <text:p>402107</text:p>
          </table:table-cell>
          <table:table-cell office:value-type="float" office:value="446378" calcext:value-type="float">
            <text:p>446378</text:p>
          </table:table-cell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Berechtigte</text:p>
          </table:table-cell>
          <table:table-cell office:value-type="float" office:value="6346059" calcext:value-type="float">
            <text:p>634605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andate</text:p>
          </table:table-cell>
          <table:table-cell office:value-type="float" office:value="183" calcext:value-type="float">
            <text:p>18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mme</text:p>
          </table:table-cell>
          <table:table-cell table:formula="of:=SUM([.B4:.F4])" office:value-type="float" office:value="4571967" calcext:value-type="float">
            <text:p>4571967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3" office:value-type="string" calcext:value-type="string">
            <text:p>Zuteilungen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Hare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/>
          <table:table-cell office:value-type="string" calcext:value-type="string">
            <text:p>Quotient</text:p>
          </table:table-cell>
          <table:table-cell table:formula="of:=ROUNDUP([.B8]/[.B7])" office:value-type="float" office:value="24984" calcext:value-type="float">
            <text:p>24984</text:p>
          </table:table-cell>
          <table:table-cell table:number-columns-repeated="8"/>
        </table:table-row>
        <table:table-row table:style-name="ro2">
          <table:table-cell/>
          <table:table-cell table:formula="of:=[$Daten_Norm.$B$4]" office:value-type="float" office:value="1282734" calcext:value-type="float">
            <text:p>1282734</text:p>
          </table:table-cell>
          <table:table-cell table:formula="of:=[$Daten_Norm.$C$4]" office:value-type="float" office:value="1032234" calcext:value-type="float">
            <text:p>1032234</text:p>
          </table:table-cell>
          <table:table-cell table:formula="of:=[$Daten_Norm.$D$4]" office:value-type="float" office:value="1408514" calcext:value-type="float">
            <text:p>1408514</text:p>
          </table:table-cell>
          <table:table-cell table:formula="of:=[$Daten_Norm.$E$4]" office:value-type="float" office:value="402107" calcext:value-type="float">
            <text:p>402107</text:p>
          </table:table-cell>
          <table:table-cell table:formula="of:=[$Daten_Norm.$F$4]" office:value-type="float" office:value="446378" calcext:value-type="float">
            <text:p>446378</text:p>
          </table:table-cell>
          <table:table-cell/>
          <table:table-cell office:value-type="string" calcext:value-type="string">
            <text:p>Restmandate</text:p>
          </table:table-cell>
          <table:table-cell table:formula="of:=[.B7]-SUM([.B18:.F18])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h</text:p>
          </table:table-cell>
          <table:table-cell table:formula="of:=[.B16]/[.$I$15]" office:value-type="float" office:value="51.3422190201729" calcext:value-type="float">
            <text:p>51,3422190201729</text:p>
          </table:table-cell>
          <table:table-cell table:formula="of:=[.C16]/[.$I$15]" office:value-type="float" office:value="41.3158021133526" calcext:value-type="float">
            <text:p>41,3158021133526</text:p>
          </table:table-cell>
          <table:table-cell table:formula="of:=[.D16]/[.$I$15]" office:value-type="float" office:value="56.3766410502722" calcext:value-type="float">
            <text:p>56,3766410502722</text:p>
          </table:table-cell>
          <table:table-cell table:formula="of:=[.E16]/[.$I$15]" office:value-type="float" office:value="16.0945805315402" calcext:value-type="float">
            <text:p>16,0945805315402</text:p>
          </table:table-cell>
          <table:table-cell table:formula="of:=[.F16]/[.$I$15]" office:value-type="float" office:value="17.8665545949408" calcext:value-type="float">
            <text:p>17,8665545949408</text:p>
          </table:table-cell>
          <table:table-cell/>
          <table:table-cell office:value-type="string" calcext:value-type="string">
            <text:p>Kommagrenze</text:p>
          </table:table-cell>
          <table:table-cell table:formula="of:=LARGE([.B19:.F19];[.I16])" office:value-type="float" office:value="0.376641050272177" calcext:value-type="float">
            <text:p>0,3766410502721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ollzahl</text:p>
          </table:table-cell>
          <table:table-cell table:formula="of:=ROUNDDOWN([.B17])" office:value-type="float" office:value="51" calcext:value-type="float">
            <text:p>51</text:p>
          </table:table-cell>
          <table:table-cell table:formula="of:=ROUNDDOWN([.C17])" office:value-type="float" office:value="41" calcext:value-type="float">
            <text:p>41</text:p>
          </table:table-cell>
          <table:table-cell table:formula="of:=ROUNDDOWN([.D17])" office:value-type="float" office:value="56" calcext:value-type="float">
            <text:p>56</text:p>
          </table:table-cell>
          <table:table-cell table:formula="of:=ROUNDDOWN([.E17])" office:value-type="float" office:value="16" calcext:value-type="float">
            <text:p>16</text:p>
          </table:table-cell>
          <table:table-cell table:formula="of:=ROUNDDOWN([.F17])" office:value-type="float" office:value="17" calcext:value-type="float">
            <text:p>17</text:p>
          </table:table-cell>
          <table:table-cell/>
          <table:table-cell office:value-type="string" calcext:value-type="string">
            <text:p>Rest Check</text:p>
          </table:table-cell>
          <table:table-cell table:formula="of:=SUM([.B20:.F20])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achkomma</text:p>
          </table:table-cell>
          <table:table-cell table:formula="of:=[.B17]-[.B18]" office:value-type="float" office:value="0.342219020172912" calcext:value-type="float">
            <text:p>0,342219020172912</text:p>
          </table:table-cell>
          <table:table-cell table:formula="of:=[.C17]-[.C18]" office:value-type="float" office:value="0.315802113352547" calcext:value-type="float">
            <text:p>0,315802113352547</text:p>
          </table:table-cell>
          <table:table-cell table:formula="of:=[.D17]-[.D18]" office:value-type="float" office:value="0.376641050272177" calcext:value-type="float">
            <text:p>0,376641050272177</text:p>
          </table:table-cell>
          <table:table-cell table:formula="of:=[.E17]-[.E18]" office:value-type="float" office:value="0.0945805315401849" calcext:value-type="float">
            <text:p>0,0945805315401849</text:p>
          </table:table-cell>
          <table:table-cell table:formula="of:=[.F17]-[.F18]" office:value-type="float" office:value="0.866554594940762" calcext:value-type="float">
            <text:p>0,866554594940762</text:p>
          </table:table-cell>
          <table:table-cell/>
          <table:table-cell office:value-type="string" calcext:value-type="string">
            <text:p>Summe Check</text:p>
          </table:table-cell>
          <table:table-cell table:formula="of:=SUM([.B21:.F21])" office:value-type="float" office:value="183" calcext:value-type="float">
            <text:p>18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tmandat</text:p>
          </table:table-cell>
          <table:table-cell table:formula="of:=IF([.B19]&gt;=[.$I$17];1;0)" office:value-type="float" office:value="0" calcext:value-type="float">
            <text:p>0</text:p>
          </table:table-cell>
          <table:table-cell table:formula="of:=IF([.C19]&gt;=[.$I$17];1;0)" office:value-type="float" office:value="0" calcext:value-type="float">
            <text:p>0</text:p>
          </table:table-cell>
          <table:table-cell table:formula="of:=IF([.D19]&gt;=[.$I$17];1;0)" office:value-type="float" office:value="1" calcext:value-type="float">
            <text:p>1</text:p>
          </table:table-cell>
          <table:table-cell table:formula="of:=IF([.E19]&gt;=[.$I$17];1;0)" office:value-type="float" office:value="0" calcext:value-type="float">
            <text:p>0</text:p>
          </table:table-cell>
          <table:table-cell table:formula="of:=IF([.F19]&gt;=[.$I$17];1;0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ndate gesamt</text:p>
          </table:table-cell>
          <table:table-cell table:formula="of:=[.B18]+[.B20]" office:value-type="float" office:value="51" calcext:value-type="float">
            <text:p>51</text:p>
          </table:table-cell>
          <table:table-cell table:formula="of:=[.C18]+[.C20]" office:value-type="float" office:value="41" calcext:value-type="float">
            <text:p>41</text:p>
          </table:table-cell>
          <table:table-cell table:formula="of:=[.D18]+[.D20]" office:value-type="float" office:value="57" calcext:value-type="float">
            <text:p>57</text:p>
          </table:table-cell>
          <table:table-cell table:formula="of:=[.E18]+[.E20]" office:value-type="float" office:value="16" calcext:value-type="float">
            <text:p>16</text:p>
          </table:table-cell>
          <table:table-cell table:formula="of:=[.F18]+[.F20]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d’Hondt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/>
          <table:table-cell office:value-type="string" calcext:value-type="string">
            <text:p>Nummerierung</text:p>
          </table:table-cell>
          <table:table-cell office:value-type="string" calcext:value-type="string">
            <text:p>Höchstzahl</text:p>
          </table:table-cell>
          <table:table-cell table:formula="of:=LARGE([.B26:.F90];[.B7])" office:value-type="float" office:value="24710.7719298246" calcext:value-type="float">
            <text:p>24710,7719298246</text:p>
          </table:table-cell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/>
        </table:table-row>
        <table:table-row table:style-name="ro2">
          <table:table-cell/>
          <table:table-cell table:formula="of:=[$Daten_Norm.$B$4]" office:value-type="float" office:value="1282734" calcext:value-type="float">
            <text:p>1282734</text:p>
          </table:table-cell>
          <table:table-cell table:formula="of:=[$Daten_Norm.$C$4]" office:value-type="float" office:value="1032234" calcext:value-type="float">
            <text:p>1032234</text:p>
          </table:table-cell>
          <table:table-cell table:formula="of:=[$Daten_Norm.$D$4]" office:value-type="float" office:value="1408514" calcext:value-type="float">
            <text:p>1408514</text:p>
          </table:table-cell>
          <table:table-cell table:formula="of:=[$Daten_Norm.$E$4]" office:value-type="float" office:value="402107" calcext:value-type="float">
            <text:p>402107</text:p>
          </table:table-cell>
          <table:table-cell table:formula="of:=[$Daten_Norm.$F$4]" office:value-type="float" office:value="446378" calcext:value-type="float">
            <text:p>4463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IF([.B26]&gt;=[.$J$25];1;0)" office:value-type="float" office:value="1" calcext:value-type="float">
            <text:p>1</text:p>
          </table:table-cell>
          <table:table-cell table:formula="of:=IF([.C26]&gt;=[.$J$25];1;0)" office:value-type="float" office:value="1" calcext:value-type="float">
            <text:p>1</text:p>
          </table:table-cell>
          <table:table-cell table:formula="of:=IF([.D26]&gt;=[.$J$25];1;0)" office:value-type="float" office:value="1" calcext:value-type="float">
            <text:p>1</text:p>
          </table:table-cell>
          <table:table-cell table:formula="of:=IF([.E26]&gt;=[.$J$25];1;0)" office:value-type="float" office:value="1" calcext:value-type="float">
            <text:p>1</text:p>
          </table:table-cell>
          <table:table-cell table:formula="of:=IF([.F26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27]" office:value-type="float" office:value="641367" calcext:value-type="float">
            <text:p>641367</text:p>
          </table:table-cell>
          <table:table-cell table:formula="of:=[.C$26]/[.$H27]" office:value-type="float" office:value="516117" calcext:value-type="float">
            <text:p>516117</text:p>
          </table:table-cell>
          <table:table-cell table:formula="of:=[.D$26]/[.$H27]" office:value-type="float" office:value="704257" calcext:value-type="float">
            <text:p>704257</text:p>
          </table:table-cell>
          <table:table-cell table:formula="of:=[.E$26]/[.$H27]" office:value-type="float" office:value="201053.5" calcext:value-type="float">
            <text:p>201053,5</text:p>
          </table:table-cell>
          <table:table-cell table:formula="of:=[.F$26]/[.$H27]" office:value-type="float" office:value="223189" calcext:value-type="float">
            <text:p>22318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IF([.B27]&gt;=[.$J$25];1;0)" office:value-type="float" office:value="1" calcext:value-type="float">
            <text:p>1</text:p>
          </table:table-cell>
          <table:table-cell table:formula="of:=IF([.C27]&gt;=[.$J$25];1;0)" office:value-type="float" office:value="1" calcext:value-type="float">
            <text:p>1</text:p>
          </table:table-cell>
          <table:table-cell table:formula="of:=IF([.D27]&gt;=[.$J$25];1;0)" office:value-type="float" office:value="1" calcext:value-type="float">
            <text:p>1</text:p>
          </table:table-cell>
          <table:table-cell table:formula="of:=IF([.E27]&gt;=[.$J$25];1;0)" office:value-type="float" office:value="1" calcext:value-type="float">
            <text:p>1</text:p>
          </table:table-cell>
          <table:table-cell table:formula="of:=IF([.F27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28]" office:value-type="float" office:value="427578" calcext:value-type="float">
            <text:p>427578</text:p>
          </table:table-cell>
          <table:table-cell table:formula="of:=[.C$26]/[.$H28]" office:value-type="float" office:value="344078" calcext:value-type="float">
            <text:p>344078</text:p>
          </table:table-cell>
          <table:table-cell table:formula="of:=[.D$26]/[.$H28]" office:value-type="float" office:value="469504.666666667" calcext:value-type="float">
            <text:p>469504,666666667</text:p>
          </table:table-cell>
          <table:table-cell table:formula="of:=[.E$26]/[.$H28]" office:value-type="float" office:value="134035.666666667" calcext:value-type="float">
            <text:p>134035,666666667</text:p>
          </table:table-cell>
          <table:table-cell table:formula="of:=[.F$26]/[.$H28]" office:value-type="float" office:value="148792.666666667" calcext:value-type="float">
            <text:p>148792,6666666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IF([.B28]&gt;=[.$J$25];1;0)" office:value-type="float" office:value="1" calcext:value-type="float">
            <text:p>1</text:p>
          </table:table-cell>
          <table:table-cell table:formula="of:=IF([.C28]&gt;=[.$J$25];1;0)" office:value-type="float" office:value="1" calcext:value-type="float">
            <text:p>1</text:p>
          </table:table-cell>
          <table:table-cell table:formula="of:=IF([.D28]&gt;=[.$J$25];1;0)" office:value-type="float" office:value="1" calcext:value-type="float">
            <text:p>1</text:p>
          </table:table-cell>
          <table:table-cell table:formula="of:=IF([.E28]&gt;=[.$J$25];1;0)" office:value-type="float" office:value="1" calcext:value-type="float">
            <text:p>1</text:p>
          </table:table-cell>
          <table:table-cell table:formula="of:=IF([.F28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29]" office:value-type="float" office:value="320683.5" calcext:value-type="float">
            <text:p>320683,5</text:p>
          </table:table-cell>
          <table:table-cell table:formula="of:=[.C$26]/[.$H29]" office:value-type="float" office:value="258058.5" calcext:value-type="float">
            <text:p>258058,5</text:p>
          </table:table-cell>
          <table:table-cell table:formula="of:=[.D$26]/[.$H29]" office:value-type="float" office:value="352128.5" calcext:value-type="float">
            <text:p>352128,5</text:p>
          </table:table-cell>
          <table:table-cell table:formula="of:=[.E$26]/[.$H29]" office:value-type="float" office:value="100526.75" calcext:value-type="float">
            <text:p>100526,75</text:p>
          </table:table-cell>
          <table:table-cell table:formula="of:=[.F$26]/[.$H29]" office:value-type="float" office:value="111594.5" calcext:value-type="float">
            <text:p>111594,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IF([.B29]&gt;=[.$J$25];1;0)" office:value-type="float" office:value="1" calcext:value-type="float">
            <text:p>1</text:p>
          </table:table-cell>
          <table:table-cell table:formula="of:=IF([.C29]&gt;=[.$J$25];1;0)" office:value-type="float" office:value="1" calcext:value-type="float">
            <text:p>1</text:p>
          </table:table-cell>
          <table:table-cell table:formula="of:=IF([.D29]&gt;=[.$J$25];1;0)" office:value-type="float" office:value="1" calcext:value-type="float">
            <text:p>1</text:p>
          </table:table-cell>
          <table:table-cell table:formula="of:=IF([.E29]&gt;=[.$J$25];1;0)" office:value-type="float" office:value="1" calcext:value-type="float">
            <text:p>1</text:p>
          </table:table-cell>
          <table:table-cell table:formula="of:=IF([.F29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0]" office:value-type="float" office:value="256546.8" calcext:value-type="float">
            <text:p>256546,8</text:p>
          </table:table-cell>
          <table:table-cell table:formula="of:=[.C$26]/[.$H30]" office:value-type="float" office:value="206446.8" calcext:value-type="float">
            <text:p>206446,8</text:p>
          </table:table-cell>
          <table:table-cell table:formula="of:=[.D$26]/[.$H30]" office:value-type="float" office:value="281702.8" calcext:value-type="float">
            <text:p>281702,8</text:p>
          </table:table-cell>
          <table:table-cell table:formula="of:=[.E$26]/[.$H30]" office:value-type="float" office:value="80421.4" calcext:value-type="float">
            <text:p>80421,4</text:p>
          </table:table-cell>
          <table:table-cell table:formula="of:=[.F$26]/[.$H30]" office:value-type="float" office:value="89275.6" calcext:value-type="float">
            <text:p>89275,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IF([.B30]&gt;=[.$J$25];1;0)" office:value-type="float" office:value="1" calcext:value-type="float">
            <text:p>1</text:p>
          </table:table-cell>
          <table:table-cell table:formula="of:=IF([.C30]&gt;=[.$J$25];1;0)" office:value-type="float" office:value="1" calcext:value-type="float">
            <text:p>1</text:p>
          </table:table-cell>
          <table:table-cell table:formula="of:=IF([.D30]&gt;=[.$J$25];1;0)" office:value-type="float" office:value="1" calcext:value-type="float">
            <text:p>1</text:p>
          </table:table-cell>
          <table:table-cell table:formula="of:=IF([.E30]&gt;=[.$J$25];1;0)" office:value-type="float" office:value="1" calcext:value-type="float">
            <text:p>1</text:p>
          </table:table-cell>
          <table:table-cell table:formula="of:=IF([.F30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1]" office:value-type="float" office:value="213789" calcext:value-type="float">
            <text:p>213789</text:p>
          </table:table-cell>
          <table:table-cell table:formula="of:=[.C$26]/[.$H31]" office:value-type="float" office:value="172039" calcext:value-type="float">
            <text:p>172039</text:p>
          </table:table-cell>
          <table:table-cell table:formula="of:=[.D$26]/[.$H31]" office:value-type="float" office:value="234752.333333333" calcext:value-type="float">
            <text:p>234752,333333333</text:p>
          </table:table-cell>
          <table:table-cell table:formula="of:=[.E$26]/[.$H31]" office:value-type="float" office:value="67017.8333333333" calcext:value-type="float">
            <text:p>67017,8333333333</text:p>
          </table:table-cell>
          <table:table-cell table:formula="of:=[.F$26]/[.$H31]" office:value-type="float" office:value="74396.3333333333" calcext:value-type="float">
            <text:p>74396,33333333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IF([.B31]&gt;=[.$J$25];1;0)" office:value-type="float" office:value="1" calcext:value-type="float">
            <text:p>1</text:p>
          </table:table-cell>
          <table:table-cell table:formula="of:=IF([.C31]&gt;=[.$J$25];1;0)" office:value-type="float" office:value="1" calcext:value-type="float">
            <text:p>1</text:p>
          </table:table-cell>
          <table:table-cell table:formula="of:=IF([.D31]&gt;=[.$J$25];1;0)" office:value-type="float" office:value="1" calcext:value-type="float">
            <text:p>1</text:p>
          </table:table-cell>
          <table:table-cell table:formula="of:=IF([.E31]&gt;=[.$J$25];1;0)" office:value-type="float" office:value="1" calcext:value-type="float">
            <text:p>1</text:p>
          </table:table-cell>
          <table:table-cell table:formula="of:=IF([.F31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2]" office:value-type="float" office:value="183247.714285714" calcext:value-type="float">
            <text:p>183247,714285714</text:p>
          </table:table-cell>
          <table:table-cell table:formula="of:=[.C$26]/[.$H32]" office:value-type="float" office:value="147462" calcext:value-type="float">
            <text:p>147462</text:p>
          </table:table-cell>
          <table:table-cell table:formula="of:=[.D$26]/[.$H32]" office:value-type="float" office:value="201216.285714286" calcext:value-type="float">
            <text:p>201216,285714286</text:p>
          </table:table-cell>
          <table:table-cell table:formula="of:=[.E$26]/[.$H32]" office:value-type="float" office:value="57443.8571428571" calcext:value-type="float">
            <text:p>57443,8571428571</text:p>
          </table:table-cell>
          <table:table-cell table:formula="of:=[.F$26]/[.$H32]" office:value-type="float" office:value="63768.2857142857" calcext:value-type="float">
            <text:p>63768,28571428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IF([.B32]&gt;=[.$J$25];1;0)" office:value-type="float" office:value="1" calcext:value-type="float">
            <text:p>1</text:p>
          </table:table-cell>
          <table:table-cell table:formula="of:=IF([.C32]&gt;=[.$J$25];1;0)" office:value-type="float" office:value="1" calcext:value-type="float">
            <text:p>1</text:p>
          </table:table-cell>
          <table:table-cell table:formula="of:=IF([.D32]&gt;=[.$J$25];1;0)" office:value-type="float" office:value="1" calcext:value-type="float">
            <text:p>1</text:p>
          </table:table-cell>
          <table:table-cell table:formula="of:=IF([.E32]&gt;=[.$J$25];1;0)" office:value-type="float" office:value="1" calcext:value-type="float">
            <text:p>1</text:p>
          </table:table-cell>
          <table:table-cell table:formula="of:=IF([.F32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3]" office:value-type="float" office:value="160341.75" calcext:value-type="float">
            <text:p>160341,75</text:p>
          </table:table-cell>
          <table:table-cell table:formula="of:=[.C$26]/[.$H33]" office:value-type="float" office:value="129029.25" calcext:value-type="float">
            <text:p>129029,25</text:p>
          </table:table-cell>
          <table:table-cell table:formula="of:=[.D$26]/[.$H33]" office:value-type="float" office:value="176064.25" calcext:value-type="float">
            <text:p>176064,25</text:p>
          </table:table-cell>
          <table:table-cell table:formula="of:=[.E$26]/[.$H33]" office:value-type="float" office:value="50263.375" calcext:value-type="float">
            <text:p>50263,375</text:p>
          </table:table-cell>
          <table:table-cell table:formula="of:=[.F$26]/[.$H33]" office:value-type="float" office:value="55797.25" calcext:value-type="float">
            <text:p>55797,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IF([.B33]&gt;=[.$J$25];1;0)" office:value-type="float" office:value="1" calcext:value-type="float">
            <text:p>1</text:p>
          </table:table-cell>
          <table:table-cell table:formula="of:=IF([.C33]&gt;=[.$J$25];1;0)" office:value-type="float" office:value="1" calcext:value-type="float">
            <text:p>1</text:p>
          </table:table-cell>
          <table:table-cell table:formula="of:=IF([.D33]&gt;=[.$J$25];1;0)" office:value-type="float" office:value="1" calcext:value-type="float">
            <text:p>1</text:p>
          </table:table-cell>
          <table:table-cell table:formula="of:=IF([.E33]&gt;=[.$J$25];1;0)" office:value-type="float" office:value="1" calcext:value-type="float">
            <text:p>1</text:p>
          </table:table-cell>
          <table:table-cell table:formula="of:=IF([.F33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4]" office:value-type="float" office:value="142526" calcext:value-type="float">
            <text:p>142526</text:p>
          </table:table-cell>
          <table:table-cell table:formula="of:=[.C$26]/[.$H34]" office:value-type="float" office:value="114692.666666667" calcext:value-type="float">
            <text:p>114692,666666667</text:p>
          </table:table-cell>
          <table:table-cell table:formula="of:=[.D$26]/[.$H34]" office:value-type="float" office:value="156501.555555556" calcext:value-type="float">
            <text:p>156501,555555556</text:p>
          </table:table-cell>
          <table:table-cell table:formula="of:=[.E$26]/[.$H34]" office:value-type="float" office:value="44678.5555555556" calcext:value-type="float">
            <text:p>44678,5555555556</text:p>
          </table:table-cell>
          <table:table-cell table:formula="of:=[.F$26]/[.$H34]" office:value-type="float" office:value="49597.5555555556" calcext:value-type="float">
            <text:p>49597,555555555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IF([.B34]&gt;=[.$J$25];1;0)" office:value-type="float" office:value="1" calcext:value-type="float">
            <text:p>1</text:p>
          </table:table-cell>
          <table:table-cell table:formula="of:=IF([.C34]&gt;=[.$J$25];1;0)" office:value-type="float" office:value="1" calcext:value-type="float">
            <text:p>1</text:p>
          </table:table-cell>
          <table:table-cell table:formula="of:=IF([.D34]&gt;=[.$J$25];1;0)" office:value-type="float" office:value="1" calcext:value-type="float">
            <text:p>1</text:p>
          </table:table-cell>
          <table:table-cell table:formula="of:=IF([.E34]&gt;=[.$J$25];1;0)" office:value-type="float" office:value="1" calcext:value-type="float">
            <text:p>1</text:p>
          </table:table-cell>
          <table:table-cell table:formula="of:=IF([.F34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5]" office:value-type="float" office:value="128273.4" calcext:value-type="float">
            <text:p>128273,4</text:p>
          </table:table-cell>
          <table:table-cell table:formula="of:=[.C$26]/[.$H35]" office:value-type="float" office:value="103223.4" calcext:value-type="float">
            <text:p>103223,4</text:p>
          </table:table-cell>
          <table:table-cell table:formula="of:=[.D$26]/[.$H35]" office:value-type="float" office:value="140851.4" calcext:value-type="float">
            <text:p>140851,4</text:p>
          </table:table-cell>
          <table:table-cell table:formula="of:=[.E$26]/[.$H35]" office:value-type="float" office:value="40210.7" calcext:value-type="float">
            <text:p>40210,7</text:p>
          </table:table-cell>
          <table:table-cell table:formula="of:=[.F$26]/[.$H35]" office:value-type="float" office:value="44637.8" calcext:value-type="float">
            <text:p>44637,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IF([.B35]&gt;=[.$J$25];1;0)" office:value-type="float" office:value="1" calcext:value-type="float">
            <text:p>1</text:p>
          </table:table-cell>
          <table:table-cell table:formula="of:=IF([.C35]&gt;=[.$J$25];1;0)" office:value-type="float" office:value="1" calcext:value-type="float">
            <text:p>1</text:p>
          </table:table-cell>
          <table:table-cell table:formula="of:=IF([.D35]&gt;=[.$J$25];1;0)" office:value-type="float" office:value="1" calcext:value-type="float">
            <text:p>1</text:p>
          </table:table-cell>
          <table:table-cell table:formula="of:=IF([.E35]&gt;=[.$J$25];1;0)" office:value-type="float" office:value="1" calcext:value-type="float">
            <text:p>1</text:p>
          </table:table-cell>
          <table:table-cell table:formula="of:=IF([.F35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6]" office:value-type="float" office:value="116612.181818182" calcext:value-type="float">
            <text:p>116612,181818182</text:p>
          </table:table-cell>
          <table:table-cell table:formula="of:=[.C$26]/[.$H36]" office:value-type="float" office:value="93839.4545454545" calcext:value-type="float">
            <text:p>93839,4545454545</text:p>
          </table:table-cell>
          <table:table-cell table:formula="of:=[.D$26]/[.$H36]" office:value-type="float" office:value="128046.727272727" calcext:value-type="float">
            <text:p>128046,727272727</text:p>
          </table:table-cell>
          <table:table-cell table:formula="of:=[.E$26]/[.$H36]" office:value-type="float" office:value="36555.1818181818" calcext:value-type="float">
            <text:p>36555,1818181818</text:p>
          </table:table-cell>
          <table:table-cell table:formula="of:=[.F$26]/[.$H36]" office:value-type="float" office:value="40579.8181818182" calcext:value-type="float">
            <text:p>40579,818181818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IF([.B36]&gt;=[.$J$25];1;0)" office:value-type="float" office:value="1" calcext:value-type="float">
            <text:p>1</text:p>
          </table:table-cell>
          <table:table-cell table:formula="of:=IF([.C36]&gt;=[.$J$25];1;0)" office:value-type="float" office:value="1" calcext:value-type="float">
            <text:p>1</text:p>
          </table:table-cell>
          <table:table-cell table:formula="of:=IF([.D36]&gt;=[.$J$25];1;0)" office:value-type="float" office:value="1" calcext:value-type="float">
            <text:p>1</text:p>
          </table:table-cell>
          <table:table-cell table:formula="of:=IF([.E36]&gt;=[.$J$25];1;0)" office:value-type="float" office:value="1" calcext:value-type="float">
            <text:p>1</text:p>
          </table:table-cell>
          <table:table-cell table:formula="of:=IF([.F36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7]" office:value-type="float" office:value="106894.5" calcext:value-type="float">
            <text:p>106894,5</text:p>
          </table:table-cell>
          <table:table-cell table:formula="of:=[.C$26]/[.$H37]" office:value-type="float" office:value="86019.5" calcext:value-type="float">
            <text:p>86019,5</text:p>
          </table:table-cell>
          <table:table-cell table:formula="of:=[.D$26]/[.$H37]" office:value-type="float" office:value="117376.166666667" calcext:value-type="float">
            <text:p>117376,166666667</text:p>
          </table:table-cell>
          <table:table-cell table:formula="of:=[.E$26]/[.$H37]" office:value-type="float" office:value="33508.9166666667" calcext:value-type="float">
            <text:p>33508,9166666667</text:p>
          </table:table-cell>
          <table:table-cell table:formula="of:=[.F$26]/[.$H37]" office:value-type="float" office:value="37198.1666666667" calcext:value-type="float">
            <text:p>37198,166666666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B37]&gt;=[.$J$25];1;0)" office:value-type="float" office:value="1" calcext:value-type="float">
            <text:p>1</text:p>
          </table:table-cell>
          <table:table-cell table:formula="of:=IF([.C37]&gt;=[.$J$25];1;0)" office:value-type="float" office:value="1" calcext:value-type="float">
            <text:p>1</text:p>
          </table:table-cell>
          <table:table-cell table:formula="of:=IF([.D37]&gt;=[.$J$25];1;0)" office:value-type="float" office:value="1" calcext:value-type="float">
            <text:p>1</text:p>
          </table:table-cell>
          <table:table-cell table:formula="of:=IF([.E37]&gt;=[.$J$25];1;0)" office:value-type="float" office:value="1" calcext:value-type="float">
            <text:p>1</text:p>
          </table:table-cell>
          <table:table-cell table:formula="of:=IF([.F37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8]" office:value-type="float" office:value="98671.8461538462" calcext:value-type="float">
            <text:p>98671,8461538462</text:p>
          </table:table-cell>
          <table:table-cell table:formula="of:=[.C$26]/[.$H38]" office:value-type="float" office:value="79402.6153846154" calcext:value-type="float">
            <text:p>79402,6153846154</text:p>
          </table:table-cell>
          <table:table-cell table:formula="of:=[.D$26]/[.$H38]" office:value-type="float" office:value="108347.230769231" calcext:value-type="float">
            <text:p>108347,230769231</text:p>
          </table:table-cell>
          <table:table-cell table:formula="of:=[.E$26]/[.$H38]" office:value-type="float" office:value="30931.3076923077" calcext:value-type="float">
            <text:p>30931,3076923077</text:p>
          </table:table-cell>
          <table:table-cell table:formula="of:=[.F$26]/[.$H38]" office:value-type="float" office:value="34336.7692307692" calcext:value-type="float">
            <text:p>34336,769230769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IF([.B38]&gt;=[.$J$25];1;0)" office:value-type="float" office:value="1" calcext:value-type="float">
            <text:p>1</text:p>
          </table:table-cell>
          <table:table-cell table:formula="of:=IF([.C38]&gt;=[.$J$25];1;0)" office:value-type="float" office:value="1" calcext:value-type="float">
            <text:p>1</text:p>
          </table:table-cell>
          <table:table-cell table:formula="of:=IF([.D38]&gt;=[.$J$25];1;0)" office:value-type="float" office:value="1" calcext:value-type="float">
            <text:p>1</text:p>
          </table:table-cell>
          <table:table-cell table:formula="of:=IF([.E38]&gt;=[.$J$25];1;0)" office:value-type="float" office:value="1" calcext:value-type="float">
            <text:p>1</text:p>
          </table:table-cell>
          <table:table-cell table:formula="of:=IF([.F38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39]" office:value-type="float" office:value="91623.8571428571" calcext:value-type="float">
            <text:p>91623,8571428571</text:p>
          </table:table-cell>
          <table:table-cell table:formula="of:=[.C$26]/[.$H39]" office:value-type="float" office:value="73731" calcext:value-type="float">
            <text:p>73731</text:p>
          </table:table-cell>
          <table:table-cell table:formula="of:=[.D$26]/[.$H39]" office:value-type="float" office:value="100608.142857143" calcext:value-type="float">
            <text:p>100608,142857143</text:p>
          </table:table-cell>
          <table:table-cell table:formula="of:=[.E$26]/[.$H39]" office:value-type="float" office:value="28721.9285714286" calcext:value-type="float">
            <text:p>28721,9285714286</text:p>
          </table:table-cell>
          <table:table-cell table:formula="of:=[.F$26]/[.$H39]" office:value-type="float" office:value="31884.1428571429" calcext:value-type="float">
            <text:p>31884,14285714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IF([.B39]&gt;=[.$J$25];1;0)" office:value-type="float" office:value="1" calcext:value-type="float">
            <text:p>1</text:p>
          </table:table-cell>
          <table:table-cell table:formula="of:=IF([.C39]&gt;=[.$J$25];1;0)" office:value-type="float" office:value="1" calcext:value-type="float">
            <text:p>1</text:p>
          </table:table-cell>
          <table:table-cell table:formula="of:=IF([.D39]&gt;=[.$J$25];1;0)" office:value-type="float" office:value="1" calcext:value-type="float">
            <text:p>1</text:p>
          </table:table-cell>
          <table:table-cell table:formula="of:=IF([.E39]&gt;=[.$J$25];1;0)" office:value-type="float" office:value="1" calcext:value-type="float">
            <text:p>1</text:p>
          </table:table-cell>
          <table:table-cell table:formula="of:=IF([.F39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40]" office:value-type="float" office:value="85515.6" calcext:value-type="float">
            <text:p>85515,6</text:p>
          </table:table-cell>
          <table:table-cell table:formula="of:=[.C$26]/[.$H40]" office:value-type="float" office:value="68815.6" calcext:value-type="float">
            <text:p>68815,6</text:p>
          </table:table-cell>
          <table:table-cell table:formula="of:=[.D$26]/[.$H40]" office:value-type="float" office:value="93900.9333333333" calcext:value-type="float">
            <text:p>93900,9333333333</text:p>
          </table:table-cell>
          <table:table-cell table:formula="of:=[.E$26]/[.$H40]" office:value-type="float" office:value="26807.1333333333" calcext:value-type="float">
            <text:p>26807,1333333333</text:p>
          </table:table-cell>
          <table:table-cell table:formula="of:=[.F$26]/[.$H40]" office:value-type="float" office:value="29758.5333333333" calcext:value-type="float">
            <text:p>29758,53333333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B40]&gt;=[.$J$25];1;0)" office:value-type="float" office:value="1" calcext:value-type="float">
            <text:p>1</text:p>
          </table:table-cell>
          <table:table-cell table:formula="of:=IF([.C40]&gt;=[.$J$25];1;0)" office:value-type="float" office:value="1" calcext:value-type="float">
            <text:p>1</text:p>
          </table:table-cell>
          <table:table-cell table:formula="of:=IF([.D40]&gt;=[.$J$25];1;0)" office:value-type="float" office:value="1" calcext:value-type="float">
            <text:p>1</text:p>
          </table:table-cell>
          <table:table-cell table:formula="of:=IF([.E40]&gt;=[.$J$25];1;0)" office:value-type="float" office:value="1" calcext:value-type="float">
            <text:p>1</text:p>
          </table:table-cell>
          <table:table-cell table:formula="of:=IF([.F40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41]" office:value-type="float" office:value="80170.875" calcext:value-type="float">
            <text:p>80170,875</text:p>
          </table:table-cell>
          <table:table-cell table:formula="of:=[.C$26]/[.$H41]" office:value-type="float" office:value="64514.625" calcext:value-type="float">
            <text:p>64514,625</text:p>
          </table:table-cell>
          <table:table-cell table:formula="of:=[.D$26]/[.$H41]" office:value-type="float" office:value="88032.125" calcext:value-type="float">
            <text:p>88032,125</text:p>
          </table:table-cell>
          <table:table-cell table:formula="of:=[.E$26]/[.$H41]" office:value-type="float" office:value="25131.6875" calcext:value-type="float">
            <text:p>25131,6875</text:p>
          </table:table-cell>
          <table:table-cell table:formula="of:=[.F$26]/[.$H41]" office:value-type="float" office:value="27898.625" calcext:value-type="float">
            <text:p>27898,6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IF([.B41]&gt;=[.$J$25];1;0)" office:value-type="float" office:value="1" calcext:value-type="float">
            <text:p>1</text:p>
          </table:table-cell>
          <table:table-cell table:formula="of:=IF([.C41]&gt;=[.$J$25];1;0)" office:value-type="float" office:value="1" calcext:value-type="float">
            <text:p>1</text:p>
          </table:table-cell>
          <table:table-cell table:formula="of:=IF([.D41]&gt;=[.$J$25];1;0)" office:value-type="float" office:value="1" calcext:value-type="float">
            <text:p>1</text:p>
          </table:table-cell>
          <table:table-cell table:formula="of:=IF([.E41]&gt;=[.$J$25];1;0)" office:value-type="float" office:value="1" calcext:value-type="float">
            <text:p>1</text:p>
          </table:table-cell>
          <table:table-cell table:formula="of:=IF([.F41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42]" office:value-type="float" office:value="75454.9411764706" calcext:value-type="float">
            <text:p>75454,9411764706</text:p>
          </table:table-cell>
          <table:table-cell table:formula="of:=[.C$26]/[.$H42]" office:value-type="float" office:value="60719.6470588235" calcext:value-type="float">
            <text:p>60719,6470588235</text:p>
          </table:table-cell>
          <table:table-cell table:formula="of:=[.D$26]/[.$H42]" office:value-type="float" office:value="82853.7647058824" calcext:value-type="float">
            <text:p>82853,7647058824</text:p>
          </table:table-cell>
          <table:table-cell table:formula="of:=[.E$26]/[.$H42]" office:value-type="float" office:value="23653.3529411765" calcext:value-type="float">
            <text:p>23653,3529411765</text:p>
          </table:table-cell>
          <table:table-cell table:formula="of:=[.F$26]/[.$H42]" office:value-type="float" office:value="26257.5294117647" calcext:value-type="float">
            <text:p>26257,529411764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IF([.B42]&gt;=[.$J$25];1;0)" office:value-type="float" office:value="1" calcext:value-type="float">
            <text:p>1</text:p>
          </table:table-cell>
          <table:table-cell table:formula="of:=IF([.C42]&gt;=[.$J$25];1;0)" office:value-type="float" office:value="1" calcext:value-type="float">
            <text:p>1</text:p>
          </table:table-cell>
          <table:table-cell table:formula="of:=IF([.D42]&gt;=[.$J$25];1;0)" office:value-type="float" office:value="1" calcext:value-type="float">
            <text:p>1</text:p>
          </table:table-cell>
          <table:table-cell table:formula="of:=IF([.E42]&gt;=[.$J$25];1;0)" office:value-type="float" office:value="0" calcext:value-type="float">
            <text:p>0</text:p>
          </table:table-cell>
          <table:table-cell table:formula="of:=IF([.F42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43]" office:value-type="float" office:value="71263" calcext:value-type="float">
            <text:p>71263</text:p>
          </table:table-cell>
          <table:table-cell table:formula="of:=[.C$26]/[.$H43]" office:value-type="float" office:value="57346.3333333333" calcext:value-type="float">
            <text:p>57346,3333333333</text:p>
          </table:table-cell>
          <table:table-cell table:formula="of:=[.D$26]/[.$H43]" office:value-type="float" office:value="78250.7777777778" calcext:value-type="float">
            <text:p>78250,7777777778</text:p>
          </table:table-cell>
          <table:table-cell table:formula="of:=[.E$26]/[.$H43]" office:value-type="float" office:value="22339.2777777778" calcext:value-type="float">
            <text:p>22339,2777777778</text:p>
          </table:table-cell>
          <table:table-cell table:formula="of:=[.F$26]/[.$H43]" office:value-type="float" office:value="24798.7777777778" calcext:value-type="float">
            <text:p>24798,777777777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IF([.B43]&gt;=[.$J$25];1;0)" office:value-type="float" office:value="1" calcext:value-type="float">
            <text:p>1</text:p>
          </table:table-cell>
          <table:table-cell table:formula="of:=IF([.C43]&gt;=[.$J$25];1;0)" office:value-type="float" office:value="1" calcext:value-type="float">
            <text:p>1</text:p>
          </table:table-cell>
          <table:table-cell table:formula="of:=IF([.D43]&gt;=[.$J$25];1;0)" office:value-type="float" office:value="1" calcext:value-type="float">
            <text:p>1</text:p>
          </table:table-cell>
          <table:table-cell table:formula="of:=IF([.E43]&gt;=[.$J$25];1;0)" office:value-type="float" office:value="0" calcext:value-type="float">
            <text:p>0</text:p>
          </table:table-cell>
          <table:table-cell table:formula="of:=IF([.F43]&gt;=[.$J$25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26]/[.$H44]" office:value-type="float" office:value="67512.3157894737" calcext:value-type="float">
            <text:p>67512,3157894737</text:p>
          </table:table-cell>
          <table:table-cell table:formula="of:=[.C$26]/[.$H44]" office:value-type="float" office:value="54328.1052631579" calcext:value-type="float">
            <text:p>54328,1052631579</text:p>
          </table:table-cell>
          <table:table-cell table:formula="of:=[.D$26]/[.$H44]" office:value-type="float" office:value="74132.3157894737" calcext:value-type="float">
            <text:p>74132,3157894737</text:p>
          </table:table-cell>
          <table:table-cell table:formula="of:=[.E$26]/[.$H44]" office:value-type="float" office:value="21163.5263157895" calcext:value-type="float">
            <text:p>21163,5263157895</text:p>
          </table:table-cell>
          <table:table-cell table:formula="of:=[.F$26]/[.$H44]" office:value-type="float" office:value="23493.5789473684" calcext:value-type="float">
            <text:p>23493,57894736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IF([.B44]&gt;=[.$J$25];1;0)" office:value-type="float" office:value="1" calcext:value-type="float">
            <text:p>1</text:p>
          </table:table-cell>
          <table:table-cell table:formula="of:=IF([.C44]&gt;=[.$J$25];1;0)" office:value-type="float" office:value="1" calcext:value-type="float">
            <text:p>1</text:p>
          </table:table-cell>
          <table:table-cell table:formula="of:=IF([.D44]&gt;=[.$J$25];1;0)" office:value-type="float" office:value="1" calcext:value-type="float">
            <text:p>1</text:p>
          </table:table-cell>
          <table:table-cell table:formula="of:=IF([.E44]&gt;=[.$J$25];1;0)" office:value-type="float" office:value="0" calcext:value-type="float">
            <text:p>0</text:p>
          </table:table-cell>
          <table:table-cell table:formula="of:=IF([.F44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45]" office:value-type="float" office:value="64136.7" calcext:value-type="float">
            <text:p>64136,7</text:p>
          </table:table-cell>
          <table:table-cell table:formula="of:=[.C$26]/[.$H45]" office:value-type="float" office:value="51611.7" calcext:value-type="float">
            <text:p>51611,7</text:p>
          </table:table-cell>
          <table:table-cell table:formula="of:=[.D$26]/[.$H45]" office:value-type="float" office:value="70425.7" calcext:value-type="float">
            <text:p>70425,7</text:p>
          </table:table-cell>
          <table:table-cell table:formula="of:=[.E$26]/[.$H45]" office:value-type="float" office:value="20105.35" calcext:value-type="float">
            <text:p>20105,35</text:p>
          </table:table-cell>
          <table:table-cell table:formula="of:=[.F$26]/[.$H45]" office:value-type="float" office:value="22318.9" calcext:value-type="float">
            <text:p>22318,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IF([.B45]&gt;=[.$J$25];1;0)" office:value-type="float" office:value="1" calcext:value-type="float">
            <text:p>1</text:p>
          </table:table-cell>
          <table:table-cell table:formula="of:=IF([.C45]&gt;=[.$J$25];1;0)" office:value-type="float" office:value="1" calcext:value-type="float">
            <text:p>1</text:p>
          </table:table-cell>
          <table:table-cell table:formula="of:=IF([.D45]&gt;=[.$J$25];1;0)" office:value-type="float" office:value="1" calcext:value-type="float">
            <text:p>1</text:p>
          </table:table-cell>
          <table:table-cell table:formula="of:=IF([.E45]&gt;=[.$J$25];1;0)" office:value-type="float" office:value="0" calcext:value-type="float">
            <text:p>0</text:p>
          </table:table-cell>
          <table:table-cell table:formula="of:=IF([.F45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46]" office:value-type="float" office:value="61082.5714285714" calcext:value-type="float">
            <text:p>61082,5714285714</text:p>
          </table:table-cell>
          <table:table-cell table:formula="of:=[.C$26]/[.$H46]" office:value-type="float" office:value="49154" calcext:value-type="float">
            <text:p>49154</text:p>
          </table:table-cell>
          <table:table-cell table:formula="of:=[.D$26]/[.$H46]" office:value-type="float" office:value="67072.0952380952" calcext:value-type="float">
            <text:p>67072,0952380952</text:p>
          </table:table-cell>
          <table:table-cell table:formula="of:=[.E$26]/[.$H46]" office:value-type="float" office:value="19147.9523809524" calcext:value-type="float">
            <text:p>19147,9523809524</text:p>
          </table:table-cell>
          <table:table-cell table:formula="of:=[.F$26]/[.$H46]" office:value-type="float" office:value="21256.0952380952" calcext:value-type="float">
            <text:p>21256,095238095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IF([.B46]&gt;=[.$J$25];1;0)" office:value-type="float" office:value="1" calcext:value-type="float">
            <text:p>1</text:p>
          </table:table-cell>
          <table:table-cell table:formula="of:=IF([.C46]&gt;=[.$J$25];1;0)" office:value-type="float" office:value="1" calcext:value-type="float">
            <text:p>1</text:p>
          </table:table-cell>
          <table:table-cell table:formula="of:=IF([.D46]&gt;=[.$J$25];1;0)" office:value-type="float" office:value="1" calcext:value-type="float">
            <text:p>1</text:p>
          </table:table-cell>
          <table:table-cell table:formula="of:=IF([.E46]&gt;=[.$J$25];1;0)" office:value-type="float" office:value="0" calcext:value-type="float">
            <text:p>0</text:p>
          </table:table-cell>
          <table:table-cell table:formula="of:=IF([.F46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47]" office:value-type="float" office:value="58306.0909090909" calcext:value-type="float">
            <text:p>58306,0909090909</text:p>
          </table:table-cell>
          <table:table-cell table:formula="of:=[.C$26]/[.$H47]" office:value-type="float" office:value="46919.7272727273" calcext:value-type="float">
            <text:p>46919,7272727273</text:p>
          </table:table-cell>
          <table:table-cell table:formula="of:=[.D$26]/[.$H47]" office:value-type="float" office:value="64023.3636363636" calcext:value-type="float">
            <text:p>64023,3636363636</text:p>
          </table:table-cell>
          <table:table-cell table:formula="of:=[.E$26]/[.$H47]" office:value-type="float" office:value="18277.5909090909" calcext:value-type="float">
            <text:p>18277,5909090909</text:p>
          </table:table-cell>
          <table:table-cell table:formula="of:=[.F$26]/[.$H47]" office:value-type="float" office:value="20289.9090909091" calcext:value-type="float">
            <text:p>20289,909090909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IF([.B47]&gt;=[.$J$25];1;0)" office:value-type="float" office:value="1" calcext:value-type="float">
            <text:p>1</text:p>
          </table:table-cell>
          <table:table-cell table:formula="of:=IF([.C47]&gt;=[.$J$25];1;0)" office:value-type="float" office:value="1" calcext:value-type="float">
            <text:p>1</text:p>
          </table:table-cell>
          <table:table-cell table:formula="of:=IF([.D47]&gt;=[.$J$25];1;0)" office:value-type="float" office:value="1" calcext:value-type="float">
            <text:p>1</text:p>
          </table:table-cell>
          <table:table-cell table:formula="of:=IF([.E47]&gt;=[.$J$25];1;0)" office:value-type="float" office:value="0" calcext:value-type="float">
            <text:p>0</text:p>
          </table:table-cell>
          <table:table-cell table:formula="of:=IF([.F47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48]" office:value-type="float" office:value="55771.0434782609" calcext:value-type="float">
            <text:p>55771,0434782609</text:p>
          </table:table-cell>
          <table:table-cell table:formula="of:=[.C$26]/[.$H48]" office:value-type="float" office:value="44879.7391304348" calcext:value-type="float">
            <text:p>44879,7391304348</text:p>
          </table:table-cell>
          <table:table-cell table:formula="of:=[.D$26]/[.$H48]" office:value-type="float" office:value="61239.7391304348" calcext:value-type="float">
            <text:p>61239,7391304348</text:p>
          </table:table-cell>
          <table:table-cell table:formula="of:=[.E$26]/[.$H48]" office:value-type="float" office:value="17482.9130434783" calcext:value-type="float">
            <text:p>17482,9130434783</text:p>
          </table:table-cell>
          <table:table-cell table:formula="of:=[.F$26]/[.$H48]" office:value-type="float" office:value="19407.7391304348" calcext:value-type="float">
            <text:p>19407,739130434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IF([.B48]&gt;=[.$J$25];1;0)" office:value-type="float" office:value="1" calcext:value-type="float">
            <text:p>1</text:p>
          </table:table-cell>
          <table:table-cell table:formula="of:=IF([.C48]&gt;=[.$J$25];1;0)" office:value-type="float" office:value="1" calcext:value-type="float">
            <text:p>1</text:p>
          </table:table-cell>
          <table:table-cell table:formula="of:=IF([.D48]&gt;=[.$J$25];1;0)" office:value-type="float" office:value="1" calcext:value-type="float">
            <text:p>1</text:p>
          </table:table-cell>
          <table:table-cell table:formula="of:=IF([.E48]&gt;=[.$J$25];1;0)" office:value-type="float" office:value="0" calcext:value-type="float">
            <text:p>0</text:p>
          </table:table-cell>
          <table:table-cell table:formula="of:=IF([.F48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49]" office:value-type="float" office:value="53447.25" calcext:value-type="float">
            <text:p>53447,25</text:p>
          </table:table-cell>
          <table:table-cell table:formula="of:=[.C$26]/[.$H49]" office:value-type="float" office:value="43009.75" calcext:value-type="float">
            <text:p>43009,75</text:p>
          </table:table-cell>
          <table:table-cell table:formula="of:=[.D$26]/[.$H49]" office:value-type="float" office:value="58688.0833333333" calcext:value-type="float">
            <text:p>58688,0833333333</text:p>
          </table:table-cell>
          <table:table-cell table:formula="of:=[.E$26]/[.$H49]" office:value-type="float" office:value="16754.4583333333" calcext:value-type="float">
            <text:p>16754,4583333333</text:p>
          </table:table-cell>
          <table:table-cell table:formula="of:=[.F$26]/[.$H49]" office:value-type="float" office:value="18599.0833333333" calcext:value-type="float">
            <text:p>18599,083333333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IF([.B49]&gt;=[.$J$25];1;0)" office:value-type="float" office:value="1" calcext:value-type="float">
            <text:p>1</text:p>
          </table:table-cell>
          <table:table-cell table:formula="of:=IF([.C49]&gt;=[.$J$25];1;0)" office:value-type="float" office:value="1" calcext:value-type="float">
            <text:p>1</text:p>
          </table:table-cell>
          <table:table-cell table:formula="of:=IF([.D49]&gt;=[.$J$25];1;0)" office:value-type="float" office:value="1" calcext:value-type="float">
            <text:p>1</text:p>
          </table:table-cell>
          <table:table-cell table:formula="of:=IF([.E49]&gt;=[.$J$25];1;0)" office:value-type="float" office:value="0" calcext:value-type="float">
            <text:p>0</text:p>
          </table:table-cell>
          <table:table-cell table:formula="of:=IF([.F49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0]" office:value-type="float" office:value="51309.36" calcext:value-type="float">
            <text:p>51309,36</text:p>
          </table:table-cell>
          <table:table-cell table:formula="of:=[.C$26]/[.$H50]" office:value-type="float" office:value="41289.36" calcext:value-type="float">
            <text:p>41289,36</text:p>
          </table:table-cell>
          <table:table-cell table:formula="of:=[.D$26]/[.$H50]" office:value-type="float" office:value="56340.56" calcext:value-type="float">
            <text:p>56340,56</text:p>
          </table:table-cell>
          <table:table-cell table:formula="of:=[.E$26]/[.$H50]" office:value-type="float" office:value="16084.28" calcext:value-type="float">
            <text:p>16084,28</text:p>
          </table:table-cell>
          <table:table-cell table:formula="of:=[.F$26]/[.$H50]" office:value-type="float" office:value="17855.12" calcext:value-type="float">
            <text:p>17855,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IF([.B50]&gt;=[.$J$25];1;0)" office:value-type="float" office:value="1" calcext:value-type="float">
            <text:p>1</text:p>
          </table:table-cell>
          <table:table-cell table:formula="of:=IF([.C50]&gt;=[.$J$25];1;0)" office:value-type="float" office:value="1" calcext:value-type="float">
            <text:p>1</text:p>
          </table:table-cell>
          <table:table-cell table:formula="of:=IF([.D50]&gt;=[.$J$25];1;0)" office:value-type="float" office:value="1" calcext:value-type="float">
            <text:p>1</text:p>
          </table:table-cell>
          <table:table-cell table:formula="of:=IF([.E50]&gt;=[.$J$25];1;0)" office:value-type="float" office:value="0" calcext:value-type="float">
            <text:p>0</text:p>
          </table:table-cell>
          <table:table-cell table:formula="of:=IF([.F50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1]" office:value-type="float" office:value="49335.9230769231" calcext:value-type="float">
            <text:p>49335,9230769231</text:p>
          </table:table-cell>
          <table:table-cell table:formula="of:=[.C$26]/[.$H51]" office:value-type="float" office:value="39701.3076923077" calcext:value-type="float">
            <text:p>39701,3076923077</text:p>
          </table:table-cell>
          <table:table-cell table:formula="of:=[.D$26]/[.$H51]" office:value-type="float" office:value="54173.6153846154" calcext:value-type="float">
            <text:p>54173,6153846154</text:p>
          </table:table-cell>
          <table:table-cell table:formula="of:=[.E$26]/[.$H51]" office:value-type="float" office:value="15465.6538461538" calcext:value-type="float">
            <text:p>15465,6538461538</text:p>
          </table:table-cell>
          <table:table-cell table:formula="of:=[.F$26]/[.$H51]" office:value-type="float" office:value="17168.3846153846" calcext:value-type="float">
            <text:p>17168,384615384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IF([.B51]&gt;=[.$J$25];1;0)" office:value-type="float" office:value="1" calcext:value-type="float">
            <text:p>1</text:p>
          </table:table-cell>
          <table:table-cell table:formula="of:=IF([.C51]&gt;=[.$J$25];1;0)" office:value-type="float" office:value="1" calcext:value-type="float">
            <text:p>1</text:p>
          </table:table-cell>
          <table:table-cell table:formula="of:=IF([.D51]&gt;=[.$J$25];1;0)" office:value-type="float" office:value="1" calcext:value-type="float">
            <text:p>1</text:p>
          </table:table-cell>
          <table:table-cell table:formula="of:=IF([.E51]&gt;=[.$J$25];1;0)" office:value-type="float" office:value="0" calcext:value-type="float">
            <text:p>0</text:p>
          </table:table-cell>
          <table:table-cell table:formula="of:=IF([.F51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2]" office:value-type="float" office:value="47508.6666666667" calcext:value-type="float">
            <text:p>47508,6666666667</text:p>
          </table:table-cell>
          <table:table-cell table:formula="of:=[.C$26]/[.$H52]" office:value-type="float" office:value="38230.8888888889" calcext:value-type="float">
            <text:p>38230,8888888889</text:p>
          </table:table-cell>
          <table:table-cell table:formula="of:=[.D$26]/[.$H52]" office:value-type="float" office:value="52167.1851851852" calcext:value-type="float">
            <text:p>52167,1851851852</text:p>
          </table:table-cell>
          <table:table-cell table:formula="of:=[.E$26]/[.$H52]" office:value-type="float" office:value="14892.8518518519" calcext:value-type="float">
            <text:p>14892,8518518519</text:p>
          </table:table-cell>
          <table:table-cell table:formula="of:=[.F$26]/[.$H52]" office:value-type="float" office:value="16532.5185185185" calcext:value-type="float">
            <text:p>16532,518518518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IF([.B52]&gt;=[.$J$25];1;0)" office:value-type="float" office:value="1" calcext:value-type="float">
            <text:p>1</text:p>
          </table:table-cell>
          <table:table-cell table:formula="of:=IF([.C52]&gt;=[.$J$25];1;0)" office:value-type="float" office:value="1" calcext:value-type="float">
            <text:p>1</text:p>
          </table:table-cell>
          <table:table-cell table:formula="of:=IF([.D52]&gt;=[.$J$25];1;0)" office:value-type="float" office:value="1" calcext:value-type="float">
            <text:p>1</text:p>
          </table:table-cell>
          <table:table-cell table:formula="of:=IF([.E52]&gt;=[.$J$25];1;0)" office:value-type="float" office:value="0" calcext:value-type="float">
            <text:p>0</text:p>
          </table:table-cell>
          <table:table-cell table:formula="of:=IF([.F52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3]" office:value-type="float" office:value="45811.9285714286" calcext:value-type="float">
            <text:p>45811,9285714286</text:p>
          </table:table-cell>
          <table:table-cell table:formula="of:=[.C$26]/[.$H53]" office:value-type="float" office:value="36865.5" calcext:value-type="float">
            <text:p>36865,5</text:p>
          </table:table-cell>
          <table:table-cell table:formula="of:=[.D$26]/[.$H53]" office:value-type="float" office:value="50304.0714285714" calcext:value-type="float">
            <text:p>50304,0714285714</text:p>
          </table:table-cell>
          <table:table-cell table:formula="of:=[.E$26]/[.$H53]" office:value-type="float" office:value="14360.9642857143" calcext:value-type="float">
            <text:p>14360,9642857143</text:p>
          </table:table-cell>
          <table:table-cell table:formula="of:=[.F$26]/[.$H53]" office:value-type="float" office:value="15942.0714285714" calcext:value-type="float">
            <text:p>15942,071428571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IF([.B53]&gt;=[.$J$25];1;0)" office:value-type="float" office:value="1" calcext:value-type="float">
            <text:p>1</text:p>
          </table:table-cell>
          <table:table-cell table:formula="of:=IF([.C53]&gt;=[.$J$25];1;0)" office:value-type="float" office:value="1" calcext:value-type="float">
            <text:p>1</text:p>
          </table:table-cell>
          <table:table-cell table:formula="of:=IF([.D53]&gt;=[.$J$25];1;0)" office:value-type="float" office:value="1" calcext:value-type="float">
            <text:p>1</text:p>
          </table:table-cell>
          <table:table-cell table:formula="of:=IF([.E53]&gt;=[.$J$25];1;0)" office:value-type="float" office:value="0" calcext:value-type="float">
            <text:p>0</text:p>
          </table:table-cell>
          <table:table-cell table:formula="of:=IF([.F53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4]" office:value-type="float" office:value="44232.2068965517" calcext:value-type="float">
            <text:p>44232,2068965517</text:p>
          </table:table-cell>
          <table:table-cell table:formula="of:=[.C$26]/[.$H54]" office:value-type="float" office:value="35594.275862069" calcext:value-type="float">
            <text:p>35594,275862069</text:p>
          </table:table-cell>
          <table:table-cell table:formula="of:=[.D$26]/[.$H54]" office:value-type="float" office:value="48569.4482758621" calcext:value-type="float">
            <text:p>48569,4482758621</text:p>
          </table:table-cell>
          <table:table-cell table:formula="of:=[.E$26]/[.$H54]" office:value-type="float" office:value="13865.7586206897" calcext:value-type="float">
            <text:p>13865,7586206897</text:p>
          </table:table-cell>
          <table:table-cell table:formula="of:=[.F$26]/[.$H54]" office:value-type="float" office:value="15392.3448275862" calcext:value-type="float">
            <text:p>15392,344827586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IF([.B54]&gt;=[.$J$25];1;0)" office:value-type="float" office:value="1" calcext:value-type="float">
            <text:p>1</text:p>
          </table:table-cell>
          <table:table-cell table:formula="of:=IF([.C54]&gt;=[.$J$25];1;0)" office:value-type="float" office:value="1" calcext:value-type="float">
            <text:p>1</text:p>
          </table:table-cell>
          <table:table-cell table:formula="of:=IF([.D54]&gt;=[.$J$25];1;0)" office:value-type="float" office:value="1" calcext:value-type="float">
            <text:p>1</text:p>
          </table:table-cell>
          <table:table-cell table:formula="of:=IF([.E54]&gt;=[.$J$25];1;0)" office:value-type="float" office:value="0" calcext:value-type="float">
            <text:p>0</text:p>
          </table:table-cell>
          <table:table-cell table:formula="of:=IF([.F54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5]" office:value-type="float" office:value="42757.8" calcext:value-type="float">
            <text:p>42757,8</text:p>
          </table:table-cell>
          <table:table-cell table:formula="of:=[.C$26]/[.$H55]" office:value-type="float" office:value="34407.8" calcext:value-type="float">
            <text:p>34407,8</text:p>
          </table:table-cell>
          <table:table-cell table:formula="of:=[.D$26]/[.$H55]" office:value-type="float" office:value="46950.4666666667" calcext:value-type="float">
            <text:p>46950,4666666667</text:p>
          </table:table-cell>
          <table:table-cell table:formula="of:=[.E$26]/[.$H55]" office:value-type="float" office:value="13403.5666666667" calcext:value-type="float">
            <text:p>13403,5666666667</text:p>
          </table:table-cell>
          <table:table-cell table:formula="of:=[.F$26]/[.$H55]" office:value-type="float" office:value="14879.2666666667" calcext:value-type="float">
            <text:p>14879,266666666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formula="of:=IF([.B55]&gt;=[.$J$25];1;0)" office:value-type="float" office:value="1" calcext:value-type="float">
            <text:p>1</text:p>
          </table:table-cell>
          <table:table-cell table:formula="of:=IF([.C55]&gt;=[.$J$25];1;0)" office:value-type="float" office:value="1" calcext:value-type="float">
            <text:p>1</text:p>
          </table:table-cell>
          <table:table-cell table:formula="of:=IF([.D55]&gt;=[.$J$25];1;0)" office:value-type="float" office:value="1" calcext:value-type="float">
            <text:p>1</text:p>
          </table:table-cell>
          <table:table-cell table:formula="of:=IF([.E55]&gt;=[.$J$25];1;0)" office:value-type="float" office:value="0" calcext:value-type="float">
            <text:p>0</text:p>
          </table:table-cell>
          <table:table-cell table:formula="of:=IF([.F55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6]" office:value-type="float" office:value="41378.5161290323" calcext:value-type="float">
            <text:p>41378,5161290323</text:p>
          </table:table-cell>
          <table:table-cell table:formula="of:=[.C$26]/[.$H56]" office:value-type="float" office:value="33297.8709677419" calcext:value-type="float">
            <text:p>33297,8709677419</text:p>
          </table:table-cell>
          <table:table-cell table:formula="of:=[.D$26]/[.$H56]" office:value-type="float" office:value="45435.935483871" calcext:value-type="float">
            <text:p>45435,935483871</text:p>
          </table:table-cell>
          <table:table-cell table:formula="of:=[.E$26]/[.$H56]" office:value-type="float" office:value="12971.1935483871" calcext:value-type="float">
            <text:p>12971,1935483871</text:p>
          </table:table-cell>
          <table:table-cell table:formula="of:=[.F$26]/[.$H56]" office:value-type="float" office:value="14399.2903225806" calcext:value-type="float">
            <text:p>14399,290322580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IF([.B56]&gt;=[.$J$25];1;0)" office:value-type="float" office:value="1" calcext:value-type="float">
            <text:p>1</text:p>
          </table:table-cell>
          <table:table-cell table:formula="of:=IF([.C56]&gt;=[.$J$25];1;0)" office:value-type="float" office:value="1" calcext:value-type="float">
            <text:p>1</text:p>
          </table:table-cell>
          <table:table-cell table:formula="of:=IF([.D56]&gt;=[.$J$25];1;0)" office:value-type="float" office:value="1" calcext:value-type="float">
            <text:p>1</text:p>
          </table:table-cell>
          <table:table-cell table:formula="of:=IF([.E56]&gt;=[.$J$25];1;0)" office:value-type="float" office:value="0" calcext:value-type="float">
            <text:p>0</text:p>
          </table:table-cell>
          <table:table-cell table:formula="of:=IF([.F56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7]" office:value-type="float" office:value="40085.4375" calcext:value-type="float">
            <text:p>40085,4375</text:p>
          </table:table-cell>
          <table:table-cell table:formula="of:=[.C$26]/[.$H57]" office:value-type="float" office:value="32257.3125" calcext:value-type="float">
            <text:p>32257,3125</text:p>
          </table:table-cell>
          <table:table-cell table:formula="of:=[.D$26]/[.$H57]" office:value-type="float" office:value="44016.0625" calcext:value-type="float">
            <text:p>44016,0625</text:p>
          </table:table-cell>
          <table:table-cell table:formula="of:=[.E$26]/[.$H57]" office:value-type="float" office:value="12565.84375" calcext:value-type="float">
            <text:p>12565,84375</text:p>
          </table:table-cell>
          <table:table-cell table:formula="of:=[.F$26]/[.$H57]" office:value-type="float" office:value="13949.3125" calcext:value-type="float">
            <text:p>13949,312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formula="of:=IF([.B57]&gt;=[.$J$25];1;0)" office:value-type="float" office:value="1" calcext:value-type="float">
            <text:p>1</text:p>
          </table:table-cell>
          <table:table-cell table:formula="of:=IF([.C57]&gt;=[.$J$25];1;0)" office:value-type="float" office:value="1" calcext:value-type="float">
            <text:p>1</text:p>
          </table:table-cell>
          <table:table-cell table:formula="of:=IF([.D57]&gt;=[.$J$25];1;0)" office:value-type="float" office:value="1" calcext:value-type="float">
            <text:p>1</text:p>
          </table:table-cell>
          <table:table-cell table:formula="of:=IF([.E57]&gt;=[.$J$25];1;0)" office:value-type="float" office:value="0" calcext:value-type="float">
            <text:p>0</text:p>
          </table:table-cell>
          <table:table-cell table:formula="of:=IF([.F57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8]" office:value-type="float" office:value="38870.7272727273" calcext:value-type="float">
            <text:p>38870,7272727273</text:p>
          </table:table-cell>
          <table:table-cell table:formula="of:=[.C$26]/[.$H58]" office:value-type="float" office:value="31279.8181818182" calcext:value-type="float">
            <text:p>31279,8181818182</text:p>
          </table:table-cell>
          <table:table-cell table:formula="of:=[.D$26]/[.$H58]" office:value-type="float" office:value="42682.2424242424" calcext:value-type="float">
            <text:p>42682,2424242424</text:p>
          </table:table-cell>
          <table:table-cell table:formula="of:=[.E$26]/[.$H58]" office:value-type="float" office:value="12185.0606060606" calcext:value-type="float">
            <text:p>12185,0606060606</text:p>
          </table:table-cell>
          <table:table-cell table:formula="of:=[.F$26]/[.$H58]" office:value-type="float" office:value="13526.6060606061" calcext:value-type="float">
            <text:p>13526,606060606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IF([.B58]&gt;=[.$J$25];1;0)" office:value-type="float" office:value="1" calcext:value-type="float">
            <text:p>1</text:p>
          </table:table-cell>
          <table:table-cell table:formula="of:=IF([.C58]&gt;=[.$J$25];1;0)" office:value-type="float" office:value="1" calcext:value-type="float">
            <text:p>1</text:p>
          </table:table-cell>
          <table:table-cell table:formula="of:=IF([.D58]&gt;=[.$J$25];1;0)" office:value-type="float" office:value="1" calcext:value-type="float">
            <text:p>1</text:p>
          </table:table-cell>
          <table:table-cell table:formula="of:=IF([.E58]&gt;=[.$J$25];1;0)" office:value-type="float" office:value="0" calcext:value-type="float">
            <text:p>0</text:p>
          </table:table-cell>
          <table:table-cell table:formula="of:=IF([.F58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59]" office:value-type="float" office:value="37727.4705882353" calcext:value-type="float">
            <text:p>37727,4705882353</text:p>
          </table:table-cell>
          <table:table-cell table:formula="of:=[.C$26]/[.$H59]" office:value-type="float" office:value="30359.8235294118" calcext:value-type="float">
            <text:p>30359,8235294118</text:p>
          </table:table-cell>
          <table:table-cell table:formula="of:=[.D$26]/[.$H59]" office:value-type="float" office:value="41426.8823529412" calcext:value-type="float">
            <text:p>41426,8823529412</text:p>
          </table:table-cell>
          <table:table-cell table:formula="of:=[.E$26]/[.$H59]" office:value-type="float" office:value="11826.6764705882" calcext:value-type="float">
            <text:p>11826,6764705882</text:p>
          </table:table-cell>
          <table:table-cell table:formula="of:=[.F$26]/[.$H59]" office:value-type="float" office:value="13128.7647058824" calcext:value-type="float">
            <text:p>13128,764705882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table:formula="of:=IF([.B59]&gt;=[.$J$25];1;0)" office:value-type="float" office:value="1" calcext:value-type="float">
            <text:p>1</text:p>
          </table:table-cell>
          <table:table-cell table:formula="of:=IF([.C59]&gt;=[.$J$25];1;0)" office:value-type="float" office:value="1" calcext:value-type="float">
            <text:p>1</text:p>
          </table:table-cell>
          <table:table-cell table:formula="of:=IF([.D59]&gt;=[.$J$25];1;0)" office:value-type="float" office:value="1" calcext:value-type="float">
            <text:p>1</text:p>
          </table:table-cell>
          <table:table-cell table:formula="of:=IF([.E59]&gt;=[.$J$25];1;0)" office:value-type="float" office:value="0" calcext:value-type="float">
            <text:p>0</text:p>
          </table:table-cell>
          <table:table-cell table:formula="of:=IF([.F59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0]" office:value-type="float" office:value="36649.5428571429" calcext:value-type="float">
            <text:p>36649,5428571429</text:p>
          </table:table-cell>
          <table:table-cell table:formula="of:=[.C$26]/[.$H60]" office:value-type="float" office:value="29492.4" calcext:value-type="float">
            <text:p>29492,4</text:p>
          </table:table-cell>
          <table:table-cell table:formula="of:=[.D$26]/[.$H60]" office:value-type="float" office:value="40243.2571428572" calcext:value-type="float">
            <text:p>40243,2571428572</text:p>
          </table:table-cell>
          <table:table-cell table:formula="of:=[.E$26]/[.$H60]" office:value-type="float" office:value="11488.7714285714" calcext:value-type="float">
            <text:p>11488,7714285714</text:p>
          </table:table-cell>
          <table:table-cell table:formula="of:=[.F$26]/[.$H60]" office:value-type="float" office:value="12753.6571428571" calcext:value-type="float">
            <text:p>12753,657142857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IF([.B60]&gt;=[.$J$25];1;0)" office:value-type="float" office:value="1" calcext:value-type="float">
            <text:p>1</text:p>
          </table:table-cell>
          <table:table-cell table:formula="of:=IF([.C60]&gt;=[.$J$25];1;0)" office:value-type="float" office:value="1" calcext:value-type="float">
            <text:p>1</text:p>
          </table:table-cell>
          <table:table-cell table:formula="of:=IF([.D60]&gt;=[.$J$25];1;0)" office:value-type="float" office:value="1" calcext:value-type="float">
            <text:p>1</text:p>
          </table:table-cell>
          <table:table-cell table:formula="of:=IF([.E60]&gt;=[.$J$25];1;0)" office:value-type="float" office:value="0" calcext:value-type="float">
            <text:p>0</text:p>
          </table:table-cell>
          <table:table-cell table:formula="of:=IF([.F60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1]" office:value-type="float" office:value="35631.5" calcext:value-type="float">
            <text:p>35631,5</text:p>
          </table:table-cell>
          <table:table-cell table:formula="of:=[.C$26]/[.$H61]" office:value-type="float" office:value="28673.1666666667" calcext:value-type="float">
            <text:p>28673,1666666667</text:p>
          </table:table-cell>
          <table:table-cell table:formula="of:=[.D$26]/[.$H61]" office:value-type="float" office:value="39125.3888888889" calcext:value-type="float">
            <text:p>39125,3888888889</text:p>
          </table:table-cell>
          <table:table-cell table:formula="of:=[.E$26]/[.$H61]" office:value-type="float" office:value="11169.6388888889" calcext:value-type="float">
            <text:p>11169,6388888889</text:p>
          </table:table-cell>
          <table:table-cell table:formula="of:=[.F$26]/[.$H61]" office:value-type="float" office:value="12399.3888888889" calcext:value-type="float">
            <text:p>12399,388888888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table:formula="of:=IF([.B61]&gt;=[.$J$25];1;0)" office:value-type="float" office:value="1" calcext:value-type="float">
            <text:p>1</text:p>
          </table:table-cell>
          <table:table-cell table:formula="of:=IF([.C61]&gt;=[.$J$25];1;0)" office:value-type="float" office:value="1" calcext:value-type="float">
            <text:p>1</text:p>
          </table:table-cell>
          <table:table-cell table:formula="of:=IF([.D61]&gt;=[.$J$25];1;0)" office:value-type="float" office:value="1" calcext:value-type="float">
            <text:p>1</text:p>
          </table:table-cell>
          <table:table-cell table:formula="of:=IF([.E61]&gt;=[.$J$25];1;0)" office:value-type="float" office:value="0" calcext:value-type="float">
            <text:p>0</text:p>
          </table:table-cell>
          <table:table-cell table:formula="of:=IF([.F61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2]" office:value-type="float" office:value="34668.4864864865" calcext:value-type="float">
            <text:p>34668,4864864865</text:p>
          </table:table-cell>
          <table:table-cell table:formula="of:=[.C$26]/[.$H62]" office:value-type="float" office:value="27898.2162162162" calcext:value-type="float">
            <text:p>27898,2162162162</text:p>
          </table:table-cell>
          <table:table-cell table:formula="of:=[.D$26]/[.$H62]" office:value-type="float" office:value="38067.945945946" calcext:value-type="float">
            <text:p>38067,945945946</text:p>
          </table:table-cell>
          <table:table-cell table:formula="of:=[.E$26]/[.$H62]" office:value-type="float" office:value="10867.7567567568" calcext:value-type="float">
            <text:p>10867,7567567568</text:p>
          </table:table-cell>
          <table:table-cell table:formula="of:=[.F$26]/[.$H62]" office:value-type="float" office:value="12064.2702702703" calcext:value-type="float">
            <text:p>12064,270270270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IF([.B62]&gt;=[.$J$25];1;0)" office:value-type="float" office:value="1" calcext:value-type="float">
            <text:p>1</text:p>
          </table:table-cell>
          <table:table-cell table:formula="of:=IF([.C62]&gt;=[.$J$25];1;0)" office:value-type="float" office:value="1" calcext:value-type="float">
            <text:p>1</text:p>
          </table:table-cell>
          <table:table-cell table:formula="of:=IF([.D62]&gt;=[.$J$25];1;0)" office:value-type="float" office:value="1" calcext:value-type="float">
            <text:p>1</text:p>
          </table:table-cell>
          <table:table-cell table:formula="of:=IF([.E62]&gt;=[.$J$25];1;0)" office:value-type="float" office:value="0" calcext:value-type="float">
            <text:p>0</text:p>
          </table:table-cell>
          <table:table-cell table:formula="of:=IF([.F62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3]" office:value-type="float" office:value="33756.1578947368" calcext:value-type="float">
            <text:p>33756,1578947368</text:p>
          </table:table-cell>
          <table:table-cell table:formula="of:=[.C$26]/[.$H63]" office:value-type="float" office:value="27164.0526315789" calcext:value-type="float">
            <text:p>27164,0526315789</text:p>
          </table:table-cell>
          <table:table-cell table:formula="of:=[.D$26]/[.$H63]" office:value-type="float" office:value="37066.1578947368" calcext:value-type="float">
            <text:p>37066,1578947368</text:p>
          </table:table-cell>
          <table:table-cell table:formula="of:=[.E$26]/[.$H63]" office:value-type="float" office:value="10581.7631578947" calcext:value-type="float">
            <text:p>10581,7631578947</text:p>
          </table:table-cell>
          <table:table-cell table:formula="of:=[.F$26]/[.$H63]" office:value-type="float" office:value="11746.7894736842" calcext:value-type="float">
            <text:p>11746,789473684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formula="of:=IF([.B63]&gt;=[.$J$25];1;0)" office:value-type="float" office:value="1" calcext:value-type="float">
            <text:p>1</text:p>
          </table:table-cell>
          <table:table-cell table:formula="of:=IF([.C63]&gt;=[.$J$25];1;0)" office:value-type="float" office:value="1" calcext:value-type="float">
            <text:p>1</text:p>
          </table:table-cell>
          <table:table-cell table:formula="of:=IF([.D63]&gt;=[.$J$25];1;0)" office:value-type="float" office:value="1" calcext:value-type="float">
            <text:p>1</text:p>
          </table:table-cell>
          <table:table-cell table:formula="of:=IF([.E63]&gt;=[.$J$25];1;0)" office:value-type="float" office:value="0" calcext:value-type="float">
            <text:p>0</text:p>
          </table:table-cell>
          <table:table-cell table:formula="of:=IF([.F63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4]" office:value-type="float" office:value="32890.6153846154" calcext:value-type="float">
            <text:p>32890,6153846154</text:p>
          </table:table-cell>
          <table:table-cell table:formula="of:=[.C$26]/[.$H64]" office:value-type="float" office:value="26467.5384615385" calcext:value-type="float">
            <text:p>26467,5384615385</text:p>
          </table:table-cell>
          <table:table-cell table:formula="of:=[.D$26]/[.$H64]" office:value-type="float" office:value="36115.7435897436" calcext:value-type="float">
            <text:p>36115,7435897436</text:p>
          </table:table-cell>
          <table:table-cell table:formula="of:=[.E$26]/[.$H64]" office:value-type="float" office:value="10310.4358974359" calcext:value-type="float">
            <text:p>10310,4358974359</text:p>
          </table:table-cell>
          <table:table-cell table:formula="of:=[.F$26]/[.$H64]" office:value-type="float" office:value="11445.5897435897" calcext:value-type="float">
            <text:p>11445,5897435897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IF([.B64]&gt;=[.$J$25];1;0)" office:value-type="float" office:value="1" calcext:value-type="float">
            <text:p>1</text:p>
          </table:table-cell>
          <table:table-cell table:formula="of:=IF([.C64]&gt;=[.$J$25];1;0)" office:value-type="float" office:value="1" calcext:value-type="float">
            <text:p>1</text:p>
          </table:table-cell>
          <table:table-cell table:formula="of:=IF([.D64]&gt;=[.$J$25];1;0)" office:value-type="float" office:value="1" calcext:value-type="float">
            <text:p>1</text:p>
          </table:table-cell>
          <table:table-cell table:formula="of:=IF([.E64]&gt;=[.$J$25];1;0)" office:value-type="float" office:value="0" calcext:value-type="float">
            <text:p>0</text:p>
          </table:table-cell>
          <table:table-cell table:formula="of:=IF([.F64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5]" office:value-type="float" office:value="32068.35" calcext:value-type="float">
            <text:p>32068,35</text:p>
          </table:table-cell>
          <table:table-cell table:formula="of:=[.C$26]/[.$H65]" office:value-type="float" office:value="25805.85" calcext:value-type="float">
            <text:p>25805,85</text:p>
          </table:table-cell>
          <table:table-cell table:formula="of:=[.D$26]/[.$H65]" office:value-type="float" office:value="35212.85" calcext:value-type="float">
            <text:p>35212,85</text:p>
          </table:table-cell>
          <table:table-cell table:formula="of:=[.E$26]/[.$H65]" office:value-type="float" office:value="10052.675" calcext:value-type="float">
            <text:p>10052,675</text:p>
          </table:table-cell>
          <table:table-cell table:formula="of:=[.F$26]/[.$H65]" office:value-type="float" office:value="11159.45" calcext:value-type="float">
            <text:p>11159,4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formula="of:=IF([.B65]&gt;=[.$J$25];1;0)" office:value-type="float" office:value="1" calcext:value-type="float">
            <text:p>1</text:p>
          </table:table-cell>
          <table:table-cell table:formula="of:=IF([.C65]&gt;=[.$J$25];1;0)" office:value-type="float" office:value="1" calcext:value-type="float">
            <text:p>1</text:p>
          </table:table-cell>
          <table:table-cell table:formula="of:=IF([.D65]&gt;=[.$J$25];1;0)" office:value-type="float" office:value="1" calcext:value-type="float">
            <text:p>1</text:p>
          </table:table-cell>
          <table:table-cell table:formula="of:=IF([.E65]&gt;=[.$J$25];1;0)" office:value-type="float" office:value="0" calcext:value-type="float">
            <text:p>0</text:p>
          </table:table-cell>
          <table:table-cell table:formula="of:=IF([.F65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6]" office:value-type="float" office:value="31286.1951219512" calcext:value-type="float">
            <text:p>31286,1951219512</text:p>
          </table:table-cell>
          <table:table-cell table:formula="of:=[.C$26]/[.$H66]" office:value-type="float" office:value="25176.4390243902" calcext:value-type="float">
            <text:p>25176,4390243902</text:p>
          </table:table-cell>
          <table:table-cell table:formula="of:=[.D$26]/[.$H66]" office:value-type="float" office:value="34354" calcext:value-type="float">
            <text:p>34354</text:p>
          </table:table-cell>
          <table:table-cell table:formula="of:=[.E$26]/[.$H66]" office:value-type="float" office:value="9807.48780487805" calcext:value-type="float">
            <text:p>9807,48780487805</text:p>
          </table:table-cell>
          <table:table-cell table:formula="of:=[.F$26]/[.$H66]" office:value-type="float" office:value="10887.2682926829" calcext:value-type="float">
            <text:p>10887,268292682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IF([.B66]&gt;=[.$J$25];1;0)" office:value-type="float" office:value="1" calcext:value-type="float">
            <text:p>1</text:p>
          </table:table-cell>
          <table:table-cell table:formula="of:=IF([.C66]&gt;=[.$J$25];1;0)" office:value-type="float" office:value="1" calcext:value-type="float">
            <text:p>1</text:p>
          </table:table-cell>
          <table:table-cell table:formula="of:=IF([.D66]&gt;=[.$J$25];1;0)" office:value-type="float" office:value="1" calcext:value-type="float">
            <text:p>1</text:p>
          </table:table-cell>
          <table:table-cell table:formula="of:=IF([.E66]&gt;=[.$J$25];1;0)" office:value-type="float" office:value="0" calcext:value-type="float">
            <text:p>0</text:p>
          </table:table-cell>
          <table:table-cell table:formula="of:=IF([.F66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7]" office:value-type="float" office:value="30541.2857142857" calcext:value-type="float">
            <text:p>30541,2857142857</text:p>
          </table:table-cell>
          <table:table-cell table:formula="of:=[.C$26]/[.$H67]" office:value-type="float" office:value="24577" calcext:value-type="float">
            <text:p>24577</text:p>
          </table:table-cell>
          <table:table-cell table:formula="of:=[.D$26]/[.$H67]" office:value-type="float" office:value="33536.0476190476" calcext:value-type="float">
            <text:p>33536,0476190476</text:p>
          </table:table-cell>
          <table:table-cell table:formula="of:=[.E$26]/[.$H67]" office:value-type="float" office:value="9573.97619047619" calcext:value-type="float">
            <text:p>9573,97619047619</text:p>
          </table:table-cell>
          <table:table-cell table:formula="of:=[.F$26]/[.$H67]" office:value-type="float" office:value="10628.0476190476" calcext:value-type="float">
            <text:p>10628,047619047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formula="of:=IF([.B67]&gt;=[.$J$25];1;0)" office:value-type="float" office:value="1" calcext:value-type="float">
            <text:p>1</text:p>
          </table:table-cell>
          <table:table-cell table:formula="of:=IF([.C67]&gt;=[.$J$25];1;0)" office:value-type="float" office:value="0" calcext:value-type="float">
            <text:p>0</text:p>
          </table:table-cell>
          <table:table-cell table:formula="of:=IF([.D67]&gt;=[.$J$25];1;0)" office:value-type="float" office:value="1" calcext:value-type="float">
            <text:p>1</text:p>
          </table:table-cell>
          <table:table-cell table:formula="of:=IF([.E67]&gt;=[.$J$25];1;0)" office:value-type="float" office:value="0" calcext:value-type="float">
            <text:p>0</text:p>
          </table:table-cell>
          <table:table-cell table:formula="of:=IF([.F67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8]" office:value-type="float" office:value="29831.023255814" calcext:value-type="float">
            <text:p>29831,023255814</text:p>
          </table:table-cell>
          <table:table-cell table:formula="of:=[.C$26]/[.$H68]" office:value-type="float" office:value="24005.4418604651" calcext:value-type="float">
            <text:p>24005,4418604651</text:p>
          </table:table-cell>
          <table:table-cell table:formula="of:=[.D$26]/[.$H68]" office:value-type="float" office:value="32756.1395348837" calcext:value-type="float">
            <text:p>32756,1395348837</text:p>
          </table:table-cell>
          <table:table-cell table:formula="of:=[.E$26]/[.$H68]" office:value-type="float" office:value="9351.32558139535" calcext:value-type="float">
            <text:p>9351,32558139535</text:p>
          </table:table-cell>
          <table:table-cell table:formula="of:=[.F$26]/[.$H68]" office:value-type="float" office:value="10380.8837209302" calcext:value-type="float">
            <text:p>10380,883720930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IF([.B68]&gt;=[.$J$25];1;0)" office:value-type="float" office:value="1" calcext:value-type="float">
            <text:p>1</text:p>
          </table:table-cell>
          <table:table-cell table:formula="of:=IF([.C68]&gt;=[.$J$25];1;0)" office:value-type="float" office:value="0" calcext:value-type="float">
            <text:p>0</text:p>
          </table:table-cell>
          <table:table-cell table:formula="of:=IF([.D68]&gt;=[.$J$25];1;0)" office:value-type="float" office:value="1" calcext:value-type="float">
            <text:p>1</text:p>
          </table:table-cell>
          <table:table-cell table:formula="of:=IF([.E68]&gt;=[.$J$25];1;0)" office:value-type="float" office:value="0" calcext:value-type="float">
            <text:p>0</text:p>
          </table:table-cell>
          <table:table-cell table:formula="of:=IF([.F68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69]" office:value-type="float" office:value="29153.0454545455" calcext:value-type="float">
            <text:p>29153,0454545455</text:p>
          </table:table-cell>
          <table:table-cell table:formula="of:=[.C$26]/[.$H69]" office:value-type="float" office:value="23459.8636363636" calcext:value-type="float">
            <text:p>23459,8636363636</text:p>
          </table:table-cell>
          <table:table-cell table:formula="of:=[.D$26]/[.$H69]" office:value-type="float" office:value="32011.6818181818" calcext:value-type="float">
            <text:p>32011,6818181818</text:p>
          </table:table-cell>
          <table:table-cell table:formula="of:=[.E$26]/[.$H69]" office:value-type="float" office:value="9138.79545454545" calcext:value-type="float">
            <text:p>9138,79545454545</text:p>
          </table:table-cell>
          <table:table-cell table:formula="of:=[.F$26]/[.$H69]" office:value-type="float" office:value="10144.9545454545" calcext:value-type="float">
            <text:p>10144,95454545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table:formula="of:=IF([.B69]&gt;=[.$J$25];1;0)" office:value-type="float" office:value="1" calcext:value-type="float">
            <text:p>1</text:p>
          </table:table-cell>
          <table:table-cell table:formula="of:=IF([.C69]&gt;=[.$J$25];1;0)" office:value-type="float" office:value="0" calcext:value-type="float">
            <text:p>0</text:p>
          </table:table-cell>
          <table:table-cell table:formula="of:=IF([.D69]&gt;=[.$J$25];1;0)" office:value-type="float" office:value="1" calcext:value-type="float">
            <text:p>1</text:p>
          </table:table-cell>
          <table:table-cell table:formula="of:=IF([.E69]&gt;=[.$J$25];1;0)" office:value-type="float" office:value="0" calcext:value-type="float">
            <text:p>0</text:p>
          </table:table-cell>
          <table:table-cell table:formula="of:=IF([.F69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0]" office:value-type="float" office:value="28505.2" calcext:value-type="float">
            <text:p>28505,2</text:p>
          </table:table-cell>
          <table:table-cell table:formula="of:=[.C$26]/[.$H70]" office:value-type="float" office:value="22938.5333333333" calcext:value-type="float">
            <text:p>22938,5333333333</text:p>
          </table:table-cell>
          <table:table-cell table:formula="of:=[.D$26]/[.$H70]" office:value-type="float" office:value="31300.3111111111" calcext:value-type="float">
            <text:p>31300,3111111111</text:p>
          </table:table-cell>
          <table:table-cell table:formula="of:=[.E$26]/[.$H70]" office:value-type="float" office:value="8935.71111111111" calcext:value-type="float">
            <text:p>8935,71111111111</text:p>
          </table:table-cell>
          <table:table-cell table:formula="of:=[.F$26]/[.$H70]" office:value-type="float" office:value="9919.51111111111" calcext:value-type="float">
            <text:p>9919,5111111111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IF([.B70]&gt;=[.$J$25];1;0)" office:value-type="float" office:value="1" calcext:value-type="float">
            <text:p>1</text:p>
          </table:table-cell>
          <table:table-cell table:formula="of:=IF([.C70]&gt;=[.$J$25];1;0)" office:value-type="float" office:value="0" calcext:value-type="float">
            <text:p>0</text:p>
          </table:table-cell>
          <table:table-cell table:formula="of:=IF([.D70]&gt;=[.$J$25];1;0)" office:value-type="float" office:value="1" calcext:value-type="float">
            <text:p>1</text:p>
          </table:table-cell>
          <table:table-cell table:formula="of:=IF([.E70]&gt;=[.$J$25];1;0)" office:value-type="float" office:value="0" calcext:value-type="float">
            <text:p>0</text:p>
          </table:table-cell>
          <table:table-cell table:formula="of:=IF([.F70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1]" office:value-type="float" office:value="27885.5217391304" calcext:value-type="float">
            <text:p>27885,5217391304</text:p>
          </table:table-cell>
          <table:table-cell table:formula="of:=[.C$26]/[.$H71]" office:value-type="float" office:value="22439.8695652174" calcext:value-type="float">
            <text:p>22439,8695652174</text:p>
          </table:table-cell>
          <table:table-cell table:formula="of:=[.D$26]/[.$H71]" office:value-type="float" office:value="30619.8695652174" calcext:value-type="float">
            <text:p>30619,8695652174</text:p>
          </table:table-cell>
          <table:table-cell table:formula="of:=[.E$26]/[.$H71]" office:value-type="float" office:value="8741.45652173913" calcext:value-type="float">
            <text:p>8741,45652173913</text:p>
          </table:table-cell>
          <table:table-cell table:formula="of:=[.F$26]/[.$H71]" office:value-type="float" office:value="9703.86956521739" calcext:value-type="float">
            <text:p>9703,8695652173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table:formula="of:=IF([.B71]&gt;=[.$J$25];1;0)" office:value-type="float" office:value="1" calcext:value-type="float">
            <text:p>1</text:p>
          </table:table-cell>
          <table:table-cell table:formula="of:=IF([.C71]&gt;=[.$J$25];1;0)" office:value-type="float" office:value="0" calcext:value-type="float">
            <text:p>0</text:p>
          </table:table-cell>
          <table:table-cell table:formula="of:=IF([.D71]&gt;=[.$J$25];1;0)" office:value-type="float" office:value="1" calcext:value-type="float">
            <text:p>1</text:p>
          </table:table-cell>
          <table:table-cell table:formula="of:=IF([.E71]&gt;=[.$J$25];1;0)" office:value-type="float" office:value="0" calcext:value-type="float">
            <text:p>0</text:p>
          </table:table-cell>
          <table:table-cell table:formula="of:=IF([.F71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2]" office:value-type="float" office:value="27292.2127659574" calcext:value-type="float">
            <text:p>27292,2127659574</text:p>
          </table:table-cell>
          <table:table-cell table:formula="of:=[.C$26]/[.$H72]" office:value-type="float" office:value="21962.4255319149" calcext:value-type="float">
            <text:p>21962,4255319149</text:p>
          </table:table-cell>
          <table:table-cell table:formula="of:=[.D$26]/[.$H72]" office:value-type="float" office:value="29968.3829787234" calcext:value-type="float">
            <text:p>29968,3829787234</text:p>
          </table:table-cell>
          <table:table-cell table:formula="of:=[.E$26]/[.$H72]" office:value-type="float" office:value="8555.46808510638" calcext:value-type="float">
            <text:p>8555,46808510638</text:p>
          </table:table-cell>
          <table:table-cell table:formula="of:=[.F$26]/[.$H72]" office:value-type="float" office:value="9497.40425531915" calcext:value-type="float">
            <text:p>9497,4042553191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IF([.B72]&gt;=[.$J$25];1;0)" office:value-type="float" office:value="1" calcext:value-type="float">
            <text:p>1</text:p>
          </table:table-cell>
          <table:table-cell table:formula="of:=IF([.C72]&gt;=[.$J$25];1;0)" office:value-type="float" office:value="0" calcext:value-type="float">
            <text:p>0</text:p>
          </table:table-cell>
          <table:table-cell table:formula="of:=IF([.D72]&gt;=[.$J$25];1;0)" office:value-type="float" office:value="1" calcext:value-type="float">
            <text:p>1</text:p>
          </table:table-cell>
          <table:table-cell table:formula="of:=IF([.E72]&gt;=[.$J$25];1;0)" office:value-type="float" office:value="0" calcext:value-type="float">
            <text:p>0</text:p>
          </table:table-cell>
          <table:table-cell table:formula="of:=IF([.F72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3]" office:value-type="float" office:value="26723.625" calcext:value-type="float">
            <text:p>26723,625</text:p>
          </table:table-cell>
          <table:table-cell table:formula="of:=[.C$26]/[.$H73]" office:value-type="float" office:value="21504.875" calcext:value-type="float">
            <text:p>21504,875</text:p>
          </table:table-cell>
          <table:table-cell table:formula="of:=[.D$26]/[.$H73]" office:value-type="float" office:value="29344.0416666667" calcext:value-type="float">
            <text:p>29344,0416666667</text:p>
          </table:table-cell>
          <table:table-cell table:formula="of:=[.E$26]/[.$H73]" office:value-type="float" office:value="8377.22916666667" calcext:value-type="float">
            <text:p>8377,22916666667</text:p>
          </table:table-cell>
          <table:table-cell table:formula="of:=[.F$26]/[.$H73]" office:value-type="float" office:value="9299.54166666667" calcext:value-type="float">
            <text:p>9299,5416666666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IF([.B73]&gt;=[.$J$25];1;0)" office:value-type="float" office:value="1" calcext:value-type="float">
            <text:p>1</text:p>
          </table:table-cell>
          <table:table-cell table:formula="of:=IF([.C73]&gt;=[.$J$25];1;0)" office:value-type="float" office:value="0" calcext:value-type="float">
            <text:p>0</text:p>
          </table:table-cell>
          <table:table-cell table:formula="of:=IF([.D73]&gt;=[.$J$25];1;0)" office:value-type="float" office:value="1" calcext:value-type="float">
            <text:p>1</text:p>
          </table:table-cell>
          <table:table-cell table:formula="of:=IF([.E73]&gt;=[.$J$25];1;0)" office:value-type="float" office:value="0" calcext:value-type="float">
            <text:p>0</text:p>
          </table:table-cell>
          <table:table-cell table:formula="of:=IF([.F73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4]" office:value-type="float" office:value="26178.2448979592" calcext:value-type="float">
            <text:p>26178,2448979592</text:p>
          </table:table-cell>
          <table:table-cell table:formula="of:=[.C$26]/[.$H74]" office:value-type="float" office:value="21066" calcext:value-type="float">
            <text:p>21066</text:p>
          </table:table-cell>
          <table:table-cell table:formula="of:=[.D$26]/[.$H74]" office:value-type="float" office:value="28745.1836734694" calcext:value-type="float">
            <text:p>28745,1836734694</text:p>
          </table:table-cell>
          <table:table-cell table:formula="of:=[.E$26]/[.$H74]" office:value-type="float" office:value="8206.26530612245" calcext:value-type="float">
            <text:p>8206,26530612245</text:p>
          </table:table-cell>
          <table:table-cell table:formula="of:=[.F$26]/[.$H74]" office:value-type="float" office:value="9109.75510204082" calcext:value-type="float">
            <text:p>9109,7551020408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IF([.B74]&gt;=[.$J$25];1;0)" office:value-type="float" office:value="1" calcext:value-type="float">
            <text:p>1</text:p>
          </table:table-cell>
          <table:table-cell table:formula="of:=IF([.C74]&gt;=[.$J$25];1;0)" office:value-type="float" office:value="0" calcext:value-type="float">
            <text:p>0</text:p>
          </table:table-cell>
          <table:table-cell table:formula="of:=IF([.D74]&gt;=[.$J$25];1;0)" office:value-type="float" office:value="1" calcext:value-type="float">
            <text:p>1</text:p>
          </table:table-cell>
          <table:table-cell table:formula="of:=IF([.E74]&gt;=[.$J$25];1;0)" office:value-type="float" office:value="0" calcext:value-type="float">
            <text:p>0</text:p>
          </table:table-cell>
          <table:table-cell table:formula="of:=IF([.F74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5]" office:value-type="float" office:value="25654.68" calcext:value-type="float">
            <text:p>25654,68</text:p>
          </table:table-cell>
          <table:table-cell table:formula="of:=[.C$26]/[.$H75]" office:value-type="float" office:value="20644.68" calcext:value-type="float">
            <text:p>20644,68</text:p>
          </table:table-cell>
          <table:table-cell table:formula="of:=[.D$26]/[.$H75]" office:value-type="float" office:value="28170.28" calcext:value-type="float">
            <text:p>28170,28</text:p>
          </table:table-cell>
          <table:table-cell table:formula="of:=[.E$26]/[.$H75]" office:value-type="float" office:value="8042.14" calcext:value-type="float">
            <text:p>8042,14</text:p>
          </table:table-cell>
          <table:table-cell table:formula="of:=[.F$26]/[.$H75]" office:value-type="float" office:value="8927.56" calcext:value-type="float">
            <text:p>8927,5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formula="of:=IF([.B75]&gt;=[.$J$25];1;0)" office:value-type="float" office:value="1" calcext:value-type="float">
            <text:p>1</text:p>
          </table:table-cell>
          <table:table-cell table:formula="of:=IF([.C75]&gt;=[.$J$25];1;0)" office:value-type="float" office:value="0" calcext:value-type="float">
            <text:p>0</text:p>
          </table:table-cell>
          <table:table-cell table:formula="of:=IF([.D75]&gt;=[.$J$25];1;0)" office:value-type="float" office:value="1" calcext:value-type="float">
            <text:p>1</text:p>
          </table:table-cell>
          <table:table-cell table:formula="of:=IF([.E75]&gt;=[.$J$25];1;0)" office:value-type="float" office:value="0" calcext:value-type="float">
            <text:p>0</text:p>
          </table:table-cell>
          <table:table-cell table:formula="of:=IF([.F75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6]" office:value-type="float" office:value="25151.6470588235" calcext:value-type="float">
            <text:p>25151,6470588235</text:p>
          </table:table-cell>
          <table:table-cell table:formula="of:=[.C$26]/[.$H76]" office:value-type="float" office:value="20239.8823529412" calcext:value-type="float">
            <text:p>20239,8823529412</text:p>
          </table:table-cell>
          <table:table-cell table:formula="of:=[.D$26]/[.$H76]" office:value-type="float" office:value="27617.9215686275" calcext:value-type="float">
            <text:p>27617,9215686275</text:p>
          </table:table-cell>
          <table:table-cell table:formula="of:=[.E$26]/[.$H76]" office:value-type="float" office:value="7884.45098039216" calcext:value-type="float">
            <text:p>7884,45098039216</text:p>
          </table:table-cell>
          <table:table-cell table:formula="of:=[.F$26]/[.$H76]" office:value-type="float" office:value="8752.50980392157" calcext:value-type="float">
            <text:p>8752,5098039215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IF([.B76]&gt;=[.$J$25];1;0)" office:value-type="float" office:value="1" calcext:value-type="float">
            <text:p>1</text:p>
          </table:table-cell>
          <table:table-cell table:formula="of:=IF([.C76]&gt;=[.$J$25];1;0)" office:value-type="float" office:value="0" calcext:value-type="float">
            <text:p>0</text:p>
          </table:table-cell>
          <table:table-cell table:formula="of:=IF([.D76]&gt;=[.$J$25];1;0)" office:value-type="float" office:value="1" calcext:value-type="float">
            <text:p>1</text:p>
          </table:table-cell>
          <table:table-cell table:formula="of:=IF([.E76]&gt;=[.$J$25];1;0)" office:value-type="float" office:value="0" calcext:value-type="float">
            <text:p>0</text:p>
          </table:table-cell>
          <table:table-cell table:formula="of:=IF([.F76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7]" office:value-type="float" office:value="24667.9615384615" calcext:value-type="float">
            <text:p>24667,9615384615</text:p>
          </table:table-cell>
          <table:table-cell table:formula="of:=[.C$26]/[.$H77]" office:value-type="float" office:value="19850.6538461538" calcext:value-type="float">
            <text:p>19850,6538461538</text:p>
          </table:table-cell>
          <table:table-cell table:formula="of:=[.D$26]/[.$H77]" office:value-type="float" office:value="27086.8076923077" calcext:value-type="float">
            <text:p>27086,8076923077</text:p>
          </table:table-cell>
          <table:table-cell table:formula="of:=[.E$26]/[.$H77]" office:value-type="float" office:value="7732.82692307692" calcext:value-type="float">
            <text:p>7732,82692307692</text:p>
          </table:table-cell>
          <table:table-cell table:formula="of:=[.F$26]/[.$H77]" office:value-type="float" office:value="8584.19230769231" calcext:value-type="float">
            <text:p>8584,1923076923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table:formula="of:=IF([.B77]&gt;=[.$J$25];1;0)" office:value-type="float" office:value="0" calcext:value-type="float">
            <text:p>0</text:p>
          </table:table-cell>
          <table:table-cell table:formula="of:=IF([.C77]&gt;=[.$J$25];1;0)" office:value-type="float" office:value="0" calcext:value-type="float">
            <text:p>0</text:p>
          </table:table-cell>
          <table:table-cell table:formula="of:=IF([.D77]&gt;=[.$J$25];1;0)" office:value-type="float" office:value="1" calcext:value-type="float">
            <text:p>1</text:p>
          </table:table-cell>
          <table:table-cell table:formula="of:=IF([.E77]&gt;=[.$J$25];1;0)" office:value-type="float" office:value="0" calcext:value-type="float">
            <text:p>0</text:p>
          </table:table-cell>
          <table:table-cell table:formula="of:=IF([.F77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8]" office:value-type="float" office:value="24202.5283018868" calcext:value-type="float">
            <text:p>24202,5283018868</text:p>
          </table:table-cell>
          <table:table-cell table:formula="of:=[.C$26]/[.$H78]" office:value-type="float" office:value="19476.1132075472" calcext:value-type="float">
            <text:p>19476,1132075472</text:p>
          </table:table-cell>
          <table:table-cell table:formula="of:=[.D$26]/[.$H78]" office:value-type="float" office:value="26575.7358490566" calcext:value-type="float">
            <text:p>26575,7358490566</text:p>
          </table:table-cell>
          <table:table-cell table:formula="of:=[.E$26]/[.$H78]" office:value-type="float" office:value="7586.92452830189" calcext:value-type="float">
            <text:p>7586,92452830189</text:p>
          </table:table-cell>
          <table:table-cell table:formula="of:=[.F$26]/[.$H78]" office:value-type="float" office:value="8422.22641509434" calcext:value-type="float">
            <text:p>8422,2264150943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IF([.B78]&gt;=[.$J$25];1;0)" office:value-type="float" office:value="0" calcext:value-type="float">
            <text:p>0</text:p>
          </table:table-cell>
          <table:table-cell table:formula="of:=IF([.C78]&gt;=[.$J$25];1;0)" office:value-type="float" office:value="0" calcext:value-type="float">
            <text:p>0</text:p>
          </table:table-cell>
          <table:table-cell table:formula="of:=IF([.D78]&gt;=[.$J$25];1;0)" office:value-type="float" office:value="1" calcext:value-type="float">
            <text:p>1</text:p>
          </table:table-cell>
          <table:table-cell table:formula="of:=IF([.E78]&gt;=[.$J$25];1;0)" office:value-type="float" office:value="0" calcext:value-type="float">
            <text:p>0</text:p>
          </table:table-cell>
          <table:table-cell table:formula="of:=IF([.F78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79]" office:value-type="float" office:value="23754.3333333333" calcext:value-type="float">
            <text:p>23754,3333333333</text:p>
          </table:table-cell>
          <table:table-cell table:formula="of:=[.C$26]/[.$H79]" office:value-type="float" office:value="19115.4444444444" calcext:value-type="float">
            <text:p>19115,4444444444</text:p>
          </table:table-cell>
          <table:table-cell table:formula="of:=[.D$26]/[.$H79]" office:value-type="float" office:value="26083.5925925926" calcext:value-type="float">
            <text:p>26083,5925925926</text:p>
          </table:table-cell>
          <table:table-cell table:formula="of:=[.E$26]/[.$H79]" office:value-type="float" office:value="7446.42592592593" calcext:value-type="float">
            <text:p>7446,42592592593</text:p>
          </table:table-cell>
          <table:table-cell table:formula="of:=[.F$26]/[.$H79]" office:value-type="float" office:value="8266.25925925926" calcext:value-type="float">
            <text:p>8266,2592592592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IF([.B79]&gt;=[.$J$25];1;0)" office:value-type="float" office:value="0" calcext:value-type="float">
            <text:p>0</text:p>
          </table:table-cell>
          <table:table-cell table:formula="of:=IF([.C79]&gt;=[.$J$25];1;0)" office:value-type="float" office:value="0" calcext:value-type="float">
            <text:p>0</text:p>
          </table:table-cell>
          <table:table-cell table:formula="of:=IF([.D79]&gt;=[.$J$25];1;0)" office:value-type="float" office:value="1" calcext:value-type="float">
            <text:p>1</text:p>
          </table:table-cell>
          <table:table-cell table:formula="of:=IF([.E79]&gt;=[.$J$25];1;0)" office:value-type="float" office:value="0" calcext:value-type="float">
            <text:p>0</text:p>
          </table:table-cell>
          <table:table-cell table:formula="of:=IF([.F79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0]" office:value-type="float" office:value="23322.4363636364" calcext:value-type="float">
            <text:p>23322,4363636364</text:p>
          </table:table-cell>
          <table:table-cell table:formula="of:=[.C$26]/[.$H80]" office:value-type="float" office:value="18767.8909090909" calcext:value-type="float">
            <text:p>18767,8909090909</text:p>
          </table:table-cell>
          <table:table-cell table:formula="of:=[.D$26]/[.$H80]" office:value-type="float" office:value="25609.3454545455" calcext:value-type="float">
            <text:p>25609,3454545455</text:p>
          </table:table-cell>
          <table:table-cell table:formula="of:=[.E$26]/[.$H80]" office:value-type="float" office:value="7311.03636363636" calcext:value-type="float">
            <text:p>7311,03636363636</text:p>
          </table:table-cell>
          <table:table-cell table:formula="of:=[.F$26]/[.$H80]" office:value-type="float" office:value="8115.96363636364" calcext:value-type="float">
            <text:p>8115,9636363636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IF([.B80]&gt;=[.$J$25];1;0)" office:value-type="float" office:value="0" calcext:value-type="float">
            <text:p>0</text:p>
          </table:table-cell>
          <table:table-cell table:formula="of:=IF([.C80]&gt;=[.$J$25];1;0)" office:value-type="float" office:value="0" calcext:value-type="float">
            <text:p>0</text:p>
          </table:table-cell>
          <table:table-cell table:formula="of:=IF([.D80]&gt;=[.$J$25];1;0)" office:value-type="float" office:value="1" calcext:value-type="float">
            <text:p>1</text:p>
          </table:table-cell>
          <table:table-cell table:formula="of:=IF([.E80]&gt;=[.$J$25];1;0)" office:value-type="float" office:value="0" calcext:value-type="float">
            <text:p>0</text:p>
          </table:table-cell>
          <table:table-cell table:formula="of:=IF([.F80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1]" office:value-type="float" office:value="22905.9642857143" calcext:value-type="float">
            <text:p>22905,9642857143</text:p>
          </table:table-cell>
          <table:table-cell table:formula="of:=[.C$26]/[.$H81]" office:value-type="float" office:value="18432.75" calcext:value-type="float">
            <text:p>18432,75</text:p>
          </table:table-cell>
          <table:table-cell table:formula="of:=[.D$26]/[.$H81]" office:value-type="float" office:value="25152.0357142857" calcext:value-type="float">
            <text:p>25152,0357142857</text:p>
          </table:table-cell>
          <table:table-cell table:formula="of:=[.E$26]/[.$H81]" office:value-type="float" office:value="7180.48214285714" calcext:value-type="float">
            <text:p>7180,48214285714</text:p>
          </table:table-cell>
          <table:table-cell table:formula="of:=[.F$26]/[.$H81]" office:value-type="float" office:value="7971.03571428572" calcext:value-type="float">
            <text:p>7971,0357142857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table:formula="of:=IF([.B81]&gt;=[.$J$25];1;0)" office:value-type="float" office:value="0" calcext:value-type="float">
            <text:p>0</text:p>
          </table:table-cell>
          <table:table-cell table:formula="of:=IF([.C81]&gt;=[.$J$25];1;0)" office:value-type="float" office:value="0" calcext:value-type="float">
            <text:p>0</text:p>
          </table:table-cell>
          <table:table-cell table:formula="of:=IF([.D81]&gt;=[.$J$25];1;0)" office:value-type="float" office:value="1" calcext:value-type="float">
            <text:p>1</text:p>
          </table:table-cell>
          <table:table-cell table:formula="of:=IF([.E81]&gt;=[.$J$25];1;0)" office:value-type="float" office:value="0" calcext:value-type="float">
            <text:p>0</text:p>
          </table:table-cell>
          <table:table-cell table:formula="of:=IF([.F81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2]" office:value-type="float" office:value="22504.1052631579" calcext:value-type="float">
            <text:p>22504,1052631579</text:p>
          </table:table-cell>
          <table:table-cell table:formula="of:=[.C$26]/[.$H82]" office:value-type="float" office:value="18109.3684210526" calcext:value-type="float">
            <text:p>18109,3684210526</text:p>
          </table:table-cell>
          <table:table-cell table:formula="of:=[.D$26]/[.$H82]" office:value-type="float" office:value="24710.7719298246" calcext:value-type="float">
            <text:p>24710,7719298246</text:p>
          </table:table-cell>
          <table:table-cell table:formula="of:=[.E$26]/[.$H82]" office:value-type="float" office:value="7054.50877192982" calcext:value-type="float">
            <text:p>7054,50877192982</text:p>
          </table:table-cell>
          <table:table-cell table:formula="of:=[.F$26]/[.$H82]" office:value-type="float" office:value="7831.19298245614" calcext:value-type="float">
            <text:p>7831,1929824561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IF([.B82]&gt;=[.$J$25];1;0)" office:value-type="float" office:value="0" calcext:value-type="float">
            <text:p>0</text:p>
          </table:table-cell>
          <table:table-cell table:formula="of:=IF([.C82]&gt;=[.$J$25];1;0)" office:value-type="float" office:value="0" calcext:value-type="float">
            <text:p>0</text:p>
          </table:table-cell>
          <table:table-cell table:formula="of:=IF([.D82]&gt;=[.$J$25];1;0)" office:value-type="float" office:value="1" calcext:value-type="float">
            <text:p>1</text:p>
          </table:table-cell>
          <table:table-cell table:formula="of:=IF([.E82]&gt;=[.$J$25];1;0)" office:value-type="float" office:value="0" calcext:value-type="float">
            <text:p>0</text:p>
          </table:table-cell>
          <table:table-cell table:formula="of:=IF([.F82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3]" office:value-type="float" office:value="22116.1034482759" calcext:value-type="float">
            <text:p>22116,1034482759</text:p>
          </table:table-cell>
          <table:table-cell table:formula="of:=[.C$26]/[.$H83]" office:value-type="float" office:value="17797.1379310345" calcext:value-type="float">
            <text:p>17797,1379310345</text:p>
          </table:table-cell>
          <table:table-cell table:formula="of:=[.D$26]/[.$H83]" office:value-type="float" office:value="24284.724137931" calcext:value-type="float">
            <text:p>24284,724137931</text:p>
          </table:table-cell>
          <table:table-cell table:formula="of:=[.E$26]/[.$H83]" office:value-type="float" office:value="6932.87931034483" calcext:value-type="float">
            <text:p>6932,87931034483</text:p>
          </table:table-cell>
          <table:table-cell table:formula="of:=[.F$26]/[.$H83]" office:value-type="float" office:value="7696.1724137931" calcext:value-type="float">
            <text:p>7696,172413793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table:formula="of:=IF([.B83]&gt;=[.$J$25];1;0)" office:value-type="float" office:value="0" calcext:value-type="float">
            <text:p>0</text:p>
          </table:table-cell>
          <table:table-cell table:formula="of:=IF([.C83]&gt;=[.$J$25];1;0)" office:value-type="float" office:value="0" calcext:value-type="float">
            <text:p>0</text:p>
          </table:table-cell>
          <table:table-cell table:formula="of:=IF([.D83]&gt;=[.$J$25];1;0)" office:value-type="float" office:value="0" calcext:value-type="float">
            <text:p>0</text:p>
          </table:table-cell>
          <table:table-cell table:formula="of:=IF([.E83]&gt;=[.$J$25];1;0)" office:value-type="float" office:value="0" calcext:value-type="float">
            <text:p>0</text:p>
          </table:table-cell>
          <table:table-cell table:formula="of:=IF([.F83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4]" office:value-type="float" office:value="21741.2542372881" calcext:value-type="float">
            <text:p>21741,2542372881</text:p>
          </table:table-cell>
          <table:table-cell table:formula="of:=[.C$26]/[.$H84]" office:value-type="float" office:value="17495.4915254237" calcext:value-type="float">
            <text:p>17495,4915254237</text:p>
          </table:table-cell>
          <table:table-cell table:formula="of:=[.D$26]/[.$H84]" office:value-type="float" office:value="23873.1186440678" calcext:value-type="float">
            <text:p>23873,1186440678</text:p>
          </table:table-cell>
          <table:table-cell table:formula="of:=[.E$26]/[.$H84]" office:value-type="float" office:value="6815.37288135593" calcext:value-type="float">
            <text:p>6815,37288135593</text:p>
          </table:table-cell>
          <table:table-cell table:formula="of:=[.F$26]/[.$H84]" office:value-type="float" office:value="7565.72881355932" calcext:value-type="float">
            <text:p>7565,72881355932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IF([.B84]&gt;=[.$J$25];1;0)" office:value-type="float" office:value="0" calcext:value-type="float">
            <text:p>0</text:p>
          </table:table-cell>
          <table:table-cell table:formula="of:=IF([.C84]&gt;=[.$J$25];1;0)" office:value-type="float" office:value="0" calcext:value-type="float">
            <text:p>0</text:p>
          </table:table-cell>
          <table:table-cell table:formula="of:=IF([.D84]&gt;=[.$J$25];1;0)" office:value-type="float" office:value="0" calcext:value-type="float">
            <text:p>0</text:p>
          </table:table-cell>
          <table:table-cell table:formula="of:=IF([.E84]&gt;=[.$J$25];1;0)" office:value-type="float" office:value="0" calcext:value-type="float">
            <text:p>0</text:p>
          </table:table-cell>
          <table:table-cell table:formula="of:=IF([.F84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5]" office:value-type="float" office:value="21378.9" calcext:value-type="float">
            <text:p>21378,9</text:p>
          </table:table-cell>
          <table:table-cell table:formula="of:=[.C$26]/[.$H85]" office:value-type="float" office:value="17203.9" calcext:value-type="float">
            <text:p>17203,9</text:p>
          </table:table-cell>
          <table:table-cell table:formula="of:=[.D$26]/[.$H85]" office:value-type="float" office:value="23475.2333333333" calcext:value-type="float">
            <text:p>23475,2333333333</text:p>
          </table:table-cell>
          <table:table-cell table:formula="of:=[.E$26]/[.$H85]" office:value-type="float" office:value="6701.78333333333" calcext:value-type="float">
            <text:p>6701,78333333333</text:p>
          </table:table-cell>
          <table:table-cell table:formula="of:=[.F$26]/[.$H85]" office:value-type="float" office:value="7439.63333333333" calcext:value-type="float">
            <text:p>7439,6333333333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formula="of:=IF([.B85]&gt;=[.$J$25];1;0)" office:value-type="float" office:value="0" calcext:value-type="float">
            <text:p>0</text:p>
          </table:table-cell>
          <table:table-cell table:formula="of:=IF([.C85]&gt;=[.$J$25];1;0)" office:value-type="float" office:value="0" calcext:value-type="float">
            <text:p>0</text:p>
          </table:table-cell>
          <table:table-cell table:formula="of:=IF([.D85]&gt;=[.$J$25];1;0)" office:value-type="float" office:value="0" calcext:value-type="float">
            <text:p>0</text:p>
          </table:table-cell>
          <table:table-cell table:formula="of:=IF([.E85]&gt;=[.$J$25];1;0)" office:value-type="float" office:value="0" calcext:value-type="float">
            <text:p>0</text:p>
          </table:table-cell>
          <table:table-cell table:formula="of:=IF([.F85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6]" office:value-type="float" office:value="21028.4262295082" calcext:value-type="float">
            <text:p>21028,4262295082</text:p>
          </table:table-cell>
          <table:table-cell table:formula="of:=[.C$26]/[.$H86]" office:value-type="float" office:value="16921.868852459" calcext:value-type="float">
            <text:p>16921,868852459</text:p>
          </table:table-cell>
          <table:table-cell table:formula="of:=[.D$26]/[.$H86]" office:value-type="float" office:value="23090.393442623" calcext:value-type="float">
            <text:p>23090,393442623</text:p>
          </table:table-cell>
          <table:table-cell table:formula="of:=[.E$26]/[.$H86]" office:value-type="float" office:value="6591.91803278689" calcext:value-type="float">
            <text:p>6591,91803278689</text:p>
          </table:table-cell>
          <table:table-cell table:formula="of:=[.F$26]/[.$H86]" office:value-type="float" office:value="7317.67213114754" calcext:value-type="float">
            <text:p>7317,6721311475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IF([.B86]&gt;=[.$J$25];1;0)" office:value-type="float" office:value="0" calcext:value-type="float">
            <text:p>0</text:p>
          </table:table-cell>
          <table:table-cell table:formula="of:=IF([.C86]&gt;=[.$J$25];1;0)" office:value-type="float" office:value="0" calcext:value-type="float">
            <text:p>0</text:p>
          </table:table-cell>
          <table:table-cell table:formula="of:=IF([.D86]&gt;=[.$J$25];1;0)" office:value-type="float" office:value="0" calcext:value-type="float">
            <text:p>0</text:p>
          </table:table-cell>
          <table:table-cell table:formula="of:=IF([.E86]&gt;=[.$J$25];1;0)" office:value-type="float" office:value="0" calcext:value-type="float">
            <text:p>0</text:p>
          </table:table-cell>
          <table:table-cell table:formula="of:=IF([.F86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7]" office:value-type="float" office:value="20689.2580645161" calcext:value-type="float">
            <text:p>20689,2580645161</text:p>
          </table:table-cell>
          <table:table-cell table:formula="of:=[.C$26]/[.$H87]" office:value-type="float" office:value="16648.935483871" calcext:value-type="float">
            <text:p>16648,935483871</text:p>
          </table:table-cell>
          <table:table-cell table:formula="of:=[.D$26]/[.$H87]" office:value-type="float" office:value="22717.9677419355" calcext:value-type="float">
            <text:p>22717,9677419355</text:p>
          </table:table-cell>
          <table:table-cell table:formula="of:=[.E$26]/[.$H87]" office:value-type="float" office:value="6485.59677419355" calcext:value-type="float">
            <text:p>6485,59677419355</text:p>
          </table:table-cell>
          <table:table-cell table:formula="of:=[.F$26]/[.$H87]" office:value-type="float" office:value="7199.64516129032" calcext:value-type="float">
            <text:p>7199,6451612903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table:formula="of:=IF([.B87]&gt;=[.$J$25];1;0)" office:value-type="float" office:value="0" calcext:value-type="float">
            <text:p>0</text:p>
          </table:table-cell>
          <table:table-cell table:formula="of:=IF([.C87]&gt;=[.$J$25];1;0)" office:value-type="float" office:value="0" calcext:value-type="float">
            <text:p>0</text:p>
          </table:table-cell>
          <table:table-cell table:formula="of:=IF([.D87]&gt;=[.$J$25];1;0)" office:value-type="float" office:value="0" calcext:value-type="float">
            <text:p>0</text:p>
          </table:table-cell>
          <table:table-cell table:formula="of:=IF([.E87]&gt;=[.$J$25];1;0)" office:value-type="float" office:value="0" calcext:value-type="float">
            <text:p>0</text:p>
          </table:table-cell>
          <table:table-cell table:formula="of:=IF([.F87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8]" office:value-type="float" office:value="20360.8571428571" calcext:value-type="float">
            <text:p>20360,8571428571</text:p>
          </table:table-cell>
          <table:table-cell table:formula="of:=[.C$26]/[.$H88]" office:value-type="float" office:value="16384.6666666667" calcext:value-type="float">
            <text:p>16384,6666666667</text:p>
          </table:table-cell>
          <table:table-cell table:formula="of:=[.D$26]/[.$H88]" office:value-type="float" office:value="22357.3650793651" calcext:value-type="float">
            <text:p>22357,3650793651</text:p>
          </table:table-cell>
          <table:table-cell table:formula="of:=[.E$26]/[.$H88]" office:value-type="float" office:value="6382.65079365079" calcext:value-type="float">
            <text:p>6382,65079365079</text:p>
          </table:table-cell>
          <table:table-cell table:formula="of:=[.F$26]/[.$H88]" office:value-type="float" office:value="7085.36507936508" calcext:value-type="float">
            <text:p>7085,3650793650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IF([.B88]&gt;=[.$J$25];1;0)" office:value-type="float" office:value="0" calcext:value-type="float">
            <text:p>0</text:p>
          </table:table-cell>
          <table:table-cell table:formula="of:=IF([.C88]&gt;=[.$J$25];1;0)" office:value-type="float" office:value="0" calcext:value-type="float">
            <text:p>0</text:p>
          </table:table-cell>
          <table:table-cell table:formula="of:=IF([.D88]&gt;=[.$J$25];1;0)" office:value-type="float" office:value="0" calcext:value-type="float">
            <text:p>0</text:p>
          </table:table-cell>
          <table:table-cell table:formula="of:=IF([.E88]&gt;=[.$J$25];1;0)" office:value-type="float" office:value="0" calcext:value-type="float">
            <text:p>0</text:p>
          </table:table-cell>
          <table:table-cell table:formula="of:=IF([.F88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89]" office:value-type="float" office:value="20042.71875" calcext:value-type="float">
            <text:p>20042,71875</text:p>
          </table:table-cell>
          <table:table-cell table:formula="of:=[.C$26]/[.$H89]" office:value-type="float" office:value="16128.65625" calcext:value-type="float">
            <text:p>16128,65625</text:p>
          </table:table-cell>
          <table:table-cell table:formula="of:=[.D$26]/[.$H89]" office:value-type="float" office:value="22008.03125" calcext:value-type="float">
            <text:p>22008,03125</text:p>
          </table:table-cell>
          <table:table-cell table:formula="of:=[.E$26]/[.$H89]" office:value-type="float" office:value="6282.921875" calcext:value-type="float">
            <text:p>6282,921875</text:p>
          </table:table-cell>
          <table:table-cell table:formula="of:=[.F$26]/[.$H89]" office:value-type="float" office:value="6974.65625" calcext:value-type="float">
            <text:p>6974,6562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table:formula="of:=IF([.B89]&gt;=[.$J$25];1;0)" office:value-type="float" office:value="0" calcext:value-type="float">
            <text:p>0</text:p>
          </table:table-cell>
          <table:table-cell table:formula="of:=IF([.C89]&gt;=[.$J$25];1;0)" office:value-type="float" office:value="0" calcext:value-type="float">
            <text:p>0</text:p>
          </table:table-cell>
          <table:table-cell table:formula="of:=IF([.D89]&gt;=[.$J$25];1;0)" office:value-type="float" office:value="0" calcext:value-type="float">
            <text:p>0</text:p>
          </table:table-cell>
          <table:table-cell table:formula="of:=IF([.E89]&gt;=[.$J$25];1;0)" office:value-type="float" office:value="0" calcext:value-type="float">
            <text:p>0</text:p>
          </table:table-cell>
          <table:table-cell table:formula="of:=IF([.F89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26]/[.$H90]" office:value-type="float" office:value="19734.3692307692" calcext:value-type="float">
            <text:p>19734,3692307692</text:p>
          </table:table-cell>
          <table:table-cell table:formula="of:=[.C$26]/[.$H90]" office:value-type="float" office:value="15880.5230769231" calcext:value-type="float">
            <text:p>15880,5230769231</text:p>
          </table:table-cell>
          <table:table-cell table:formula="of:=[.D$26]/[.$H90]" office:value-type="float" office:value="21669.4461538462" calcext:value-type="float">
            <text:p>21669,4461538462</text:p>
          </table:table-cell>
          <table:table-cell table:formula="of:=[.E$26]/[.$H90]" office:value-type="float" office:value="6186.26153846154" calcext:value-type="float">
            <text:p>6186,26153846154</text:p>
          </table:table-cell>
          <table:table-cell table:formula="of:=[.F$26]/[.$H90]" office:value-type="float" office:value="6867.35384615385" calcext:value-type="float">
            <text:p>6867,3538461538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IF([.B90]&gt;=[.$J$25];1;0)" office:value-type="float" office:value="0" calcext:value-type="float">
            <text:p>0</text:p>
          </table:table-cell>
          <table:table-cell table:formula="of:=IF([.C90]&gt;=[.$J$25];1;0)" office:value-type="float" office:value="0" calcext:value-type="float">
            <text:p>0</text:p>
          </table:table-cell>
          <table:table-cell table:formula="of:=IF([.D90]&gt;=[.$J$25];1;0)" office:value-type="float" office:value="0" calcext:value-type="float">
            <text:p>0</text:p>
          </table:table-cell>
          <table:table-cell table:formula="of:=IF([.E90]&gt;=[.$J$25];1;0)" office:value-type="float" office:value="0" calcext:value-type="float">
            <text:p>0</text:p>
          </table:table-cell>
          <table:table-cell table:formula="of:=IF([.F90]&gt;=[.$J$25];1;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Mandate</text:p>
          </table:table-cell>
          <table:table-cell table:formula="of:=SUM([.L26:.L90])" office:value-type="float" office:value="51" calcext:value-type="float">
            <text:p>51</text:p>
          </table:table-cell>
          <table:table-cell table:formula="of:=SUM([.M26:.M90])" office:value-type="float" office:value="41" calcext:value-type="float">
            <text:p>41</text:p>
          </table:table-cell>
          <table:table-cell table:formula="of:=SUM([.N26:.N90])" office:value-type="float" office:value="57" calcext:value-type="float">
            <text:p>57</text:p>
          </table:table-cell>
          <table:table-cell table:formula="of:=SUM([.O26:.O90])" office:value-type="float" office:value="16" calcext:value-type="float">
            <text:p>16</text:p>
          </table:table-cell>
          <table:table-cell table:formula="of:=SUM([.P26:.P90])" office:value-type="float" office:value="18" calcext:value-type="float">
            <text:p>18</text:p>
          </table:table-cell>
          <table:table-cell table:formula="of:=SUM([.L91:.P91])" office:value-type="float" office:value="183" calcext:value-type="float">
            <text:p>183</text:p>
          </table:table-cell>
        </table:table-row>
        <table:table-row table:style-name="ro2">
          <table:table-cell table:style-name="ce4" office:value-type="string" calcext:value-type="string">
            <text:p>Saint_Lague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/>
          <table:table-cell office:value-type="string" calcext:value-type="string">
            <text:p>Nummerierung</text:p>
          </table:table-cell>
          <table:table-cell office:value-type="string" calcext:value-type="string">
            <text:p>Höchstzahl</text:p>
          </table:table-cell>
          <table:table-cell table:formula="of:=LARGE([.B95:.F155];[.B7])" office:value-type="float" office:value="12464.7256637168" calcext:value-type="float">
            <text:p>12464,7256637168</text:p>
          </table:table-cell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/>
        </table:table-row>
        <table:table-row table:style-name="ro2">
          <table:table-cell/>
          <table:table-cell table:formula="of:=[$Daten_Norm.$B$4]" office:value-type="float" office:value="1282734" calcext:value-type="float">
            <text:p>1282734</text:p>
          </table:table-cell>
          <table:table-cell table:formula="of:=[$Daten_Norm.$C$4]" office:value-type="float" office:value="1032234" calcext:value-type="float">
            <text:p>1032234</text:p>
          </table:table-cell>
          <table:table-cell table:formula="of:=[$Daten_Norm.$D$4]" office:value-type="float" office:value="1408514" calcext:value-type="float">
            <text:p>1408514</text:p>
          </table:table-cell>
          <table:table-cell table:formula="of:=[$Daten_Norm.$E$4]" office:value-type="float" office:value="402107" calcext:value-type="float">
            <text:p>402107</text:p>
          </table:table-cell>
          <table:table-cell table:formula="of:=[$Daten_Norm.$F$4]" office:value-type="float" office:value="446378" calcext:value-type="float">
            <text:p>4463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IF([.B95]&gt;=[.$J$94];1;0)" office:value-type="float" office:value="1" calcext:value-type="float">
            <text:p>1</text:p>
          </table:table-cell>
          <table:table-cell table:formula="of:=IF([.C95]&gt;=[.$J$94];1;0)" office:value-type="float" office:value="1" calcext:value-type="float">
            <text:p>1</text:p>
          </table:table-cell>
          <table:table-cell table:formula="of:=IF([.D95]&gt;=[.$J$94];1;0)" office:value-type="float" office:value="1" calcext:value-type="float">
            <text:p>1</text:p>
          </table:table-cell>
          <table:table-cell table:formula="of:=IF([.E95]&gt;=[.$J$94];1;0)" office:value-type="float" office:value="1" calcext:value-type="float">
            <text:p>1</text:p>
          </table:table-cell>
          <table:table-cell table:formula="of:=IF([.F95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96]" office:value-type="float" office:value="427578" calcext:value-type="float">
            <text:p>427578</text:p>
          </table:table-cell>
          <table:table-cell table:formula="of:=[.C$95]/[.$H96]" office:value-type="float" office:value="344078" calcext:value-type="float">
            <text:p>344078</text:p>
          </table:table-cell>
          <table:table-cell table:formula="of:=[.D$95]/[.$H96]" office:value-type="float" office:value="469504.666666667" calcext:value-type="float">
            <text:p>469504,666666667</text:p>
          </table:table-cell>
          <table:table-cell table:formula="of:=[.E$95]/[.$H96]" office:value-type="float" office:value="134035.666666667" calcext:value-type="float">
            <text:p>134035,666666667</text:p>
          </table:table-cell>
          <table:table-cell table:formula="of:=[.F$95]/[.$H96]" office:value-type="float" office:value="148792.666666667" calcext:value-type="float">
            <text:p>148792,6666666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IF([.B96]&gt;=[.$J$94];1;0)" office:value-type="float" office:value="1" calcext:value-type="float">
            <text:p>1</text:p>
          </table:table-cell>
          <table:table-cell table:formula="of:=IF([.C96]&gt;=[.$J$94];1;0)" office:value-type="float" office:value="1" calcext:value-type="float">
            <text:p>1</text:p>
          </table:table-cell>
          <table:table-cell table:formula="of:=IF([.D96]&gt;=[.$J$94];1;0)" office:value-type="float" office:value="1" calcext:value-type="float">
            <text:p>1</text:p>
          </table:table-cell>
          <table:table-cell table:formula="of:=IF([.E96]&gt;=[.$J$94];1;0)" office:value-type="float" office:value="1" calcext:value-type="float">
            <text:p>1</text:p>
          </table:table-cell>
          <table:table-cell table:formula="of:=IF([.F96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97]" office:value-type="float" office:value="256546.8" calcext:value-type="float">
            <text:p>256546,8</text:p>
          </table:table-cell>
          <table:table-cell table:formula="of:=[.C$95]/[.$H97]" office:value-type="float" office:value="206446.8" calcext:value-type="float">
            <text:p>206446,8</text:p>
          </table:table-cell>
          <table:table-cell table:formula="of:=[.D$95]/[.$H97]" office:value-type="float" office:value="281702.8" calcext:value-type="float">
            <text:p>281702,8</text:p>
          </table:table-cell>
          <table:table-cell table:formula="of:=[.E$95]/[.$H97]" office:value-type="float" office:value="80421.4" calcext:value-type="float">
            <text:p>80421,4</text:p>
          </table:table-cell>
          <table:table-cell table:formula="of:=[.F$95]/[.$H97]" office:value-type="float" office:value="89275.6" calcext:value-type="float">
            <text:p>89275,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IF([.B97]&gt;=[.$J$94];1;0)" office:value-type="float" office:value="1" calcext:value-type="float">
            <text:p>1</text:p>
          </table:table-cell>
          <table:table-cell table:formula="of:=IF([.C97]&gt;=[.$J$94];1;0)" office:value-type="float" office:value="1" calcext:value-type="float">
            <text:p>1</text:p>
          </table:table-cell>
          <table:table-cell table:formula="of:=IF([.D97]&gt;=[.$J$94];1;0)" office:value-type="float" office:value="1" calcext:value-type="float">
            <text:p>1</text:p>
          </table:table-cell>
          <table:table-cell table:formula="of:=IF([.E97]&gt;=[.$J$94];1;0)" office:value-type="float" office:value="1" calcext:value-type="float">
            <text:p>1</text:p>
          </table:table-cell>
          <table:table-cell table:formula="of:=IF([.F97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98]" office:value-type="float" office:value="183247.714285714" calcext:value-type="float">
            <text:p>183247,714285714</text:p>
          </table:table-cell>
          <table:table-cell table:formula="of:=[.C$95]/[.$H98]" office:value-type="float" office:value="147462" calcext:value-type="float">
            <text:p>147462</text:p>
          </table:table-cell>
          <table:table-cell table:formula="of:=[.D$95]/[.$H98]" office:value-type="float" office:value="201216.285714286" calcext:value-type="float">
            <text:p>201216,285714286</text:p>
          </table:table-cell>
          <table:table-cell table:formula="of:=[.E$95]/[.$H98]" office:value-type="float" office:value="57443.8571428571" calcext:value-type="float">
            <text:p>57443,8571428571</text:p>
          </table:table-cell>
          <table:table-cell table:formula="of:=[.F$95]/[.$H98]" office:value-type="float" office:value="63768.2857142857" calcext:value-type="float">
            <text:p>63768,28571428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IF([.B98]&gt;=[.$J$94];1;0)" office:value-type="float" office:value="1" calcext:value-type="float">
            <text:p>1</text:p>
          </table:table-cell>
          <table:table-cell table:formula="of:=IF([.C98]&gt;=[.$J$94];1;0)" office:value-type="float" office:value="1" calcext:value-type="float">
            <text:p>1</text:p>
          </table:table-cell>
          <table:table-cell table:formula="of:=IF([.D98]&gt;=[.$J$94];1;0)" office:value-type="float" office:value="1" calcext:value-type="float">
            <text:p>1</text:p>
          </table:table-cell>
          <table:table-cell table:formula="of:=IF([.E98]&gt;=[.$J$94];1;0)" office:value-type="float" office:value="1" calcext:value-type="float">
            <text:p>1</text:p>
          </table:table-cell>
          <table:table-cell table:formula="of:=IF([.F98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99]" office:value-type="float" office:value="142526" calcext:value-type="float">
            <text:p>142526</text:p>
          </table:table-cell>
          <table:table-cell table:formula="of:=[.C$95]/[.$H99]" office:value-type="float" office:value="114692.666666667" calcext:value-type="float">
            <text:p>114692,666666667</text:p>
          </table:table-cell>
          <table:table-cell table:formula="of:=[.D$95]/[.$H99]" office:value-type="float" office:value="156501.555555556" calcext:value-type="float">
            <text:p>156501,555555556</text:p>
          </table:table-cell>
          <table:table-cell table:formula="of:=[.E$95]/[.$H99]" office:value-type="float" office:value="44678.5555555556" calcext:value-type="float">
            <text:p>44678,5555555556</text:p>
          </table:table-cell>
          <table:table-cell table:formula="of:=[.F$95]/[.$H99]" office:value-type="float" office:value="49597.5555555556" calcext:value-type="float">
            <text:p>49597,555555555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IF([.B99]&gt;=[.$J$94];1;0)" office:value-type="float" office:value="1" calcext:value-type="float">
            <text:p>1</text:p>
          </table:table-cell>
          <table:table-cell table:formula="of:=IF([.C99]&gt;=[.$J$94];1;0)" office:value-type="float" office:value="1" calcext:value-type="float">
            <text:p>1</text:p>
          </table:table-cell>
          <table:table-cell table:formula="of:=IF([.D99]&gt;=[.$J$94];1;0)" office:value-type="float" office:value="1" calcext:value-type="float">
            <text:p>1</text:p>
          </table:table-cell>
          <table:table-cell table:formula="of:=IF([.E99]&gt;=[.$J$94];1;0)" office:value-type="float" office:value="1" calcext:value-type="float">
            <text:p>1</text:p>
          </table:table-cell>
          <table:table-cell table:formula="of:=IF([.F99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0]" office:value-type="float" office:value="116612.181818182" calcext:value-type="float">
            <text:p>116612,181818182</text:p>
          </table:table-cell>
          <table:table-cell table:formula="of:=[.C$95]/[.$H100]" office:value-type="float" office:value="93839.4545454545" calcext:value-type="float">
            <text:p>93839,4545454545</text:p>
          </table:table-cell>
          <table:table-cell table:formula="of:=[.D$95]/[.$H100]" office:value-type="float" office:value="128046.727272727" calcext:value-type="float">
            <text:p>128046,727272727</text:p>
          </table:table-cell>
          <table:table-cell table:formula="of:=[.E$95]/[.$H100]" office:value-type="float" office:value="36555.1818181818" calcext:value-type="float">
            <text:p>36555,1818181818</text:p>
          </table:table-cell>
          <table:table-cell table:formula="of:=[.F$95]/[.$H100]" office:value-type="float" office:value="40579.8181818182" calcext:value-type="float">
            <text:p>40579,818181818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IF([.B100]&gt;=[.$J$94];1;0)" office:value-type="float" office:value="1" calcext:value-type="float">
            <text:p>1</text:p>
          </table:table-cell>
          <table:table-cell table:formula="of:=IF([.C100]&gt;=[.$J$94];1;0)" office:value-type="float" office:value="1" calcext:value-type="float">
            <text:p>1</text:p>
          </table:table-cell>
          <table:table-cell table:formula="of:=IF([.D100]&gt;=[.$J$94];1;0)" office:value-type="float" office:value="1" calcext:value-type="float">
            <text:p>1</text:p>
          </table:table-cell>
          <table:table-cell table:formula="of:=IF([.E100]&gt;=[.$J$94];1;0)" office:value-type="float" office:value="1" calcext:value-type="float">
            <text:p>1</text:p>
          </table:table-cell>
          <table:table-cell table:formula="of:=IF([.F100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1]" office:value-type="float" office:value="98671.8461538462" calcext:value-type="float">
            <text:p>98671,8461538462</text:p>
          </table:table-cell>
          <table:table-cell table:formula="of:=[.C$95]/[.$H101]" office:value-type="float" office:value="79402.6153846154" calcext:value-type="float">
            <text:p>79402,6153846154</text:p>
          </table:table-cell>
          <table:table-cell table:formula="of:=[.D$95]/[.$H101]" office:value-type="float" office:value="108347.230769231" calcext:value-type="float">
            <text:p>108347,230769231</text:p>
          </table:table-cell>
          <table:table-cell table:formula="of:=[.E$95]/[.$H101]" office:value-type="float" office:value="30931.3076923077" calcext:value-type="float">
            <text:p>30931,3076923077</text:p>
          </table:table-cell>
          <table:table-cell table:formula="of:=[.F$95]/[.$H101]" office:value-type="float" office:value="34336.7692307692" calcext:value-type="float">
            <text:p>34336,769230769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IF([.B101]&gt;=[.$J$94];1;0)" office:value-type="float" office:value="1" calcext:value-type="float">
            <text:p>1</text:p>
          </table:table-cell>
          <table:table-cell table:formula="of:=IF([.C101]&gt;=[.$J$94];1;0)" office:value-type="float" office:value="1" calcext:value-type="float">
            <text:p>1</text:p>
          </table:table-cell>
          <table:table-cell table:formula="of:=IF([.D101]&gt;=[.$J$94];1;0)" office:value-type="float" office:value="1" calcext:value-type="float">
            <text:p>1</text:p>
          </table:table-cell>
          <table:table-cell table:formula="of:=IF([.E101]&gt;=[.$J$94];1;0)" office:value-type="float" office:value="1" calcext:value-type="float">
            <text:p>1</text:p>
          </table:table-cell>
          <table:table-cell table:formula="of:=IF([.F101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2]" office:value-type="float" office:value="85515.6" calcext:value-type="float">
            <text:p>85515,6</text:p>
          </table:table-cell>
          <table:table-cell table:formula="of:=[.C$95]/[.$H102]" office:value-type="float" office:value="68815.6" calcext:value-type="float">
            <text:p>68815,6</text:p>
          </table:table-cell>
          <table:table-cell table:formula="of:=[.D$95]/[.$H102]" office:value-type="float" office:value="93900.9333333333" calcext:value-type="float">
            <text:p>93900,9333333333</text:p>
          </table:table-cell>
          <table:table-cell table:formula="of:=[.E$95]/[.$H102]" office:value-type="float" office:value="26807.1333333333" calcext:value-type="float">
            <text:p>26807,1333333333</text:p>
          </table:table-cell>
          <table:table-cell table:formula="of:=[.F$95]/[.$H102]" office:value-type="float" office:value="29758.5333333333" calcext:value-type="float">
            <text:p>29758,53333333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B102]&gt;=[.$J$94];1;0)" office:value-type="float" office:value="1" calcext:value-type="float">
            <text:p>1</text:p>
          </table:table-cell>
          <table:table-cell table:formula="of:=IF([.C102]&gt;=[.$J$94];1;0)" office:value-type="float" office:value="1" calcext:value-type="float">
            <text:p>1</text:p>
          </table:table-cell>
          <table:table-cell table:formula="of:=IF([.D102]&gt;=[.$J$94];1;0)" office:value-type="float" office:value="1" calcext:value-type="float">
            <text:p>1</text:p>
          </table:table-cell>
          <table:table-cell table:formula="of:=IF([.E102]&gt;=[.$J$94];1;0)" office:value-type="float" office:value="1" calcext:value-type="float">
            <text:p>1</text:p>
          </table:table-cell>
          <table:table-cell table:formula="of:=IF([.F102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3]" office:value-type="float" office:value="75454.9411764706" calcext:value-type="float">
            <text:p>75454,9411764706</text:p>
          </table:table-cell>
          <table:table-cell table:formula="of:=[.C$95]/[.$H103]" office:value-type="float" office:value="60719.6470588235" calcext:value-type="float">
            <text:p>60719,6470588235</text:p>
          </table:table-cell>
          <table:table-cell table:formula="of:=[.D$95]/[.$H103]" office:value-type="float" office:value="82853.7647058824" calcext:value-type="float">
            <text:p>82853,7647058824</text:p>
          </table:table-cell>
          <table:table-cell table:formula="of:=[.E$95]/[.$H103]" office:value-type="float" office:value="23653.3529411765" calcext:value-type="float">
            <text:p>23653,3529411765</text:p>
          </table:table-cell>
          <table:table-cell table:formula="of:=[.F$95]/[.$H103]" office:value-type="float" office:value="26257.5294117647" calcext:value-type="float">
            <text:p>26257,529411764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IF([.B103]&gt;=[.$J$94];1;0)" office:value-type="float" office:value="1" calcext:value-type="float">
            <text:p>1</text:p>
          </table:table-cell>
          <table:table-cell table:formula="of:=IF([.C103]&gt;=[.$J$94];1;0)" office:value-type="float" office:value="1" calcext:value-type="float">
            <text:p>1</text:p>
          </table:table-cell>
          <table:table-cell table:formula="of:=IF([.D103]&gt;=[.$J$94];1;0)" office:value-type="float" office:value="1" calcext:value-type="float">
            <text:p>1</text:p>
          </table:table-cell>
          <table:table-cell table:formula="of:=IF([.E103]&gt;=[.$J$94];1;0)" office:value-type="float" office:value="1" calcext:value-type="float">
            <text:p>1</text:p>
          </table:table-cell>
          <table:table-cell table:formula="of:=IF([.F103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4]" office:value-type="float" office:value="67512.3157894737" calcext:value-type="float">
            <text:p>67512,3157894737</text:p>
          </table:table-cell>
          <table:table-cell table:formula="of:=[.C$95]/[.$H104]" office:value-type="float" office:value="54328.1052631579" calcext:value-type="float">
            <text:p>54328,1052631579</text:p>
          </table:table-cell>
          <table:table-cell table:formula="of:=[.D$95]/[.$H104]" office:value-type="float" office:value="74132.3157894737" calcext:value-type="float">
            <text:p>74132,3157894737</text:p>
          </table:table-cell>
          <table:table-cell table:formula="of:=[.E$95]/[.$H104]" office:value-type="float" office:value="21163.5263157895" calcext:value-type="float">
            <text:p>21163,5263157895</text:p>
          </table:table-cell>
          <table:table-cell table:formula="of:=[.F$95]/[.$H104]" office:value-type="float" office:value="23493.5789473684" calcext:value-type="float">
            <text:p>23493,57894736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IF([.B104]&gt;=[.$J$94];1;0)" office:value-type="float" office:value="1" calcext:value-type="float">
            <text:p>1</text:p>
          </table:table-cell>
          <table:table-cell table:formula="of:=IF([.C104]&gt;=[.$J$94];1;0)" office:value-type="float" office:value="1" calcext:value-type="float">
            <text:p>1</text:p>
          </table:table-cell>
          <table:table-cell table:formula="of:=IF([.D104]&gt;=[.$J$94];1;0)" office:value-type="float" office:value="1" calcext:value-type="float">
            <text:p>1</text:p>
          </table:table-cell>
          <table:table-cell table:formula="of:=IF([.E104]&gt;=[.$J$94];1;0)" office:value-type="float" office:value="1" calcext:value-type="float">
            <text:p>1</text:p>
          </table:table-cell>
          <table:table-cell table:formula="of:=IF([.F104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5]" office:value-type="float" office:value="61082.5714285714" calcext:value-type="float">
            <text:p>61082,5714285714</text:p>
          </table:table-cell>
          <table:table-cell table:formula="of:=[.C$95]/[.$H105]" office:value-type="float" office:value="49154" calcext:value-type="float">
            <text:p>49154</text:p>
          </table:table-cell>
          <table:table-cell table:formula="of:=[.D$95]/[.$H105]" office:value-type="float" office:value="67072.0952380952" calcext:value-type="float">
            <text:p>67072,0952380952</text:p>
          </table:table-cell>
          <table:table-cell table:formula="of:=[.E$95]/[.$H105]" office:value-type="float" office:value="19147.9523809524" calcext:value-type="float">
            <text:p>19147,9523809524</text:p>
          </table:table-cell>
          <table:table-cell table:formula="of:=[.F$95]/[.$H105]" office:value-type="float" office:value="21256.0952380952" calcext:value-type="float">
            <text:p>21256,095238095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IF([.B105]&gt;=[.$J$94];1;0)" office:value-type="float" office:value="1" calcext:value-type="float">
            <text:p>1</text:p>
          </table:table-cell>
          <table:table-cell table:formula="of:=IF([.C105]&gt;=[.$J$94];1;0)" office:value-type="float" office:value="1" calcext:value-type="float">
            <text:p>1</text:p>
          </table:table-cell>
          <table:table-cell table:formula="of:=IF([.D105]&gt;=[.$J$94];1;0)" office:value-type="float" office:value="1" calcext:value-type="float">
            <text:p>1</text:p>
          </table:table-cell>
          <table:table-cell table:formula="of:=IF([.E105]&gt;=[.$J$94];1;0)" office:value-type="float" office:value="1" calcext:value-type="float">
            <text:p>1</text:p>
          </table:table-cell>
          <table:table-cell table:formula="of:=IF([.F105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6]" office:value-type="float" office:value="55771.0434782609" calcext:value-type="float">
            <text:p>55771,0434782609</text:p>
          </table:table-cell>
          <table:table-cell table:formula="of:=[.C$95]/[.$H106]" office:value-type="float" office:value="44879.7391304348" calcext:value-type="float">
            <text:p>44879,7391304348</text:p>
          </table:table-cell>
          <table:table-cell table:formula="of:=[.D$95]/[.$H106]" office:value-type="float" office:value="61239.7391304348" calcext:value-type="float">
            <text:p>61239,7391304348</text:p>
          </table:table-cell>
          <table:table-cell table:formula="of:=[.E$95]/[.$H106]" office:value-type="float" office:value="17482.9130434783" calcext:value-type="float">
            <text:p>17482,9130434783</text:p>
          </table:table-cell>
          <table:table-cell table:formula="of:=[.F$95]/[.$H106]" office:value-type="float" office:value="19407.7391304348" calcext:value-type="float">
            <text:p>19407,739130434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IF([.B106]&gt;=[.$J$94];1;0)" office:value-type="float" office:value="1" calcext:value-type="float">
            <text:p>1</text:p>
          </table:table-cell>
          <table:table-cell table:formula="of:=IF([.C106]&gt;=[.$J$94];1;0)" office:value-type="float" office:value="1" calcext:value-type="float">
            <text:p>1</text:p>
          </table:table-cell>
          <table:table-cell table:formula="of:=IF([.D106]&gt;=[.$J$94];1;0)" office:value-type="float" office:value="1" calcext:value-type="float">
            <text:p>1</text:p>
          </table:table-cell>
          <table:table-cell table:formula="of:=IF([.E106]&gt;=[.$J$94];1;0)" office:value-type="float" office:value="1" calcext:value-type="float">
            <text:p>1</text:p>
          </table:table-cell>
          <table:table-cell table:formula="of:=IF([.F106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7]" office:value-type="float" office:value="51309.36" calcext:value-type="float">
            <text:p>51309,36</text:p>
          </table:table-cell>
          <table:table-cell table:formula="of:=[.C$95]/[.$H107]" office:value-type="float" office:value="41289.36" calcext:value-type="float">
            <text:p>41289,36</text:p>
          </table:table-cell>
          <table:table-cell table:formula="of:=[.D$95]/[.$H107]" office:value-type="float" office:value="56340.56" calcext:value-type="float">
            <text:p>56340,56</text:p>
          </table:table-cell>
          <table:table-cell table:formula="of:=[.E$95]/[.$H107]" office:value-type="float" office:value="16084.28" calcext:value-type="float">
            <text:p>16084,28</text:p>
          </table:table-cell>
          <table:table-cell table:formula="of:=[.F$95]/[.$H107]" office:value-type="float" office:value="17855.12" calcext:value-type="float">
            <text:p>17855,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IF([.B107]&gt;=[.$J$94];1;0)" office:value-type="float" office:value="1" calcext:value-type="float">
            <text:p>1</text:p>
          </table:table-cell>
          <table:table-cell table:formula="of:=IF([.C107]&gt;=[.$J$94];1;0)" office:value-type="float" office:value="1" calcext:value-type="float">
            <text:p>1</text:p>
          </table:table-cell>
          <table:table-cell table:formula="of:=IF([.D107]&gt;=[.$J$94];1;0)" office:value-type="float" office:value="1" calcext:value-type="float">
            <text:p>1</text:p>
          </table:table-cell>
          <table:table-cell table:formula="of:=IF([.E107]&gt;=[.$J$94];1;0)" office:value-type="float" office:value="1" calcext:value-type="float">
            <text:p>1</text:p>
          </table:table-cell>
          <table:table-cell table:formula="of:=IF([.F107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8]" office:value-type="float" office:value="47508.6666666667" calcext:value-type="float">
            <text:p>47508,6666666667</text:p>
          </table:table-cell>
          <table:table-cell table:formula="of:=[.C$95]/[.$H108]" office:value-type="float" office:value="38230.8888888889" calcext:value-type="float">
            <text:p>38230,8888888889</text:p>
          </table:table-cell>
          <table:table-cell table:formula="of:=[.D$95]/[.$H108]" office:value-type="float" office:value="52167.1851851852" calcext:value-type="float">
            <text:p>52167,1851851852</text:p>
          </table:table-cell>
          <table:table-cell table:formula="of:=[.E$95]/[.$H108]" office:value-type="float" office:value="14892.8518518519" calcext:value-type="float">
            <text:p>14892,8518518519</text:p>
          </table:table-cell>
          <table:table-cell table:formula="of:=[.F$95]/[.$H108]" office:value-type="float" office:value="16532.5185185185" calcext:value-type="float">
            <text:p>16532,518518518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IF([.B108]&gt;=[.$J$94];1;0)" office:value-type="float" office:value="1" calcext:value-type="float">
            <text:p>1</text:p>
          </table:table-cell>
          <table:table-cell table:formula="of:=IF([.C108]&gt;=[.$J$94];1;0)" office:value-type="float" office:value="1" calcext:value-type="float">
            <text:p>1</text:p>
          </table:table-cell>
          <table:table-cell table:formula="of:=IF([.D108]&gt;=[.$J$94];1;0)" office:value-type="float" office:value="1" calcext:value-type="float">
            <text:p>1</text:p>
          </table:table-cell>
          <table:table-cell table:formula="of:=IF([.E108]&gt;=[.$J$94];1;0)" office:value-type="float" office:value="1" calcext:value-type="float">
            <text:p>1</text:p>
          </table:table-cell>
          <table:table-cell table:formula="of:=IF([.F108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09]" office:value-type="float" office:value="44232.2068965517" calcext:value-type="float">
            <text:p>44232,2068965517</text:p>
          </table:table-cell>
          <table:table-cell table:formula="of:=[.C$95]/[.$H109]" office:value-type="float" office:value="35594.275862069" calcext:value-type="float">
            <text:p>35594,275862069</text:p>
          </table:table-cell>
          <table:table-cell table:formula="of:=[.D$95]/[.$H109]" office:value-type="float" office:value="48569.4482758621" calcext:value-type="float">
            <text:p>48569,4482758621</text:p>
          </table:table-cell>
          <table:table-cell table:formula="of:=[.E$95]/[.$H109]" office:value-type="float" office:value="13865.7586206897" calcext:value-type="float">
            <text:p>13865,7586206897</text:p>
          </table:table-cell>
          <table:table-cell table:formula="of:=[.F$95]/[.$H109]" office:value-type="float" office:value="15392.3448275862" calcext:value-type="float">
            <text:p>15392,344827586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IF([.B109]&gt;=[.$J$94];1;0)" office:value-type="float" office:value="1" calcext:value-type="float">
            <text:p>1</text:p>
          </table:table-cell>
          <table:table-cell table:formula="of:=IF([.C109]&gt;=[.$J$94];1;0)" office:value-type="float" office:value="1" calcext:value-type="float">
            <text:p>1</text:p>
          </table:table-cell>
          <table:table-cell table:formula="of:=IF([.D109]&gt;=[.$J$94];1;0)" office:value-type="float" office:value="1" calcext:value-type="float">
            <text:p>1</text:p>
          </table:table-cell>
          <table:table-cell table:formula="of:=IF([.E109]&gt;=[.$J$94];1;0)" office:value-type="float" office:value="1" calcext:value-type="float">
            <text:p>1</text:p>
          </table:table-cell>
          <table:table-cell table:formula="of:=IF([.F109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10]" office:value-type="float" office:value="41378.5161290323" calcext:value-type="float">
            <text:p>41378,5161290323</text:p>
          </table:table-cell>
          <table:table-cell table:formula="of:=[.C$95]/[.$H110]" office:value-type="float" office:value="33297.8709677419" calcext:value-type="float">
            <text:p>33297,8709677419</text:p>
          </table:table-cell>
          <table:table-cell table:formula="of:=[.D$95]/[.$H110]" office:value-type="float" office:value="45435.935483871" calcext:value-type="float">
            <text:p>45435,935483871</text:p>
          </table:table-cell>
          <table:table-cell table:formula="of:=[.E$95]/[.$H110]" office:value-type="float" office:value="12971.1935483871" calcext:value-type="float">
            <text:p>12971,1935483871</text:p>
          </table:table-cell>
          <table:table-cell table:formula="of:=[.F$95]/[.$H110]" office:value-type="float" office:value="14399.2903225806" calcext:value-type="float">
            <text:p>14399,290322580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IF([.B110]&gt;=[.$J$94];1;0)" office:value-type="float" office:value="1" calcext:value-type="float">
            <text:p>1</text:p>
          </table:table-cell>
          <table:table-cell table:formula="of:=IF([.C110]&gt;=[.$J$94];1;0)" office:value-type="float" office:value="1" calcext:value-type="float">
            <text:p>1</text:p>
          </table:table-cell>
          <table:table-cell table:formula="of:=IF([.D110]&gt;=[.$J$94];1;0)" office:value-type="float" office:value="1" calcext:value-type="float">
            <text:p>1</text:p>
          </table:table-cell>
          <table:table-cell table:formula="of:=IF([.E110]&gt;=[.$J$94];1;0)" office:value-type="float" office:value="1" calcext:value-type="float">
            <text:p>1</text:p>
          </table:table-cell>
          <table:table-cell table:formula="of:=IF([.F110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11]" office:value-type="float" office:value="38870.7272727273" calcext:value-type="float">
            <text:p>38870,7272727273</text:p>
          </table:table-cell>
          <table:table-cell table:formula="of:=[.C$95]/[.$H111]" office:value-type="float" office:value="31279.8181818182" calcext:value-type="float">
            <text:p>31279,8181818182</text:p>
          </table:table-cell>
          <table:table-cell table:formula="of:=[.D$95]/[.$H111]" office:value-type="float" office:value="42682.2424242424" calcext:value-type="float">
            <text:p>42682,2424242424</text:p>
          </table:table-cell>
          <table:table-cell table:formula="of:=[.E$95]/[.$H111]" office:value-type="float" office:value="12185.0606060606" calcext:value-type="float">
            <text:p>12185,0606060606</text:p>
          </table:table-cell>
          <table:table-cell table:formula="of:=[.F$95]/[.$H111]" office:value-type="float" office:value="13526.6060606061" calcext:value-type="float">
            <text:p>13526,606060606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IF([.B111]&gt;=[.$J$94];1;0)" office:value-type="float" office:value="1" calcext:value-type="float">
            <text:p>1</text:p>
          </table:table-cell>
          <table:table-cell table:formula="of:=IF([.C111]&gt;=[.$J$94];1;0)" office:value-type="float" office:value="1" calcext:value-type="float">
            <text:p>1</text:p>
          </table:table-cell>
          <table:table-cell table:formula="of:=IF([.D111]&gt;=[.$J$94];1;0)" office:value-type="float" office:value="1" calcext:value-type="float">
            <text:p>1</text:p>
          </table:table-cell>
          <table:table-cell table:formula="of:=IF([.E111]&gt;=[.$J$94];1;0)" office:value-type="float" office:value="0" calcext:value-type="float">
            <text:p>0</text:p>
          </table:table-cell>
          <table:table-cell table:formula="of:=IF([.F111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12]" office:value-type="float" office:value="36649.5428571429" calcext:value-type="float">
            <text:p>36649,5428571429</text:p>
          </table:table-cell>
          <table:table-cell table:formula="of:=[.C$95]/[.$H112]" office:value-type="float" office:value="29492.4" calcext:value-type="float">
            <text:p>29492,4</text:p>
          </table:table-cell>
          <table:table-cell table:formula="of:=[.D$95]/[.$H112]" office:value-type="float" office:value="40243.2571428572" calcext:value-type="float">
            <text:p>40243,2571428572</text:p>
          </table:table-cell>
          <table:table-cell table:formula="of:=[.E$95]/[.$H112]" office:value-type="float" office:value="11488.7714285714" calcext:value-type="float">
            <text:p>11488,7714285714</text:p>
          </table:table-cell>
          <table:table-cell table:formula="of:=[.F$95]/[.$H112]" office:value-type="float" office:value="12753.6571428571" calcext:value-type="float">
            <text:p>12753,657142857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IF([.B112]&gt;=[.$J$94];1;0)" office:value-type="float" office:value="1" calcext:value-type="float">
            <text:p>1</text:p>
          </table:table-cell>
          <table:table-cell table:formula="of:=IF([.C112]&gt;=[.$J$94];1;0)" office:value-type="float" office:value="1" calcext:value-type="float">
            <text:p>1</text:p>
          </table:table-cell>
          <table:table-cell table:formula="of:=IF([.D112]&gt;=[.$J$94];1;0)" office:value-type="float" office:value="1" calcext:value-type="float">
            <text:p>1</text:p>
          </table:table-cell>
          <table:table-cell table:formula="of:=IF([.E112]&gt;=[.$J$94];1;0)" office:value-type="float" office:value="0" calcext:value-type="float">
            <text:p>0</text:p>
          </table:table-cell>
          <table:table-cell table:formula="of:=IF([.F112]&gt;=[.$J$94];1;0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B$95]/[.$H113]" office:value-type="float" office:value="34668.4864864865" calcext:value-type="float">
            <text:p>34668,4864864865</text:p>
          </table:table-cell>
          <table:table-cell table:formula="of:=[.C$95]/[.$H113]" office:value-type="float" office:value="27898.2162162162" calcext:value-type="float">
            <text:p>27898,2162162162</text:p>
          </table:table-cell>
          <table:table-cell table:formula="of:=[.D$95]/[.$H113]" office:value-type="float" office:value="38067.945945946" calcext:value-type="float">
            <text:p>38067,945945946</text:p>
          </table:table-cell>
          <table:table-cell table:formula="of:=[.E$95]/[.$H113]" office:value-type="float" office:value="10867.7567567568" calcext:value-type="float">
            <text:p>10867,7567567568</text:p>
          </table:table-cell>
          <table:table-cell table:formula="of:=[.F$95]/[.$H113]" office:value-type="float" office:value="12064.2702702703" calcext:value-type="float">
            <text:p>12064,270270270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IF([.B113]&gt;=[.$J$94];1;0)" office:value-type="float" office:value="1" calcext:value-type="float">
            <text:p>1</text:p>
          </table:table-cell>
          <table:table-cell table:formula="of:=IF([.C113]&gt;=[.$J$94];1;0)" office:value-type="float" office:value="1" calcext:value-type="float">
            <text:p>1</text:p>
          </table:table-cell>
          <table:table-cell table:formula="of:=IF([.D113]&gt;=[.$J$94];1;0)" office:value-type="float" office:value="1" calcext:value-type="float">
            <text:p>1</text:p>
          </table:table-cell>
          <table:table-cell table:formula="of:=IF([.E113]&gt;=[.$J$94];1;0)" office:value-type="float" office:value="0" calcext:value-type="float">
            <text:p>0</text:p>
          </table:table-cell>
          <table:table-cell table:formula="of:=IF([.F113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14]" office:value-type="float" office:value="32890.6153846154" calcext:value-type="float">
            <text:p>32890,6153846154</text:p>
          </table:table-cell>
          <table:table-cell table:formula="of:=[.C$95]/[.$H114]" office:value-type="float" office:value="26467.5384615385" calcext:value-type="float">
            <text:p>26467,5384615385</text:p>
          </table:table-cell>
          <table:table-cell table:formula="of:=[.D$95]/[.$H114]" office:value-type="float" office:value="36115.7435897436" calcext:value-type="float">
            <text:p>36115,7435897436</text:p>
          </table:table-cell>
          <table:table-cell table:formula="of:=[.E$95]/[.$H114]" office:value-type="float" office:value="10310.4358974359" calcext:value-type="float">
            <text:p>10310,4358974359</text:p>
          </table:table-cell>
          <table:table-cell table:formula="of:=[.F$95]/[.$H114]" office:value-type="float" office:value="11445.5897435897" calcext:value-type="float">
            <text:p>11445,5897435897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IF([.B114]&gt;=[.$J$94];1;0)" office:value-type="float" office:value="1" calcext:value-type="float">
            <text:p>1</text:p>
          </table:table-cell>
          <table:table-cell table:formula="of:=IF([.C114]&gt;=[.$J$94];1;0)" office:value-type="float" office:value="1" calcext:value-type="float">
            <text:p>1</text:p>
          </table:table-cell>
          <table:table-cell table:formula="of:=IF([.D114]&gt;=[.$J$94];1;0)" office:value-type="float" office:value="1" calcext:value-type="float">
            <text:p>1</text:p>
          </table:table-cell>
          <table:table-cell table:formula="of:=IF([.E114]&gt;=[.$J$94];1;0)" office:value-type="float" office:value="0" calcext:value-type="float">
            <text:p>0</text:p>
          </table:table-cell>
          <table:table-cell table:formula="of:=IF([.F114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15]" office:value-type="float" office:value="31286.1951219512" calcext:value-type="float">
            <text:p>31286,1951219512</text:p>
          </table:table-cell>
          <table:table-cell table:formula="of:=[.C$95]/[.$H115]" office:value-type="float" office:value="25176.4390243902" calcext:value-type="float">
            <text:p>25176,4390243902</text:p>
          </table:table-cell>
          <table:table-cell table:formula="of:=[.D$95]/[.$H115]" office:value-type="float" office:value="34354" calcext:value-type="float">
            <text:p>34354</text:p>
          </table:table-cell>
          <table:table-cell table:formula="of:=[.E$95]/[.$H115]" office:value-type="float" office:value="9807.48780487805" calcext:value-type="float">
            <text:p>9807,48780487805</text:p>
          </table:table-cell>
          <table:table-cell table:formula="of:=[.F$95]/[.$H115]" office:value-type="float" office:value="10887.2682926829" calcext:value-type="float">
            <text:p>10887,268292682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IF([.B115]&gt;=[.$J$94];1;0)" office:value-type="float" office:value="1" calcext:value-type="float">
            <text:p>1</text:p>
          </table:table-cell>
          <table:table-cell table:formula="of:=IF([.C115]&gt;=[.$J$94];1;0)" office:value-type="float" office:value="1" calcext:value-type="float">
            <text:p>1</text:p>
          </table:table-cell>
          <table:table-cell table:formula="of:=IF([.D115]&gt;=[.$J$94];1;0)" office:value-type="float" office:value="1" calcext:value-type="float">
            <text:p>1</text:p>
          </table:table-cell>
          <table:table-cell table:formula="of:=IF([.E115]&gt;=[.$J$94];1;0)" office:value-type="float" office:value="0" calcext:value-type="float">
            <text:p>0</text:p>
          </table:table-cell>
          <table:table-cell table:formula="of:=IF([.F115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16]" office:value-type="float" office:value="29831.023255814" calcext:value-type="float">
            <text:p>29831,023255814</text:p>
          </table:table-cell>
          <table:table-cell table:formula="of:=[.C$95]/[.$H116]" office:value-type="float" office:value="24005.4418604651" calcext:value-type="float">
            <text:p>24005,4418604651</text:p>
          </table:table-cell>
          <table:table-cell table:formula="of:=[.D$95]/[.$H116]" office:value-type="float" office:value="32756.1395348837" calcext:value-type="float">
            <text:p>32756,1395348837</text:p>
          </table:table-cell>
          <table:table-cell table:formula="of:=[.E$95]/[.$H116]" office:value-type="float" office:value="9351.32558139535" calcext:value-type="float">
            <text:p>9351,32558139535</text:p>
          </table:table-cell>
          <table:table-cell table:formula="of:=[.F$95]/[.$H116]" office:value-type="float" office:value="10380.8837209302" calcext:value-type="float">
            <text:p>10380,883720930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IF([.B116]&gt;=[.$J$94];1;0)" office:value-type="float" office:value="1" calcext:value-type="float">
            <text:p>1</text:p>
          </table:table-cell>
          <table:table-cell table:formula="of:=IF([.C116]&gt;=[.$J$94];1;0)" office:value-type="float" office:value="1" calcext:value-type="float">
            <text:p>1</text:p>
          </table:table-cell>
          <table:table-cell table:formula="of:=IF([.D116]&gt;=[.$J$94];1;0)" office:value-type="float" office:value="1" calcext:value-type="float">
            <text:p>1</text:p>
          </table:table-cell>
          <table:table-cell table:formula="of:=IF([.E116]&gt;=[.$J$94];1;0)" office:value-type="float" office:value="0" calcext:value-type="float">
            <text:p>0</text:p>
          </table:table-cell>
          <table:table-cell table:formula="of:=IF([.F116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17]" office:value-type="float" office:value="28505.2" calcext:value-type="float">
            <text:p>28505,2</text:p>
          </table:table-cell>
          <table:table-cell table:formula="of:=[.C$95]/[.$H117]" office:value-type="float" office:value="22938.5333333333" calcext:value-type="float">
            <text:p>22938,5333333333</text:p>
          </table:table-cell>
          <table:table-cell table:formula="of:=[.D$95]/[.$H117]" office:value-type="float" office:value="31300.3111111111" calcext:value-type="float">
            <text:p>31300,3111111111</text:p>
          </table:table-cell>
          <table:table-cell table:formula="of:=[.E$95]/[.$H117]" office:value-type="float" office:value="8935.71111111111" calcext:value-type="float">
            <text:p>8935,71111111111</text:p>
          </table:table-cell>
          <table:table-cell table:formula="of:=[.F$95]/[.$H117]" office:value-type="float" office:value="9919.51111111111" calcext:value-type="float">
            <text:p>9919,5111111111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IF([.B117]&gt;=[.$J$94];1;0)" office:value-type="float" office:value="1" calcext:value-type="float">
            <text:p>1</text:p>
          </table:table-cell>
          <table:table-cell table:formula="of:=IF([.C117]&gt;=[.$J$94];1;0)" office:value-type="float" office:value="1" calcext:value-type="float">
            <text:p>1</text:p>
          </table:table-cell>
          <table:table-cell table:formula="of:=IF([.D117]&gt;=[.$J$94];1;0)" office:value-type="float" office:value="1" calcext:value-type="float">
            <text:p>1</text:p>
          </table:table-cell>
          <table:table-cell table:formula="of:=IF([.E117]&gt;=[.$J$94];1;0)" office:value-type="float" office:value="0" calcext:value-type="float">
            <text:p>0</text:p>
          </table:table-cell>
          <table:table-cell table:formula="of:=IF([.F117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18]" office:value-type="float" office:value="27292.2127659574" calcext:value-type="float">
            <text:p>27292,2127659574</text:p>
          </table:table-cell>
          <table:table-cell table:formula="of:=[.C$95]/[.$H118]" office:value-type="float" office:value="21962.4255319149" calcext:value-type="float">
            <text:p>21962,4255319149</text:p>
          </table:table-cell>
          <table:table-cell table:formula="of:=[.D$95]/[.$H118]" office:value-type="float" office:value="29968.3829787234" calcext:value-type="float">
            <text:p>29968,3829787234</text:p>
          </table:table-cell>
          <table:table-cell table:formula="of:=[.E$95]/[.$H118]" office:value-type="float" office:value="8555.46808510638" calcext:value-type="float">
            <text:p>8555,46808510638</text:p>
          </table:table-cell>
          <table:table-cell table:formula="of:=[.F$95]/[.$H118]" office:value-type="float" office:value="9497.40425531915" calcext:value-type="float">
            <text:p>9497,4042553191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IF([.B118]&gt;=[.$J$94];1;0)" office:value-type="float" office:value="1" calcext:value-type="float">
            <text:p>1</text:p>
          </table:table-cell>
          <table:table-cell table:formula="of:=IF([.C118]&gt;=[.$J$94];1;0)" office:value-type="float" office:value="1" calcext:value-type="float">
            <text:p>1</text:p>
          </table:table-cell>
          <table:table-cell table:formula="of:=IF([.D118]&gt;=[.$J$94];1;0)" office:value-type="float" office:value="1" calcext:value-type="float">
            <text:p>1</text:p>
          </table:table-cell>
          <table:table-cell table:formula="of:=IF([.E118]&gt;=[.$J$94];1;0)" office:value-type="float" office:value="0" calcext:value-type="float">
            <text:p>0</text:p>
          </table:table-cell>
          <table:table-cell table:formula="of:=IF([.F118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19]" office:value-type="float" office:value="26178.2448979592" calcext:value-type="float">
            <text:p>26178,2448979592</text:p>
          </table:table-cell>
          <table:table-cell table:formula="of:=[.C$95]/[.$H119]" office:value-type="float" office:value="21066" calcext:value-type="float">
            <text:p>21066</text:p>
          </table:table-cell>
          <table:table-cell table:formula="of:=[.D$95]/[.$H119]" office:value-type="float" office:value="28745.1836734694" calcext:value-type="float">
            <text:p>28745,1836734694</text:p>
          </table:table-cell>
          <table:table-cell table:formula="of:=[.E$95]/[.$H119]" office:value-type="float" office:value="8206.26530612245" calcext:value-type="float">
            <text:p>8206,26530612245</text:p>
          </table:table-cell>
          <table:table-cell table:formula="of:=[.F$95]/[.$H119]" office:value-type="float" office:value="9109.75510204082" calcext:value-type="float">
            <text:p>9109,7551020408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IF([.B119]&gt;=[.$J$94];1;0)" office:value-type="float" office:value="1" calcext:value-type="float">
            <text:p>1</text:p>
          </table:table-cell>
          <table:table-cell table:formula="of:=IF([.C119]&gt;=[.$J$94];1;0)" office:value-type="float" office:value="1" calcext:value-type="float">
            <text:p>1</text:p>
          </table:table-cell>
          <table:table-cell table:formula="of:=IF([.D119]&gt;=[.$J$94];1;0)" office:value-type="float" office:value="1" calcext:value-type="float">
            <text:p>1</text:p>
          </table:table-cell>
          <table:table-cell table:formula="of:=IF([.E119]&gt;=[.$J$94];1;0)" office:value-type="float" office:value="0" calcext:value-type="float">
            <text:p>0</text:p>
          </table:table-cell>
          <table:table-cell table:formula="of:=IF([.F119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0]" office:value-type="float" office:value="25151.6470588235" calcext:value-type="float">
            <text:p>25151,6470588235</text:p>
          </table:table-cell>
          <table:table-cell table:formula="of:=[.C$95]/[.$H120]" office:value-type="float" office:value="20239.8823529412" calcext:value-type="float">
            <text:p>20239,8823529412</text:p>
          </table:table-cell>
          <table:table-cell table:formula="of:=[.D$95]/[.$H120]" office:value-type="float" office:value="27617.9215686275" calcext:value-type="float">
            <text:p>27617,9215686275</text:p>
          </table:table-cell>
          <table:table-cell table:formula="of:=[.E$95]/[.$H120]" office:value-type="float" office:value="7884.45098039216" calcext:value-type="float">
            <text:p>7884,45098039216</text:p>
          </table:table-cell>
          <table:table-cell table:formula="of:=[.F$95]/[.$H120]" office:value-type="float" office:value="8752.50980392157" calcext:value-type="float">
            <text:p>8752,5098039215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IF([.B120]&gt;=[.$J$94];1;0)" office:value-type="float" office:value="1" calcext:value-type="float">
            <text:p>1</text:p>
          </table:table-cell>
          <table:table-cell table:formula="of:=IF([.C120]&gt;=[.$J$94];1;0)" office:value-type="float" office:value="1" calcext:value-type="float">
            <text:p>1</text:p>
          </table:table-cell>
          <table:table-cell table:formula="of:=IF([.D120]&gt;=[.$J$94];1;0)" office:value-type="float" office:value="1" calcext:value-type="float">
            <text:p>1</text:p>
          </table:table-cell>
          <table:table-cell table:formula="of:=IF([.E120]&gt;=[.$J$94];1;0)" office:value-type="float" office:value="0" calcext:value-type="float">
            <text:p>0</text:p>
          </table:table-cell>
          <table:table-cell table:formula="of:=IF([.F120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1]" office:value-type="float" office:value="24202.5283018868" calcext:value-type="float">
            <text:p>24202,5283018868</text:p>
          </table:table-cell>
          <table:table-cell table:formula="of:=[.C$95]/[.$H121]" office:value-type="float" office:value="19476.1132075472" calcext:value-type="float">
            <text:p>19476,1132075472</text:p>
          </table:table-cell>
          <table:table-cell table:formula="of:=[.D$95]/[.$H121]" office:value-type="float" office:value="26575.7358490566" calcext:value-type="float">
            <text:p>26575,7358490566</text:p>
          </table:table-cell>
          <table:table-cell table:formula="of:=[.E$95]/[.$H121]" office:value-type="float" office:value="7586.92452830189" calcext:value-type="float">
            <text:p>7586,92452830189</text:p>
          </table:table-cell>
          <table:table-cell table:formula="of:=[.F$95]/[.$H121]" office:value-type="float" office:value="8422.22641509434" calcext:value-type="float">
            <text:p>8422,2264150943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IF([.B121]&gt;=[.$J$94];1;0)" office:value-type="float" office:value="1" calcext:value-type="float">
            <text:p>1</text:p>
          </table:table-cell>
          <table:table-cell table:formula="of:=IF([.C121]&gt;=[.$J$94];1;0)" office:value-type="float" office:value="1" calcext:value-type="float">
            <text:p>1</text:p>
          </table:table-cell>
          <table:table-cell table:formula="of:=IF([.D121]&gt;=[.$J$94];1;0)" office:value-type="float" office:value="1" calcext:value-type="float">
            <text:p>1</text:p>
          </table:table-cell>
          <table:table-cell table:formula="of:=IF([.E121]&gt;=[.$J$94];1;0)" office:value-type="float" office:value="0" calcext:value-type="float">
            <text:p>0</text:p>
          </table:table-cell>
          <table:table-cell table:formula="of:=IF([.F121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2]" office:value-type="float" office:value="23322.4363636364" calcext:value-type="float">
            <text:p>23322,4363636364</text:p>
          </table:table-cell>
          <table:table-cell table:formula="of:=[.C$95]/[.$H122]" office:value-type="float" office:value="18767.8909090909" calcext:value-type="float">
            <text:p>18767,8909090909</text:p>
          </table:table-cell>
          <table:table-cell table:formula="of:=[.D$95]/[.$H122]" office:value-type="float" office:value="25609.3454545455" calcext:value-type="float">
            <text:p>25609,3454545455</text:p>
          </table:table-cell>
          <table:table-cell table:formula="of:=[.E$95]/[.$H122]" office:value-type="float" office:value="7311.03636363636" calcext:value-type="float">
            <text:p>7311,03636363636</text:p>
          </table:table-cell>
          <table:table-cell table:formula="of:=[.F$95]/[.$H122]" office:value-type="float" office:value="8115.96363636364" calcext:value-type="float">
            <text:p>8115,9636363636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IF([.B122]&gt;=[.$J$94];1;0)" office:value-type="float" office:value="1" calcext:value-type="float">
            <text:p>1</text:p>
          </table:table-cell>
          <table:table-cell table:formula="of:=IF([.C122]&gt;=[.$J$94];1;0)" office:value-type="float" office:value="1" calcext:value-type="float">
            <text:p>1</text:p>
          </table:table-cell>
          <table:table-cell table:formula="of:=IF([.D122]&gt;=[.$J$94];1;0)" office:value-type="float" office:value="1" calcext:value-type="float">
            <text:p>1</text:p>
          </table:table-cell>
          <table:table-cell table:formula="of:=IF([.E122]&gt;=[.$J$94];1;0)" office:value-type="float" office:value="0" calcext:value-type="float">
            <text:p>0</text:p>
          </table:table-cell>
          <table:table-cell table:formula="of:=IF([.F122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3]" office:value-type="float" office:value="22504.1052631579" calcext:value-type="float">
            <text:p>22504,1052631579</text:p>
          </table:table-cell>
          <table:table-cell table:formula="of:=[.C$95]/[.$H123]" office:value-type="float" office:value="18109.3684210526" calcext:value-type="float">
            <text:p>18109,3684210526</text:p>
          </table:table-cell>
          <table:table-cell table:formula="of:=[.D$95]/[.$H123]" office:value-type="float" office:value="24710.7719298246" calcext:value-type="float">
            <text:p>24710,7719298246</text:p>
          </table:table-cell>
          <table:table-cell table:formula="of:=[.E$95]/[.$H123]" office:value-type="float" office:value="7054.50877192982" calcext:value-type="float">
            <text:p>7054,50877192982</text:p>
          </table:table-cell>
          <table:table-cell table:formula="of:=[.F$95]/[.$H123]" office:value-type="float" office:value="7831.19298245614" calcext:value-type="float">
            <text:p>7831,1929824561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IF([.B123]&gt;=[.$J$94];1;0)" office:value-type="float" office:value="1" calcext:value-type="float">
            <text:p>1</text:p>
          </table:table-cell>
          <table:table-cell table:formula="of:=IF([.C123]&gt;=[.$J$94];1;0)" office:value-type="float" office:value="1" calcext:value-type="float">
            <text:p>1</text:p>
          </table:table-cell>
          <table:table-cell table:formula="of:=IF([.D123]&gt;=[.$J$94];1;0)" office:value-type="float" office:value="1" calcext:value-type="float">
            <text:p>1</text:p>
          </table:table-cell>
          <table:table-cell table:formula="of:=IF([.E123]&gt;=[.$J$94];1;0)" office:value-type="float" office:value="0" calcext:value-type="float">
            <text:p>0</text:p>
          </table:table-cell>
          <table:table-cell table:formula="of:=IF([.F123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4]" office:value-type="float" office:value="21741.2542372881" calcext:value-type="float">
            <text:p>21741,2542372881</text:p>
          </table:table-cell>
          <table:table-cell table:formula="of:=[.C$95]/[.$H124]" office:value-type="float" office:value="17495.4915254237" calcext:value-type="float">
            <text:p>17495,4915254237</text:p>
          </table:table-cell>
          <table:table-cell table:formula="of:=[.D$95]/[.$H124]" office:value-type="float" office:value="23873.1186440678" calcext:value-type="float">
            <text:p>23873,1186440678</text:p>
          </table:table-cell>
          <table:table-cell table:formula="of:=[.E$95]/[.$H124]" office:value-type="float" office:value="6815.37288135593" calcext:value-type="float">
            <text:p>6815,37288135593</text:p>
          </table:table-cell>
          <table:table-cell table:formula="of:=[.F$95]/[.$H124]" office:value-type="float" office:value="7565.72881355932" calcext:value-type="float">
            <text:p>7565,72881355932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IF([.B124]&gt;=[.$J$94];1;0)" office:value-type="float" office:value="1" calcext:value-type="float">
            <text:p>1</text:p>
          </table:table-cell>
          <table:table-cell table:formula="of:=IF([.C124]&gt;=[.$J$94];1;0)" office:value-type="float" office:value="1" calcext:value-type="float">
            <text:p>1</text:p>
          </table:table-cell>
          <table:table-cell table:formula="of:=IF([.D124]&gt;=[.$J$94];1;0)" office:value-type="float" office:value="1" calcext:value-type="float">
            <text:p>1</text:p>
          </table:table-cell>
          <table:table-cell table:formula="of:=IF([.E124]&gt;=[.$J$94];1;0)" office:value-type="float" office:value="0" calcext:value-type="float">
            <text:p>0</text:p>
          </table:table-cell>
          <table:table-cell table:formula="of:=IF([.F124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5]" office:value-type="float" office:value="21028.4262295082" calcext:value-type="float">
            <text:p>21028,4262295082</text:p>
          </table:table-cell>
          <table:table-cell table:formula="of:=[.C$95]/[.$H125]" office:value-type="float" office:value="16921.868852459" calcext:value-type="float">
            <text:p>16921,868852459</text:p>
          </table:table-cell>
          <table:table-cell table:formula="of:=[.D$95]/[.$H125]" office:value-type="float" office:value="23090.393442623" calcext:value-type="float">
            <text:p>23090,393442623</text:p>
          </table:table-cell>
          <table:table-cell table:formula="of:=[.E$95]/[.$H125]" office:value-type="float" office:value="6591.91803278689" calcext:value-type="float">
            <text:p>6591,91803278689</text:p>
          </table:table-cell>
          <table:table-cell table:formula="of:=[.F$95]/[.$H125]" office:value-type="float" office:value="7317.67213114754" calcext:value-type="float">
            <text:p>7317,6721311475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IF([.B125]&gt;=[.$J$94];1;0)" office:value-type="float" office:value="1" calcext:value-type="float">
            <text:p>1</text:p>
          </table:table-cell>
          <table:table-cell table:formula="of:=IF([.C125]&gt;=[.$J$94];1;0)" office:value-type="float" office:value="1" calcext:value-type="float">
            <text:p>1</text:p>
          </table:table-cell>
          <table:table-cell table:formula="of:=IF([.D125]&gt;=[.$J$94];1;0)" office:value-type="float" office:value="1" calcext:value-type="float">
            <text:p>1</text:p>
          </table:table-cell>
          <table:table-cell table:formula="of:=IF([.E125]&gt;=[.$J$94];1;0)" office:value-type="float" office:value="0" calcext:value-type="float">
            <text:p>0</text:p>
          </table:table-cell>
          <table:table-cell table:formula="of:=IF([.F125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6]" office:value-type="float" office:value="20360.8571428571" calcext:value-type="float">
            <text:p>20360,8571428571</text:p>
          </table:table-cell>
          <table:table-cell table:formula="of:=[.C$95]/[.$H126]" office:value-type="float" office:value="16384.6666666667" calcext:value-type="float">
            <text:p>16384,6666666667</text:p>
          </table:table-cell>
          <table:table-cell table:formula="of:=[.D$95]/[.$H126]" office:value-type="float" office:value="22357.3650793651" calcext:value-type="float">
            <text:p>22357,3650793651</text:p>
          </table:table-cell>
          <table:table-cell table:formula="of:=[.E$95]/[.$H126]" office:value-type="float" office:value="6382.65079365079" calcext:value-type="float">
            <text:p>6382,65079365079</text:p>
          </table:table-cell>
          <table:table-cell table:formula="of:=[.F$95]/[.$H126]" office:value-type="float" office:value="7085.36507936508" calcext:value-type="float">
            <text:p>7085,3650793650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IF([.B126]&gt;=[.$J$94];1;0)" office:value-type="float" office:value="1" calcext:value-type="float">
            <text:p>1</text:p>
          </table:table-cell>
          <table:table-cell table:formula="of:=IF([.C126]&gt;=[.$J$94];1;0)" office:value-type="float" office:value="1" calcext:value-type="float">
            <text:p>1</text:p>
          </table:table-cell>
          <table:table-cell table:formula="of:=IF([.D126]&gt;=[.$J$94];1;0)" office:value-type="float" office:value="1" calcext:value-type="float">
            <text:p>1</text:p>
          </table:table-cell>
          <table:table-cell table:formula="of:=IF([.E126]&gt;=[.$J$94];1;0)" office:value-type="float" office:value="0" calcext:value-type="float">
            <text:p>0</text:p>
          </table:table-cell>
          <table:table-cell table:formula="of:=IF([.F126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7]" office:value-type="float" office:value="19734.3692307692" calcext:value-type="float">
            <text:p>19734,3692307692</text:p>
          </table:table-cell>
          <table:table-cell table:formula="of:=[.C$95]/[.$H127]" office:value-type="float" office:value="15880.5230769231" calcext:value-type="float">
            <text:p>15880,5230769231</text:p>
          </table:table-cell>
          <table:table-cell table:formula="of:=[.D$95]/[.$H127]" office:value-type="float" office:value="21669.4461538462" calcext:value-type="float">
            <text:p>21669,4461538462</text:p>
          </table:table-cell>
          <table:table-cell table:formula="of:=[.E$95]/[.$H127]" office:value-type="float" office:value="6186.26153846154" calcext:value-type="float">
            <text:p>6186,26153846154</text:p>
          </table:table-cell>
          <table:table-cell table:formula="of:=[.F$95]/[.$H127]" office:value-type="float" office:value="6867.35384615385" calcext:value-type="float">
            <text:p>6867,3538461538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IF([.B127]&gt;=[.$J$94];1;0)" office:value-type="float" office:value="1" calcext:value-type="float">
            <text:p>1</text:p>
          </table:table-cell>
          <table:table-cell table:formula="of:=IF([.C127]&gt;=[.$J$94];1;0)" office:value-type="float" office:value="1" calcext:value-type="float">
            <text:p>1</text:p>
          </table:table-cell>
          <table:table-cell table:formula="of:=IF([.D127]&gt;=[.$J$94];1;0)" office:value-type="float" office:value="1" calcext:value-type="float">
            <text:p>1</text:p>
          </table:table-cell>
          <table:table-cell table:formula="of:=IF([.E127]&gt;=[.$J$94];1;0)" office:value-type="float" office:value="0" calcext:value-type="float">
            <text:p>0</text:p>
          </table:table-cell>
          <table:table-cell table:formula="of:=IF([.F127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8]" office:value-type="float" office:value="19145.2835820896" calcext:value-type="float">
            <text:p>19145,2835820896</text:p>
          </table:table-cell>
          <table:table-cell table:formula="of:=[.C$95]/[.$H128]" office:value-type="float" office:value="15406.4776119403" calcext:value-type="float">
            <text:p>15406,4776119403</text:p>
          </table:table-cell>
          <table:table-cell table:formula="of:=[.D$95]/[.$H128]" office:value-type="float" office:value="21022.5970149254" calcext:value-type="float">
            <text:p>21022,5970149254</text:p>
          </table:table-cell>
          <table:table-cell table:formula="of:=[.E$95]/[.$H128]" office:value-type="float" office:value="6001.59701492537" calcext:value-type="float">
            <text:p>6001,59701492537</text:p>
          </table:table-cell>
          <table:table-cell table:formula="of:=[.F$95]/[.$H128]" office:value-type="float" office:value="6662.35820895522" calcext:value-type="float">
            <text:p>6662,3582089552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table:formula="of:=IF([.B128]&gt;=[.$J$94];1;0)" office:value-type="float" office:value="1" calcext:value-type="float">
            <text:p>1</text:p>
          </table:table-cell>
          <table:table-cell table:formula="of:=IF([.C128]&gt;=[.$J$94];1;0)" office:value-type="float" office:value="1" calcext:value-type="float">
            <text:p>1</text:p>
          </table:table-cell>
          <table:table-cell table:formula="of:=IF([.D128]&gt;=[.$J$94];1;0)" office:value-type="float" office:value="1" calcext:value-type="float">
            <text:p>1</text:p>
          </table:table-cell>
          <table:table-cell table:formula="of:=IF([.E128]&gt;=[.$J$94];1;0)" office:value-type="float" office:value="0" calcext:value-type="float">
            <text:p>0</text:p>
          </table:table-cell>
          <table:table-cell table:formula="of:=IF([.F128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29]" office:value-type="float" office:value="18590.347826087" calcext:value-type="float">
            <text:p>18590,347826087</text:p>
          </table:table-cell>
          <table:table-cell table:formula="of:=[.C$95]/[.$H129]" office:value-type="float" office:value="14959.9130434783" calcext:value-type="float">
            <text:p>14959,9130434783</text:p>
          </table:table-cell>
          <table:table-cell table:formula="of:=[.D$95]/[.$H129]" office:value-type="float" office:value="20413.2463768116" calcext:value-type="float">
            <text:p>20413,2463768116</text:p>
          </table:table-cell>
          <table:table-cell table:formula="of:=[.E$95]/[.$H129]" office:value-type="float" office:value="5827.63768115942" calcext:value-type="float">
            <text:p>5827,63768115942</text:p>
          </table:table-cell>
          <table:table-cell table:formula="of:=[.F$95]/[.$H129]" office:value-type="float" office:value="6469.24637681159" calcext:value-type="float">
            <text:p>6469,2463768115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table:formula="of:=IF([.B129]&gt;=[.$J$94];1;0)" office:value-type="float" office:value="1" calcext:value-type="float">
            <text:p>1</text:p>
          </table:table-cell>
          <table:table-cell table:formula="of:=IF([.C129]&gt;=[.$J$94];1;0)" office:value-type="float" office:value="1" calcext:value-type="float">
            <text:p>1</text:p>
          </table:table-cell>
          <table:table-cell table:formula="of:=IF([.D129]&gt;=[.$J$94];1;0)" office:value-type="float" office:value="1" calcext:value-type="float">
            <text:p>1</text:p>
          </table:table-cell>
          <table:table-cell table:formula="of:=IF([.E129]&gt;=[.$J$94];1;0)" office:value-type="float" office:value="0" calcext:value-type="float">
            <text:p>0</text:p>
          </table:table-cell>
          <table:table-cell table:formula="of:=IF([.F129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0]" office:value-type="float" office:value="18066.676056338" calcext:value-type="float">
            <text:p>18066,676056338</text:p>
          </table:table-cell>
          <table:table-cell table:formula="of:=[.C$95]/[.$H130]" office:value-type="float" office:value="14538.5070422535" calcext:value-type="float">
            <text:p>14538,5070422535</text:p>
          </table:table-cell>
          <table:table-cell table:formula="of:=[.D$95]/[.$H130]" office:value-type="float" office:value="19838.2253521127" calcext:value-type="float">
            <text:p>19838,2253521127</text:p>
          </table:table-cell>
          <table:table-cell table:formula="of:=[.E$95]/[.$H130]" office:value-type="float" office:value="5663.47887323944" calcext:value-type="float">
            <text:p>5663,47887323944</text:p>
          </table:table-cell>
          <table:table-cell table:formula="of:=[.F$95]/[.$H130]" office:value-type="float" office:value="6287.01408450704" calcext:value-type="float">
            <text:p>6287,0140845070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table:formula="of:=IF([.B130]&gt;=[.$J$94];1;0)" office:value-type="float" office:value="1" calcext:value-type="float">
            <text:p>1</text:p>
          </table:table-cell>
          <table:table-cell table:formula="of:=IF([.C130]&gt;=[.$J$94];1;0)" office:value-type="float" office:value="1" calcext:value-type="float">
            <text:p>1</text:p>
          </table:table-cell>
          <table:table-cell table:formula="of:=IF([.D130]&gt;=[.$J$94];1;0)" office:value-type="float" office:value="1" calcext:value-type="float">
            <text:p>1</text:p>
          </table:table-cell>
          <table:table-cell table:formula="of:=IF([.E130]&gt;=[.$J$94];1;0)" office:value-type="float" office:value="0" calcext:value-type="float">
            <text:p>0</text:p>
          </table:table-cell>
          <table:table-cell table:formula="of:=IF([.F130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1]" office:value-type="float" office:value="17571.698630137" calcext:value-type="float">
            <text:p>17571,698630137</text:p>
          </table:table-cell>
          <table:table-cell table:formula="of:=[.C$95]/[.$H131]" office:value-type="float" office:value="14140.1917808219" calcext:value-type="float">
            <text:p>14140,1917808219</text:p>
          </table:table-cell>
          <table:table-cell table:formula="of:=[.D$95]/[.$H131]" office:value-type="float" office:value="19294.7123287671" calcext:value-type="float">
            <text:p>19294,7123287671</text:p>
          </table:table-cell>
          <table:table-cell table:formula="of:=[.E$95]/[.$H131]" office:value-type="float" office:value="5508.31506849315" calcext:value-type="float">
            <text:p>5508,31506849315</text:p>
          </table:table-cell>
          <table:table-cell table:formula="of:=[.F$95]/[.$H131]" office:value-type="float" office:value="6114.76712328767" calcext:value-type="float">
            <text:p>6114,7671232876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table:formula="of:=IF([.B131]&gt;=[.$J$94];1;0)" office:value-type="float" office:value="1" calcext:value-type="float">
            <text:p>1</text:p>
          </table:table-cell>
          <table:table-cell table:formula="of:=IF([.C131]&gt;=[.$J$94];1;0)" office:value-type="float" office:value="1" calcext:value-type="float">
            <text:p>1</text:p>
          </table:table-cell>
          <table:table-cell table:formula="of:=IF([.D131]&gt;=[.$J$94];1;0)" office:value-type="float" office:value="1" calcext:value-type="float">
            <text:p>1</text:p>
          </table:table-cell>
          <table:table-cell table:formula="of:=IF([.E131]&gt;=[.$J$94];1;0)" office:value-type="float" office:value="0" calcext:value-type="float">
            <text:p>0</text:p>
          </table:table-cell>
          <table:table-cell table:formula="of:=IF([.F131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2]" office:value-type="float" office:value="17103.12" calcext:value-type="float">
            <text:p>17103,12</text:p>
          </table:table-cell>
          <table:table-cell table:formula="of:=[.C$95]/[.$H132]" office:value-type="float" office:value="13763.12" calcext:value-type="float">
            <text:p>13763,12</text:p>
          </table:table-cell>
          <table:table-cell table:formula="of:=[.D$95]/[.$H132]" office:value-type="float" office:value="18780.1866666667" calcext:value-type="float">
            <text:p>18780,1866666667</text:p>
          </table:table-cell>
          <table:table-cell table:formula="of:=[.E$95]/[.$H132]" office:value-type="float" office:value="5361.42666666667" calcext:value-type="float">
            <text:p>5361,42666666667</text:p>
          </table:table-cell>
          <table:table-cell table:formula="of:=[.F$95]/[.$H132]" office:value-type="float" office:value="5951.70666666667" calcext:value-type="float">
            <text:p>5951,7066666666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table:formula="of:=IF([.B132]&gt;=[.$J$94];1;0)" office:value-type="float" office:value="1" calcext:value-type="float">
            <text:p>1</text:p>
          </table:table-cell>
          <table:table-cell table:formula="of:=IF([.C132]&gt;=[.$J$94];1;0)" office:value-type="float" office:value="1" calcext:value-type="float">
            <text:p>1</text:p>
          </table:table-cell>
          <table:table-cell table:formula="of:=IF([.D132]&gt;=[.$J$94];1;0)" office:value-type="float" office:value="1" calcext:value-type="float">
            <text:p>1</text:p>
          </table:table-cell>
          <table:table-cell table:formula="of:=IF([.E132]&gt;=[.$J$94];1;0)" office:value-type="float" office:value="0" calcext:value-type="float">
            <text:p>0</text:p>
          </table:table-cell>
          <table:table-cell table:formula="of:=IF([.F132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3]" office:value-type="float" office:value="16658.8831168831" calcext:value-type="float">
            <text:p>16658,8831168831</text:p>
          </table:table-cell>
          <table:table-cell table:formula="of:=[.C$95]/[.$H133]" office:value-type="float" office:value="13405.6363636364" calcext:value-type="float">
            <text:p>13405,6363636364</text:p>
          </table:table-cell>
          <table:table-cell table:formula="of:=[.D$95]/[.$H133]" office:value-type="float" office:value="18292.3896103896" calcext:value-type="float">
            <text:p>18292,3896103896</text:p>
          </table:table-cell>
          <table:table-cell table:formula="of:=[.E$95]/[.$H133]" office:value-type="float" office:value="5222.16883116883" calcext:value-type="float">
            <text:p>5222,16883116883</text:p>
          </table:table-cell>
          <table:table-cell table:formula="of:=[.F$95]/[.$H133]" office:value-type="float" office:value="5797.11688311688" calcext:value-type="float">
            <text:p>5797,11688311688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table:formula="of:=IF([.B133]&gt;=[.$J$94];1;0)" office:value-type="float" office:value="1" calcext:value-type="float">
            <text:p>1</text:p>
          </table:table-cell>
          <table:table-cell table:formula="of:=IF([.C133]&gt;=[.$J$94];1;0)" office:value-type="float" office:value="1" calcext:value-type="float">
            <text:p>1</text:p>
          </table:table-cell>
          <table:table-cell table:formula="of:=IF([.D133]&gt;=[.$J$94];1;0)" office:value-type="float" office:value="1" calcext:value-type="float">
            <text:p>1</text:p>
          </table:table-cell>
          <table:table-cell table:formula="of:=IF([.E133]&gt;=[.$J$94];1;0)" office:value-type="float" office:value="0" calcext:value-type="float">
            <text:p>0</text:p>
          </table:table-cell>
          <table:table-cell table:formula="of:=IF([.F133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4]" office:value-type="float" office:value="16237.1392405063" calcext:value-type="float">
            <text:p>16237,1392405063</text:p>
          </table:table-cell>
          <table:table-cell table:formula="of:=[.C$95]/[.$H134]" office:value-type="float" office:value="13066.253164557" calcext:value-type="float">
            <text:p>13066,253164557</text:p>
          </table:table-cell>
          <table:table-cell table:formula="of:=[.D$95]/[.$H134]" office:value-type="float" office:value="17829.2911392405" calcext:value-type="float">
            <text:p>17829,2911392405</text:p>
          </table:table-cell>
          <table:table-cell table:formula="of:=[.E$95]/[.$H134]" office:value-type="float" office:value="5089.96202531646" calcext:value-type="float">
            <text:p>5089,96202531646</text:p>
          </table:table-cell>
          <table:table-cell table:formula="of:=[.F$95]/[.$H134]" office:value-type="float" office:value="5650.35443037975" calcext:value-type="float">
            <text:p>5650,35443037975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table:formula="of:=IF([.B134]&gt;=[.$J$94];1;0)" office:value-type="float" office:value="1" calcext:value-type="float">
            <text:p>1</text:p>
          </table:table-cell>
          <table:table-cell table:formula="of:=IF([.C134]&gt;=[.$J$94];1;0)" office:value-type="float" office:value="1" calcext:value-type="float">
            <text:p>1</text:p>
          </table:table-cell>
          <table:table-cell table:formula="of:=IF([.D134]&gt;=[.$J$94];1;0)" office:value-type="float" office:value="1" calcext:value-type="float">
            <text:p>1</text:p>
          </table:table-cell>
          <table:table-cell table:formula="of:=IF([.E134]&gt;=[.$J$94];1;0)" office:value-type="float" office:value="0" calcext:value-type="float">
            <text:p>0</text:p>
          </table:table-cell>
          <table:table-cell table:formula="of:=IF([.F134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5]" office:value-type="float" office:value="15836.2222222222" calcext:value-type="float">
            <text:p>15836,2222222222</text:p>
          </table:table-cell>
          <table:table-cell table:formula="of:=[.C$95]/[.$H135]" office:value-type="float" office:value="12743.6296296296" calcext:value-type="float">
            <text:p>12743,6296296296</text:p>
          </table:table-cell>
          <table:table-cell table:formula="of:=[.D$95]/[.$H135]" office:value-type="float" office:value="17389.0617283951" calcext:value-type="float">
            <text:p>17389,0617283951</text:p>
          </table:table-cell>
          <table:table-cell table:formula="of:=[.E$95]/[.$H135]" office:value-type="float" office:value="4964.28395061728" calcext:value-type="float">
            <text:p>4964,28395061728</text:p>
          </table:table-cell>
          <table:table-cell table:formula="of:=[.F$95]/[.$H135]" office:value-type="float" office:value="5510.83950617284" calcext:value-type="float">
            <text:p>5510,8395061728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IF([.B135]&gt;=[.$J$94];1;0)" office:value-type="float" office:value="1" calcext:value-type="float">
            <text:p>1</text:p>
          </table:table-cell>
          <table:table-cell table:formula="of:=IF([.C135]&gt;=[.$J$94];1;0)" office:value-type="float" office:value="1" calcext:value-type="float">
            <text:p>1</text:p>
          </table:table-cell>
          <table:table-cell table:formula="of:=IF([.D135]&gt;=[.$J$94];1;0)" office:value-type="float" office:value="1" calcext:value-type="float">
            <text:p>1</text:p>
          </table:table-cell>
          <table:table-cell table:formula="of:=IF([.E135]&gt;=[.$J$94];1;0)" office:value-type="float" office:value="0" calcext:value-type="float">
            <text:p>0</text:p>
          </table:table-cell>
          <table:table-cell table:formula="of:=IF([.F135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6]" office:value-type="float" office:value="15454.6265060241" calcext:value-type="float">
            <text:p>15454,6265060241</text:p>
          </table:table-cell>
          <table:table-cell table:formula="of:=[.C$95]/[.$H136]" office:value-type="float" office:value="12436.5542168675" calcext:value-type="float">
            <text:p>12436,5542168675</text:p>
          </table:table-cell>
          <table:table-cell table:formula="of:=[.D$95]/[.$H136]" office:value-type="float" office:value="16970.0481927711" calcext:value-type="float">
            <text:p>16970,0481927711</text:p>
          </table:table-cell>
          <table:table-cell table:formula="of:=[.E$95]/[.$H136]" office:value-type="float" office:value="4844.66265060241" calcext:value-type="float">
            <text:p>4844,66265060241</text:p>
          </table:table-cell>
          <table:table-cell table:formula="of:=[.F$95]/[.$H136]" office:value-type="float" office:value="5378.04819277108" calcext:value-type="float">
            <text:p>5378,04819277108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table:formula="of:=IF([.B136]&gt;=[.$J$94];1;0)" office:value-type="float" office:value="1" calcext:value-type="float">
            <text:p>1</text:p>
          </table:table-cell>
          <table:table-cell table:formula="of:=IF([.C136]&gt;=[.$J$94];1;0)" office:value-type="float" office:value="0" calcext:value-type="float">
            <text:p>0</text:p>
          </table:table-cell>
          <table:table-cell table:formula="of:=IF([.D136]&gt;=[.$J$94];1;0)" office:value-type="float" office:value="1" calcext:value-type="float">
            <text:p>1</text:p>
          </table:table-cell>
          <table:table-cell table:formula="of:=IF([.E136]&gt;=[.$J$94];1;0)" office:value-type="float" office:value="0" calcext:value-type="float">
            <text:p>0</text:p>
          </table:table-cell>
          <table:table-cell table:formula="of:=IF([.F136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7]" office:value-type="float" office:value="15090.9882352941" calcext:value-type="float">
            <text:p>15090,9882352941</text:p>
          </table:table-cell>
          <table:table-cell table:formula="of:=[.C$95]/[.$H137]" office:value-type="float" office:value="12143.9294117647" calcext:value-type="float">
            <text:p>12143,9294117647</text:p>
          </table:table-cell>
          <table:table-cell table:formula="of:=[.D$95]/[.$H137]" office:value-type="float" office:value="16570.7529411765" calcext:value-type="float">
            <text:p>16570,7529411765</text:p>
          </table:table-cell>
          <table:table-cell table:formula="of:=[.E$95]/[.$H137]" office:value-type="float" office:value="4730.67058823529" calcext:value-type="float">
            <text:p>4730,67058823529</text:p>
          </table:table-cell>
          <table:table-cell table:formula="of:=[.F$95]/[.$H137]" office:value-type="float" office:value="5251.50588235294" calcext:value-type="float">
            <text:p>5251,5058823529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formula="of:=IF([.B137]&gt;=[.$J$94];1;0)" office:value-type="float" office:value="1" calcext:value-type="float">
            <text:p>1</text:p>
          </table:table-cell>
          <table:table-cell table:formula="of:=IF([.C137]&gt;=[.$J$94];1;0)" office:value-type="float" office:value="0" calcext:value-type="float">
            <text:p>0</text:p>
          </table:table-cell>
          <table:table-cell table:formula="of:=IF([.D137]&gt;=[.$J$94];1;0)" office:value-type="float" office:value="1" calcext:value-type="float">
            <text:p>1</text:p>
          </table:table-cell>
          <table:table-cell table:formula="of:=IF([.E137]&gt;=[.$J$94];1;0)" office:value-type="float" office:value="0" calcext:value-type="float">
            <text:p>0</text:p>
          </table:table-cell>
          <table:table-cell table:formula="of:=IF([.F137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8]" office:value-type="float" office:value="14744.0689655172" calcext:value-type="float">
            <text:p>14744,0689655172</text:p>
          </table:table-cell>
          <table:table-cell table:formula="of:=[.C$95]/[.$H138]" office:value-type="float" office:value="11864.7586206897" calcext:value-type="float">
            <text:p>11864,7586206897</text:p>
          </table:table-cell>
          <table:table-cell table:formula="of:=[.D$95]/[.$H138]" office:value-type="float" office:value="16189.816091954" calcext:value-type="float">
            <text:p>16189,816091954</text:p>
          </table:table-cell>
          <table:table-cell table:formula="of:=[.E$95]/[.$H138]" office:value-type="float" office:value="4621.91954022989" calcext:value-type="float">
            <text:p>4621,91954022989</text:p>
          </table:table-cell>
          <table:table-cell table:formula="of:=[.F$95]/[.$H138]" office:value-type="float" office:value="5130.7816091954" calcext:value-type="float">
            <text:p>5130,7816091954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table:formula="of:=IF([.B138]&gt;=[.$J$94];1;0)" office:value-type="float" office:value="1" calcext:value-type="float">
            <text:p>1</text:p>
          </table:table-cell>
          <table:table-cell table:formula="of:=IF([.C138]&gt;=[.$J$94];1;0)" office:value-type="float" office:value="0" calcext:value-type="float">
            <text:p>0</text:p>
          </table:table-cell>
          <table:table-cell table:formula="of:=IF([.D138]&gt;=[.$J$94];1;0)" office:value-type="float" office:value="1" calcext:value-type="float">
            <text:p>1</text:p>
          </table:table-cell>
          <table:table-cell table:formula="of:=IF([.E138]&gt;=[.$J$94];1;0)" office:value-type="float" office:value="0" calcext:value-type="float">
            <text:p>0</text:p>
          </table:table-cell>
          <table:table-cell table:formula="of:=IF([.F138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39]" office:value-type="float" office:value="14412.7415730337" calcext:value-type="float">
            <text:p>14412,7415730337</text:p>
          </table:table-cell>
          <table:table-cell table:formula="of:=[.C$95]/[.$H139]" office:value-type="float" office:value="11598.1348314607" calcext:value-type="float">
            <text:p>11598,1348314607</text:p>
          </table:table-cell>
          <table:table-cell table:formula="of:=[.D$95]/[.$H139]" office:value-type="float" office:value="15826" calcext:value-type="float">
            <text:p>15826</text:p>
          </table:table-cell>
          <table:table-cell table:formula="of:=[.E$95]/[.$H139]" office:value-type="float" office:value="4518.05617977528" calcext:value-type="float">
            <text:p>4518,05617977528</text:p>
          </table:table-cell>
          <table:table-cell table:formula="of:=[.F$95]/[.$H139]" office:value-type="float" office:value="5015.48314606742" calcext:value-type="float">
            <text:p>5015,48314606742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table:formula="of:=IF([.B139]&gt;=[.$J$94];1;0)" office:value-type="float" office:value="1" calcext:value-type="float">
            <text:p>1</text:p>
          </table:table-cell>
          <table:table-cell table:formula="of:=IF([.C139]&gt;=[.$J$94];1;0)" office:value-type="float" office:value="0" calcext:value-type="float">
            <text:p>0</text:p>
          </table:table-cell>
          <table:table-cell table:formula="of:=IF([.D139]&gt;=[.$J$94];1;0)" office:value-type="float" office:value="1" calcext:value-type="float">
            <text:p>1</text:p>
          </table:table-cell>
          <table:table-cell table:formula="of:=IF([.E139]&gt;=[.$J$94];1;0)" office:value-type="float" office:value="0" calcext:value-type="float">
            <text:p>0</text:p>
          </table:table-cell>
          <table:table-cell table:formula="of:=IF([.F139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0]" office:value-type="float" office:value="14095.978021978" calcext:value-type="float">
            <text:p>14095,978021978</text:p>
          </table:table-cell>
          <table:table-cell table:formula="of:=[.C$95]/[.$H140]" office:value-type="float" office:value="11343.2307692308" calcext:value-type="float">
            <text:p>11343,2307692308</text:p>
          </table:table-cell>
          <table:table-cell table:formula="of:=[.D$95]/[.$H140]" office:value-type="float" office:value="15478.1758241758" calcext:value-type="float">
            <text:p>15478,1758241758</text:p>
          </table:table-cell>
          <table:table-cell table:formula="of:=[.E$95]/[.$H140]" office:value-type="float" office:value="4418.75824175824" calcext:value-type="float">
            <text:p>4418,75824175824</text:p>
          </table:table-cell>
          <table:table-cell table:formula="of:=[.F$95]/[.$H140]" office:value-type="float" office:value="4905.25274725275" calcext:value-type="float">
            <text:p>4905,2527472527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table:formula="of:=IF([.B140]&gt;=[.$J$94];1;0)" office:value-type="float" office:value="1" calcext:value-type="float">
            <text:p>1</text:p>
          </table:table-cell>
          <table:table-cell table:formula="of:=IF([.C140]&gt;=[.$J$94];1;0)" office:value-type="float" office:value="0" calcext:value-type="float">
            <text:p>0</text:p>
          </table:table-cell>
          <table:table-cell table:formula="of:=IF([.D140]&gt;=[.$J$94];1;0)" office:value-type="float" office:value="1" calcext:value-type="float">
            <text:p>1</text:p>
          </table:table-cell>
          <table:table-cell table:formula="of:=IF([.E140]&gt;=[.$J$94];1;0)" office:value-type="float" office:value="0" calcext:value-type="float">
            <text:p>0</text:p>
          </table:table-cell>
          <table:table-cell table:formula="of:=IF([.F140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1]" office:value-type="float" office:value="13792.8387096774" calcext:value-type="float">
            <text:p>13792,8387096774</text:p>
          </table:table-cell>
          <table:table-cell table:formula="of:=[.C$95]/[.$H141]" office:value-type="float" office:value="11099.2903225806" calcext:value-type="float">
            <text:p>11099,2903225806</text:p>
          </table:table-cell>
          <table:table-cell table:formula="of:=[.D$95]/[.$H141]" office:value-type="float" office:value="15145.311827957" calcext:value-type="float">
            <text:p>15145,311827957</text:p>
          </table:table-cell>
          <table:table-cell table:formula="of:=[.E$95]/[.$H141]" office:value-type="float" office:value="4323.7311827957" calcext:value-type="float">
            <text:p>4323,7311827957</text:p>
          </table:table-cell>
          <table:table-cell table:formula="of:=[.F$95]/[.$H141]" office:value-type="float" office:value="4799.76344086022" calcext:value-type="float">
            <text:p>4799,76344086022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table:formula="of:=IF([.B141]&gt;=[.$J$94];1;0)" office:value-type="float" office:value="1" calcext:value-type="float">
            <text:p>1</text:p>
          </table:table-cell>
          <table:table-cell table:formula="of:=IF([.C141]&gt;=[.$J$94];1;0)" office:value-type="float" office:value="0" calcext:value-type="float">
            <text:p>0</text:p>
          </table:table-cell>
          <table:table-cell table:formula="of:=IF([.D141]&gt;=[.$J$94];1;0)" office:value-type="float" office:value="1" calcext:value-type="float">
            <text:p>1</text:p>
          </table:table-cell>
          <table:table-cell table:formula="of:=IF([.E141]&gt;=[.$J$94];1;0)" office:value-type="float" office:value="0" calcext:value-type="float">
            <text:p>0</text:p>
          </table:table-cell>
          <table:table-cell table:formula="of:=IF([.F141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2]" office:value-type="float" office:value="13502.4631578947" calcext:value-type="float">
            <text:p>13502,4631578947</text:p>
          </table:table-cell>
          <table:table-cell table:formula="of:=[.C$95]/[.$H142]" office:value-type="float" office:value="10865.6210526316" calcext:value-type="float">
            <text:p>10865,6210526316</text:p>
          </table:table-cell>
          <table:table-cell table:formula="of:=[.D$95]/[.$H142]" office:value-type="float" office:value="14826.4631578947" calcext:value-type="float">
            <text:p>14826,4631578947</text:p>
          </table:table-cell>
          <table:table-cell table:formula="of:=[.E$95]/[.$H142]" office:value-type="float" office:value="4232.70526315789" calcext:value-type="float">
            <text:p>4232,70526315789</text:p>
          </table:table-cell>
          <table:table-cell table:formula="of:=[.F$95]/[.$H142]" office:value-type="float" office:value="4698.71578947368" calcext:value-type="float">
            <text:p>4698,7157894736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table:formula="of:=IF([.B142]&gt;=[.$J$94];1;0)" office:value-type="float" office:value="1" calcext:value-type="float">
            <text:p>1</text:p>
          </table:table-cell>
          <table:table-cell table:formula="of:=IF([.C142]&gt;=[.$J$94];1;0)" office:value-type="float" office:value="0" calcext:value-type="float">
            <text:p>0</text:p>
          </table:table-cell>
          <table:table-cell table:formula="of:=IF([.D142]&gt;=[.$J$94];1;0)" office:value-type="float" office:value="1" calcext:value-type="float">
            <text:p>1</text:p>
          </table:table-cell>
          <table:table-cell table:formula="of:=IF([.E142]&gt;=[.$J$94];1;0)" office:value-type="float" office:value="0" calcext:value-type="float">
            <text:p>0</text:p>
          </table:table-cell>
          <table:table-cell table:formula="of:=IF([.F142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3]" office:value-type="float" office:value="13224.0618556701" calcext:value-type="float">
            <text:p>13224,0618556701</text:p>
          </table:table-cell>
          <table:table-cell table:formula="of:=[.C$95]/[.$H143]" office:value-type="float" office:value="10641.587628866" calcext:value-type="float">
            <text:p>10641,587628866</text:p>
          </table:table-cell>
          <table:table-cell table:formula="of:=[.D$95]/[.$H143]" office:value-type="float" office:value="14520.7628865979" calcext:value-type="float">
            <text:p>14520,7628865979</text:p>
          </table:table-cell>
          <table:table-cell table:formula="of:=[.E$95]/[.$H143]" office:value-type="float" office:value="4145.43298969072" calcext:value-type="float">
            <text:p>4145,43298969072</text:p>
          </table:table-cell>
          <table:table-cell table:formula="of:=[.F$95]/[.$H143]" office:value-type="float" office:value="4601.83505154639" calcext:value-type="float">
            <text:p>4601,8350515463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IF([.B143]&gt;=[.$J$94];1;0)" office:value-type="float" office:value="1" calcext:value-type="float">
            <text:p>1</text:p>
          </table:table-cell>
          <table:table-cell table:formula="of:=IF([.C143]&gt;=[.$J$94];1;0)" office:value-type="float" office:value="0" calcext:value-type="float">
            <text:p>0</text:p>
          </table:table-cell>
          <table:table-cell table:formula="of:=IF([.D143]&gt;=[.$J$94];1;0)" office:value-type="float" office:value="1" calcext:value-type="float">
            <text:p>1</text:p>
          </table:table-cell>
          <table:table-cell table:formula="of:=IF([.E143]&gt;=[.$J$94];1;0)" office:value-type="float" office:value="0" calcext:value-type="float">
            <text:p>0</text:p>
          </table:table-cell>
          <table:table-cell table:formula="of:=IF([.F143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4]" office:value-type="float" office:value="12956.9090909091" calcext:value-type="float">
            <text:p>12956,9090909091</text:p>
          </table:table-cell>
          <table:table-cell table:formula="of:=[.C$95]/[.$H144]" office:value-type="float" office:value="10426.6060606061" calcext:value-type="float">
            <text:p>10426,6060606061</text:p>
          </table:table-cell>
          <table:table-cell table:formula="of:=[.D$95]/[.$H144]" office:value-type="float" office:value="14227.4141414141" calcext:value-type="float">
            <text:p>14227,4141414141</text:p>
          </table:table-cell>
          <table:table-cell table:formula="of:=[.E$95]/[.$H144]" office:value-type="float" office:value="4061.68686868687" calcext:value-type="float">
            <text:p>4061,68686868687</text:p>
          </table:table-cell>
          <table:table-cell table:formula="of:=[.F$95]/[.$H144]" office:value-type="float" office:value="4508.86868686869" calcext:value-type="float">
            <text:p>4508,8686868686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table:formula="of:=IF([.B144]&gt;=[.$J$94];1;0)" office:value-type="float" office:value="1" calcext:value-type="float">
            <text:p>1</text:p>
          </table:table-cell>
          <table:table-cell table:formula="of:=IF([.C144]&gt;=[.$J$94];1;0)" office:value-type="float" office:value="0" calcext:value-type="float">
            <text:p>0</text:p>
          </table:table-cell>
          <table:table-cell table:formula="of:=IF([.D144]&gt;=[.$J$94];1;0)" office:value-type="float" office:value="1" calcext:value-type="float">
            <text:p>1</text:p>
          </table:table-cell>
          <table:table-cell table:formula="of:=IF([.E144]&gt;=[.$J$94];1;0)" office:value-type="float" office:value="0" calcext:value-type="float">
            <text:p>0</text:p>
          </table:table-cell>
          <table:table-cell table:formula="of:=IF([.F144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5]" office:value-type="float" office:value="12700.3366336634" calcext:value-type="float">
            <text:p>12700,3366336634</text:p>
          </table:table-cell>
          <table:table-cell table:formula="of:=[.C$95]/[.$H145]" office:value-type="float" office:value="10220.1386138614" calcext:value-type="float">
            <text:p>10220,1386138614</text:p>
          </table:table-cell>
          <table:table-cell table:formula="of:=[.D$95]/[.$H145]" office:value-type="float" office:value="13945.6831683168" calcext:value-type="float">
            <text:p>13945,6831683168</text:p>
          </table:table-cell>
          <table:table-cell table:formula="of:=[.E$95]/[.$H145]" office:value-type="float" office:value="3981.25742574257" calcext:value-type="float">
            <text:p>3981,25742574257</text:p>
          </table:table-cell>
          <table:table-cell table:formula="of:=[.F$95]/[.$H145]" office:value-type="float" office:value="4419.58415841584" calcext:value-type="float">
            <text:p>4419,58415841584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table:formula="of:=IF([.B145]&gt;=[.$J$94];1;0)" office:value-type="float" office:value="1" calcext:value-type="float">
            <text:p>1</text:p>
          </table:table-cell>
          <table:table-cell table:formula="of:=IF([.C145]&gt;=[.$J$94];1;0)" office:value-type="float" office:value="0" calcext:value-type="float">
            <text:p>0</text:p>
          </table:table-cell>
          <table:table-cell table:formula="of:=IF([.D145]&gt;=[.$J$94];1;0)" office:value-type="float" office:value="1" calcext:value-type="float">
            <text:p>1</text:p>
          </table:table-cell>
          <table:table-cell table:formula="of:=IF([.E145]&gt;=[.$J$94];1;0)" office:value-type="float" office:value="0" calcext:value-type="float">
            <text:p>0</text:p>
          </table:table-cell>
          <table:table-cell table:formula="of:=IF([.F145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6]" office:value-type="float" office:value="12453.7281553398" calcext:value-type="float">
            <text:p>12453,7281553398</text:p>
          </table:table-cell>
          <table:table-cell table:formula="of:=[.C$95]/[.$H146]" office:value-type="float" office:value="10021.6893203884" calcext:value-type="float">
            <text:p>10021,6893203884</text:p>
          </table:table-cell>
          <table:table-cell table:formula="of:=[.D$95]/[.$H146]" office:value-type="float" office:value="13674.8932038835" calcext:value-type="float">
            <text:p>13674,8932038835</text:p>
          </table:table-cell>
          <table:table-cell table:formula="of:=[.E$95]/[.$H146]" office:value-type="float" office:value="3903.95145631068" calcext:value-type="float">
            <text:p>3903,95145631068</text:p>
          </table:table-cell>
          <table:table-cell table:formula="of:=[.F$95]/[.$H146]" office:value-type="float" office:value="4333.76699029126" calcext:value-type="float">
            <text:p>4333,7669902912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3"/>
          <table:table-cell table:formula="of:=IF([.B146]&gt;=[.$J$94];1;0)" office:value-type="float" office:value="0" calcext:value-type="float">
            <text:p>0</text:p>
          </table:table-cell>
          <table:table-cell table:formula="of:=IF([.C146]&gt;=[.$J$94];1;0)" office:value-type="float" office:value="0" calcext:value-type="float">
            <text:p>0</text:p>
          </table:table-cell>
          <table:table-cell table:formula="of:=IF([.D146]&gt;=[.$J$94];1;0)" office:value-type="float" office:value="1" calcext:value-type="float">
            <text:p>1</text:p>
          </table:table-cell>
          <table:table-cell table:formula="of:=IF([.E146]&gt;=[.$J$94];1;0)" office:value-type="float" office:value="0" calcext:value-type="float">
            <text:p>0</text:p>
          </table:table-cell>
          <table:table-cell table:formula="of:=IF([.F146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7]" office:value-type="float" office:value="12216.5142857143" calcext:value-type="float">
            <text:p>12216,5142857143</text:p>
          </table:table-cell>
          <table:table-cell table:formula="of:=[.C$95]/[.$H147]" office:value-type="float" office:value="9830.8" calcext:value-type="float">
            <text:p>9830,8</text:p>
          </table:table-cell>
          <table:table-cell table:formula="of:=[.D$95]/[.$H147]" office:value-type="float" office:value="13414.419047619" calcext:value-type="float">
            <text:p>13414,419047619</text:p>
          </table:table-cell>
          <table:table-cell table:formula="of:=[.E$95]/[.$H147]" office:value-type="float" office:value="3829.59047619048" calcext:value-type="float">
            <text:p>3829,59047619048</text:p>
          </table:table-cell>
          <table:table-cell table:formula="of:=[.F$95]/[.$H147]" office:value-type="float" office:value="4251.21904761905" calcext:value-type="float">
            <text:p>4251,219047619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table:formula="of:=IF([.B147]&gt;=[.$J$94];1;0)" office:value-type="float" office:value="0" calcext:value-type="float">
            <text:p>0</text:p>
          </table:table-cell>
          <table:table-cell table:formula="of:=IF([.C147]&gt;=[.$J$94];1;0)" office:value-type="float" office:value="0" calcext:value-type="float">
            <text:p>0</text:p>
          </table:table-cell>
          <table:table-cell table:formula="of:=IF([.D147]&gt;=[.$J$94];1;0)" office:value-type="float" office:value="1" calcext:value-type="float">
            <text:p>1</text:p>
          </table:table-cell>
          <table:table-cell table:formula="of:=IF([.E147]&gt;=[.$J$94];1;0)" office:value-type="float" office:value="0" calcext:value-type="float">
            <text:p>0</text:p>
          </table:table-cell>
          <table:table-cell table:formula="of:=IF([.F147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8]" office:value-type="float" office:value="11988.1682242991" calcext:value-type="float">
            <text:p>11988,1682242991</text:p>
          </table:table-cell>
          <table:table-cell table:formula="of:=[.C$95]/[.$H148]" office:value-type="float" office:value="9647.04672897196" calcext:value-type="float">
            <text:p>9647,04672897196</text:p>
          </table:table-cell>
          <table:table-cell table:formula="of:=[.D$95]/[.$H148]" office:value-type="float" office:value="13163.6822429907" calcext:value-type="float">
            <text:p>13163,6822429907</text:p>
          </table:table-cell>
          <table:table-cell table:formula="of:=[.E$95]/[.$H148]" office:value-type="float" office:value="3758.00934579439" calcext:value-type="float">
            <text:p>3758,00934579439</text:p>
          </table:table-cell>
          <table:table-cell table:formula="of:=[.F$95]/[.$H148]" office:value-type="float" office:value="4171.75700934579" calcext:value-type="float">
            <text:p>4171,7570093457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formula="of:=IF([.B148]&gt;=[.$J$94];1;0)" office:value-type="float" office:value="0" calcext:value-type="float">
            <text:p>0</text:p>
          </table:table-cell>
          <table:table-cell table:formula="of:=IF([.C148]&gt;=[.$J$94];1;0)" office:value-type="float" office:value="0" calcext:value-type="float">
            <text:p>0</text:p>
          </table:table-cell>
          <table:table-cell table:formula="of:=IF([.D148]&gt;=[.$J$94];1;0)" office:value-type="float" office:value="1" calcext:value-type="float">
            <text:p>1</text:p>
          </table:table-cell>
          <table:table-cell table:formula="of:=IF([.E148]&gt;=[.$J$94];1;0)" office:value-type="float" office:value="0" calcext:value-type="float">
            <text:p>0</text:p>
          </table:table-cell>
          <table:table-cell table:formula="of:=IF([.F148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49]" office:value-type="float" office:value="11768.2018348624" calcext:value-type="float">
            <text:p>11768,2018348624</text:p>
          </table:table-cell>
          <table:table-cell table:formula="of:=[.C$95]/[.$H149]" office:value-type="float" office:value="9470.03669724771" calcext:value-type="float">
            <text:p>9470,03669724771</text:p>
          </table:table-cell>
          <table:table-cell table:formula="of:=[.D$95]/[.$H149]" office:value-type="float" office:value="12922.1467889908" calcext:value-type="float">
            <text:p>12922,1467889908</text:p>
          </table:table-cell>
          <table:table-cell table:formula="of:=[.E$95]/[.$H149]" office:value-type="float" office:value="3689.05504587156" calcext:value-type="float">
            <text:p>3689,05504587156</text:p>
          </table:table-cell>
          <table:table-cell table:formula="of:=[.F$95]/[.$H149]" office:value-type="float" office:value="4095.21100917431" calcext:value-type="float">
            <text:p>4095,21100917431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table:formula="of:=IF([.B149]&gt;=[.$J$94];1;0)" office:value-type="float" office:value="0" calcext:value-type="float">
            <text:p>0</text:p>
          </table:table-cell>
          <table:table-cell table:formula="of:=IF([.C149]&gt;=[.$J$94];1;0)" office:value-type="float" office:value="0" calcext:value-type="float">
            <text:p>0</text:p>
          </table:table-cell>
          <table:table-cell table:formula="of:=IF([.D149]&gt;=[.$J$94];1;0)" office:value-type="float" office:value="1" calcext:value-type="float">
            <text:p>1</text:p>
          </table:table-cell>
          <table:table-cell table:formula="of:=IF([.E149]&gt;=[.$J$94];1;0)" office:value-type="float" office:value="0" calcext:value-type="float">
            <text:p>0</text:p>
          </table:table-cell>
          <table:table-cell table:formula="of:=IF([.F149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50]" office:value-type="float" office:value="11556.1621621622" calcext:value-type="float">
            <text:p>11556,1621621622</text:p>
          </table:table-cell>
          <table:table-cell table:formula="of:=[.C$95]/[.$H150]" office:value-type="float" office:value="9299.40540540541" calcext:value-type="float">
            <text:p>9299,40540540541</text:p>
          </table:table-cell>
          <table:table-cell table:formula="of:=[.D$95]/[.$H150]" office:value-type="float" office:value="12689.3153153153" calcext:value-type="float">
            <text:p>12689,3153153153</text:p>
          </table:table-cell>
          <table:table-cell table:formula="of:=[.E$95]/[.$H150]" office:value-type="float" office:value="3622.58558558559" calcext:value-type="float">
            <text:p>3622,58558558559</text:p>
          </table:table-cell>
          <table:table-cell table:formula="of:=[.F$95]/[.$H150]" office:value-type="float" office:value="4021.42342342342" calcext:value-type="float">
            <text:p>4021,4234234234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3"/>
          <table:table-cell table:formula="of:=IF([.B150]&gt;=[.$J$94];1;0)" office:value-type="float" office:value="0" calcext:value-type="float">
            <text:p>0</text:p>
          </table:table-cell>
          <table:table-cell table:formula="of:=IF([.C150]&gt;=[.$J$94];1;0)" office:value-type="float" office:value="0" calcext:value-type="float">
            <text:p>0</text:p>
          </table:table-cell>
          <table:table-cell table:formula="of:=IF([.D150]&gt;=[.$J$94];1;0)" office:value-type="float" office:value="1" calcext:value-type="float">
            <text:p>1</text:p>
          </table:table-cell>
          <table:table-cell table:formula="of:=IF([.E150]&gt;=[.$J$94];1;0)" office:value-type="float" office:value="0" calcext:value-type="float">
            <text:p>0</text:p>
          </table:table-cell>
          <table:table-cell table:formula="of:=IF([.F150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51]" office:value-type="float" office:value="11351.6283185841" calcext:value-type="float">
            <text:p>11351,6283185841</text:p>
          </table:table-cell>
          <table:table-cell table:formula="of:=[.C$95]/[.$H151]" office:value-type="float" office:value="9134.81415929204" calcext:value-type="float">
            <text:p>9134,81415929204</text:p>
          </table:table-cell>
          <table:table-cell table:formula="of:=[.D$95]/[.$H151]" office:value-type="float" office:value="12464.7256637168" calcext:value-type="float">
            <text:p>12464,7256637168</text:p>
          </table:table-cell>
          <table:table-cell table:formula="of:=[.E$95]/[.$H151]" office:value-type="float" office:value="3558.46902654867" calcext:value-type="float">
            <text:p>3558,46902654867</text:p>
          </table:table-cell>
          <table:table-cell table:formula="of:=[.F$95]/[.$H151]" office:value-type="float" office:value="3950.24778761062" calcext:value-type="float">
            <text:p>3950,2477876106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table:formula="of:=IF([.B151]&gt;=[.$J$94];1;0)" office:value-type="float" office:value="0" calcext:value-type="float">
            <text:p>0</text:p>
          </table:table-cell>
          <table:table-cell table:formula="of:=IF([.C151]&gt;=[.$J$94];1;0)" office:value-type="float" office:value="0" calcext:value-type="float">
            <text:p>0</text:p>
          </table:table-cell>
          <table:table-cell table:formula="of:=IF([.D151]&gt;=[.$J$94];1;0)" office:value-type="float" office:value="1" calcext:value-type="float">
            <text:p>1</text:p>
          </table:table-cell>
          <table:table-cell table:formula="of:=IF([.E151]&gt;=[.$J$94];1;0)" office:value-type="float" office:value="0" calcext:value-type="float">
            <text:p>0</text:p>
          </table:table-cell>
          <table:table-cell table:formula="of:=IF([.F151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52]" office:value-type="float" office:value="11154.2086956522" calcext:value-type="float">
            <text:p>11154,2086956522</text:p>
          </table:table-cell>
          <table:table-cell table:formula="of:=[.C$95]/[.$H152]" office:value-type="float" office:value="8975.94782608696" calcext:value-type="float">
            <text:p>8975,94782608696</text:p>
          </table:table-cell>
          <table:table-cell table:formula="of:=[.D$95]/[.$H152]" office:value-type="float" office:value="12247.947826087" calcext:value-type="float">
            <text:p>12247,947826087</text:p>
          </table:table-cell>
          <table:table-cell table:formula="of:=[.E$95]/[.$H152]" office:value-type="float" office:value="3496.58260869565" calcext:value-type="float">
            <text:p>3496,58260869565</text:p>
          </table:table-cell>
          <table:table-cell table:formula="of:=[.F$95]/[.$H152]" office:value-type="float" office:value="3881.54782608696" calcext:value-type="float">
            <text:p>3881,5478260869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table:formula="of:=IF([.B152]&gt;=[.$J$94];1;0)" office:value-type="float" office:value="0" calcext:value-type="float">
            <text:p>0</text:p>
          </table:table-cell>
          <table:table-cell table:formula="of:=IF([.C152]&gt;=[.$J$94];1;0)" office:value-type="float" office:value="0" calcext:value-type="float">
            <text:p>0</text:p>
          </table:table-cell>
          <table:table-cell table:formula="of:=IF([.D152]&gt;=[.$J$94];1;0)" office:value-type="float" office:value="0" calcext:value-type="float">
            <text:p>0</text:p>
          </table:table-cell>
          <table:table-cell table:formula="of:=IF([.E152]&gt;=[.$J$94];1;0)" office:value-type="float" office:value="0" calcext:value-type="float">
            <text:p>0</text:p>
          </table:table-cell>
          <table:table-cell table:formula="of:=IF([.F152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53]" office:value-type="float" office:value="10963.5384615385" calcext:value-type="float">
            <text:p>10963,5384615385</text:p>
          </table:table-cell>
          <table:table-cell table:formula="of:=[.C$95]/[.$H153]" office:value-type="float" office:value="8822.51282051282" calcext:value-type="float">
            <text:p>8822,51282051282</text:p>
          </table:table-cell>
          <table:table-cell table:formula="of:=[.D$95]/[.$H153]" office:value-type="float" office:value="12038.5811965812" calcext:value-type="float">
            <text:p>12038,5811965812</text:p>
          </table:table-cell>
          <table:table-cell table:formula="of:=[.E$95]/[.$H153]" office:value-type="float" office:value="3436.81196581197" calcext:value-type="float">
            <text:p>3436,81196581197</text:p>
          </table:table-cell>
          <table:table-cell table:formula="of:=[.F$95]/[.$H153]" office:value-type="float" office:value="3815.19658119658" calcext:value-type="float">
            <text:p>3815,19658119658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table:formula="of:=IF([.B153]&gt;=[.$J$94];1;0)" office:value-type="float" office:value="0" calcext:value-type="float">
            <text:p>0</text:p>
          </table:table-cell>
          <table:table-cell table:formula="of:=IF([.C153]&gt;=[.$J$94];1;0)" office:value-type="float" office:value="0" calcext:value-type="float">
            <text:p>0</text:p>
          </table:table-cell>
          <table:table-cell table:formula="of:=IF([.D153]&gt;=[.$J$94];1;0)" office:value-type="float" office:value="0" calcext:value-type="float">
            <text:p>0</text:p>
          </table:table-cell>
          <table:table-cell table:formula="of:=IF([.E153]&gt;=[.$J$94];1;0)" office:value-type="float" office:value="0" calcext:value-type="float">
            <text:p>0</text:p>
          </table:table-cell>
          <table:table-cell table:formula="of:=IF([.F153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54]" office:value-type="float" office:value="10779.2773109244" calcext:value-type="float">
            <text:p>10779,2773109244</text:p>
          </table:table-cell>
          <table:table-cell table:formula="of:=[.C$95]/[.$H154]" office:value-type="float" office:value="8674.23529411765" calcext:value-type="float">
            <text:p>8674,23529411765</text:p>
          </table:table-cell>
          <table:table-cell table:formula="of:=[.D$95]/[.$H154]" office:value-type="float" office:value="11836.2521008403" calcext:value-type="float">
            <text:p>11836,2521008403</text:p>
          </table:table-cell>
          <table:table-cell table:formula="of:=[.E$95]/[.$H154]" office:value-type="float" office:value="3379.05042016807" calcext:value-type="float">
            <text:p>3379,05042016807</text:p>
          </table:table-cell>
          <table:table-cell table:formula="of:=[.F$95]/[.$H154]" office:value-type="float" office:value="3751.0756302521" calcext:value-type="float">
            <text:p>3751,075630252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table:formula="of:=IF([.B154]&gt;=[.$J$94];1;0)" office:value-type="float" office:value="0" calcext:value-type="float">
            <text:p>0</text:p>
          </table:table-cell>
          <table:table-cell table:formula="of:=IF([.C154]&gt;=[.$J$94];1;0)" office:value-type="float" office:value="0" calcext:value-type="float">
            <text:p>0</text:p>
          </table:table-cell>
          <table:table-cell table:formula="of:=IF([.D154]&gt;=[.$J$94];1;0)" office:value-type="float" office:value="0" calcext:value-type="float">
            <text:p>0</text:p>
          </table:table-cell>
          <table:table-cell table:formula="of:=IF([.E154]&gt;=[.$J$94];1;0)" office:value-type="float" office:value="0" calcext:value-type="float">
            <text:p>0</text:p>
          </table:table-cell>
          <table:table-cell table:formula="of:=IF([.F154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B$95]/[.$H155]" office:value-type="float" office:value="10601.1074380165" calcext:value-type="float">
            <text:p>10601,1074380165</text:p>
          </table:table-cell>
          <table:table-cell table:formula="of:=[.C$95]/[.$H155]" office:value-type="float" office:value="8530.85950413223" calcext:value-type="float">
            <text:p>8530,85950413223</text:p>
          </table:table-cell>
          <table:table-cell table:formula="of:=[.D$95]/[.$H155]" office:value-type="float" office:value="11640.6115702479" calcext:value-type="float">
            <text:p>11640,6115702479</text:p>
          </table:table-cell>
          <table:table-cell table:formula="of:=[.E$95]/[.$H155]" office:value-type="float" office:value="3323.19834710744" calcext:value-type="float">
            <text:p>3323,19834710744</text:p>
          </table:table-cell>
          <table:table-cell table:formula="of:=[.F$95]/[.$H155]" office:value-type="float" office:value="3689.07438016529" calcext:value-type="float">
            <text:p>3689,07438016529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table:formula="of:=IF([.B155]&gt;=[.$J$94];1;0)" office:value-type="float" office:value="0" calcext:value-type="float">
            <text:p>0</text:p>
          </table:table-cell>
          <table:table-cell table:formula="of:=IF([.C155]&gt;=[.$J$94];1;0)" office:value-type="float" office:value="0" calcext:value-type="float">
            <text:p>0</text:p>
          </table:table-cell>
          <table:table-cell table:formula="of:=IF([.D155]&gt;=[.$J$94];1;0)" office:value-type="float" office:value="0" calcext:value-type="float">
            <text:p>0</text:p>
          </table:table-cell>
          <table:table-cell table:formula="of:=IF([.E155]&gt;=[.$J$94];1;0)" office:value-type="float" office:value="0" calcext:value-type="float">
            <text:p>0</text:p>
          </table:table-cell>
          <table:table-cell table:formula="of:=IF([.F155]&gt;=[.$J$94];1;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Mandate</text:p>
          </table:table-cell>
          <table:table-cell table:formula="of:=SUM([.L95:.L155])" office:value-type="float" office:value="51" calcext:value-type="float">
            <text:p>51</text:p>
          </table:table-cell>
          <table:table-cell table:formula="of:=SUM([.M95:.M155])" office:value-type="float" office:value="41" calcext:value-type="float">
            <text:p>41</text:p>
          </table:table-cell>
          <table:table-cell table:formula="of:=SUM([.N95:.N155])" office:value-type="float" office:value="57" calcext:value-type="float">
            <text:p>57</text:p>
          </table:table-cell>
          <table:table-cell table:formula="of:=SUM([.O95:.O155])" office:value-type="float" office:value="16" calcext:value-type="float">
            <text:p>16</text:p>
          </table:table-cell>
          <table:table-cell table:formula="of:=SUM([.P95:.P155])" office:value-type="float" office:value="18" calcext:value-type="float">
            <text:p>18</text:p>
          </table:table-cell>
          <table:table-cell table:formula="of:=SUM([.L156:.P156])" office:value-type="float" office:value="183" calcext:value-type="float">
            <text:p>183</text:p>
          </table:table-cell>
        </table:table-row>
        <table:table-row table:style-name="ro2">
          <table:table-cell table:style-name="ce3" office:value-type="string" calcext:value-type="string">
            <text:p>Abgleich Mandate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office:value-type="string" calcext:value-type="string">
            <text:p>Sum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are</text:p>
          </table:table-cell>
          <table:table-cell table:formula="of:=[.B21]" office:value-type="float" office:value="51" calcext:value-type="float">
            <text:p>51</text:p>
          </table:table-cell>
          <table:table-cell table:formula="of:=[.C21]" office:value-type="float" office:value="41" calcext:value-type="float">
            <text:p>41</text:p>
          </table:table-cell>
          <table:table-cell table:formula="of:=[.D21]" office:value-type="float" office:value="57" calcext:value-type="float">
            <text:p>57</text:p>
          </table:table-cell>
          <table:table-cell table:formula="of:=[.E21]" office:value-type="float" office:value="16" calcext:value-type="float">
            <text:p>16</text:p>
          </table:table-cell>
          <table:table-cell table:formula="of:=[.F21]" office:value-type="float" office:value="18" calcext:value-type="float">
            <text:p>18</text:p>
          </table:table-cell>
          <table:table-cell table:formula="of:=SUM([.B160:.F160])" office:value-type="float" office:value="183" calcext:value-type="float">
            <text:p>1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’Hondt</text:p>
          </table:table-cell>
          <table:table-cell table:formula="of:=[.L91]" office:value-type="float" office:value="51" calcext:value-type="float">
            <text:p>51</text:p>
          </table:table-cell>
          <table:table-cell table:formula="of:=[.M91]" office:value-type="float" office:value="41" calcext:value-type="float">
            <text:p>41</text:p>
          </table:table-cell>
          <table:table-cell table:formula="of:=[.N91]" office:value-type="float" office:value="57" calcext:value-type="float">
            <text:p>57</text:p>
          </table:table-cell>
          <table:table-cell table:formula="of:=[.O91]" office:value-type="float" office:value="16" calcext:value-type="float">
            <text:p>16</text:p>
          </table:table-cell>
          <table:table-cell table:formula="of:=[.P91]" office:value-type="float" office:value="18" calcext:value-type="float">
            <text:p>18</text:p>
          </table:table-cell>
          <table:table-cell table:formula="of:=SUM([.B161:.F161])" office:value-type="float" office:value="183" calcext:value-type="float">
            <text:p>1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aint_Lague</text:p>
          </table:table-cell>
          <table:table-cell table:formula="of:=[.L156]" office:value-type="float" office:value="51" calcext:value-type="float">
            <text:p>51</text:p>
          </table:table-cell>
          <table:table-cell table:formula="of:=[.M156]" office:value-type="float" office:value="41" calcext:value-type="float">
            <text:p>41</text:p>
          </table:table-cell>
          <table:table-cell table:formula="of:=[.N156]" office:value-type="float" office:value="57" calcext:value-type="float">
            <text:p>57</text:p>
          </table:table-cell>
          <table:table-cell table:formula="of:=[.O156]" office:value-type="float" office:value="16" calcext:value-type="float">
            <text:p>16</text:p>
          </table:table-cell>
          <table:table-cell table:formula="of:=[.P156]" office:value-type="float" office:value="18" calcext:value-type="float">
            <text:p>18</text:p>
          </table:table-cell>
          <table:table-cell table:formula="of:=SUM([.B162:.F162])" office:value-type="float" office:value="183" calcext:value-type="float">
            <text:p>183</text:p>
          </table:table-cell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9"/>
          <table:table-cell>
            <draw:frame draw:z-index="2" draw:style-name="gr1" draw:text-style-name="P1" svg:width="16.042cm" svg:height="9.023cm" svg:x="0.238cm" svg:y="0.387cm">
              <draw:object draw:notify-on-update-of-ranges="Daten_IST.B159:Daten_IST.F159 Daten_IST.A162:Daten_IST.A162 Daten_IST.B162:Daten_IST.F16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>
            <draw:frame draw:z-index="1" draw:style-name="gr1" draw:text-style-name="P1" svg:width="16.042cm" svg:height="9.023cm" svg:x="1.51cm" svg:y="0.186cm">
              <draw:object draw:notify-on-update-of-ranges="Daten_IST.B159:Daten_IST.F159 Daten_IST.A161:Daten_IST.A161 Daten_IST.B161:Daten_IST.F16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"/>
        </table:table-row>
      </table:table>
      <table:table table:name="Daten_IST_shortcomp" table:style-name="ta1">
        <table:shapes>
          <draw:frame draw:z-index="0" draw:style-name="gr1" draw:text-style-name="P1" svg:width="16.042cm" svg:height="9.023cm" svg:x="34.857cm" svg:y="73.994cm">
            <draw:object draw:notify-on-update-of-ranges="Daten_IST_shortcomp.B42:Daten_IST_shortcomp.F42 Daten_IST_shortcomp.A43:Daten_IST_shortcomp.A43 Daten_IST_shortcomp.B43:Daten_IST_shortcomp.F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2" table:number-columns-repeated="4"/>
          <table:table-cell table:style-name="ce5"/>
          <table:table-cell table:number-columns-repeated="3"/>
        </table:table-row>
        <table:table-row table:style-name="ro2">
          <table:table-cell table:style-name="ce2" table:number-columns-repeated="5"/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Kurzbezeichnung </text:p>
          </table:table-cell>
          <table:table-cell office:value-type="string" calcext:value-type="string">
            <text:p>ÖVP </text:p>
          </table:table-cell>
          <table:table-cell office:value-type="string" calcext:value-type="string">
            <text:p>SPÖ </text:p>
          </table:table-cell>
          <table:table-cell office:value-type="string" calcext:value-type="string">
            <text:p>FPÖ </text:p>
          </table:table-cell>
          <table:table-cell office:value-type="string" calcext:value-type="string">
            <text:p>GRÜNE </text:p>
          </table:table-cell>
          <table:table-cell office:value-type="string" calcext:value-type="string">
            <text:p>NEOS </text:p>
          </table:table-cell>
          <table:table-cell/>
          <table:table-cell office:value-type="string" calcext:value-type="string">
            <text:p>Gesamtanzahl</text:p>
          </table:table-cell>
          <table:table-cell/>
        </table:table-row>
        <table:table-row table:style-name="ro1">
          <table:table-cell table:style-name="ce2" office:value-type="string" calcext:value-type="string">
            <text:p>Stimmen </text:p>
          </table:table-cell>
          <table:table-cell office:value-type="float" office:value="1282734" calcext:value-type="float">
            <text:p>1282734</text:p>
          </table:table-cell>
          <table:table-cell office:value-type="float" office:value="1032234" calcext:value-type="float">
            <text:p>1032234</text:p>
          </table:table-cell>
          <table:table-cell office:value-type="float" office:value="1408514" calcext:value-type="float">
            <text:p>1408514</text:p>
          </table:table-cell>
          <table:table-cell office:value-type="float" office:value="402107" calcext:value-type="float">
            <text:p>402107</text:p>
          </table:table-cell>
          <table:table-cell office:value-type="float" office:value="446378" calcext:value-type="float">
            <text:p>446378</text:p>
          </table:table-cell>
          <table:table-cell/>
          <table:table-cell table:formula="of:=COUNTIF([.B4:.F4];&quot;&lt;&gt;&quot;&quot;&quot;)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erechtigte</text:p>
          </table:table-cell>
          <table:table-cell office:value-type="float" office:value="6346059" calcext:value-type="float">
            <text:p>63460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ndate</text:p>
          </table:table-cell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mme</text:p>
          </table:table-cell>
          <table:table-cell table:formula="of:=SUM([.B4:.F4])" office:value-type="float" office:value="4571967" calcext:value-type="float">
            <text:p>4571967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Zuteilungen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Hare</text:p>
          </table:table-cell>
          <table:table-cell table:number-columns-repeated="8"/>
        </table:table-row>
        <table:table-row table:style-name="ro2">
          <table:table-cell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/>
          <table:table-cell office:value-type="string" calcext:value-type="string">
            <text:p>Quotient</text:p>
          </table:table-cell>
          <table:table-cell table:formula="of:=ROUNDUP([.B8]/[.B7])" office:value-type="float" office:value="24984" calcext:value-type="float">
            <text:p>24984</text:p>
          </table:table-cell>
        </table:table-row>
        <table:table-row table:style-name="ro2">
          <table:table-cell/>
          <table:table-cell table:formula="of:=[$Daten_Norm.$B$4]" office:value-type="float" office:value="1282734" calcext:value-type="float">
            <text:p>1282734</text:p>
          </table:table-cell>
          <table:table-cell table:formula="of:=[$Daten_Norm.$C$4]" office:value-type="float" office:value="1032234" calcext:value-type="float">
            <text:p>1032234</text:p>
          </table:table-cell>
          <table:table-cell table:formula="of:=[$Daten_Norm.$D$4]" office:value-type="float" office:value="1408514" calcext:value-type="float">
            <text:p>1408514</text:p>
          </table:table-cell>
          <table:table-cell table:formula="of:=[$Daten_Norm.$E$4]" office:value-type="float" office:value="402107" calcext:value-type="float">
            <text:p>402107</text:p>
          </table:table-cell>
          <table:table-cell table:formula="of:=[$Daten_Norm.$F$4]" office:value-type="float" office:value="446378" calcext:value-type="float">
            <text:p>446378</text:p>
          </table:table-cell>
          <table:table-cell/>
          <table:table-cell office:value-type="string" calcext:value-type="string">
            <text:p>Restmandate</text:p>
          </table:table-cell>
          <table:table-cell table:formula="of:=[.B7]-SUM([.B17:.F1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h</text:p>
          </table:table-cell>
          <table:table-cell table:formula="of:=[.B15]/[.$I$14]" office:value-type="float" office:value="51.3422190201729" calcext:value-type="float">
            <text:p>51,3422190201729</text:p>
          </table:table-cell>
          <table:table-cell table:formula="of:=[.C15]/[.$I$14]" office:value-type="float" office:value="41.3158021133526" calcext:value-type="float">
            <text:p>41,3158021133526</text:p>
          </table:table-cell>
          <table:table-cell table:formula="of:=[.D15]/[.$I$14]" office:value-type="float" office:value="56.3766410502722" calcext:value-type="float">
            <text:p>56,3766410502722</text:p>
          </table:table-cell>
          <table:table-cell table:formula="of:=[.E15]/[.$I$14]" office:value-type="float" office:value="16.0945805315402" calcext:value-type="float">
            <text:p>16,0945805315402</text:p>
          </table:table-cell>
          <table:table-cell table:formula="of:=[.F15]/[.$I$14]" office:value-type="float" office:value="17.8665545949408" calcext:value-type="float">
            <text:p>17,8665545949408</text:p>
          </table:table-cell>
          <table:table-cell/>
          <table:table-cell office:value-type="string" calcext:value-type="string">
            <text:p>Kommagrenze</text:p>
          </table:table-cell>
          <table:table-cell table:formula="of:=LARGE([.B18:.F18];[.I15])" office:value-type="float" office:value="0.376641050272177" calcext:value-type="float">
            <text:p>0,376641050272177</text:p>
          </table:table-cell>
        </table:table-row>
        <table:table-row table:style-name="ro2">
          <table:table-cell office:value-type="string" calcext:value-type="string">
            <text:p>Vollzahl</text:p>
          </table:table-cell>
          <table:table-cell table:formula="of:=ROUNDDOWN([.B16])" office:value-type="float" office:value="51" calcext:value-type="float">
            <text:p>51</text:p>
          </table:table-cell>
          <table:table-cell table:formula="of:=ROUNDDOWN([.C16])" office:value-type="float" office:value="41" calcext:value-type="float">
            <text:p>41</text:p>
          </table:table-cell>
          <table:table-cell table:formula="of:=ROUNDDOWN([.D16])" office:value-type="float" office:value="56" calcext:value-type="float">
            <text:p>56</text:p>
          </table:table-cell>
          <table:table-cell table:formula="of:=ROUNDDOWN([.E16])" office:value-type="float" office:value="16" calcext:value-type="float">
            <text:p>16</text:p>
          </table:table-cell>
          <table:table-cell table:formula="of:=ROUNDDOWN([.F16])" office:value-type="float" office:value="17" calcext:value-type="float">
            <text:p>17</text:p>
          </table:table-cell>
          <table:table-cell/>
          <table:table-cell office:value-type="string" calcext:value-type="string">
            <text:p>Rest Check</text:p>
          </table:table-cell>
          <table:table-cell table:formula="of:=SUM([.B19:.F1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achkomma</text:p>
          </table:table-cell>
          <table:table-cell table:formula="of:=[.B16]-[.B17]" office:value-type="float" office:value="0.342219020172912" calcext:value-type="float">
            <text:p>0,342219020172912</text:p>
          </table:table-cell>
          <table:table-cell table:formula="of:=[.C16]-[.C17]" office:value-type="float" office:value="0.315802113352547" calcext:value-type="float">
            <text:p>0,315802113352547</text:p>
          </table:table-cell>
          <table:table-cell table:formula="of:=[.D16]-[.D17]" office:value-type="float" office:value="0.376641050272177" calcext:value-type="float">
            <text:p>0,376641050272177</text:p>
          </table:table-cell>
          <table:table-cell table:formula="of:=[.E16]-[.E17]" office:value-type="float" office:value="0.0945805315401849" calcext:value-type="float">
            <text:p>0,0945805315401849</text:p>
          </table:table-cell>
          <table:table-cell table:formula="of:=[.F16]-[.F17]" office:value-type="float" office:value="0.866554594940762" calcext:value-type="float">
            <text:p>0,866554594940762</text:p>
          </table:table-cell>
          <table:table-cell/>
          <table:table-cell office:value-type="string" calcext:value-type="string">
            <text:p>Summe Check</text:p>
          </table:table-cell>
          <table:table-cell table:formula="of:=SUM([.B20:.F20])"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Restmandat</text:p>
          </table:table-cell>
          <table:table-cell table:formula="of:=IF([.B18]&gt;=[.$I$16];1;0)" office:value-type="float" office:value="0" calcext:value-type="float">
            <text:p>0</text:p>
          </table:table-cell>
          <table:table-cell table:formula="of:=IF([.C18]&gt;=[.$I$16];1;0)" office:value-type="float" office:value="0" calcext:value-type="float">
            <text:p>0</text:p>
          </table:table-cell>
          <table:table-cell table:formula="of:=IF([.D18]&gt;=[.$I$16];1;0)" office:value-type="float" office:value="1" calcext:value-type="float">
            <text:p>1</text:p>
          </table:table-cell>
          <table:table-cell table:formula="of:=IF([.E18]&gt;=[.$I$16];1;0)" office:value-type="float" office:value="0" calcext:value-type="float">
            <text:p>0</text:p>
          </table:table-cell>
          <table:table-cell table:formula="of:=IF([.F18]&gt;=[.$I$16]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date gesamt</text:p>
          </table:table-cell>
          <table:table-cell table:formula="of:=[.B17]+[.B19]" office:value-type="float" office:value="51" calcext:value-type="float">
            <text:p>51</text:p>
          </table:table-cell>
          <table:table-cell table:formula="of:=[.C17]+[.C19]" office:value-type="float" office:value="41" calcext:value-type="float">
            <text:p>41</text:p>
          </table:table-cell>
          <table:table-cell table:formula="of:=[.D17]+[.D19]" office:value-type="float" office:value="57" calcext:value-type="float">
            <text:p>57</text:p>
          </table:table-cell>
          <table:table-cell table:formula="of:=[.E17]+[.E19]" office:value-type="float" office:value="16" calcext:value-type="float">
            <text:p>16</text:p>
          </table:table-cell>
          <table:table-cell table:formula="of:=[.F17]+[.F19]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d’Hondt</text:p>
          </table:table-cell>
          <table:table-cell table:number-columns-repeated="8"/>
        </table:table-row>
        <table:table-row table:style-name="ro2">
          <table:table-cell table:style-name="ce11"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Startdivisor</text:p>
          </table:table-cell>
          <table:table-cell table:formula="of:=[.B8]/([.B7]+0.5*[.H4])" office:value-type="float" office:value="24646.7223719677" calcext:value-type="float">
            <text:p>24646,7223719677</text:p>
          </table:table-cell>
        </table:table-row>
        <table:table-row table:style-name="ro2">
          <table:table-cell table:style-name="ce11" office:value-type="string" calcext:value-type="string">
            <text:p>roh</text:p>
          </table:table-cell>
          <table:table-cell table:formula="of:=[.B4]/[.$I$23]" office:value-type="float" office:value="52.0448106908908" calcext:value-type="float">
            <text:p>52,0448106908908</text:p>
          </table:table-cell>
          <table:table-cell table:formula="of:=[.C4]/[.$I$23]" office:value-type="float" office:value="41.8811874626392" calcext:value-type="float">
            <text:p>41,8811874626392</text:p>
          </table:table-cell>
          <table:table-cell table:formula="of:=[.D4]/[.$I$23]" office:value-type="float" office:value="57.1481261785135" calcext:value-type="float">
            <text:p>57,1481261785135</text:p>
          </table:table-cell>
          <table:table-cell table:formula="of:=[.E4]/[.$I$23]" office:value-type="float" office:value="16.3148265287129" calcext:value-type="float">
            <text:p>16,3148265287129</text:p>
          </table:table-cell>
          <table:table-cell table:formula="of:=[.F4]/[.$I$23]" office:value-type="float" office:value="18.1110491392436" calcext:value-type="float">
            <text:p>18,1110491392436</text:p>
          </table:table-cell>
          <table:table-cell/>
          <table:table-cell office:value-type="string" calcext:value-type="string">
            <text:p>kleines Nachkomma</text:p>
          </table:table-cell>
          <table:table-cell table:formula="of:=LARGE([.B26:.F26];[.H4])" office:value-type="float" office:value="0.044810690890813" calcext:value-type="float">
            <text:p>0,044810690890813</text:p>
          </table:table-cell>
        </table:table-row>
        <table:table-row table:style-name="ro2">
          <table:table-cell table:style-name="ce11" office:value-type="string" calcext:value-type="string">
            <text:p>vorläufig</text:p>
          </table:table-cell>
          <table:table-cell table:formula="of:=ROUNDDOWN([.B24])" office:value-type="float" office:value="52" calcext:value-type="float">
            <text:p>52</text:p>
          </table:table-cell>
          <table:table-cell table:formula="of:=ROUNDDOWN([.C24])" office:value-type="float" office:value="41" calcext:value-type="float">
            <text:p>41</text:p>
          </table:table-cell>
          <table:table-cell table:formula="of:=ROUNDDOWN([.D24])" office:value-type="float" office:value="57" calcext:value-type="float">
            <text:p>57</text:p>
          </table:table-cell>
          <table:table-cell table:formula="of:=ROUNDDOWN([.E24])" office:value-type="float" office:value="16" calcext:value-type="float">
            <text:p>16</text:p>
          </table:table-cell>
          <table:table-cell table:formula="of:=ROUNDDOWN([.F24])" office:value-type="float" office:value="18" calcext:value-type="float">
            <text:p>18</text:p>
          </table:table-cell>
          <table:table-cell table:formula="of:=SUM([.B25:.F25])" office:value-type="float" office:value="184" calcext:value-type="float">
            <text:p>184</text:p>
          </table:table-cell>
          <table:table-cell/>
          <table:table-cell table:formula="of:=[.B4]/[.B25]" office:value-type="float" office:value="24667.9615384615" calcext:value-type="float">
            <text:p>24667,9615384615</text:p>
          </table:table-cell>
        </table:table-row>
        <table:table-row table:style-name="ro2">
          <table:table-cell table:style-name="ce11" office:value-type="string" calcext:value-type="string">
            <text:p>Nachkomma</text:p>
          </table:table-cell>
          <table:table-cell table:formula="of:=[.B24]-[.B25]" office:value-type="float" office:value="0.044810690890813" calcext:value-type="float">
            <text:p>0,044810690890813</text:p>
          </table:table-cell>
          <table:table-cell table:formula="of:=[.C24]-[.C25]" office:value-type="float" office:value="0.881187462639169" calcext:value-type="float">
            <text:p>0,881187462639169</text:p>
          </table:table-cell>
          <table:table-cell table:formula="of:=[.D24]-[.D25]" office:value-type="float" office:value="0.148126178513536" calcext:value-type="float">
            <text:p>0,148126178513536</text:p>
          </table:table-cell>
          <table:table-cell table:formula="of:=[.E24]-[.E25]" office:value-type="float" office:value="0.314826528712914" calcext:value-type="float">
            <text:p>0,314826528712914</text:p>
          </table:table-cell>
          <table:table-cell table:formula="of:=[.F24]-[.F25]" office:value-type="float" office:value="0.111049139243569" calcext:value-type="float">
            <text:p>0,111049139243569</text:p>
          </table:table-cell>
          <table:table-cell table:number-columns-repeated="2"/>
          <table:table-cell table:formula="of:=ROUNDUP([.I25])" office:value-type="float" office:value="24668" calcext:value-type="float">
            <text:p>24668</text:p>
          </table:table-cell>
        </table:table-row>
        <table:table-row table:style-name="ro2">
          <table:table-cell table:style-name="ce11" office:value-type="string" calcext:value-type="string">
            <text:p>zweit_roh</text:p>
          </table:table-cell>
          <table:table-cell table:formula="of:=[.B4]/[.$I$26]" office:value-type="float" office:value="51.9999189233014" calcext:value-type="float">
            <text:p>51,9999189233014</text:p>
          </table:table-cell>
          <table:table-cell table:formula="of:=[.C4]/[.$I$26]" office:value-type="float" office:value="41.8450624290579" calcext:value-type="float">
            <text:p>41,8450624290579</text:p>
          </table:table-cell>
          <table:table-cell table:formula="of:=[.D4]/[.$I$26]" office:value-type="float" office:value="57.0988324955408" calcext:value-type="float">
            <text:p>57,0988324955408</text:p>
          </table:table-cell>
          <table:table-cell table:formula="of:=[.E4]/[.$I$26]" office:value-type="float" office:value="16.3007540132966" calcext:value-type="float">
            <text:p>16,3007540132966</text:p>
          </table:table-cell>
          <table:table-cell table:formula="of:=[.F4]/[.$I$26]" office:value-type="float" office:value="18.0954272742014" calcext:value-type="float">
            <text:p>18,0954272742014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zweit_vorläufig</text:p>
          </table:table-cell>
          <table:table-cell table:formula="of:=ROUNDDOWN([.B27])" office:value-type="float" office:value="51" calcext:value-type="float">
            <text:p>51</text:p>
          </table:table-cell>
          <table:table-cell table:formula="of:=ROUNDDOWN([.C27])" office:value-type="float" office:value="41" calcext:value-type="float">
            <text:p>41</text:p>
          </table:table-cell>
          <table:table-cell table:formula="of:=ROUNDDOWN([.D27])" office:value-type="float" office:value="57" calcext:value-type="float">
            <text:p>57</text:p>
          </table:table-cell>
          <table:table-cell table:formula="of:=ROUNDDOWN([.E27])" office:value-type="float" office:value="16" calcext:value-type="float">
            <text:p>16</text:p>
          </table:table-cell>
          <table:table-cell table:formula="of:=ROUNDDOWN([.F27])" office:value-type="float" office:value="18" calcext:value-type="float">
            <text:p>18</text:p>
          </table:table-cell>
          <table:table-cell table:formula="of:=SUM([.B28:.F28])" office:value-type="float" office:value="183" calcext:value-type="float">
            <text:p>183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Saint_Lague</text:p>
          </table:table-cell>
          <table:table-cell table:number-columns-repeated="8"/>
        </table:table-row>
        <table:table-row table:style-name="ro2">
          <table:table-cell table:style-name="ce11"/>
          <table:table-cell table:number-columns-repeated="8"/>
        </table:table-row>
        <table:table-row table:style-name="ro2">
          <table:table-cell table:style-name="ce11"/>
          <table:table-cell table:formula="of:=[$Daten_Norm.$B$3]" office:value-type="string" office:string-value="ÖVP " calcext:value-type="string">
            <text:p>ÖVP </text:p>
          </table:table-cell>
          <table:table-cell table:formula="of:=[$Daten_Norm.$C$3]" office:value-type="string" office:string-value="SPÖ " calcext:value-type="string">
            <text:p>SPÖ </text:p>
          </table:table-cell>
          <table:table-cell table:formula="of:=[$Daten_Norm.$D$3]" office:value-type="string" office:string-value="FPÖ " calcext:value-type="string">
            <text:p>FPÖ </text:p>
          </table:table-cell>
          <table:table-cell table:formula="of:=[$Daten_Norm.$E$3]" office:value-type="string" office:string-value="GRÜNE " calcext:value-type="string">
            <text:p>GRÜNE </text:p>
          </table:table-cell>
          <table:table-cell table:formula="of:=[$Daten_Norm.$F$3]" office:value-type="string" office:string-value="NEOS " calcext:value-type="string">
            <text:p>NEOS 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Startdivisor</text:p>
          </table:table-cell>
          <table:table-cell table:formula="of:=[.B8]/[.B7]" office:value-type="float" office:value="24983.4262295082" calcext:value-type="float">
            <text:p>24983,4262295082</text:p>
          </table:table-cell>
        </table:table-row>
        <table:table-row table:style-name="ro2">
          <table:table-cell table:style-name="ce11" office:value-type="string" calcext:value-type="string">
            <text:p>roh</text:p>
          </table:table-cell>
          <table:table-cell table:formula="of:=[.B4]/[.$I$32]" office:value-type="float" office:value="51.3433981478869" calcext:value-type="float">
            <text:p>51,3433981478869</text:p>
          </table:table-cell>
          <table:table-cell table:formula="of:=[.C4]/[.$I$32]" office:value-type="float" office:value="41.3167509739244" calcext:value-type="float">
            <text:p>41,3167509739244</text:p>
          </table:table-cell>
          <table:table-cell table:formula="of:=[.D4]/[.$I$32]" office:value-type="float" office:value="56.3779357987492" calcext:value-type="float">
            <text:p>56,3779357987492</text:p>
          </table:table-cell>
          <table:table-cell table:formula="of:=[.E4]/[.$I$32]" office:value-type="float" office:value="16.0949501604014" calcext:value-type="float">
            <text:p>16,0949501604014</text:p>
          </table:table-cell>
          <table:table-cell table:formula="of:=[.F4]/[.$I$32]" office:value-type="float" office:value="17.8669649190381" calcext:value-type="float">
            <text:p>17,8669649190381</text:p>
          </table:table-cell>
          <table:table-cell/>
          <table:table-cell office:value-type="string" calcext:value-type="string">
            <text:p>Min Marke</text:p>
          </table:table-cell>
          <table:table-cell table:formula="of:=LARGE([.B36:.F36];1)" office:value-type="float" office:value="24929.4513274336" calcext:value-type="float">
            <text:p>24929,4513274336</text:p>
          </table:table-cell>
        </table:table-row>
        <table:table-row table:style-name="ro2">
          <table:table-cell table:style-name="ce11" office:value-type="string" calcext:value-type="string">
            <text:p>vorläufig</text:p>
          </table:table-cell>
          <table:table-cell table:formula="of:=ROUND([.B33])" office:value-type="float" office:value="51" calcext:value-type="float">
            <text:p>51</text:p>
          </table:table-cell>
          <table:table-cell table:formula="of:=ROUND([.C33])" office:value-type="float" office:value="41" calcext:value-type="float">
            <text:p>41</text:p>
          </table:table-cell>
          <table:table-cell table:formula="of:=ROUND([.D33])" office:value-type="float" office:value="56" calcext:value-type="float">
            <text:p>56</text:p>
          </table:table-cell>
          <table:table-cell table:formula="of:=ROUND([.E33])" office:value-type="float" office:value="16" calcext:value-type="float">
            <text:p>16</text:p>
          </table:table-cell>
          <table:table-cell table:formula="of:=ROUND([.F33])" office:value-type="float" office:value="18" calcext:value-type="float">
            <text:p>18</text:p>
          </table:table-cell>
          <table:table-cell table:formula="of:=SUM([.B34:.F34])" office:value-type="float" office:value="182" calcext:value-type="float">
            <text:p>182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Kommarundung</text:p>
          </table:table-cell>
          <table:table-cell table:style-name="ce12" table:formula="of:=ROUNDUP([.B33]*2)/2" office:value-type="float" office:value="51.5" calcext:value-type="float">
            <text:p>51,5</text:p>
          </table:table-cell>
          <table:table-cell table:style-name="ce12" table:formula="of:=ROUNDUP([.C33]*2)/2" office:value-type="float" office:value="41.5" calcext:value-type="float">
            <text:p>41,5</text:p>
          </table:table-cell>
          <table:table-cell table:style-name="ce12" table:formula="of:=ROUNDUP([.D33]*2)/2" office:value-type="float" office:value="56.5" calcext:value-type="float">
            <text:p>56,5</text:p>
          </table:table-cell>
          <table:table-cell table:style-name="ce12" table:formula="of:=ROUNDUP([.E33]*2)/2" office:value-type="float" office:value="16.5" calcext:value-type="float">
            <text:p>16,5</text:p>
          </table:table-cell>
          <table:table-cell table:style-name="ce12" table:formula="of:=ROUNDUP([.F33]*2)/2" office:value-type="float" office:value="18" calcext:value-type="float">
            <text:p>18,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Marken</text:p>
          </table:table-cell>
          <table:table-cell table:style-name="ce12" table:formula="of:=[.B4]/[.B35]" office:value-type="float" office:value="24907.4563106796" calcext:value-type="float">
            <text:p>24907,5</text:p>
          </table:table-cell>
          <table:table-cell table:style-name="ce12" table:formula="of:=[.C4]/[.C35]" office:value-type="float" office:value="24873.1084337349" calcext:value-type="float">
            <text:p>24873,1</text:p>
          </table:table-cell>
          <table:table-cell table:style-name="ce12" table:formula="of:=[.D4]/[.D35]" office:value-type="float" office:value="24929.4513274336" calcext:value-type="float">
            <text:p>24929,5</text:p>
          </table:table-cell>
          <table:table-cell table:style-name="ce12" table:formula="of:=[.E4]/[.E35]" office:value-type="float" office:value="24370.1212121212" calcext:value-type="float">
            <text:p>24370,1</text:p>
          </table:table-cell>
          <table:table-cell table:style-name="ce12" table:formula="of:=[.F4]/[.F35]" office:value-type="float" office:value="24798.7777777778" calcext:value-type="float">
            <text:p>24798,8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vorläufig2</text:p>
          </table:table-cell>
          <table:table-cell table:formula="of:=[.B4]/[.$I$33]" office:value-type="float" office:value="51.4545620419819" calcext:value-type="float">
            <text:p>51,4545620419819</text:p>
          </table:table-cell>
          <table:table-cell table:formula="of:=[.C4]/[.$I$33]" office:value-type="float" office:value="41.4062061150972" calcext:value-type="float">
            <text:p>41,4062061150972</text:p>
          </table:table-cell>
          <table:table-cell table:formula="of:=[.D4]/[.$I$33]" office:value-type="float" office:value="56.5000000000001" calcext:value-type="float">
            <text:p>56,5000000000001</text:p>
          </table:table-cell>
          <table:table-cell table:formula="of:=[.E4]/[.$I$33]" office:value-type="float" office:value="16.1297974319034" calcext:value-type="float">
            <text:p>16,1297974319034</text:p>
          </table:table-cell>
          <table:table-cell table:formula="of:=[.F4]/[.$I$33]" office:value-type="float" office:value="17.9056487901434" calcext:value-type="float">
            <text:p>17,9056487901434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fin</text:p>
          </table:table-cell>
          <table:table-cell table:formula="of:=ROUND([.B37])" office:value-type="float" office:value="51" calcext:value-type="float">
            <text:p>51</text:p>
          </table:table-cell>
          <table:table-cell table:formula="of:=ROUND([.C37])" office:value-type="float" office:value="41" calcext:value-type="float">
            <text:p>41</text:p>
          </table:table-cell>
          <table:table-cell table:formula="of:=ROUND([.D37])" office:value-type="float" office:value="57" calcext:value-type="float">
            <text:p>57</text:p>
          </table:table-cell>
          <table:table-cell table:formula="of:=ROUND([.E37])" office:value-type="float" office:value="16" calcext:value-type="float">
            <text:p>16</text:p>
          </table:table-cell>
          <table:table-cell table:formula="of:=ROUND([.F37])" office:value-type="float" office:value="18" calcext:value-type="float">
            <text:p>18</text:p>
          </table:table-cell>
          <table:table-cell table:formula="of:=SUM([.B38:.F38])" office:value-type="float" office:value="183" calcext:value-type="float">
            <text:p>183</text:p>
          </table:table-cell>
          <table:table-cell table:number-columns-repeated="2"/>
        </table:table-row>
        <table:table-row table:style-name="ro2">
          <table:table-cell table:style-name="ce11"/>
          <table:table-cell table:number-columns-repeated="8"/>
        </table:table-row>
        <table:table-row table:style-name="ro2">
          <table:table-cell table:style-name="ce3" office:value-type="string" calcext:value-type="string">
            <text:p>Abgleich Mandat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formula="of:=[$Daten_Weiß_Ungueltig.$B$3]" office:value-type="string" office:string-value="ÖVP " calcext:value-type="string">
            <text:p>ÖVP </text:p>
          </table:table-cell>
          <table:table-cell table:formula="of:=[$Daten_Weiß_Ungueltig.$C$3]" office:value-type="string" office:string-value="SPÖ " calcext:value-type="string">
            <text:p>SPÖ </text:p>
          </table:table-cell>
          <table:table-cell table:formula="of:=[$Daten_Weiß_Ungueltig.$D$3]" office:value-type="string" office:string-value="FPÖ " calcext:value-type="string">
            <text:p>FPÖ </text:p>
          </table:table-cell>
          <table:table-cell table:formula="of:=[$Daten_Weiß_Ungueltig.$E$3]" office:value-type="string" office:string-value="GRÜNE " calcext:value-type="string">
            <text:p>GRÜNE </text:p>
          </table:table-cell>
          <table:table-cell table:formula="of:=[$Daten_Weiß_Ungueltig.$F$3]" office:value-type="string" office:string-value="NEOS " calcext:value-type="string">
            <text:p>NEOS </text:p>
          </table:table-cell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</text:p>
          </table:table-cell>
          <table:table-cell table:formula="of:=[.B20]" office:value-type="float" office:value="51" calcext:value-type="float">
            <text:p>51</text:p>
          </table:table-cell>
          <table:table-cell table:formula="of:=[.C20]" office:value-type="float" office:value="41" calcext:value-type="float">
            <text:p>41</text:p>
          </table:table-cell>
          <table:table-cell table:formula="of:=[.D20]" office:value-type="float" office:value="57" calcext:value-type="float">
            <text:p>57</text:p>
          </table:table-cell>
          <table:table-cell table:formula="of:=[.E20]" office:value-type="float" office:value="16" calcext:value-type="float">
            <text:p>16</text:p>
          </table:table-cell>
          <table:table-cell table:formula="of:=[.F20]" office:value-type="float" office:value="18" calcext:value-type="float">
            <text:p>18</text:p>
          </table:table-cell>
          <table:table-cell table:formula="of:=SUM([.B43:.F43])" office:value-type="float" office:value="183" calcext:value-type="float">
            <text:p>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’Hondt</text:p>
          </table:table-cell>
          <table:table-cell table:formula="of:=ROUNDDOWN([.B43])" office:value-type="float" office:value="51" calcext:value-type="float">
            <text:p>51</text:p>
          </table:table-cell>
          <table:table-cell table:formula="of:=ROUNDDOWN([.C43])" office:value-type="float" office:value="41" calcext:value-type="float">
            <text:p>41</text:p>
          </table:table-cell>
          <table:table-cell table:formula="of:=ROUNDDOWN([.D43])" office:value-type="float" office:value="57" calcext:value-type="float">
            <text:p>57</text:p>
          </table:table-cell>
          <table:table-cell table:formula="of:=ROUNDDOWN([.E43])" office:value-type="float" office:value="16" calcext:value-type="float">
            <text:p>16</text:p>
          </table:table-cell>
          <table:table-cell table:formula="of:=ROUNDDOWN([.F43])" office:value-type="float" office:value="18" calcext:value-type="float">
            <text:p>18</text:p>
          </table:table-cell>
          <table:table-cell table:formula="of:=SUM([.B44:.F44])" office:value-type="float" office:value="183" calcext:value-type="float">
            <text:p>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nt_Lague</text:p>
          </table:table-cell>
          <table:table-cell table:formula="of:=ROUND([.B44])" office:value-type="float" office:value="51" calcext:value-type="float">
            <text:p>51</text:p>
          </table:table-cell>
          <table:table-cell table:formula="of:=ROUND([.C44])" office:value-type="float" office:value="41" calcext:value-type="float">
            <text:p>41</text:p>
          </table:table-cell>
          <table:table-cell table:formula="of:=ROUND([.D44])" office:value-type="float" office:value="57" calcext:value-type="float">
            <text:p>57</text:p>
          </table:table-cell>
          <table:table-cell table:formula="of:=ROUND([.E44])" office:value-type="float" office:value="16" calcext:value-type="float">
            <text:p>16</text:p>
          </table:table-cell>
          <table:table-cell table:formula="of:=ROUND([.F44])" office:value-type="float" office:value="18" calcext:value-type="float">
            <text:p>18</text:p>
          </table:table-cell>
          <table:table-cell table:formula="of:=SUM([.B45:.F45])" office:value-type="float" office:value="183" calcext:value-type="float">
            <text:p>1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.00.0000</text:date>, <text:time style:data-style-name="N2" text:time-value="15:03:46.0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2:57:16.565000000</meta:creation-date>
    <dc:date>2024-10-04T18:34:57.071000000</dc:date>
    <meta:editing-duration>PT33M28S</meta:editing-duration>
    <meta:editing-cycles>10</meta:editing-cycles>
    <meta:generator>LibreOffice/24.2.5.2$Windows_X86_64 LibreOffice_project/bffef4ea93e59bebbeaf7f431bb02b1a39ee8a59</meta:generator>
    <meta:document-statistic meta:table-count="4" meta:cell-count="8358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6.403cm" svg:y="0.316cm" chart:style-name="ch2">
          <text:p>Hare/Niemeyer</text:p>
        </chart:title>
        <chart:legend chart:legend-position="end" svg:x="13.93cm" svg:y="3.237cm" style:legend-expansion="high" chart:style-name="ch3"/>
        <chart:plot-area chart:style-name="ch4" table:cell-range-address="Daten_IST.B159:Daten_IST.F160 Daten_IST.A160:Daten_IST.A160" chart:data-source-has-labels="both" svg:x="0.35cm" svg:y="1.471cm" svg:width="13.23cm" svg:height="7.203cm">
          <chart:coordinate-region svg:x="3.364cm" svg:y="1.472cm" svg:width="7.201cm" svg:height="7.201cm"/>
          <chart:axis chart:dimension="x" chart:name="primary-x" chart:style-name="ch5" chartooo:axis-type="auto">
            <chartooo:date-scale/>
            <chart:categories table:cell-range-address="Daten_IST.B159:Daten_IST.F1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IST.B160:Daten_IST.F160" chart:label-cell-address="Daten_IST.A160:Daten_IST.A16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IST.B159:Daten_IST.F159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</table:table-row>
          </table:table-header-rows>
          <table:table-rows>
            <table:table-row>
              <table:table-cell office:value-type="string">
                <text:p>Hare</text:p>
                <draw:g>
                  <svg:desc>Daten_IST.A160:Daten_IST.A160</svg:desc>
                </draw:g>
              </table:table-cell>
              <table:table-cell office:value-type="float" office:value="51">
                <text:p>51</text:p>
                <draw:g>
                  <svg:desc>Daten_IST.B160:Daten_IST.F160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chart-properties chart:solid-type="cuboid"/>
      <style:graphic-properties draw:fill-color="#b2b2b2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43cm" svg:height="9.024cm" xlink:href="." xlink:type="simple" chart:class="chart:circle" chart:style-name="ch1">
        <chart:title svg:x="6.703cm" svg:y="0.316cm" chart:style-name="ch2">
          <text:p>Saint-Lague</text:p>
        </chart:title>
        <chart:legend chart:legend-position="end" svg:x="13.93cm" svg:y="1.032cm" style:legend-expansion="high" chart:style-name="ch3"/>
        <chart:plot-area chart:style-name="ch4" chart:data-source-has-labels="both" svg:x="0.35cm" svg:y="1.471cm" svg:width="13.23cm" svg:height="7.203cm">
          <chart:coordinate-region svg:x="3.258cm" svg:y="1.472cm" svg:width="7.069cm" svg:height="7.069cm"/>
          <chart:axis chart:dimension="x" chart:name="primary-x" chart:style-name="ch5" chartooo:axis-type="auto">
            <chartooo:date-scale/>
            <chart:categories table:cell-range-address="local-table.$B$1:.$O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O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  <table:table-cell office:value-type="string">
                <text:p>Ungültig</text:p>
              </table:table-cell>
              <table:table-cell office:value-type="string">
                <text:p>Weiß</text:p>
              </table:table-cell>
            </table:table-row>
          </table:table-header-rows>
          <table:table-rows>
            <table:table-row>
              <table:table-cell office:value-type="string">
                <text:p>Saint_Lague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7.162cm" svg:y="0.316cm" chart:style-name="ch2">
          <text:p>d'Hondt</text:p>
        </chart:title>
        <chart:legend chart:legend-position="end" svg:x="13.93cm" svg:y="3.237cm" style:legend-expansion="high" chart:style-name="ch3"/>
        <chart:plot-area chart:style-name="ch4" table:cell-range-address="Daten_IST.B159:Daten_IST.F159 Daten_IST.A161:Daten_IST.F161" chart:data-source-has-labels="both" svg:x="0.35cm" svg:y="1.471cm" svg:width="13.23cm" svg:height="7.203cm">
          <chart:coordinate-region svg:x="3.364cm" svg:y="1.472cm" svg:width="7.201cm" svg:height="7.201cm"/>
          <chart:axis chart:dimension="x" chart:name="primary-x" chart:style-name="ch5" chartooo:axis-type="auto">
            <chartooo:date-scale/>
            <chart:categories table:cell-range-address="Daten_IST.B159:Daten_IST.F1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IST.B161:Daten_IST.F161" chart:label-cell-address="Daten_IST.A161:Daten_IST.A1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IST.B159:Daten_IST.F159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</table:table-row>
          </table:table-header-rows>
          <table:table-rows>
            <table:table-row>
              <table:table-cell office:value-type="string">
                <text:p>d’Hondt</text:p>
                <draw:g>
                  <svg:desc>Daten_IST.A161:Daten_IST.A161</svg:desc>
                </draw:g>
              </table:table-cell>
              <table:table-cell office:value-type="float" office:value="51">
                <text:p>51</text:p>
                <draw:g>
                  <svg:desc>Daten_IST.B161:Daten_IST.F161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6.703cm" svg:y="0.316cm" chart:style-name="ch2">
          <text:p>Saint-Lague</text:p>
        </chart:title>
        <chart:legend chart:legend-position="end" svg:x="13.93cm" svg:y="3.237cm" style:legend-expansion="high" chart:style-name="ch3"/>
        <chart:plot-area chart:style-name="ch4" table:cell-range-address="Daten_IST.B159:Daten_IST.F159 Daten_IST.A162:Daten_IST.F162" chart:data-source-has-labels="both" svg:x="0.35cm" svg:y="1.471cm" svg:width="13.23cm" svg:height="7.203cm">
          <chart:coordinate-region svg:x="3.364cm" svg:y="1.472cm" svg:width="7.201cm" svg:height="7.201cm"/>
          <chart:axis chart:dimension="x" chart:name="primary-x" chart:style-name="ch5" chartooo:axis-type="auto">
            <chartooo:date-scale/>
            <chart:categories table:cell-range-address="Daten_IST.B159:Daten_IST.F1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IST.B162:Daten_IST.F162" chart:label-cell-address="Daten_IST.A162:Daten_IST.A16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IST.B159:Daten_IST.F159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</table:table-row>
          </table:table-header-rows>
          <table:table-rows>
            <table:table-row>
              <table:table-cell office:value-type="string">
                <text:p>Saint_Lague</text:p>
                <draw:g>
                  <svg:desc>Daten_IST.A162:Daten_IST.A162</svg:desc>
                </draw:g>
              </table:table-cell>
              <table:table-cell office:value-type="float" office:value="51">
                <text:p>51</text:p>
                <draw:g>
                  <svg:desc>Daten_IST.B162:Daten_IST.F162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6.403cm" svg:y="0.316cm" chart:style-name="ch2">
          <text:p>Hare/Niemeyer</text:p>
        </chart:title>
        <chart:legend chart:legend-position="end" svg:x="13.93cm" svg:y="3.237cm" style:legend-expansion="high" chart:style-name="ch3"/>
        <chart:plot-area chart:style-name="ch4" table:cell-range-address="Daten_IST_shortcomp.B42:Daten_IST_shortcomp.F43 Daten_IST_shortcomp.A43:Daten_IST_shortcomp.A43" chart:data-source-has-labels="both" svg:x="0.35cm" svg:y="1.471cm" svg:width="13.23cm" svg:height="7.203cm">
          <chart:coordinate-region svg:x="3.364cm" svg:y="1.472cm" svg:width="7.201cm" svg:height="7.201cm"/>
          <chart:axis chart:dimension="x" chart:name="primary-x" chart:style-name="ch5" chartooo:axis-type="auto">
            <chartooo:date-scale/>
            <chart:categories table:cell-range-address="Daten_IST_shortcomp.B42:Daten_IST_shortcomp.F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IST_shortcomp.B43:Daten_IST_shortcomp.F43" chart:label-cell-address="Daten_IST_shortcomp.A43:Daten_IST_shortcomp.A4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IST_shortcomp.B42:Daten_IST_shortcomp.F42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</table:table-row>
          </table:table-header-rows>
          <table:table-rows>
            <table:table-row>
              <table:table-cell office:value-type="string">
                <text:p>Hare</text:p>
                <draw:g>
                  <svg:desc>Daten_IST_shortcomp.A43:Daten_IST_shortcomp.A43</svg:desc>
                </draw:g>
              </table:table-cell>
              <table:table-cell office:value-type="float" office:value="51">
                <text:p>51</text:p>
                <draw:g>
                  <svg:desc>Daten_IST_shortcomp.B43:Daten_IST_shortcomp.F43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6.403cm" svg:y="0.316cm" chart:style-name="ch2">
          <text:p>Hare/Niemeyer</text:p>
        </chart:title>
        <chart:legend chart:legend-position="end" svg:x="13.93cm" svg:y="1.522cm" style:legend-expansion="high" chart:style-name="ch3"/>
        <chart:plot-area chart:style-name="ch4" table:cell-range-address="Daten_Norm.B159:Daten_Norm.M160 Daten_Norm.A160:Daten_Norm.A160" chart:data-source-has-labels="both" svg:x="0.35cm" svg:y="1.471cm" svg:width="13.23cm" svg:height="7.203cm">
          <chart:coordinate-region svg:x="3.633cm" svg:y="2.011cm" svg:width="6.663cm" svg:height="6.663cm"/>
          <chart:axis chart:dimension="x" chart:name="primary-x" chart:style-name="ch5" chartooo:axis-type="auto">
            <chartooo:date-scale/>
            <chart:categories table:cell-range-address="Daten_Norm.B159:Daten_Norm.M1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Norm.B160:Daten_Norm.M160" chart:label-cell-address="Daten_Norm.A160:Daten_Norm.A16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Norm.B159:Daten_Norm.M159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</table:table-row>
          </table:table-header-rows>
          <table:table-rows>
            <table:table-row>
              <table:table-cell office:value-type="string">
                <text:p>Hare</text:p>
                <draw:g>
                  <svg:desc>Daten_Norm.A160:Daten_Norm.A160</svg:desc>
                </draw:g>
              </table:table-cell>
              <table:table-cell office:value-type="float" office:value="48">
                <text:p>48</text:p>
                <draw:g>
                  <svg:desc>Daten_Norm.B160:Daten_Norm.M160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7.162cm" svg:y="0.316cm" chart:style-name="ch2">
          <text:p>d'Hondt</text:p>
        </chart:title>
        <chart:legend chart:legend-position="end" svg:x="13.93cm" svg:y="1.522cm" style:legend-expansion="high" chart:style-name="ch3"/>
        <chart:plot-area chart:style-name="ch4" table:cell-range-address="Daten_Norm.B159:Daten_Norm.M159 Daten_Norm.A161:Daten_Norm.M161" chart:data-source-has-labels="both" svg:x="0.35cm" svg:y="1.471cm" svg:width="13.23cm" svg:height="7.203cm">
          <chart:coordinate-region svg:x="3.633cm" svg:y="2.011cm" svg:width="6.663cm" svg:height="6.663cm"/>
          <chart:axis chart:dimension="x" chart:name="primary-x" chart:style-name="ch5" chartooo:axis-type="auto">
            <chartooo:date-scale/>
            <chart:categories table:cell-range-address="Daten_Norm.B159:Daten_Norm.M1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Norm.B161:Daten_Norm.M161" chart:label-cell-address="Daten_Norm.A161:Daten_Norm.A1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Norm.B159:Daten_Norm.M159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</table:table-row>
          </table:table-header-rows>
          <table:table-rows>
            <table:table-row>
              <table:table-cell office:value-type="string">
                <text:p>d’Hondt</text:p>
                <draw:g>
                  <svg:desc>Daten_Norm.A161:Daten_Norm.A161</svg:desc>
                </draw:g>
              </table:table-cell>
              <table:table-cell office:value-type="float" office:value="49">
                <text:p>49</text:p>
                <draw:g>
                  <svg:desc>Daten_Norm.B161:Daten_Norm.M161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6.703cm" svg:y="0.316cm" chart:style-name="ch2">
          <text:p>Saint-Lague</text:p>
        </chart:title>
        <chart:legend chart:legend-position="end" svg:x="13.93cm" svg:y="1.522cm" style:legend-expansion="high" chart:style-name="ch3"/>
        <chart:plot-area chart:style-name="ch4" table:cell-range-address="Daten_Norm.B159:Daten_Norm.M159 Daten_Norm.A162:Daten_Norm.M162" chart:data-source-has-labels="both" svg:x="0.35cm" svg:y="1.471cm" svg:width="13.23cm" svg:height="7.203cm">
          <chart:coordinate-region svg:x="3.633cm" svg:y="2.011cm" svg:width="6.663cm" svg:height="6.663cm"/>
          <chart:axis chart:dimension="x" chart:name="primary-x" chart:style-name="ch5" chartooo:axis-type="auto">
            <chartooo:date-scale/>
            <chart:categories table:cell-range-address="Daten_Norm.B159:Daten_Norm.M1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Norm.B162:Daten_Norm.M162" chart:label-cell-address="Daten_Norm.A162:Daten_Norm.A16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Norm.B159:Daten_Norm.M159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</table:table-row>
          </table:table-header-rows>
          <table:table-rows>
            <table:table-row>
              <table:table-cell office:value-type="string">
                <text:p>Saint_Lague</text:p>
                <draw:g>
                  <svg:desc>Daten_Norm.A162:Daten_Norm.A162</svg:desc>
                </draw:g>
              </table:table-cell>
              <table:table-cell office:value-type="float" office:value="48">
                <text:p>48</text:p>
                <draw:g>
                  <svg:desc>Daten_Norm.B162:Daten_Norm.M162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97cm" svg:y="0.316cm" chart:style-name="ch2">
          <text:p>Übersicht - drei Verfahren</text:p>
        </chart:title>
        <chart:legend chart:legend-position="end" svg:x="13.887cm" svg:y="1.02cm" style:legend-expansion="high" chart:style-name="ch3"/>
        <chart:plot-area chart:style-name="ch4" table:cell-range-address="Daten_Weiß_Ungueltig.A136:Daten_Weiß_Ungueltig.O138 Daten_Weiß_Ungueltig.B135:Daten_Weiß_Ungueltig.O135" chart:data-source-has-labels="both" svg:x="0.32cm" svg:y="1.301cm" svg:width="13.247cm" svg:height="7.519cm">
          <chart:coordinate-region svg:x="0.959cm" svg:y="1.496cm" svg:width="12.608cm" svg:height="6.685cm"/>
          <chart:axis chart:dimension="x" chart:name="primary-x" chart:style-name="ch5" chartooo:axis-type="auto">
            <chartooo:date-scale/>
            <chart:categories table:cell-range-address="Daten_Weiß_Ungueltig.A136:Daten_Weiß_Ungueltig.A138"/>
          </chart:axis>
          <chart:axis chart:dimension="y" chart:name="primary-y" chart:style-name="ch6"/>
          <chart:series chart:style-name="ch7" chart:values-cell-range-address="Daten_Weiß_Ungueltig.B136:Daten_Weiß_Ungueltig.B138" chart:label-cell-address="Daten_Weiß_Ungueltig.B135:Daten_Weiß_Ungueltig.B135" chart:class="chart:bar">
            <chart:data-point chart:repeated="3"/>
          </chart:series>
          <chart:series chart:style-name="ch8" chart:values-cell-range-address="Daten_Weiß_Ungueltig.C136:Daten_Weiß_Ungueltig.C138" chart:label-cell-address="Daten_Weiß_Ungueltig.C135:Daten_Weiß_Ungueltig.C135" chart:class="chart:bar">
            <chart:data-point chart:repeated="3"/>
          </chart:series>
          <chart:series chart:style-name="ch9" chart:values-cell-range-address="Daten_Weiß_Ungueltig.D136:Daten_Weiß_Ungueltig.D138" chart:label-cell-address="Daten_Weiß_Ungueltig.D135:Daten_Weiß_Ungueltig.D135" chart:class="chart:bar">
            <chart:data-point chart:repeated="3"/>
          </chart:series>
          <chart:series chart:style-name="ch10" chart:values-cell-range-address="Daten_Weiß_Ungueltig.E136:Daten_Weiß_Ungueltig.E138" chart:label-cell-address="Daten_Weiß_Ungueltig.E135:Daten_Weiß_Ungueltig.E135" chart:class="chart:bar">
            <chart:data-point chart:repeated="3"/>
          </chart:series>
          <chart:series chart:style-name="ch11" chart:values-cell-range-address="Daten_Weiß_Ungueltig.F136:Daten_Weiß_Ungueltig.F138" chart:label-cell-address="Daten_Weiß_Ungueltig.F135:Daten_Weiß_Ungueltig.F135" chart:class="chart:bar">
            <chart:data-point chart:repeated="3"/>
          </chart:series>
          <chart:series chart:style-name="ch12" chart:values-cell-range-address="Daten_Weiß_Ungueltig.G136:Daten_Weiß_Ungueltig.G138" chart:label-cell-address="Daten_Weiß_Ungueltig.G135:Daten_Weiß_Ungueltig.G135" chart:class="chart:bar">
            <chart:data-point chart:repeated="3"/>
          </chart:series>
          <chart:series chart:style-name="ch13" chart:values-cell-range-address="Daten_Weiß_Ungueltig.H136:Daten_Weiß_Ungueltig.H138" chart:label-cell-address="Daten_Weiß_Ungueltig.H135:Daten_Weiß_Ungueltig.H135" chart:class="chart:bar">
            <chart:data-point chart:repeated="3"/>
          </chart:series>
          <chart:series chart:style-name="ch14" chart:values-cell-range-address="Daten_Weiß_Ungueltig.I136:Daten_Weiß_Ungueltig.I138" chart:label-cell-address="Daten_Weiß_Ungueltig.I135:Daten_Weiß_Ungueltig.I135" chart:class="chart:bar">
            <chart:data-point chart:repeated="3"/>
          </chart:series>
          <chart:series chart:style-name="ch15" chart:values-cell-range-address="Daten_Weiß_Ungueltig.J136:Daten_Weiß_Ungueltig.J138" chart:label-cell-address="Daten_Weiß_Ungueltig.J135:Daten_Weiß_Ungueltig.J135" chart:class="chart:bar">
            <chart:data-point chart:repeated="3"/>
          </chart:series>
          <chart:series chart:style-name="ch16" chart:values-cell-range-address="Daten_Weiß_Ungueltig.K136:Daten_Weiß_Ungueltig.K138" chart:label-cell-address="Daten_Weiß_Ungueltig.K135:Daten_Weiß_Ungueltig.K135" chart:class="chart:bar">
            <chart:data-point chart:repeated="3"/>
          </chart:series>
          <chart:series chart:style-name="ch17" chart:values-cell-range-address="Daten_Weiß_Ungueltig.L136:Daten_Weiß_Ungueltig.L138" chart:label-cell-address="Daten_Weiß_Ungueltig.L135:Daten_Weiß_Ungueltig.L135" chart:class="chart:bar">
            <chart:data-point chart:repeated="3"/>
          </chart:series>
          <chart:series chart:style-name="ch18" chart:values-cell-range-address="Daten_Weiß_Ungueltig.M136:Daten_Weiß_Ungueltig.M138" chart:label-cell-address="Daten_Weiß_Ungueltig.M135:Daten_Weiß_Ungueltig.M135" chart:class="chart:bar">
            <chart:data-point chart:repeated="3"/>
          </chart:series>
          <chart:series chart:style-name="ch19" chart:values-cell-range-address="Daten_Weiß_Ungueltig.N136:Daten_Weiß_Ungueltig.N138" chart:label-cell-address="Daten_Weiß_Ungueltig.N135:Daten_Weiß_Ungueltig.N135" chart:class="chart:bar">
            <chart:data-point chart:repeated="3"/>
          </chart:series>
          <chart:series chart:style-name="ch20" chart:values-cell-range-address="Daten_Weiß_Ungueltig.O136:Daten_Weiß_Ungueltig.O138" chart:label-cell-address="Daten_Weiß_Ungueltig.O135:Daten_Weiß_Ungueltig.O135" chart:class="chart:bar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Weiß_Ungueltig.B135:Daten_Weiß_Ungueltig.B135</svg:desc>
                </draw:g>
              </table:table-cell>
              <table:table-cell office:value-type="string">
                <text:p>SPÖ </text:p>
                <draw:g>
                  <svg:desc>Daten_Weiß_Ungueltig.C135:Daten_Weiß_Ungueltig.C135</svg:desc>
                </draw:g>
              </table:table-cell>
              <table:table-cell office:value-type="string">
                <text:p>FPÖ </text:p>
                <draw:g>
                  <svg:desc>Daten_Weiß_Ungueltig.D135:Daten_Weiß_Ungueltig.D135</svg:desc>
                </draw:g>
              </table:table-cell>
              <table:table-cell office:value-type="string">
                <text:p>GRÜNE </text:p>
                <draw:g>
                  <svg:desc>Daten_Weiß_Ungueltig.E135:Daten_Weiß_Ungueltig.E135</svg:desc>
                </draw:g>
              </table:table-cell>
              <table:table-cell office:value-type="string">
                <text:p>NEOS </text:p>
                <draw:g>
                  <svg:desc>Daten_Weiß_Ungueltig.F135:Daten_Weiß_Ungueltig.F135</svg:desc>
                </draw:g>
              </table:table-cell>
              <table:table-cell office:value-type="string">
                <text:p>BIER </text:p>
                <draw:g>
                  <svg:desc>Daten_Weiß_Ungueltig.G135:Daten_Weiß_Ungueltig.G135</svg:desc>
                </draw:g>
              </table:table-cell>
              <table:table-cell office:value-type="string">
                <text:p>MFG </text:p>
                <draw:g>
                  <svg:desc>Daten_Weiß_Ungueltig.H135:Daten_Weiß_Ungueltig.H135</svg:desc>
                </draw:g>
              </table:table-cell>
              <table:table-cell office:value-type="string">
                <text:p>BGE </text:p>
                <draw:g>
                  <svg:desc>Daten_Weiß_Ungueltig.I135:Daten_Weiß_Ungueltig.I135</svg:desc>
                </draw:g>
              </table:table-cell>
              <table:table-cell office:value-type="string">
                <text:p>LMP </text:p>
                <draw:g>
                  <svg:desc>Daten_Weiß_Ungueltig.J135:Daten_Weiß_Ungueltig.J135</svg:desc>
                </draw:g>
              </table:table-cell>
              <table:table-cell office:value-type="string">
                <text:p>GAZA </text:p>
                <draw:g>
                  <svg:desc>Daten_Weiß_Ungueltig.K135:Daten_Weiß_Ungueltig.K135</svg:desc>
                </draw:g>
              </table:table-cell>
              <table:table-cell office:value-type="string">
                <text:p>KPÖ </text:p>
                <draw:g>
                  <svg:desc>Daten_Weiß_Ungueltig.L135:Daten_Weiß_Ungueltig.L135</svg:desc>
                </draw:g>
              </table:table-cell>
              <table:table-cell office:value-type="string">
                <text:p>KEINE </text:p>
                <draw:g>
                  <svg:desc>Daten_Weiß_Ungueltig.M135:Daten_Weiß_Ungueltig.M135</svg:desc>
                </draw:g>
              </table:table-cell>
              <table:table-cell office:value-type="string">
                <text:p>Ungültig</text:p>
                <draw:g>
                  <svg:desc>Daten_Weiß_Ungueltig.N135:Daten_Weiß_Ungueltig.N135</svg:desc>
                </draw:g>
              </table:table-cell>
              <table:table-cell office:value-type="string">
                <text:p>Weiß</text:p>
                <draw:g>
                  <svg:desc>Daten_Weiß_Ungueltig.O135:Daten_Weiß_Ungueltig.O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re</text:p>
                <draw:g>
                  <svg:desc>Daten_Weiß_Ungueltig.A136:Daten_Weiß_Ungueltig.A138</svg:desc>
                </draw:g>
              </table:table-cell>
              <table:table-cell office:value-type="float" office:value="37">
                <text:p>37</text:p>
                <draw:g>
                  <svg:desc>Daten_Weiß_Ungueltig.B136:Daten_Weiß_Ungueltig.B138</svg:desc>
                </draw:g>
              </table:table-cell>
              <table:table-cell office:value-type="float" office:value="30">
                <text:p>30</text:p>
                <draw:g>
                  <svg:desc>Daten_Weiß_Ungueltig.C136:Daten_Weiß_Ungueltig.C138</svg:desc>
                </draw:g>
              </table:table-cell>
              <table:table-cell office:value-type="float" office:value="41">
                <text:p>41</text:p>
                <draw:g>
                  <svg:desc>Daten_Weiß_Ungueltig.D136:Daten_Weiß_Ungueltig.D138</svg:desc>
                </draw:g>
              </table:table-cell>
              <table:table-cell office:value-type="float" office:value="12">
                <text:p>12</text:p>
                <draw:g>
                  <svg:desc>Daten_Weiß_Ungueltig.E136:Daten_Weiß_Ungueltig.E138</svg:desc>
                </draw:g>
              </table:table-cell>
              <table:table-cell office:value-type="float" office:value="13">
                <text:p>13</text:p>
                <draw:g>
                  <svg:desc>Daten_Weiß_Ungueltig.F136:Daten_Weiß_Ungueltig.F138</svg:desc>
                </draw:g>
              </table:table-cell>
              <table:table-cell office:value-type="float" office:value="3">
                <text:p>3</text:p>
                <draw:g>
                  <svg:desc>Daten_Weiß_Ungueltig.G136:Daten_Weiß_Ungueltig.G138</svg:desc>
                </draw:g>
              </table:table-cell>
              <table:table-cell office:value-type="float" office:value="0">
                <text:p>0</text:p>
                <draw:g>
                  <svg:desc>Daten_Weiß_Ungueltig.H136:Daten_Weiß_Ungueltig.H138</svg:desc>
                </draw:g>
              </table:table-cell>
              <table:table-cell office:value-type="float" office:value="0">
                <text:p>0</text:p>
                <draw:g>
                  <svg:desc>Daten_Weiß_Ungueltig.I136:Daten_Weiß_Ungueltig.I138</svg:desc>
                </draw:g>
              </table:table-cell>
              <table:table-cell office:value-type="float" office:value="1">
                <text:p>1</text:p>
                <draw:g>
                  <svg:desc>Daten_Weiß_Ungueltig.J136:Daten_Weiß_Ungueltig.J138</svg:desc>
                </draw:g>
              </table:table-cell>
              <table:table-cell office:value-type="float" office:value="0">
                <text:p>0</text:p>
                <draw:g>
                  <svg:desc>Daten_Weiß_Ungueltig.K136:Daten_Weiß_Ungueltig.K138</svg:desc>
                </draw:g>
              </table:table-cell>
              <table:table-cell office:value-type="float" office:value="3">
                <text:p>3</text:p>
                <draw:g>
                  <svg:desc>Daten_Weiß_Ungueltig.L136:Daten_Weiß_Ungueltig.L138</svg:desc>
                </draw:g>
              </table:table-cell>
              <table:table-cell office:value-type="float" office:value="1">
                <text:p>1</text:p>
                <draw:g>
                  <svg:desc>Daten_Weiß_Ungueltig.M136:Daten_Weiß_Ungueltig.M138</svg:desc>
                </draw:g>
              </table:table-cell>
              <table:table-cell office:value-type="float" office:value="1">
                <text:p>1</text:p>
                <draw:g>
                  <svg:desc>Daten_Weiß_Ungueltig.N136:Daten_Weiß_Ungueltig.N138</svg:desc>
                </draw:g>
              </table:table-cell>
              <table:table-cell office:value-type="float" office:value="41">
                <text:p>41</text:p>
                <draw:g>
                  <svg:desc>Daten_Weiß_Ungueltig.O136:Daten_Weiß_Ungueltig.O138</svg:desc>
                </draw:g>
              </table:table-cell>
            </table:table-row>
            <table:table-row>
              <table:table-cell office:value-type="string">
                <text:p>d’Hondt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_Lague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chart-properties chart:solid-type="cuboid"/>
      <style:graphic-properties draw:fill-color="#b2b2b2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6.403cm" svg:y="0.316cm" chart:style-name="ch2">
          <text:p>Hare/Niemeyer</text:p>
        </chart:title>
        <chart:legend chart:legend-position="end" svg:x="13.93cm" svg:y="1.032cm" style:legend-expansion="high" chart:style-name="ch3"/>
        <chart:plot-area chart:style-name="ch4" table:cell-range-address="Daten_Weiß_Ungueltig.B135:Daten_Weiß_Ungueltig.O136 Daten_Weiß_Ungueltig.A136:Daten_Weiß_Ungueltig.A136" chart:data-source-has-labels="both" svg:x="0.35cm" svg:y="1.471cm" svg:width="13.23cm" svg:height="7.203cm">
          <chart:coordinate-region svg:x="3.207cm" svg:y="1.472cm" svg:width="7.171cm" svg:height="7.171cm"/>
          <chart:axis chart:dimension="x" chart:name="primary-x" chart:style-name="ch5" chartooo:axis-type="auto">
            <chartooo:date-scale/>
            <chart:categories table:cell-range-address="Daten_Weiß_Ungueltig.B135:Daten_Weiß_Ungueltig.O1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Weiß_Ungueltig.B136:Daten_Weiß_Ungueltig.O136" chart:label-cell-address="Daten_Weiß_Ungueltig.A136:Daten_Weiß_Ungueltig.A13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Weiß_Ungueltig.B135:Daten_Weiß_Ungueltig.O135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  <table:table-cell office:value-type="string">
                <text:p>Ungültig</text:p>
              </table:table-cell>
              <table:table-cell office:value-type="string">
                <text:p>Weiß</text:p>
              </table:table-cell>
            </table:table-row>
          </table:table-header-rows>
          <table:table-rows>
            <table:table-row>
              <table:table-cell office:value-type="string">
                <text:p>Hare</text:p>
                <draw:g>
                  <svg:desc>Daten_Weiß_Ungueltig.A136:Daten_Weiß_Ungueltig.A136</svg:desc>
                </draw:g>
              </table:table-cell>
              <table:table-cell office:value-type="float" office:value="37">
                <text:p>37</text:p>
                <draw:g>
                  <svg:desc>Daten_Weiß_Ungueltig.B136:Daten_Weiß_Ungueltig.O136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7.162cm" svg:y="0.316cm" chart:style-name="ch2">
          <text:p>d'Hondt</text:p>
        </chart:title>
        <chart:legend chart:legend-position="end" svg:x="13.93cm" svg:y="1.032cm" style:legend-expansion="high" chart:style-name="ch3"/>
        <chart:plot-area chart:style-name="ch4" table:cell-range-address="Daten_Weiß_Ungueltig.B135:Daten_Weiß_Ungueltig.O135 Daten_Weiß_Ungueltig.A137:Daten_Weiß_Ungueltig.O137" chart:data-source-has-labels="both" svg:x="0.35cm" svg:y="1.471cm" svg:width="13.23cm" svg:height="7.203cm">
          <chart:coordinate-region svg:x="3.192cm" svg:y="1.472cm" svg:width="7.201cm" svg:height="7.201cm"/>
          <chart:axis chart:dimension="x" chart:name="primary-x" chart:style-name="ch5" chartooo:axis-type="auto">
            <chartooo:date-scale/>
            <chart:categories table:cell-range-address="Daten_Weiß_Ungueltig.B135:Daten_Weiß_Ungueltig.O1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Weiß_Ungueltig.B137:Daten_Weiß_Ungueltig.O137" chart:label-cell-address="Daten_Weiß_Ungueltig.A137:Daten_Weiß_Ungueltig.A13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Weiß_Ungueltig.B135:Daten_Weiß_Ungueltig.O135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  <table:table-cell office:value-type="string">
                <text:p>Ungültig</text:p>
              </table:table-cell>
              <table:table-cell office:value-type="string">
                <text:p>Weiß</text:p>
              </table:table-cell>
            </table:table-row>
          </table:table-header-rows>
          <table:table-rows>
            <table:table-row>
              <table:table-cell office:value-type="string">
                <text:p>d’Hondt</text:p>
                <draw:g>
                  <svg:desc>Daten_Weiß_Ungueltig.A137:Daten_Weiß_Ungueltig.A137</svg:desc>
                </draw:g>
              </table:table-cell>
              <table:table-cell office:value-type="float" office:value="38">
                <text:p>38</text:p>
                <draw:g>
                  <svg:desc>Daten_Weiß_Ungueltig.B137:Daten_Weiß_Ungueltig.O13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43cm" svg:height="9.024cm" xlink:href=".." xlink:type="simple" chart:class="chart:circle" chart:style-name="ch1">
        <chart:title svg:x="6.703cm" svg:y="0.316cm" chart:style-name="ch2">
          <text:p>Saint-Lague</text:p>
        </chart:title>
        <chart:legend chart:legend-position="end" svg:x="13.93cm" svg:y="1.032cm" style:legend-expansion="high" chart:style-name="ch3"/>
        <chart:plot-area chart:style-name="ch4" table:cell-range-address="Daten_Weiß_Ungueltig.B135:Daten_Weiß_Ungueltig.O135 Daten_Weiß_Ungueltig.A138:Daten_Weiß_Ungueltig.O138" chart:data-source-has-labels="both" svg:x="0.35cm" svg:y="1.471cm" svg:width="13.23cm" svg:height="7.203cm">
          <chart:coordinate-region svg:x="3.238cm" svg:y="1.472cm" svg:width="7.108cm" svg:height="7.108cm"/>
          <chart:axis chart:dimension="x" chart:name="primary-x" chart:style-name="ch5" chartooo:axis-type="auto">
            <chartooo:date-scale/>
            <chart:categories table:cell-range-address="Daten_Weiß_Ungueltig.B135:Daten_Weiß_Ungueltig.O1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_Weiß_Ungueltig.B138:Daten_Weiß_Ungueltig.O138" chart:label-cell-address="Daten_Weiß_Ungueltig.A138:Daten_Weiß_Ungueltig.A13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  <draw:g>
                  <svg:desc>Daten_Weiß_Ungueltig.B135:Daten_Weiß_Ungueltig.O135</svg:desc>
                </draw:g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  <table:table-cell office:value-type="string">
                <text:p>Ungültig</text:p>
              </table:table-cell>
              <table:table-cell office:value-type="string">
                <text:p>Weiß</text:p>
              </table:table-cell>
            </table:table-row>
          </table:table-header-rows>
          <table:table-rows>
            <table:table-row>
              <table:table-cell office:value-type="string">
                <text:p>Saint_Lague</text:p>
                <draw:g>
                  <svg:desc>Daten_Weiß_Ungueltig.A138:Daten_Weiß_Ungueltig.A138</svg:desc>
                </draw:g>
              </table:table-cell>
              <table:table-cell office:value-type="float" office:value="37">
                <text:p>37</text:p>
                <draw:g>
                  <svg:desc>Daten_Weiß_Ungueltig.B138:Daten_Weiß_Ungueltig.O13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chart-properties chart:solid-type="cuboid"/>
      <style:graphic-properties draw:fill-color="#b2b2b2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43cm" svg:height="9.024cm" xlink:href="." xlink:type="simple" chart:class="chart:circle" chart:style-name="ch1">
        <chart:title svg:x="7.162cm" svg:y="0.316cm" chart:style-name="ch2">
          <text:p>d'Hondt</text:p>
        </chart:title>
        <chart:legend chart:legend-position="end" svg:x="13.93cm" svg:y="1.032cm" style:legend-expansion="high" chart:style-name="ch3"/>
        <chart:plot-area chart:style-name="ch4" chart:data-source-has-labels="both" svg:x="0.35cm" svg:y="1.471cm" svg:width="13.23cm" svg:height="7.203cm">
          <chart:coordinate-region svg:x="3.192cm" svg:y="1.472cm" svg:width="7.201cm" svg:height="7.201cm"/>
          <chart:axis chart:dimension="x" chart:name="primary-x" chart:style-name="ch5" chartooo:axis-type="auto">
            <chartooo:date-scale/>
            <chart:categories table:cell-range-address="local-table.$B$1:.$O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O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ÖVP </text:p>
              </table:table-cell>
              <table:table-cell office:value-type="string">
                <text:p>SPÖ </text:p>
              </table:table-cell>
              <table:table-cell office:value-type="string">
                <text:p>FPÖ </text:p>
              </table:table-cell>
              <table:table-cell office:value-type="string">
                <text:p>GRÜNE </text:p>
              </table:table-cell>
              <table:table-cell office:value-type="string">
                <text:p>NEOS </text:p>
              </table:table-cell>
              <table:table-cell office:value-type="string">
                <text:p>BIER </text:p>
              </table:table-cell>
              <table:table-cell office:value-type="string">
                <text:p>MFG </text:p>
              </table:table-cell>
              <table:table-cell office:value-type="string">
                <text:p>BGE </text:p>
              </table:table-cell>
              <table:table-cell office:value-type="string">
                <text:p>LMP </text:p>
              </table:table-cell>
              <table:table-cell office:value-type="string">
                <text:p>GAZA </text:p>
              </table:table-cell>
              <table:table-cell office:value-type="string">
                <text:p>KPÖ </text:p>
              </table:table-cell>
              <table:table-cell office:value-type="string">
                <text:p>KEINE </text:p>
              </table:table-cell>
              <table:table-cell office:value-type="string">
                <text:p>Ungültig</text:p>
              </table:table-cell>
              <table:table-cell office:value-type="string">
                <text:p>Weiß</text:p>
              </table:table-cell>
            </table:table-row>
          </table:table-header-rows>
          <table:table-rows>
            <table:table-row>
              <table:table-cell office:value-type="string">
                <text:p>d’Hondt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